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82in"/>
    </style:style>
    <style:style style:name="co2" style:family="table-column">
      <style:table-column-properties fo:break-before="auto" style:column-width="1.0874in"/>
    </style:style>
    <style:style style:name="co3" style:family="table-column">
      <style:table-column-properties fo:break-before="auto" style:column-width="0.889in"/>
    </style:style>
    <style:style style:name="co4" style:family="table-column">
      <style:table-column-properties fo:break-before="auto" style:column-width="1.2165in"/>
    </style:style>
    <style:style style:name="co5" style:family="table-column">
      <style:table-column-properties fo:break-before="auto" style:column-width="9.022in"/>
    </style:style>
    <style:style style:name="co6" style:family="table-column">
      <style:table-column-properties fo:break-before="auto" style:column-width="1.1244in"/>
    </style:style>
    <style:style style:name="co7" style:family="table-column">
      <style:table-column-properties fo:break-before="auto" style:column-width="1.148in"/>
    </style:style>
    <style:style style:name="ro1" style:family="table-row">
      <style:table-row-properties style:row-height="0.1681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66ff" style:text-align-source="fix" style:repeat-content="false" style:vertical-align="middle"/>
      <style:paragraph-properties fo:text-align="center"/>
    </style:style>
    <style:style style:name="ce2" style:family="table-cell" style:parent-style-name="Default">
      <style:table-cell-properties fo:wrap-option="wrap"/>
    </style:style>
    <style:style style:name="ce3" style:family="table-cell" style:parent-style-name="Default">
      <style:table-cell-properties fo:background-color="#cc9900" style:text-align-source="fix" style:repeat-content="false" style:vertical-align="middle"/>
      <style:paragraph-properties fo:text-align="center"/>
    </style:style>
    <style:style style:name="ce4" style:family="table-cell" style:parent-style-name="Default">
      <style:table-cell-properties fo:background-color="#66ff00"/>
    </style:style>
    <style:style style:name="ce5" style:family="table-cell" style:parent-style-name="Default">
      <style:table-cell-properties fo:background-color="#66ffff" style:text-align-source="fix" style:repeat-content="false" fo:wrap-option="wrap"/>
      <style:paragraph-properties fo:text-align="center"/>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font-weight="normal" style:font-weight-asian="normal" style:font-weight-complex="normal"/>
    </style:style>
    <style:style style:name="ce9" style:family="table-cell" style:parent-style-name="Default">
      <style:table-cell-properties fo:background-color="#ffcc00" style:text-align-source="fix" style:repeat-content="false" style:vertical-align="middle"/>
      <style:paragraph-properties fo:text-align="center"/>
    </style:style>
    <style:style style:name="ce10"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ubgoal-Goal"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number-columns-repeated="3" table:default-cell-style-name="Default"/>
        <table:table-column table:style-name="co5" table:default-cell-style-name="Default"/>
        <table:table-row table:style-name="ro1">
          <table:table-cell table:style-name="ce1" office:value-type="string" calcext:value-type="string" table:number-columns-spanned="2" table:number-rows-spanned="1">
            <text:p>Source data</text:p>
          </table:table-cell>
          <table:covered-table-cell/>
          <table:table-cell office:value-type="string" calcext:value-type="string">
            <text:p>Relation</text:p>
          </table:table-cell>
          <table:table-cell table:style-name="ce3" office:value-type="string" calcext:value-type="string" table:number-columns-spanned="5" table:number-rows-spanned="1">
            <text:p>Query</text:p>
          </table:table-cell>
          <table:covered-table-cell table:number-columns-repeated="4"/>
          <table:table-cell/>
          <table:table-cell table:style-name="ce4" office:value-type="string" calcext:value-type="string">
            <text:p>Result</text:p>
          </table:table-cell>
        </table:table-row>
        <table:table-row table:style-name="ro2">
          <table:table-cell office:value-type="string" calcext:value-type="string">
            <text:p>subg</text:p>
          </table:table-cell>
          <table:table-cell table:style-name="ce2" office:value-type="string" calcext:value-type="string">
            <text:p>goal</text:p>
          </table:table-cell>
          <table:table-cell/>
          <table:table-cell office:value-type="string" calcext:value-type="string">
            <text:p>Header</text:p>
          </table:table-cell>
          <table:table-cell office:value-type="string" calcext:value-type="string">
            <text:p>Subgoal </text:p>
          </table:table-cell>
          <table:table-cell/>
          <table:table-cell office:value-type="string" calcext:value-type="string">
            <text:p>Goal (parent)</text:p>
          </table:table-cell>
          <table:table-cell office:value-type="string" calcext:value-type="string">
            <text:p>Footer</text:p>
          </table:table-cell>
          <table:table-cell table:number-columns-repeated="2"/>
        </table:table-row>
        <table:table-row table:style-name="ro2">
          <table:table-cell office:value-type="string" calcext:value-type="string">
            <text:p>http://data.open-opinion.org/socia/data/Goal/放射能除染</text:p>
          </table:table-cell>
          <table:table-cell table:style-name="ce2" office:value-type="string" calcext:value-type="string">
            <text:p>http://data.open-opinion.org/socia/data/Goal/震災復興</text:p>
          </table:table-cell>
          <table:table-cell/>
          <table:table-cell office:value-type="string" calcext:value-type="string">
            <text:p>INSERT DATA { </text:p>
          </table:table-cell>
          <table:table-cell/>
          <table:table-cell office:value-type="string" calcext:value-type="string">
            <text:p><text:s/>socia:subGoalOf </text:p>
          </table:table-cell>
          <table:table-cell/>
          <table:table-cell office:value-type="string" calcext:value-type="string">
            <text:p><text:s/>}</text:p>
          </table:table-cell>
          <table:table-cell/>
          <table:table-cell table:formula="of:=CONCATENATE([.$D$3];[.A3];[.$F$3];[.B3];[.$H$3])" office:value-type="string" office:string-value="INSERT DATA { http://data.open-opinion.org/socia/data/Goal/放射能除染 socia:subGoalOf http://data.open-opinion.org/socia/data/Goal/震災復興 }" calcext:value-type="string">
            <text:p>INSERT DATA { http://data.open-opinion.org/socia/data/Goal/放射能除染 socia:subGoalOf http://data.open-opinion.org/socia/data/Goal/震災復興 }</text:p>
          </table:table-cell>
        </table:table-row>
        <table:table-row table:style-name="ro2">
          <table:table-cell office:value-type="string" calcext:value-type="string">
            <text:p>http://data.open-opinion.org/socia/data/Goal/住民の帰還</text:p>
          </table:table-cell>
          <table:table-cell table:style-name="ce2" office:value-type="string" calcext:value-type="string">
            <text:p>http://data.open-opinion.org/socia/data/Goal/震災復興</text:p>
          </table:table-cell>
          <table:table-cell table:number-columns-repeated="7"/>
          <table:table-cell table:formula="of:=CONCATENATE([.$D$3];[.A4];[.$F$3];[.B4];[.$H$3])" office:value-type="string" office:string-value="INSERT DATA { http://data.open-opinion.org/socia/data/Goal/住民の帰還 socia:subGoalOf http://data.open-opinion.org/socia/data/Goal/震災復興 }" calcext:value-type="string">
            <text:p>INSERT DATA { http://data.open-opinion.org/socia/data/Goal/住民の帰還 socia:subGoalOf http://data.open-opinion.org/socia/data/Goal/震災復興 }</text:p>
          </table:table-cell>
        </table:table-row>
        <table:table-row table:style-name="ro2">
          <table:table-cell office:value-type="string" calcext:value-type="string">
            <text:p>http://data.open-opinion.org/socia/data/Goal/生活の再建</text:p>
          </table:table-cell>
          <table:table-cell table:style-name="ce2" office:value-type="string" calcext:value-type="string">
            <text:p>http://data.open-opinion.org/socia/data/Goal/震災復興</text:p>
          </table:table-cell>
          <table:table-cell table:number-columns-repeated="7"/>
          <table:table-cell table:formula="of:=CONCATENATE([.$D$3];[.A5];[.$F$3];[.B5];[.$H$3])" office:value-type="string" office:string-value="INSERT DATA { http://data.open-opinion.org/socia/data/Goal/生活の再建 socia:subGoalOf http://data.open-opinion.org/socia/data/Goal/震災復興 }" calcext:value-type="string">
            <text:p>INSERT DATA { http://data.open-opinion.org/socia/data/Goal/生活の再建 socia:subGoalOf http://data.open-opinion.org/socia/data/Goal/震災復興 }</text:p>
          </table:table-cell>
        </table:table-row>
        <table:table-row table:style-name="ro2">
          <table:table-cell office:value-type="string" calcext:value-type="string">
            <text:p>http://data.open-opinion.org/socia/data/Goal/復興予算の大幅見直し</text:p>
          </table:table-cell>
          <table:table-cell table:style-name="ce2" office:value-type="string" calcext:value-type="string">
            <text:p>http://data.open-opinion.org/socia/data/Goal/震災復興</text:p>
          </table:table-cell>
          <table:table-cell table:number-columns-repeated="7"/>
          <table:table-cell table:formula="of:=CONCATENATE([.$D$3];[.A6];[.$F$3];[.B6];[.$H$3])" office:value-type="string" office:string-value="INSERT DATA { http://data.open-opinion.org/socia/data/Goal/復興予算の大幅見直し socia:subGoalOf http://data.open-opinion.org/socia/data/Goal/震災復興 }" calcext:value-type="string">
            <text:p>INSERT DATA { http://data.open-opinion.org/socia/data/Goal/復興予算の大幅見直し socia:subGoalOf http://data.open-opinion.org/socia/data/Goal/震災復興 }</text:p>
          </table:table-cell>
        </table:table-row>
        <table:table-row table:style-name="ro2">
          <table:table-cell office:value-type="string" calcext:value-type="string">
            <text:p>http://data.open-opinion.org/socia/data/Goal/復興予算の大幅見直し</text:p>
          </table:table-cell>
          <table:table-cell table:style-name="ce2" office:value-type="string" calcext:value-type="string">
            <text:p>http://data.open-opinion.org/socia/data/Goal/事業仕分</text:p>
          </table:table-cell>
          <table:table-cell table:number-columns-repeated="7"/>
          <table:table-cell table:formula="of:=CONCATENATE([.$D$3];[.A7];[.$F$3];[.B7];[.$H$3])" office:value-type="string" office:string-value="INSERT DATA { http://data.open-opinion.org/socia/data/Goal/復興予算の大幅見直し socia:subGoalOf http://data.open-opinion.org/socia/data/Goal/事業仕分 }" calcext:value-type="string">
            <text:p>INSERT DATA { http://data.open-opinion.org/socia/data/Goal/復興予算の大幅見直し socia:subGoalOf http://data.open-opinion.org/socia/data/Goal/事業仕分 }</text:p>
          </table:table-cell>
        </table:table-row>
        <table:table-row table:style-name="ro2">
          <table:table-cell office:value-type="string" calcext:value-type="string">
            <text:p>http://data.open-opinion.org/socia/data/Goal/復興予算の大幅見直し</text:p>
          </table:table-cell>
          <table:table-cell table:style-name="ce2" office:value-type="string" calcext:value-type="string">
            <text:p>http://data.open-opinion.org/socia/data/Goal/平成２５年度復興予算編成</text:p>
          </table:table-cell>
          <table:table-cell table:number-columns-repeated="7"/>
          <table:table-cell table:formula="of:=CONCATENATE([.$D$3];[.A8];[.$F$3];[.B8];[.$H$3])" office:value-type="string" office:string-value="INSERT DATA { http://data.open-opinion.org/socia/data/Goal/復興予算の大幅見直し socia:subGoalOf http://data.open-opinion.org/socia/data/Goal/平成２５年度復興予算編成 }" calcext:value-type="string">
            <text:p>INSERT DATA { http://data.open-opinion.org/socia/data/Goal/復興予算の大幅見直し socia:subGoalOf http://data.open-opinion.org/socia/data/Goal/平成２５年度復興予算編成 }</text:p>
          </table:table-cell>
        </table:table-row>
        <table:table-row table:style-name="ro2">
          <table:table-cell office:value-type="string" calcext:value-type="string">
            <text:p>http://data.open-opinion.org/socia/data/Goal/福島県内に100万kW級の石炭ガス化複合発電（IGCC）の新設</text:p>
          </table:table-cell>
          <table:table-cell table:style-name="ce2" office:value-type="string" calcext:value-type="string">
            <text:p>http://data.open-opinion.org/socia/data/Goal/震災復興</text:p>
          </table:table-cell>
          <table:table-cell table:number-columns-repeated="7"/>
          <table:table-cell table:formula="of:=CONCATENATE([.$D$3];[.A9];[.$F$3];[.B9];[.$H$3])" office:value-type="string" office:string-value="INSERT DATA { http://data.open-opinion.org/socia/data/Goal/福島県内に100万kW級の石炭ガス化複合発電（IGCC）の新設 socia:subGoalOf http://data.open-opinion.org/socia/data/Goal/震災復興 }" calcext:value-type="string">
            <text:p>INSERT DATA { http://data.open-opinion.org/socia/data/Goal/福島県内に100万kW級の石炭ガス化複合発電（IGCC）の新設 socia:subGoalOf http://data.open-opinion.org/socia/data/Goal/震災復興 }</text:p>
          </table:table-cell>
        </table:table-row>
        <table:table-row table:style-name="ro2">
          <table:table-cell office:value-type="string" calcext:value-type="string">
            <text:p>http://data.open-opinion.org/socia/data/Goal/福島県内での1万kW級のメガソーラー発電所を複数箇所に展開</text:p>
          </table:table-cell>
          <table:table-cell table:style-name="ce2" office:value-type="string" calcext:value-type="string">
            <text:p>http://data.open-opinion.org/socia/data/Goal/震災復興</text:p>
          </table:table-cell>
          <table:table-cell table:number-columns-repeated="7"/>
          <table:table-cell table:formula="of:=CONCATENATE([.$D$3];[.A10];[.$F$3];[.B10];[.$H$3])" office:value-type="string" office:string-value="INSERT DATA { http://data.open-opinion.org/socia/data/Goal/福島県内での1万kW級のメガソーラー発電所を複数箇所に展開 socia:subGoalOf http://data.open-opinion.org/socia/data/Goal/震災復興 }" calcext:value-type="string">
            <text:p>INSERT DATA { http://data.open-opinion.org/socia/data/Goal/福島県内での1万kW級のメガソーラー発電所を複数箇所に展開 socia:subGoalOf http://data.open-opinion.org/socia/data/Goal/震災復興 }</text:p>
          </table:table-cell>
        </table:table-row>
        <table:table-row table:style-name="ro2">
          <table:table-cell office:value-type="string" calcext:value-type="string">
            <text:p>http://data.open-opinion.org/socia/data/Goal/福島県内で最大2000人規模の雇用創出</text:p>
          </table:table-cell>
          <table:table-cell table:style-name="ce2" office:value-type="string" calcext:value-type="string">
            <text:p>http://data.open-opinion.org/socia/data/Goal/震災復興</text:p>
          </table:table-cell>
          <table:table-cell table:number-columns-repeated="7"/>
          <table:table-cell table:formula="of:=CONCATENATE([.$D$3];[.A11];[.$F$3];[.B11];[.$H$3])" office:value-type="string" office:string-value="INSERT DATA { http://data.open-opinion.org/socia/data/Goal/福島県内で最大2000人規模の雇用創出 socia:subGoalOf http://data.open-opinion.org/socia/data/Goal/震災復興 }" calcext:value-type="string">
            <text:p>INSERT DATA { http://data.open-opinion.org/socia/data/Goal/福島県内で最大2000人規模の雇用創出 socia:subGoalOf http://data.open-opinion.org/socia/data/Goal/震災復興 }</text:p>
          </table:table-cell>
        </table:table-row>
        <table:table-row table:style-name="ro2">
          <table:table-cell office:value-type="string" calcext:value-type="string">
            <text:p>http://data.open-opinion.org/socia/data/Goal/福島原発から東京への送電線の利用</text:p>
          </table:table-cell>
          <table:table-cell table:style-name="ce2" office:value-type="string" calcext:value-type="string">
            <text:p>http://data.open-opinion.org/socia/data/Goal/震災復興</text:p>
          </table:table-cell>
          <table:table-cell table:number-columns-repeated="7"/>
          <table:table-cell table:formula="of:=CONCATENATE([.$D$3];[.A12];[.$F$3];[.B12];[.$H$3])" office:value-type="string" office:string-value="INSERT DATA { http://data.open-opinion.org/socia/data/Goal/福島原発から東京への送電線の利用 socia:subGoalOf http://data.open-opinion.org/socia/data/Goal/震災復興 }" calcext:value-type="string">
            <text:p>INSERT DATA { http://data.open-opinion.org/socia/data/Goal/福島原発から東京への送電線の利用 socia:subGoalOf http://data.open-opinion.org/socia/data/Goal/震災復興 }</text:p>
          </table:table-cell>
        </table:table-row>
        <table:table-row table:style-name="ro2">
          <table:table-cell office:value-type="string" calcext:value-type="string">
            <text:p>http://data.open-opinion.org/socia/data/Goal/震災復興財源確保</text:p>
          </table:table-cell>
          <table:table-cell table:style-name="ce2" office:value-type="string" calcext:value-type="string">
            <text:p>http://data.open-opinion.org/socia/data/Goal/震災復興</text:p>
          </table:table-cell>
          <table:table-cell table:number-columns-repeated="7"/>
          <table:table-cell table:formula="of:=CONCATENATE([.$D$3];[.A13];[.$F$3];[.B13];[.$H$3])" office:value-type="string" office:string-value="INSERT DATA { http://data.open-opinion.org/socia/data/Goal/震災復興財源確保 socia:subGoalOf http://data.open-opinion.org/socia/data/Goal/震災復興 }" calcext:value-type="string">
            <text:p>INSERT DATA { http://data.open-opinion.org/socia/data/Goal/震災復興財源確保 socia:subGoalOf http://data.open-opinion.org/socia/data/Goal/震災復興 }</text:p>
          </table:table-cell>
        </table:table-row>
        <table:table-row table:style-name="ro2">
          <table:table-cell office:value-type="string" calcext:value-type="string">
            <text:p>http://data.open-opinion.org/socia/data/Goal/震災がれき処理</text:p>
          </table:table-cell>
          <table:table-cell table:style-name="ce2" office:value-type="string" calcext:value-type="string">
            <text:p>http://data.open-opinion.org/socia/data/Goal/震災復興</text:p>
          </table:table-cell>
          <table:table-cell table:number-columns-repeated="7"/>
          <table:table-cell table:formula="of:=CONCATENATE([.$D$3];[.A14];[.$F$3];[.B14];[.$H$3])" office:value-type="string" office:string-value="INSERT DATA { http://data.open-opinion.org/socia/data/Goal/震災がれき処理 socia:subGoalOf http://data.open-opinion.org/socia/data/Goal/震災復興 }" calcext:value-type="string">
            <text:p>INSERT DATA { http://data.open-opinion.org/socia/data/Goal/震災がれき処理 socia:subGoalOf http://data.open-opinion.org/socia/data/Goal/震災復興 }</text:p>
          </table:table-cell>
        </table:table-row>
        <table:table-row table:style-name="ro2">
          <table:table-cell office:value-type="string" calcext:value-type="string">
            <text:p>http://data.open-opinion.org/socia/data/Goal/東日本大震災と東京電力福島第一原発事故からの再生と次代へつなぐ共同の実践</text:p>
          </table:table-cell>
          <table:table-cell table:style-name="ce2" office:value-type="string" calcext:value-type="string">
            <text:p>http://data.open-opinion.org/socia/data/Goal/震災復興</text:p>
          </table:table-cell>
          <table:table-cell table:number-columns-repeated="7"/>
          <table:table-cell table:formula="of:=CONCATENATE([.$D$3];[.A15];[.$F$3];[.B15];[.$H$3])" office:value-type="string" office:string-value="INSERT DATA { http://data.open-opinion.org/socia/data/Goal/東日本大震災と東京電力福島第一原発事故からの再生と次代へつなぐ共同の実践 socia:subGoalOf http://data.open-opinion.org/socia/data/Goal/震災復興 }" calcext:value-type="string">
            <text:p>INSERT DATA { http://data.open-opinion.org/socia/data/Goal/東日本大震災と東京電力福島第一原発事故からの再生と次代へつなぐ共同の実践 socia:subGoalOf http://data.open-opinion.org/socia/data/Goal/震災復興 }</text:p>
          </table:table-cell>
        </table:table-row>
        <table:table-row table:style-name="ro2">
          <table:table-cell office:value-type="string" calcext:value-type="string">
            <text:p>http://data.open-opinion.org/socia/data/Goal/福島県内ＪＡを合併再編する</text:p>
          </table:table-cell>
          <table:table-cell table:style-name="ce2" office:value-type="string" calcext:value-type="string">
            <text:p>http://data.open-opinion.org/socia/data/Goal/震災復興</text:p>
          </table:table-cell>
          <table:table-cell table:number-columns-repeated="7"/>
          <table:table-cell table:formula="of:=CONCATENATE([.$D$3];[.A16];[.$F$3];[.B16];[.$H$3])" office:value-type="string" office:string-value="INSERT DATA { http://data.open-opinion.org/socia/data/Goal/福島県内ＪＡを合併再編する socia:subGoalOf http://data.open-opinion.org/socia/data/Goal/震災復興 }" calcext:value-type="string">
            <text:p>INSERT DATA { http://data.open-opinion.org/socia/data/Goal/福島県内ＪＡを合併再編する socia:subGoalOf http://data.open-opinion.org/socia/data/Goal/震災復興 }</text:p>
          </table:table-cell>
        </table:table-row>
        <table:table-row table:style-name="ro2">
          <table:table-cell office:value-type="string" calcext:value-type="string">
            <text:p>http://data.open-opinion.org/socia/data/Goal/衆議院選挙立候補予定者が復興への道筋を示す</text:p>
          </table:table-cell>
          <table:table-cell table:style-name="ce2" office:value-type="string" calcext:value-type="string">
            <text:p>http://data.open-opinion.org/socia/data/Goal/震災復興</text:p>
          </table:table-cell>
          <table:table-cell table:number-columns-repeated="7"/>
          <table:table-cell table:formula="of:=CONCATENATE([.$D$3];[.A17];[.$F$3];[.B17];[.$H$3])" office:value-type="string" office:string-value="INSERT DATA { http://data.open-opinion.org/socia/data/Goal/衆議院選挙立候補予定者が復興への道筋を示す socia:subGoalOf http://data.open-opinion.org/socia/data/Goal/震災復興 }" calcext:value-type="string">
            <text:p>INSERT DATA { http://data.open-opinion.org/socia/data/Goal/衆議院選挙立候補予定者が復興への道筋を示す socia:subGoalOf http://data.open-opinion.org/socia/data/Goal/震災復興 }</text:p>
          </table:table-cell>
        </table:table-row>
        <table:table-row table:style-name="ro2">
          <table:table-cell office:value-type="string" calcext:value-type="string">
            <text:p>http://data.open-opinion.org/socia/data/Goal/避難生活の基盤整備</text:p>
          </table:table-cell>
          <table:table-cell table:style-name="ce2" office:value-type="string" calcext:value-type="string">
            <text:p>http://data.open-opinion.org/socia/data/Goal/震災復興</text:p>
          </table:table-cell>
          <table:table-cell table:number-columns-repeated="7"/>
          <table:table-cell table:formula="of:=CONCATENATE([.$D$3];[.A18];[.$F$3];[.B18];[.$H$3])" office:value-type="string" office:string-value="INSERT DATA { http://data.open-opinion.org/socia/data/Goal/避難生活の基盤整備 socia:subGoalOf http://data.open-opinion.org/socia/data/Goal/震災復興 }" calcext:value-type="string">
            <text:p>INSERT DATA { http://data.open-opinion.org/socia/data/Goal/避難生活の基盤整備 socia:subGoalOf http://data.open-opinion.org/socia/data/Goal/震災復興 }</text:p>
          </table:table-cell>
        </table:table-row>
        <table:table-row table:style-name="ro2">
          <table:table-cell office:value-type="string" calcext:value-type="string">
            <text:p>http://data.open-opinion.org/socia/data/Goal/避難生活の基盤整備</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19];[.$F$3];[.B19];[.$H$3])" office:value-type="string" office:string-value="INSERT DATA { http://data.open-opinion.org/socia/data/Goal/避難生活の基盤整備 socia:subGoalOf http://data.open-opinion.org/socia/data/Goal/移動先での被災者の生活支援を行う }" calcext:value-type="string">
            <text:p>INSERT DATA { http://data.open-opinion.org/socia/data/Goal/避難生活の基盤整備 socia:subGoalOf http://data.open-opinion.org/socia/data/Goal/移動先での被災者の生活支援を行う }</text:p>
          </table:table-cell>
        </table:table-row>
        <table:table-row table:style-name="ro2">
          <table:table-cell office:value-type="string" calcext:value-type="string">
            <text:p>http://data.open-opinion.org/socia/data/Goal/震災復興祈念八重桜植樹祭を行う</text:p>
          </table:table-cell>
          <table:table-cell table:style-name="ce2" office:value-type="string" calcext:value-type="string">
            <text:p>http://data.open-opinion.org/socia/data/Goal/震災復興</text:p>
          </table:table-cell>
          <table:table-cell table:number-columns-repeated="7"/>
          <table:table-cell table:formula="of:=CONCATENATE([.$D$3];[.A20];[.$F$3];[.B20];[.$H$3])" office:value-type="string" office:string-value="INSERT DATA { http://data.open-opinion.org/socia/data/Goal/震災復興祈念八重桜植樹祭を行う socia:subGoalOf http://data.open-opinion.org/socia/data/Goal/震災復興 }" calcext:value-type="string">
            <text:p>INSERT DATA { http://data.open-opinion.org/socia/data/Goal/震災復興祈念八重桜植樹祭を行う socia:subGoalOf http://data.open-opinion.org/socia/data/Goal/震災復興 }</text:p>
          </table:table-cell>
        </table:table-row>
        <table:table-row table:style-name="ro2">
          <table:table-cell office:value-type="string" calcext:value-type="string">
            <text:p>http://data.open-opinion.org/socia/data/Goal/震災復興祈念八重桜植樹祭を行う</text:p>
          </table:table-cell>
          <table:table-cell table:style-name="ce2" office:value-type="string" calcext:value-type="string">
            <text:p>http://data.open-opinion.org/socia/data/Goal/震災のことをわすれない</text:p>
          </table:table-cell>
          <table:table-cell table:number-columns-repeated="7"/>
          <table:table-cell table:formula="of:=CONCATENATE([.$D$3];[.A21];[.$F$3];[.B21];[.$H$3])" office:value-type="string" office:string-value="INSERT DATA { http://data.open-opinion.org/socia/data/Goal/震災復興祈念八重桜植樹祭を行う socia:subGoalOf http://data.open-opinion.org/socia/data/Goal/震災のことをわすれない }" calcext:value-type="string">
            <text:p>INSERT DATA { http://data.open-opinion.org/socia/data/Goal/震災復興祈念八重桜植樹祭を行う socia:subGoalOf http://data.open-opinion.org/socia/data/Goal/震災のことをわすれない }</text:p>
          </table:table-cell>
        </table:table-row>
        <table:table-row table:style-name="ro2">
          <table:table-cell office:value-type="string" calcext:value-type="string">
            <text:p>http://data.open-opinion.org/socia/data/Goal/東日本大震災の被災者のための集会所「みんなの家」を作る</text:p>
          </table:table-cell>
          <table:table-cell table:style-name="ce2" office:value-type="string" calcext:value-type="string">
            <text:p>http://data.open-opinion.org/socia/data/Goal/震災復興</text:p>
          </table:table-cell>
          <table:table-cell table:number-columns-repeated="7"/>
          <table:table-cell table:formula="of:=CONCATENATE([.$D$3];[.A22];[.$F$3];[.B22];[.$H$3])" office:value-type="string" office:string-value="INSERT DATA { http://data.open-opinion.org/socia/data/Goal/東日本大震災の被災者のための集会所「みんなの家」を作る socia:subGoalOf http://data.open-opinion.org/socia/data/Goal/震災復興 }" calcext:value-type="string">
            <text:p>INSERT DATA { http://data.open-opinion.org/socia/data/Goal/東日本大震災の被災者のための集会所「みんなの家」を作る socia:subGoalOf http://data.open-opinion.org/socia/data/Goal/震災復興 }</text:p>
          </table:table-cell>
        </table:table-row>
        <table:table-row table:style-name="ro2">
          <table:table-cell office:value-type="string" calcext:value-type="string">
            <text:p>http://data.open-opinion.org/socia/data/Goal/被災道路の整備を行う</text:p>
          </table:table-cell>
          <table:table-cell table:style-name="ce2" office:value-type="string" calcext:value-type="string">
            <text:p>http://data.open-opinion.org/socia/data/Goal/震災復興</text:p>
          </table:table-cell>
          <table:table-cell table:number-columns-repeated="7"/>
          <table:table-cell table:formula="of:=CONCATENATE([.$D$3];[.A23];[.$F$3];[.B23];[.$H$3])" office:value-type="string" office:string-value="INSERT DATA { http://data.open-opinion.org/socia/data/Goal/被災道路の整備を行う socia:subGoalOf http://data.open-opinion.org/socia/data/Goal/震災復興 }" calcext:value-type="string">
            <text:p>INSERT DATA { http://data.open-opinion.org/socia/data/Goal/被災道路の整備を行う socia:subGoalOf http://data.open-opinion.org/socia/data/Goal/震災復興 }</text:p>
          </table:table-cell>
        </table:table-row>
        <table:table-row table:style-name="ro2">
          <table:table-cell office:value-type="string" calcext:value-type="string">
            <text:p>http://data.open-opinion.org/socia/data/Goal/南三陸町の復興</text:p>
          </table:table-cell>
          <table:table-cell table:style-name="ce2" office:value-type="string" calcext:value-type="string">
            <text:p>http://data.open-opinion.org/socia/data/Goal/震災復興</text:p>
          </table:table-cell>
          <table:table-cell table:number-columns-repeated="7"/>
          <table:table-cell table:formula="of:=CONCATENATE([.$D$3];[.A24];[.$F$3];[.B24];[.$H$3])" office:value-type="string" office:string-value="INSERT DATA { http://data.open-opinion.org/socia/data/Goal/南三陸町の復興 socia:subGoalOf http://data.open-opinion.org/socia/data/Goal/震災復興 }" calcext:value-type="string">
            <text:p>INSERT DATA { http://data.open-opinion.org/socia/data/Goal/南三陸町の復興 socia:subGoalOf http://data.open-opinion.org/socia/data/Goal/震災復興 }</text:p>
          </table:table-cell>
        </table:table-row>
        <table:table-row table:style-name="ro2">
          <table:table-cell office:value-type="string" calcext:value-type="string">
            <text:p>http://data.open-opinion.org/socia/data/Goal/南相馬市の復興</text:p>
          </table:table-cell>
          <table:table-cell table:style-name="ce2" office:value-type="string" calcext:value-type="string">
            <text:p>http://data.open-opinion.org/socia/data/Goal/震災復興</text:p>
          </table:table-cell>
          <table:table-cell table:number-columns-repeated="7"/>
          <table:table-cell table:formula="of:=CONCATENATE([.$D$3];[.A25];[.$F$3];[.B25];[.$H$3])" office:value-type="string" office:string-value="INSERT DATA { http://data.open-opinion.org/socia/data/Goal/南相馬市の復興 socia:subGoalOf http://data.open-opinion.org/socia/data/Goal/震災復興 }" calcext:value-type="string">
            <text:p>INSERT DATA { http://data.open-opinion.org/socia/data/Goal/南相馬市の復興 socia:subGoalOf http://data.open-opinion.org/socia/data/Goal/震災復興 }</text:p>
          </table:table-cell>
        </table:table-row>
        <table:table-row table:style-name="ro2">
          <table:table-cell office:value-type="string" calcext:value-type="string">
            <text:p>http://data.open-opinion.org/socia/data/Goal/震災で激減した乗客を呼び戻す</text:p>
          </table:table-cell>
          <table:table-cell table:style-name="ce2" office:value-type="string" calcext:value-type="string">
            <text:p>http://data.open-opinion.org/socia/data/Goal/震災復興</text:p>
          </table:table-cell>
          <table:table-cell table:number-columns-repeated="7"/>
          <table:table-cell table:formula="of:=CONCATENATE([.$D$3];[.A26];[.$F$3];[.B26];[.$H$3])" office:value-type="string" office:string-value="INSERT DATA { http://data.open-opinion.org/socia/data/Goal/震災で激減した乗客を呼び戻す socia:subGoalOf http://data.open-opinion.org/socia/data/Goal/震災復興 }" calcext:value-type="string">
            <text:p>INSERT DATA { http://data.open-opinion.org/socia/data/Goal/震災で激減した乗客を呼び戻す socia:subGoalOf http://data.open-opinion.org/socia/data/Goal/震災復興 }</text:p>
          </table:table-cell>
        </table:table-row>
        <table:table-row table:style-name="ro2">
          <table:table-cell office:value-type="string" calcext:value-type="string">
            <text:p>http://data.open-opinion.org/socia/data/Goal/岩手県の復興</text:p>
          </table:table-cell>
          <table:table-cell table:style-name="ce2" office:value-type="string" calcext:value-type="string">
            <text:p>http://data.open-opinion.org/socia/data/Goal/震災復興</text:p>
          </table:table-cell>
          <table:table-cell table:number-columns-repeated="7"/>
          <table:table-cell table:formula="of:=CONCATENATE([.$D$3];[.A27];[.$F$3];[.B27];[.$H$3])" office:value-type="string" office:string-value="INSERT DATA { http://data.open-opinion.org/socia/data/Goal/岩手県の復興 socia:subGoalOf http://data.open-opinion.org/socia/data/Goal/震災復興 }" calcext:value-type="string">
            <text:p>INSERT DATA { http://data.open-opinion.org/socia/data/Goal/岩手県の復興 socia:subGoalOf http://data.open-opinion.org/socia/data/Goal/震災復興 }</text:p>
          </table:table-cell>
        </table:table-row>
        <table:table-row table:style-name="ro2">
          <table:table-cell office:value-type="string" calcext:value-type="string">
            <text:p>http://data.open-opinion.org/socia/data/Goal/陸前高田市の復興</text:p>
          </table:table-cell>
          <table:table-cell table:style-name="ce2" office:value-type="string" calcext:value-type="string">
            <text:p>http://data.open-opinion.org/socia/data/Goal/震災復興</text:p>
          </table:table-cell>
          <table:table-cell table:number-columns-repeated="7"/>
          <table:table-cell table:formula="of:=CONCATENATE([.$D$3];[.A28];[.$F$3];[.B28];[.$H$3])" office:value-type="string" office:string-value="INSERT DATA { http://data.open-opinion.org/socia/data/Goal/陸前高田市の復興 socia:subGoalOf http://data.open-opinion.org/socia/data/Goal/震災復興 }" calcext:value-type="string">
            <text:p>INSERT DATA { http://data.open-opinion.org/socia/data/Goal/陸前高田市の復興 socia:subGoalOf http://data.open-opinion.org/socia/data/Goal/震災復興 }</text:p>
          </table:table-cell>
        </table:table-row>
        <table:table-row table:style-name="ro2">
          <table:table-cell office:value-type="string" calcext:value-type="string">
            <text:p>http://data.open-opinion.org/socia/data/Goal/「不良建設業者」を排除する</text:p>
          </table:table-cell>
          <table:table-cell table:style-name="ce2" office:value-type="string" calcext:value-type="string">
            <text:p>http://data.open-opinion.org/socia/data/Goal/震災復興</text:p>
          </table:table-cell>
          <table:table-cell table:number-columns-repeated="7"/>
          <table:table-cell table:formula="of:=CONCATENATE([.$D$3];[.A29];[.$F$3];[.B29];[.$H$3])" office:value-type="string" office:string-value="INSERT DATA { http://data.open-opinion.org/socia/data/Goal/「不良建設業者」を排除する socia:subGoalOf http://data.open-opinion.org/socia/data/Goal/震災復興 }" calcext:value-type="string">
            <text:p>INSERT DATA { http://data.open-opinion.org/socia/data/Goal/「不良建設業者」を排除する socia:subGoalOf http://data.open-opinion.org/socia/data/Goal/震災復興 }</text:p>
          </table:table-cell>
        </table:table-row>
        <table:table-row table:style-name="ro2">
          <table:table-cell office:value-type="string" calcext:value-type="string">
            <text:p>http://data.open-opinion.org/socia/data/Goal/復興予算の配分を被災地を最優先にする</text:p>
          </table:table-cell>
          <table:table-cell table:style-name="ce2" office:value-type="string" calcext:value-type="string">
            <text:p>http://data.open-opinion.org/socia/data/Goal/震災復興</text:p>
          </table:table-cell>
          <table:table-cell table:number-columns-repeated="7"/>
          <table:table-cell table:formula="of:=CONCATENATE([.$D$3];[.A30];[.$F$3];[.B30];[.$H$3])" office:value-type="string" office:string-value="INSERT DATA { http://data.open-opinion.org/socia/data/Goal/復興予算の配分を被災地を最優先にする socia:subGoalOf http://data.open-opinion.org/socia/data/Goal/震災復興 }" calcext:value-type="string">
            <text:p>INSERT DATA { http://data.open-opinion.org/socia/data/Goal/復興予算の配分を被災地を最優先にする socia:subGoalOf http://data.open-opinion.org/socia/data/Goal/震災復興 }</text:p>
          </table:table-cell>
        </table:table-row>
        <table:table-row table:style-name="ro2">
          <table:table-cell office:value-type="string" calcext:value-type="string">
            <text:p>http://data.open-opinion.org/socia/data/Goal/東日本大震災の復旧工事を行う</text:p>
          </table:table-cell>
          <table:table-cell table:style-name="ce2" office:value-type="string" calcext:value-type="string">
            <text:p>http://data.open-opinion.org/socia/data/Goal/震災復興</text:p>
          </table:table-cell>
          <table:table-cell table:number-columns-repeated="7"/>
          <table:table-cell table:formula="of:=CONCATENATE([.$D$3];[.A31];[.$F$3];[.B31];[.$H$3])" office:value-type="string" office:string-value="INSERT DATA { http://data.open-opinion.org/socia/data/Goal/東日本大震災の復旧工事を行う socia:subGoalOf http://data.open-opinion.org/socia/data/Goal/震災復興 }" calcext:value-type="string">
            <text:p>INSERT DATA { http://data.open-opinion.org/socia/data/Goal/東日本大震災の復旧工事を行う socia:subGoalOf http://data.open-opinion.org/socia/data/Goal/震災復興 }</text:p>
          </table:table-cell>
        </table:table-row>
        <table:table-row table:style-name="ro2">
          <table:table-cell office:value-type="string" calcext:value-type="string">
            <text:p>http://data.open-opinion.org/socia/data/Goal/福島第１原発事故の避難区域見直しを行う</text:p>
          </table:table-cell>
          <table:table-cell table:style-name="ce2" office:value-type="string" calcext:value-type="string">
            <text:p>http://data.open-opinion.org/socia/data/Goal/震災復興</text:p>
          </table:table-cell>
          <table:table-cell table:number-columns-repeated="7"/>
          <table:table-cell table:formula="of:=CONCATENATE([.$D$3];[.A32];[.$F$3];[.B32];[.$H$3])" office:value-type="string" office:string-value="INSERT DATA { http://data.open-opinion.org/socia/data/Goal/福島第１原発事故の避難区域見直しを行う socia:subGoalOf http://data.open-opinion.org/socia/data/Goal/震災復興 }" calcext:value-type="string">
            <text:p>INSERT DATA { http://data.open-opinion.org/socia/data/Goal/福島第１原発事故の避難区域見直しを行う socia:subGoalOf http://data.open-opinion.org/socia/data/Goal/震災復興 }</text:p>
          </table:table-cell>
        </table:table-row>
        <table:table-row table:style-name="ro2">
          <table:table-cell office:value-type="string" calcext:value-type="string">
            <text:p>http://data.open-opinion.org/socia/data/Goal/福島第１原発事故の避難区域見直しを行う</text:p>
          </table:table-cell>
          <table:table-cell table:style-name="ce2" office:value-type="string" calcext:value-type="string">
            <text:p>http://data.open-opinion.org/socia/data/Goal/福島第１原発事故の避難区域再編を2013年3月から実施する</text:p>
          </table:table-cell>
          <table:table-cell table:number-columns-repeated="7"/>
          <table:table-cell table:formula="of:=CONCATENATE([.$D$3];[.A33];[.$F$3];[.B33];[.$H$3])" office:value-type="string" office:string-value="INSERT DATA { http://data.open-opinion.org/socia/data/Goal/福島第１原発事故の避難区域見直しを行う socia:subGoalOf http://data.open-opinion.org/socia/data/Goal/福島第１原発事故の避難区域再編を2013年3月から実施する }" calcext:value-type="string">
            <text:p>INSERT DATA { http://data.open-opinion.org/socia/data/Goal/福島第１原発事故の避難区域見直しを行う socia:subGoalOf http://data.open-opinion.org/socia/data/Goal/福島第１原発事故の避難区域再編を2013年3月から実施する }</text:p>
          </table:table-cell>
        </table:table-row>
        <table:table-row table:style-name="ro2">
          <table:table-cell office:value-type="string" calcext:value-type="string">
            <text:p>http://data.open-opinion.org/socia/data/Goal/避難区域の解除</text:p>
          </table:table-cell>
          <table:table-cell table:style-name="ce2" office:value-type="string" calcext:value-type="string">
            <text:p>http://data.open-opinion.org/socia/data/Goal/震災復興</text:p>
          </table:table-cell>
          <table:table-cell table:number-columns-repeated="7"/>
          <table:table-cell table:formula="of:=CONCATENATE([.$D$3];[.A34];[.$F$3];[.B34];[.$H$3])" office:value-type="string" office:string-value="INSERT DATA { http://data.open-opinion.org/socia/data/Goal/避難区域の解除 socia:subGoalOf http://data.open-opinion.org/socia/data/Goal/震災復興 }" calcext:value-type="string">
            <text:p>INSERT DATA { http://data.open-opinion.org/socia/data/Goal/避難区域の解除 socia:subGoalOf http://data.open-opinion.org/socia/data/Goal/震災復興 }</text:p>
          </table:table-cell>
        </table:table-row>
        <table:table-row table:style-name="ro2">
          <table:table-cell office:value-type="string" calcext:value-type="string">
            <text:p>http://data.open-opinion.org/socia/data/Goal/東北に観光客を誘致する</text:p>
          </table:table-cell>
          <table:table-cell table:style-name="ce2" office:value-type="string" calcext:value-type="string">
            <text:p>http://data.open-opinion.org/socia/data/Goal/震災復興</text:p>
          </table:table-cell>
          <table:table-cell table:number-columns-repeated="7"/>
          <table:table-cell table:formula="of:=CONCATENATE([.$D$3];[.A35];[.$F$3];[.B35];[.$H$3])" office:value-type="string" office:string-value="INSERT DATA { http://data.open-opinion.org/socia/data/Goal/東北に観光客を誘致する socia:subGoalOf http://data.open-opinion.org/socia/data/Goal/震災復興 }" calcext:value-type="string">
            <text:p>INSERT DATA { http://data.open-opinion.org/socia/data/Goal/東北に観光客を誘致する socia:subGoalOf http://data.open-opinion.org/socia/data/Goal/震災復興 }</text:p>
          </table:table-cell>
        </table:table-row>
        <table:table-row table:style-name="ro2">
          <table:table-cell office:value-type="string" calcext:value-type="string">
            <text:p>http://data.open-opinion.org/socia/data/Goal/東北に観光客を誘致する</text:p>
          </table:table-cell>
          <table:table-cell table:style-name="ce2" office:value-type="string" calcext:value-type="string">
            <text:p>http://data.open-opinion.org/socia/data/Goal/生活の再建</text:p>
          </table:table-cell>
          <table:table-cell table:number-columns-repeated="7"/>
          <table:table-cell table:formula="of:=CONCATENATE([.$D$3];[.A36];[.$F$3];[.B36];[.$H$3])" office:value-type="string" office:string-value="INSERT DATA { http://data.open-opinion.org/socia/data/Goal/東北に観光客を誘致する socia:subGoalOf http://data.open-opinion.org/socia/data/Goal/生活の再建 }" calcext:value-type="string">
            <text:p>INSERT DATA { http://data.open-opinion.org/socia/data/Goal/東北に観光客を誘致する socia:subGoalOf http://data.open-opinion.org/socia/data/Goal/生活の再建 }</text:p>
          </table:table-cell>
        </table:table-row>
        <table:table-row table:style-name="ro2">
          <table:table-cell office:value-type="string" calcext:value-type="string">
            <text:p>http://data.open-opinion.org/socia/data/Goal/福島の特産品のすばらしさをＰＲする</text:p>
          </table:table-cell>
          <table:table-cell table:style-name="ce2" office:value-type="string" calcext:value-type="string">
            <text:p>http://data.open-opinion.org/socia/data/Goal/震災復興</text:p>
          </table:table-cell>
          <table:table-cell table:number-columns-repeated="7"/>
          <table:table-cell table:formula="of:=CONCATENATE([.$D$3];[.A37];[.$F$3];[.B37];[.$H$3])" office:value-type="string" office:string-value="INSERT DATA { http://data.open-opinion.org/socia/data/Goal/福島の特産品のすばらしさをＰＲする socia:subGoalOf http://data.open-opinion.org/socia/data/Goal/震災復興 }" calcext:value-type="string">
            <text:p>INSERT DATA { http://data.open-opinion.org/socia/data/Goal/福島の特産品のすばらしさをＰＲする socia:subGoalOf http://data.open-opinion.org/socia/data/Goal/震災復興 }</text:p>
          </table:table-cell>
        </table:table-row>
        <table:table-row table:style-name="ro2">
          <table:table-cell office:value-type="string" calcext:value-type="string">
            <text:p>http://data.open-opinion.org/socia/data/Goal/避難住民の帰還</text:p>
          </table:table-cell>
          <table:table-cell table:style-name="ce2" office:value-type="string" calcext:value-type="string">
            <text:p>http://data.open-opinion.org/socia/data/Goal/震災復興</text:p>
          </table:table-cell>
          <table:table-cell table:number-columns-repeated="7"/>
          <table:table-cell table:formula="of:=CONCATENATE([.$D$3];[.A38];[.$F$3];[.B38];[.$H$3])" office:value-type="string" office:string-value="INSERT DATA { http://data.open-opinion.org/socia/data/Goal/避難住民の帰還 socia:subGoalOf http://data.open-opinion.org/socia/data/Goal/震災復興 }" calcext:value-type="string">
            <text:p>INSERT DATA { http://data.open-opinion.org/socia/data/Goal/避難住民の帰還 socia:subGoalOf http://data.open-opinion.org/socia/data/Goal/震災復興 }</text:p>
          </table:table-cell>
        </table:table-row>
        <table:table-row table:style-name="ro2">
          <table:table-cell office:value-type="string" calcext:value-type="string">
            <text:p>http://data.open-opinion.org/socia/data/Goal/閖上の復興計画の遂行</text:p>
          </table:table-cell>
          <table:table-cell table:style-name="ce2" office:value-type="string" calcext:value-type="string">
            <text:p>http://data.open-opinion.org/socia/data/Goal/震災復興</text:p>
          </table:table-cell>
          <table:table-cell table:number-columns-repeated="7"/>
          <table:table-cell table:formula="of:=CONCATENATE([.$D$3];[.A39];[.$F$3];[.B39];[.$H$3])" office:value-type="string" office:string-value="INSERT DATA { http://data.open-opinion.org/socia/data/Goal/閖上の復興計画の遂行 socia:subGoalOf http://data.open-opinion.org/socia/data/Goal/震災復興 }" calcext:value-type="string">
            <text:p>INSERT DATA { http://data.open-opinion.org/socia/data/Goal/閖上の復興計画の遂行 socia:subGoalOf http://data.open-opinion.org/socia/data/Goal/震災復興 }</text:p>
          </table:table-cell>
        </table:table-row>
        <table:table-row table:style-name="ro2">
          <table:table-cell office:value-type="string" calcext:value-type="string">
            <text:p>http://data.open-opinion.org/socia/data/Goal/閖上の復興計画の遂行</text:p>
          </table:table-cell>
          <table:table-cell table:style-name="ce2" office:value-type="string" calcext:value-type="string">
            <text:p>http://data.open-opinion.org/socia/data/Goal/震災前居住者と同じ5500人を確保し小中学校や医療機関、商業施設などの維持ができるようにする</text:p>
          </table:table-cell>
          <table:table-cell table:number-columns-repeated="7"/>
          <table:table-cell table:formula="of:=CONCATENATE([.$D$3];[.A40];[.$F$3];[.B40];[.$H$3])" office:value-type="string" office:string-value="INSERT DATA { http://data.open-opinion.org/socia/data/Goal/閖上の復興計画の遂行 socia:subGoalOf http://data.open-opinion.org/socia/data/Goal/震災前居住者と同じ5500人を確保し小中学校や医療機関、商業施設などの維持ができるようにする }" calcext:value-type="string">
            <text:p>INSERT DATA { http://data.open-opinion.org/socia/data/Goal/閖上の復興計画の遂行 socia:subGoalOf http://data.open-opinion.org/socia/data/Goal/震災前居住者と同じ5500人を確保し小中学校や医療機関、商業施設などの維持ができるようにする }</text:p>
          </table:table-cell>
        </table:table-row>
        <table:table-row table:style-name="ro2">
          <table:table-cell office:value-type="string" calcext:value-type="string">
            <text:p>http://data.open-opinion.org/socia/data/Goal/再生を目指す複数の中小企業を支援する「グループ補助金」の充実</text:p>
          </table:table-cell>
          <table:table-cell table:style-name="ce2" office:value-type="string" calcext:value-type="string">
            <text:p>http://data.open-opinion.org/socia/data/Goal/震災復興</text:p>
          </table:table-cell>
          <table:table-cell table:number-columns-repeated="7"/>
          <table:table-cell table:formula="of:=CONCATENATE([.$D$3];[.A41];[.$F$3];[.B41];[.$H$3])" office:value-type="string" office:string-value="INSERT DATA { http://data.open-opinion.org/socia/data/Goal/再生を目指す複数の中小企業を支援する「グループ補助金」の充実 socia:subGoalOf http://data.open-opinion.org/socia/data/Goal/震災復興 }" calcext:value-type="string">
            <text:p>INSERT DATA { http://data.open-opinion.org/socia/data/Goal/再生を目指す複数の中小企業を支援する「グループ補助金」の充実 socia:subGoalOf http://data.open-opinion.org/socia/data/Goal/震災復興 }</text:p>
          </table:table-cell>
        </table:table-row>
        <table:table-row table:style-name="ro2">
          <table:table-cell office:value-type="string" calcext:value-type="string">
            <text:p>http://data.open-opinion.org/socia/data/Goal/雇用のミスマッチの解消</text:p>
          </table:table-cell>
          <table:table-cell table:style-name="ce2" office:value-type="string" calcext:value-type="string">
            <text:p>http://data.open-opinion.org/socia/data/Goal/震災復興</text:p>
          </table:table-cell>
          <table:table-cell table:number-columns-repeated="7"/>
          <table:table-cell table:formula="of:=CONCATENATE([.$D$3];[.A42];[.$F$3];[.B42];[.$H$3])" office:value-type="string" office:string-value="INSERT DATA { http://data.open-opinion.org/socia/data/Goal/雇用のミスマッチの解消 socia:subGoalOf http://data.open-opinion.org/socia/data/Goal/震災復興 }" calcext:value-type="string">
            <text:p>INSERT DATA { http://data.open-opinion.org/socia/data/Goal/雇用のミスマッチの解消 socia:subGoalOf http://data.open-opinion.org/socia/data/Goal/震災復興 }</text:p>
          </table:table-cell>
        </table:table-row>
        <table:table-row table:style-name="ro2">
          <table:table-cell office:value-type="string" calcext:value-type="string">
            <text:p>http://data.open-opinion.org/socia/data/Goal/東京電力福島第1原発事故に対応する</text:p>
          </table:table-cell>
          <table:table-cell table:style-name="ce2" office:value-type="string" calcext:value-type="string">
            <text:p>http://data.open-opinion.org/socia/data/Goal/震災復興</text:p>
          </table:table-cell>
          <table:table-cell table:number-columns-repeated="7"/>
          <table:table-cell table:formula="of:=CONCATENATE([.$D$3];[.A43];[.$F$3];[.B43];[.$H$3])" office:value-type="string" office:string-value="INSERT DATA { http://data.open-opinion.org/socia/data/Goal/東京電力福島第1原発事故に対応する socia:subGoalOf http://data.open-opinion.org/socia/data/Goal/震災復興 }" calcext:value-type="string">
            <text:p>INSERT DATA { http://data.open-opinion.org/socia/data/Goal/東京電力福島第1原発事故に対応する socia:subGoalOf http://data.open-opinion.org/socia/data/Goal/震災復興 }</text:p>
          </table:table-cell>
        </table:table-row>
        <table:table-row table:style-name="ro2">
          <table:table-cell office:value-type="string" calcext:value-type="string">
            <text:p>http://data.open-opinion.org/socia/data/Goal/村民の帰村</text:p>
          </table:table-cell>
          <table:table-cell table:style-name="ce2" office:value-type="string" calcext:value-type="string">
            <text:p>http://data.open-opinion.org/socia/data/Goal/震災復興</text:p>
          </table:table-cell>
          <table:table-cell table:number-columns-repeated="7"/>
          <table:table-cell table:formula="of:=CONCATENATE([.$D$3];[.A44];[.$F$3];[.B44];[.$H$3])" office:value-type="string" office:string-value="INSERT DATA { http://data.open-opinion.org/socia/data/Goal/村民の帰村 socia:subGoalOf http://data.open-opinion.org/socia/data/Goal/震災復興 }" calcext:value-type="string">
            <text:p>INSERT DATA { http://data.open-opinion.org/socia/data/Goal/村民の帰村 socia:subGoalOf http://data.open-opinion.org/socia/data/Goal/震災復興 }</text:p>
          </table:table-cell>
        </table:table-row>
        <table:table-row table:style-name="ro2">
          <table:table-cell office:value-type="string" calcext:value-type="string">
            <text:p>http://data.open-opinion.org/socia/data/Goal/震災復興事業を行う</text:p>
          </table:table-cell>
          <table:table-cell table:style-name="ce2" office:value-type="string" calcext:value-type="string">
            <text:p>http://data.open-opinion.org/socia/data/Goal/震災復興</text:p>
          </table:table-cell>
          <table:table-cell table:number-columns-repeated="7"/>
          <table:table-cell table:formula="of:=CONCATENATE([.$D$3];[.A45];[.$F$3];[.B45];[.$H$3])" office:value-type="string" office:string-value="INSERT DATA { http://data.open-opinion.org/socia/data/Goal/震災復興事業を行う socia:subGoalOf http://data.open-opinion.org/socia/data/Goal/震災復興 }" calcext:value-type="string">
            <text:p>INSERT DATA { http://data.open-opinion.org/socia/data/Goal/震災復興事業を行う socia:subGoalOf http://data.open-opinion.org/socia/data/Goal/震災復興 }</text:p>
          </table:table-cell>
        </table:table-row>
        <table:table-row table:style-name="ro2">
          <table:table-cell office:value-type="string" calcext:value-type="string">
            <text:p>http://data.open-opinion.org/socia/data/Goal/東日本大震災の津波で浸水した災害危険区域外の被災者への住宅再建支援を行う</text:p>
          </table:table-cell>
          <table:table-cell table:style-name="ce2" office:value-type="string" calcext:value-type="string">
            <text:p>http://data.open-opinion.org/socia/data/Goal/仙台市の災害危険区域外の津波浸水地域住宅の再建</text:p>
          </table:table-cell>
          <table:table-cell table:number-columns-repeated="7"/>
          <table:table-cell table:formula="of:=CONCATENATE([.$D$3];[.A46];[.$F$3];[.B46];[.$H$3])" office:value-type="string" office:string-value="INSERT DATA { http://data.open-opinion.org/socia/data/Goal/東日本大震災の津波で浸水した災害危険区域外の被災者への住宅再建支援を行う socia:subGoalOf http://data.open-opinion.org/socia/data/Goal/仙台市の災害危険区域外の津波浸水地域住宅の再建 }" calcext:value-type="string">
            <text:p>INSERT DATA { http://data.open-opinion.org/socia/data/Goal/東日本大震災の津波で浸水した災害危険区域外の被災者への住宅再建支援を行う socia:subGoalOf http://data.open-opinion.org/socia/data/Goal/仙台市の災害危険区域外の津波浸水地域住宅の再建 }</text:p>
          </table:table-cell>
        </table:table-row>
        <table:table-row table:style-name="ro2">
          <table:table-cell office:value-type="string" calcext:value-type="string">
            <text:p>http://data.open-opinion.org/socia/data/Goal/特殊ビデオカメラを除染作業で利用する</text:p>
          </table:table-cell>
          <table:table-cell table:style-name="ce2" office:value-type="string" calcext:value-type="string">
            <text:p>http://data.open-opinion.org/socia/data/Goal/放射能除染</text:p>
          </table:table-cell>
          <table:table-cell table:number-columns-repeated="7"/>
          <table:table-cell table:formula="of:=CONCATENATE([.$D$3];[.A47];[.$F$3];[.B47];[.$H$3])" office:value-type="string" office:string-value="INSERT DATA { http://data.open-opinion.org/socia/data/Goal/特殊ビデオカメラを除染作業で利用する socia:subGoalOf http://data.open-opinion.org/socia/data/Goal/放射能除染 }" calcext:value-type="string">
            <text:p>INSERT DATA { http://data.open-opinion.org/socia/data/Goal/特殊ビデオカメラを除染作業で利用する socia:subGoalOf http://data.open-opinion.org/socia/data/Goal/放射能除染 }</text:p>
          </table:table-cell>
        </table:table-row>
        <table:table-row table:style-name="ro2">
          <table:table-cell office:value-type="string" calcext:value-type="string">
            <text:p>http://data.open-opinion.org/socia/data/Goal/「指定廃棄物」最終処分場を高萩市上君田の国有林に造る</text:p>
          </table:table-cell>
          <table:table-cell table:style-name="ce2" office:value-type="string" calcext:value-type="string">
            <text:p>http://data.open-opinion.org/socia/data/Goal/放射能除染</text:p>
          </table:table-cell>
          <table:table-cell table:number-columns-repeated="7"/>
          <table:table-cell table:formula="of:=CONCATENATE([.$D$3];[.A48];[.$F$3];[.B48];[.$H$3])" office:value-type="string" office:string-value="INSERT DATA { http://data.open-opinion.org/socia/data/Goal/「指定廃棄物」最終処分場を高萩市上君田の国有林に造る socia:subGoalOf http://data.open-opinion.org/socia/data/Goal/放射能除染 }" calcext:value-type="string">
            <text:p>INSERT DATA { http://data.open-opinion.org/socia/data/Goal/「指定廃棄物」最終処分場を高萩市上君田の国有林に造る socia:subGoalOf http://data.open-opinion.org/socia/data/Goal/放射能除染 }</text:p>
          </table:table-cell>
        </table:table-row>
        <table:table-row table:style-name="ro2">
          <table:table-cell office:value-type="string" calcext:value-type="string">
            <text:p>http://data.open-opinion.org/socia/data/Goal/「指定廃棄物」最終処分場を高萩市上君田の国有林に造る</text:p>
          </table:table-cell>
          <table:table-cell table:style-name="ce2" office:value-type="string" calcext:value-type="string">
            <text:p>http://data.open-opinion.org/socia/data/Goal/福島第１原発事故で発生した「指定廃棄物」の最終処分場を造る</text:p>
          </table:table-cell>
          <table:table-cell table:number-columns-repeated="7"/>
          <table:table-cell table:formula="of:=CONCATENATE([.$D$3];[.A49];[.$F$3];[.B49];[.$H$3])" office:value-type="string" office:string-value="INSERT DATA { http://data.open-opinion.org/socia/data/Goal/「指定廃棄物」最終処分場を高萩市上君田の国有林に造る socia:subGoalOf http://data.open-opinion.org/socia/data/Goal/福島第１原発事故で発生した「指定廃棄物」の最終処分場を造る }" calcext:value-type="string">
            <text:p>INSERT DATA { http://data.open-opinion.org/socia/data/Goal/「指定廃棄物」最終処分場を高萩市上君田の国有林に造る socia:subGoalOf http://data.open-opinion.org/socia/data/Goal/福島第１原発事故で発生した「指定廃棄物」の最終処分場を造る }</text:p>
          </table:table-cell>
        </table:table-row>
        <table:table-row table:style-name="ro2">
          <table:table-cell office:value-type="string" calcext:value-type="string">
            <text:p>http://data.open-opinion.org/socia/data/Goal/中間貯蔵施設を建設する</text:p>
          </table:table-cell>
          <table:table-cell table:style-name="ce2" office:value-type="string" calcext:value-type="string">
            <text:p>http://data.open-opinion.org/socia/data/Goal/放射能除染</text:p>
          </table:table-cell>
          <table:table-cell table:number-columns-repeated="7"/>
          <table:table-cell table:formula="of:=CONCATENATE([.$D$3];[.A50];[.$F$3];[.B50];[.$H$3])" office:value-type="string" office:string-value="INSERT DATA { http://data.open-opinion.org/socia/data/Goal/中間貯蔵施設を建設する socia:subGoalOf http://data.open-opinion.org/socia/data/Goal/放射能除染 }" calcext:value-type="string">
            <text:p>INSERT DATA { http://data.open-opinion.org/socia/data/Goal/中間貯蔵施設を建設する socia:subGoalOf http://data.open-opinion.org/socia/data/Goal/放射能除染 }</text:p>
          </table:table-cell>
        </table:table-row>
        <table:table-row table:style-name="ro2">
          <table:table-cell office:value-type="string" calcext:value-type="string">
            <text:p>http://data.open-opinion.org/socia/data/Goal/衆院解散</text:p>
          </table:table-cell>
          <table:table-cell table:style-name="ce2" office:value-type="string" calcext:value-type="string">
            <text:p>http://data.open-opinion.org/socia/data/Goal/政権の維持</text:p>
          </table:table-cell>
          <table:table-cell table:number-columns-repeated="7"/>
          <table:table-cell table:formula="of:=CONCATENATE([.$D$3];[.A51];[.$F$3];[.B51];[.$H$3])" office:value-type="string" office:string-value="INSERT DATA { http://data.open-opinion.org/socia/data/Goal/衆院解散 socia:subGoalOf http://data.open-opinion.org/socia/data/Goal/政権の維持 }" calcext:value-type="string">
            <text:p>INSERT DATA { http://data.open-opinion.org/socia/data/Goal/衆院解散 socia:subGoalOf http://data.open-opinion.org/socia/data/Goal/政権の維持 }</text:p>
          </table:table-cell>
        </table:table-row>
        <table:table-row table:style-name="ro2">
          <table:table-cell office:value-type="string" calcext:value-type="string">
            <text:p>http://data.open-opinion.org/socia/data/Goal/大熊町に戻る</text:p>
          </table:table-cell>
          <table:table-cell table:style-name="ce2" office:value-type="string" calcext:value-type="string">
            <text:p>http://data.open-opinion.org/socia/data/Goal/住民の帰還</text:p>
          </table:table-cell>
          <table:table-cell table:number-columns-repeated="7"/>
          <table:table-cell table:formula="of:=CONCATENATE([.$D$3];[.A52];[.$F$3];[.B52];[.$H$3])" office:value-type="string" office:string-value="INSERT DATA { http://data.open-opinion.org/socia/data/Goal/大熊町に戻る socia:subGoalOf http://data.open-opinion.org/socia/data/Goal/住民の帰還 }" calcext:value-type="string">
            <text:p>INSERT DATA { http://data.open-opinion.org/socia/data/Goal/大熊町に戻る socia:subGoalOf http://data.open-opinion.org/socia/data/Goal/住民の帰還 }</text:p>
          </table:table-cell>
        </table:table-row>
        <table:table-row table:style-name="ro2">
          <table:table-cell office:value-type="string" calcext:value-type="string">
            <text:p>http://data.open-opinion.org/socia/data/Goal/住民帰還の作業拠点となる宿泊施設の設置</text:p>
          </table:table-cell>
          <table:table-cell table:style-name="ce2" office:value-type="string" calcext:value-type="string">
            <text:p>http://data.open-opinion.org/socia/data/Goal/住民の帰還</text:p>
          </table:table-cell>
          <table:table-cell table:number-columns-repeated="7"/>
          <table:table-cell table:formula="of:=CONCATENATE([.$D$3];[.A53];[.$F$3];[.B53];[.$H$3])" office:value-type="string" office:string-value="INSERT DATA { http://data.open-opinion.org/socia/data/Goal/住民帰還の作業拠点となる宿泊施設の設置 socia:subGoalOf http://data.open-opinion.org/socia/data/Goal/住民の帰還 }" calcext:value-type="string">
            <text:p>INSERT DATA { http://data.open-opinion.org/socia/data/Goal/住民帰還の作業拠点となる宿泊施設の設置 socia:subGoalOf http://data.open-opinion.org/socia/data/Goal/住民の帰還 }</text:p>
          </table:table-cell>
        </table:table-row>
        <table:table-row table:style-name="ro2">
          <table:table-cell office:value-type="string" calcext:value-type="string">
            <text:p>http://data.open-opinion.org/socia/data/Goal/住民帰還の作業拠点となる宿泊施設の設置</text:p>
          </table:table-cell>
          <table:table-cell table:style-name="ce2" office:value-type="string" calcext:value-type="string">
            <text:p>http://data.open-opinion.org/socia/data/Goal/支援法の具体的な施策を充実させる</text:p>
          </table:table-cell>
          <table:table-cell table:number-columns-repeated="7"/>
          <table:table-cell table:formula="of:=CONCATENATE([.$D$3];[.A54];[.$F$3];[.B54];[.$H$3])" office:value-type="string" office:string-value="INSERT DATA { http://data.open-opinion.org/socia/data/Goal/住民帰還の作業拠点となる宿泊施設の設置 socia:subGoalOf http://data.open-opinion.org/socia/data/Goal/支援法の具体的な施策を充実させる }" calcext:value-type="string">
            <text:p>INSERT DATA { http://data.open-opinion.org/socia/data/Goal/住民帰還の作業拠点となる宿泊施設の設置 socia:subGoalOf http://data.open-opinion.org/socia/data/Goal/支援法の具体的な施策を充実させる }</text:p>
          </table:table-cell>
        </table:table-row>
        <table:table-row table:style-name="ro2">
          <table:table-cell office:value-type="string" calcext:value-type="string">
            <text:p>http://data.open-opinion.org/socia/data/Goal/町民の絆を保つ</text:p>
          </table:table-cell>
          <table:table-cell table:style-name="ce2" office:value-type="string" calcext:value-type="string">
            <text:p>http://data.open-opinion.org/socia/data/Goal/住民の帰還</text:p>
          </table:table-cell>
          <table:table-cell table:number-columns-repeated="7"/>
          <table:table-cell table:formula="of:=CONCATENATE([.$D$3];[.A55];[.$F$3];[.B55];[.$H$3])" office:value-type="string" office:string-value="INSERT DATA { http://data.open-opinion.org/socia/data/Goal/町民の絆を保つ socia:subGoalOf http://data.open-opinion.org/socia/data/Goal/住民の帰還 }" calcext:value-type="string">
            <text:p>INSERT DATA { http://data.open-opinion.org/socia/data/Goal/町民の絆を保つ socia:subGoalOf http://data.open-opinion.org/socia/data/Goal/住民の帰還 }</text:p>
          </table:table-cell>
        </table:table-row>
        <table:table-row table:style-name="ro2">
          <table:table-cell office:value-type="string" calcext:value-type="string">
            <text:p>http://data.open-opinion.org/socia/data/Goal/帰還可能地域の住民に対する意識調査を行う</text:p>
          </table:table-cell>
          <table:table-cell table:style-name="ce2" office:value-type="string" calcext:value-type="string">
            <text:p>http://data.open-opinion.org/socia/data/Goal/住民の帰還</text:p>
          </table:table-cell>
          <table:table-cell table:number-columns-repeated="7"/>
          <table:table-cell table:formula="of:=CONCATENATE([.$D$3];[.A56];[.$F$3];[.B56];[.$H$3])" office:value-type="string" office:string-value="INSERT DATA { http://data.open-opinion.org/socia/data/Goal/帰還可能地域の住民に対する意識調査を行う socia:subGoalOf http://data.open-opinion.org/socia/data/Goal/住民の帰還 }" calcext:value-type="string">
            <text:p>INSERT DATA { http://data.open-opinion.org/socia/data/Goal/帰還可能地域の住民に対する意識調査を行う socia:subGoalOf http://data.open-opinion.org/socia/data/Goal/住民の帰還 }</text:p>
          </table:table-cell>
        </table:table-row>
        <table:table-row table:style-name="ro2">
          <table:table-cell office:value-type="string" calcext:value-type="string">
            <text:p>http://data.open-opinion.org/socia/data/Goal/教育環境の整備</text:p>
          </table:table-cell>
          <table:table-cell table:style-name="ce2" office:value-type="string" calcext:value-type="string">
            <text:p>http://data.open-opinion.org/socia/data/Goal/生活の再建</text:p>
          </table:table-cell>
          <table:table-cell table:number-columns-repeated="7"/>
          <table:table-cell table:formula="of:=CONCATENATE([.$D$3];[.A57];[.$F$3];[.B57];[.$H$3])" office:value-type="string" office:string-value="INSERT DATA { http://data.open-opinion.org/socia/data/Goal/教育環境の整備 socia:subGoalOf http://data.open-opinion.org/socia/data/Goal/生活の再建 }" calcext:value-type="string">
            <text:p>INSERT DATA { http://data.open-opinion.org/socia/data/Goal/教育環境の整備 socia:subGoalOf http://data.open-opinion.org/socia/data/Goal/生活の再建 }</text:p>
          </table:table-cell>
        </table:table-row>
        <table:table-row table:style-name="ro2">
          <table:table-cell office:value-type="string" calcext:value-type="string">
            <text:p>http://data.open-opinion.org/socia/data/Goal/被災地の学生向けにインターネット上で教育や就職などの支援を行う</text:p>
          </table:table-cell>
          <table:table-cell table:style-name="ce2" office:value-type="string" calcext:value-type="string">
            <text:p>http://data.open-opinion.org/socia/data/Goal/教育環境の整備</text:p>
          </table:table-cell>
          <table:table-cell table:number-columns-repeated="7"/>
          <table:table-cell table:formula="of:=CONCATENATE([.$D$3];[.A58];[.$F$3];[.B58];[.$H$3])" office:value-type="string" office:string-value="INSERT DATA { http://data.open-opinion.org/socia/data/Goal/被災地の学生向けにインターネット上で教育や就職などの支援を行う socia:subGoalOf http://data.open-opinion.org/socia/data/Goal/教育環境の整備 }" calcext:value-type="string">
            <text:p>INSERT DATA { http://data.open-opinion.org/socia/data/Goal/被災地の学生向けにインターネット上で教育や就職などの支援を行う socia:subGoalOf http://data.open-opinion.org/socia/data/Goal/教育環境の整備 }</text:p>
          </table:table-cell>
        </table:table-row>
        <table:table-row table:style-name="ro2">
          <table:table-cell office:value-type="string" calcext:value-type="string">
            <text:p>http://data.open-opinion.org/socia/data/Goal/被災地の学生向けにインターネット上で教育や就職などの支援を行う</text:p>
          </table:table-cell>
          <table:table-cell table:style-name="ce2" office:value-type="string" calcext:value-type="string">
            <text:p>http://data.open-opinion.org/socia/data/Goal/被災者の就労支援</text:p>
          </table:table-cell>
          <table:table-cell table:number-columns-repeated="7"/>
          <table:table-cell table:formula="of:=CONCATENATE([.$D$3];[.A59];[.$F$3];[.B59];[.$H$3])" office:value-type="string" office:string-value="INSERT DATA { http://data.open-opinion.org/socia/data/Goal/被災地の学生向けにインターネット上で教育や就職などの支援を行う socia:subGoalOf http://data.open-opinion.org/socia/data/Goal/被災者の就労支援 }" calcext:value-type="string">
            <text:p>INSERT DATA { http://data.open-opinion.org/socia/data/Goal/被災地の学生向けにインターネット上で教育や就職などの支援を行う socia:subGoalOf http://data.open-opinion.org/socia/data/Goal/被災者の就労支援 }</text:p>
          </table:table-cell>
        </table:table-row>
        <table:table-row table:style-name="ro2">
          <table:table-cell office:value-type="string" calcext:value-type="string">
            <text:p>http://data.open-opinion.org/socia/data/Goal/農業の復興</text:p>
          </table:table-cell>
          <table:table-cell table:style-name="ce2" office:value-type="string" calcext:value-type="string">
            <text:p>http://data.open-opinion.org/socia/data/Goal/収入の確保</text:p>
          </table:table-cell>
          <table:table-cell table:number-columns-repeated="7"/>
          <table:table-cell table:formula="of:=CONCATENATE([.$D$3];[.A60];[.$F$3];[.B60];[.$H$3])" office:value-type="string" office:string-value="INSERT DATA { http://data.open-opinion.org/socia/data/Goal/農業の復興 socia:subGoalOf http://data.open-opinion.org/socia/data/Goal/収入の確保 }" calcext:value-type="string">
            <text:p>INSERT DATA { http://data.open-opinion.org/socia/data/Goal/農業の復興 socia:subGoalOf http://data.open-opinion.org/socia/data/Goal/収入の確保 }</text:p>
          </table:table-cell>
        </table:table-row>
        <table:table-row table:style-name="ro2">
          <table:table-cell office:value-type="string" calcext:value-type="string">
            <text:p>http://data.open-opinion.org/socia/data/Goal/福島ブランドの信頼回復</text:p>
          </table:table-cell>
          <table:table-cell table:style-name="ce2" office:value-type="string" calcext:value-type="string">
            <text:p>http://data.open-opinion.org/socia/data/Goal/農業の復興</text:p>
          </table:table-cell>
          <table:table-cell table:number-columns-repeated="7"/>
          <table:table-cell table:formula="of:=CONCATENATE([.$D$3];[.A61];[.$F$3];[.B61];[.$H$3])" office:value-type="string" office:string-value="INSERT DATA { http://data.open-opinion.org/socia/data/Goal/福島ブランドの信頼回復 socia:subGoalOf http://data.open-opinion.org/socia/data/Goal/農業の復興 }" calcext:value-type="string">
            <text:p>INSERT DATA { http://data.open-opinion.org/socia/data/Goal/福島ブランドの信頼回復 socia:subGoalOf http://data.open-opinion.org/socia/data/Goal/農業の復興 }</text:p>
          </table:table-cell>
        </table:table-row>
        <table:table-row table:style-name="ro2">
          <table:table-cell office:value-type="string" calcext:value-type="string">
            <text:p>http://data.open-opinion.org/socia/data/Goal/被災した農家支援</text:p>
          </table:table-cell>
          <table:table-cell table:style-name="ce2" office:value-type="string" calcext:value-type="string">
            <text:p>http://data.open-opinion.org/socia/data/Goal/農業の復興</text:p>
          </table:table-cell>
          <table:table-cell table:number-columns-repeated="7"/>
          <table:table-cell table:formula="of:=CONCATENATE([.$D$3];[.A62];[.$F$3];[.B62];[.$H$3])" office:value-type="string" office:string-value="INSERT DATA { http://data.open-opinion.org/socia/data/Goal/被災した農家支援 socia:subGoalOf http://data.open-opinion.org/socia/data/Goal/農業の復興 }" calcext:value-type="string">
            <text:p>INSERT DATA { http://data.open-opinion.org/socia/data/Goal/被災した農家支援 socia:subGoalOf http://data.open-opinion.org/socia/data/Goal/農業の復興 }</text:p>
          </table:table-cell>
        </table:table-row>
        <table:table-row table:style-name="ro2">
          <table:table-cell office:value-type="string" calcext:value-type="string">
            <text:p>http://data.open-opinion.org/socia/data/Goal/野生動物による農業被害を阻止する</text:p>
          </table:table-cell>
          <table:table-cell table:style-name="ce2" office:value-type="string" calcext:value-type="string">
            <text:p>http://data.open-opinion.org/socia/data/Goal/農業の復興</text:p>
          </table:table-cell>
          <table:table-cell table:number-columns-repeated="7"/>
          <table:table-cell table:formula="of:=CONCATENATE([.$D$3];[.A63];[.$F$3];[.B63];[.$H$3])" office:value-type="string" office:string-value="INSERT DATA { http://data.open-opinion.org/socia/data/Goal/野生動物による農業被害を阻止する socia:subGoalOf http://data.open-opinion.org/socia/data/Goal/農業の復興 }" calcext:value-type="string">
            <text:p>INSERT DATA { http://data.open-opinion.org/socia/data/Goal/野生動物による農業被害を阻止する socia:subGoalOf http://data.open-opinion.org/socia/data/Goal/農業の復興 }</text:p>
          </table:table-cell>
        </table:table-row>
        <table:table-row table:style-name="ro2">
          <table:table-cell office:value-type="string" calcext:value-type="string">
            <text:p>http://data.open-opinion.org/socia/data/Goal/野生動物による農業被害を阻止する</text:p>
          </table:table-cell>
          <table:table-cell table:style-name="ce2" office:value-type="string" calcext:value-type="string">
            <text:p>http://data.open-opinion.org/socia/data/Goal/イノシシを捕獲する</text:p>
          </table:table-cell>
          <table:table-cell table:number-columns-repeated="7"/>
          <table:table-cell table:formula="of:=CONCATENATE([.$D$3];[.A64];[.$F$3];[.B64];[.$H$3])" office:value-type="string" office:string-value="INSERT DATA { http://data.open-opinion.org/socia/data/Goal/野生動物による農業被害を阻止する socia:subGoalOf http://data.open-opinion.org/socia/data/Goal/イノシシを捕獲する }" calcext:value-type="string">
            <text:p>INSERT DATA { http://data.open-opinion.org/socia/data/Goal/野生動物による農業被害を阻止する socia:subGoalOf http://data.open-opinion.org/socia/data/Goal/イノシシを捕獲する }</text:p>
          </table:table-cell>
        </table:table-row>
        <table:table-row table:style-name="ro2">
          <table:table-cell office:value-type="string" calcext:value-type="string">
            <text:p>http://data.open-opinion.org/socia/data/Goal/営農再開</text:p>
          </table:table-cell>
          <table:table-cell table:style-name="ce2" office:value-type="string" calcext:value-type="string">
            <text:p>http://data.open-opinion.org/socia/data/Goal/避難住民の帰還</text:p>
          </table:table-cell>
          <table:table-cell table:number-columns-repeated="7"/>
          <table:table-cell table:formula="of:=CONCATENATE([.$D$3];[.A65];[.$F$3];[.B65];[.$H$3])" office:value-type="string" office:string-value="INSERT DATA { http://data.open-opinion.org/socia/data/Goal/営農再開 socia:subGoalOf http://data.open-opinion.org/socia/data/Goal/避難住民の帰還 }" calcext:value-type="string">
            <text:p>INSERT DATA { http://data.open-opinion.org/socia/data/Goal/営農再開 socia:subGoalOf http://data.open-opinion.org/socia/data/Goal/避難住民の帰還 }</text:p>
          </table:table-cell>
        </table:table-row>
        <table:table-row table:style-name="ro2">
          <table:table-cell office:value-type="string" calcext:value-type="string">
            <text:p>http://data.open-opinion.org/socia/data/Goal/営農再開</text:p>
          </table:table-cell>
          <table:table-cell table:style-name="ce2" office:value-type="string" calcext:value-type="string">
            <text:p>http://data.open-opinion.org/socia/data/Goal/農業の復興</text:p>
          </table:table-cell>
          <table:table-cell table:number-columns-repeated="7"/>
          <table:table-cell table:formula="of:=CONCATENATE([.$D$3];[.A66];[.$F$3];[.B66];[.$H$3])" office:value-type="string" office:string-value="INSERT DATA { http://data.open-opinion.org/socia/data/Goal/営農再開 socia:subGoalOf http://data.open-opinion.org/socia/data/Goal/農業の復興 }" calcext:value-type="string">
            <text:p>INSERT DATA { http://data.open-opinion.org/socia/data/Goal/営農再開 socia:subGoalOf http://data.open-opinion.org/socia/data/Goal/農業の復興 }</text:p>
          </table:table-cell>
        </table:table-row>
        <table:table-row table:style-name="ro2">
          <table:table-cell office:value-type="string" calcext:value-type="string">
            <text:p>http://data.open-opinion.org/socia/data/Goal/営農再開</text:p>
          </table:table-cell>
          <table:table-cell table:style-name="ce2" office:value-type="string" calcext:value-type="string">
            <text:p>http://data.open-opinion.org/socia/data/Goal/生活環境の基盤整備</text:p>
          </table:table-cell>
          <table:table-cell table:number-columns-repeated="7"/>
          <table:table-cell table:formula="of:=CONCATENATE([.$D$3];[.A67];[.$F$3];[.B67];[.$H$3])" office:value-type="string" office:string-value="INSERT DATA { http://data.open-opinion.org/socia/data/Goal/営農再開 socia:subGoalOf http://data.open-opinion.org/socia/data/Goal/生活環境の基盤整備 }" calcext:value-type="string">
            <text:p>INSERT DATA { http://data.open-opinion.org/socia/data/Goal/営農再開 socia:subGoalOf http://data.open-opinion.org/socia/data/Goal/生活環境の基盤整備 }</text:p>
          </table:table-cell>
        </table:table-row>
        <table:table-row table:style-name="ro2">
          <table:table-cell office:value-type="string" calcext:value-type="string">
            <text:p>http://data.open-opinion.org/socia/data/Goal/漁業の復興</text:p>
          </table:table-cell>
          <table:table-cell table:style-name="ce2" office:value-type="string" calcext:value-type="string">
            <text:p>http://data.open-opinion.org/socia/data/Goal/収入の確保</text:p>
          </table:table-cell>
          <table:table-cell table:number-columns-repeated="7"/>
          <table:table-cell table:formula="of:=CONCATENATE([.$D$3];[.A68];[.$F$3];[.B68];[.$H$3])" office:value-type="string" office:string-value="INSERT DATA { http://data.open-opinion.org/socia/data/Goal/漁業の復興 socia:subGoalOf http://data.open-opinion.org/socia/data/Goal/収入の確保 }" calcext:value-type="string">
            <text:p>INSERT DATA { http://data.open-opinion.org/socia/data/Goal/漁業の復興 socia:subGoalOf http://data.open-opinion.org/socia/data/Goal/収入の確保 }</text:p>
          </table:table-cell>
        </table:table-row>
        <table:table-row table:style-name="ro2">
          <table:table-cell office:value-type="string" calcext:value-type="string">
            <text:p>http://data.open-opinion.org/socia/data/Goal/ノルウェー型の漁業・水産業の資源管理を行う</text:p>
          </table:table-cell>
          <table:table-cell table:style-name="ce2" office:value-type="string" calcext:value-type="string">
            <text:p>http://data.open-opinion.org/socia/data/Goal/漁業の復興</text:p>
          </table:table-cell>
          <table:table-cell table:number-columns-repeated="7"/>
          <table:table-cell table:formula="of:=CONCATENATE([.$D$3];[.A69];[.$F$3];[.B69];[.$H$3])" office:value-type="string" office:string-value="INSERT DATA { http://data.open-opinion.org/socia/data/Goal/ノルウェー型の漁業・水産業の資源管理を行う socia:subGoalOf http://data.open-opinion.org/socia/data/Goal/漁業の復興 }" calcext:value-type="string">
            <text:p>INSERT DATA { http://data.open-opinion.org/socia/data/Goal/ノルウェー型の漁業・水産業の資源管理を行う socia:subGoalOf http://data.open-opinion.org/socia/data/Goal/漁業の復興 }</text:p>
          </table:table-cell>
        </table:table-row>
        <table:table-row table:style-name="ro2">
          <table:table-cell office:value-type="string" calcext:value-type="string">
            <text:p>http://data.open-opinion.org/socia/data/Goal/底引き網漁の漁場を確保する</text:p>
          </table:table-cell>
          <table:table-cell table:style-name="ce2" office:value-type="string" calcext:value-type="string">
            <text:p>http://data.open-opinion.org/socia/data/Goal/漁業の復興</text:p>
          </table:table-cell>
          <table:table-cell table:number-columns-repeated="7"/>
          <table:table-cell table:formula="of:=CONCATENATE([.$D$3];[.A70];[.$F$3];[.B70];[.$H$3])" office:value-type="string" office:string-value="INSERT DATA { http://data.open-opinion.org/socia/data/Goal/底引き網漁の漁場を確保する socia:subGoalOf http://data.open-opinion.org/socia/data/Goal/漁業の復興 }" calcext:value-type="string">
            <text:p>INSERT DATA { http://data.open-opinion.org/socia/data/Goal/底引き網漁の漁場を確保する socia:subGoalOf http://data.open-opinion.org/socia/data/Goal/漁業の復興 }</text:p>
          </table:table-cell>
        </table:table-row>
        <table:table-row table:style-name="ro2">
          <table:table-cell office:value-type="string" calcext:value-type="string">
            <text:p>http://data.open-opinion.org/socia/data/Goal/本格操業</text:p>
          </table:table-cell>
          <table:table-cell table:style-name="ce2" office:value-type="string" calcext:value-type="string">
            <text:p>http://data.open-opinion.org/socia/data/Goal/漁業の復興</text:p>
          </table:table-cell>
          <table:table-cell table:number-columns-repeated="7"/>
          <table:table-cell table:formula="of:=CONCATENATE([.$D$3];[.A71];[.$F$3];[.B71];[.$H$3])" office:value-type="string" office:string-value="INSERT DATA { http://data.open-opinion.org/socia/data/Goal/本格操業 socia:subGoalOf http://data.open-opinion.org/socia/data/Goal/漁業の復興 }" calcext:value-type="string">
            <text:p>INSERT DATA { http://data.open-opinion.org/socia/data/Goal/本格操業 socia:subGoalOf http://data.open-opinion.org/socia/data/Goal/漁業の復興 }</text:p>
          </table:table-cell>
        </table:table-row>
        <table:table-row table:style-name="ro2">
          <table:table-cell office:value-type="string" calcext:value-type="string">
            <text:p>http://data.open-opinion.org/socia/data/Goal/雇用の確保</text:p>
          </table:table-cell>
          <table:table-cell table:style-name="ce2" office:value-type="string" calcext:value-type="string">
            <text:p>http://data.open-opinion.org/socia/data/Goal/村民の帰村</text:p>
          </table:table-cell>
          <table:table-cell table:number-columns-repeated="7"/>
          <table:table-cell table:formula="of:=CONCATENATE([.$D$3];[.A72];[.$F$3];[.B72];[.$H$3])" office:value-type="string" office:string-value="INSERT DATA { http://data.open-opinion.org/socia/data/Goal/雇用の確保 socia:subGoalOf http://data.open-opinion.org/socia/data/Goal/村民の帰村 }" calcext:value-type="string">
            <text:p>INSERT DATA { http://data.open-opinion.org/socia/data/Goal/雇用の確保 socia:subGoalOf http://data.open-opinion.org/socia/data/Goal/村民の帰村 }</text:p>
          </table:table-cell>
        </table:table-row>
        <table:table-row table:style-name="ro2">
          <table:table-cell office:value-type="string" calcext:value-type="string">
            <text:p>http://data.open-opinion.org/socia/data/Goal/雇用の確保</text:p>
          </table:table-cell>
          <table:table-cell table:style-name="ce2" office:value-type="string" calcext:value-type="string">
            <text:p>http://data.open-opinion.org/socia/data/Goal/収入の確保</text:p>
          </table:table-cell>
          <table:table-cell table:number-columns-repeated="7"/>
          <table:table-cell table:formula="of:=CONCATENATE([.$D$3];[.A73];[.$F$3];[.B73];[.$H$3])" office:value-type="string" office:string-value="INSERT DATA { http://data.open-opinion.org/socia/data/Goal/雇用の確保 socia:subGoalOf http://data.open-opinion.org/socia/data/Goal/収入の確保 }" calcext:value-type="string">
            <text:p>INSERT DATA { http://data.open-opinion.org/socia/data/Goal/雇用の確保 socia:subGoalOf http://data.open-opinion.org/socia/data/Goal/収入の確保 }</text:p>
          </table:table-cell>
        </table:table-row>
        <table:table-row table:style-name="ro2">
          <table:table-cell office:value-type="string" calcext:value-type="string">
            <text:p>http://data.open-opinion.org/socia/data/Goal/広野工場の求人</text:p>
          </table:table-cell>
          <table:table-cell table:style-name="ce2" office:value-type="string" calcext:value-type="string">
            <text:p>http://data.open-opinion.org/socia/data/Goal/雇用の確保</text:p>
          </table:table-cell>
          <table:table-cell table:number-columns-repeated="7"/>
          <table:table-cell table:formula="of:=CONCATENATE([.$D$3];[.A74];[.$F$3];[.B74];[.$H$3])" office:value-type="string" office:string-value="INSERT DATA { http://data.open-opinion.org/socia/data/Goal/広野工場の求人 socia:subGoalOf http://data.open-opinion.org/socia/data/Goal/雇用の確保 }" calcext:value-type="string">
            <text:p>INSERT DATA { http://data.open-opinion.org/socia/data/Goal/広野工場の求人 socia:subGoalOf http://data.open-opinion.org/socia/data/Goal/雇用の確保 }</text:p>
          </table:table-cell>
        </table:table-row>
        <table:table-row table:style-name="ro2">
          <table:table-cell office:value-type="string" calcext:value-type="string">
            <text:p>http://data.open-opinion.org/socia/data/Goal/収入の確保</text:p>
          </table:table-cell>
          <table:table-cell table:style-name="ce2" office:value-type="string" calcext:value-type="string">
            <text:p>http://data.open-opinion.org/socia/data/Goal/生活の再建</text:p>
          </table:table-cell>
          <table:table-cell table:number-columns-repeated="7"/>
          <table:table-cell table:formula="of:=CONCATENATE([.$D$3];[.A75];[.$F$3];[.B75];[.$H$3])" office:value-type="string" office:string-value="INSERT DATA { http://data.open-opinion.org/socia/data/Goal/収入の確保 socia:subGoalOf http://data.open-opinion.org/socia/data/Goal/生活の再建 }" calcext:value-type="string">
            <text:p>INSERT DATA { http://data.open-opinion.org/socia/data/Goal/収入の確保 socia:subGoalOf http://data.open-opinion.org/socia/data/Goal/生活の再建 }</text:p>
          </table:table-cell>
        </table:table-row>
        <table:table-row table:style-name="ro2">
          <table:table-cell office:value-type="string" calcext:value-type="string">
            <text:p>http://data.open-opinion.org/socia/data/Goal/被災者の就労支援</text:p>
          </table:table-cell>
          <table:table-cell table:style-name="ce2" office:value-type="string" calcext:value-type="string">
            <text:p>http://data.open-opinion.org/socia/data/Goal/生活の再建</text:p>
          </table:table-cell>
          <table:table-cell table:number-columns-repeated="7"/>
          <table:table-cell table:formula="of:=CONCATENATE([.$D$3];[.A76];[.$F$3];[.B76];[.$H$3])" office:value-type="string" office:string-value="INSERT DATA { http://data.open-opinion.org/socia/data/Goal/被災者の就労支援 socia:subGoalOf http://data.open-opinion.org/socia/data/Goal/生活の再建 }" calcext:value-type="string">
            <text:p>INSERT DATA { http://data.open-opinion.org/socia/data/Goal/被災者の就労支援 socia:subGoalOf http://data.open-opinion.org/socia/data/Goal/生活の再建 }</text:p>
          </table:table-cell>
        </table:table-row>
        <table:table-row table:style-name="ro2">
          <table:table-cell office:value-type="string" calcext:value-type="string">
            <text:p>http://data.open-opinion.org/socia/data/Goal/被災者の就労支援</text:p>
          </table:table-cell>
          <table:table-cell table:style-name="ce2" office:value-type="string" calcext:value-type="string">
            <text:p>http://data.open-opinion.org/socia/data/Goal/避難生活の基盤整備</text:p>
          </table:table-cell>
          <table:table-cell table:number-columns-repeated="7"/>
          <table:table-cell table:formula="of:=CONCATENATE([.$D$3];[.A77];[.$F$3];[.B77];[.$H$3])" office:value-type="string" office:string-value="INSERT DATA { http://data.open-opinion.org/socia/data/Goal/被災者の就労支援 socia:subGoalOf http://data.open-opinion.org/socia/data/Goal/避難生活の基盤整備 }" calcext:value-type="string">
            <text:p>INSERT DATA { http://data.open-opinion.org/socia/data/Goal/被災者の就労支援 socia:subGoalOf http://data.open-opinion.org/socia/data/Goal/避難生活の基盤整備 }</text:p>
          </table:table-cell>
        </table:table-row>
        <table:table-row table:style-name="ro2">
          <table:table-cell office:value-type="string" calcext:value-type="string">
            <text:p>http://data.open-opinion.org/socia/data/Goal/復興予算仕分の基準の定義</text:p>
          </table:table-cell>
          <table:table-cell table:style-name="ce2" office:value-type="string" calcext:value-type="string">
            <text:p>http://data.open-opinion.org/socia/data/Goal/復興予算の大幅見直し</text:p>
          </table:table-cell>
          <table:table-cell table:number-columns-repeated="7"/>
          <table:table-cell table:formula="of:=CONCATENATE([.$D$3];[.A78];[.$F$3];[.B78];[.$H$3])" office:value-type="string" office:string-value="INSERT DATA { http://data.open-opinion.org/socia/data/Goal/復興予算仕分の基準の定義 socia:subGoalOf http://data.open-opinion.org/socia/data/Goal/復興予算の大幅見直し }" calcext:value-type="string">
            <text:p>INSERT DATA { http://data.open-opinion.org/socia/data/Goal/復興予算仕分の基準の定義 socia:subGoalOf http://data.open-opinion.org/socia/data/Goal/復興予算の大幅見直し }</text:p>
          </table:table-cell>
        </table:table-row>
        <table:table-row table:style-name="ro2">
          <table:table-cell office:value-type="string" calcext:value-type="string">
            <text:p>http://data.open-opinion.org/socia/data/Goal/２０１１、１２年度予算のうち、１１府省の３５事業１６８億円分の執行を停止する</text:p>
          </table:table-cell>
          <table:table-cell table:style-name="ce2" office:value-type="string" calcext:value-type="string">
            <text:p>http://data.open-opinion.org/socia/data/Goal/復興予算の大幅見直し</text:p>
          </table:table-cell>
          <table:table-cell table:number-columns-repeated="7"/>
          <table:table-cell table:formula="of:=CONCATENATE([.$D$3];[.A79];[.$F$3];[.B79];[.$H$3])" office:value-type="string" office:string-value="INSERT DATA { http://data.open-opinion.org/socia/data/Goal/２０１１、１２年度予算のうち、１１府省の３５事業１６８億円分の執行を停止する socia:subGoalOf http://data.open-opinion.org/socia/data/Goal/復興予算の大幅見直し }" calcext:value-type="string">
            <text:p>INSERT DATA { http://data.open-opinion.org/socia/data/Goal/２０１１、１２年度予算のうち、１１府省の３５事業１６８億円分の執行を停止する socia:subGoalOf http://data.open-opinion.org/socia/data/Goal/復興予算の大幅見直し }</text:p>
          </table:table-cell>
        </table:table-row>
        <table:table-row table:style-name="ro2">
          <table:table-cell office:value-type="string" calcext:value-type="string">
            <text:p>http://data.open-opinion.org/socia/data/Goal/１３年度以降は被災地の復興と被災者の生活再建のために限る</text:p>
          </table:table-cell>
          <table:table-cell table:style-name="ce2" office:value-type="string" calcext:value-type="string">
            <text:p>http://data.open-opinion.org/socia/data/Goal/復興予算の大幅見直し</text:p>
          </table:table-cell>
          <table:table-cell table:number-columns-repeated="7"/>
          <table:table-cell table:formula="of:=CONCATENATE([.$D$3];[.A80];[.$F$3];[.B80];[.$H$3])" office:value-type="string" office:string-value="INSERT DATA { http://data.open-opinion.org/socia/data/Goal/１３年度以降は被災地の復興と被災者の生活再建のために限る socia:subGoalOf http://data.open-opinion.org/socia/data/Goal/復興予算の大幅見直し }" calcext:value-type="string">
            <text:p>INSERT DATA { http://data.open-opinion.org/socia/data/Goal/１３年度以降は被災地の復興と被災者の生活再建のために限る socia:subGoalOf http://data.open-opinion.org/socia/data/Goal/復興予算の大幅見直し }</text:p>
          </table:table-cell>
        </table:table-row>
        <table:table-row table:style-name="ro2">
          <table:table-cell office:value-type="string" calcext:value-type="string">
            <text:p>http://data.open-opinion.org/socia/data/Goal/福島原発事故第２次集団告訴の立件</text:p>
          </table:table-cell>
          <table:table-cell table:style-name="ce2" office:value-type="string" calcext:value-type="string">
            <text:p>http://data.open-opinion.org/socia/data/Goal/福島原発事故責任追及と補償</text:p>
          </table:table-cell>
          <table:table-cell table:number-columns-repeated="7"/>
          <table:table-cell table:formula="of:=CONCATENATE([.$D$3];[.A81];[.$F$3];[.B81];[.$H$3])" office:value-type="string" office:string-value="INSERT DATA { http://data.open-opinion.org/socia/data/Goal/福島原発事故第２次集団告訴の立件 socia:subGoalOf http://data.open-opinion.org/socia/data/Goal/福島原発事故責任追及と補償 }" calcext:value-type="string">
            <text:p>INSERT DATA { http://data.open-opinion.org/socia/data/Goal/福島原発事故第２次集団告訴の立件 socia:subGoalOf http://data.open-opinion.org/socia/data/Goal/福島原発事故責任追及と補償 }</text:p>
          </table:table-cell>
        </table:table-row>
        <table:table-row table:style-name="ro2">
          <table:table-cell office:value-type="string" calcext:value-type="string">
            <text:p>http://data.open-opinion.org/socia/data/Goal/「津波や過酷事故の対策を怠り事故を招き、放射性物質を排出させた」などとする業務上過失致死傷の適応</text:p>
          </table:table-cell>
          <table:table-cell table:style-name="ce2" office:value-type="string" calcext:value-type="string">
            <text:p>http://data.open-opinion.org/socia/data/Goal/福島原発事故責任追及と補償</text:p>
          </table:table-cell>
          <table:table-cell table:number-columns-repeated="7"/>
          <table:table-cell table:formula="of:=CONCATENATE([.$D$3];[.A82];[.$F$3];[.B82];[.$H$3])" office:value-type="string" office:string-value="INSERT DATA { http://data.open-opinion.org/socia/data/Goal/「津波や過酷事故の対策を怠り事故を招き、放射性物質を排出させた」などとする業務上過失致死傷の適応 socia:subGoalOf http://data.open-opinion.org/socia/data/Goal/福島原発事故責任追及と補償 }" calcext:value-type="string">
            <text:p>INSERT DATA { http://data.open-opinion.org/socia/data/Goal/「津波や過酷事故の対策を怠り事故を招き、放射性物質を排出させた」などとする業務上過失致死傷の適応 socia:subGoalOf http://data.open-opinion.org/socia/data/Goal/福島原発事故責任追及と補償 }</text:p>
          </table:table-cell>
        </table:table-row>
        <table:table-row table:style-name="ro2">
          <table:table-cell office:value-type="string" calcext:value-type="string">
            <text:p>http://data.open-opinion.org/socia/data/Goal/公害犯罪処罰法違反の適用</text:p>
          </table:table-cell>
          <table:table-cell table:style-name="ce2" office:value-type="string" calcext:value-type="string">
            <text:p>http://data.open-opinion.org/socia/data/Goal/福島原発事故責任追及と補償</text:p>
          </table:table-cell>
          <table:table-cell table:number-columns-repeated="7"/>
          <table:table-cell table:formula="of:=CONCATENATE([.$D$3];[.A83];[.$F$3];[.B83];[.$H$3])" office:value-type="string" office:string-value="INSERT DATA { http://data.open-opinion.org/socia/data/Goal/公害犯罪処罰法違反の適用 socia:subGoalOf http://data.open-opinion.org/socia/data/Goal/福島原発事故責任追及と補償 }" calcext:value-type="string">
            <text:p>INSERT DATA { http://data.open-opinion.org/socia/data/Goal/公害犯罪処罰法違反の適用 socia:subGoalOf http://data.open-opinion.org/socia/data/Goal/福島原発事故責任追及と補償 }</text:p>
          </table:table-cell>
        </table:table-row>
        <table:table-row table:style-name="ro2">
          <table:table-cell office:value-type="string" calcext:value-type="string">
            <text:p>http://data.open-opinion.org/socia/data/Goal/水素爆発で原子炉建屋を損壊させた業務上過失激発物破裂の適用</text:p>
          </table:table-cell>
          <table:table-cell table:style-name="ce2" office:value-type="string" calcext:value-type="string">
            <text:p>http://data.open-opinion.org/socia/data/Goal/福島原発事故責任追及と補償</text:p>
          </table:table-cell>
          <table:table-cell table:number-columns-repeated="7"/>
          <table:table-cell table:formula="of:=CONCATENATE([.$D$3];[.A84];[.$F$3];[.B84];[.$H$3])" office:value-type="string" office:string-value="INSERT DATA { http://data.open-opinion.org/socia/data/Goal/水素爆発で原子炉建屋を損壊させた業務上過失激発物破裂の適用 socia:subGoalOf http://data.open-opinion.org/socia/data/Goal/福島原発事故責任追及と補償 }" calcext:value-type="string">
            <text:p>INSERT DATA { http://data.open-opinion.org/socia/data/Goal/水素爆発で原子炉建屋を損壊させた業務上過失激発物破裂の適用 socia:subGoalOf http://data.open-opinion.org/socia/data/Goal/福島原発事故責任追及と補償 }</text:p>
          </table:table-cell>
        </table:table-row>
        <table:table-row table:style-name="ro2">
          <table:table-cell office:value-type="string" calcext:value-type="string">
            <text:p>http://data.open-opinion.org/socia/data/Goal/第4次東日本大震災の復興事業記念貨幣デザイン</text:p>
          </table:table-cell>
          <table:table-cell table:style-name="ce2" office:value-type="string" calcext:value-type="string">
            <text:p>http://data.open-opinion.org/socia/data/Goal/震災復興財源確保</text:p>
          </table:table-cell>
          <table:table-cell table:number-columns-repeated="7"/>
          <table:table-cell table:formula="of:=CONCATENATE([.$D$3];[.A85];[.$F$3];[.B85];[.$H$3])" office:value-type="string" office:string-value="INSERT DATA { http://data.open-opinion.org/socia/data/Goal/第4次東日本大震災の復興事業記念貨幣デザイン socia:subGoalOf http://data.open-opinion.org/socia/data/Goal/震災復興財源確保 }" calcext:value-type="string">
            <text:p>INSERT DATA { http://data.open-opinion.org/socia/data/Goal/第4次東日本大震災の復興事業記念貨幣デザイン socia:subGoalOf http://data.open-opinion.org/socia/data/Goal/震災復興財源確保 }</text:p>
          </table:table-cell>
        </table:table-row>
        <table:table-row table:style-name="ro2">
          <table:table-cell office:value-type="string" calcext:value-type="string">
            <text:p>http://data.open-opinion.org/socia/data/Goal/JT株を2012年度内までに売却</text:p>
          </table:table-cell>
          <table:table-cell table:style-name="ce2" office:value-type="string" calcext:value-type="string">
            <text:p>http://data.open-opinion.org/socia/data/Goal/震災復興財源確保</text:p>
          </table:table-cell>
          <table:table-cell table:number-columns-repeated="7"/>
          <table:table-cell table:formula="of:=CONCATENATE([.$D$3];[.A86];[.$F$3];[.B86];[.$H$3])" office:value-type="string" office:string-value="INSERT DATA { http://data.open-opinion.org/socia/data/Goal/JT株を2012年度内までに売却 socia:subGoalOf http://data.open-opinion.org/socia/data/Goal/震災復興財源確保 }" calcext:value-type="string">
            <text:p>INSERT DATA { http://data.open-opinion.org/socia/data/Goal/JT株を2012年度内までに売却 socia:subGoalOf http://data.open-opinion.org/socia/data/Goal/震災復興財源確保 }</text:p>
          </table:table-cell>
        </table:table-row>
        <table:table-row table:style-name="ro2">
          <table:table-cell office:value-type="string" calcext:value-type="string">
            <text:p>http://data.open-opinion.org/socia/data/Goal/全国の国家公務員宿舎の使用料（賃料）を平均5割引き上げる</text:p>
          </table:table-cell>
          <table:table-cell table:style-name="ce2" office:value-type="string" calcext:value-type="string">
            <text:p>http://data.open-opinion.org/socia/data/Goal/震災復興財源確保</text:p>
          </table:table-cell>
          <table:table-cell table:number-columns-repeated="7"/>
          <table:table-cell table:formula="of:=CONCATENATE([.$D$3];[.A87];[.$F$3];[.B87];[.$H$3])" office:value-type="string" office:string-value="INSERT DATA { http://data.open-opinion.org/socia/data/Goal/全国の国家公務員宿舎の使用料（賃料）を平均5割引き上げる socia:subGoalOf http://data.open-opinion.org/socia/data/Goal/震災復興財源確保 }" calcext:value-type="string">
            <text:p>INSERT DATA { http://data.open-opinion.org/socia/data/Goal/全国の国家公務員宿舎の使用料（賃料）を平均5割引き上げる socia:subGoalOf http://data.open-opinion.org/socia/data/Goal/震災復興財源確保 }</text:p>
          </table:table-cell>
        </table:table-row>
        <table:table-row table:style-name="ro2">
          <table:table-cell office:value-type="string" calcext:value-type="string">
            <text:p>http://data.open-opinion.org/socia/data/Goal/売却益を東日本大震災の復興財源に充てる</text:p>
          </table:table-cell>
          <table:table-cell table:style-name="ce2" office:value-type="string" calcext:value-type="string">
            <text:p>http://data.open-opinion.org/socia/data/Goal/震災復興財源確保</text:p>
          </table:table-cell>
          <table:table-cell table:number-columns-repeated="7"/>
          <table:table-cell table:formula="of:=CONCATENATE([.$D$3];[.A88];[.$F$3];[.B88];[.$H$3])" office:value-type="string" office:string-value="INSERT DATA { http://data.open-opinion.org/socia/data/Goal/売却益を東日本大震災の復興財源に充てる socia:subGoalOf http://data.open-opinion.org/socia/data/Goal/震災復興財源確保 }" calcext:value-type="string">
            <text:p>INSERT DATA { http://data.open-opinion.org/socia/data/Goal/売却益を東日本大震災の復興財源に充てる socia:subGoalOf http://data.open-opinion.org/socia/data/Goal/震災復興財源確保 }</text:p>
          </table:table-cell>
        </table:table-row>
        <table:table-row table:style-name="ro2">
          <table:table-cell office:value-type="string" calcext:value-type="string">
            <text:p>http://data.open-opinion.org/socia/data/Goal/2012年3月までに震災がれきの53％を処理する</text:p>
          </table:table-cell>
          <table:table-cell table:style-name="ce2" office:value-type="string" calcext:value-type="string">
            <text:p>http://data.open-opinion.org/socia/data/Goal/震災がれき処理</text:p>
          </table:table-cell>
          <table:table-cell table:number-columns-repeated="7"/>
          <table:table-cell table:formula="of:=CONCATENATE([.$D$3];[.A89];[.$F$3];[.B89];[.$H$3])" office:value-type="string" office:string-value="INSERT DATA { http://data.open-opinion.org/socia/data/Goal/2012年3月までに震災がれきの53％を処理する socia:subGoalOf http://data.open-opinion.org/socia/data/Goal/震災がれき処理 }" calcext:value-type="string">
            <text:p>INSERT DATA { http://data.open-opinion.org/socia/data/Goal/2012年3月までに震災がれきの53％を処理する socia:subGoalOf http://data.open-opinion.org/socia/data/Goal/震災がれき処理 }</text:p>
          </table:table-cell>
        </table:table-row>
        <table:table-row table:style-name="ro2">
          <table:table-cell office:value-type="string" calcext:value-type="string">
            <text:p>http://data.open-opinion.org/socia/data/Goal/岩手県陸前高田市へと所属選手、クラブスタッフを派遣し現地でサッカー教室を開催</text:p>
          </table:table-cell>
          <table:table-cell table:style-name="ce2" office:value-type="string" calcext:value-type="string">
            <text:p>http://data.open-opinion.org/socia/data/Goal/Ｍｉｎｄ－１日本プロジェクトの継続</text:p>
          </table:table-cell>
          <table:table-cell table:number-columns-repeated="7"/>
          <table:table-cell table:formula="of:=CONCATENATE([.$D$3];[.A90];[.$F$3];[.B90];[.$H$3])" office:value-type="string" office:string-value="INSERT DATA { http://data.open-opinion.org/socia/data/Goal/岩手県陸前高田市へと所属選手、クラブスタッフを派遣し現地でサッカー教室を開催 socia:subGoalOf http://data.open-opinion.org/socia/data/Goal/Ｍｉｎｄ－１日本プロジェクトの継続 }" calcext:value-type="string">
            <text:p>INSERT DATA { http://data.open-opinion.org/socia/data/Goal/岩手県陸前高田市へと所属選手、クラブスタッフを派遣し現地でサッカー教室を開催 socia:subGoalOf http://data.open-opinion.org/socia/data/Goal/Ｍｉｎｄ－１日本プロジェクトの継続 }</text:p>
          </table:table-cell>
        </table:table-row>
        <table:table-row table:style-name="ro2">
          <table:table-cell office:value-type="string" calcext:value-type="string">
            <text:p>http://data.open-opinion.org/socia/data/Goal/陸前高田市から被災児童やその保護者などを招待した川崎修学旅行の実行</text:p>
          </table:table-cell>
          <table:table-cell table:style-name="ce2" office:value-type="string" calcext:value-type="string">
            <text:p>http://data.open-opinion.org/socia/data/Goal/Ｍｉｎｄ－１日本プロジェクトの継続</text:p>
          </table:table-cell>
          <table:table-cell table:number-columns-repeated="7"/>
          <table:table-cell table:formula="of:=CONCATENATE([.$D$3];[.A91];[.$F$3];[.B91];[.$H$3])" office:value-type="string" office:string-value="INSERT DATA { http://data.open-opinion.org/socia/data/Goal/陸前高田市から被災児童やその保護者などを招待した川崎修学旅行の実行 socia:subGoalOf http://data.open-opinion.org/socia/data/Goal/Ｍｉｎｄ－１日本プロジェクトの継続 }" calcext:value-type="string">
            <text:p>INSERT DATA { http://data.open-opinion.org/socia/data/Goal/陸前高田市から被災児童やその保護者などを招待した川崎修学旅行の実行 socia:subGoalOf http://data.open-opinion.org/socia/data/Goal/Ｍｉｎｄ－１日本プロジェクトの継続 }</text:p>
          </table:table-cell>
        </table:table-row>
        <table:table-row table:style-name="ro2">
          <table:table-cell office:value-type="string" calcext:value-type="string">
            <text:p>http://data.open-opinion.org/socia/data/Goal/Ｍｉｎｄ－１ニッポンプロジェクトの街頭募金活動</text:p>
          </table:table-cell>
          <table:table-cell table:style-name="ce2" office:value-type="string" calcext:value-type="string">
            <text:p>http://data.open-opinion.org/socia/data/Goal/Ｍｉｎｄ－１日本プロジェクトの継続</text:p>
          </table:table-cell>
          <table:table-cell table:number-columns-repeated="7"/>
          <table:table-cell table:formula="of:=CONCATENATE([.$D$3];[.A92];[.$F$3];[.B92];[.$H$3])" office:value-type="string" office:string-value="INSERT DATA { http://data.open-opinion.org/socia/data/Goal/Ｍｉｎｄ－１ニッポンプロジェクトの街頭募金活動 socia:subGoalOf http://data.open-opinion.org/socia/data/Goal/Ｍｉｎｄ－１日本プロジェクトの継続 }" calcext:value-type="string">
            <text:p>INSERT DATA { http://data.open-opinion.org/socia/data/Goal/Ｍｉｎｄ－１ニッポンプロジェクトの街頭募金活動 socia:subGoalOf http://data.open-opinion.org/socia/data/Goal/Ｍｉｎｄ－１日本プロジェクトの継続 }</text:p>
          </table:table-cell>
        </table:table-row>
        <table:table-row table:style-name="ro2">
          <table:table-cell office:value-type="string" calcext:value-type="string">
            <text:p>http://data.open-opinion.org/socia/data/Goal/ぎんなんを販売する</text:p>
          </table:table-cell>
          <table:table-cell table:style-name="ce2" office:value-type="string" calcext:value-type="string">
            <text:p>http://data.open-opinion.org/socia/data/Goal/震災復興支援金を送る</text:p>
          </table:table-cell>
          <table:table-cell table:number-columns-repeated="7"/>
          <table:table-cell table:formula="of:=CONCATENATE([.$D$3];[.A93];[.$F$3];[.B93];[.$H$3])" office:value-type="string" office:string-value="INSERT DATA { http://data.open-opinion.org/socia/data/Goal/ぎんなんを販売する socia:subGoalOf http://data.open-opinion.org/socia/data/Goal/震災復興支援金を送る }" calcext:value-type="string">
            <text:p>INSERT DATA { http://data.open-opinion.org/socia/data/Goal/ぎんなんを販売する socia:subGoalOf http://data.open-opinion.org/socia/data/Goal/震災復興支援金を送る }</text:p>
          </table:table-cell>
        </table:table-row>
        <table:table-row table:style-name="ro2">
          <table:table-cell office:value-type="string" calcext:value-type="string">
            <text:p>http://data.open-opinion.org/socia/data/Goal/生活再建支援金を被災者に支給する</text:p>
          </table:table-cell>
          <table:table-cell table:style-name="ce2" office:value-type="string" calcext:value-type="string">
            <text:p>http://data.open-opinion.org/socia/data/Goal/避難生活の基盤整備</text:p>
          </table:table-cell>
          <table:table-cell table:number-columns-repeated="7"/>
          <table:table-cell table:formula="of:=CONCATENATE([.$D$3];[.A94];[.$F$3];[.B94];[.$H$3])" office:value-type="string" office:string-value="INSERT DATA { http://data.open-opinion.org/socia/data/Goal/生活再建支援金を被災者に支給する socia:subGoalOf http://data.open-opinion.org/socia/data/Goal/避難生活の基盤整備 }" calcext:value-type="string">
            <text:p>INSERT DATA { http://data.open-opinion.org/socia/data/Goal/生活再建支援金を被災者に支給する socia:subGoalOf http://data.open-opinion.org/socia/data/Goal/避難生活の基盤整備 }</text:p>
          </table:table-cell>
        </table:table-row>
        <table:table-row table:style-name="ro2">
          <table:table-cell office:value-type="string" calcext:value-type="string">
            <text:p>http://data.open-opinion.org/socia/data/Goal/除染対策</text:p>
          </table:table-cell>
          <table:table-cell table:style-name="ce2" office:value-type="string" calcext:value-type="string">
            <text:p>http://data.open-opinion.org/socia/data/Goal/東日本大震災と東京電力福島第一原発事故からの再生と次代へつなぐ共同の実践</text:p>
          </table:table-cell>
          <table:table-cell table:number-columns-repeated="7"/>
          <table:table-cell table:formula="of:=CONCATENATE([.$D$3];[.A95];[.$F$3];[.B95];[.$H$3])" office:value-type="string" office:string-value="INSERT DATA { http://data.open-opinion.org/socia/data/Goal/除染対策 socia:subGoalOf http://data.open-opinion.org/socia/data/Goal/東日本大震災と東京電力福島第一原発事故からの再生と次代へつなぐ共同の実践 }" calcext:value-type="string">
            <text:p>INSERT DATA { http://data.open-opinion.org/socia/data/Goal/除染対策 socia:subGoalOf http://data.open-opinion.org/socia/data/Goal/東日本大震災と東京電力福島第一原発事故からの再生と次代へつなぐ共同の実践 }</text:p>
          </table:table-cell>
        </table:table-row>
        <table:table-row table:style-name="ro2">
          <table:table-cell office:value-type="string" calcext:value-type="string">
            <text:p>http://data.open-opinion.org/socia/data/Goal/再生可能エネルギーの利活用</text:p>
          </table:table-cell>
          <table:table-cell table:style-name="ce2" office:value-type="string" calcext:value-type="string">
            <text:p>http://data.open-opinion.org/socia/data/Goal/東日本大震災と東京電力福島第一原発事故からの再生と次代へつなぐ共同の実践</text:p>
          </table:table-cell>
          <table:table-cell table:number-columns-repeated="7"/>
          <table:table-cell table:formula="of:=CONCATENATE([.$D$3];[.A96];[.$F$3];[.B96];[.$H$3])" office:value-type="string" office:string-value="INSERT DATA { http://data.open-opinion.org/socia/data/Goal/再生可能エネルギーの利活用 socia:subGoalOf http://data.open-opinion.org/socia/data/Goal/東日本大震災と東京電力福島第一原発事故からの再生と次代へつなぐ共同の実践 }" calcext:value-type="string">
            <text:p>INSERT DATA { http://data.open-opinion.org/socia/data/Goal/再生可能エネルギーの利活用 socia:subGoalOf http://data.open-opinion.org/socia/data/Goal/東日本大震災と東京電力福島第一原発事故からの再生と次代へつなぐ共同の実践 }</text:p>
          </table:table-cell>
        </table:table-row>
        <table:table-row table:style-name="ro2">
          <table:table-cell office:value-type="string" calcext:value-type="string">
            <text:p>http://data.open-opinion.org/socia/data/Goal/福島県内ＪＡを４JAに合併再編する</text:p>
          </table:table-cell>
          <table:table-cell table:style-name="ce2" office:value-type="string" calcext:value-type="string">
            <text:p>http://data.open-opinion.org/socia/data/Goal/福島県内ＪＡを合併再編する</text:p>
          </table:table-cell>
          <table:table-cell table:number-columns-repeated="7"/>
          <table:table-cell table:formula="of:=CONCATENATE([.$D$3];[.A97];[.$F$3];[.B97];[.$H$3])" office:value-type="string" office:string-value="INSERT DATA { http://data.open-opinion.org/socia/data/Goal/福島県内ＪＡを４JAに合併再編する socia:subGoalOf http://data.open-opinion.org/socia/data/Goal/福島県内ＪＡを合併再編する }" calcext:value-type="string">
            <text:p>INSERT DATA { http://data.open-opinion.org/socia/data/Goal/福島県内ＪＡを４JAに合併再編する socia:subGoalOf http://data.open-opinion.org/socia/data/Goal/福島県内ＪＡを合併再編する }</text:p>
          </table:table-cell>
        </table:table-row>
        <table:table-row table:style-name="ro2">
          <table:table-cell office:value-type="string" calcext:value-type="string">
            <text:p>http://data.open-opinion.org/socia/data/Goal/きめ細かい放射性物質検査の実施</text:p>
          </table:table-cell>
          <table:table-cell table:style-name="ce2" office:value-type="string" calcext:value-type="string">
            <text:p>http://data.open-opinion.org/socia/data/Goal/福島ブランドの信頼回復</text:p>
          </table:table-cell>
          <table:table-cell table:number-columns-repeated="7"/>
          <table:table-cell table:formula="of:=CONCATENATE([.$D$3];[.A98];[.$F$3];[.B98];[.$H$3])" office:value-type="string" office:string-value="INSERT DATA { http://data.open-opinion.org/socia/data/Goal/きめ細かい放射性物質検査の実施 socia:subGoalOf http://data.open-opinion.org/socia/data/Goal/福島ブランドの信頼回復 }" calcext:value-type="string">
            <text:p>INSERT DATA { http://data.open-opinion.org/socia/data/Goal/きめ細かい放射性物質検査の実施 socia:subGoalOf http://data.open-opinion.org/socia/data/Goal/福島ブランドの信頼回復 }</text:p>
          </table:table-cell>
        </table:table-row>
        <table:table-row table:style-name="ro2">
          <table:table-cell office:value-type="string" calcext:value-type="string">
            <text:p>http://data.open-opinion.org/socia/data/Goal/浮体式洋上風力発電所を建設する</text:p>
          </table:table-cell>
          <table:table-cell table:style-name="ce2" office:value-type="string" calcext:value-type="string">
            <text:p>http://data.open-opinion.org/socia/data/Goal/震災復興事業を行う</text:p>
          </table:table-cell>
          <table:table-cell table:number-columns-repeated="7"/>
          <table:table-cell table:formula="of:=CONCATENATE([.$D$3];[.A99];[.$F$3];[.B99];[.$H$3])" office:value-type="string" office:string-value="INSERT DATA { http://data.open-opinion.org/socia/data/Goal/浮体式洋上風力発電所を建設する socia:subGoalOf http://data.open-opinion.org/socia/data/Goal/震災復興事業を行う }" calcext:value-type="string">
            <text:p>INSERT DATA { http://data.open-opinion.org/socia/data/Goal/浮体式洋上風力発電所を建設する socia:subGoalOf http://data.open-opinion.org/socia/data/Goal/震災復興事業を行う }</text:p>
          </table:table-cell>
        </table:table-row>
        <table:table-row table:style-name="ro2">
          <table:table-cell office:value-type="string" calcext:value-type="string">
            <text:p>http://data.open-opinion.org/socia/data/Goal/生活環境の基盤整備</text:p>
          </table:table-cell>
          <table:table-cell table:style-name="ce2" office:value-type="string" calcext:value-type="string">
            <text:p>http://data.open-opinion.org/socia/data/Goal/避難住民の帰還</text:p>
          </table:table-cell>
          <table:table-cell table:number-columns-repeated="7"/>
          <table:table-cell table:formula="of:=CONCATENATE([.$D$3];[.A100];[.$F$3];[.B100];[.$H$3])" office:value-type="string" office:string-value="INSERT DATA { http://data.open-opinion.org/socia/data/Goal/生活環境の基盤整備 socia:subGoalOf http://data.open-opinion.org/socia/data/Goal/避難住民の帰還 }" calcext:value-type="string">
            <text:p>INSERT DATA { http://data.open-opinion.org/socia/data/Goal/生活環境の基盤整備 socia:subGoalOf http://data.open-opinion.org/socia/data/Goal/避難住民の帰還 }</text:p>
          </table:table-cell>
        </table:table-row>
        <table:table-row table:style-name="ro2">
          <table:table-cell office:value-type="string" calcext:value-type="string">
            <text:p>http://data.open-opinion.org/socia/data/Goal/支援金を受け取る</text:p>
          </table:table-cell>
          <table:table-cell table:style-name="ce2" office:value-type="string" calcext:value-type="string">
            <text:p>http://data.open-opinion.org/socia/data/Goal/避難生活の基盤整備</text:p>
          </table:table-cell>
          <table:table-cell table:number-columns-repeated="7"/>
          <table:table-cell table:formula="of:=CONCATENATE([.$D$3];[.A101];[.$F$3];[.B101];[.$H$3])" office:value-type="string" office:string-value="INSERT DATA { http://data.open-opinion.org/socia/data/Goal/支援金を受け取る socia:subGoalOf http://data.open-opinion.org/socia/data/Goal/避難生活の基盤整備 }" calcext:value-type="string">
            <text:p>INSERT DATA { http://data.open-opinion.org/socia/data/Goal/支援金を受け取る socia:subGoalOf http://data.open-opinion.org/socia/data/Goal/避難生活の基盤整備 }</text:p>
          </table:table-cell>
        </table:table-row>
        <table:table-row table:style-name="ro2">
          <table:table-cell office:value-type="string" calcext:value-type="string">
            <text:p>http://data.open-opinion.org/socia/data/Goal/放射性物質の分布状況を簡単に観測、動画撮影できる特殊ビデオカメラを開発</text:p>
          </table:table-cell>
          <table:table-cell table:style-name="ce2" office:value-type="string" calcext:value-type="string">
            <text:p>http://data.open-opinion.org/socia/data/Goal/特殊ビデオカメラを除染作業で利用する</text:p>
          </table:table-cell>
          <table:table-cell table:number-columns-repeated="7"/>
          <table:table-cell table:formula="of:=CONCATENATE([.$D$3];[.A102];[.$F$3];[.B102];[.$H$3])" office:value-type="string" office:string-value="INSERT DATA { http://data.open-opinion.org/socia/data/Goal/放射性物質の分布状況を簡単に観測、動画撮影できる特殊ビデオカメラを開発 socia:subGoalOf http://data.open-opinion.org/socia/data/Goal/特殊ビデオカメラを除染作業で利用する }" calcext:value-type="string">
            <text:p>INSERT DATA { http://data.open-opinion.org/socia/data/Goal/放射性物質の分布状況を簡単に観測、動画撮影できる特殊ビデオカメラを開発 socia:subGoalOf http://data.open-opinion.org/socia/data/Goal/特殊ビデオカメラを除染作業で利用する }</text:p>
          </table:table-cell>
        </table:table-row>
        <table:table-row table:style-name="ro2">
          <table:table-cell office:value-type="string" calcext:value-type="string">
            <text:p>http://data.open-opinion.org/socia/data/Goal/放射性物質の分布状況を簡単に観測、動画撮影できる特殊ビデオカメラを開発</text:p>
          </table:table-cell>
          <table:table-cell table:style-name="ce2" office:value-type="string" calcext:value-type="string">
            <text:p>http://data.open-opinion.org/socia/data/Goal/除染作業の速度を上げる</text:p>
          </table:table-cell>
          <table:table-cell table:number-columns-repeated="7"/>
          <table:table-cell table:formula="of:=CONCATENATE([.$D$3];[.A103];[.$F$3];[.B103];[.$H$3])" office:value-type="string" office:string-value="INSERT DATA { http://data.open-opinion.org/socia/data/Goal/放射性物質の分布状況を簡単に観測、動画撮影できる特殊ビデオカメラを開発 socia:subGoalOf http://data.open-opinion.org/socia/data/Goal/除染作業の速度を上げる }" calcext:value-type="string">
            <text:p>INSERT DATA { http://data.open-opinion.org/socia/data/Goal/放射性物質の分布状況を簡単に観測、動画撮影できる特殊ビデオカメラを開発 socia:subGoalOf http://data.open-opinion.org/socia/data/Goal/除染作業の速度を上げる }</text:p>
          </table:table-cell>
        </table:table-row>
        <table:table-row table:style-name="ro2">
          <table:table-cell office:value-type="string" calcext:value-type="string">
            <text:p>http://data.open-opinion.org/socia/data/Goal/東京電力が避難者に対して補償をする</text:p>
          </table:table-cell>
          <table:table-cell table:style-name="ce2" office:value-type="string" calcext:value-type="string">
            <text:p>http://data.open-opinion.org/socia/data/Goal/東京電力が福島第一事故の責任を取る</text:p>
          </table:table-cell>
          <table:table-cell table:number-columns-repeated="7"/>
          <table:table-cell table:formula="of:=CONCATENATE([.$D$3];[.A104];[.$F$3];[.B104];[.$H$3])" office:value-type="string" office:string-value="INSERT DATA { http://data.open-opinion.org/socia/data/Goal/東京電力が避難者に対して補償をする socia:subGoalOf http://data.open-opinion.org/socia/data/Goal/東京電力が福島第一事故の責任を取る }" calcext:value-type="string">
            <text:p>INSERT DATA { http://data.open-opinion.org/socia/data/Goal/東京電力が避難者に対して補償をする socia:subGoalOf http://data.open-opinion.org/socia/data/Goal/東京電力が福島第一事故の責任を取る }</text:p>
          </table:table-cell>
        </table:table-row>
        <table:table-row table:style-name="ro2">
          <table:table-cell office:value-type="string" calcext:value-type="string">
            <text:p>http://data.open-opinion.org/socia/data/Goal/除染業者を認定する</text:p>
          </table:table-cell>
          <table:table-cell table:style-name="ce2" office:value-type="string" calcext:value-type="string">
            <text:p>http://data.open-opinion.org/socia/data/Goal/早期除染</text:p>
          </table:table-cell>
          <table:table-cell table:number-columns-repeated="7"/>
          <table:table-cell table:formula="of:=CONCATENATE([.$D$3];[.A105];[.$F$3];[.B105];[.$H$3])" office:value-type="string" office:string-value="INSERT DATA { http://data.open-opinion.org/socia/data/Goal/除染業者を認定する socia:subGoalOf http://data.open-opinion.org/socia/data/Goal/早期除染 }" calcext:value-type="string">
            <text:p>INSERT DATA { http://data.open-opinion.org/socia/data/Goal/除染業者を認定する socia:subGoalOf http://data.open-opinion.org/socia/data/Goal/早期除染 }</text:p>
          </table:table-cell>
        </table:table-row>
        <table:table-row table:style-name="ro2">
          <table:table-cell office:value-type="string" calcext:value-type="string">
            <text:p>http://data.open-opinion.org/socia/data/Goal/南三陸町の窮状を発信する</text:p>
          </table:table-cell>
          <table:table-cell table:style-name="ce2" office:value-type="string" calcext:value-type="string">
            <text:p>http://data.open-opinion.org/socia/data/Goal/南三陸町の復興</text:p>
          </table:table-cell>
          <table:table-cell table:number-columns-repeated="7"/>
          <table:table-cell table:formula="of:=CONCATENATE([.$D$3];[.A106];[.$F$3];[.B106];[.$H$3])" office:value-type="string" office:string-value="INSERT DATA { http://data.open-opinion.org/socia/data/Goal/南三陸町の窮状を発信する socia:subGoalOf http://data.open-opinion.org/socia/data/Goal/南三陸町の復興 }" calcext:value-type="string">
            <text:p>INSERT DATA { http://data.open-opinion.org/socia/data/Goal/南三陸町の窮状を発信する socia:subGoalOf http://data.open-opinion.org/socia/data/Goal/南三陸町の復興 }</text:p>
          </table:table-cell>
        </table:table-row>
        <table:table-row table:style-name="ro2">
          <table:table-cell office:value-type="string" calcext:value-type="string">
            <text:p>http://data.open-opinion.org/socia/data/Goal/支援金を適正に支給する</text:p>
          </table:table-cell>
          <table:table-cell table:style-name="ce2" office:value-type="string" calcext:value-type="string">
            <text:p>http://data.open-opinion.org/socia/data/Goal/生活再建支援金を被災者に支給する</text:p>
          </table:table-cell>
          <table:table-cell table:number-columns-repeated="7"/>
          <table:table-cell table:formula="of:=CONCATENATE([.$D$3];[.A107];[.$F$3];[.B107];[.$H$3])" office:value-type="string" office:string-value="INSERT DATA { http://data.open-opinion.org/socia/data/Goal/支援金を適正に支給する socia:subGoalOf http://data.open-opinion.org/socia/data/Goal/生活再建支援金を被災者に支給する }" calcext:value-type="string">
            <text:p>INSERT DATA { http://data.open-opinion.org/socia/data/Goal/支援金を適正に支給する socia:subGoalOf http://data.open-opinion.org/socia/data/Goal/生活再建支援金を被災者に支給する }</text:p>
          </table:table-cell>
        </table:table-row>
        <table:table-row table:style-name="ro2">
          <table:table-cell office:value-type="string" calcext:value-type="string">
            <text:p>http://data.open-opinion.org/socia/data/Goal/支援金を適正に支給する</text:p>
          </table:table-cell>
          <table:table-cell table:style-name="ce2" office:value-type="string" calcext:value-type="string">
            <text:p>http://data.open-opinion.org/socia/data/Goal/震災による損壊規模を判定する</text:p>
          </table:table-cell>
          <table:table-cell table:number-columns-repeated="7"/>
          <table:table-cell table:formula="of:=CONCATENATE([.$D$3];[.A108];[.$F$3];[.B108];[.$H$3])" office:value-type="string" office:string-value="INSERT DATA { http://data.open-opinion.org/socia/data/Goal/支援金を適正に支給する socia:subGoalOf http://data.open-opinion.org/socia/data/Goal/震災による損壊規模を判定する }" calcext:value-type="string">
            <text:p>INSERT DATA { http://data.open-opinion.org/socia/data/Goal/支援金を適正に支給する socia:subGoalOf http://data.open-opinion.org/socia/data/Goal/震災による損壊規模を判定する }</text:p>
          </table:table-cell>
        </table:table-row>
        <table:table-row table:style-name="ro2">
          <table:table-cell office:value-type="string" calcext:value-type="string">
            <text:p>http://data.open-opinion.org/socia/data/Goal/震災による損壊規模を判定する</text:p>
          </table:table-cell>
          <table:table-cell table:style-name="ce2" office:value-type="string" calcext:value-type="string">
            <text:p>http://data.open-opinion.org/socia/data/Goal/生活再建支援金を被災者に支給する</text:p>
          </table:table-cell>
          <table:table-cell table:number-columns-repeated="7"/>
          <table:table-cell table:formula="of:=CONCATENATE([.$D$3];[.A109];[.$F$3];[.B109];[.$H$3])" office:value-type="string" office:string-value="INSERT DATA { http://data.open-opinion.org/socia/data/Goal/震災による損壊規模を判定する socia:subGoalOf http://data.open-opinion.org/socia/data/Goal/生活再建支援金を被災者に支給する }" calcext:value-type="string">
            <text:p>INSERT DATA { http://data.open-opinion.org/socia/data/Goal/震災による損壊規模を判定する socia:subGoalOf http://data.open-opinion.org/socia/data/Goal/生活再建支援金を被災者に支給する }</text:p>
          </table:table-cell>
        </table:table-row>
        <table:table-row table:style-name="ro2">
          <table:table-cell office:value-type="string" calcext:value-type="string">
            <text:p>http://data.open-opinion.org/socia/data/Goal/支給済み支援金の返済を求める</text:p>
          </table:table-cell>
          <table:table-cell table:style-name="ce2" office:value-type="string" calcext:value-type="string">
            <text:p>http://data.open-opinion.org/socia/data/Goal/支援金を適正に支給する</text:p>
          </table:table-cell>
          <table:table-cell table:number-columns-repeated="7"/>
          <table:table-cell table:formula="of:=CONCATENATE([.$D$3];[.A110];[.$F$3];[.B110];[.$H$3])" office:value-type="string" office:string-value="INSERT DATA { http://data.open-opinion.org/socia/data/Goal/支給済み支援金の返済を求める socia:subGoalOf http://data.open-opinion.org/socia/data/Goal/支援金を適正に支給する }" calcext:value-type="string">
            <text:p>INSERT DATA { http://data.open-opinion.org/socia/data/Goal/支給済み支援金の返済を求める socia:subGoalOf http://data.open-opinion.org/socia/data/Goal/支援金を適正に支給する }</text:p>
          </table:table-cell>
        </table:table-row>
        <table:table-row table:style-name="ro2">
          <table:table-cell office:value-type="string" calcext:value-type="string">
            <text:p>http://data.open-opinion.org/socia/data/Goal/支給済み支援金を返済しない</text:p>
          </table:table-cell>
          <table:table-cell table:style-name="ce2" office:value-type="string" calcext:value-type="string">
            <text:p>http://data.open-opinion.org/socia/data/Goal/支援金を受け取る</text:p>
          </table:table-cell>
          <table:table-cell table:number-columns-repeated="7"/>
          <table:table-cell table:formula="of:=CONCATENATE([.$D$3];[.A111];[.$F$3];[.B111];[.$H$3])" office:value-type="string" office:string-value="INSERT DATA { http://data.open-opinion.org/socia/data/Goal/支給済み支援金を返済しない socia:subGoalOf http://data.open-opinion.org/socia/data/Goal/支援金を受け取る }" calcext:value-type="string">
            <text:p>INSERT DATA { http://data.open-opinion.org/socia/data/Goal/支給済み支援金を返済しない socia:subGoalOf http://data.open-opinion.org/socia/data/Goal/支援金を受け取る }</text:p>
          </table:table-cell>
        </table:table-row>
        <table:table-row table:style-name="ro2">
          <table:table-cell office:value-type="string" calcext:value-type="string">
            <text:p>http://data.open-opinion.org/socia/data/Goal/事故後４カ月間の個人の行動記録に基づいて調べ、外部被曝を推計する</text:p>
          </table:table-cell>
          <table:table-cell table:style-name="ce2" office:value-type="string" calcext:value-type="string">
            <text:p>http://data.open-opinion.org/socia/data/Goal/福島第一原発事故による放射能汚染の実態を調査する</text:p>
          </table:table-cell>
          <table:table-cell table:number-columns-repeated="7"/>
          <table:table-cell table:formula="of:=CONCATENATE([.$D$3];[.A112];[.$F$3];[.B112];[.$H$3])" office:value-type="string" office:string-value="INSERT DATA { http://data.open-opinion.org/socia/data/Goal/事故後４カ月間の個人の行動記録に基づいて調べ、外部被曝を推計する socia:subGoalOf http://data.open-opinion.org/socia/data/Goal/福島第一原発事故による放射能汚染の実態を調査する }" calcext:value-type="string">
            <text:p>INSERT DATA { http://data.open-opinion.org/socia/data/Goal/事故後４カ月間の個人の行動記録に基づいて調べ、外部被曝を推計する socia:subGoalOf http://data.open-opinion.org/socia/data/Goal/福島第一原発事故による放射能汚染の実態を調査する }</text:p>
          </table:table-cell>
        </table:table-row>
        <table:table-row table:style-name="ro2">
          <table:table-cell office:value-type="string" calcext:value-type="string">
            <text:p>http://data.open-opinion.org/socia/data/Goal/福島第一原発事故による放射能汚染の実態を調査する</text:p>
          </table:table-cell>
          <table:table-cell table:style-name="ce2" office:value-type="string" calcext:value-type="string">
            <text:p>http://data.open-opinion.org/socia/data/Goal/被爆による健康被害に対応する</text:p>
          </table:table-cell>
          <table:table-cell table:number-columns-repeated="7"/>
          <table:table-cell table:formula="of:=CONCATENATE([.$D$3];[.A113];[.$F$3];[.B113];[.$H$3])" office:value-type="string" office:string-value="INSERT DATA { http://data.open-opinion.org/socia/data/Goal/福島第一原発事故による放射能汚染の実態を調査する socia:subGoalOf http://data.open-opinion.org/socia/data/Goal/被爆による健康被害に対応する }" calcext:value-type="string">
            <text:p>INSERT DATA { http://data.open-opinion.org/socia/data/Goal/福島第一原発事故による放射能汚染の実態を調査する socia:subGoalOf http://data.open-opinion.org/socia/data/Goal/被爆による健康被害に対応する }</text:p>
          </table:table-cell>
        </table:table-row>
        <table:table-row table:style-name="ro2">
          <table:table-cell office:value-type="string" calcext:value-type="string">
            <text:p>http://data.open-opinion.org/socia/data/Goal/福島の住人の被ばく医療や健康管理を行う</text:p>
          </table:table-cell>
          <table:table-cell table:style-name="ce2" office:value-type="string" calcext:value-type="string">
            <text:p>http://data.open-opinion.org/socia/data/Goal/健康不安を解消する</text:p>
          </table:table-cell>
          <table:table-cell table:number-columns-repeated="7"/>
          <table:table-cell table:formula="of:=CONCATENATE([.$D$3];[.A114];[.$F$3];[.B114];[.$H$3])" office:value-type="string" office:string-value="INSERT DATA { http://data.open-opinion.org/socia/data/Goal/福島の住人の被ばく医療や健康管理を行う socia:subGoalOf http://data.open-opinion.org/socia/data/Goal/健康不安を解消する }" calcext:value-type="string">
            <text:p>INSERT DATA { http://data.open-opinion.org/socia/data/Goal/福島の住人の被ばく医療や健康管理を行う socia:subGoalOf http://data.open-opinion.org/socia/data/Goal/健康不安を解消する }</text:p>
          </table:table-cell>
        </table:table-row>
        <table:table-row table:style-name="ro2">
          <table:table-cell office:value-type="string" calcext:value-type="string">
            <text:p>http://data.open-opinion.org/socia/data/Goal/東京電力福島第１原発事故による放射線の影響を調べる</text:p>
          </table:table-cell>
          <table:table-cell table:style-name="ce2" office:value-type="string" calcext:value-type="string">
            <text:p>http://data.open-opinion.org/socia/data/Goal/被ばく医療</text:p>
          </table:table-cell>
          <table:table-cell table:number-columns-repeated="7"/>
          <table:table-cell table:formula="of:=CONCATENATE([.$D$3];[.A115];[.$F$3];[.B115];[.$H$3])" office:value-type="string" office:string-value="INSERT DATA { http://data.open-opinion.org/socia/data/Goal/東京電力福島第１原発事故による放射線の影響を調べる socia:subGoalOf http://data.open-opinion.org/socia/data/Goal/被ばく医療 }" calcext:value-type="string">
            <text:p>INSERT DATA { http://data.open-opinion.org/socia/data/Goal/東京電力福島第１原発事故による放射線の影響を調べる socia:subGoalOf http://data.open-opinion.org/socia/data/Goal/被ばく医療 }</text:p>
          </table:table-cell>
        </table:table-row>
        <table:table-row table:style-name="ro2">
          <table:table-cell office:value-type="string" calcext:value-type="string">
            <text:p>http://data.open-opinion.org/socia/data/Goal/再生していく故郷を望める場所を作る</text:p>
          </table:table-cell>
          <table:table-cell table:style-name="ce2" office:value-type="string" calcext:value-type="string">
            <text:p>http://data.open-opinion.org/socia/data/Goal/東日本大震災の被災者のための集会所「みんなの家」を作る</text:p>
          </table:table-cell>
          <table:table-cell table:number-columns-repeated="7"/>
          <table:table-cell table:formula="of:=CONCATENATE([.$D$3];[.A116];[.$F$3];[.B116];[.$H$3])" office:value-type="string" office:string-value="INSERT DATA { http://data.open-opinion.org/socia/data/Goal/再生していく故郷を望める場所を作る socia:subGoalOf http://data.open-opinion.org/socia/data/Goal/東日本大震災の被災者のための集会所「みんなの家」を作る }" calcext:value-type="string">
            <text:p>INSERT DATA { http://data.open-opinion.org/socia/data/Goal/再生していく故郷を望める場所を作る socia:subGoalOf http://data.open-opinion.org/socia/data/Goal/東日本大震災の被災者のための集会所「みんなの家」を作る }</text:p>
          </table:table-cell>
        </table:table-row>
        <table:table-row table:style-name="ro2">
          <table:table-cell office:value-type="string" calcext:value-type="string">
            <text:p>http://data.open-opinion.org/socia/data/Goal/再生していく故郷を望める場所を作る</text:p>
          </table:table-cell>
          <table:table-cell table:style-name="ce2" office:value-type="string" calcext:value-type="string">
            <text:p>http://data.open-opinion.org/socia/data/Goal/被災したコミュニティの絆を保つ</text:p>
          </table:table-cell>
          <table:table-cell table:number-columns-repeated="7"/>
          <table:table-cell table:formula="of:=CONCATENATE([.$D$3];[.A117];[.$F$3];[.B117];[.$H$3])" office:value-type="string" office:string-value="INSERT DATA { http://data.open-opinion.org/socia/data/Goal/再生していく故郷を望める場所を作る socia:subGoalOf http://data.open-opinion.org/socia/data/Goal/被災したコミュニティの絆を保つ }" calcext:value-type="string">
            <text:p>INSERT DATA { http://data.open-opinion.org/socia/data/Goal/再生していく故郷を望める場所を作る socia:subGoalOf http://data.open-opinion.org/socia/data/Goal/被災したコミュニティの絆を保つ }</text:p>
          </table:table-cell>
        </table:table-row>
        <table:table-row table:style-name="ro2">
          <table:table-cell office:value-type="string" calcext:value-type="string">
            <text:p>http://data.open-opinion.org/socia/data/Goal/移動先に置いて、移動元のコミュニティーが維持・継続できるようにする</text:p>
          </table:table-cell>
          <table:table-cell table:style-name="ce2" office:value-type="string" calcext:value-type="string">
            <text:p>http://data.open-opinion.org/socia/data/Goal/避難している被災者の孤立感・疎外感を軽減する</text:p>
          </table:table-cell>
          <table:table-cell table:number-columns-repeated="7"/>
          <table:table-cell table:formula="of:=CONCATENATE([.$D$3];[.A118];[.$F$3];[.B118];[.$H$3])" office:value-type="string" office:string-value="INSERT DATA { http://data.open-opinion.org/socia/data/Goal/移動先に置いて、移動元のコミュニティーが維持・継続できるようにする socia:subGoalOf http://data.open-opinion.org/socia/data/Goal/避難している被災者の孤立感・疎外感を軽減する }" calcext:value-type="string">
            <text:p>INSERT DATA { http://data.open-opinion.org/socia/data/Goal/移動先に置いて、移動元のコミュニティーが維持・継続できるようにする socia:subGoalOf http://data.open-opinion.org/socia/data/Goal/避難している被災者の孤立感・疎外感を軽減する }</text:p>
          </table:table-cell>
        </table:table-row>
        <table:table-row table:style-name="ro2">
          <table:table-cell office:value-type="string" calcext:value-type="string">
            <text:p>http://data.open-opinion.org/socia/data/Goal/町としてのコミュニティーを維持する</text:p>
          </table:table-cell>
          <table:table-cell table:style-name="ce2" office:value-type="string" calcext:value-type="string">
            <text:p>http://data.open-opinion.org/socia/data/Goal/大熊町に戻る</text:p>
          </table:table-cell>
          <table:table-cell table:number-columns-repeated="7"/>
          <table:table-cell table:formula="of:=CONCATENATE([.$D$3];[.A119];[.$F$3];[.B119];[.$H$3])" office:value-type="string" office:string-value="INSERT DATA { http://data.open-opinion.org/socia/data/Goal/町としてのコミュニティーを維持する socia:subGoalOf http://data.open-opinion.org/socia/data/Goal/大熊町に戻る }" calcext:value-type="string">
            <text:p>INSERT DATA { http://data.open-opinion.org/socia/data/Goal/町としてのコミュニティーを維持する socia:subGoalOf http://data.open-opinion.org/socia/data/Goal/大熊町に戻る }</text:p>
          </table:table-cell>
        </table:table-row>
        <table:table-row table:style-name="ro2">
          <table:table-cell office:value-type="string" calcext:value-type="string">
            <text:p>http://data.open-opinion.org/socia/data/Goal/船ごとに漁獲枠を設定し、監視のため通信衛星漁船管理システム（ＶＭＳ）の搭載を義務付ける</text:p>
          </table:table-cell>
          <table:table-cell table:style-name="ce2" office:value-type="string" calcext:value-type="string">
            <text:p>http://data.open-opinion.org/socia/data/Goal/ノルウェー型の漁業・水産業の資源管理を行う</text:p>
          </table:table-cell>
          <table:table-cell table:number-columns-repeated="7"/>
          <table:table-cell table:formula="of:=CONCATENATE([.$D$3];[.A120];[.$F$3];[.B120];[.$H$3])" office:value-type="string" office:string-value="INSERT DATA { http://data.open-opinion.org/socia/data/Goal/船ごとに漁獲枠を設定し、監視のため通信衛星漁船管理システム（ＶＭＳ）の搭載を義務付ける socia:subGoalOf http://data.open-opinion.org/socia/data/Goal/ノルウェー型の漁業・水産業の資源管理を行う }" calcext:value-type="string">
            <text:p>INSERT DATA { http://data.open-opinion.org/socia/data/Goal/船ごとに漁獲枠を設定し、監視のため通信衛星漁船管理システム（ＶＭＳ）の搭載を義務付ける socia:subGoalOf http://data.open-opinion.org/socia/data/Goal/ノルウェー型の漁業・水産業の資源管理を行う }</text:p>
          </table:table-cell>
        </table:table-row>
        <table:table-row table:style-name="ro2">
          <table:table-cell office:value-type="string" calcext:value-type="string">
            <text:p>http://data.open-opinion.org/socia/data/Goal/魚種ごとに漁獲量を定める日本の「ＴＡＣ制度」をやめる</text:p>
          </table:table-cell>
          <table:table-cell table:style-name="ce2" office:value-type="string" calcext:value-type="string">
            <text:p>http://data.open-opinion.org/socia/data/Goal/ノルウェー型の漁業・水産業の資源管理を行う</text:p>
          </table:table-cell>
          <table:table-cell table:number-columns-repeated="7"/>
          <table:table-cell table:formula="of:=CONCATENATE([.$D$3];[.A121];[.$F$3];[.B121];[.$H$3])" office:value-type="string" office:string-value="INSERT DATA { http://data.open-opinion.org/socia/data/Goal/魚種ごとに漁獲量を定める日本の「ＴＡＣ制度」をやめる socia:subGoalOf http://data.open-opinion.org/socia/data/Goal/ノルウェー型の漁業・水産業の資源管理を行う }" calcext:value-type="string">
            <text:p>INSERT DATA { http://data.open-opinion.org/socia/data/Goal/魚種ごとに漁獲量を定める日本の「ＴＡＣ制度」をやめる socia:subGoalOf http://data.open-opinion.org/socia/data/Goal/ノルウェー型の漁業・水産業の資源管理を行う }</text:p>
          </table:table-cell>
        </table:table-row>
        <table:table-row table:style-name="ro2">
          <table:table-cell office:value-type="string" calcext:value-type="string">
            <text:p>http://data.open-opinion.org/socia/data/Goal/三陸沿岸道を整備する</text:p>
          </table:table-cell>
          <table:table-cell table:style-name="ce2" office:value-type="string" calcext:value-type="string">
            <text:p>http://data.open-opinion.org/socia/data/Goal/被災道路の整備を行う</text:p>
          </table:table-cell>
          <table:table-cell table:number-columns-repeated="7"/>
          <table:table-cell table:formula="of:=CONCATENATE([.$D$3];[.A122];[.$F$3];[.B122];[.$H$3])" office:value-type="string" office:string-value="INSERT DATA { http://data.open-opinion.org/socia/data/Goal/三陸沿岸道を整備する socia:subGoalOf http://data.open-opinion.org/socia/data/Goal/被災道路の整備を行う }" calcext:value-type="string">
            <text:p>INSERT DATA { http://data.open-opinion.org/socia/data/Goal/三陸沿岸道を整備する socia:subGoalOf http://data.open-opinion.org/socia/data/Goal/被災道路の整備を行う }</text:p>
          </table:table-cell>
        </table:table-row>
        <table:table-row table:style-name="ro2">
          <table:table-cell office:value-type="string" calcext:value-type="string">
            <text:p>http://data.open-opinion.org/socia/data/Goal/三陸沿岸道の内、宮古中央－田老北間を整備する</text:p>
          </table:table-cell>
          <table:table-cell table:style-name="ce2" office:value-type="string" calcext:value-type="string">
            <text:p>http://data.open-opinion.org/socia/data/Goal/三陸沿岸道を整備する</text:p>
          </table:table-cell>
          <table:table-cell table:number-columns-repeated="7"/>
          <table:table-cell table:formula="of:=CONCATENATE([.$D$3];[.A123];[.$F$3];[.B123];[.$H$3])" office:value-type="string" office:string-value="INSERT DATA { http://data.open-opinion.org/socia/data/Goal/三陸沿岸道の内、宮古中央－田老北間を整備する socia:subGoalOf http://data.open-opinion.org/socia/data/Goal/三陸沿岸道を整備する }" calcext:value-type="string">
            <text:p>INSERT DATA { http://data.open-opinion.org/socia/data/Goal/三陸沿岸道の内、宮古中央－田老北間を整備する socia:subGoalOf http://data.open-opinion.org/socia/data/Goal/三陸沿岸道を整備する }</text:p>
          </table:table-cell>
        </table:table-row>
        <table:table-row table:style-name="ro2">
          <table:table-cell office:value-type="string" calcext:value-type="string">
            <text:p>http://data.open-opinion.org/socia/data/Goal/宮古市内で目に見える復興を進める</text:p>
          </table:table-cell>
          <table:table-cell table:style-name="ce2" office:value-type="string" calcext:value-type="string">
            <text:p>http://data.open-opinion.org/socia/data/Goal/三陸沿岸道を整備する</text:p>
          </table:table-cell>
          <table:table-cell table:number-columns-repeated="7"/>
          <table:table-cell table:formula="of:=CONCATENATE([.$D$3];[.A124];[.$F$3];[.B124];[.$H$3])" office:value-type="string" office:string-value="INSERT DATA { http://data.open-opinion.org/socia/data/Goal/宮古市内で目に見える復興を進める socia:subGoalOf http://data.open-opinion.org/socia/data/Goal/三陸沿岸道を整備する }" calcext:value-type="string">
            <text:p>INSERT DATA { http://data.open-opinion.org/socia/data/Goal/宮古市内で目に見える復興を進める socia:subGoalOf http://data.open-opinion.org/socia/data/Goal/三陸沿岸道を整備する }</text:p>
          </table:table-cell>
        </table:table-row>
        <table:table-row table:style-name="ro2">
          <table:table-cell office:value-type="string" calcext:value-type="string">
            <text:p>http://data.open-opinion.org/socia/data/Goal/道路整備事業を短期間で着工する</text:p>
          </table:table-cell>
          <table:table-cell table:style-name="ce2" office:value-type="string" calcext:value-type="string">
            <text:p>http://data.open-opinion.org/socia/data/Goal/三陸沿岸道を整備する</text:p>
          </table:table-cell>
          <table:table-cell table:number-columns-repeated="7"/>
          <table:table-cell table:formula="of:=CONCATENATE([.$D$3];[.A125];[.$F$3];[.B125];[.$H$3])" office:value-type="string" office:string-value="INSERT DATA { http://data.open-opinion.org/socia/data/Goal/道路整備事業を短期間で着工する socia:subGoalOf http://data.open-opinion.org/socia/data/Goal/三陸沿岸道を整備する }" calcext:value-type="string">
            <text:p>INSERT DATA { http://data.open-opinion.org/socia/data/Goal/道路整備事業を短期間で着工する socia:subGoalOf http://data.open-opinion.org/socia/data/Goal/三陸沿岸道を整備する }</text:p>
          </table:table-cell>
        </table:table-row>
        <table:table-row table:style-name="ro2">
          <table:table-cell office:value-type="string" calcext:value-type="string">
            <text:p>http://data.open-opinion.org/socia/data/Goal/宮古中央－田老北間の整備の起工式を行う</text:p>
          </table:table-cell>
          <table:table-cell table:style-name="ce2" office:value-type="string" calcext:value-type="string">
            <text:p>http://data.open-opinion.org/socia/data/Goal/三陸沿岸道の内、宮古中央－田老北間を整備する</text:p>
          </table:table-cell>
          <table:table-cell table:number-columns-repeated="7"/>
          <table:table-cell table:formula="of:=CONCATENATE([.$D$3];[.A126];[.$F$3];[.B126];[.$H$3])" office:value-type="string" office:string-value="INSERT DATA { http://data.open-opinion.org/socia/data/Goal/宮古中央－田老北間の整備の起工式を行う socia:subGoalOf http://data.open-opinion.org/socia/data/Goal/三陸沿岸道の内、宮古中央－田老北間を整備する }" calcext:value-type="string">
            <text:p>INSERT DATA { http://data.open-opinion.org/socia/data/Goal/宮古中央－田老北間の整備の起工式を行う socia:subGoalOf http://data.open-opinion.org/socia/data/Goal/三陸沿岸道の内、宮古中央－田老北間を整備する }</text:p>
          </table:table-cell>
        </table:table-row>
        <table:table-row table:style-name="ro2">
          <table:table-cell office:value-type="string" calcext:value-type="string">
            <text:p>http://data.open-opinion.org/socia/data/Goal/復旧・復興事業に携わる職員の長期派遣要請</text:p>
          </table:table-cell>
          <table:table-cell table:style-name="ce2" office:value-type="string" calcext:value-type="string">
            <text:p>http://data.open-opinion.org/socia/data/Goal/南三陸町の復興</text:p>
          </table:table-cell>
          <table:table-cell table:number-columns-repeated="7"/>
          <table:table-cell table:formula="of:=CONCATENATE([.$D$3];[.A127];[.$F$3];[.B127];[.$H$3])" office:value-type="string" office:string-value="INSERT DATA { http://data.open-opinion.org/socia/data/Goal/復旧・復興事業に携わる職員の長期派遣要請 socia:subGoalOf http://data.open-opinion.org/socia/data/Goal/南三陸町の復興 }" calcext:value-type="string">
            <text:p>INSERT DATA { http://data.open-opinion.org/socia/data/Goal/復旧・復興事業に携わる職員の長期派遣要請 socia:subGoalOf http://data.open-opinion.org/socia/data/Goal/南三陸町の復興 }</text:p>
          </table:table-cell>
        </table:table-row>
        <table:table-row table:style-name="ro2">
          <table:table-cell office:value-type="string" calcext:value-type="string">
            <text:p>http://data.open-opinion.org/socia/data/Goal/公共工事関連の技術職員を確保する</text:p>
          </table:table-cell>
          <table:table-cell table:style-name="ce2" office:value-type="string" calcext:value-type="string">
            <text:p>http://data.open-opinion.org/socia/data/Goal/東日本大震災の復旧工事を行う</text:p>
          </table:table-cell>
          <table:table-cell table:number-columns-repeated="7"/>
          <table:table-cell table:formula="of:=CONCATENATE([.$D$3];[.A128];[.$F$3];[.B128];[.$H$3])" office:value-type="string" office:string-value="INSERT DATA { http://data.open-opinion.org/socia/data/Goal/公共工事関連の技術職員を確保する socia:subGoalOf http://data.open-opinion.org/socia/data/Goal/東日本大震災の復旧工事を行う }" calcext:value-type="string">
            <text:p>INSERT DATA { http://data.open-opinion.org/socia/data/Goal/公共工事関連の技術職員を確保する socia:subGoalOf http://data.open-opinion.org/socia/data/Goal/東日本大震災の復旧工事を行う }</text:p>
          </table:table-cell>
        </table:table-row>
        <table:table-row table:style-name="ro2">
          <table:table-cell office:value-type="string" calcext:value-type="string">
            <text:p>http://data.open-opinion.org/socia/data/Goal/南三陸町に世間の注目を集める</text:p>
          </table:table-cell>
          <table:table-cell table:style-name="ce2" office:value-type="string" calcext:value-type="string">
            <text:p>http://data.open-opinion.org/socia/data/Goal/南三陸町の窮状を発信する</text:p>
          </table:table-cell>
          <table:table-cell table:number-columns-repeated="7"/>
          <table:table-cell table:formula="of:=CONCATENATE([.$D$3];[.A129];[.$F$3];[.B129];[.$H$3])" office:value-type="string" office:string-value="INSERT DATA { http://data.open-opinion.org/socia/data/Goal/南三陸町に世間の注目を集める socia:subGoalOf http://data.open-opinion.org/socia/data/Goal/南三陸町の窮状を発信する }" calcext:value-type="string">
            <text:p>INSERT DATA { http://data.open-opinion.org/socia/data/Goal/南三陸町に世間の注目を集める socia:subGoalOf http://data.open-opinion.org/socia/data/Goal/南三陸町の窮状を発信する }</text:p>
          </table:table-cell>
        </table:table-row>
        <table:table-row table:style-name="ro2">
          <table:table-cell office:value-type="string" calcext:value-type="string">
            <text:p>http://data.open-opinion.org/socia/data/Goal/南三陸町に支援や義援金を集める</text:p>
          </table:table-cell>
          <table:table-cell table:style-name="ce2" office:value-type="string" calcext:value-type="string">
            <text:p>http://data.open-opinion.org/socia/data/Goal/南三陸町の窮状を発信する</text:p>
          </table:table-cell>
          <table:table-cell table:number-columns-repeated="7"/>
          <table:table-cell table:formula="of:=CONCATENATE([.$D$3];[.A130];[.$F$3];[.B130];[.$H$3])" office:value-type="string" office:string-value="INSERT DATA { http://data.open-opinion.org/socia/data/Goal/南三陸町に支援や義援金を集める socia:subGoalOf http://data.open-opinion.org/socia/data/Goal/南三陸町の窮状を発信する }" calcext:value-type="string">
            <text:p>INSERT DATA { http://data.open-opinion.org/socia/data/Goal/南三陸町に支援や義援金を集める socia:subGoalOf http://data.open-opinion.org/socia/data/Goal/南三陸町の窮状を発信する }</text:p>
          </table:table-cell>
        </table:table-row>
        <table:table-row table:style-name="ro2">
          <table:table-cell office:value-type="string" calcext:value-type="string">
            <text:p>http://data.open-opinion.org/socia/data/Goal/定期的に南三陸町町長会見を行う</text:p>
          </table:table-cell>
          <table:table-cell table:style-name="ce2" office:value-type="string" calcext:value-type="string">
            <text:p>http://data.open-opinion.org/socia/data/Goal/南三陸町の窮状を発信する</text:p>
          </table:table-cell>
          <table:table-cell table:number-columns-repeated="7"/>
          <table:table-cell table:formula="of:=CONCATENATE([.$D$3];[.A131];[.$F$3];[.B131];[.$H$3])" office:value-type="string" office:string-value="INSERT DATA { http://data.open-opinion.org/socia/data/Goal/定期的に南三陸町町長会見を行う socia:subGoalOf http://data.open-opinion.org/socia/data/Goal/南三陸町の窮状を発信する }" calcext:value-type="string">
            <text:p>INSERT DATA { http://data.open-opinion.org/socia/data/Goal/定期的に南三陸町町長会見を行う socia:subGoalOf http://data.open-opinion.org/socia/data/Goal/南三陸町の窮状を発信する }</text:p>
          </table:table-cell>
        </table:table-row>
        <table:table-row table:style-name="ro2">
          <table:table-cell office:value-type="string" calcext:value-type="string">
            <text:p>http://data.open-opinion.org/socia/data/Goal/１０月末に南三陸町防災庁舎を解体する</text:p>
          </table:table-cell>
          <table:table-cell table:style-name="ce2" office:value-type="string" calcext:value-type="string">
            <text:p>http://data.open-opinion.org/socia/data/Goal/南三陸町防災庁舎を解体する</text:p>
          </table:table-cell>
          <table:table-cell table:number-columns-repeated="7"/>
          <table:table-cell table:formula="of:=CONCATENATE([.$D$3];[.A132];[.$F$3];[.B132];[.$H$3])" office:value-type="string" office:string-value="INSERT DATA { http://data.open-opinion.org/socia/data/Goal/１０月末に南三陸町防災庁舎を解体する socia:subGoalOf http://data.open-opinion.org/socia/data/Goal/南三陸町防災庁舎を解体する }" calcext:value-type="string">
            <text:p>INSERT DATA { http://data.open-opinion.org/socia/data/Goal/１０月末に南三陸町防災庁舎を解体する socia:subGoalOf http://data.open-opinion.org/socia/data/Goal/南三陸町防災庁舎を解体する }</text:p>
          </table:table-cell>
        </table:table-row>
        <table:table-row table:style-name="ro2">
          <table:table-cell office:value-type="string" calcext:value-type="string">
            <text:p>http://data.open-opinion.org/socia/data/Goal/新米を買う</text:p>
          </table:table-cell>
          <table:table-cell table:style-name="ce2" office:value-type="string" calcext:value-type="string">
            <text:p>http://data.open-opinion.org/socia/data/Goal/新米を小池長沼仮設住宅で配布する</text:p>
          </table:table-cell>
          <table:table-cell table:number-columns-repeated="7"/>
          <table:table-cell table:formula="of:=CONCATENATE([.$D$3];[.A133];[.$F$3];[.B133];[.$H$3])" office:value-type="string" office:string-value="INSERT DATA { http://data.open-opinion.org/socia/data/Goal/新米を買う socia:subGoalOf http://data.open-opinion.org/socia/data/Goal/新米を小池長沼仮設住宅で配布する }" calcext:value-type="string">
            <text:p>INSERT DATA { http://data.open-opinion.org/socia/data/Goal/新米を買う socia:subGoalOf http://data.open-opinion.org/socia/data/Goal/新米を小池長沼仮設住宅で配布する }</text:p>
          </table:table-cell>
        </table:table-row>
        <table:table-row table:style-name="ro2">
          <table:table-cell office:value-type="string" calcext:value-type="string">
            <text:p>http://data.open-opinion.org/socia/data/Goal/新米を小池長沼仮設住宅で配布する</text:p>
          </table:table-cell>
          <table:table-cell table:style-name="ce2" office:value-type="string" calcext:value-type="string">
            <text:p>http://data.open-opinion.org/socia/data/Goal/旧山古志村で闘牛場で開設準備を手伝った南相馬市の避難者と交流する</text:p>
          </table:table-cell>
          <table:table-cell table:number-columns-repeated="7"/>
          <table:table-cell table:formula="of:=CONCATENATE([.$D$3];[.A134];[.$F$3];[.B134];[.$H$3])" office:value-type="string" office:string-value="INSERT DATA { http://data.open-opinion.org/socia/data/Goal/新米を小池長沼仮設住宅で配布する socia:subGoalOf http://data.open-opinion.org/socia/data/Goal/旧山古志村で闘牛場で開設準備を手伝った南相馬市の避難者と交流する }" calcext:value-type="string">
            <text:p>INSERT DATA { http://data.open-opinion.org/socia/data/Goal/新米を小池長沼仮設住宅で配布する socia:subGoalOf http://data.open-opinion.org/socia/data/Goal/旧山古志村で闘牛場で開設準備を手伝った南相馬市の避難者と交流する }</text:p>
          </table:table-cell>
        </table:table-row>
        <table:table-row table:style-name="ro2">
          <table:table-cell office:value-type="string" calcext:value-type="string">
            <text:p>http://data.open-opinion.org/socia/data/Goal/山古志小の児童が寄せた応援メッセージを贈る</text:p>
          </table:table-cell>
          <table:table-cell table:style-name="ce2" office:value-type="string" calcext:value-type="string">
            <text:p>http://data.open-opinion.org/socia/data/Goal/旧山古志村で闘牛場で開設準備を手伝った南相馬市の避難者と交流する</text:p>
          </table:table-cell>
          <table:table-cell table:number-columns-repeated="7"/>
          <table:table-cell table:formula="of:=CONCATENATE([.$D$3];[.A135];[.$F$3];[.B135];[.$H$3])" office:value-type="string" office:string-value="INSERT DATA { http://data.open-opinion.org/socia/data/Goal/山古志小の児童が寄せた応援メッセージを贈る socia:subGoalOf http://data.open-opinion.org/socia/data/Goal/旧山古志村で闘牛場で開設準備を手伝った南相馬市の避難者と交流する }" calcext:value-type="string">
            <text:p>INSERT DATA { http://data.open-opinion.org/socia/data/Goal/山古志小の児童が寄せた応援メッセージを贈る socia:subGoalOf http://data.open-opinion.org/socia/data/Goal/旧山古志村で闘牛場で開設準備を手伝った南相馬市の避難者と交流する }</text:p>
          </table:table-cell>
        </table:table-row>
        <table:table-row table:style-name="ro2">
          <table:table-cell office:value-type="string" calcext:value-type="string">
            <text:p>http://data.open-opinion.org/socia/data/Goal/山古志小の児童が寄せた応援メッセージを贈る</text:p>
          </table:table-cell>
          <table:table-cell table:style-name="ce2" office:value-type="string" calcext:value-type="string">
            <text:p>http://data.open-opinion.org/socia/data/Goal/被災者を元気づける</text:p>
          </table:table-cell>
          <table:table-cell table:number-columns-repeated="7"/>
          <table:table-cell table:formula="of:=CONCATENATE([.$D$3];[.A136];[.$F$3];[.B136];[.$H$3])" office:value-type="string" office:string-value="INSERT DATA { http://data.open-opinion.org/socia/data/Goal/山古志小の児童が寄せた応援メッセージを贈る socia:subGoalOf http://data.open-opinion.org/socia/data/Goal/被災者を元気づける }" calcext:value-type="string">
            <text:p>INSERT DATA { http://data.open-opinion.org/socia/data/Goal/山古志小の児童が寄せた応援メッセージを贈る socia:subGoalOf http://data.open-opinion.org/socia/data/Goal/被災者を元気づける }</text:p>
          </table:table-cell>
        </table:table-row>
        <table:table-row table:style-name="ro2">
          <table:table-cell office:value-type="string" calcext:value-type="string">
            <text:p>http://data.open-opinion.org/socia/data/Goal/旧山古志村で闘牛場で開設準備を手伝った南相馬市の避難者と交流する</text:p>
          </table:table-cell>
          <table:table-cell table:style-name="ce2" office:value-type="string" calcext:value-type="string">
            <text:p>http://data.open-opinion.org/socia/data/Goal/南相馬市の復興</text:p>
          </table:table-cell>
          <table:table-cell table:number-columns-repeated="7"/>
          <table:table-cell table:formula="of:=CONCATENATE([.$D$3];[.A137];[.$F$3];[.B137];[.$H$3])" office:value-type="string" office:string-value="INSERT DATA { http://data.open-opinion.org/socia/data/Goal/旧山古志村で闘牛場で開設準備を手伝った南相馬市の避難者と交流する socia:subGoalOf http://data.open-opinion.org/socia/data/Goal/南相馬市の復興 }" calcext:value-type="string">
            <text:p>INSERT DATA { http://data.open-opinion.org/socia/data/Goal/旧山古志村で闘牛場で開設準備を手伝った南相馬市の避難者と交流する socia:subGoalOf http://data.open-opinion.org/socia/data/Goal/南相馬市の復興 }</text:p>
          </table:table-cell>
        </table:table-row>
        <table:table-row table:style-name="ro2">
          <table:table-cell office:value-type="string" calcext:value-type="string">
            <text:p>http://data.open-opinion.org/socia/data/Goal/「相馬野馬追太鼓」の演奏会を行う</text:p>
          </table:table-cell>
          <table:table-cell table:style-name="ce2" office:value-type="string" calcext:value-type="string">
            <text:p>http://data.open-opinion.org/socia/data/Goal/避難先との交流を深める</text:p>
          </table:table-cell>
          <table:table-cell table:number-columns-repeated="7"/>
          <table:table-cell table:formula="of:=CONCATENATE([.$D$3];[.A138];[.$F$3];[.B138];[.$H$3])" office:value-type="string" office:string-value="INSERT DATA { http://data.open-opinion.org/socia/data/Goal/「相馬野馬追太鼓」の演奏会を行う socia:subGoalOf http://data.open-opinion.org/socia/data/Goal/避難先との交流を深める }" calcext:value-type="string">
            <text:p>INSERT DATA { http://data.open-opinion.org/socia/data/Goal/「相馬野馬追太鼓」の演奏会を行う socia:subGoalOf http://data.open-opinion.org/socia/data/Goal/避難先との交流を深める }</text:p>
          </table:table-cell>
        </table:table-row>
        <table:table-row table:style-name="ro2">
          <table:table-cell office:value-type="string" calcext:value-type="string">
            <text:p>http://data.open-opinion.org/socia/data/Goal/「相馬野馬追太鼓」の演奏会を行う</text:p>
          </table:table-cell>
          <table:table-cell table:style-name="ce2" office:value-type="string" calcext:value-type="string">
            <text:p>http://data.open-opinion.org/socia/data/Goal/被災者を元気づける</text:p>
          </table:table-cell>
          <table:table-cell table:number-columns-repeated="7"/>
          <table:table-cell table:formula="of:=CONCATENATE([.$D$3];[.A139];[.$F$3];[.B139];[.$H$3])" office:value-type="string" office:string-value="INSERT DATA { http://data.open-opinion.org/socia/data/Goal/「相馬野馬追太鼓」の演奏会を行う socia:subGoalOf http://data.open-opinion.org/socia/data/Goal/被災者を元気づける }" calcext:value-type="string">
            <text:p>INSERT DATA { http://data.open-opinion.org/socia/data/Goal/「相馬野馬追太鼓」の演奏会を行う socia:subGoalOf http://data.open-opinion.org/socia/data/Goal/被災者を元気づける }</text:p>
          </table:table-cell>
        </table:table-row>
        <table:table-row table:style-name="ro2">
          <table:table-cell office:value-type="string" calcext:value-type="string">
            <text:p>http://data.open-opinion.org/socia/data/Goal/「相馬野馬追太鼓」の演奏会を行う</text:p>
          </table:table-cell>
          <table:table-cell table:style-name="ce2" office:value-type="string" calcext:value-type="string">
            <text:p>http://data.open-opinion.org/socia/data/Goal/震災前に行っていた「相馬野馬追太鼓」の活動を再開する</text:p>
          </table:table-cell>
          <table:table-cell table:number-columns-repeated="7"/>
          <table:table-cell table:formula="of:=CONCATENATE([.$D$3];[.A140];[.$F$3];[.B140];[.$H$3])" office:value-type="string" office:string-value="INSERT DATA { http://data.open-opinion.org/socia/data/Goal/「相馬野馬追太鼓」の演奏会を行う socia:subGoalOf http://data.open-opinion.org/socia/data/Goal/震災前に行っていた「相馬野馬追太鼓」の活動を再開する }" calcext:value-type="string">
            <text:p>INSERT DATA { http://data.open-opinion.org/socia/data/Goal/「相馬野馬追太鼓」の演奏会を行う socia:subGoalOf http://data.open-opinion.org/socia/data/Goal/震災前に行っていた「相馬野馬追太鼓」の活動を再開する }</text:p>
          </table:table-cell>
        </table:table-row>
        <table:table-row table:style-name="ro2">
          <table:table-cell office:value-type="string" calcext:value-type="string">
            <text:p>http://data.open-opinion.org/socia/data/Goal/移動先での被災者と地域住民との交流の場を設ける</text:p>
          </table:table-cell>
          <table:table-cell table:style-name="ce2" office:value-type="string" calcext:value-type="string">
            <text:p>http://data.open-opinion.org/socia/data/Goal/避難している被災者の孤立感・疎外感を軽減する</text:p>
          </table:table-cell>
          <table:table-cell table:number-columns-repeated="7"/>
          <table:table-cell table:formula="of:=CONCATENATE([.$D$3];[.A141];[.$F$3];[.B141];[.$H$3])" office:value-type="string" office:string-value="INSERT DATA { http://data.open-opinion.org/socia/data/Goal/移動先での被災者と地域住民との交流の場を設ける socia:subGoalOf http://data.open-opinion.org/socia/data/Goal/避難している被災者の孤立感・疎外感を軽減する }" calcext:value-type="string">
            <text:p>INSERT DATA { http://data.open-opinion.org/socia/data/Goal/移動先での被災者と地域住民との交流の場を設ける socia:subGoalOf http://data.open-opinion.org/socia/data/Goal/避難している被災者の孤立感・疎外感を軽減する }</text:p>
          </table:table-cell>
        </table:table-row>
        <table:table-row table:style-name="ro2">
          <table:table-cell office:value-type="string" calcext:value-type="string">
            <text:p>http://data.open-opinion.org/socia/data/Goal/移動先での被災者と地域住民との交流の場を設ける</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142];[.$F$3];[.B142];[.$H$3])" office:value-type="string" office:string-value="INSERT DATA { http://data.open-opinion.org/socia/data/Goal/移動先での被災者と地域住民との交流の場を設ける socia:subGoalOf http://data.open-opinion.org/socia/data/Goal/移動先での被災者の生活支援を行う }" calcext:value-type="string">
            <text:p>INSERT DATA { http://data.open-opinion.org/socia/data/Goal/移動先での被災者と地域住民との交流の場を設ける socia:subGoalOf http://data.open-opinion.org/socia/data/Goal/移動先での被災者の生活支援を行う }</text:p>
          </table:table-cell>
        </table:table-row>
        <table:table-row table:style-name="ro2">
          <table:table-cell office:value-type="string" calcext:value-type="string">
            <text:p>http://data.open-opinion.org/socia/data/Goal/震災前に行っていた「相馬野馬追太鼓」の活動を再開する</text:p>
          </table:table-cell>
          <table:table-cell table:style-name="ce2" office:value-type="string" calcext:value-type="string">
            <text:p>http://data.open-opinion.org/socia/data/Goal/震災前の伝統を守る</text:p>
          </table:table-cell>
          <table:table-cell table:number-columns-repeated="7"/>
          <table:table-cell table:formula="of:=CONCATENATE([.$D$3];[.A143];[.$F$3];[.B143];[.$H$3])" office:value-type="string" office:string-value="INSERT DATA { http://data.open-opinion.org/socia/data/Goal/震災前に行っていた「相馬野馬追太鼓」の活動を再開する socia:subGoalOf http://data.open-opinion.org/socia/data/Goal/震災前の伝統を守る }" calcext:value-type="string">
            <text:p>INSERT DATA { http://data.open-opinion.org/socia/data/Goal/震災前に行っていた「相馬野馬追太鼓」の活動を再開する socia:subGoalOf http://data.open-opinion.org/socia/data/Goal/震災前の伝統を守る }</text:p>
          </table:table-cell>
        </table:table-row>
        <table:table-row table:style-name="ro2">
          <table:table-cell office:value-type="string" calcext:value-type="string">
            <text:p>http://data.open-opinion.org/socia/data/Goal/塩作り釜を復活させる</text:p>
          </table:table-cell>
          <table:table-cell table:style-name="ce2" office:value-type="string" calcext:value-type="string">
            <text:p>http://data.open-opinion.org/socia/data/Goal/震災前の伝統を守る</text:p>
          </table:table-cell>
          <table:table-cell table:number-columns-repeated="7"/>
          <table:table-cell table:formula="of:=CONCATENATE([.$D$3];[.A144];[.$F$3];[.B144];[.$H$3])" office:value-type="string" office:string-value="INSERT DATA { http://data.open-opinion.org/socia/data/Goal/塩作り釜を復活させる socia:subGoalOf http://data.open-opinion.org/socia/data/Goal/震災前の伝統を守る }" calcext:value-type="string">
            <text:p>INSERT DATA { http://data.open-opinion.org/socia/data/Goal/塩作り釜を復活させる socia:subGoalOf http://data.open-opinion.org/socia/data/Goal/震災前の伝統を守る }</text:p>
          </table:table-cell>
        </table:table-row>
        <table:table-row table:style-name="ro2">
          <table:table-cell office:value-type="string" calcext:value-type="string">
            <text:p>http://data.open-opinion.org/socia/data/Goal/塩作り釜を復活させる</text:p>
          </table:table-cell>
          <table:table-cell table:style-name="ce2" office:value-type="string" calcext:value-type="string">
            <text:p>http://data.open-opinion.org/socia/data/Goal/ツアー客に塩作りを体験してもらう</text:p>
          </table:table-cell>
          <table:table-cell table:number-columns-repeated="7"/>
          <table:table-cell table:formula="of:=CONCATENATE([.$D$3];[.A145];[.$F$3];[.B145];[.$H$3])" office:value-type="string" office:string-value="INSERT DATA { http://data.open-opinion.org/socia/data/Goal/塩作り釜を復活させる socia:subGoalOf http://data.open-opinion.org/socia/data/Goal/ツアー客に塩作りを体験してもらう }" calcext:value-type="string">
            <text:p>INSERT DATA { http://data.open-opinion.org/socia/data/Goal/塩作り釜を復活させる socia:subGoalOf http://data.open-opinion.org/socia/data/Goal/ツアー客に塩作りを体験してもらう }</text:p>
          </table:table-cell>
        </table:table-row>
        <table:table-row table:style-name="ro2">
          <table:table-cell office:value-type="string" calcext:value-type="string">
            <text:p>http://data.open-opinion.org/socia/data/Goal/塩作り釜を復活させる</text:p>
          </table:table-cell>
          <table:table-cell table:style-name="ce2" office:value-type="string" calcext:value-type="string">
            <text:p>http://data.open-opinion.org/socia/data/Goal/塩作りを産業として復活させる</text:p>
          </table:table-cell>
          <table:table-cell table:number-columns-repeated="7"/>
          <table:table-cell table:formula="of:=CONCATENATE([.$D$3];[.A146];[.$F$3];[.B146];[.$H$3])" office:value-type="string" office:string-value="INSERT DATA { http://data.open-opinion.org/socia/data/Goal/塩作り釜を復活させる socia:subGoalOf http://data.open-opinion.org/socia/data/Goal/塩作りを産業として復活させる }" calcext:value-type="string">
            <text:p>INSERT DATA { http://data.open-opinion.org/socia/data/Goal/塩作り釜を復活させる socia:subGoalOf http://data.open-opinion.org/socia/data/Goal/塩作りを産業として復活させる }</text:p>
          </table:table-cell>
        </table:table-row>
        <table:table-row table:style-name="ro2">
          <table:table-cell office:value-type="string" calcext:value-type="string">
            <text:p>http://data.open-opinion.org/socia/data/Goal/捕獲したイノシシを食用として出荷する</text:p>
          </table:table-cell>
          <table:table-cell table:style-name="ce2" office:value-type="string" calcext:value-type="string">
            <text:p>http://data.open-opinion.org/socia/data/Goal/イノシシを捕獲する</text:p>
          </table:table-cell>
          <table:table-cell table:number-columns-repeated="7"/>
          <table:table-cell table:formula="of:=CONCATENATE([.$D$3];[.A147];[.$F$3];[.B147];[.$H$3])" office:value-type="string" office:string-value="INSERT DATA { http://data.open-opinion.org/socia/data/Goal/捕獲したイノシシを食用として出荷する socia:subGoalOf http://data.open-opinion.org/socia/data/Goal/イノシシを捕獲する }" calcext:value-type="string">
            <text:p>INSERT DATA { http://data.open-opinion.org/socia/data/Goal/捕獲したイノシシを食用として出荷する socia:subGoalOf http://data.open-opinion.org/socia/data/Goal/イノシシを捕獲する }</text:p>
          </table:table-cell>
        </table:table-row>
        <table:table-row table:style-name="ro2">
          <table:table-cell office:value-type="string" calcext:value-type="string">
            <text:p>http://data.open-opinion.org/socia/data/Goal/イノシシの個体数調整を行う</text:p>
          </table:table-cell>
          <table:table-cell table:style-name="ce2" office:value-type="string" calcext:value-type="string">
            <text:p>http://data.open-opinion.org/socia/data/Goal/野生動物による農業被害を阻止する</text:p>
          </table:table-cell>
          <table:table-cell table:number-columns-repeated="7"/>
          <table:table-cell table:formula="of:=CONCATENATE([.$D$3];[.A148];[.$F$3];[.B148];[.$H$3])" office:value-type="string" office:string-value="INSERT DATA { http://data.open-opinion.org/socia/data/Goal/イノシシの個体数調整を行う socia:subGoalOf http://data.open-opinion.org/socia/data/Goal/野生動物による農業被害を阻止する }" calcext:value-type="string">
            <text:p>INSERT DATA { http://data.open-opinion.org/socia/data/Goal/イノシシの個体数調整を行う socia:subGoalOf http://data.open-opinion.org/socia/data/Goal/野生動物による農業被害を阻止する }</text:p>
          </table:table-cell>
        </table:table-row>
        <table:table-row table:style-name="ro2">
          <table:table-cell office:value-type="string" calcext:value-type="string">
            <text:p>http://data.open-opinion.org/socia/data/Goal/イノシシ1匹につき5000円の補助金を出す</text:p>
          </table:table-cell>
          <table:table-cell table:style-name="ce2" office:value-type="string" calcext:value-type="string">
            <text:p>http://data.open-opinion.org/socia/data/Goal/イノシシの個体数調整を行う</text:p>
          </table:table-cell>
          <table:table-cell table:number-columns-repeated="7"/>
          <table:table-cell table:formula="of:=CONCATENATE([.$D$3];[.A149];[.$F$3];[.B149];[.$H$3])" office:value-type="string" office:string-value="INSERT DATA { http://data.open-opinion.org/socia/data/Goal/イノシシ1匹につき5000円の補助金を出す socia:subGoalOf http://data.open-opinion.org/socia/data/Goal/イノシシの個体数調整を行う }" calcext:value-type="string">
            <text:p>INSERT DATA { http://data.open-opinion.org/socia/data/Goal/イノシシ1匹につき5000円の補助金を出す socia:subGoalOf http://data.open-opinion.org/socia/data/Goal/イノシシの個体数調整を行う }</text:p>
          </table:table-cell>
        </table:table-row>
        <table:table-row table:style-name="ro2">
          <table:table-cell office:value-type="string" calcext:value-type="string">
            <text:p>http://data.open-opinion.org/socia/data/Goal/狩猟登録者数を確保する</text:p>
          </table:table-cell>
          <table:table-cell table:style-name="ce2" office:value-type="string" calcext:value-type="string">
            <text:p>http://data.open-opinion.org/socia/data/Goal/イノシシの個体数調整を行う</text:p>
          </table:table-cell>
          <table:table-cell table:number-columns-repeated="7"/>
          <table:table-cell table:formula="of:=CONCATENATE([.$D$3];[.A150];[.$F$3];[.B150];[.$H$3])" office:value-type="string" office:string-value="INSERT DATA { http://data.open-opinion.org/socia/data/Goal/狩猟登録者数を確保する socia:subGoalOf http://data.open-opinion.org/socia/data/Goal/イノシシの個体数調整を行う }" calcext:value-type="string">
            <text:p>INSERT DATA { http://data.open-opinion.org/socia/data/Goal/狩猟登録者数を確保する socia:subGoalOf http://data.open-opinion.org/socia/data/Goal/イノシシの個体数調整を行う }</text:p>
          </table:table-cell>
        </table:table-row>
        <table:table-row table:style-name="ro2">
          <table:table-cell office:value-type="string" calcext:value-type="string">
            <text:p>http://data.open-opinion.org/socia/data/Goal/震災から2年以内にイノシシの個体数調整を行う</text:p>
          </table:table-cell>
          <table:table-cell table:style-name="ce2" office:value-type="string" calcext:value-type="string">
            <text:p>http://data.open-opinion.org/socia/data/Goal/イノシシの個体数調整を行う</text:p>
          </table:table-cell>
          <table:table-cell table:number-columns-repeated="7"/>
          <table:table-cell table:formula="of:=CONCATENATE([.$D$3];[.A151];[.$F$3];[.B151];[.$H$3])" office:value-type="string" office:string-value="INSERT DATA { http://data.open-opinion.org/socia/data/Goal/震災から2年以内にイノシシの個体数調整を行う socia:subGoalOf http://data.open-opinion.org/socia/data/Goal/イノシシの個体数調整を行う }" calcext:value-type="string">
            <text:p>INSERT DATA { http://data.open-opinion.org/socia/data/Goal/震災から2年以内にイノシシの個体数調整を行う socia:subGoalOf http://data.open-opinion.org/socia/data/Goal/イノシシの個体数調整を行う }</text:p>
          </table:table-cell>
        </table:table-row>
        <table:table-row table:style-name="ro2">
          <table:table-cell office:value-type="string" calcext:value-type="string">
            <text:p>http://data.open-opinion.org/socia/data/Goal/「津波避難誘導マニュアル」を作成する</text:p>
          </table:table-cell>
          <table:table-cell table:style-name="ce2" office:value-type="string" calcext:value-type="string">
            <text:p>http://data.open-opinion.org/socia/data/Goal/東日本大震災に伴う津波の教訓を生かす</text:p>
          </table:table-cell>
          <table:table-cell table:number-columns-repeated="7"/>
          <table:table-cell table:formula="of:=CONCATENATE([.$D$3];[.A152];[.$F$3];[.B152];[.$H$3])" office:value-type="string" office:string-value="INSERT DATA { http://data.open-opinion.org/socia/data/Goal/「津波避難誘導マニュアル」を作成する socia:subGoalOf http://data.open-opinion.org/socia/data/Goal/東日本大震災に伴う津波の教訓を生かす }" calcext:value-type="string">
            <text:p>INSERT DATA { http://data.open-opinion.org/socia/data/Goal/「津波避難誘導マニュアル」を作成する socia:subGoalOf http://data.open-opinion.org/socia/data/Goal/東日本大震災に伴う津波の教訓を生かす }</text:p>
          </table:table-cell>
        </table:table-row>
        <table:table-row table:style-name="ro2">
          <table:table-cell office:value-type="string" calcext:value-type="string">
            <text:p>http://data.open-opinion.org/socia/data/Goal/「津波避難誘導マニュアル」に基づいた訓練を行う</text:p>
          </table:table-cell>
          <table:table-cell table:style-name="ce2" office:value-type="string" calcext:value-type="string">
            <text:p>http://data.open-opinion.org/socia/data/Goal/東日本大震災に伴う津波の教訓を生かす</text:p>
          </table:table-cell>
          <table:table-cell table:number-columns-repeated="7"/>
          <table:table-cell table:formula="of:=CONCATENATE([.$D$3];[.A153];[.$F$3];[.B153];[.$H$3])" office:value-type="string" office:string-value="INSERT DATA { http://data.open-opinion.org/socia/data/Goal/「津波避難誘導マニュアル」に基づいた訓練を行う socia:subGoalOf http://data.open-opinion.org/socia/data/Goal/東日本大震災に伴う津波の教訓を生かす }" calcext:value-type="string">
            <text:p>INSERT DATA { http://data.open-opinion.org/socia/data/Goal/「津波避難誘導マニュアル」に基づいた訓練を行う socia:subGoalOf http://data.open-opinion.org/socia/data/Goal/東日本大震災に伴う津波の教訓を生かす }</text:p>
          </table:table-cell>
        </table:table-row>
        <table:table-row table:style-name="ro2">
          <table:table-cell office:value-type="string" calcext:value-type="string">
            <text:p>http://data.open-opinion.org/socia/data/Goal/訓練で問題点が見つかればマニュアルを見直し、実践的なものにする</text:p>
          </table:table-cell>
          <table:table-cell table:style-name="ce2" office:value-type="string" calcext:value-type="string">
            <text:p>http://data.open-opinion.org/socia/data/Goal/東日本大震災に伴う津波の教訓を生かす</text:p>
          </table:table-cell>
          <table:table-cell table:number-columns-repeated="7"/>
          <table:table-cell table:formula="of:=CONCATENATE([.$D$3];[.A154];[.$F$3];[.B154];[.$H$3])" office:value-type="string" office:string-value="INSERT DATA { http://data.open-opinion.org/socia/data/Goal/訓練で問題点が見つかればマニュアルを見直し、実践的なものにする socia:subGoalOf http://data.open-opinion.org/socia/data/Goal/東日本大震災に伴う津波の教訓を生かす }" calcext:value-type="string">
            <text:p>INSERT DATA { http://data.open-opinion.org/socia/data/Goal/訓練で問題点が見つかればマニュアルを見直し、実践的なものにする socia:subGoalOf http://data.open-opinion.org/socia/data/Goal/東日本大震災に伴う津波の教訓を生かす }</text:p>
          </table:table-cell>
        </table:table-row>
        <table:table-row table:style-name="ro2">
          <table:table-cell office:value-type="string" calcext:value-type="string">
            <text:p>http://data.open-opinion.org/socia/data/Goal/災害対策を整備する</text:p>
          </table:table-cell>
          <table:table-cell table:style-name="ce2" office:value-type="string" calcext:value-type="string">
            <text:p>http://data.open-opinion.org/socia/data/Goal/東日本大震災に伴う津波の教訓を生かす</text:p>
          </table:table-cell>
          <table:table-cell table:number-columns-repeated="7"/>
          <table:table-cell table:formula="of:=CONCATENATE([.$D$3];[.A155];[.$F$3];[.B155];[.$H$3])" office:value-type="string" office:string-value="INSERT DATA { http://data.open-opinion.org/socia/data/Goal/災害対策を整備する socia:subGoalOf http://data.open-opinion.org/socia/data/Goal/東日本大震災に伴う津波の教訓を生かす }" calcext:value-type="string">
            <text:p>INSERT DATA { http://data.open-opinion.org/socia/data/Goal/災害対策を整備する socia:subGoalOf http://data.open-opinion.org/socia/data/Goal/東日本大震災に伴う津波の教訓を生かす }</text:p>
          </table:table-cell>
        </table:table-row>
        <table:table-row table:style-name="ro2">
          <table:table-cell office:value-type="string" calcext:value-type="string">
            <text:p>http://data.open-opinion.org/socia/data/Goal/銚子海洋研究所の事務所を移転する</text:p>
          </table:table-cell>
          <table:table-cell table:style-name="ce2" office:value-type="string" calcext:value-type="string">
            <text:p>http://data.open-opinion.org/socia/data/Goal/乗客の受け付けや案内をしやすくする</text:p>
          </table:table-cell>
          <table:table-cell table:number-columns-repeated="7"/>
          <table:table-cell table:formula="of:=CONCATENATE([.$D$3];[.A156];[.$F$3];[.B156];[.$H$3])" office:value-type="string" office:string-value="INSERT DATA { http://data.open-opinion.org/socia/data/Goal/銚子海洋研究所の事務所を移転する socia:subGoalOf http://data.open-opinion.org/socia/data/Goal/乗客の受け付けや案内をしやすくする }" calcext:value-type="string">
            <text:p>INSERT DATA { http://data.open-opinion.org/socia/data/Goal/銚子海洋研究所の事務所を移転する socia:subGoalOf http://data.open-opinion.org/socia/data/Goal/乗客の受け付けや案内をしやすくする }</text:p>
          </table:table-cell>
        </table:table-row>
        <table:table-row table:style-name="ro2">
          <table:table-cell office:value-type="string" calcext:value-type="string">
            <text:p>http://data.open-opinion.org/socia/data/Goal/乗客の受け付けや案内をしやすくする</text:p>
          </table:table-cell>
          <table:table-cell table:style-name="ce2" office:value-type="string" calcext:value-type="string">
            <text:p>http://data.open-opinion.org/socia/data/Goal/震災で激減した乗客を呼び戻す</text:p>
          </table:table-cell>
          <table:table-cell table:number-columns-repeated="7"/>
          <table:table-cell table:formula="of:=CONCATENATE([.$D$3];[.A157];[.$F$3];[.B157];[.$H$3])" office:value-type="string" office:string-value="INSERT DATA { http://data.open-opinion.org/socia/data/Goal/乗客の受け付けや案内をしやすくする socia:subGoalOf http://data.open-opinion.org/socia/data/Goal/震災で激減した乗客を呼び戻す }" calcext:value-type="string">
            <text:p>INSERT DATA { http://data.open-opinion.org/socia/data/Goal/乗客の受け付けや案内をしやすくする socia:subGoalOf http://data.open-opinion.org/socia/data/Goal/震災で激減した乗客を呼び戻す }</text:p>
          </table:table-cell>
        </table:table-row>
        <table:table-row table:style-name="ro2">
          <table:table-cell office:value-type="string" calcext:value-type="string">
            <text:p>http://data.open-opinion.org/socia/data/Goal/復興住宅（災害公営住宅）のあり方を考えるシンポジウムを開催する</text:p>
          </table:table-cell>
          <table:table-cell table:style-name="ce2" office:value-type="string" calcext:value-type="string">
            <text:p>http://data.open-opinion.org/socia/data/Goal/復興住宅への移転後も仮設住宅で醸成されたコミュニティーを維持する</text:p>
          </table:table-cell>
          <table:table-cell table:number-columns-repeated="7"/>
          <table:table-cell table:formula="of:=CONCATENATE([.$D$3];[.A158];[.$F$3];[.B158];[.$H$3])" office:value-type="string" office:string-value="INSERT DATA { http://data.open-opinion.org/socia/data/Goal/復興住宅（災害公営住宅）のあり方を考えるシンポジウムを開催する socia:subGoalOf http://data.open-opinion.org/socia/data/Goal/復興住宅への移転後も仮設住宅で醸成されたコミュニティーを維持する }" calcext:value-type="string">
            <text:p>INSERT DATA { http://data.open-opinion.org/socia/data/Goal/復興住宅（災害公営住宅）のあり方を考えるシンポジウムを開催する socia:subGoalOf http://data.open-opinion.org/socia/data/Goal/復興住宅への移転後も仮設住宅で醸成されたコミュニティーを維持する }</text:p>
          </table:table-cell>
        </table:table-row>
        <table:table-row table:style-name="ro2">
          <table:table-cell office:value-type="string" calcext:value-type="string">
            <text:p>http://data.open-opinion.org/socia/data/Goal/大槌町で岩手県と大槌町の合同の追悼式を開く</text:p>
          </table:table-cell>
          <table:table-cell table:style-name="ce2" office:value-type="string" calcext:value-type="string">
            <text:p>http://data.open-opinion.org/socia/data/Goal/岩手県の復興</text:p>
          </table:table-cell>
          <table:table-cell table:number-columns-repeated="7"/>
          <table:table-cell table:formula="of:=CONCATENATE([.$D$3];[.A159];[.$F$3];[.B159];[.$H$3])" office:value-type="string" office:string-value="INSERT DATA { http://data.open-opinion.org/socia/data/Goal/大槌町で岩手県と大槌町の合同の追悼式を開く socia:subGoalOf http://data.open-opinion.org/socia/data/Goal/岩手県の復興 }" calcext:value-type="string">
            <text:p>INSERT DATA { http://data.open-opinion.org/socia/data/Goal/大槌町で岩手県と大槌町の合同の追悼式を開く socia:subGoalOf http://data.open-opinion.org/socia/data/Goal/岩手県の復興 }</text:p>
          </table:table-cell>
        </table:table-row>
        <table:table-row table:style-name="ro2">
          <table:table-cell office:value-type="string" calcext:value-type="string">
            <text:p>http://data.open-opinion.org/socia/data/Goal/大槌町で岩手県と大槌町の合同の追悼式を開く</text:p>
          </table:table-cell>
          <table:table-cell table:style-name="ce2" office:value-type="string" calcext:value-type="string">
            <text:p>http://data.open-opinion.org/socia/data/Goal/岩手県民全体で思いを共有する</text:p>
          </table:table-cell>
          <table:table-cell table:number-columns-repeated="7"/>
          <table:table-cell table:formula="of:=CONCATENATE([.$D$3];[.A160];[.$F$3];[.B160];[.$H$3])" office:value-type="string" office:string-value="INSERT DATA { http://data.open-opinion.org/socia/data/Goal/大槌町で岩手県と大槌町の合同の追悼式を開く socia:subGoalOf http://data.open-opinion.org/socia/data/Goal/岩手県民全体で思いを共有する }" calcext:value-type="string">
            <text:p>INSERT DATA { http://data.open-opinion.org/socia/data/Goal/大槌町で岩手県と大槌町の合同の追悼式を開く socia:subGoalOf http://data.open-opinion.org/socia/data/Goal/岩手県民全体で思いを共有する }</text:p>
          </table:table-cell>
        </table:table-row>
        <table:table-row table:style-name="ro2">
          <table:table-cell office:value-type="string" calcext:value-type="string">
            <text:p>http://data.open-opinion.org/socia/data/Goal/大槌町で岩手県と大槌町の合同の追悼式を開く</text:p>
          </table:table-cell>
          <table:table-cell table:style-name="ce2" office:value-type="string" calcext:value-type="string">
            <text:p>http://data.open-opinion.org/socia/data/Goal/岩手県の復旧・復興の歩みをさらに力強くする</text:p>
          </table:table-cell>
          <table:table-cell table:number-columns-repeated="7"/>
          <table:table-cell table:formula="of:=CONCATENATE([.$D$3];[.A161];[.$F$3];[.B161];[.$H$3])" office:value-type="string" office:string-value="INSERT DATA { http://data.open-opinion.org/socia/data/Goal/大槌町で岩手県と大槌町の合同の追悼式を開く socia:subGoalOf http://data.open-opinion.org/socia/data/Goal/岩手県の復旧・復興の歩みをさらに力強くする }" calcext:value-type="string">
            <text:p>INSERT DATA { http://data.open-opinion.org/socia/data/Goal/大槌町で岩手県と大槌町の合同の追悼式を開く socia:subGoalOf http://data.open-opinion.org/socia/data/Goal/岩手県の復旧・復興の歩みをさらに力強くする }</text:p>
          </table:table-cell>
        </table:table-row>
        <table:table-row table:style-name="ro2">
          <table:table-cell office:value-type="string" calcext:value-type="string">
            <text:p>http://data.open-opinion.org/socia/data/Goal/大槌町で岩手県と大槌町の合同の追悼式を開く</text:p>
          </table:table-cell>
          <table:table-cell table:style-name="ce2" office:value-type="string" calcext:value-type="string">
            <text:p>http://data.open-opinion.org/socia/data/Goal/合同の追悼式の場所や規模を決める</text:p>
          </table:table-cell>
          <table:table-cell table:number-columns-repeated="7"/>
          <table:table-cell table:formula="of:=CONCATENATE([.$D$3];[.A162];[.$F$3];[.B162];[.$H$3])" office:value-type="string" office:string-value="INSERT DATA { http://data.open-opinion.org/socia/data/Goal/大槌町で岩手県と大槌町の合同の追悼式を開く socia:subGoalOf http://data.open-opinion.org/socia/data/Goal/合同の追悼式の場所や規模を決める }" calcext:value-type="string">
            <text:p>INSERT DATA { http://data.open-opinion.org/socia/data/Goal/大槌町で岩手県と大槌町の合同の追悼式を開く socia:subGoalOf http://data.open-opinion.org/socia/data/Goal/合同の追悼式の場所や規模を決める }</text:p>
          </table:table-cell>
        </table:table-row>
        <table:table-row table:style-name="ro2">
          <table:table-cell office:value-type="string" calcext:value-type="string">
            <text:p>http://data.open-opinion.org/socia/data/Goal/岩手県民全体で思いを共有する</text:p>
          </table:table-cell>
          <table:table-cell table:style-name="ce2" office:value-type="string" calcext:value-type="string">
            <text:p>http://data.open-opinion.org/socia/data/Goal/岩手県の復興</text:p>
          </table:table-cell>
          <table:table-cell table:number-columns-repeated="7"/>
          <table:table-cell table:formula="of:=CONCATENATE([.$D$3];[.A163];[.$F$3];[.B163];[.$H$3])" office:value-type="string" office:string-value="INSERT DATA { http://data.open-opinion.org/socia/data/Goal/岩手県民全体で思いを共有する socia:subGoalOf http://data.open-opinion.org/socia/data/Goal/岩手県の復興 }" calcext:value-type="string">
            <text:p>INSERT DATA { http://data.open-opinion.org/socia/data/Goal/岩手県民全体で思いを共有する socia:subGoalOf http://data.open-opinion.org/socia/data/Goal/岩手県の復興 }</text:p>
          </table:table-cell>
        </table:table-row>
        <table:table-row table:style-name="ro2">
          <table:table-cell office:value-type="string" calcext:value-type="string">
            <text:p>http://data.open-opinion.org/socia/data/Goal/岩手県の復旧・復興の歩みをさらに力強くする</text:p>
          </table:table-cell>
          <table:table-cell table:style-name="ce2" office:value-type="string" calcext:value-type="string">
            <text:p>http://data.open-opinion.org/socia/data/Goal/岩手県の復興</text:p>
          </table:table-cell>
          <table:table-cell table:number-columns-repeated="7"/>
          <table:table-cell table:formula="of:=CONCATENATE([.$D$3];[.A164];[.$F$3];[.B164];[.$H$3])" office:value-type="string" office:string-value="INSERT DATA { http://data.open-opinion.org/socia/data/Goal/岩手県の復旧・復興の歩みをさらに力強くする socia:subGoalOf http://data.open-opinion.org/socia/data/Goal/岩手県の復興 }" calcext:value-type="string">
            <text:p>INSERT DATA { http://data.open-opinion.org/socia/data/Goal/岩手県の復旧・復興の歩みをさらに力強くする socia:subGoalOf http://data.open-opinion.org/socia/data/Goal/岩手県の復興 }</text:p>
          </table:table-cell>
        </table:table-row>
        <table:table-row table:style-name="ro2">
          <table:table-cell office:value-type="string" calcext:value-type="string">
            <text:p>http://data.open-opinion.org/socia/data/Goal/車椅子の人でもお年寄りでもみんなが使いやすい街を目指す</text:p>
          </table:table-cell>
          <table:table-cell table:style-name="ce2" office:value-type="string" calcext:value-type="string">
            <text:p>http://data.open-opinion.org/socia/data/Goal/陸前高田市の復興</text:p>
          </table:table-cell>
          <table:table-cell table:number-columns-repeated="7"/>
          <table:table-cell table:formula="of:=CONCATENATE([.$D$3];[.A165];[.$F$3];[.B165];[.$H$3])" office:value-type="string" office:string-value="INSERT DATA { http://data.open-opinion.org/socia/data/Goal/車椅子の人でもお年寄りでもみんなが使いやすい街を目指す socia:subGoalOf http://data.open-opinion.org/socia/data/Goal/陸前高田市の復興 }" calcext:value-type="string">
            <text:p>INSERT DATA { http://data.open-opinion.org/socia/data/Goal/車椅子の人でもお年寄りでもみんなが使いやすい街を目指す socia:subGoalOf http://data.open-opinion.org/socia/data/Goal/陸前高田市の復興 }</text:p>
          </table:table-cell>
        </table:table-row>
        <table:table-row table:style-name="ro2">
          <table:table-cell office:value-type="string" calcext:value-type="string">
            <text:p>http://data.open-opinion.org/socia/data/Goal/親を亡くした子供たちが夢を追いかけられる環境を守る</text:p>
          </table:table-cell>
          <table:table-cell table:style-name="ce2" office:value-type="string" calcext:value-type="string">
            <text:p>http://data.open-opinion.org/socia/data/Goal/陸前高田市の復興</text:p>
          </table:table-cell>
          <table:table-cell table:number-columns-repeated="7"/>
          <table:table-cell table:formula="of:=CONCATENATE([.$D$3];[.A166];[.$F$3];[.B166];[.$H$3])" office:value-type="string" office:string-value="INSERT DATA { http://data.open-opinion.org/socia/data/Goal/親を亡くした子供たちが夢を追いかけられる環境を守る socia:subGoalOf http://data.open-opinion.org/socia/data/Goal/陸前高田市の復興 }" calcext:value-type="string">
            <text:p>INSERT DATA { http://data.open-opinion.org/socia/data/Goal/親を亡くした子供たちが夢を追いかけられる環境を守る socia:subGoalOf http://data.open-opinion.org/socia/data/Goal/陸前高田市の復興 }</text:p>
          </table:table-cell>
        </table:table-row>
        <table:table-row table:style-name="ro2">
          <table:table-cell office:value-type="string" calcext:value-type="string">
            <text:p>http://data.open-opinion.org/socia/data/Goal/陸前高田市を応援してもらう</text:p>
          </table:table-cell>
          <table:table-cell table:style-name="ce2" office:value-type="string" calcext:value-type="string">
            <text:p>http://data.open-opinion.org/socia/data/Goal/陸前高田市の復興</text:p>
          </table:table-cell>
          <table:table-cell table:number-columns-repeated="7"/>
          <table:table-cell table:formula="of:=CONCATENATE([.$D$3];[.A167];[.$F$3];[.B167];[.$H$3])" office:value-type="string" office:string-value="INSERT DATA { http://data.open-opinion.org/socia/data/Goal/陸前高田市を応援してもらう socia:subGoalOf http://data.open-opinion.org/socia/data/Goal/陸前高田市の復興 }" calcext:value-type="string">
            <text:p>INSERT DATA { http://data.open-opinion.org/socia/data/Goal/陸前高田市を応援してもらう socia:subGoalOf http://data.open-opinion.org/socia/data/Goal/陸前高田市の復興 }</text:p>
          </table:table-cell>
        </table:table-row>
        <table:table-row table:style-name="ro2">
          <table:table-cell office:value-type="string" calcext:value-type="string">
            <text:p>http://data.open-opinion.org/socia/data/Goal/被災地を応援してもらう</text:p>
          </table:table-cell>
          <table:table-cell table:style-name="ce2" office:value-type="string" calcext:value-type="string">
            <text:p>http://data.open-opinion.org/socia/data/Goal/陸前高田市の復興</text:p>
          </table:table-cell>
          <table:table-cell table:number-columns-repeated="7"/>
          <table:table-cell table:formula="of:=CONCATENATE([.$D$3];[.A168];[.$F$3];[.B168];[.$H$3])" office:value-type="string" office:string-value="INSERT DATA { http://data.open-opinion.org/socia/data/Goal/被災地を応援してもらう socia:subGoalOf http://data.open-opinion.org/socia/data/Goal/陸前高田市の復興 }" calcext:value-type="string">
            <text:p>INSERT DATA { http://data.open-opinion.org/socia/data/Goal/被災地を応援してもらう socia:subGoalOf http://data.open-opinion.org/socia/data/Goal/陸前高田市の復興 }</text:p>
          </table:table-cell>
        </table:table-row>
        <table:table-row table:style-name="ro2">
          <table:table-cell office:value-type="string" calcext:value-type="string">
            <text:p>http://data.open-opinion.org/socia/data/Goal/岩手、宮城、福島の３県に新設された建設業者の営業所を中心に立ち入り検査する</text:p>
          </table:table-cell>
          <table:table-cell table:style-name="ce2" office:value-type="string" calcext:value-type="string">
            <text:p>http://data.open-opinion.org/socia/data/Goal/「不良建設業者」を排除する</text:p>
          </table:table-cell>
          <table:table-cell table:number-columns-repeated="7"/>
          <table:table-cell table:formula="of:=CONCATENATE([.$D$3];[.A169];[.$F$3];[.B169];[.$H$3])" office:value-type="string" office:string-value="INSERT DATA { http://data.open-opinion.org/socia/data/Goal/岩手、宮城、福島の３県に新設された建設業者の営業所を中心に立ち入り検査する socia:subGoalOf http://data.open-opinion.org/socia/data/Goal/「不良建設業者」を排除する }" calcext:value-type="string">
            <text:p>INSERT DATA { http://data.open-opinion.org/socia/data/Goal/岩手、宮城、福島の３県に新設された建設業者の営業所を中心に立ち入り検査する socia:subGoalOf http://data.open-opinion.org/socia/data/Goal/「不良建設業者」を排除する }</text:p>
          </table:table-cell>
        </table:table-row>
        <table:table-row table:style-name="ro2">
          <table:table-cell office:value-type="string" calcext:value-type="string">
            <text:p>http://data.open-opinion.org/socia/data/Goal/岩手、宮城、福島の３県に新設された建設業者の営業所を中心に立ち入り検査する</text:p>
          </table:table-cell>
          <table:table-cell table:style-name="ce2" office:value-type="string" calcext:value-type="string">
            <text:p>http://data.open-opinion.org/socia/data/Goal/下請け業者への代金支払いを調べる</text:p>
          </table:table-cell>
          <table:table-cell table:number-columns-repeated="7"/>
          <table:table-cell table:formula="of:=CONCATENATE([.$D$3];[.A170];[.$F$3];[.B170];[.$H$3])" office:value-type="string" office:string-value="INSERT DATA { http://data.open-opinion.org/socia/data/Goal/岩手、宮城、福島の３県に新設された建設業者の営業所を中心に立ち入り検査する socia:subGoalOf http://data.open-opinion.org/socia/data/Goal/下請け業者への代金支払いを調べる }" calcext:value-type="string">
            <text:p>INSERT DATA { http://data.open-opinion.org/socia/data/Goal/岩手、宮城、福島の３県に新設された建設業者の営業所を中心に立ち入り検査する socia:subGoalOf http://data.open-opinion.org/socia/data/Goal/下請け業者への代金支払いを調べる }</text:p>
          </table:table-cell>
        </table:table-row>
        <table:table-row table:style-name="ro2">
          <table:table-cell office:value-type="string" calcext:value-type="string">
            <text:p>http://data.open-opinion.org/socia/data/Goal/岩手、宮城、福島の３県に新設された建設業者の営業所を中心に立ち入り検査する</text:p>
          </table:table-cell>
          <table:table-cell table:style-name="ce2" office:value-type="string" calcext:value-type="string">
            <text:p>http://data.open-opinion.org/socia/data/Goal/「一括下請け（丸投げ）」の有無を調べる</text:p>
          </table:table-cell>
          <table:table-cell table:number-columns-repeated="7"/>
          <table:table-cell table:formula="of:=CONCATENATE([.$D$3];[.A171];[.$F$3];[.B171];[.$H$3])" office:value-type="string" office:string-value="INSERT DATA { http://data.open-opinion.org/socia/data/Goal/岩手、宮城、福島の３県に新設された建設業者の営業所を中心に立ち入り検査する socia:subGoalOf http://data.open-opinion.org/socia/data/Goal/「一括下請け（丸投げ）」の有無を調べる }" calcext:value-type="string">
            <text:p>INSERT DATA { http://data.open-opinion.org/socia/data/Goal/岩手、宮城、福島の３県に新設された建設業者の営業所を中心に立ち入り検査する socia:subGoalOf http://data.open-opinion.org/socia/data/Goal/「一括下請け（丸投げ）」の有無を調べる }</text:p>
          </table:table-cell>
        </table:table-row>
        <table:table-row table:style-name="ro2">
          <table:table-cell office:value-type="string" calcext:value-type="string">
            <text:p>http://data.open-opinion.org/socia/data/Goal/岩手、宮城、福島の３県に新設された建設業者の営業所を中心に立ち入り検査する</text:p>
          </table:table-cell>
          <table:table-cell table:style-name="ce2" office:value-type="string" calcext:value-type="string">
            <text:p>http://data.open-opinion.org/socia/data/Goal/技術者を適正に配置しているかを調べる</text:p>
          </table:table-cell>
          <table:table-cell table:number-columns-repeated="7"/>
          <table:table-cell table:formula="of:=CONCATENATE([.$D$3];[.A172];[.$F$3];[.B172];[.$H$3])" office:value-type="string" office:string-value="INSERT DATA { http://data.open-opinion.org/socia/data/Goal/岩手、宮城、福島の３県に新設された建設業者の営業所を中心に立ち入り検査する socia:subGoalOf http://data.open-opinion.org/socia/data/Goal/技術者を適正に配置しているかを調べる }" calcext:value-type="string">
            <text:p>INSERT DATA { http://data.open-opinion.org/socia/data/Goal/岩手、宮城、福島の３県に新設された建設業者の営業所を中心に立ち入り検査する socia:subGoalOf http://data.open-opinion.org/socia/data/Goal/技術者を適正に配置しているかを調べる }</text:p>
          </table:table-cell>
        </table:table-row>
        <table:table-row table:style-name="ro2">
          <table:table-cell office:value-type="string" calcext:value-type="string">
            <text:p>http://data.open-opinion.org/socia/data/Goal/岩手、宮城、福島の３県に新設された建設業者の営業所を中心に立ち入り検査する</text:p>
          </table:table-cell>
          <table:table-cell table:style-name="ce2" office:value-type="string" calcext:value-type="string">
            <text:p>http://data.open-opinion.org/socia/data/Goal/法令違反のあった業者には指導や勧告、営業停止などの処分を検討する</text:p>
          </table:table-cell>
          <table:table-cell table:number-columns-repeated="7"/>
          <table:table-cell table:formula="of:=CONCATENATE([.$D$3];[.A173];[.$F$3];[.B173];[.$H$3])" office:value-type="string" office:string-value="INSERT DATA { http://data.open-opinion.org/socia/data/Goal/岩手、宮城、福島の３県に新設された建設業者の営業所を中心に立ち入り検査する socia:subGoalOf http://data.open-opinion.org/socia/data/Goal/法令違反のあった業者には指導や勧告、営業停止などの処分を検討する }" calcext:value-type="string">
            <text:p>INSERT DATA { http://data.open-opinion.org/socia/data/Goal/岩手、宮城、福島の３県に新設された建設業者の営業所を中心に立ち入り検査する socia:subGoalOf http://data.open-opinion.org/socia/data/Goal/法令違反のあった業者には指導や勧告、営業停止などの処分を検討する }</text:p>
          </table:table-cell>
        </table:table-row>
        <table:table-row table:style-name="ro2">
          <table:table-cell office:value-type="string" calcext:value-type="string">
            <text:p>http://data.open-opinion.org/socia/data/Goal/下請け業者への代金支払いを調べる</text:p>
          </table:table-cell>
          <table:table-cell table:style-name="ce2" office:value-type="string" calcext:value-type="string">
            <text:p>http://data.open-opinion.org/socia/data/Goal/「不良建設業者」を排除する</text:p>
          </table:table-cell>
          <table:table-cell table:number-columns-repeated="7"/>
          <table:table-cell table:formula="of:=CONCATENATE([.$D$3];[.A174];[.$F$3];[.B174];[.$H$3])" office:value-type="string" office:string-value="INSERT DATA { http://data.open-opinion.org/socia/data/Goal/下請け業者への代金支払いを調べる socia:subGoalOf http://data.open-opinion.org/socia/data/Goal/「不良建設業者」を排除する }" calcext:value-type="string">
            <text:p>INSERT DATA { http://data.open-opinion.org/socia/data/Goal/下請け業者への代金支払いを調べる socia:subGoalOf http://data.open-opinion.org/socia/data/Goal/「不良建設業者」を排除する }</text:p>
          </table:table-cell>
        </table:table-row>
        <table:table-row table:style-name="ro2">
          <table:table-cell office:value-type="string" calcext:value-type="string">
            <text:p>http://data.open-opinion.org/socia/data/Goal/「一括下請け（丸投げ）」の有無を調べる</text:p>
          </table:table-cell>
          <table:table-cell table:style-name="ce2" office:value-type="string" calcext:value-type="string">
            <text:p>http://data.open-opinion.org/socia/data/Goal/「不良建設業者」を排除する</text:p>
          </table:table-cell>
          <table:table-cell table:number-columns-repeated="7"/>
          <table:table-cell table:formula="of:=CONCATENATE([.$D$3];[.A175];[.$F$3];[.B175];[.$H$3])" office:value-type="string" office:string-value="INSERT DATA { http://data.open-opinion.org/socia/data/Goal/「一括下請け（丸投げ）」の有無を調べる socia:subGoalOf http://data.open-opinion.org/socia/data/Goal/「不良建設業者」を排除する }" calcext:value-type="string">
            <text:p>INSERT DATA { http://data.open-opinion.org/socia/data/Goal/「一括下請け（丸投げ）」の有無を調べる socia:subGoalOf http://data.open-opinion.org/socia/data/Goal/「不良建設業者」を排除する }</text:p>
          </table:table-cell>
        </table:table-row>
        <table:table-row table:style-name="ro2">
          <table:table-cell office:value-type="string" calcext:value-type="string">
            <text:p>http://data.open-opinion.org/socia/data/Goal/技術者を適正に配置しているかを調べる</text:p>
          </table:table-cell>
          <table:table-cell table:style-name="ce2" office:value-type="string" calcext:value-type="string">
            <text:p>http://data.open-opinion.org/socia/data/Goal/「不良建設業者」を排除する</text:p>
          </table:table-cell>
          <table:table-cell table:number-columns-repeated="7"/>
          <table:table-cell table:formula="of:=CONCATENATE([.$D$3];[.A176];[.$F$3];[.B176];[.$H$3])" office:value-type="string" office:string-value="INSERT DATA { http://data.open-opinion.org/socia/data/Goal/技術者を適正に配置しているかを調べる socia:subGoalOf http://data.open-opinion.org/socia/data/Goal/「不良建設業者」を排除する }" calcext:value-type="string">
            <text:p>INSERT DATA { http://data.open-opinion.org/socia/data/Goal/技術者を適正に配置しているかを調べる socia:subGoalOf http://data.open-opinion.org/socia/data/Goal/「不良建設業者」を排除する }</text:p>
          </table:table-cell>
        </table:table-row>
        <table:table-row table:style-name="ro2">
          <table:table-cell office:value-type="string" calcext:value-type="string">
            <text:p>http://data.open-opinion.org/socia/data/Goal/法令違反のあった業者には指導や勧告、営業停止などの処分を検討する</text:p>
          </table:table-cell>
          <table:table-cell table:style-name="ce2" office:value-type="string" calcext:value-type="string">
            <text:p>http://data.open-opinion.org/socia/data/Goal/震災復興予算を適正に使用する</text:p>
          </table:table-cell>
          <table:table-cell table:number-columns-repeated="7"/>
          <table:table-cell table:formula="of:=CONCATENATE([.$D$3];[.A177];[.$F$3];[.B177];[.$H$3])" office:value-type="string" office:string-value="INSERT DATA { http://data.open-opinion.org/socia/data/Goal/法令違反のあった業者には指導や勧告、営業停止などの処分を検討する socia:subGoalOf http://data.open-opinion.org/socia/data/Goal/震災復興予算を適正に使用する }" calcext:value-type="string">
            <text:p>INSERT DATA { http://data.open-opinion.org/socia/data/Goal/法令違反のあった業者には指導や勧告、営業停止などの処分を検討する socia:subGoalOf http://data.open-opinion.org/socia/data/Goal/震災復興予算を適正に使用する }</text:p>
          </table:table-cell>
        </table:table-row>
        <table:table-row table:style-name="ro2">
          <table:table-cell office:value-type="string" calcext:value-type="string">
            <text:p>http://data.open-opinion.org/socia/data/Goal/法令違反のあった業者には指導や勧告、営業停止などの処分を検討する</text:p>
          </table:table-cell>
          <table:table-cell table:style-name="ce2" office:value-type="string" calcext:value-type="string">
            <text:p>http://data.open-opinion.org/socia/data/Goal/「不良建設業者」を排除する</text:p>
          </table:table-cell>
          <table:table-cell table:number-columns-repeated="7"/>
          <table:table-cell table:formula="of:=CONCATENATE([.$D$3];[.A178];[.$F$3];[.B178];[.$H$3])" office:value-type="string" office:string-value="INSERT DATA { http://data.open-opinion.org/socia/data/Goal/法令違反のあった業者には指導や勧告、営業停止などの処分を検討する socia:subGoalOf http://data.open-opinion.org/socia/data/Goal/「不良建設業者」を排除する }" calcext:value-type="string">
            <text:p>INSERT DATA { http://data.open-opinion.org/socia/data/Goal/法令違反のあった業者には指導や勧告、営業停止などの処分を検討する socia:subGoalOf http://data.open-opinion.org/socia/data/Goal/「不良建設業者」を排除する }</text:p>
          </table:table-cell>
        </table:table-row>
        <table:table-row table:style-name="ro2">
          <table:table-cell office:value-type="string" calcext:value-type="string">
            <text:p>http://data.open-opinion.org/socia/data/Goal/東京電力福島第1、第2原発に対する核燃料税を廃止する</text:p>
          </table:table-cell>
          <table:table-cell table:style-name="ce2" office:value-type="string" calcext:value-type="string">
            <text:p>http://data.open-opinion.org/socia/data/Goal/福島県内原発の全基廃炉</text:p>
          </table:table-cell>
          <table:table-cell table:number-columns-repeated="7"/>
          <table:table-cell table:formula="of:=CONCATENATE([.$D$3];[.A179];[.$F$3];[.B179];[.$H$3])" office:value-type="string" office:string-value="INSERT DATA { http://data.open-opinion.org/socia/data/Goal/東京電力福島第1、第2原発に対する核燃料税を廃止する socia:subGoalOf http://data.open-opinion.org/socia/data/Goal/福島県内原発の全基廃炉 }" calcext:value-type="string">
            <text:p>INSERT DATA { http://data.open-opinion.org/socia/data/Goal/東京電力福島第1、第2原発に対する核燃料税を廃止する socia:subGoalOf http://data.open-opinion.org/socia/data/Goal/福島県内原発の全基廃炉 }</text:p>
          </table:table-cell>
        </table:table-row>
        <table:table-row table:style-name="ro2">
          <table:table-cell office:value-type="string" calcext:value-type="string">
            <text:p>http://data.open-opinion.org/socia/data/Goal/復興予算の計上に関する新しい基準を決める</text:p>
          </table:table-cell>
          <table:table-cell table:style-name="ce2" office:value-type="string" calcext:value-type="string">
            <text:p>http://data.open-opinion.org/socia/data/Goal/復興予算の配分を被災地を最優先にする</text:p>
          </table:table-cell>
          <table:table-cell table:number-columns-repeated="7"/>
          <table:table-cell table:formula="of:=CONCATENATE([.$D$3];[.A180];[.$F$3];[.B180];[.$H$3])" office:value-type="string" office:string-value="INSERT DATA { http://data.open-opinion.org/socia/data/Goal/復興予算の計上に関する新しい基準を決める socia:subGoalOf http://data.open-opinion.org/socia/data/Goal/復興予算の配分を被災地を最優先にする }" calcext:value-type="string">
            <text:p>INSERT DATA { http://data.open-opinion.org/socia/data/Goal/復興予算の計上に関する新しい基準を決める socia:subGoalOf http://data.open-opinion.org/socia/data/Goal/復興予算の配分を被災地を最優先にする }</text:p>
          </table:table-cell>
        </table:table-row>
        <table:table-row table:style-name="ro2">
          <table:table-cell office:value-type="string" calcext:value-type="string">
            <text:p>http://data.open-opinion.org/socia/data/Goal/復興予算の計上に関する新しい基準を今月末に決める</text:p>
          </table:table-cell>
          <table:table-cell table:style-name="ce2" office:value-type="string" calcext:value-type="string">
            <text:p>http://data.open-opinion.org/socia/data/Goal/復興予算の計上に関する新しい基準を決める</text:p>
          </table:table-cell>
          <table:table-cell table:number-columns-repeated="7"/>
          <table:table-cell table:formula="of:=CONCATENATE([.$D$3];[.A181];[.$F$3];[.B181];[.$H$3])" office:value-type="string" office:string-value="INSERT DATA { http://data.open-opinion.org/socia/data/Goal/復興予算の計上に関する新しい基準を今月末に決める socia:subGoalOf http://data.open-opinion.org/socia/data/Goal/復興予算の計上に関する新しい基準を決める }" calcext:value-type="string">
            <text:p>INSERT DATA { http://data.open-opinion.org/socia/data/Goal/復興予算の計上に関する新しい基準を今月末に決める socia:subGoalOf http://data.open-opinion.org/socia/data/Goal/復興予算の計上に関する新しい基準を決める }</text:p>
          </table:table-cell>
        </table:table-row>
        <table:table-row table:style-name="ro2">
          <table:table-cell office:value-type="string" calcext:value-type="string">
            <text:p>http://data.open-opinion.org/socia/data/Goal/全国防災対策の対象事業を絞り込む</text:p>
          </table:table-cell>
          <table:table-cell table:style-name="ce2" office:value-type="string" calcext:value-type="string">
            <text:p>http://data.open-opinion.org/socia/data/Goal/復興予算の計上に関する新しい基準を決める</text:p>
          </table:table-cell>
          <table:table-cell table:number-columns-repeated="7"/>
          <table:table-cell table:formula="of:=CONCATENATE([.$D$3];[.A182];[.$F$3];[.B182];[.$H$3])" office:value-type="string" office:string-value="INSERT DATA { http://data.open-opinion.org/socia/data/Goal/全国防災対策の対象事業を絞り込む socia:subGoalOf http://data.open-opinion.org/socia/data/Goal/復興予算の計上に関する新しい基準を決める }" calcext:value-type="string">
            <text:p>INSERT DATA { http://data.open-opinion.org/socia/data/Goal/全国防災対策の対象事業を絞り込む socia:subGoalOf http://data.open-opinion.org/socia/data/Goal/復興予算の計上に関する新しい基準を決める }</text:p>
          </table:table-cell>
        </table:table-row>
        <table:table-row table:style-name="ro2">
          <table:table-cell office:value-type="string" calcext:value-type="string">
            <text:p>http://data.open-opinion.org/socia/data/Goal/対象事業を復興支援予算の対象とする</text:p>
          </table:table-cell>
          <table:table-cell table:style-name="ce2" office:value-type="string" calcext:value-type="string">
            <text:p>http://data.open-opinion.org/socia/data/Goal/全国防災対策の対象事業を絞り込む</text:p>
          </table:table-cell>
          <table:table-cell table:number-columns-repeated="7"/>
          <table:table-cell table:formula="of:=CONCATENATE([.$D$3];[.A183];[.$F$3];[.B183];[.$H$3])" office:value-type="string" office:string-value="INSERT DATA { http://data.open-opinion.org/socia/data/Goal/対象事業を復興支援予算の対象とする socia:subGoalOf http://data.open-opinion.org/socia/data/Goal/全国防災対策の対象事業を絞り込む }" calcext:value-type="string">
            <text:p>INSERT DATA { http://data.open-opinion.org/socia/data/Goal/対象事業を復興支援予算の対象とする socia:subGoalOf http://data.open-opinion.org/socia/data/Goal/全国防災対策の対象事業を絞り込む }</text:p>
          </table:table-cell>
        </table:table-row>
        <table:table-row table:style-name="ro2">
          <table:table-cell office:value-type="string" calcext:value-type="string">
            <text:p>http://data.open-opinion.org/socia/data/Goal/対象事業を復興支援予算の対象としない</text:p>
          </table:table-cell>
          <table:table-cell table:style-name="ce2" office:value-type="string" calcext:value-type="string">
            <text:p>http://data.open-opinion.org/socia/data/Goal/全国防災対策の対象事業を絞り込む</text:p>
          </table:table-cell>
          <table:table-cell table:number-columns-repeated="7"/>
          <table:table-cell table:formula="of:=CONCATENATE([.$D$3];[.A184];[.$F$3];[.B184];[.$H$3])" office:value-type="string" office:string-value="INSERT DATA { http://data.open-opinion.org/socia/data/Goal/対象事業を復興支援予算の対象としない socia:subGoalOf http://data.open-opinion.org/socia/data/Goal/全国防災対策の対象事業を絞り込む }" calcext:value-type="string">
            <text:p>INSERT DATA { http://data.open-opinion.org/socia/data/Goal/対象事業を復興支援予算の対象としない socia:subGoalOf http://data.open-opinion.org/socia/data/Goal/全国防災対策の対象事業を絞り込む }</text:p>
          </table:table-cell>
        </table:table-row>
        <table:table-row table:style-name="ro2">
          <table:table-cell office:value-type="string" calcext:value-type="string">
            <text:p>http://data.open-opinion.org/socia/data/Goal/全国の津波対策の強化に復興予算を使う</text:p>
          </table:table-cell>
          <table:table-cell table:style-name="ce2" office:value-type="string" calcext:value-type="string">
            <text:p>http://data.open-opinion.org/socia/data/Goal/対象事業を復興支援予算の対象とする</text:p>
          </table:table-cell>
          <table:table-cell table:number-columns-repeated="7"/>
          <table:table-cell table:formula="of:=CONCATENATE([.$D$3];[.A185];[.$F$3];[.B185];[.$H$3])" office:value-type="string" office:string-value="INSERT DATA { http://data.open-opinion.org/socia/data/Goal/全国の津波対策の強化に復興予算を使う socia:subGoalOf http://data.open-opinion.org/socia/data/Goal/対象事業を復興支援予算の対象とする }" calcext:value-type="string">
            <text:p>INSERT DATA { http://data.open-opinion.org/socia/data/Goal/全国の津波対策の強化に復興予算を使う socia:subGoalOf http://data.open-opinion.org/socia/data/Goal/対象事業を復興支援予算の対象とする }</text:p>
          </table:table-cell>
        </table:table-row>
        <table:table-row table:style-name="ro2">
          <table:table-cell office:value-type="string" calcext:value-type="string">
            <text:p>http://data.open-opinion.org/socia/data/Goal/全国の耐震性の低い学校の耐震化に復興予算を使う</text:p>
          </table:table-cell>
          <table:table-cell table:style-name="ce2" office:value-type="string" calcext:value-type="string">
            <text:p>http://data.open-opinion.org/socia/data/Goal/対象事業を復興支援予算の対象とする</text:p>
          </table:table-cell>
          <table:table-cell table:number-columns-repeated="7"/>
          <table:table-cell table:formula="of:=CONCATENATE([.$D$3];[.A186];[.$F$3];[.B186];[.$H$3])" office:value-type="string" office:string-value="INSERT DATA { http://data.open-opinion.org/socia/data/Goal/全国の耐震性の低い学校の耐震化に復興予算を使う socia:subGoalOf http://data.open-opinion.org/socia/data/Goal/対象事業を復興支援予算の対象とする }" calcext:value-type="string">
            <text:p>INSERT DATA { http://data.open-opinion.org/socia/data/Goal/全国の耐震性の低い学校の耐震化に復興予算を使う socia:subGoalOf http://data.open-opinion.org/socia/data/Goal/対象事業を復興支援予算の対象とする }</text:p>
          </table:table-cell>
        </table:table-row>
        <table:table-row table:style-name="ro2">
          <table:table-cell office:value-type="string" calcext:value-type="string">
            <text:p>http://data.open-opinion.org/socia/data/Goal/ふくしま国際医療科学センターを設立する</text:p>
          </table:table-cell>
          <table:table-cell table:style-name="ce2" office:value-type="string" calcext:value-type="string">
            <text:p>http://data.open-opinion.org/socia/data/Goal/福島の住人の被ばく医療や健康管理を行う</text:p>
          </table:table-cell>
          <table:table-cell table:number-columns-repeated="7"/>
          <table:table-cell table:formula="of:=CONCATENATE([.$D$3];[.A187];[.$F$3];[.B187];[.$H$3])" office:value-type="string" office:string-value="INSERT DATA { http://data.open-opinion.org/socia/data/Goal/ふくしま国際医療科学センターを設立する socia:subGoalOf http://data.open-opinion.org/socia/data/Goal/福島の住人の被ばく医療や健康管理を行う }" calcext:value-type="string">
            <text:p>INSERT DATA { http://data.open-opinion.org/socia/data/Goal/ふくしま国際医療科学センターを設立する socia:subGoalOf http://data.open-opinion.org/socia/data/Goal/福島の住人の被ばく医療や健康管理を行う }</text:p>
          </table:table-cell>
        </table:table-row>
        <table:table-row table:style-name="ro2">
          <table:table-cell office:value-type="string" calcext:value-type="string">
            <text:p>http://data.open-opinion.org/socia/data/Goal/災害・地域医療の人材育成機関を設立する</text:p>
          </table:table-cell>
          <table:table-cell table:style-name="ce2" office:value-type="string" calcext:value-type="string">
            <text:p>http://data.open-opinion.org/socia/data/Goal/福島の住人の被ばく医療や健康管理を行う</text:p>
          </table:table-cell>
          <table:table-cell table:number-columns-repeated="7"/>
          <table:table-cell table:formula="of:=CONCATENATE([.$D$3];[.A188];[.$F$3];[.B188];[.$H$3])" office:value-type="string" office:string-value="INSERT DATA { http://data.open-opinion.org/socia/data/Goal/災害・地域医療の人材育成機関を設立する socia:subGoalOf http://data.open-opinion.org/socia/data/Goal/福島の住人の被ばく医療や健康管理を行う }" calcext:value-type="string">
            <text:p>INSERT DATA { http://data.open-opinion.org/socia/data/Goal/災害・地域医療の人材育成機関を設立する socia:subGoalOf http://data.open-opinion.org/socia/data/Goal/福島の住人の被ばく医療や健康管理を行う }</text:p>
          </table:table-cell>
        </table:table-row>
        <table:table-row table:style-name="ro2">
          <table:table-cell office:value-type="string" calcext:value-type="string">
            <text:p>http://data.open-opinion.org/socia/data/Goal/先端臨床研究センターを設立する</text:p>
          </table:table-cell>
          <table:table-cell table:style-name="ce2" office:value-type="string" calcext:value-type="string">
            <text:p>http://data.open-opinion.org/socia/data/Goal/福島の住人の被ばく医療や健康管理を行う</text:p>
          </table:table-cell>
          <table:table-cell table:number-columns-repeated="7"/>
          <table:table-cell table:formula="of:=CONCATENATE([.$D$3];[.A189];[.$F$3];[.B189];[.$H$3])" office:value-type="string" office:string-value="INSERT DATA { http://data.open-opinion.org/socia/data/Goal/先端臨床研究センターを設立する socia:subGoalOf http://data.open-opinion.org/socia/data/Goal/福島の住人の被ばく医療や健康管理を行う }" calcext:value-type="string">
            <text:p>INSERT DATA { http://data.open-opinion.org/socia/data/Goal/先端臨床研究センターを設立する socia:subGoalOf http://data.open-opinion.org/socia/data/Goal/福島の住人の被ばく医療や健康管理を行う }</text:p>
          </table:table-cell>
        </table:table-row>
        <table:table-row table:style-name="ro2">
          <table:table-cell office:value-type="string" calcext:value-type="string">
            <text:p>http://data.open-opinion.org/socia/data/Goal/被ばく線量を減らす方法などを調査研究する</text:p>
          </table:table-cell>
          <table:table-cell table:style-name="ce2" office:value-type="string" calcext:value-type="string">
            <text:p>http://data.open-opinion.org/socia/data/Goal/福島の住人の被ばく医療や健康管理を行う</text:p>
          </table:table-cell>
          <table:table-cell table:number-columns-repeated="7"/>
          <table:table-cell table:formula="of:=CONCATENATE([.$D$3];[.A190];[.$F$3];[.B190];[.$H$3])" office:value-type="string" office:string-value="INSERT DATA { http://data.open-opinion.org/socia/data/Goal/被ばく線量を減らす方法などを調査研究する socia:subGoalOf http://data.open-opinion.org/socia/data/Goal/福島の住人の被ばく医療や健康管理を行う }" calcext:value-type="string">
            <text:p>INSERT DATA { http://data.open-opinion.org/socia/data/Goal/被ばく線量を減らす方法などを調査研究する socia:subGoalOf http://data.open-opinion.org/socia/data/Goal/福島の住人の被ばく医療や健康管理を行う }</text:p>
          </table:table-cell>
        </table:table-row>
        <table:table-row table:style-name="ro2">
          <table:table-cell office:value-type="string" calcext:value-type="string">
            <text:p>http://data.open-opinion.org/socia/data/Goal/高度ながんの画像診断を行う</text:p>
          </table:table-cell>
          <table:table-cell table:style-name="ce2" office:value-type="string" calcext:value-type="string">
            <text:p>http://data.open-opinion.org/socia/data/Goal/福島の住人の被ばく医療や健康管理を行う</text:p>
          </table:table-cell>
          <table:table-cell table:number-columns-repeated="7"/>
          <table:table-cell table:formula="of:=CONCATENATE([.$D$3];[.A191];[.$F$3];[.B191];[.$H$3])" office:value-type="string" office:string-value="INSERT DATA { http://data.open-opinion.org/socia/data/Goal/高度ながんの画像診断を行う socia:subGoalOf http://data.open-opinion.org/socia/data/Goal/福島の住人の被ばく医療や健康管理を行う }" calcext:value-type="string">
            <text:p>INSERT DATA { http://data.open-opinion.org/socia/data/Goal/高度ながんの画像診断を行う socia:subGoalOf http://data.open-opinion.org/socia/data/Goal/福島の住人の被ばく医療や健康管理を行う }</text:p>
          </table:table-cell>
        </table:table-row>
        <table:table-row table:style-name="ro2">
          <table:table-cell office:value-type="string" calcext:value-type="string">
            <text:p>http://data.open-opinion.org/socia/data/Goal/平成１４～１６年度に人材育成機関、先端臨床研究センターや新病棟など計４棟を建設する</text:p>
          </table:table-cell>
          <table:table-cell table:style-name="ce2" office:value-type="string" calcext:value-type="string">
            <text:p>http://data.open-opinion.org/socia/data/Goal/ふくしま国際医療科学センターを設立する</text:p>
          </table:table-cell>
          <table:table-cell table:number-columns-repeated="7"/>
          <table:table-cell table:formula="of:=CONCATENATE([.$D$3];[.A192];[.$F$3];[.B192];[.$H$3])" office:value-type="string" office:string-value="INSERT DATA { http://data.open-opinion.org/socia/data/Goal/平成１４～１６年度に人材育成機関、先端臨床研究センターや新病棟など計４棟を建設する socia:subGoalOf http://data.open-opinion.org/socia/data/Goal/ふくしま国際医療科学センターを設立する }" calcext:value-type="string">
            <text:p>INSERT DATA { http://data.open-opinion.org/socia/data/Goal/平成１４～１６年度に人材育成機関、先端臨床研究センターや新病棟など計４棟を建設する socia:subGoalOf http://data.open-opinion.org/socia/data/Goal/ふくしま国際医療科学センターを設立する }</text:p>
          </table:table-cell>
        </table:table-row>
        <table:table-row table:style-name="ro2">
          <table:table-cell office:value-type="string" calcext:value-type="string">
            <text:p>http://data.open-opinion.org/socia/data/Goal/ＰＥＴ－ＭＲＩを導入する</text:p>
          </table:table-cell>
          <table:table-cell table:style-name="ce2" office:value-type="string" calcext:value-type="string">
            <text:p>http://data.open-opinion.org/socia/data/Goal/高度ながんの画像診断を行う</text:p>
          </table:table-cell>
          <table:table-cell table:number-columns-repeated="7"/>
          <table:table-cell table:formula="of:=CONCATENATE([.$D$3];[.A193];[.$F$3];[.B193];[.$H$3])" office:value-type="string" office:string-value="INSERT DATA { http://data.open-opinion.org/socia/data/Goal/ＰＥＴ－ＭＲＩを導入する socia:subGoalOf http://data.open-opinion.org/socia/data/Goal/高度ながんの画像診断を行う }" calcext:value-type="string">
            <text:p>INSERT DATA { http://data.open-opinion.org/socia/data/Goal/ＰＥＴ－ＭＲＩを導入する socia:subGoalOf http://data.open-opinion.org/socia/data/Goal/高度ながんの画像診断を行う }</text:p>
          </table:table-cell>
        </table:table-row>
        <table:table-row table:style-name="ro2">
          <table:table-cell office:value-type="string" calcext:value-type="string">
            <text:p>http://data.open-opinion.org/socia/data/Goal/２０１１年の医療施設調査・病院報告を発表する</text:p>
          </table:table-cell>
          <table:table-cell table:style-name="ce2" office:value-type="string" calcext:value-type="string">
            <text:p>http://data.open-opinion.org/socia/data/Goal/津波や原発事故の影響を発表する</text:p>
          </table:table-cell>
          <table:table-cell table:number-columns-repeated="7"/>
          <table:table-cell table:formula="of:=CONCATENATE([.$D$3];[.A194];[.$F$3];[.B194];[.$H$3])" office:value-type="string" office:string-value="INSERT DATA { http://data.open-opinion.org/socia/data/Goal/２０１１年の医療施設調査・病院報告を発表する socia:subGoalOf http://data.open-opinion.org/socia/data/Goal/津波や原発事故の影響を発表する }" calcext:value-type="string">
            <text:p>INSERT DATA { http://data.open-opinion.org/socia/data/Goal/２０１１年の医療施設調査・病院報告を発表する socia:subGoalOf http://data.open-opinion.org/socia/data/Goal/津波や原発事故の影響を発表する }</text:p>
          </table:table-cell>
        </table:table-row>
        <table:table-row table:style-name="ro2">
          <table:table-cell office:value-type="string" calcext:value-type="string">
            <text:p>http://data.open-opinion.org/socia/data/Goal/任期付き都道府県・政令市ＯＢを募集する</text:p>
          </table:table-cell>
          <table:table-cell table:style-name="ce2" office:value-type="string" calcext:value-type="string">
            <text:p>http://data.open-opinion.org/socia/data/Goal/公共工事関連の技術職員を確保する</text:p>
          </table:table-cell>
          <table:table-cell table:number-columns-repeated="7"/>
          <table:table-cell table:formula="of:=CONCATENATE([.$D$3];[.A195];[.$F$3];[.B195];[.$H$3])" office:value-type="string" office:string-value="INSERT DATA { http://data.open-opinion.org/socia/data/Goal/任期付き都道府県・政令市ＯＢを募集する socia:subGoalOf http://data.open-opinion.org/socia/data/Goal/公共工事関連の技術職員を確保する }" calcext:value-type="string">
            <text:p>INSERT DATA { http://data.open-opinion.org/socia/data/Goal/任期付き都道府県・政令市ＯＢを募集する socia:subGoalOf http://data.open-opinion.org/socia/data/Goal/公共工事関連の技術職員を確保する }</text:p>
          </table:table-cell>
        </table:table-row>
        <table:table-row table:style-name="ro2">
          <table:table-cell office:value-type="string" calcext:value-type="string">
            <text:p>http://data.open-opinion.org/socia/data/Goal/福島第１原発事故の避難区域再編案を2012年内に決める</text:p>
          </table:table-cell>
          <table:table-cell table:style-name="ce2" office:value-type="string" calcext:value-type="string">
            <text:p>http://data.open-opinion.org/socia/data/Goal/福島第１原発事故の避難区域再編を2013年3月から実施する</text:p>
          </table:table-cell>
          <table:table-cell table:number-columns-repeated="7"/>
          <table:table-cell table:formula="of:=CONCATENATE([.$D$3];[.A196];[.$F$3];[.B196];[.$H$3])" office:value-type="string" office:string-value="INSERT DATA { http://data.open-opinion.org/socia/data/Goal/福島第１原発事故の避難区域再編案を2012年内に決める socia:subGoalOf http://data.open-opinion.org/socia/data/Goal/福島第１原発事故の避難区域再編を2013年3月から実施する }" calcext:value-type="string">
            <text:p>INSERT DATA { http://data.open-opinion.org/socia/data/Goal/福島第１原発事故の避難区域再編案を2012年内に決める socia:subGoalOf http://data.open-opinion.org/socia/data/Goal/福島第１原発事故の避難区域再編を2013年3月から実施する }</text:p>
          </table:table-cell>
        </table:table-row>
        <table:table-row table:style-name="ro2">
          <table:table-cell office:value-type="string" calcext:value-type="string">
            <text:p>http://data.open-opinion.org/socia/data/Goal/浪江町住人の意見を聞く</text:p>
          </table:table-cell>
          <table:table-cell table:style-name="ce2" office:value-type="string" calcext:value-type="string">
            <text:p>http://data.open-opinion.org/socia/data/Goal/福島第１原発事故の避難区域再編案を2012年内に決める</text:p>
          </table:table-cell>
          <table:table-cell table:number-columns-repeated="7"/>
          <table:table-cell table:formula="of:=CONCATENATE([.$D$3];[.A197];[.$F$3];[.B197];[.$H$3])" office:value-type="string" office:string-value="INSERT DATA { http://data.open-opinion.org/socia/data/Goal/浪江町住人の意見を聞く socia:subGoalOf http://data.open-opinion.org/socia/data/Goal/福島第１原発事故の避難区域再編案を2012年内に決める }" calcext:value-type="string">
            <text:p>INSERT DATA { http://data.open-opinion.org/socia/data/Goal/浪江町住人の意見を聞く socia:subGoalOf http://data.open-opinion.org/socia/data/Goal/福島第１原発事故の避難区域再編案を2012年内に決める }</text:p>
          </table:table-cell>
        </table:table-row>
        <table:table-row table:style-name="ro2">
          <table:table-cell office:value-type="string" calcext:value-type="string">
            <text:p>http://data.open-opinion.org/socia/data/Goal/福島第一原発の現状を発表する</text:p>
          </table:table-cell>
          <table:table-cell table:style-name="ce2" office:value-type="string" calcext:value-type="string">
            <text:p>http://data.open-opinion.org/socia/data/Goal/福島第一原発事故に対する対応を決める</text:p>
          </table:table-cell>
          <table:table-cell table:number-columns-repeated="7"/>
          <table:table-cell table:formula="of:=CONCATENATE([.$D$3];[.A198];[.$F$3];[.B198];[.$H$3])" office:value-type="string" office:string-value="INSERT DATA { http://data.open-opinion.org/socia/data/Goal/福島第一原発の現状を発表する socia:subGoalOf http://data.open-opinion.org/socia/data/Goal/福島第一原発事故に対する対応を決める }" calcext:value-type="string">
            <text:p>INSERT DATA { http://data.open-opinion.org/socia/data/Goal/福島第一原発の現状を発表する socia:subGoalOf http://data.open-opinion.org/socia/data/Goal/福島第一原発事故に対する対応を決める }</text:p>
          </table:table-cell>
        </table:table-row>
        <table:table-row table:style-name="ro2">
          <table:table-cell office:value-type="string" calcext:value-type="string">
            <text:p>http://data.open-opinion.org/socia/data/Goal/福島第1原発の地下にたまった放射能汚染水を浄化処理する第2セシウム吸着装置の建屋から、176リットルの汚染水が建屋外壁に隣接するコンクリート敷地上に漏れた原因を調査する</text:p>
          </table:table-cell>
          <table:table-cell table:style-name="ce2" office:value-type="string" calcext:value-type="string">
            <text:p>http://data.open-opinion.org/socia/data/Goal/福島第一原発事故に対する対応を決める</text:p>
          </table:table-cell>
          <table:table-cell table:number-columns-repeated="7"/>
          <table:table-cell table:formula="of:=CONCATENATE([.$D$3];[.A199];[.$F$3];[.B199];[.$H$3])" office:value-type="string" office:string-value="INSERT DATA { http://data.open-opinion.org/socia/data/Goal/福島第1原発の地下にたまった放射能汚染水を浄化処理する第2セシウム吸着装置の建屋から、176リットルの汚染水が建屋外壁に隣接するコンクリート敷地上に漏れた原因を調査する socia:subGoalOf http://data.open-opinion.org/socia/data/Goal/福島第一原発事故に対する対応を決める }" calcext:value-type="string">
            <text:p>INSERT DATA { http://data.open-opinion.org/socia/data/Goal/福島第1原発の地下にたまった放射能汚染水を浄化処理する第2セシウム吸着装置の建屋から、176リットルの汚染水が建屋外壁に隣接するコンクリート敷地上に漏れた原因を調査する socia:subGoalOf http://data.open-opinion.org/socia/data/Goal/福島第一原発事故に対する対応を決める }</text:p>
          </table:table-cell>
        </table:table-row>
        <table:table-row table:style-name="ro2">
          <table:table-cell office:value-type="string" calcext:value-type="string">
            <text:p>http://data.open-opinion.org/socia/data/Goal/福島第一原発の現状を知る</text:p>
          </table:table-cell>
          <table:table-cell table:style-name="ce2" office:value-type="string" calcext:value-type="string">
            <text:p>http://data.open-opinion.org/socia/data/Goal/福島第一原発事故に対する対応を決める</text:p>
          </table:table-cell>
          <table:table-cell table:number-columns-repeated="7"/>
          <table:table-cell table:formula="of:=CONCATENATE([.$D$3];[.A200];[.$F$3];[.B200];[.$H$3])" office:value-type="string" office:string-value="INSERT DATA { http://data.open-opinion.org/socia/data/Goal/福島第一原発の現状を知る socia:subGoalOf http://data.open-opinion.org/socia/data/Goal/福島第一原発事故に対する対応を決める }" calcext:value-type="string">
            <text:p>INSERT DATA { http://data.open-opinion.org/socia/data/Goal/福島第一原発の現状を知る socia:subGoalOf http://data.open-opinion.org/socia/data/Goal/福島第一原発事故に対する対応を決める }</text:p>
          </table:table-cell>
        </table:table-row>
        <table:table-row table:style-name="ro2">
          <table:table-cell office:value-type="string" calcext:value-type="string">
            <text:p>http://data.open-opinion.org/socia/data/Goal/１８歳以下の約３６万人を対象に甲状腺検査を行う</text:p>
          </table:table-cell>
          <table:table-cell table:style-name="ce2" office:value-type="string" calcext:value-type="string">
            <text:p>http://data.open-opinion.org/socia/data/Goal/東京電力福島第１原発事故による放射線の影響を調べる</text:p>
          </table:table-cell>
          <table:table-cell table:number-columns-repeated="7"/>
          <table:table-cell table:formula="of:=CONCATENATE([.$D$3];[.A201];[.$F$3];[.B201];[.$H$3])" office:value-type="string" office:string-value="INSERT DATA { http://data.open-opinion.org/socia/data/Goal/１８歳以下の約３６万人を対象に甲状腺検査を行う socia:subGoalOf http://data.open-opinion.org/socia/data/Goal/東京電力福島第１原発事故による放射線の影響を調べる }" calcext:value-type="string">
            <text:p>INSERT DATA { http://data.open-opinion.org/socia/data/Goal/１８歳以下の約３６万人を対象に甲状腺検査を行う socia:subGoalOf http://data.open-opinion.org/socia/data/Goal/東京電力福島第１原発事故による放射線の影響を調べる }</text:p>
          </table:table-cell>
        </table:table-row>
        <table:table-row table:style-name="ro2">
          <table:table-cell office:value-type="string" calcext:value-type="string">
            <text:p>http://data.open-opinion.org/socia/data/Goal/国家公務員宿舎5046カ所（約5．6万戸）を廃止し、跡地の売却で約1700億円を捻出する</text:p>
          </table:table-cell>
          <table:table-cell table:style-name="ce2" office:value-type="string" calcext:value-type="string">
            <text:p>http://data.open-opinion.org/socia/data/Goal/売却益を東日本大震災の復興財源に充てる</text:p>
          </table:table-cell>
          <table:table-cell table:number-columns-repeated="7"/>
          <table:table-cell table:formula="of:=CONCATENATE([.$D$3];[.A202];[.$F$3];[.B202];[.$H$3])" office:value-type="string" office:string-value="INSERT DATA { http://data.open-opinion.org/socia/data/Goal/国家公務員宿舎5046カ所（約5．6万戸）を廃止し、跡地の売却で約1700億円を捻出する socia:subGoalOf http://data.open-opinion.org/socia/data/Goal/売却益を東日本大震災の復興財源に充てる }" calcext:value-type="string">
            <text:p>INSERT DATA { http://data.open-opinion.org/socia/data/Goal/国家公務員宿舎5046カ所（約5．6万戸）を廃止し、跡地の売却で約1700億円を捻出する socia:subGoalOf http://data.open-opinion.org/socia/data/Goal/売却益を東日本大震災の復興財源に充てる }</text:p>
          </table:table-cell>
        </table:table-row>
        <table:table-row table:style-name="ro2">
          <table:table-cell office:value-type="string" calcext:value-type="string">
            <text:p>http://data.open-opinion.org/socia/data/Goal/2016年度末までに宿舎を取り壊し、跡地を売却する</text:p>
          </table:table-cell>
          <table:table-cell table:style-name="ce2" office:value-type="string" calcext:value-type="string">
            <text:p>http://data.open-opinion.org/socia/data/Goal/国家公務員宿舎5046カ所（約5．6万戸）を廃止し、跡地の売却で約1700億円を捻出する</text:p>
          </table:table-cell>
          <table:table-cell table:number-columns-repeated="7"/>
          <table:table-cell table:formula="of:=CONCATENATE([.$D$3];[.A203];[.$F$3];[.B203];[.$H$3])" office:value-type="string" office:string-value="INSERT DATA { http://data.open-opinion.org/socia/data/Goal/2016年度末までに宿舎を取り壊し、跡地を売却する socia:subGoalOf http://data.open-opinion.org/socia/data/Goal/国家公務員宿舎5046カ所（約5．6万戸）を廃止し、跡地の売却で約1700億円を捻出する }" calcext:value-type="string">
            <text:p>INSERT DATA { http://data.open-opinion.org/socia/data/Goal/2016年度末までに宿舎を取り壊し、跡地を売却する socia:subGoalOf http://data.open-opinion.org/socia/data/Goal/国家公務員宿舎5046カ所（約5．6万戸）を廃止し、跡地の売却で約1700億円を捻出する }</text:p>
          </table:table-cell>
        </table:table-row>
        <table:table-row table:style-name="ro2">
          <table:table-cell office:value-type="string" calcext:value-type="string">
            <text:p>http://data.open-opinion.org/socia/data/Goal/2016年度末までに宿舎を取り壊し、跡地を売却する</text:p>
          </table:table-cell>
          <table:table-cell table:style-name="ce2" office:value-type="string" calcext:value-type="string">
            <text:p>http://data.open-opinion.org/socia/data/Goal/宿舎の大幅減で維持管理費などの経費を将来にわたり圧縮する</text:p>
          </table:table-cell>
          <table:table-cell table:number-columns-repeated="7"/>
          <table:table-cell table:formula="of:=CONCATENATE([.$D$3];[.A204];[.$F$3];[.B204];[.$H$3])" office:value-type="string" office:string-value="INSERT DATA { http://data.open-opinion.org/socia/data/Goal/2016年度末までに宿舎を取り壊し、跡地を売却する socia:subGoalOf http://data.open-opinion.org/socia/data/Goal/宿舎の大幅減で維持管理費などの経費を将来にわたり圧縮する }" calcext:value-type="string">
            <text:p>INSERT DATA { http://data.open-opinion.org/socia/data/Goal/2016年度末までに宿舎を取り壊し、跡地を売却する socia:subGoalOf http://data.open-opinion.org/socia/data/Goal/宿舎の大幅減で維持管理費などの経費を将来にわたり圧縮する }</text:p>
          </table:table-cell>
        </table:table-row>
        <table:table-row table:style-name="ro2">
          <table:table-cell office:value-type="string" calcext:value-type="string">
            <text:p>http://data.open-opinion.org/socia/data/Goal/復興支援プロジェクト「行こうよ！東北」を実施する</text:p>
          </table:table-cell>
          <table:table-cell table:style-name="ce2" office:value-type="string" calcext:value-type="string">
            <text:p>http://data.open-opinion.org/socia/data/Goal/東北に観光客を誘致する</text:p>
          </table:table-cell>
          <table:table-cell table:number-columns-repeated="7"/>
          <table:table-cell table:formula="of:=CONCATENATE([.$D$3];[.A205];[.$F$3];[.B205];[.$H$3])" office:value-type="string" office:string-value="INSERT DATA { http://data.open-opinion.org/socia/data/Goal/復興支援プロジェクト「行こうよ！東北」を実施する socia:subGoalOf http://data.open-opinion.org/socia/data/Goal/東北に観光客を誘致する }" calcext:value-type="string">
            <text:p>INSERT DATA { http://data.open-opinion.org/socia/data/Goal/復興支援プロジェクト「行こうよ！東北」を実施する socia:subGoalOf http://data.open-opinion.org/socia/data/Goal/東北に観光客を誘致する }</text:p>
          </table:table-cell>
        </table:table-row>
        <table:table-row table:style-name="ro2">
          <table:table-cell office:value-type="string" calcext:value-type="string">
            <text:p>http://data.open-opinion.org/socia/data/Goal/新たな旅行商品を作る</text:p>
          </table:table-cell>
          <table:table-cell table:style-name="ce2" office:value-type="string" calcext:value-type="string">
            <text:p>http://data.open-opinion.org/socia/data/Goal/復興支援プロジェクト「行こうよ！東北」を実施する</text:p>
          </table:table-cell>
          <table:table-cell table:number-columns-repeated="7"/>
          <table:table-cell table:formula="of:=CONCATENATE([.$D$3];[.A206];[.$F$3];[.B206];[.$H$3])" office:value-type="string" office:string-value="INSERT DATA { http://data.open-opinion.org/socia/data/Goal/新たな旅行商品を作る socia:subGoalOf http://data.open-opinion.org/socia/data/Goal/復興支援プロジェクト「行こうよ！東北」を実施する }" calcext:value-type="string">
            <text:p>INSERT DATA { http://data.open-opinion.org/socia/data/Goal/新たな旅行商品を作る socia:subGoalOf http://data.open-opinion.org/socia/data/Goal/復興支援プロジェクト「行こうよ！東北」を実施する }</text:p>
          </table:table-cell>
        </table:table-row>
        <table:table-row table:style-name="ro2">
          <table:table-cell office:value-type="string" calcext:value-type="string">
            <text:p>http://data.open-opinion.org/socia/data/Goal/新たな旅行商品を作る</text:p>
          </table:table-cell>
          <table:table-cell table:style-name="ce2" office:value-type="string" calcext:value-type="string">
            <text:p>http://data.open-opinion.org/socia/data/Goal/東北に観光客を誘致する</text:p>
          </table:table-cell>
          <table:table-cell table:number-columns-repeated="7"/>
          <table:table-cell table:formula="of:=CONCATENATE([.$D$3];[.A207];[.$F$3];[.B207];[.$H$3])" office:value-type="string" office:string-value="INSERT DATA { http://data.open-opinion.org/socia/data/Goal/新たな旅行商品を作る socia:subGoalOf http://data.open-opinion.org/socia/data/Goal/東北に観光客を誘致する }" calcext:value-type="string">
            <text:p>INSERT DATA { http://data.open-opinion.org/socia/data/Goal/新たな旅行商品を作る socia:subGoalOf http://data.open-opinion.org/socia/data/Goal/東北に観光客を誘致する }</text:p>
          </table:table-cell>
        </table:table-row>
        <table:table-row table:style-name="ro2">
          <table:table-cell office:value-type="string" calcext:value-type="string">
            <text:p>http://data.open-opinion.org/socia/data/Goal/大規模な研修を行う</text:p>
          </table:table-cell>
          <table:table-cell table:style-name="ce2" office:value-type="string" calcext:value-type="string">
            <text:p>http://data.open-opinion.org/socia/data/Goal/復興支援プロジェクト「行こうよ！東北」を実施する</text:p>
          </table:table-cell>
          <table:table-cell table:number-columns-repeated="7"/>
          <table:table-cell table:formula="of:=CONCATENATE([.$D$3];[.A208];[.$F$3];[.B208];[.$H$3])" office:value-type="string" office:string-value="INSERT DATA { http://data.open-opinion.org/socia/data/Goal/大規模な研修を行う socia:subGoalOf http://data.open-opinion.org/socia/data/Goal/復興支援プロジェクト「行こうよ！東北」を実施する }" calcext:value-type="string">
            <text:p>INSERT DATA { http://data.open-opinion.org/socia/data/Goal/大規模な研修を行う socia:subGoalOf http://data.open-opinion.org/socia/data/Goal/復興支援プロジェクト「行こうよ！東北」を実施する }</text:p>
          </table:table-cell>
        </table:table-row>
        <table:table-row table:style-name="ro2">
          <table:table-cell office:value-type="string" calcext:value-type="string">
            <text:p>http://data.open-opinion.org/socia/data/Goal/大規模な研修を行う</text:p>
          </table:table-cell>
          <table:table-cell table:style-name="ce2" office:value-type="string" calcext:value-type="string">
            <text:p>http://data.open-opinion.org/socia/data/Goal/新たな旅行商品を作る</text:p>
          </table:table-cell>
          <table:table-cell table:number-columns-repeated="7"/>
          <table:table-cell table:formula="of:=CONCATENATE([.$D$3];[.A209];[.$F$3];[.B209];[.$H$3])" office:value-type="string" office:string-value="INSERT DATA { http://data.open-opinion.org/socia/data/Goal/大規模な研修を行う socia:subGoalOf http://data.open-opinion.org/socia/data/Goal/新たな旅行商品を作る }" calcext:value-type="string">
            <text:p>INSERT DATA { http://data.open-opinion.org/socia/data/Goal/大規模な研修を行う socia:subGoalOf http://data.open-opinion.org/socia/data/Goal/新たな旅行商品を作る }</text:p>
          </table:table-cell>
        </table:table-row>
        <table:table-row table:style-name="ro2">
          <table:table-cell office:value-type="string" calcext:value-type="string">
            <text:p>http://data.open-opinion.org/socia/data/Goal/大規模な研修を行う</text:p>
          </table:table-cell>
          <table:table-cell table:style-name="ce2" office:value-type="string" calcext:value-type="string">
            <text:p>http://data.open-opinion.org/socia/data/Goal/参加各社は視察後、１２月末までに東北旅行の企画案をまとめる</text:p>
          </table:table-cell>
          <table:table-cell table:number-columns-repeated="7"/>
          <table:table-cell table:formula="of:=CONCATENATE([.$D$3];[.A210];[.$F$3];[.B210];[.$H$3])" office:value-type="string" office:string-value="INSERT DATA { http://data.open-opinion.org/socia/data/Goal/大規模な研修を行う socia:subGoalOf http://data.open-opinion.org/socia/data/Goal/参加各社は視察後、１２月末までに東北旅行の企画案をまとめる }" calcext:value-type="string">
            <text:p>INSERT DATA { http://data.open-opinion.org/socia/data/Goal/大規模な研修を行う socia:subGoalOf http://data.open-opinion.org/socia/data/Goal/参加各社は視察後、１２月末までに東北旅行の企画案をまとめる }</text:p>
          </table:table-cell>
        </table:table-row>
        <table:table-row table:style-name="ro2">
          <table:table-cell office:value-type="string" calcext:value-type="string">
            <text:p>http://data.open-opinion.org/socia/data/Goal/参加各社は視察後、１２月末までに東北旅行の企画案をまとめる</text:p>
          </table:table-cell>
          <table:table-cell table:style-name="ce2" office:value-type="string" calcext:value-type="string">
            <text:p>http://data.open-opinion.org/socia/data/Goal/新たな旅行商品を作る</text:p>
          </table:table-cell>
          <table:table-cell table:number-columns-repeated="7"/>
          <table:table-cell table:formula="of:=CONCATENATE([.$D$3];[.A211];[.$F$3];[.B211];[.$H$3])" office:value-type="string" office:string-value="INSERT DATA { http://data.open-opinion.org/socia/data/Goal/参加各社は視察後、１２月末までに東北旅行の企画案をまとめる socia:subGoalOf http://data.open-opinion.org/socia/data/Goal/新たな旅行商品を作る }" calcext:value-type="string">
            <text:p>INSERT DATA { http://data.open-opinion.org/socia/data/Goal/参加各社は視察後、１２月末までに東北旅行の企画案をまとめる socia:subGoalOf http://data.open-opinion.org/socia/data/Goal/新たな旅行商品を作る }</text:p>
          </table:table-cell>
        </table:table-row>
        <table:table-row table:style-name="ro2">
          <table:table-cell office:value-type="string" calcext:value-type="string">
            <text:p>http://data.open-opinion.org/socia/data/Goal/参加各社は視察後、１２月末までに東北旅行の企画案をまとめる</text:p>
          </table:table-cell>
          <table:table-cell table:style-name="ce2" office:value-type="string" calcext:value-type="string">
            <text:p>http://data.open-opinion.org/socia/data/Goal/来年１月にコンテストを実施し、優秀な企画案の商品化を検討する</text:p>
          </table:table-cell>
          <table:table-cell table:number-columns-repeated="7"/>
          <table:table-cell table:formula="of:=CONCATENATE([.$D$3];[.A212];[.$F$3];[.B212];[.$H$3])" office:value-type="string" office:string-value="INSERT DATA { http://data.open-opinion.org/socia/data/Goal/参加各社は視察後、１２月末までに東北旅行の企画案をまとめる socia:subGoalOf http://data.open-opinion.org/socia/data/Goal/来年１月にコンテストを実施し、優秀な企画案の商品化を検討する }" calcext:value-type="string">
            <text:p>INSERT DATA { http://data.open-opinion.org/socia/data/Goal/参加各社は視察後、１２月末までに東北旅行の企画案をまとめる socia:subGoalOf http://data.open-opinion.org/socia/data/Goal/来年１月にコンテストを実施し、優秀な企画案の商品化を検討する }</text:p>
          </table:table-cell>
        </table:table-row>
        <table:table-row table:style-name="ro2">
          <table:table-cell office:value-type="string" calcext:value-type="string">
            <text:p>http://data.open-opinion.org/socia/data/Goal/被災地のボランティア活動を行う</text:p>
          </table:table-cell>
          <table:table-cell table:style-name="ce2" office:value-type="string" calcext:value-type="string">
            <text:p>http://data.open-opinion.org/socia/data/Goal/新たな旅行商品を作る</text:p>
          </table:table-cell>
          <table:table-cell table:number-columns-repeated="7"/>
          <table:table-cell table:formula="of:=CONCATENATE([.$D$3];[.A213];[.$F$3];[.B213];[.$H$3])" office:value-type="string" office:string-value="INSERT DATA { http://data.open-opinion.org/socia/data/Goal/被災地のボランティア活動を行う socia:subGoalOf http://data.open-opinion.org/socia/data/Goal/新たな旅行商品を作る }" calcext:value-type="string">
            <text:p>INSERT DATA { http://data.open-opinion.org/socia/data/Goal/被災地のボランティア活動を行う socia:subGoalOf http://data.open-opinion.org/socia/data/Goal/新たな旅行商品を作る }</text:p>
          </table:table-cell>
        </table:table-row>
        <table:table-row table:style-name="ro2">
          <table:table-cell office:value-type="string" calcext:value-type="string">
            <text:p>http://data.open-opinion.org/socia/data/Goal/東北の観光関係者との交流会を行う</text:p>
          </table:table-cell>
          <table:table-cell table:style-name="ce2" office:value-type="string" calcext:value-type="string">
            <text:p>http://data.open-opinion.org/socia/data/Goal/新たな旅行商品を作る</text:p>
          </table:table-cell>
          <table:table-cell table:number-columns-repeated="7"/>
          <table:table-cell table:formula="of:=CONCATENATE([.$D$3];[.A214];[.$F$3];[.B214];[.$H$3])" office:value-type="string" office:string-value="INSERT DATA { http://data.open-opinion.org/socia/data/Goal/東北の観光関係者との交流会を行う socia:subGoalOf http://data.open-opinion.org/socia/data/Goal/新たな旅行商品を作る }" calcext:value-type="string">
            <text:p>INSERT DATA { http://data.open-opinion.org/socia/data/Goal/東北の観光関係者との交流会を行う socia:subGoalOf http://data.open-opinion.org/socia/data/Goal/新たな旅行商品を作る }</text:p>
          </table:table-cell>
        </table:table-row>
        <table:table-row table:style-name="ro2">
          <table:table-cell office:value-type="string" calcext:value-type="string">
            <text:p>http://data.open-opinion.org/socia/data/Goal/東北各県が誘客に力を入れる計２８コースを巡る</text:p>
          </table:table-cell>
          <table:table-cell table:style-name="ce2" office:value-type="string" calcext:value-type="string">
            <text:p>http://data.open-opinion.org/socia/data/Goal/参加各社は視察後、１２月末までに東北旅行の企画案をまとめる</text:p>
          </table:table-cell>
          <table:table-cell table:number-columns-repeated="7"/>
          <table:table-cell table:formula="of:=CONCATENATE([.$D$3];[.A215];[.$F$3];[.B215];[.$H$3])" office:value-type="string" office:string-value="INSERT DATA { http://data.open-opinion.org/socia/data/Goal/東北各県が誘客に力を入れる計２８コースを巡る socia:subGoalOf http://data.open-opinion.org/socia/data/Goal/参加各社は視察後、１２月末までに東北旅行の企画案をまとめる }" calcext:value-type="string">
            <text:p>INSERT DATA { http://data.open-opinion.org/socia/data/Goal/東北各県が誘客に力を入れる計２８コースを巡る socia:subGoalOf http://data.open-opinion.org/socia/data/Goal/参加各社は視察後、１２月末までに東北旅行の企画案をまとめる }</text:p>
          </table:table-cell>
        </table:table-row>
        <table:table-row table:style-name="ro2">
          <table:table-cell office:value-type="string" calcext:value-type="string">
            <text:p>http://data.open-opinion.org/socia/data/Goal/被災地の子どもたちと船橋の子どもたちの間に絆が生まれる</text:p>
          </table:table-cell>
          <table:table-cell table:style-name="ce2" office:value-type="string" calcext:value-type="string">
            <text:p>http://data.open-opinion.org/socia/data/Goal/復興支援イベント「心の絆応援プロジェクト」を開催する</text:p>
          </table:table-cell>
          <table:table-cell table:number-columns-repeated="7"/>
          <table:table-cell table:formula="of:=CONCATENATE([.$D$3];[.A216];[.$F$3];[.B216];[.$H$3])" office:value-type="string" office:string-value="INSERT DATA { http://data.open-opinion.org/socia/data/Goal/被災地の子どもたちと船橋の子どもたちの間に絆が生まれる socia:subGoalOf http://data.open-opinion.org/socia/data/Goal/復興支援イベント「心の絆応援プロジェクト」を開催する }" calcext:value-type="string">
            <text:p>INSERT DATA { http://data.open-opinion.org/socia/data/Goal/被災地の子どもたちと船橋の子どもたちの間に絆が生まれる socia:subGoalOf http://data.open-opinion.org/socia/data/Goal/復興支援イベント「心の絆応援プロジェクト」を開催する }</text:p>
          </table:table-cell>
        </table:table-row>
        <table:table-row table:style-name="ro2">
          <table:table-cell office:value-type="string" calcext:value-type="string">
            <text:p>http://data.open-opinion.org/socia/data/Goal/子どもたちの助け合う心、優しい心を育む</text:p>
          </table:table-cell>
          <table:table-cell table:style-name="ce2" office:value-type="string" calcext:value-type="string">
            <text:p>http://data.open-opinion.org/socia/data/Goal/復興支援イベント「心の絆応援プロジェクト」を開催する</text:p>
          </table:table-cell>
          <table:table-cell table:number-columns-repeated="7"/>
          <table:table-cell table:formula="of:=CONCATENATE([.$D$3];[.A217];[.$F$3];[.B217];[.$H$3])" office:value-type="string" office:string-value="INSERT DATA { http://data.open-opinion.org/socia/data/Goal/子どもたちの助け合う心、優しい心を育む socia:subGoalOf http://data.open-opinion.org/socia/data/Goal/復興支援イベント「心の絆応援プロジェクト」を開催する }" calcext:value-type="string">
            <text:p>INSERT DATA { http://data.open-opinion.org/socia/data/Goal/子どもたちの助け合う心、優しい心を育む socia:subGoalOf http://data.open-opinion.org/socia/data/Goal/復興支援イベント「心の絆応援プロジェクト」を開催する }</text:p>
          </table:table-cell>
        </table:table-row>
        <table:table-row table:style-name="ro2">
          <table:table-cell office:value-type="string" calcext:value-type="string">
            <text:p>http://data.open-opinion.org/socia/data/Goal/沖縄県内全６地区の小中学校と県立高校、特別支援学校の計１４カ所で給食の放射性物質検査を実施する</text:p>
          </table:table-cell>
          <table:table-cell table:style-name="ce2" office:value-type="string" calcext:value-type="string">
            <text:p>http://data.open-opinion.org/socia/data/Goal/沖縄県内の学校の保護者の安心を得る</text:p>
          </table:table-cell>
          <table:table-cell table:number-columns-repeated="7"/>
          <table:table-cell table:formula="of:=CONCATENATE([.$D$3];[.A218];[.$F$3];[.B218];[.$H$3])" office:value-type="string" office:string-value="INSERT DATA { http://data.open-opinion.org/socia/data/Goal/沖縄県内全６地区の小中学校と県立高校、特別支援学校の計１４カ所で給食の放射性物質検査を実施する socia:subGoalOf http://data.open-opinion.org/socia/data/Goal/沖縄県内の学校の保護者の安心を得る }" calcext:value-type="string">
            <text:p>INSERT DATA { http://data.open-opinion.org/socia/data/Goal/沖縄県内全６地区の小中学校と県立高校、特別支援学校の計１４カ所で給食の放射性物質検査を実施する socia:subGoalOf http://data.open-opinion.org/socia/data/Goal/沖縄県内の学校の保護者の安心を得る }</text:p>
          </table:table-cell>
        </table:table-row>
        <table:table-row table:style-name="ro2">
          <table:table-cell office:value-type="string" calcext:value-type="string">
            <text:p>http://data.open-opinion.org/socia/data/Goal/福島第１原発３号機から使用済み燃料を取り出す</text:p>
          </table:table-cell>
          <table:table-cell table:style-name="ce2" office:value-type="string" calcext:value-type="string">
            <text:p>http://data.open-opinion.org/socia/data/Goal/福島第一原発廃炉</text:p>
          </table:table-cell>
          <table:table-cell table:number-columns-repeated="7"/>
          <table:table-cell table:formula="of:=CONCATENATE([.$D$3];[.A219];[.$F$3];[.B219];[.$H$3])" office:value-type="string" office:string-value="INSERT DATA { http://data.open-opinion.org/socia/data/Goal/福島第１原発３号機から使用済み燃料を取り出す socia:subGoalOf http://data.open-opinion.org/socia/data/Goal/福島第一原発廃炉 }" calcext:value-type="string">
            <text:p>INSERT DATA { http://data.open-opinion.org/socia/data/Goal/福島第１原発３号機から使用済み燃料を取り出す socia:subGoalOf http://data.open-opinion.org/socia/data/Goal/福島第一原発廃炉 }</text:p>
          </table:table-cell>
        </table:table-row>
        <table:table-row table:style-name="ro2">
          <table:table-cell office:value-type="string" calcext:value-type="string">
            <text:p>http://data.open-opinion.org/socia/data/Goal/放射性物質の拡散を防ぐため、原子炉建屋に１５００トンの鉄骨カバーを設置する</text:p>
          </table:table-cell>
          <table:table-cell table:style-name="ce2" office:value-type="string" calcext:value-type="string">
            <text:p>http://data.open-opinion.org/socia/data/Goal/福島第一原発廃炉</text:p>
          </table:table-cell>
          <table:table-cell table:number-columns-repeated="7"/>
          <table:table-cell table:formula="of:=CONCATENATE([.$D$3];[.A220];[.$F$3];[.B220];[.$H$3])" office:value-type="string" office:string-value="INSERT DATA { http://data.open-opinion.org/socia/data/Goal/放射性物質の拡散を防ぐため、原子炉建屋に１５００トンの鉄骨カバーを設置する socia:subGoalOf http://data.open-opinion.org/socia/data/Goal/福島第一原発廃炉 }" calcext:value-type="string">
            <text:p>INSERT DATA { http://data.open-opinion.org/socia/data/Goal/放射性物質の拡散を防ぐため、原子炉建屋に１５００トンの鉄骨カバーを設置する socia:subGoalOf http://data.open-opinion.org/socia/data/Goal/福島第一原発廃炉 }</text:p>
          </table:table-cell>
        </table:table-row>
        <table:table-row table:style-name="ro2">
          <table:table-cell office:value-type="string" calcext:value-type="string">
            <text:p>http://data.open-opinion.org/socia/data/Goal/取り出し後の使用済み燃料の移送先を決定する</text:p>
          </table:table-cell>
          <table:table-cell table:style-name="ce2" office:value-type="string" calcext:value-type="string">
            <text:p>http://data.open-opinion.org/socia/data/Goal/福島第一原発廃炉</text:p>
          </table:table-cell>
          <table:table-cell table:number-columns-repeated="7"/>
          <table:table-cell table:formula="of:=CONCATENATE([.$D$3];[.A221];[.$F$3];[.B221];[.$H$3])" office:value-type="string" office:string-value="INSERT DATA { http://data.open-opinion.org/socia/data/Goal/取り出し後の使用済み燃料の移送先を決定する socia:subGoalOf http://data.open-opinion.org/socia/data/Goal/福島第一原発廃炉 }" calcext:value-type="string">
            <text:p>INSERT DATA { http://data.open-opinion.org/socia/data/Goal/取り出し後の使用済み燃料の移送先を決定する socia:subGoalOf http://data.open-opinion.org/socia/data/Goal/福島第一原発廃炉 }</text:p>
          </table:table-cell>
        </table:table-row>
        <table:table-row table:style-name="ro2">
          <table:table-cell office:value-type="string" calcext:value-type="string">
            <text:p>http://data.open-opinion.org/socia/data/Goal/使用済み燃料の最終処理の方法を決める</text:p>
          </table:table-cell>
          <table:table-cell table:style-name="ce2" office:value-type="string" calcext:value-type="string">
            <text:p>http://data.open-opinion.org/socia/data/Goal/福島第一原発廃炉</text:p>
          </table:table-cell>
          <table:table-cell table:number-columns-repeated="7"/>
          <table:table-cell table:formula="of:=CONCATENATE([.$D$3];[.A222];[.$F$3];[.B222];[.$H$3])" office:value-type="string" office:string-value="INSERT DATA { http://data.open-opinion.org/socia/data/Goal/使用済み燃料の最終処理の方法を決める socia:subGoalOf http://data.open-opinion.org/socia/data/Goal/福島第一原発廃炉 }" calcext:value-type="string">
            <text:p>INSERT DATA { http://data.open-opinion.org/socia/data/Goal/使用済み燃料の最終処理の方法を決める socia:subGoalOf http://data.open-opinion.org/socia/data/Goal/福島第一原発廃炉 }</text:p>
          </table:table-cell>
        </table:table-row>
        <table:table-row table:style-name="ro2">
          <table:table-cell office:value-type="string" calcext:value-type="string">
            <text:p>http://data.open-opinion.org/socia/data/Goal/福島第一原発廃炉に向けた計画を立てる</text:p>
          </table:table-cell>
          <table:table-cell table:style-name="ce2" office:value-type="string" calcext:value-type="string">
            <text:p>http://data.open-opinion.org/socia/data/Goal/福島第一原発廃炉</text:p>
          </table:table-cell>
          <table:table-cell table:number-columns-repeated="7"/>
          <table:table-cell table:formula="of:=CONCATENATE([.$D$3];[.A223];[.$F$3];[.B223];[.$H$3])" office:value-type="string" office:string-value="INSERT DATA { http://data.open-opinion.org/socia/data/Goal/福島第一原発廃炉に向けた計画を立てる socia:subGoalOf http://data.open-opinion.org/socia/data/Goal/福島第一原発廃炉 }" calcext:value-type="string">
            <text:p>INSERT DATA { http://data.open-opinion.org/socia/data/Goal/福島第一原発廃炉に向けた計画を立てる socia:subGoalOf http://data.open-opinion.org/socia/data/Goal/福島第一原発廃炉 }</text:p>
          </table:table-cell>
        </table:table-row>
        <table:table-row table:style-name="ro2">
          <table:table-cell office:value-type="string" calcext:value-type="string">
            <text:p>http://data.open-opinion.org/socia/data/Goal/福島第一原発の廃炉処理を安全に行う</text:p>
          </table:table-cell>
          <table:table-cell table:style-name="ce2" office:value-type="string" calcext:value-type="string">
            <text:p>http://data.open-opinion.org/socia/data/Goal/福島第一原発廃炉</text:p>
          </table:table-cell>
          <table:table-cell table:number-columns-repeated="7"/>
          <table:table-cell table:formula="of:=CONCATENATE([.$D$3];[.A224];[.$F$3];[.B224];[.$H$3])" office:value-type="string" office:string-value="INSERT DATA { http://data.open-opinion.org/socia/data/Goal/福島第一原発の廃炉処理を安全に行う socia:subGoalOf http://data.open-opinion.org/socia/data/Goal/福島第一原発廃炉 }" calcext:value-type="string">
            <text:p>INSERT DATA { http://data.open-opinion.org/socia/data/Goal/福島第一原発の廃炉処理を安全に行う socia:subGoalOf http://data.open-opinion.org/socia/data/Goal/福島第一原発廃炉 }</text:p>
          </table:table-cell>
        </table:table-row>
        <table:table-row table:style-name="ro2">
          <table:table-cell office:value-type="string" calcext:value-type="string">
            <text:p>http://data.open-opinion.org/socia/data/Goal/福島第一原発廃炉に向けた準備を行う</text:p>
          </table:table-cell>
          <table:table-cell table:style-name="ce2" office:value-type="string" calcext:value-type="string">
            <text:p>http://data.open-opinion.org/socia/data/Goal/福島第一原発廃炉に向けた計画を立てる</text:p>
          </table:table-cell>
          <table:table-cell table:number-columns-repeated="7"/>
          <table:table-cell table:formula="of:=CONCATENATE([.$D$3];[.A225];[.$F$3];[.B225];[.$H$3])" office:value-type="string" office:string-value="INSERT DATA { http://data.open-opinion.org/socia/data/Goal/福島第一原発廃炉に向けた準備を行う socia:subGoalOf http://data.open-opinion.org/socia/data/Goal/福島第一原発廃炉に向けた計画を立てる }" calcext:value-type="string">
            <text:p>INSERT DATA { http://data.open-opinion.org/socia/data/Goal/福島第一原発廃炉に向けた準備を行う socia:subGoalOf http://data.open-opinion.org/socia/data/Goal/福島第一原発廃炉に向けた計画を立てる }</text:p>
          </table:table-cell>
        </table:table-row>
        <table:table-row table:style-name="ro2">
          <table:table-cell office:value-type="string" calcext:value-type="string">
            <text:p>http://data.open-opinion.org/socia/data/Goal/遠隔操作によるクレーン作業訓練を2012年11月中に開始する</text:p>
          </table:table-cell>
          <table:table-cell table:style-name="ce2" office:value-type="string" calcext:value-type="string">
            <text:p>http://data.open-opinion.org/socia/data/Goal/福島第一原発廃炉に向けた準備を行う</text:p>
          </table:table-cell>
          <table:table-cell table:number-columns-repeated="7"/>
          <table:table-cell table:formula="of:=CONCATENATE([.$D$3];[.A226];[.$F$3];[.B226];[.$H$3])" office:value-type="string" office:string-value="INSERT DATA { http://data.open-opinion.org/socia/data/Goal/遠隔操作によるクレーン作業訓練を2012年11月中に開始する socia:subGoalOf http://data.open-opinion.org/socia/data/Goal/福島第一原発廃炉に向けた準備を行う }" calcext:value-type="string">
            <text:p>INSERT DATA { http://data.open-opinion.org/socia/data/Goal/遠隔操作によるクレーン作業訓練を2012年11月中に開始する socia:subGoalOf http://data.open-opinion.org/socia/data/Goal/福島第一原発廃炉に向けた準備を行う }</text:p>
          </table:table-cell>
        </table:table-row>
        <table:table-row table:style-name="ro2">
          <table:table-cell office:value-type="string" calcext:value-type="string">
            <text:p>http://data.open-opinion.org/socia/data/Goal/「福島いわき復興物産展」を開催する</text:p>
          </table:table-cell>
          <table:table-cell table:style-name="ce2" office:value-type="string" calcext:value-type="string">
            <text:p>http://data.open-opinion.org/socia/data/Goal/福島の特産品のすばらしさをＰＲする</text:p>
          </table:table-cell>
          <table:table-cell table:number-columns-repeated="7"/>
          <table:table-cell table:formula="of:=CONCATENATE([.$D$3];[.A227];[.$F$3];[.B227];[.$H$3])" office:value-type="string" office:string-value="INSERT DATA { http://data.open-opinion.org/socia/data/Goal/「福島いわき復興物産展」を開催する socia:subGoalOf http://data.open-opinion.org/socia/data/Goal/福島の特産品のすばらしさをＰＲする }" calcext:value-type="string">
            <text:p>INSERT DATA { http://data.open-opinion.org/socia/data/Goal/「福島いわき復興物産展」を開催する socia:subGoalOf http://data.open-opinion.org/socia/data/Goal/福島の特産品のすばらしさをＰＲする }</text:p>
          </table:table-cell>
        </table:table-row>
        <table:table-row table:style-name="ro2">
          <table:table-cell office:value-type="string" calcext:value-type="string">
            <text:p>http://data.open-opinion.org/socia/data/Goal/清泉女学院岩手県大槌町復興支援プロジェクト活動報告会を開催する</text:p>
          </table:table-cell>
          <table:table-cell table:style-name="ce2" office:value-type="string" calcext:value-type="string">
            <text:p>http://data.open-opinion.org/socia/data/Goal/大学の活動を広報する</text:p>
          </table:table-cell>
          <table:table-cell table:number-columns-repeated="7"/>
          <table:table-cell table:formula="of:=CONCATENATE([.$D$3];[.A228];[.$F$3];[.B228];[.$H$3])" office:value-type="string" office:string-value="INSERT DATA { http://data.open-opinion.org/socia/data/Goal/清泉女学院岩手県大槌町復興支援プロジェクト活動報告会を開催する socia:subGoalOf http://data.open-opinion.org/socia/data/Goal/大学の活動を広報する }" calcext:value-type="string">
            <text:p>INSERT DATA { http://data.open-opinion.org/socia/data/Goal/清泉女学院岩手県大槌町復興支援プロジェクト活動報告会を開催する socia:subGoalOf http://data.open-opinion.org/socia/data/Goal/大学の活動を広報する }</text:p>
          </table:table-cell>
        </table:table-row>
        <table:table-row table:style-name="ro2">
          <table:table-cell office:value-type="string" calcext:value-type="string">
            <text:p>http://data.open-opinion.org/socia/data/Goal/清泉女学院岩手県大槌町復興支援プロジェクト活動報告会を開催する</text:p>
          </table:table-cell>
          <table:table-cell table:style-name="ce2" office:value-type="string" calcext:value-type="string">
            <text:p>http://data.open-opinion.org/socia/data/Goal/被災地の情報を伝える</text:p>
          </table:table-cell>
          <table:table-cell table:number-columns-repeated="7"/>
          <table:table-cell table:formula="of:=CONCATENATE([.$D$3];[.A229];[.$F$3];[.B229];[.$H$3])" office:value-type="string" office:string-value="INSERT DATA { http://data.open-opinion.org/socia/data/Goal/清泉女学院岩手県大槌町復興支援プロジェクト活動報告会を開催する socia:subGoalOf http://data.open-opinion.org/socia/data/Goal/被災地の情報を伝える }" calcext:value-type="string">
            <text:p>INSERT DATA { http://data.open-opinion.org/socia/data/Goal/清泉女学院岩手県大槌町復興支援プロジェクト活動報告会を開催する socia:subGoalOf http://data.open-opinion.org/socia/data/Goal/被災地の情報を伝える }</text:p>
          </table:table-cell>
        </table:table-row>
        <table:table-row table:style-name="ro2">
          <table:table-cell office:value-type="string" calcext:value-type="string">
            <text:p>http://data.open-opinion.org/socia/data/Goal/選挙にかかわる人員を確保する</text:p>
          </table:table-cell>
          <table:table-cell table:style-name="ce2" office:value-type="string" calcext:value-type="string">
            <text:p>http://data.open-opinion.org/socia/data/Goal/衆議院選挙を行う</text:p>
          </table:table-cell>
          <table:table-cell table:number-columns-repeated="7"/>
          <table:table-cell table:formula="of:=CONCATENATE([.$D$3];[.A230];[.$F$3];[.B230];[.$H$3])" office:value-type="string" office:string-value="INSERT DATA { http://data.open-opinion.org/socia/data/Goal/選挙にかかわる人員を確保する socia:subGoalOf http://data.open-opinion.org/socia/data/Goal/衆議院選挙を行う }" calcext:value-type="string">
            <text:p>INSERT DATA { http://data.open-opinion.org/socia/data/Goal/選挙にかかわる人員を確保する socia:subGoalOf http://data.open-opinion.org/socia/data/Goal/衆議院選挙を行う }</text:p>
          </table:table-cell>
        </table:table-row>
        <table:table-row table:style-name="ro2">
          <table:table-cell office:value-type="string" calcext:value-type="string">
            <text:p>http://data.open-opinion.org/socia/data/Goal/ポスター掲示板の設置作業を行う業者を確保する</text:p>
          </table:table-cell>
          <table:table-cell table:style-name="ce2" office:value-type="string" calcext:value-type="string">
            <text:p>http://data.open-opinion.org/socia/data/Goal/衆議院選挙を行う</text:p>
          </table:table-cell>
          <table:table-cell table:number-columns-repeated="7"/>
          <table:table-cell table:formula="of:=CONCATENATE([.$D$3];[.A231];[.$F$3];[.B231];[.$H$3])" office:value-type="string" office:string-value="INSERT DATA { http://data.open-opinion.org/socia/data/Goal/ポスター掲示板の設置作業を行う業者を確保する socia:subGoalOf http://data.open-opinion.org/socia/data/Goal/衆議院選挙を行う }" calcext:value-type="string">
            <text:p>INSERT DATA { http://data.open-opinion.org/socia/data/Goal/ポスター掲示板の設置作業を行う業者を確保する socia:subGoalOf http://data.open-opinion.org/socia/data/Goal/衆議院選挙を行う }</text:p>
          </table:table-cell>
        </table:table-row>
        <table:table-row table:style-name="ro2">
          <table:table-cell office:value-type="string" calcext:value-type="string">
            <text:p>http://data.open-opinion.org/socia/data/Goal/投票箱を購入する</text:p>
          </table:table-cell>
          <table:table-cell table:style-name="ce2" office:value-type="string" calcext:value-type="string">
            <text:p>http://data.open-opinion.org/socia/data/Goal/衆議院選挙を行う</text:p>
          </table:table-cell>
          <table:table-cell table:number-columns-repeated="7"/>
          <table:table-cell table:formula="of:=CONCATENATE([.$D$3];[.A232];[.$F$3];[.B232];[.$H$3])" office:value-type="string" office:string-value="INSERT DATA { http://data.open-opinion.org/socia/data/Goal/投票箱を購入する socia:subGoalOf http://data.open-opinion.org/socia/data/Goal/衆議院選挙を行う }" calcext:value-type="string">
            <text:p>INSERT DATA { http://data.open-opinion.org/socia/data/Goal/投票箱を購入する socia:subGoalOf http://data.open-opinion.org/socia/data/Goal/衆議院選挙を行う }</text:p>
          </table:table-cell>
        </table:table-row>
        <table:table-row table:style-name="ro2">
          <table:table-cell office:value-type="string" calcext:value-type="string">
            <text:p>http://data.open-opinion.org/socia/data/Goal/衆院解散後に予算の裏付けを取る</text:p>
          </table:table-cell>
          <table:table-cell table:style-name="ce2" office:value-type="string" calcext:value-type="string">
            <text:p>http://data.open-opinion.org/socia/data/Goal/投票箱を購入する</text:p>
          </table:table-cell>
          <table:table-cell table:number-columns-repeated="7"/>
          <table:table-cell table:formula="of:=CONCATENATE([.$D$3];[.A233];[.$F$3];[.B233];[.$H$3])" office:value-type="string" office:string-value="INSERT DATA { http://data.open-opinion.org/socia/data/Goal/衆院解散後に予算の裏付けを取る socia:subGoalOf http://data.open-opinion.org/socia/data/Goal/投票箱を購入する }" calcext:value-type="string">
            <text:p>INSERT DATA { http://data.open-opinion.org/socia/data/Goal/衆院解散後に予算の裏付けを取る socia:subGoalOf http://data.open-opinion.org/socia/data/Goal/投票箱を購入する }</text:p>
          </table:table-cell>
        </table:table-row>
        <table:table-row table:style-name="ro2">
          <table:table-cell office:value-type="string" calcext:value-type="string">
            <text:p>http://data.open-opinion.org/socia/data/Goal/ツアー客に塩作りを体験してもらう</text:p>
          </table:table-cell>
          <table:table-cell table:style-name="ce2" office:value-type="string" calcext:value-type="string">
            <text:p>http://data.open-opinion.org/socia/data/Goal/旅行客を呼び込む</text:p>
          </table:table-cell>
          <table:table-cell table:number-columns-repeated="7"/>
          <table:table-cell table:formula="of:=CONCATENATE([.$D$3];[.A234];[.$F$3];[.B234];[.$H$3])" office:value-type="string" office:string-value="INSERT DATA { http://data.open-opinion.org/socia/data/Goal/ツアー客に塩作りを体験してもらう socia:subGoalOf http://data.open-opinion.org/socia/data/Goal/旅行客を呼び込む }" calcext:value-type="string">
            <text:p>INSERT DATA { http://data.open-opinion.org/socia/data/Goal/ツアー客に塩作りを体験してもらう socia:subGoalOf http://data.open-opinion.org/socia/data/Goal/旅行客を呼び込む }</text:p>
          </table:table-cell>
        </table:table-row>
        <table:table-row table:style-name="ro2">
          <table:table-cell office:value-type="string" calcext:value-type="string">
            <text:p>http://data.open-opinion.org/socia/data/Goal/浸水地域の堤防を仮復旧させた上で水を抜く</text:p>
          </table:table-cell>
          <table:table-cell table:style-name="ce2" office:value-type="string" calcext:value-type="string">
            <text:p>http://data.open-opinion.org/socia/data/Goal/東日本大震災で被災した住宅を公費で解体する</text:p>
          </table:table-cell>
          <table:table-cell table:number-columns-repeated="7"/>
          <table:table-cell table:formula="of:=CONCATENATE([.$D$3];[.A235];[.$F$3];[.B235];[.$H$3])" office:value-type="string" office:string-value="INSERT DATA { http://data.open-opinion.org/socia/data/Goal/浸水地域の堤防を仮復旧させた上で水を抜く socia:subGoalOf http://data.open-opinion.org/socia/data/Goal/東日本大震災で被災した住宅を公費で解体する }" calcext:value-type="string">
            <text:p>INSERT DATA { http://data.open-opinion.org/socia/data/Goal/浸水地域の堤防を仮復旧させた上で水を抜く socia:subGoalOf http://data.open-opinion.org/socia/data/Goal/東日本大震災で被災した住宅を公費で解体する }</text:p>
          </table:table-cell>
        </table:table-row>
        <table:table-row table:style-name="ro2">
          <table:table-cell office:value-type="string" calcext:value-type="string">
            <text:p>http://data.open-opinion.org/socia/data/Goal/南相馬市小高、原町両区の旧警戒区域にある県、市所有の７つの農業用排水機場を直轄事業で復旧させる</text:p>
          </table:table-cell>
          <table:table-cell table:style-name="ce2" office:value-type="string" calcext:value-type="string">
            <text:p>http://data.open-opinion.org/socia/data/Goal/農業用排水機場の早期復旧</text:p>
          </table:table-cell>
          <table:table-cell table:number-columns-repeated="7"/>
          <table:table-cell table:formula="of:=CONCATENATE([.$D$3];[.A236];[.$F$3];[.B236];[.$H$3])" office:value-type="string" office:string-value="INSERT DATA { http://data.open-opinion.org/socia/data/Goal/南相馬市小高、原町両区の旧警戒区域にある県、市所有の７つの農業用排水機場を直轄事業で復旧させる socia:subGoalOf http://data.open-opinion.org/socia/data/Goal/農業用排水機場の早期復旧 }" calcext:value-type="string">
            <text:p>INSERT DATA { http://data.open-opinion.org/socia/data/Goal/南相馬市小高、原町両区の旧警戒区域にある県、市所有の７つの農業用排水機場を直轄事業で復旧させる socia:subGoalOf http://data.open-opinion.org/socia/data/Goal/農業用排水機場の早期復旧 }</text:p>
          </table:table-cell>
        </table:table-row>
        <table:table-row table:style-name="ro2">
          <table:table-cell office:value-type="string" calcext:value-type="string">
            <text:p>http://data.open-opinion.org/socia/data/Goal/農業用排水機場の早期復旧</text:p>
          </table:table-cell>
          <table:table-cell table:style-name="ce2" office:value-type="string" calcext:value-type="string">
            <text:p>http://data.open-opinion.org/socia/data/Goal/営農再開</text:p>
          </table:table-cell>
          <table:table-cell table:number-columns-repeated="7"/>
          <table:table-cell table:formula="of:=CONCATENATE([.$D$3];[.A237];[.$F$3];[.B237];[.$H$3])" office:value-type="string" office:string-value="INSERT DATA { http://data.open-opinion.org/socia/data/Goal/農業用排水機場の早期復旧 socia:subGoalOf http://data.open-opinion.org/socia/data/Goal/営農再開 }" calcext:value-type="string">
            <text:p>INSERT DATA { http://data.open-opinion.org/socia/data/Goal/農業用排水機場の早期復旧 socia:subGoalOf http://data.open-opinion.org/socia/data/Goal/営農再開 }</text:p>
          </table:table-cell>
        </table:table-row>
        <table:table-row table:style-name="ro2">
          <table:table-cell office:value-type="string" calcext:value-type="string">
            <text:p>http://data.open-opinion.org/socia/data/Goal/会津を観光視察</text:p>
          </table:table-cell>
          <table:table-cell table:style-name="ce2" office:value-type="string" calcext:value-type="string">
            <text:p>http://data.open-opinion.org/socia/data/Goal/福島県への観光客を増やす</text:p>
          </table:table-cell>
          <table:table-cell table:number-columns-repeated="7"/>
          <table:table-cell table:formula="of:=CONCATENATE([.$D$3];[.A238];[.$F$3];[.B238];[.$H$3])" office:value-type="string" office:string-value="INSERT DATA { http://data.open-opinion.org/socia/data/Goal/会津を観光視察 socia:subGoalOf http://data.open-opinion.org/socia/data/Goal/福島県への観光客を増やす }" calcext:value-type="string">
            <text:p>INSERT DATA { http://data.open-opinion.org/socia/data/Goal/会津を観光視察 socia:subGoalOf http://data.open-opinion.org/socia/data/Goal/福島県への観光客を増やす }</text:p>
          </table:table-cell>
        </table:table-row>
        <table:table-row table:style-name="ro2">
          <table:table-cell office:value-type="string" calcext:value-type="string">
            <text:p>http://data.open-opinion.org/socia/data/Goal/会津若松への観光客を増やす</text:p>
          </table:table-cell>
          <table:table-cell table:style-name="ce2" office:value-type="string" calcext:value-type="string">
            <text:p>http://data.open-opinion.org/socia/data/Goal/福島県への観光客を増やす</text:p>
          </table:table-cell>
          <table:table-cell table:number-columns-repeated="7"/>
          <table:table-cell table:formula="of:=CONCATENATE([.$D$3];[.A239];[.$F$3];[.B239];[.$H$3])" office:value-type="string" office:string-value="INSERT DATA { http://data.open-opinion.org/socia/data/Goal/会津若松への観光客を増やす socia:subGoalOf http://data.open-opinion.org/socia/data/Goal/福島県への観光客を増やす }" calcext:value-type="string">
            <text:p>INSERT DATA { http://data.open-opinion.org/socia/data/Goal/会津若松への観光客を増やす socia:subGoalOf http://data.open-opinion.org/socia/data/Goal/福島県への観光客を増やす }</text:p>
          </table:table-cell>
        </table:table-row>
        <table:table-row table:style-name="ro2">
          <table:table-cell office:value-type="string" calcext:value-type="string">
            <text:p>http://data.open-opinion.org/socia/data/Goal/外国人観光客の落ち込みを食い止める</text:p>
          </table:table-cell>
          <table:table-cell table:style-name="ce2" office:value-type="string" calcext:value-type="string">
            <text:p>http://data.open-opinion.org/socia/data/Goal/福島県への観光客を増やす</text:p>
          </table:table-cell>
          <table:table-cell table:number-columns-repeated="7"/>
          <table:table-cell table:formula="of:=CONCATENATE([.$D$3];[.A240];[.$F$3];[.B240];[.$H$3])" office:value-type="string" office:string-value="INSERT DATA { http://data.open-opinion.org/socia/data/Goal/外国人観光客の落ち込みを食い止める socia:subGoalOf http://data.open-opinion.org/socia/data/Goal/福島県への観光客を増やす }" calcext:value-type="string">
            <text:p>INSERT DATA { http://data.open-opinion.org/socia/data/Goal/外国人観光客の落ち込みを食い止める socia:subGoalOf http://data.open-opinion.org/socia/data/Goal/福島県への観光客を増やす }</text:p>
          </table:table-cell>
        </table:table-row>
        <table:table-row table:style-name="ro2">
          <table:table-cell office:value-type="string" calcext:value-type="string">
            <text:p>http://data.open-opinion.org/socia/data/Goal/「東日本大震災・ふくしま復興祈念特別演奏会」を行う</text:p>
          </table:table-cell>
          <table:table-cell table:style-name="ce2" office:value-type="string" calcext:value-type="string">
            <text:p>http://data.open-opinion.org/socia/data/Goal/音楽で福島県を元気づける</text:p>
          </table:table-cell>
          <table:table-cell table:number-columns-repeated="7"/>
          <table:table-cell table:formula="of:=CONCATENATE([.$D$3];[.A241];[.$F$3];[.B241];[.$H$3])" office:value-type="string" office:string-value="INSERT DATA { http://data.open-opinion.org/socia/data/Goal/「東日本大震災・ふくしま復興祈念特別演奏会」を行う socia:subGoalOf http://data.open-opinion.org/socia/data/Goal/音楽で福島県を元気づける }" calcext:value-type="string">
            <text:p>INSERT DATA { http://data.open-opinion.org/socia/data/Goal/「東日本大震災・ふくしま復興祈念特別演奏会」を行う socia:subGoalOf http://data.open-opinion.org/socia/data/Goal/音楽で福島県を元気づける }</text:p>
          </table:table-cell>
        </table:table-row>
        <table:table-row table:style-name="ro2">
          <table:table-cell office:value-type="string" calcext:value-type="string">
            <text:p>http://data.open-opinion.org/socia/data/Goal/入場料を震災復興の義援金に充てる</text:p>
          </table:table-cell>
          <table:table-cell table:style-name="ce2" office:value-type="string" calcext:value-type="string">
            <text:p>http://data.open-opinion.org/socia/data/Goal/「東日本大震災・ふくしま復興祈念特別演奏会」を行う</text:p>
          </table:table-cell>
          <table:table-cell table:number-columns-repeated="7"/>
          <table:table-cell table:formula="of:=CONCATENATE([.$D$3];[.A242];[.$F$3];[.B242];[.$H$3])" office:value-type="string" office:string-value="INSERT DATA { http://data.open-opinion.org/socia/data/Goal/入場料を震災復興の義援金に充てる socia:subGoalOf http://data.open-opinion.org/socia/data/Goal/「東日本大震災・ふくしま復興祈念特別演奏会」を行う }" calcext:value-type="string">
            <text:p>INSERT DATA { http://data.open-opinion.org/socia/data/Goal/入場料を震災復興の義援金に充てる socia:subGoalOf http://data.open-opinion.org/socia/data/Goal/「東日本大震災・ふくしま復興祈念特別演奏会」を行う }</text:p>
          </table:table-cell>
        </table:table-row>
        <table:table-row table:style-name="ro2">
          <table:table-cell office:value-type="string" calcext:value-type="string">
            <text:p>http://data.open-opinion.org/socia/data/Goal/遠隔操作が可能な四足歩行ロボットを開発</text:p>
          </table:table-cell>
          <table:table-cell table:style-name="ce2" office:value-type="string" calcext:value-type="string">
            <text:p>http://data.open-opinion.org/socia/data/Goal/東京電力福島第１原発内で作業を行う</text:p>
          </table:table-cell>
          <table:table-cell table:number-columns-repeated="7"/>
          <table:table-cell table:formula="of:=CONCATENATE([.$D$3];[.A243];[.$F$3];[.B243];[.$H$3])" office:value-type="string" office:string-value="INSERT DATA { http://data.open-opinion.org/socia/data/Goal/遠隔操作が可能な四足歩行ロボットを開発 socia:subGoalOf http://data.open-opinion.org/socia/data/Goal/東京電力福島第１原発内で作業を行う }" calcext:value-type="string">
            <text:p>INSERT DATA { http://data.open-opinion.org/socia/data/Goal/遠隔操作が可能な四足歩行ロボットを開発 socia:subGoalOf http://data.open-opinion.org/socia/data/Goal/東京電力福島第１原発内で作業を行う }</text:p>
          </table:table-cell>
        </table:table-row>
        <table:table-row table:style-name="ro2">
          <table:table-cell office:value-type="string" calcext:value-type="string">
            <text:p>http://data.open-opinion.org/socia/data/Goal/福島第１原発内に東芝のオペレーターを配置して作業を進める</text:p>
          </table:table-cell>
          <table:table-cell table:style-name="ce2" office:value-type="string" calcext:value-type="string">
            <text:p>http://data.open-opinion.org/socia/data/Goal/東京電力福島第１原発内で作業を行う</text:p>
          </table:table-cell>
          <table:table-cell table:number-columns-repeated="7"/>
          <table:table-cell table:formula="of:=CONCATENATE([.$D$3];[.A244];[.$F$3];[.B244];[.$H$3])" office:value-type="string" office:string-value="INSERT DATA { http://data.open-opinion.org/socia/data/Goal/福島第１原発内に東芝のオペレーターを配置して作業を進める socia:subGoalOf http://data.open-opinion.org/socia/data/Goal/東京電力福島第１原発内で作業を行う }" calcext:value-type="string">
            <text:p>INSERT DATA { http://data.open-opinion.org/socia/data/Goal/福島第１原発内に東芝のオペレーターを配置して作業を進める socia:subGoalOf http://data.open-opinion.org/socia/data/Goal/東京電力福島第１原発内で作業を行う }</text:p>
          </table:table-cell>
        </table:table-row>
        <table:table-row table:style-name="ro2">
          <table:table-cell office:value-type="string" calcext:value-type="string">
            <text:p>http://data.open-opinion.org/socia/data/Goal/脱原発の第３極勢力の結集</text:p>
          </table:table-cell>
          <table:table-cell table:style-name="ce2" office:value-type="string" calcext:value-type="string">
            <text:p>http://data.open-opinion.org/socia/data/Goal/選挙で議席を伸ばし、政権を担う</text:p>
          </table:table-cell>
          <table:table-cell table:number-columns-repeated="7"/>
          <table:table-cell table:formula="of:=CONCATENATE([.$D$3];[.A245];[.$F$3];[.B245];[.$H$3])" office:value-type="string" office:string-value="INSERT DATA { http://data.open-opinion.org/socia/data/Goal/脱原発の第３極勢力の結集 socia:subGoalOf http://data.open-opinion.org/socia/data/Goal/選挙で議席を伸ばし、政権を担う }" calcext:value-type="string">
            <text:p>INSERT DATA { http://data.open-opinion.org/socia/data/Goal/脱原発の第３極勢力の結集 socia:subGoalOf http://data.open-opinion.org/socia/data/Goal/選挙で議席を伸ばし、政権を担う }</text:p>
          </table:table-cell>
        </table:table-row>
        <table:table-row table:style-name="ro2">
          <table:table-cell office:value-type="string" calcext:value-type="string">
            <text:p>http://data.open-opinion.org/socia/data/Goal/「第三極」として選挙協力を行う</text:p>
          </table:table-cell>
          <table:table-cell table:style-name="ce2" office:value-type="string" calcext:value-type="string">
            <text:p>http://data.open-opinion.org/socia/data/Goal/選挙で議席を伸ばし、政権を担う</text:p>
          </table:table-cell>
          <table:table-cell table:number-columns-repeated="7"/>
          <table:table-cell table:formula="of:=CONCATENATE([.$D$3];[.A246];[.$F$3];[.B246];[.$H$3])" office:value-type="string" office:string-value="INSERT DATA { http://data.open-opinion.org/socia/data/Goal/「第三極」として選挙協力を行う socia:subGoalOf http://data.open-opinion.org/socia/data/Goal/選挙で議席を伸ばし、政権を担う }" calcext:value-type="string">
            <text:p>INSERT DATA { http://data.open-opinion.org/socia/data/Goal/「第三極」として選挙協力を行う socia:subGoalOf http://data.open-opinion.org/socia/data/Goal/選挙で議席を伸ばし、政権を担う }</text:p>
          </table:table-cell>
        </table:table-row>
        <table:table-row table:style-name="ro2">
          <table:table-cell office:value-type="string" calcext:value-type="string">
            <text:p>http://data.open-opinion.org/socia/data/Goal/「脱原発」を旗印とする新党の結成</text:p>
          </table:table-cell>
          <table:table-cell table:style-name="ce2" office:value-type="string" calcext:value-type="string">
            <text:p>http://data.open-opinion.org/socia/data/Goal/選挙で議席を伸ばし、政権を担う</text:p>
          </table:table-cell>
          <table:table-cell table:number-columns-repeated="7"/>
          <table:table-cell table:formula="of:=CONCATENATE([.$D$3];[.A247];[.$F$3];[.B247];[.$H$3])" office:value-type="string" office:string-value="INSERT DATA { http://data.open-opinion.org/socia/data/Goal/「脱原発」を旗印とする新党の結成 socia:subGoalOf http://data.open-opinion.org/socia/data/Goal/選挙で議席を伸ばし、政権を担う }" calcext:value-type="string">
            <text:p>INSERT DATA { http://data.open-opinion.org/socia/data/Goal/「脱原発」を旗印とする新党の結成 socia:subGoalOf http://data.open-opinion.org/socia/data/Goal/選挙で議席を伸ばし、政権を担う }</text:p>
          </table:table-cell>
        </table:table-row>
        <table:table-row table:style-name="ro2">
          <table:table-cell office:value-type="string" calcext:value-type="string">
            <text:p>http://data.open-opinion.org/socia/data/Goal/「脱原発」を旗印とする新党の結成</text:p>
          </table:table-cell>
          <table:table-cell table:style-name="ce2" office:value-type="string" calcext:value-type="string">
            <text:p>http://data.open-opinion.org/socia/data/Goal/脱原発を掲げる政党を含む政治勢力の受け皿となる</text:p>
          </table:table-cell>
          <table:table-cell table:number-columns-repeated="7"/>
          <table:table-cell table:formula="of:=CONCATENATE([.$D$3];[.A248];[.$F$3];[.B248];[.$H$3])" office:value-type="string" office:string-value="INSERT DATA { http://data.open-opinion.org/socia/data/Goal/「脱原発」を旗印とする新党の結成 socia:subGoalOf http://data.open-opinion.org/socia/data/Goal/脱原発を掲げる政党を含む政治勢力の受け皿となる }" calcext:value-type="string">
            <text:p>INSERT DATA { http://data.open-opinion.org/socia/data/Goal/「脱原発」を旗印とする新党の結成 socia:subGoalOf http://data.open-opinion.org/socia/data/Goal/脱原発を掲げる政党を含む政治勢力の受け皿となる }</text:p>
          </table:table-cell>
        </table:table-row>
        <table:table-row table:style-name="ro2">
          <table:table-cell office:value-type="string" calcext:value-type="string">
            <text:p>http://data.open-opinion.org/socia/data/Goal/脱原発を掲げる政党を含む政治勢力の受け皿となる</text:p>
          </table:table-cell>
          <table:table-cell table:style-name="ce2" office:value-type="string" calcext:value-type="string">
            <text:p>http://data.open-opinion.org/socia/data/Goal/選挙で議席を伸ばし、政権を担う</text:p>
          </table:table-cell>
          <table:table-cell table:number-columns-repeated="7"/>
          <table:table-cell table:formula="of:=CONCATENATE([.$D$3];[.A249];[.$F$3];[.B249];[.$H$3])" office:value-type="string" office:string-value="INSERT DATA { http://data.open-opinion.org/socia/data/Goal/脱原発を掲げる政党を含む政治勢力の受け皿となる socia:subGoalOf http://data.open-opinion.org/socia/data/Goal/選挙で議席を伸ばし、政権を担う }" calcext:value-type="string">
            <text:p>INSERT DATA { http://data.open-opinion.org/socia/data/Goal/脱原発を掲げる政党を含む政治勢力の受け皿となる socia:subGoalOf http://data.open-opinion.org/socia/data/Goal/選挙で議席を伸ばし、政権を担う }</text:p>
          </table:table-cell>
        </table:table-row>
        <table:table-row table:style-name="ro2">
          <table:table-cell office:value-type="string" calcext:value-type="string">
            <text:p>http://data.open-opinion.org/socia/data/Goal/新党結成</text:p>
          </table:table-cell>
          <table:table-cell table:style-name="ce2" office:value-type="string" calcext:value-type="string">
            <text:p>http://data.open-opinion.org/socia/data/Goal/脱原発の第３極勢力の結集</text:p>
          </table:table-cell>
          <table:table-cell table:number-columns-repeated="7"/>
          <table:table-cell table:formula="of:=CONCATENATE([.$D$3];[.A250];[.$F$3];[.B250];[.$H$3])" office:value-type="string" office:string-value="INSERT DATA { http://data.open-opinion.org/socia/data/Goal/新党結成 socia:subGoalOf http://data.open-opinion.org/socia/data/Goal/脱原発の第３極勢力の結集 }" calcext:value-type="string">
            <text:p>INSERT DATA { http://data.open-opinion.org/socia/data/Goal/新党結成 socia:subGoalOf http://data.open-opinion.org/socia/data/Goal/脱原発の第３極勢力の結集 }</text:p>
          </table:table-cell>
        </table:table-row>
        <table:table-row table:style-name="ro2">
          <table:table-cell office:value-type="string" calcext:value-type="string">
            <text:p>http://data.open-opinion.org/socia/data/Goal/みどりの風の新党参画</text:p>
          </table:table-cell>
          <table:table-cell table:style-name="ce2" office:value-type="string" calcext:value-type="string">
            <text:p>http://data.open-opinion.org/socia/data/Goal/脱原発の第３極勢力の結集</text:p>
          </table:table-cell>
          <table:table-cell table:number-columns-repeated="7"/>
          <table:table-cell table:formula="of:=CONCATENATE([.$D$3];[.A251];[.$F$3];[.B251];[.$H$3])" office:value-type="string" office:string-value="INSERT DATA { http://data.open-opinion.org/socia/data/Goal/みどりの風の新党参画 socia:subGoalOf http://data.open-opinion.org/socia/data/Goal/脱原発の第３極勢力の結集 }" calcext:value-type="string">
            <text:p>INSERT DATA { http://data.open-opinion.org/socia/data/Goal/みどりの風の新党参画 socia:subGoalOf http://data.open-opinion.org/socia/data/Goal/脱原発の第３極勢力の結集 }</text:p>
          </table:table-cell>
        </table:table-row>
        <table:table-row table:style-name="ro2">
          <table:table-cell office:value-type="string" calcext:value-type="string">
            <text:p>http://data.open-opinion.org/socia/data/Goal/選挙区調整を行う</text:p>
          </table:table-cell>
          <table:table-cell table:style-name="ce2" office:value-type="string" calcext:value-type="string">
            <text:p>http://data.open-opinion.org/socia/data/Goal/「第三極」として選挙協力を行う</text:p>
          </table:table-cell>
          <table:table-cell table:number-columns-repeated="7"/>
          <table:table-cell table:formula="of:=CONCATENATE([.$D$3];[.A252];[.$F$3];[.B252];[.$H$3])" office:value-type="string" office:string-value="INSERT DATA { http://data.open-opinion.org/socia/data/Goal/選挙区調整を行う socia:subGoalOf http://data.open-opinion.org/socia/data/Goal/「第三極」として選挙協力を行う }" calcext:value-type="string">
            <text:p>INSERT DATA { http://data.open-opinion.org/socia/data/Goal/選挙区調整を行う socia:subGoalOf http://data.open-opinion.org/socia/data/Goal/「第三極」として選挙協力を行う }</text:p>
          </table:table-cell>
        </table:table-row>
        <table:table-row table:style-name="ro2">
          <table:table-cell office:value-type="string" calcext:value-type="string">
            <text:p>http://data.open-opinion.org/socia/data/Goal/無理な選挙区調整はしない</text:p>
          </table:table-cell>
          <table:table-cell table:style-name="ce2" office:value-type="string" calcext:value-type="string">
            <text:p>http://data.open-opinion.org/socia/data/Goal/選挙区調整を行う</text:p>
          </table:table-cell>
          <table:table-cell table:number-columns-repeated="7"/>
          <table:table-cell table:formula="of:=CONCATENATE([.$D$3];[.A253];[.$F$3];[.B253];[.$H$3])" office:value-type="string" office:string-value="INSERT DATA { http://data.open-opinion.org/socia/data/Goal/無理な選挙区調整はしない socia:subGoalOf http://data.open-opinion.org/socia/data/Goal/選挙区調整を行う }" calcext:value-type="string">
            <text:p>INSERT DATA { http://data.open-opinion.org/socia/data/Goal/無理な選挙区調整はしない socia:subGoalOf http://data.open-opinion.org/socia/data/Goal/選挙区調整を行う }</text:p>
          </table:table-cell>
        </table:table-row>
        <table:table-row table:style-name="ro2">
          <table:table-cell office:value-type="string" calcext:value-type="string">
            <text:p>http://data.open-opinion.org/socia/data/Goal/対談を報道陣公開の下で行う</text:p>
          </table:table-cell>
          <table:table-cell table:style-name="ce2" office:value-type="string" calcext:value-type="string">
            <text:p>http://data.open-opinion.org/socia/data/Goal/注目を集め、票につなげる</text:p>
          </table:table-cell>
          <table:table-cell table:number-columns-repeated="7"/>
          <table:table-cell table:formula="of:=CONCATENATE([.$D$3];[.A254];[.$F$3];[.B254];[.$H$3])" office:value-type="string" office:string-value="INSERT DATA { http://data.open-opinion.org/socia/data/Goal/対談を報道陣公開の下で行う socia:subGoalOf http://data.open-opinion.org/socia/data/Goal/注目を集め、票につなげる }" calcext:value-type="string">
            <text:p>INSERT DATA { http://data.open-opinion.org/socia/data/Goal/対談を報道陣公開の下で行う socia:subGoalOf http://data.open-opinion.org/socia/data/Goal/注目を集め、票につなげる }</text:p>
          </table:table-cell>
        </table:table-row>
        <table:table-row table:style-name="ro2">
          <table:table-cell office:value-type="string" calcext:value-type="string">
            <text:p>http://data.open-opinion.org/socia/data/Goal/新党結成の経過を語る</text:p>
          </table:table-cell>
          <table:table-cell table:style-name="ce2" office:value-type="string" calcext:value-type="string">
            <text:p>http://data.open-opinion.org/socia/data/Goal/対談を報道陣公開の下で行う</text:p>
          </table:table-cell>
          <table:table-cell table:number-columns-repeated="7"/>
          <table:table-cell table:formula="of:=CONCATENATE([.$D$3];[.A255];[.$F$3];[.B255];[.$H$3])" office:value-type="string" office:string-value="INSERT DATA { http://data.open-opinion.org/socia/data/Goal/新党結成の経過を語る socia:subGoalOf http://data.open-opinion.org/socia/data/Goal/対談を報道陣公開の下で行う }" calcext:value-type="string">
            <text:p>INSERT DATA { http://data.open-opinion.org/socia/data/Goal/新党結成の経過を語る socia:subGoalOf http://data.open-opinion.org/socia/data/Goal/対談を報道陣公開の下で行う }</text:p>
          </table:table-cell>
        </table:table-row>
        <table:table-row table:style-name="ro2">
          <table:table-cell office:value-type="string" calcext:value-type="string">
            <text:p>http://data.open-opinion.org/socia/data/Goal/嘉田由紀子が小沢一郎と対談をする</text:p>
          </table:table-cell>
          <table:table-cell table:style-name="ce2" office:value-type="string" calcext:value-type="string">
            <text:p>http://data.open-opinion.org/socia/data/Goal/嘉田由紀子が新党を結成する</text:p>
          </table:table-cell>
          <table:table-cell table:number-columns-repeated="7"/>
          <table:table-cell table:formula="of:=CONCATENATE([.$D$3];[.A256];[.$F$3];[.B256];[.$H$3])" office:value-type="string" office:string-value="INSERT DATA { http://data.open-opinion.org/socia/data/Goal/嘉田由紀子が小沢一郎と対談をする socia:subGoalOf http://data.open-opinion.org/socia/data/Goal/嘉田由紀子が新党を結成する }" calcext:value-type="string">
            <text:p>INSERT DATA { http://data.open-opinion.org/socia/data/Goal/嘉田由紀子が小沢一郎と対談をする socia:subGoalOf http://data.open-opinion.org/socia/data/Goal/嘉田由紀子が新党を結成する }</text:p>
          </table:table-cell>
        </table:table-row>
        <table:table-row table:style-name="ro2">
          <table:table-cell office:value-type="string" calcext:value-type="string">
            <text:p>http://data.open-opinion.org/socia/data/Goal/「全国経済同友会代表幹事円卓会議」を被災地で開催する</text:p>
          </table:table-cell>
          <table:table-cell table:style-name="ce2" office:value-type="string" calcext:value-type="string">
            <text:p>http://data.open-opinion.org/socia/data/Goal/東日本大震災、東京電力福島第1原発事故を風化させない</text:p>
          </table:table-cell>
          <table:table-cell table:number-columns-repeated="7"/>
          <table:table-cell table:formula="of:=CONCATENATE([.$D$3];[.A257];[.$F$3];[.B257];[.$H$3])" office:value-type="string" office:string-value="INSERT DATA { http://data.open-opinion.org/socia/data/Goal/「全国経済同友会代表幹事円卓会議」を被災地で開催する socia:subGoalOf http://data.open-opinion.org/socia/data/Goal/東日本大震災、東京電力福島第1原発事故を風化させない }" calcext:value-type="string">
            <text:p>INSERT DATA { http://data.open-opinion.org/socia/data/Goal/「全国経済同友会代表幹事円卓会議」を被災地で開催する socia:subGoalOf http://data.open-opinion.org/socia/data/Goal/東日本大震災、東京電力福島第1原発事故を風化させない }</text:p>
          </table:table-cell>
        </table:table-row>
        <table:table-row table:style-name="ro2">
          <table:table-cell office:value-type="string" calcext:value-type="string">
            <text:p>http://data.open-opinion.org/socia/data/Goal/「全国経済同友会代表幹事円卓会議」を福島市で開催する</text:p>
          </table:table-cell>
          <table:table-cell table:style-name="ce2" office:value-type="string" calcext:value-type="string">
            <text:p>http://data.open-opinion.org/socia/data/Goal/「全国経済同友会代表幹事円卓会議」を被災地で開催する</text:p>
          </table:table-cell>
          <table:table-cell table:number-columns-repeated="7"/>
          <table:table-cell table:formula="of:=CONCATENATE([.$D$3];[.A258];[.$F$3];[.B258];[.$H$3])" office:value-type="string" office:string-value="INSERT DATA { http://data.open-opinion.org/socia/data/Goal/「全国経済同友会代表幹事円卓会議」を福島市で開催する socia:subGoalOf http://data.open-opinion.org/socia/data/Goal/「全国経済同友会代表幹事円卓会議」を被災地で開催する }" calcext:value-type="string">
            <text:p>INSERT DATA { http://data.open-opinion.org/socia/data/Goal/「全国経済同友会代表幹事円卓会議」を福島市で開催する socia:subGoalOf http://data.open-opinion.org/socia/data/Goal/「全国経済同友会代表幹事円卓会議」を被災地で開催する }</text:p>
          </table:table-cell>
        </table:table-row>
        <table:table-row table:style-name="ro2">
          <table:table-cell office:value-type="string" calcext:value-type="string">
            <text:p>http://data.open-opinion.org/socia/data/Goal/福島県川内村で工場の操業を始める</text:p>
          </table:table-cell>
          <table:table-cell table:style-name="ce2" office:value-type="string" calcext:value-type="string">
            <text:p>http://data.open-opinion.org/socia/data/Goal/村民の帰村</text:p>
          </table:table-cell>
          <table:table-cell table:number-columns-repeated="7"/>
          <table:table-cell table:formula="of:=CONCATENATE([.$D$3];[.A259];[.$F$3];[.B259];[.$H$3])" office:value-type="string" office:string-value="INSERT DATA { http://data.open-opinion.org/socia/data/Goal/福島県川内村で工場の操業を始める socia:subGoalOf http://data.open-opinion.org/socia/data/Goal/村民の帰村 }" calcext:value-type="string">
            <text:p>INSERT DATA { http://data.open-opinion.org/socia/data/Goal/福島県川内村で工場の操業を始める socia:subGoalOf http://data.open-opinion.org/socia/data/Goal/村民の帰村 }</text:p>
          </table:table-cell>
        </table:table-row>
        <table:table-row table:style-name="ro2">
          <table:table-cell office:value-type="string" calcext:value-type="string">
            <text:p>http://data.open-opinion.org/socia/data/Goal/福島県川内村の村民を50人雇う</text:p>
          </table:table-cell>
          <table:table-cell table:style-name="ce2" office:value-type="string" calcext:value-type="string">
            <text:p>http://data.open-opinion.org/socia/data/Goal/福島県川内村で工場の操業を始める</text:p>
          </table:table-cell>
          <table:table-cell table:number-columns-repeated="7"/>
          <table:table-cell table:formula="of:=CONCATENATE([.$D$3];[.A260];[.$F$3];[.B260];[.$H$3])" office:value-type="string" office:string-value="INSERT DATA { http://data.open-opinion.org/socia/data/Goal/福島県川内村の村民を50人雇う socia:subGoalOf http://data.open-opinion.org/socia/data/Goal/福島県川内村で工場の操業を始める }" calcext:value-type="string">
            <text:p>INSERT DATA { http://data.open-opinion.org/socia/data/Goal/福島県川内村の村民を50人雇う socia:subGoalOf http://data.open-opinion.org/socia/data/Goal/福島県川内村で工場の操業を始める }</text:p>
          </table:table-cell>
        </table:table-row>
        <table:table-row table:style-name="ro2">
          <table:table-cell office:value-type="string" calcext:value-type="string">
            <text:p>http://data.open-opinion.org/socia/data/Goal/気象庁の予報から暖房需要の消費電力を推算</text:p>
          </table:table-cell>
          <table:table-cell table:style-name="ce2" office:value-type="string" calcext:value-type="string">
            <text:p>http://data.open-opinion.org/socia/data/Goal/１２月の需要期に向け、発電設備の定期検査を行う</text:p>
          </table:table-cell>
          <table:table-cell table:number-columns-repeated="7"/>
          <table:table-cell table:formula="of:=CONCATENATE([.$D$3];[.A261];[.$F$3];[.B261];[.$H$3])" office:value-type="string" office:string-value="INSERT DATA { http://data.open-opinion.org/socia/data/Goal/気象庁の予報から暖房需要の消費電力を推算 socia:subGoalOf http://data.open-opinion.org/socia/data/Goal/１２月の需要期に向け、発電設備の定期検査を行う }" calcext:value-type="string">
            <text:p>INSERT DATA { http://data.open-opinion.org/socia/data/Goal/気象庁の予報から暖房需要の消費電力を推算 socia:subGoalOf http://data.open-opinion.org/socia/data/Goal/１２月の需要期に向け、発電設備の定期検査を行う }</text:p>
          </table:table-cell>
        </table:table-row>
        <table:table-row table:style-name="ro2">
          <table:table-cell office:value-type="string" calcext:value-type="string">
            <text:p>http://data.open-opinion.org/socia/data/Goal/決起集会を行う</text:p>
          </table:table-cell>
          <table:table-cell table:style-name="ce2" office:value-type="string" calcext:value-type="string">
            <text:p>http://data.open-opinion.org/socia/data/Goal/選定の白紙撤回に向けた市民の士気の向上</text:p>
          </table:table-cell>
          <table:table-cell table:number-columns-repeated="7"/>
          <table:table-cell table:formula="of:=CONCATENATE([.$D$3];[.A262];[.$F$3];[.B262];[.$H$3])" office:value-type="string" office:string-value="INSERT DATA { http://data.open-opinion.org/socia/data/Goal/決起集会を行う socia:subGoalOf http://data.open-opinion.org/socia/data/Goal/選定の白紙撤回に向けた市民の士気の向上 }" calcext:value-type="string">
            <text:p>INSERT DATA { http://data.open-opinion.org/socia/data/Goal/決起集会を行う socia:subGoalOf http://data.open-opinion.org/socia/data/Goal/選定の白紙撤回に向けた市民の士気の向上 }</text:p>
          </table:table-cell>
        </table:table-row>
        <table:table-row table:style-name="ro2">
          <table:table-cell office:value-type="string" calcext:value-type="string">
            <text:p>http://data.open-opinion.org/socia/data/Goal/福島第一原発事故収束宣言を行う</text:p>
          </table:table-cell>
          <table:table-cell table:style-name="ce2" office:value-type="string" calcext:value-type="string">
            <text:p>http://data.open-opinion.org/socia/data/Goal/福島第一原発事故収束をアピールする</text:p>
          </table:table-cell>
          <table:table-cell table:number-columns-repeated="7"/>
          <table:table-cell table:formula="of:=CONCATENATE([.$D$3];[.A263];[.$F$3];[.B263];[.$H$3])" office:value-type="string" office:string-value="INSERT DATA { http://data.open-opinion.org/socia/data/Goal/福島第一原発事故収束宣言を行う socia:subGoalOf http://data.open-opinion.org/socia/data/Goal/福島第一原発事故収束をアピールする }" calcext:value-type="string">
            <text:p>INSERT DATA { http://data.open-opinion.org/socia/data/Goal/福島第一原発事故収束宣言を行う socia:subGoalOf http://data.open-opinion.org/socia/data/Goal/福島第一原発事故収束をアピールする }</text:p>
          </table:table-cell>
        </table:table-row>
        <table:table-row table:style-name="ro2">
          <table:table-cell office:value-type="string" calcext:value-type="string">
            <text:p>http://data.open-opinion.org/socia/data/Goal/町外コミュニティー入居のアンケートを取る</text:p>
          </table:table-cell>
          <table:table-cell table:style-name="ce2" office:value-type="string" calcext:value-type="string">
            <text:p>http://data.open-opinion.org/socia/data/Goal/復興住宅を整備する</text:p>
          </table:table-cell>
          <table:table-cell table:number-columns-repeated="7"/>
          <table:table-cell table:formula="of:=CONCATENATE([.$D$3];[.A264];[.$F$3];[.B264];[.$H$3])" office:value-type="string" office:string-value="INSERT DATA { http://data.open-opinion.org/socia/data/Goal/町外コミュニティー入居のアンケートを取る socia:subGoalOf http://data.open-opinion.org/socia/data/Goal/復興住宅を整備する }" calcext:value-type="string">
            <text:p>INSERT DATA { http://data.open-opinion.org/socia/data/Goal/町外コミュニティー入居のアンケートを取る socia:subGoalOf http://data.open-opinion.org/socia/data/Goal/復興住宅を整備する }</text:p>
          </table:table-cell>
        </table:table-row>
        <table:table-row table:style-name="ro2">
          <table:table-cell office:value-type="string" calcext:value-type="string">
            <text:p>http://data.open-opinion.org/socia/data/Goal/移動先から支援地へ帰還するための住宅確保への支援を行う</text:p>
          </table:table-cell>
          <table:table-cell table:style-name="ce2" office:value-type="string" calcext:value-type="string">
            <text:p>http://data.open-opinion.org/socia/data/Goal/移動先から支援地へ帰還する場合の保障を行う</text:p>
          </table:table-cell>
          <table:table-cell table:number-columns-repeated="7"/>
          <table:table-cell table:formula="of:=CONCATENATE([.$D$3];[.A265];[.$F$3];[.B265];[.$H$3])" office:value-type="string" office:string-value="INSERT DATA { http://data.open-opinion.org/socia/data/Goal/移動先から支援地へ帰還するための住宅確保への支援を行う socia:subGoalOf http://data.open-opinion.org/socia/data/Goal/移動先から支援地へ帰還する場合の保障を行う }" calcext:value-type="string">
            <text:p>INSERT DATA { http://data.open-opinion.org/socia/data/Goal/移動先から支援地へ帰還するための住宅確保への支援を行う socia:subGoalOf http://data.open-opinion.org/socia/data/Goal/移動先から支援地へ帰還する場合の保障を行う }</text:p>
          </table:table-cell>
        </table:table-row>
        <table:table-row table:style-name="ro2">
          <table:table-cell office:value-type="string" calcext:value-type="string">
            <text:p>http://data.open-opinion.org/socia/data/Goal/大阪府市エネルギー戦略会議が原発ゼロへのシナリオを作る</text:p>
          </table:table-cell>
          <table:table-cell table:style-name="ce2" office:value-type="string" calcext:value-type="string">
            <text:p>http://data.open-opinion.org/socia/data/Goal/原発ゼロ</text:p>
          </table:table-cell>
          <table:table-cell table:number-columns-repeated="7"/>
          <table:table-cell table:formula="of:=CONCATENATE([.$D$3];[.A266];[.$F$3];[.B266];[.$H$3])" office:value-type="string" office:string-value="INSERT DATA { http://data.open-opinion.org/socia/data/Goal/大阪府市エネルギー戦略会議が原発ゼロへのシナリオを作る socia:subGoalOf http://data.open-opinion.org/socia/data/Goal/原発ゼロ }" calcext:value-type="string">
            <text:p>INSERT DATA { http://data.open-opinion.org/socia/data/Goal/大阪府市エネルギー戦略会議が原発ゼロへのシナリオを作る socia:subGoalOf http://data.open-opinion.org/socia/data/Goal/原発ゼロ }</text:p>
          </table:table-cell>
        </table:table-row>
        <table:table-row table:style-name="ro2">
          <table:table-cell office:value-type="string" calcext:value-type="string">
            <text:p>http://data.open-opinion.org/socia/data/Goal/東日本大震災に対応した雇用創出基金事業を延長する</text:p>
          </table:table-cell>
          <table:table-cell table:style-name="ce2" office:value-type="string" calcext:value-type="string">
            <text:p>http://data.open-opinion.org/socia/data/Goal/被災者の就労支援</text:p>
          </table:table-cell>
          <table:table-cell table:number-columns-repeated="7"/>
          <table:table-cell table:formula="of:=CONCATENATE([.$D$3];[.A267];[.$F$3];[.B267];[.$H$3])" office:value-type="string" office:string-value="INSERT DATA { http://data.open-opinion.org/socia/data/Goal/東日本大震災に対応した雇用創出基金事業を延長する socia:subGoalOf http://data.open-opinion.org/socia/data/Goal/被災者の就労支援 }" calcext:value-type="string">
            <text:p>INSERT DATA { http://data.open-opinion.org/socia/data/Goal/東日本大震災に対応した雇用創出基金事業を延長する socia:subGoalOf http://data.open-opinion.org/socia/data/Goal/被災者の就労支援 }</text:p>
          </table:table-cell>
        </table:table-row>
        <table:table-row table:style-name="ro2">
          <table:table-cell office:value-type="string" calcext:value-type="string">
            <text:p>http://data.open-opinion.org/socia/data/Goal/被災者へのジョブトレーニング支援を行う</text:p>
          </table:table-cell>
          <table:table-cell table:style-name="ce2" office:value-type="string" calcext:value-type="string">
            <text:p>http://data.open-opinion.org/socia/data/Goal/被災者の就労支援</text:p>
          </table:table-cell>
          <table:table-cell table:number-columns-repeated="7"/>
          <table:table-cell table:formula="of:=CONCATENATE([.$D$3];[.A268];[.$F$3];[.B268];[.$H$3])" office:value-type="string" office:string-value="INSERT DATA { http://data.open-opinion.org/socia/data/Goal/被災者へのジョブトレーニング支援を行う socia:subGoalOf http://data.open-opinion.org/socia/data/Goal/被災者の就労支援 }" calcext:value-type="string">
            <text:p>INSERT DATA { http://data.open-opinion.org/socia/data/Goal/被災者へのジョブトレーニング支援を行う socia:subGoalOf http://data.open-opinion.org/socia/data/Goal/被災者の就労支援 }</text:p>
          </table:table-cell>
        </table:table-row>
        <table:table-row table:style-name="ro2">
          <table:table-cell office:value-type="string" calcext:value-type="string">
            <text:p>http://data.open-opinion.org/socia/data/Goal/被災者を雇用した企業へ助成金・補助金を出す</text:p>
          </table:table-cell>
          <table:table-cell table:style-name="ce2" office:value-type="string" calcext:value-type="string">
            <text:p>http://data.open-opinion.org/socia/data/Goal/被災者の就労支援</text:p>
          </table:table-cell>
          <table:table-cell table:number-columns-repeated="7"/>
          <table:table-cell table:formula="of:=CONCATENATE([.$D$3];[.A269];[.$F$3];[.B269];[.$H$3])" office:value-type="string" office:string-value="INSERT DATA { http://data.open-opinion.org/socia/data/Goal/被災者を雇用した企業へ助成金・補助金を出す socia:subGoalOf http://data.open-opinion.org/socia/data/Goal/被災者の就労支援 }" calcext:value-type="string">
            <text:p>INSERT DATA { http://data.open-opinion.org/socia/data/Goal/被災者を雇用した企業へ助成金・補助金を出す socia:subGoalOf http://data.open-opinion.org/socia/data/Goal/被災者の就労支援 }</text:p>
          </table:table-cell>
        </table:table-row>
        <table:table-row table:style-name="ro2">
          <table:table-cell office:value-type="string" calcext:value-type="string">
            <text:p>http://data.open-opinion.org/socia/data/Goal/護岸工事を行う</text:p>
          </table:table-cell>
          <table:table-cell table:style-name="ce2" office:value-type="string" calcext:value-type="string">
            <text:p>http://data.open-opinion.org/socia/data/Goal/震災復興事業を行う</text:p>
          </table:table-cell>
          <table:table-cell table:number-columns-repeated="7"/>
          <table:table-cell table:formula="of:=CONCATENATE([.$D$3];[.A270];[.$F$3];[.B270];[.$H$3])" office:value-type="string" office:string-value="INSERT DATA { http://data.open-opinion.org/socia/data/Goal/護岸工事を行う socia:subGoalOf http://data.open-opinion.org/socia/data/Goal/震災復興事業を行う }" calcext:value-type="string">
            <text:p>INSERT DATA { http://data.open-opinion.org/socia/data/Goal/護岸工事を行う socia:subGoalOf http://data.open-opinion.org/socia/data/Goal/震災復興事業を行う }</text:p>
          </table:table-cell>
        </table:table-row>
        <table:table-row table:style-name="ro2">
          <table:table-cell office:value-type="string" calcext:value-type="string">
            <text:p>http://data.open-opinion.org/socia/data/Goal/東通原発断層の再調査</text:p>
          </table:table-cell>
          <table:table-cell table:style-name="ce2" office:value-type="string" calcext:value-type="string">
            <text:p>http://data.open-opinion.org/socia/data/Goal/原発の安全性を確認する</text:p>
          </table:table-cell>
          <table:table-cell table:number-columns-repeated="7"/>
          <table:table-cell table:formula="of:=CONCATENATE([.$D$3];[.A271];[.$F$3];[.B271];[.$H$3])" office:value-type="string" office:string-value="INSERT DATA { http://data.open-opinion.org/socia/data/Goal/東通原発断層の再調査 socia:subGoalOf http://data.open-opinion.org/socia/data/Goal/原発の安全性を確認する }" calcext:value-type="string">
            <text:p>INSERT DATA { http://data.open-opinion.org/socia/data/Goal/東通原発断層の再調査 socia:subGoalOf http://data.open-opinion.org/socia/data/Goal/原発の安全性を確認する }</text:p>
          </table:table-cell>
        </table:table-row>
        <table:table-row table:style-name="ro2">
          <table:table-cell office:value-type="string" calcext:value-type="string">
            <text:p>http://data.open-opinion.org/socia/data/Goal/原発の安全性を確認する</text:p>
          </table:table-cell>
          <table:table-cell table:style-name="ce2" office:value-type="string" calcext:value-type="string">
            <text:p>http://data.open-opinion.org/socia/data/Goal/東通原発の再稼働</text:p>
          </table:table-cell>
          <table:table-cell table:number-columns-repeated="7"/>
          <table:table-cell table:formula="of:=CONCATENATE([.$D$3];[.A272];[.$F$3];[.B272];[.$H$3])" office:value-type="string" office:string-value="INSERT DATA { http://data.open-opinion.org/socia/data/Goal/原発の安全性を確認する socia:subGoalOf http://data.open-opinion.org/socia/data/Goal/東通原発の再稼働 }" calcext:value-type="string">
            <text:p>INSERT DATA { http://data.open-opinion.org/socia/data/Goal/原発の安全性を確認する socia:subGoalOf http://data.open-opinion.org/socia/data/Goal/東通原発の再稼働 }</text:p>
          </table:table-cell>
        </table:table-row>
        <table:table-row table:style-name="ro2">
          <table:table-cell office:value-type="string" calcext:value-type="string">
            <text:p>http://data.open-opinion.org/socia/data/Goal/魚介類の全量放射能検査できる機械の開発</text:p>
          </table:table-cell>
          <table:table-cell table:style-name="ce2" office:value-type="string" calcext:value-type="string">
            <text:p>http://data.open-opinion.org/socia/data/Goal/本格操業</text:p>
          </table:table-cell>
          <table:table-cell table:number-columns-repeated="7"/>
          <table:table-cell table:formula="of:=CONCATENATE([.$D$3];[.A273];[.$F$3];[.B273];[.$H$3])" office:value-type="string" office:string-value="INSERT DATA { http://data.open-opinion.org/socia/data/Goal/魚介類の全量放射能検査できる機械の開発 socia:subGoalOf http://data.open-opinion.org/socia/data/Goal/本格操業 }" calcext:value-type="string">
            <text:p>INSERT DATA { http://data.open-opinion.org/socia/data/Goal/魚介類の全量放射能検査できる機械の開発 socia:subGoalOf http://data.open-opinion.org/socia/data/Goal/本格操業 }</text:p>
          </table:table-cell>
        </table:table-row>
        <table:table-row table:style-name="ro2">
          <table:table-cell office:value-type="string" calcext:value-type="string">
            <text:p>http://data.open-opinion.org/socia/data/Goal/魚介類の全量放射能検査できる機械の開発</text:p>
          </table:table-cell>
          <table:table-cell table:style-name="ce2" office:value-type="string" calcext:value-type="string">
            <text:p>http://data.open-opinion.org/socia/data/Goal/安全な水産資源を消費者に届ける</text:p>
          </table:table-cell>
          <table:table-cell table:number-columns-repeated="7"/>
          <table:table-cell table:formula="of:=CONCATENATE([.$D$3];[.A274];[.$F$3];[.B274];[.$H$3])" office:value-type="string" office:string-value="INSERT DATA { http://data.open-opinion.org/socia/data/Goal/魚介類の全量放射能検査できる機械の開発 socia:subGoalOf http://data.open-opinion.org/socia/data/Goal/安全な水産資源を消費者に届ける }" calcext:value-type="string">
            <text:p>INSERT DATA { http://data.open-opinion.org/socia/data/Goal/魚介類の全量放射能検査できる機械の開発 socia:subGoalOf http://data.open-opinion.org/socia/data/Goal/安全な水産資源を消費者に届ける }</text:p>
          </table:table-cell>
        </table:table-row>
        <table:table-row table:style-name="ro2">
          <table:table-cell office:value-type="string" calcext:value-type="string">
            <text:p>http://data.open-opinion.org/socia/data/Goal/相馬のノリ養殖の復活</text:p>
          </table:table-cell>
          <table:table-cell table:style-name="ce2" office:value-type="string" calcext:value-type="string">
            <text:p>http://data.open-opinion.org/socia/data/Goal/本格操業</text:p>
          </table:table-cell>
          <table:table-cell table:number-columns-repeated="7"/>
          <table:table-cell table:formula="of:=CONCATENATE([.$D$3];[.A275];[.$F$3];[.B275];[.$H$3])" office:value-type="string" office:string-value="INSERT DATA { http://data.open-opinion.org/socia/data/Goal/相馬のノリ養殖の復活 socia:subGoalOf http://data.open-opinion.org/socia/data/Goal/本格操業 }" calcext:value-type="string">
            <text:p>INSERT DATA { http://data.open-opinion.org/socia/data/Goal/相馬のノリ養殖の復活 socia:subGoalOf http://data.open-opinion.org/socia/data/Goal/本格操業 }</text:p>
          </table:table-cell>
        </table:table-row>
        <table:table-row table:style-name="ro2">
          <table:table-cell office:value-type="string" calcext:value-type="string">
            <text:p>http://data.open-opinion.org/socia/data/Goal/漁業再興のために番小屋を建設する</text:p>
          </table:table-cell>
          <table:table-cell table:style-name="ce2" office:value-type="string" calcext:value-type="string">
            <text:p>http://data.open-opinion.org/socia/data/Goal/漁業者の復興がかなうまで支援を続ける</text:p>
          </table:table-cell>
          <table:table-cell table:number-columns-repeated="7"/>
          <table:table-cell table:formula="of:=CONCATENATE([.$D$3];[.A276];[.$F$3];[.B276];[.$H$3])" office:value-type="string" office:string-value="INSERT DATA { http://data.open-opinion.org/socia/data/Goal/漁業再興のために番小屋を建設する socia:subGoalOf http://data.open-opinion.org/socia/data/Goal/漁業者の復興がかなうまで支援を続ける }" calcext:value-type="string">
            <text:p>INSERT DATA { http://data.open-opinion.org/socia/data/Goal/漁業再興のために番小屋を建設する socia:subGoalOf http://data.open-opinion.org/socia/data/Goal/漁業者の復興がかなうまで支援を続ける }</text:p>
          </table:table-cell>
        </table:table-row>
        <table:table-row table:style-name="ro2">
          <table:table-cell office:value-type="string" calcext:value-type="string">
            <text:p>http://data.open-opinion.org/socia/data/Goal/法テラスふたばを広野町に設置する</text:p>
          </table:table-cell>
          <table:table-cell table:style-name="ce2" office:value-type="string" calcext:value-type="string">
            <text:p>http://data.open-opinion.org/socia/data/Goal/移動相談車を配備する</text:p>
          </table:table-cell>
          <table:table-cell table:number-columns-repeated="7"/>
          <table:table-cell table:formula="of:=CONCATENATE([.$D$3];[.A277];[.$F$3];[.B277];[.$H$3])" office:value-type="string" office:string-value="INSERT DATA { http://data.open-opinion.org/socia/data/Goal/法テラスふたばを広野町に設置する socia:subGoalOf http://data.open-opinion.org/socia/data/Goal/移動相談車を配備する }" calcext:value-type="string">
            <text:p>INSERT DATA { http://data.open-opinion.org/socia/data/Goal/法テラスふたばを広野町に設置する socia:subGoalOf http://data.open-opinion.org/socia/data/Goal/移動相談車を配備する }</text:p>
          </table:table-cell>
        </table:table-row>
        <table:table-row table:style-name="ro2">
          <table:table-cell office:value-type="string" calcext:value-type="string">
            <text:p>http://data.open-opinion.org/socia/data/Goal/法テラスふたばを広野町に設置する</text:p>
          </table:table-cell>
          <table:table-cell table:style-name="ce2" office:value-type="string" calcext:value-type="string">
            <text:p>http://data.open-opinion.org/socia/data/Goal/原子力損害賠償紛争解決センターへの申し立て依頼を受け付ける</text:p>
          </table:table-cell>
          <table:table-cell table:number-columns-repeated="7"/>
          <table:table-cell table:formula="of:=CONCATENATE([.$D$3];[.A278];[.$F$3];[.B278];[.$H$3])" office:value-type="string" office:string-value="INSERT DATA { http://data.open-opinion.org/socia/data/Goal/法テラスふたばを広野町に設置する socia:subGoalOf http://data.open-opinion.org/socia/data/Goal/原子力損害賠償紛争解決センターへの申し立て依頼を受け付ける }" calcext:value-type="string">
            <text:p>INSERT DATA { http://data.open-opinion.org/socia/data/Goal/法テラスふたばを広野町に設置する socia:subGoalOf http://data.open-opinion.org/socia/data/Goal/原子力損害賠償紛争解決センターへの申し立て依頼を受け付ける }</text:p>
          </table:table-cell>
        </table:table-row>
        <table:table-row table:style-name="ro2">
          <table:table-cell office:value-type="string" calcext:value-type="string">
            <text:p>http://data.open-opinion.org/socia/data/Goal/法テラスふたばを広野町に設置する</text:p>
          </table:table-cell>
          <table:table-cell table:style-name="ce2" office:value-type="string" calcext:value-type="string">
            <text:p>http://data.open-opinion.org/socia/data/Goal/被災者に賠償についての知識を伝える</text:p>
          </table:table-cell>
          <table:table-cell table:number-columns-repeated="7"/>
          <table:table-cell table:formula="of:=CONCATENATE([.$D$3];[.A279];[.$F$3];[.B279];[.$H$3])" office:value-type="string" office:string-value="INSERT DATA { http://data.open-opinion.org/socia/data/Goal/法テラスふたばを広野町に設置する socia:subGoalOf http://data.open-opinion.org/socia/data/Goal/被災者に賠償についての知識を伝える }" calcext:value-type="string">
            <text:p>INSERT DATA { http://data.open-opinion.org/socia/data/Goal/法テラスふたばを広野町に設置する socia:subGoalOf http://data.open-opinion.org/socia/data/Goal/被災者に賠償についての知識を伝える }</text:p>
          </table:table-cell>
        </table:table-row>
        <table:table-row table:style-name="ro2">
          <table:table-cell office:value-type="string" calcext:value-type="string">
            <text:p>http://data.open-opinion.org/socia/data/Goal/法テラスふたばを広野町に設置する</text:p>
          </table:table-cell>
          <table:table-cell table:style-name="ce2" office:value-type="string" calcext:value-type="string">
            <text:p>http://data.open-opinion.org/socia/data/Goal/刑事事件以外の法律相談を受け付ける</text:p>
          </table:table-cell>
          <table:table-cell table:number-columns-repeated="7"/>
          <table:table-cell table:formula="of:=CONCATENATE([.$D$3];[.A280];[.$F$3];[.B280];[.$H$3])" office:value-type="string" office:string-value="INSERT DATA { http://data.open-opinion.org/socia/data/Goal/法テラスふたばを広野町に設置する socia:subGoalOf http://data.open-opinion.org/socia/data/Goal/刑事事件以外の法律相談を受け付ける }" calcext:value-type="string">
            <text:p>INSERT DATA { http://data.open-opinion.org/socia/data/Goal/法テラスふたばを広野町に設置する socia:subGoalOf http://data.open-opinion.org/socia/data/Goal/刑事事件以外の法律相談を受け付ける }</text:p>
          </table:table-cell>
        </table:table-row>
        <table:table-row table:style-name="ro2">
          <table:table-cell office:value-type="string" calcext:value-type="string">
            <text:p>http://data.open-opinion.org/socia/data/Goal/支援対象地域を福島県全域にする</text:p>
          </table:table-cell>
          <table:table-cell table:style-name="ce2" office:value-type="string" calcext:value-type="string">
            <text:p>http://data.open-opinion.org/socia/data/Goal/福島県民を分断しない</text:p>
          </table:table-cell>
          <table:table-cell table:number-columns-repeated="7"/>
          <table:table-cell table:formula="of:=CONCATENATE([.$D$3];[.A281];[.$F$3];[.B281];[.$H$3])" office:value-type="string" office:string-value="INSERT DATA { http://data.open-opinion.org/socia/data/Goal/支援対象地域を福島県全域にする socia:subGoalOf http://data.open-opinion.org/socia/data/Goal/福島県民を分断しない }" calcext:value-type="string">
            <text:p>INSERT DATA { http://data.open-opinion.org/socia/data/Goal/支援対象地域を福島県全域にする socia:subGoalOf http://data.open-opinion.org/socia/data/Goal/福島県民を分断しない }</text:p>
          </table:table-cell>
        </table:table-row>
        <table:table-row table:style-name="ro2">
          <table:table-cell office:value-type="string" calcext:value-type="string">
            <text:p>http://data.open-opinion.org/socia/data/Goal/支援対象地域を福島県全域にする</text:p>
          </table:table-cell>
          <table:table-cell table:style-name="ce2" office:value-type="string" calcext:value-type="string">
            <text:p>http://data.open-opinion.org/socia/data/Goal/安定した支援を行う</text:p>
          </table:table-cell>
          <table:table-cell table:number-columns-repeated="7"/>
          <table:table-cell table:formula="of:=CONCATENATE([.$D$3];[.A282];[.$F$3];[.B282];[.$H$3])" office:value-type="string" office:string-value="INSERT DATA { http://data.open-opinion.org/socia/data/Goal/支援対象地域を福島県全域にする socia:subGoalOf http://data.open-opinion.org/socia/data/Goal/安定した支援を行う }" calcext:value-type="string">
            <text:p>INSERT DATA { http://data.open-opinion.org/socia/data/Goal/支援対象地域を福島県全域にする socia:subGoalOf http://data.open-opinion.org/socia/data/Goal/安定した支援を行う }</text:p>
          </table:table-cell>
        </table:table-row>
        <table:table-row table:style-name="ro2">
          <table:table-cell office:value-type="string" calcext:value-type="string">
            <text:p>http://data.open-opinion.org/socia/data/Goal/支援対象地域を福島県全域にする</text:p>
          </table:table-cell>
          <table:table-cell table:style-name="ce2" office:value-type="string" calcext:value-type="string">
            <text:p>http://data.open-opinion.org/socia/data/Goal/風評被害から県民を守る</text:p>
          </table:table-cell>
          <table:table-cell table:number-columns-repeated="7"/>
          <table:table-cell table:formula="of:=CONCATENATE([.$D$3];[.A283];[.$F$3];[.B283];[.$H$3])" office:value-type="string" office:string-value="INSERT DATA { http://data.open-opinion.org/socia/data/Goal/支援対象地域を福島県全域にする socia:subGoalOf http://data.open-opinion.org/socia/data/Goal/風評被害から県民を守る }" calcext:value-type="string">
            <text:p>INSERT DATA { http://data.open-opinion.org/socia/data/Goal/支援対象地域を福島県全域にする socia:subGoalOf http://data.open-opinion.org/socia/data/Goal/風評被害から県民を守る }</text:p>
          </table:table-cell>
        </table:table-row>
        <table:table-row table:style-name="ro2">
          <table:table-cell office:value-type="string" calcext:value-type="string">
            <text:p>http://data.open-opinion.org/socia/data/Goal/支援対象地域を福島県全域にする</text:p>
          </table:table-cell>
          <table:table-cell table:style-name="ce2" office:value-type="string" calcext:value-type="string">
            <text:p>http://data.open-opinion.org/socia/data/Goal/福島への転入者を保護する</text:p>
          </table:table-cell>
          <table:table-cell table:number-columns-repeated="7"/>
          <table:table-cell table:formula="of:=CONCATENATE([.$D$3];[.A284];[.$F$3];[.B284];[.$H$3])" office:value-type="string" office:string-value="INSERT DATA { http://data.open-opinion.org/socia/data/Goal/支援対象地域を福島県全域にする socia:subGoalOf http://data.open-opinion.org/socia/data/Goal/福島への転入者を保護する }" calcext:value-type="string">
            <text:p>INSERT DATA { http://data.open-opinion.org/socia/data/Goal/支援対象地域を福島県全域にする socia:subGoalOf http://data.open-opinion.org/socia/data/Goal/福島への転入者を保護する }</text:p>
          </table:table-cell>
        </table:table-row>
        <table:table-row table:style-name="ro2">
          <table:table-cell office:value-type="string" calcext:value-type="string">
            <text:p>http://data.open-opinion.org/socia/data/Goal/支援対象地域を福島県全域にする</text:p>
          </table:table-cell>
          <table:table-cell table:style-name="ce2" office:value-type="string" calcext:value-type="string">
            <text:p>http://data.open-opinion.org/socia/data/Goal/これから生まれてくる被災者の子どもを守る</text:p>
          </table:table-cell>
          <table:table-cell table:number-columns-repeated="7"/>
          <table:table-cell table:formula="of:=CONCATENATE([.$D$3];[.A285];[.$F$3];[.B285];[.$H$3])" office:value-type="string" office:string-value="INSERT DATA { http://data.open-opinion.org/socia/data/Goal/支援対象地域を福島県全域にする socia:subGoalOf http://data.open-opinion.org/socia/data/Goal/これから生まれてくる被災者の子どもを守る }" calcext:value-type="string">
            <text:p>INSERT DATA { http://data.open-opinion.org/socia/data/Goal/支援対象地域を福島県全域にする socia:subGoalOf http://data.open-opinion.org/socia/data/Goal/これから生まれてくる被災者の子どもを守る }</text:p>
          </table:table-cell>
        </table:table-row>
        <table:table-row table:style-name="ro2">
          <table:table-cell office:value-type="string" calcext:value-type="string">
            <text:p>http://data.open-opinion.org/socia/data/Goal/国が支援法について周知徹底を図る</text:p>
          </table:table-cell>
          <table:table-cell table:style-name="ce2" office:value-type="string" calcext:value-type="string">
            <text:p>http://data.open-opinion.org/socia/data/Goal/支援法の具体的な施策を充実させる</text:p>
          </table:table-cell>
          <table:table-cell table:number-columns-repeated="7"/>
          <table:table-cell table:formula="of:=CONCATENATE([.$D$3];[.A286];[.$F$3];[.B286];[.$H$3])" office:value-type="string" office:string-value="INSERT DATA { http://data.open-opinion.org/socia/data/Goal/国が支援法について周知徹底を図る socia:subGoalOf http://data.open-opinion.org/socia/data/Goal/支援法の具体的な施策を充実させる }" calcext:value-type="string">
            <text:p>INSERT DATA { http://data.open-opinion.org/socia/data/Goal/国が支援法について周知徹底を図る socia:subGoalOf http://data.open-opinion.org/socia/data/Goal/支援法の具体的な施策を充実させる }</text:p>
          </table:table-cell>
        </table:table-row>
        <table:table-row table:style-name="ro2">
          <table:table-cell office:value-type="string" calcext:value-type="string">
            <text:p>http://data.open-opinion.org/socia/data/Goal/国が支援法について周知徹底を図る</text:p>
          </table:table-cell>
          <table:table-cell table:style-name="ce2" office:value-type="string" calcext:value-type="string">
            <text:p>http://data.open-opinion.org/socia/data/Goal/国が支援法について対象住民に対する意識調査を行う</text:p>
          </table:table-cell>
          <table:table-cell table:number-columns-repeated="7"/>
          <table:table-cell table:formula="of:=CONCATENATE([.$D$3];[.A287];[.$F$3];[.B287];[.$H$3])" office:value-type="string" office:string-value="INSERT DATA { http://data.open-opinion.org/socia/data/Goal/国が支援法について周知徹底を図る socia:subGoalOf http://data.open-opinion.org/socia/data/Goal/国が支援法について対象住民に対する意識調査を行う }" calcext:value-type="string">
            <text:p>INSERT DATA { http://data.open-opinion.org/socia/data/Goal/国が支援法について周知徹底を図る socia:subGoalOf http://data.open-opinion.org/socia/data/Goal/国が支援法について対象住民に対する意識調査を行う }</text:p>
          </table:table-cell>
        </table:table-row>
        <table:table-row table:style-name="ro2">
          <table:table-cell office:value-type="string" calcext:value-type="string">
            <text:p>http://data.open-opinion.org/socia/data/Goal/国が支援法について対象住民に対する意識調査を行う</text:p>
          </table:table-cell>
          <table:table-cell table:style-name="ce2" office:value-type="string" calcext:value-type="string">
            <text:p>http://data.open-opinion.org/socia/data/Goal/支援法の具体的な施策を充実させる</text:p>
          </table:table-cell>
          <table:table-cell table:number-columns-repeated="7"/>
          <table:table-cell table:formula="of:=CONCATENATE([.$D$3];[.A288];[.$F$3];[.B288];[.$H$3])" office:value-type="string" office:string-value="INSERT DATA { http://data.open-opinion.org/socia/data/Goal/国が支援法について対象住民に対する意識調査を行う socia:subGoalOf http://data.open-opinion.org/socia/data/Goal/支援法の具体的な施策を充実させる }" calcext:value-type="string">
            <text:p>INSERT DATA { http://data.open-opinion.org/socia/data/Goal/国が支援法について対象住民に対する意識調査を行う socia:subGoalOf http://data.open-opinion.org/socia/data/Goal/支援法の具体的な施策を充実させる }</text:p>
          </table:table-cell>
        </table:table-row>
        <table:table-row table:style-name="ro2">
          <table:table-cell office:value-type="string" calcext:value-type="string">
            <text:p>http://data.open-opinion.org/socia/data/Goal/国が子ども・被災者支援法専門窓口を設置する</text:p>
          </table:table-cell>
          <table:table-cell table:style-name="ce2" office:value-type="string" calcext:value-type="string">
            <text:p>http://data.open-opinion.org/socia/data/Goal/支援法の具体的な施策を充実させる</text:p>
          </table:table-cell>
          <table:table-cell table:number-columns-repeated="7"/>
          <table:table-cell table:formula="of:=CONCATENATE([.$D$3];[.A289];[.$F$3];[.B289];[.$H$3])" office:value-type="string" office:string-value="INSERT DATA { http://data.open-opinion.org/socia/data/Goal/国が子ども・被災者支援法専門窓口を設置する socia:subGoalOf http://data.open-opinion.org/socia/data/Goal/支援法の具体的な施策を充実させる }" calcext:value-type="string">
            <text:p>INSERT DATA { http://data.open-opinion.org/socia/data/Goal/国が子ども・被災者支援法専門窓口を設置する socia:subGoalOf http://data.open-opinion.org/socia/data/Goal/支援法の具体的な施策を充実させる }</text:p>
          </table:table-cell>
        </table:table-row>
        <table:table-row table:style-name="ro2">
          <table:table-cell office:value-type="string" calcext:value-type="string">
            <text:p>http://data.open-opinion.org/socia/data/Goal/支援対象住民が移動しても支援を受けられるようにする</text:p>
          </table:table-cell>
          <table:table-cell table:style-name="ce2" office:value-type="string" calcext:value-type="string">
            <text:p>http://data.open-opinion.org/socia/data/Goal/支援対象者の移動・帰還の選択の自由を保障する</text:p>
          </table:table-cell>
          <table:table-cell table:number-columns-repeated="7"/>
          <table:table-cell table:formula="of:=CONCATENATE([.$D$3];[.A290];[.$F$3];[.B290];[.$H$3])" office:value-type="string" office:string-value="INSERT DATA { http://data.open-opinion.org/socia/data/Goal/支援対象住民が移動しても支援を受けられるようにする socia:subGoalOf http://data.open-opinion.org/socia/data/Goal/支援対象者の移動・帰還の選択の自由を保障する }" calcext:value-type="string">
            <text:p>INSERT DATA { http://data.open-opinion.org/socia/data/Goal/支援対象住民が移動しても支援を受けられるようにする socia:subGoalOf http://data.open-opinion.org/socia/data/Goal/支援対象者の移動・帰還の選択の自由を保障する }</text:p>
          </table:table-cell>
        </table:table-row>
        <table:table-row table:style-name="ro2">
          <table:table-cell office:value-type="string" calcext:value-type="string">
            <text:p>http://data.open-opinion.org/socia/data/Goal/支援対象住民が移動しても支援を受けられるようにする</text:p>
          </table:table-cell>
          <table:table-cell table:style-name="ce2" office:value-type="string" calcext:value-type="string">
            <text:p>http://data.open-opinion.org/socia/data/Goal/支援法の具体的な施策を充実させる</text:p>
          </table:table-cell>
          <table:table-cell table:number-columns-repeated="7"/>
          <table:table-cell table:formula="of:=CONCATENATE([.$D$3];[.A291];[.$F$3];[.B291];[.$H$3])" office:value-type="string" office:string-value="INSERT DATA { http://data.open-opinion.org/socia/data/Goal/支援対象住民が移動しても支援を受けられるようにする socia:subGoalOf http://data.open-opinion.org/socia/data/Goal/支援法の具体的な施策を充実させる }" calcext:value-type="string">
            <text:p>INSERT DATA { http://data.open-opinion.org/socia/data/Goal/支援対象住民が移動しても支援を受けられるようにする socia:subGoalOf http://data.open-opinion.org/socia/data/Goal/支援法の具体的な施策を充実させる }</text:p>
          </table:table-cell>
        </table:table-row>
        <table:table-row table:style-name="ro2">
          <table:table-cell office:value-type="string" calcext:value-type="string">
            <text:p>http://data.open-opinion.org/socia/data/Goal/「除染の日」制度を作る</text:p>
          </table:table-cell>
          <table:table-cell table:style-name="ce2" office:value-type="string" calcext:value-type="string">
            <text:p>http://data.open-opinion.org/socia/data/Goal/住民が除染に参加する</text:p>
          </table:table-cell>
          <table:table-cell table:number-columns-repeated="7"/>
          <table:table-cell table:formula="of:=CONCATENATE([.$D$3];[.A292];[.$F$3];[.B292];[.$H$3])" office:value-type="string" office:string-value="INSERT DATA { http://data.open-opinion.org/socia/data/Goal/「除染の日」制度を作る socia:subGoalOf http://data.open-opinion.org/socia/data/Goal/住民が除染に参加する }" calcext:value-type="string">
            <text:p>INSERT DATA { http://data.open-opinion.org/socia/data/Goal/「除染の日」制度を作る socia:subGoalOf http://data.open-opinion.org/socia/data/Goal/住民が除染に参加する }</text:p>
          </table:table-cell>
        </table:table-row>
        <table:table-row table:style-name="ro2">
          <table:table-cell office:value-type="string" calcext:value-type="string">
            <text:p>http://data.open-opinion.org/socia/data/Goal/「除染の日」制度を作る</text:p>
          </table:table-cell>
          <table:table-cell table:style-name="ce2" office:value-type="string" calcext:value-type="string">
            <text:p>http://data.open-opinion.org/socia/data/Goal/福島第一事故の風化を防ぐ</text:p>
          </table:table-cell>
          <table:table-cell table:number-columns-repeated="7"/>
          <table:table-cell table:formula="of:=CONCATENATE([.$D$3];[.A293];[.$F$3];[.B293];[.$H$3])" office:value-type="string" office:string-value="INSERT DATA { http://data.open-opinion.org/socia/data/Goal/「除染の日」制度を作る socia:subGoalOf http://data.open-opinion.org/socia/data/Goal/福島第一事故の風化を防ぐ }" calcext:value-type="string">
            <text:p>INSERT DATA { http://data.open-opinion.org/socia/data/Goal/「除染の日」制度を作る socia:subGoalOf http://data.open-opinion.org/socia/data/Goal/福島第一事故の風化を防ぐ }</text:p>
          </table:table-cell>
        </table:table-row>
        <table:table-row table:style-name="ro2">
          <table:table-cell office:value-type="string" calcext:value-type="string">
            <text:p>http://data.open-opinion.org/socia/data/Goal/「除染の日」制度を作る</text:p>
          </table:table-cell>
          <table:table-cell table:style-name="ce2" office:value-type="string" calcext:value-type="string">
            <text:p>http://data.open-opinion.org/socia/data/Goal/全国的な支援を得る</text:p>
          </table:table-cell>
          <table:table-cell table:number-columns-repeated="7"/>
          <table:table-cell table:formula="of:=CONCATENATE([.$D$3];[.A294];[.$F$3];[.B294];[.$H$3])" office:value-type="string" office:string-value="INSERT DATA { http://data.open-opinion.org/socia/data/Goal/「除染の日」制度を作る socia:subGoalOf http://data.open-opinion.org/socia/data/Goal/全国的な支援を得る }" calcext:value-type="string">
            <text:p>INSERT DATA { http://data.open-opinion.org/socia/data/Goal/「除染の日」制度を作る socia:subGoalOf http://data.open-opinion.org/socia/data/Goal/全国的な支援を得る }</text:p>
          </table:table-cell>
        </table:table-row>
        <table:table-row table:style-name="ro2">
          <table:table-cell office:value-type="string" calcext:value-type="string">
            <text:p>http://data.open-opinion.org/socia/data/Goal/「除染の日」制度を作る</text:p>
          </table:table-cell>
          <table:table-cell table:style-name="ce2" office:value-type="string" calcext:value-type="string">
            <text:p>http://data.open-opinion.org/socia/data/Goal/放射能に対する正確な知識を国民に啓発する</text:p>
          </table:table-cell>
          <table:table-cell table:number-columns-repeated="7"/>
          <table:table-cell table:formula="of:=CONCATENATE([.$D$3];[.A295];[.$F$3];[.B295];[.$H$3])" office:value-type="string" office:string-value="INSERT DATA { http://data.open-opinion.org/socia/data/Goal/「除染の日」制度を作る socia:subGoalOf http://data.open-opinion.org/socia/data/Goal/放射能に対する正確な知識を国民に啓発する }" calcext:value-type="string">
            <text:p>INSERT DATA { http://data.open-opinion.org/socia/data/Goal/「除染の日」制度を作る socia:subGoalOf http://data.open-opinion.org/socia/data/Goal/放射能に対する正確な知識を国民に啓発する }</text:p>
          </table:table-cell>
        </table:table-row>
        <table:table-row table:style-name="ro2">
          <table:table-cell office:value-type="string" calcext:value-type="string">
            <text:p>http://data.open-opinion.org/socia/data/Goal/住民それぞれが適切な放射線防護を行う</text:p>
          </table:table-cell>
          <table:table-cell table:style-name="ce2" office:value-type="string" calcext:value-type="string">
            <text:p>http://data.open-opinion.org/socia/data/Goal/内部被ばくを回避する</text:p>
          </table:table-cell>
          <table:table-cell table:number-columns-repeated="7"/>
          <table:table-cell table:formula="of:=CONCATENATE([.$D$3];[.A296];[.$F$3];[.B296];[.$H$3])" office:value-type="string" office:string-value="INSERT DATA { http://data.open-opinion.org/socia/data/Goal/住民それぞれが適切な放射線防護を行う socia:subGoalOf http://data.open-opinion.org/socia/data/Goal/内部被ばくを回避する }" calcext:value-type="string">
            <text:p>INSERT DATA { http://data.open-opinion.org/socia/data/Goal/住民それぞれが適切な放射線防護を行う socia:subGoalOf http://data.open-opinion.org/socia/data/Goal/内部被ばくを回避する }</text:p>
          </table:table-cell>
        </table:table-row>
        <table:table-row table:style-name="ro2">
          <table:table-cell office:value-type="string" calcext:value-type="string">
            <text:p>http://data.open-opinion.org/socia/data/Goal/住民それぞれが適切な放射線防護を行う</text:p>
          </table:table-cell>
          <table:table-cell table:style-name="ce2" office:value-type="string" calcext:value-type="string">
            <text:p>http://data.open-opinion.org/socia/data/Goal/自己の外部被ばくの状況を正しく把握する</text:p>
          </table:table-cell>
          <table:table-cell table:number-columns-repeated="7"/>
          <table:table-cell table:formula="of:=CONCATENATE([.$D$3];[.A297];[.$F$3];[.B297];[.$H$3])" office:value-type="string" office:string-value="INSERT DATA { http://data.open-opinion.org/socia/data/Goal/住民それぞれが適切な放射線防護を行う socia:subGoalOf http://data.open-opinion.org/socia/data/Goal/自己の外部被ばくの状況を正しく把握する }" calcext:value-type="string">
            <text:p>INSERT DATA { http://data.open-opinion.org/socia/data/Goal/住民それぞれが適切な放射線防護を行う socia:subGoalOf http://data.open-opinion.org/socia/data/Goal/自己の外部被ばくの状況を正しく把握する }</text:p>
          </table:table-cell>
        </table:table-row>
        <table:table-row table:style-name="ro2">
          <table:table-cell office:value-type="string" calcext:value-type="string">
            <text:p>http://data.open-opinion.org/socia/data/Goal/住民それぞれが適切な放射線防護を行う</text:p>
          </table:table-cell>
          <table:table-cell table:style-name="ce2" office:value-type="string" calcext:value-type="string">
            <text:p>http://data.open-opinion.org/socia/data/Goal/放射線量が上昇した地域で生活を継続する</text:p>
          </table:table-cell>
          <table:table-cell table:number-columns-repeated="7"/>
          <table:table-cell table:formula="of:=CONCATENATE([.$D$3];[.A298];[.$F$3];[.B298];[.$H$3])" office:value-type="string" office:string-value="INSERT DATA { http://data.open-opinion.org/socia/data/Goal/住民それぞれが適切な放射線防護を行う socia:subGoalOf http://data.open-opinion.org/socia/data/Goal/放射線量が上昇した地域で生活を継続する }" calcext:value-type="string">
            <text:p>INSERT DATA { http://data.open-opinion.org/socia/data/Goal/住民それぞれが適切な放射線防護を行う socia:subGoalOf http://data.open-opinion.org/socia/data/Goal/放射線量が上昇した地域で生活を継続する }</text:p>
          </table:table-cell>
        </table:table-row>
        <table:table-row table:style-name="ro2">
          <table:table-cell office:value-type="string" calcext:value-type="string">
            <text:p>http://data.open-opinion.org/socia/data/Goal/空間線量等の情報公開を行う</text:p>
          </table:table-cell>
          <table:table-cell table:style-name="ce2" office:value-type="string" calcext:value-type="string">
            <text:p>http://data.open-opinion.org/socia/data/Goal/住民それぞれが適切な放射線防護を行う</text:p>
          </table:table-cell>
          <table:table-cell table:number-columns-repeated="7"/>
          <table:table-cell table:formula="of:=CONCATENATE([.$D$3];[.A299];[.$F$3];[.B299];[.$H$3])" office:value-type="string" office:string-value="INSERT DATA { http://data.open-opinion.org/socia/data/Goal/空間線量等の情報公開を行う socia:subGoalOf http://data.open-opinion.org/socia/data/Goal/住民それぞれが適切な放射線防護を行う }" calcext:value-type="string">
            <text:p>INSERT DATA { http://data.open-opinion.org/socia/data/Goal/空間線量等の情報公開を行う socia:subGoalOf http://data.open-opinion.org/socia/data/Goal/住民それぞれが適切な放射線防護を行う }</text:p>
          </table:table-cell>
        </table:table-row>
        <table:table-row table:style-name="ro2">
          <table:table-cell office:value-type="string" calcext:value-type="string">
            <text:p>http://data.open-opinion.org/socia/data/Goal/精密な線量調査を行う</text:p>
          </table:table-cell>
          <table:table-cell table:style-name="ce2" office:value-type="string" calcext:value-type="string">
            <text:p>http://data.open-opinion.org/socia/data/Goal/空間線量等の情報公開を行う</text:p>
          </table:table-cell>
          <table:table-cell table:number-columns-repeated="7"/>
          <table:table-cell table:formula="of:=CONCATENATE([.$D$3];[.A300];[.$F$3];[.B300];[.$H$3])" office:value-type="string" office:string-value="INSERT DATA { http://data.open-opinion.org/socia/data/Goal/精密な線量調査を行う socia:subGoalOf http://data.open-opinion.org/socia/data/Goal/空間線量等の情報公開を行う }" calcext:value-type="string">
            <text:p>INSERT DATA { http://data.open-opinion.org/socia/data/Goal/精密な線量調査を行う socia:subGoalOf http://data.open-opinion.org/socia/data/Goal/空間線量等の情報公開を行う }</text:p>
          </table:table-cell>
        </table:table-row>
        <table:table-row table:style-name="ro2">
          <table:table-cell office:value-type="string" calcext:value-type="string">
            <text:p>http://data.open-opinion.org/socia/data/Goal/内部被ばくを回避する</text:p>
          </table:table-cell>
          <table:table-cell table:style-name="ce2" office:value-type="string" calcext:value-type="string">
            <text:p>http://data.open-opinion.org/socia/data/Goal/飲食品の放射性物質含有量検査等の情報提供を行う</text:p>
          </table:table-cell>
          <table:table-cell table:number-columns-repeated="7"/>
          <table:table-cell table:formula="of:=CONCATENATE([.$D$3];[.A301];[.$F$3];[.B301];[.$H$3])" office:value-type="string" office:string-value="INSERT DATA { http://data.open-opinion.org/socia/data/Goal/内部被ばくを回避する socia:subGoalOf http://data.open-opinion.org/socia/data/Goal/飲食品の放射性物質含有量検査等の情報提供を行う }" calcext:value-type="string">
            <text:p>INSERT DATA { http://data.open-opinion.org/socia/data/Goal/内部被ばくを回避する socia:subGoalOf http://data.open-opinion.org/socia/data/Goal/飲食品の放射性物質含有量検査等の情報提供を行う }</text:p>
          </table:table-cell>
        </table:table-row>
        <table:table-row table:style-name="ro2">
          <table:table-cell office:value-type="string" calcext:value-type="string">
            <text:p>http://data.open-opinion.org/socia/data/Goal/ガイガーカウンターやガラスバッジを配布する</text:p>
          </table:table-cell>
          <table:table-cell table:style-name="ce2" office:value-type="string" calcext:value-type="string">
            <text:p>http://data.open-opinion.org/socia/data/Goal/ガイガーカウンターの無料校正機関を各地に広く設置する</text:p>
          </table:table-cell>
          <table:table-cell table:number-columns-repeated="7"/>
          <table:table-cell table:formula="of:=CONCATENATE([.$D$3];[.A302];[.$F$3];[.B302];[.$H$3])" office:value-type="string" office:string-value="INSERT DATA { http://data.open-opinion.org/socia/data/Goal/ガイガーカウンターやガラスバッジを配布する socia:subGoalOf http://data.open-opinion.org/socia/data/Goal/ガイガーカウンターの無料校正機関を各地に広く設置する }" calcext:value-type="string">
            <text:p>INSERT DATA { http://data.open-opinion.org/socia/data/Goal/ガイガーカウンターやガラスバッジを配布する socia:subGoalOf http://data.open-opinion.org/socia/data/Goal/ガイガーカウンターの無料校正機関を各地に広く設置する }</text:p>
          </table:table-cell>
        </table:table-row>
        <table:table-row table:style-name="ro2">
          <table:table-cell office:value-type="string" calcext:value-type="string">
            <text:p>http://data.open-opinion.org/socia/data/Goal/ガイガーカウンターやガラスバッジを配布する</text:p>
          </table:table-cell>
          <table:table-cell table:style-name="ce2" office:value-type="string" calcext:value-type="string">
            <text:p>http://data.open-opinion.org/socia/data/Goal/ガラスバッジを改良する</text:p>
          </table:table-cell>
          <table:table-cell table:number-columns-repeated="7"/>
          <table:table-cell table:formula="of:=CONCATENATE([.$D$3];[.A303];[.$F$3];[.B303];[.$H$3])" office:value-type="string" office:string-value="INSERT DATA { http://data.open-opinion.org/socia/data/Goal/ガイガーカウンターやガラスバッジを配布する socia:subGoalOf http://data.open-opinion.org/socia/data/Goal/ガラスバッジを改良する }" calcext:value-type="string">
            <text:p>INSERT DATA { http://data.open-opinion.org/socia/data/Goal/ガイガーカウンターやガラスバッジを配布する socia:subGoalOf http://data.open-opinion.org/socia/data/Goal/ガラスバッジを改良する }</text:p>
          </table:table-cell>
        </table:table-row>
        <table:table-row table:style-name="ro2">
          <table:table-cell office:value-type="string" calcext:value-type="string">
            <text:p>http://data.open-opinion.org/socia/data/Goal/ガイガーカウンターやガラスバッジを配布する</text:p>
          </table:table-cell>
          <table:table-cell table:style-name="ce2" office:value-type="string" calcext:value-type="string">
            <text:p>http://data.open-opinion.org/socia/data/Goal/自己の外部被ばくの状況を正しく把握する</text:p>
          </table:table-cell>
          <table:table-cell table:number-columns-repeated="7"/>
          <table:table-cell table:formula="of:=CONCATENATE([.$D$3];[.A304];[.$F$3];[.B304];[.$H$3])" office:value-type="string" office:string-value="INSERT DATA { http://data.open-opinion.org/socia/data/Goal/ガイガーカウンターやガラスバッジを配布する socia:subGoalOf http://data.open-opinion.org/socia/data/Goal/自己の外部被ばくの状況を正しく把握する }" calcext:value-type="string">
            <text:p>INSERT DATA { http://data.open-opinion.org/socia/data/Goal/ガイガーカウンターやガラスバッジを配布する socia:subGoalOf http://data.open-opinion.org/socia/data/Goal/自己の外部被ばくの状況を正しく把握する }</text:p>
          </table:table-cell>
        </table:table-row>
        <table:table-row table:style-name="ro2">
          <table:table-cell office:value-type="string" calcext:value-type="string">
            <text:p>http://data.open-opinion.org/socia/data/Goal/全国の産品の放射性物質含有量検査結果を誰でも検索できるようにする</text:p>
          </table:table-cell>
          <table:table-cell table:style-name="ce2" office:value-type="string" calcext:value-type="string">
            <text:p>http://data.open-opinion.org/socia/data/Goal/放射性物質含有量が、消費者が購入する場面で簡単に確認できるようにする</text:p>
          </table:table-cell>
          <table:table-cell table:number-columns-repeated="7"/>
          <table:table-cell table:formula="of:=CONCATENATE([.$D$3];[.A305];[.$F$3];[.B305];[.$H$3])" office:value-type="string" office:string-value="INSERT DATA { http://data.open-opinion.org/socia/data/Goal/全国の産品の放射性物質含有量検査結果を誰でも検索できるようにする socia:subGoalOf http://data.open-opinion.org/socia/data/Goal/放射性物質含有量が、消費者が購入する場面で簡単に確認できるようにする }" calcext:value-type="string">
            <text:p>INSERT DATA { http://data.open-opinion.org/socia/data/Goal/全国の産品の放射性物質含有量検査結果を誰でも検索できるようにする socia:subGoalOf http://data.open-opinion.org/socia/data/Goal/放射性物質含有量が、消費者が購入する場面で簡単に確認できるようにする }</text:p>
          </table:table-cell>
        </table:table-row>
        <table:table-row table:style-name="ro2">
          <table:table-cell office:value-type="string" calcext:value-type="string">
            <text:p>http://data.open-opinion.org/socia/data/Goal/福島県だけでなく、全国の産品の放射性物質含有量検査の全量・全袋検査を実施する</text:p>
          </table:table-cell>
          <table:table-cell table:style-name="ce2" office:value-type="string" calcext:value-type="string">
            <text:p>http://data.open-opinion.org/socia/data/Goal/全国の産品の放射性物質含有量検査結果を誰でも検索できるようにする</text:p>
          </table:table-cell>
          <table:table-cell table:number-columns-repeated="7"/>
          <table:table-cell table:formula="of:=CONCATENATE([.$D$3];[.A306];[.$F$3];[.B306];[.$H$3])" office:value-type="string" office:string-value="INSERT DATA { http://data.open-opinion.org/socia/data/Goal/福島県だけでなく、全国の産品の放射性物質含有量検査の全量・全袋検査を実施する socia:subGoalOf http://data.open-opinion.org/socia/data/Goal/全国の産品の放射性物質含有量検査結果を誰でも検索できるようにする }" calcext:value-type="string">
            <text:p>INSERT DATA { http://data.open-opinion.org/socia/data/Goal/福島県だけでなく、全国の産品の放射性物質含有量検査の全量・全袋検査を実施する socia:subGoalOf http://data.open-opinion.org/socia/data/Goal/全国の産品の放射性物質含有量検査結果を誰でも検索できるようにする }</text:p>
          </table:table-cell>
        </table:table-row>
        <table:table-row table:style-name="ro2">
          <table:table-cell office:value-type="string" calcext:value-type="string">
            <text:p>http://data.open-opinion.org/socia/data/Goal/支援対象地域内に子どものための屋内施設を確保する</text:p>
          </table:table-cell>
          <table:table-cell table:style-name="ce2" office:value-type="string" calcext:value-type="string">
            <text:p>http://data.open-opinion.org/socia/data/Goal/子どもを安全な場所で遊ばせる</text:p>
          </table:table-cell>
          <table:table-cell table:number-columns-repeated="7"/>
          <table:table-cell table:formula="of:=CONCATENATE([.$D$3];[.A307];[.$F$3];[.B307];[.$H$3])" office:value-type="string" office:string-value="INSERT DATA { http://data.open-opinion.org/socia/data/Goal/支援対象地域内に子どものための屋内施設を確保する socia:subGoalOf http://data.open-opinion.org/socia/data/Goal/子どもを安全な場所で遊ばせる }" calcext:value-type="string">
            <text:p>INSERT DATA { http://data.open-opinion.org/socia/data/Goal/支援対象地域内に子どものための屋内施設を確保する socia:subGoalOf http://data.open-opinion.org/socia/data/Goal/子どもを安全な場所で遊ばせる }</text:p>
          </table:table-cell>
        </table:table-row>
        <table:table-row table:style-name="ro2">
          <table:table-cell office:value-type="string" calcext:value-type="string">
            <text:p>http://data.open-opinion.org/socia/data/Goal/子どもの発育権を保障する</text:p>
          </table:table-cell>
          <table:table-cell table:style-name="ce2" office:value-type="string" calcext:value-type="string">
            <text:p>http://data.open-opinion.org/socia/data/Goal/支援対象地域内に子どものための屋内施設を確保する</text:p>
          </table:table-cell>
          <table:table-cell table:number-columns-repeated="7"/>
          <table:table-cell table:formula="of:=CONCATENATE([.$D$3];[.A308];[.$F$3];[.B308];[.$H$3])" office:value-type="string" office:string-value="INSERT DATA { http://data.open-opinion.org/socia/data/Goal/子どもの発育権を保障する socia:subGoalOf http://data.open-opinion.org/socia/data/Goal/支援対象地域内に子どものための屋内施設を確保する }" calcext:value-type="string">
            <text:p>INSERT DATA { http://data.open-opinion.org/socia/data/Goal/子どもの発育権を保障する socia:subGoalOf http://data.open-opinion.org/socia/data/Goal/支援対象地域内に子どものための屋内施設を確保する }</text:p>
          </table:table-cell>
        </table:table-row>
        <table:table-row table:style-name="ro2">
          <table:table-cell office:value-type="string" calcext:value-type="string">
            <text:p>http://data.open-opinion.org/socia/data/Goal/子どもの発育権を保障する</text:p>
          </table:table-cell>
          <table:table-cell table:style-name="ce2" office:value-type="string" calcext:value-type="string">
            <text:p>http://data.open-opinion.org/socia/data/Goal/週末避難の支援を行う</text:p>
          </table:table-cell>
          <table:table-cell table:number-columns-repeated="7"/>
          <table:table-cell table:formula="of:=CONCATENATE([.$D$3];[.A309];[.$F$3];[.B309];[.$H$3])" office:value-type="string" office:string-value="INSERT DATA { http://data.open-opinion.org/socia/data/Goal/子どもの発育権を保障する socia:subGoalOf http://data.open-opinion.org/socia/data/Goal/週末避難の支援を行う }" calcext:value-type="string">
            <text:p>INSERT DATA { http://data.open-opinion.org/socia/data/Goal/子どもの発育権を保障する socia:subGoalOf http://data.open-opinion.org/socia/data/Goal/週末避難の支援を行う }</text:p>
          </table:table-cell>
        </table:table-row>
        <table:table-row table:style-name="ro2">
          <table:table-cell office:value-type="string" calcext:value-type="string">
            <text:p>http://data.open-opinion.org/socia/data/Goal/総合子ども施設を新設する</text:p>
          </table:table-cell>
          <table:table-cell table:style-name="ce2" office:value-type="string" calcext:value-type="string">
            <text:p>http://data.open-opinion.org/socia/data/Goal/支援対象地域内に子どものための屋内施設を確保する</text:p>
          </table:table-cell>
          <table:table-cell table:number-columns-repeated="7"/>
          <table:table-cell table:formula="of:=CONCATENATE([.$D$3];[.A310];[.$F$3];[.B310];[.$H$3])" office:value-type="string" office:string-value="INSERT DATA { http://data.open-opinion.org/socia/data/Goal/総合子ども施設を新設する socia:subGoalOf http://data.open-opinion.org/socia/data/Goal/支援対象地域内に子どものための屋内施設を確保する }" calcext:value-type="string">
            <text:p>INSERT DATA { http://data.open-opinion.org/socia/data/Goal/総合子ども施設を新設する socia:subGoalOf http://data.open-opinion.org/socia/data/Goal/支援対象地域内に子どものための屋内施設を確保する }</text:p>
          </table:table-cell>
        </table:table-row>
        <table:table-row table:style-name="ro2">
          <table:table-cell office:value-type="string" calcext:value-type="string">
            <text:p>http://data.open-opinion.org/socia/data/Goal/民間の体育館や遊園地を子ども・被災者支援施設として一般無料開放できるよう助成する</text:p>
          </table:table-cell>
          <table:table-cell table:style-name="ce2" office:value-type="string" calcext:value-type="string">
            <text:p>http://data.open-opinion.org/socia/data/Goal/支援対象地域内に子どものための屋内施設を確保する</text:p>
          </table:table-cell>
          <table:table-cell table:number-columns-repeated="7"/>
          <table:table-cell table:formula="of:=CONCATENATE([.$D$3];[.A311];[.$F$3];[.B311];[.$H$3])" office:value-type="string" office:string-value="INSERT DATA { http://data.open-opinion.org/socia/data/Goal/民間の体育館や遊園地を子ども・被災者支援施設として一般無料開放できるよう助成する socia:subGoalOf http://data.open-opinion.org/socia/data/Goal/支援対象地域内に子どものための屋内施設を確保する }" calcext:value-type="string">
            <text:p>INSERT DATA { http://data.open-opinion.org/socia/data/Goal/民間の体育館や遊園地を子ども・被災者支援施設として一般無料開放できるよう助成する socia:subGoalOf http://data.open-opinion.org/socia/data/Goal/支援対象地域内に子どものための屋内施設を確保する }</text:p>
          </table:table-cell>
        </table:table-row>
        <table:table-row table:style-name="ro2">
          <table:table-cell office:value-type="string" calcext:value-type="string">
            <text:p>http://data.open-opinion.org/socia/data/Goal/週末避難のための交通費の負担軽減</text:p>
          </table:table-cell>
          <table:table-cell table:style-name="ce2" office:value-type="string" calcext:value-type="string">
            <text:p>http://data.open-opinion.org/socia/data/Goal/週末避難の支援を行う</text:p>
          </table:table-cell>
          <table:table-cell table:number-columns-repeated="7"/>
          <table:table-cell table:formula="of:=CONCATENATE([.$D$3];[.A312];[.$F$3];[.B312];[.$H$3])" office:value-type="string" office:string-value="INSERT DATA { http://data.open-opinion.org/socia/data/Goal/週末避難のための交通費の負担軽減 socia:subGoalOf http://data.open-opinion.org/socia/data/Goal/週末避難の支援を行う }" calcext:value-type="string">
            <text:p>INSERT DATA { http://data.open-opinion.org/socia/data/Goal/週末避難のための交通費の負担軽減 socia:subGoalOf http://data.open-opinion.org/socia/data/Goal/週末避難の支援を行う }</text:p>
          </table:table-cell>
        </table:table-row>
        <table:table-row table:style-name="ro2">
          <table:table-cell office:value-type="string" calcext:value-type="string">
            <text:p>http://data.open-opinion.org/socia/data/Goal/国営・公営施設の利用負担軽減</text:p>
          </table:table-cell>
          <table:table-cell table:style-name="ce2" office:value-type="string" calcext:value-type="string">
            <text:p>http://data.open-opinion.org/socia/data/Goal/週末避難の支援を行う</text:p>
          </table:table-cell>
          <table:table-cell table:number-columns-repeated="7"/>
          <table:table-cell table:formula="of:=CONCATENATE([.$D$3];[.A313];[.$F$3];[.B313];[.$H$3])" office:value-type="string" office:string-value="INSERT DATA { http://data.open-opinion.org/socia/data/Goal/国営・公営施設の利用負担軽減 socia:subGoalOf http://data.open-opinion.org/socia/data/Goal/週末避難の支援を行う }" calcext:value-type="string">
            <text:p>INSERT DATA { http://data.open-opinion.org/socia/data/Goal/国営・公営施設の利用負担軽減 socia:subGoalOf http://data.open-opinion.org/socia/data/Goal/週末避難の支援を行う }</text:p>
          </table:table-cell>
        </table:table-row>
        <table:table-row table:style-name="ro2">
          <table:table-cell office:value-type="string" calcext:value-type="string">
            <text:p>http://data.open-opinion.org/socia/data/Goal/保養地に置いて外部被ばく検査を行う</text:p>
          </table:table-cell>
          <table:table-cell table:style-name="ce2" office:value-type="string" calcext:value-type="string">
            <text:p>http://data.open-opinion.org/socia/data/Goal/週末避難の支援を行う</text:p>
          </table:table-cell>
          <table:table-cell table:number-columns-repeated="7"/>
          <table:table-cell table:formula="of:=CONCATENATE([.$D$3];[.A314];[.$F$3];[.B314];[.$H$3])" office:value-type="string" office:string-value="INSERT DATA { http://data.open-opinion.org/socia/data/Goal/保養地に置いて外部被ばく検査を行う socia:subGoalOf http://data.open-opinion.org/socia/data/Goal/週末避難の支援を行う }" calcext:value-type="string">
            <text:p>INSERT DATA { http://data.open-opinion.org/socia/data/Goal/保養地に置いて外部被ばく検査を行う socia:subGoalOf http://data.open-opinion.org/socia/data/Goal/週末避難の支援を行う }</text:p>
          </table:table-cell>
        </table:table-row>
        <table:table-row table:style-name="ro2">
          <table:table-cell office:value-type="string" calcext:value-type="string">
            <text:p>http://data.open-opinion.org/socia/data/Goal/子どもの親に保養休暇制度を創設する</text:p>
          </table:table-cell>
          <table:table-cell table:style-name="ce2" office:value-type="string" calcext:value-type="string">
            <text:p>http://data.open-opinion.org/socia/data/Goal/週末避難の支援を行う</text:p>
          </table:table-cell>
          <table:table-cell table:number-columns-repeated="7"/>
          <table:table-cell table:formula="of:=CONCATENATE([.$D$3];[.A315];[.$F$3];[.B315];[.$H$3])" office:value-type="string" office:string-value="INSERT DATA { http://data.open-opinion.org/socia/data/Goal/子どもの親に保養休暇制度を創設する socia:subGoalOf http://data.open-opinion.org/socia/data/Goal/週末避難の支援を行う }" calcext:value-type="string">
            <text:p>INSERT DATA { http://data.open-opinion.org/socia/data/Goal/子どもの親に保養休暇制度を創設する socia:subGoalOf http://data.open-opinion.org/socia/data/Goal/週末避難の支援を行う }</text:p>
          </table:table-cell>
        </table:table-row>
        <table:table-row table:style-name="ro2">
          <table:table-cell office:value-type="string" calcext:value-type="string">
            <text:p>http://data.open-opinion.org/socia/data/Goal/子どもに屋外での活動を体験させる</text:p>
          </table:table-cell>
          <table:table-cell table:style-name="ce2" office:value-type="string" calcext:value-type="string">
            <text:p>http://data.open-opinion.org/socia/data/Goal/放射線量の低い地域での体験活動の充実</text:p>
          </table:table-cell>
          <table:table-cell table:number-columns-repeated="7"/>
          <table:table-cell table:formula="of:=CONCATENATE([.$D$3];[.A316];[.$F$3];[.B316];[.$H$3])" office:value-type="string" office:string-value="INSERT DATA { http://data.open-opinion.org/socia/data/Goal/子どもに屋外での活動を体験させる socia:subGoalOf http://data.open-opinion.org/socia/data/Goal/放射線量の低い地域での体験活動の充実 }" calcext:value-type="string">
            <text:p>INSERT DATA { http://data.open-opinion.org/socia/data/Goal/子どもに屋外での活動を体験させる socia:subGoalOf http://data.open-opinion.org/socia/data/Goal/放射線量の低い地域での体験活動の充実 }</text:p>
          </table:table-cell>
        </table:table-row>
        <table:table-row table:style-name="ro2">
          <table:table-cell office:value-type="string" calcext:value-type="string">
            <text:p>http://data.open-opinion.org/socia/data/Goal/子どもに屋外での活動を体験させる</text:p>
          </table:table-cell>
          <table:table-cell table:style-name="ce2" office:value-type="string" calcext:value-type="string">
            <text:p>http://data.open-opinion.org/socia/data/Goal/部活動合宿などを放射線量の低い地域で行う</text:p>
          </table:table-cell>
          <table:table-cell table:number-columns-repeated="7"/>
          <table:table-cell table:formula="of:=CONCATENATE([.$D$3];[.A317];[.$F$3];[.B317];[.$H$3])" office:value-type="string" office:string-value="INSERT DATA { http://data.open-opinion.org/socia/data/Goal/子どもに屋外での活動を体験させる socia:subGoalOf http://data.open-opinion.org/socia/data/Goal/部活動合宿などを放射線量の低い地域で行う }" calcext:value-type="string">
            <text:p>INSERT DATA { http://data.open-opinion.org/socia/data/Goal/子どもに屋外での活動を体験させる socia:subGoalOf http://data.open-opinion.org/socia/data/Goal/部活動合宿などを放射線量の低い地域で行う }</text:p>
          </table:table-cell>
        </table:table-row>
        <table:table-row table:style-name="ro2">
          <table:table-cell office:value-type="string" calcext:value-type="string">
            <text:p>http://data.open-opinion.org/socia/data/Goal/避難先の地方公共団体による支援を統一する</text:p>
          </table:table-cell>
          <table:table-cell table:style-name="ce2" office:value-type="string" calcext:value-type="string">
            <text:p>http://data.open-opinion.org/socia/data/Goal/支援対象者の移動・帰還の選択の自由を保障する</text:p>
          </table:table-cell>
          <table:table-cell table:number-columns-repeated="7"/>
          <table:table-cell table:formula="of:=CONCATENATE([.$D$3];[.A318];[.$F$3];[.B318];[.$H$3])" office:value-type="string" office:string-value="INSERT DATA { http://data.open-opinion.org/socia/data/Goal/避難先の地方公共団体による支援を統一する socia:subGoalOf http://data.open-opinion.org/socia/data/Goal/支援対象者の移動・帰還の選択の自由を保障する }" calcext:value-type="string">
            <text:p>INSERT DATA { http://data.open-opinion.org/socia/data/Goal/避難先の地方公共団体による支援を統一する socia:subGoalOf http://data.open-opinion.org/socia/data/Goal/支援対象者の移動・帰還の選択の自由を保障する }</text:p>
          </table:table-cell>
        </table:table-row>
        <table:table-row table:style-name="ro2">
          <table:table-cell office:value-type="string" calcext:value-type="string">
            <text:p>http://data.open-opinion.org/socia/data/Goal/支援法具体化の委員会を設置する</text:p>
          </table:table-cell>
          <table:table-cell table:style-name="ce2" office:value-type="string" calcext:value-type="string">
            <text:p>http://data.open-opinion.org/socia/data/Goal/支援法具体化委員に全国の被災者を加える</text:p>
          </table:table-cell>
          <table:table-cell table:number-columns-repeated="7"/>
          <table:table-cell table:formula="of:=CONCATENATE([.$D$3];[.A319];[.$F$3];[.B319];[.$H$3])" office:value-type="string" office:string-value="INSERT DATA { http://data.open-opinion.org/socia/data/Goal/支援法具体化の委員会を設置する socia:subGoalOf http://data.open-opinion.org/socia/data/Goal/支援法具体化委員に全国の被災者を加える }" calcext:value-type="string">
            <text:p>INSERT DATA { http://data.open-opinion.org/socia/data/Goal/支援法具体化の委員会を設置する socia:subGoalOf http://data.open-opinion.org/socia/data/Goal/支援法具体化委員に全国の被災者を加える }</text:p>
          </table:table-cell>
        </table:table-row>
        <table:table-row table:style-name="ro2">
          <table:table-cell office:value-type="string" calcext:value-type="string">
            <text:p>http://data.open-opinion.org/socia/data/Goal/支援法具体化委員に全国の被災者を加える</text:p>
          </table:table-cell>
          <table:table-cell table:style-name="ce2" office:value-type="string" calcext:value-type="string">
            <text:p>http://data.open-opinion.org/socia/data/Goal/支援法具体化委員会が全国の被災者と意見交換の場をもつ</text:p>
          </table:table-cell>
          <table:table-cell table:number-columns-repeated="7"/>
          <table:table-cell table:formula="of:=CONCATENATE([.$D$3];[.A320];[.$F$3];[.B320];[.$H$3])" office:value-type="string" office:string-value="INSERT DATA { http://data.open-opinion.org/socia/data/Goal/支援法具体化委員に全国の被災者を加える socia:subGoalOf http://data.open-opinion.org/socia/data/Goal/支援法具体化委員会が全国の被災者と意見交換の場をもつ }" calcext:value-type="string">
            <text:p>INSERT DATA { http://data.open-opinion.org/socia/data/Goal/支援法具体化委員に全国の被災者を加える socia:subGoalOf http://data.open-opinion.org/socia/data/Goal/支援法具体化委員会が全国の被災者と意見交換の場をもつ }</text:p>
          </table:table-cell>
        </table:table-row>
        <table:table-row table:style-name="ro2">
          <table:table-cell office:value-type="string" calcext:value-type="string">
            <text:p>http://data.open-opinion.org/socia/data/Goal/公共住宅入居の被災者に無償利用期間を延長する</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21];[.$F$3];[.B321];[.$H$3])" office:value-type="string" office:string-value="INSERT DATA { http://data.open-opinion.org/socia/data/Goal/公共住宅入居の被災者に無償利用期間を延長する socia:subGoalOf http://data.open-opinion.org/socia/data/Goal/移動先での被災者の生活支援を行う }" calcext:value-type="string">
            <text:p>INSERT DATA { http://data.open-opinion.org/socia/data/Goal/公共住宅入居の被災者に無償利用期間を延長する socia:subGoalOf http://data.open-opinion.org/socia/data/Goal/移動先での被災者の生活支援を行う }</text:p>
          </table:table-cell>
        </table:table-row>
        <table:table-row table:style-name="ro2">
          <table:table-cell office:value-type="string" calcext:value-type="string">
            <text:p>http://data.open-opinion.org/socia/data/Goal/民間住宅の借り上げ・家賃補助を行う</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22];[.$F$3];[.B322];[.$H$3])" office:value-type="string" office:string-value="INSERT DATA { http://data.open-opinion.org/socia/data/Goal/民間住宅の借り上げ・家賃補助を行う socia:subGoalOf http://data.open-opinion.org/socia/data/Goal/移動先での被災者の生活支援を行う }" calcext:value-type="string">
            <text:p>INSERT DATA { http://data.open-opinion.org/socia/data/Goal/民間住宅の借り上げ・家賃補助を行う socia:subGoalOf http://data.open-opinion.org/socia/data/Goal/移動先での被災者の生活支援を行う }</text:p>
          </table:table-cell>
        </table:table-row>
        <table:table-row table:style-name="ro2">
          <table:table-cell office:value-type="string" calcext:value-type="string">
            <text:p>http://data.open-opinion.org/socia/data/Goal/被災地と支援地域の移動費用の補助</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23];[.$F$3];[.B323];[.$H$3])" office:value-type="string" office:string-value="INSERT DATA { http://data.open-opinion.org/socia/data/Goal/被災地と支援地域の移動費用の補助 socia:subGoalOf http://data.open-opinion.org/socia/data/Goal/移動先での被災者の生活支援を行う }" calcext:value-type="string">
            <text:p>INSERT DATA { http://data.open-opinion.org/socia/data/Goal/被災地と支援地域の移動費用の補助 socia:subGoalOf http://data.open-opinion.org/socia/data/Goal/移動先での被災者の生活支援を行う }</text:p>
          </table:table-cell>
        </table:table-row>
        <table:table-row table:style-name="ro2">
          <table:table-cell office:value-type="string" calcext:value-type="string">
            <text:p>http://data.open-opinion.org/socia/data/Goal/移動先に置いて、同じ地域の被災者を同じ地域の住宅に入居できるようにする</text:p>
          </table:table-cell>
          <table:table-cell table:style-name="ce2" office:value-type="string" calcext:value-type="string">
            <text:p>http://data.open-opinion.org/socia/data/Goal/移動先に置いて、移動元のコミュニティーが維持・継続できるようにする</text:p>
          </table:table-cell>
          <table:table-cell table:number-columns-repeated="7"/>
          <table:table-cell table:formula="of:=CONCATENATE([.$D$3];[.A324];[.$F$3];[.B324];[.$H$3])" office:value-type="string" office:string-value="INSERT DATA { http://data.open-opinion.org/socia/data/Goal/移動先に置いて、同じ地域の被災者を同じ地域の住宅に入居できるようにする socia:subGoalOf http://data.open-opinion.org/socia/data/Goal/移動先に置いて、移動元のコミュニティーが維持・継続できるようにする }" calcext:value-type="string">
            <text:p>INSERT DATA { http://data.open-opinion.org/socia/data/Goal/移動先に置いて、同じ地域の被災者を同じ地域の住宅に入居できるようにする socia:subGoalOf http://data.open-opinion.org/socia/data/Goal/移動先に置いて、移動元のコミュニティーが維持・継続できるようにする }</text:p>
          </table:table-cell>
        </table:table-row>
        <table:table-row table:style-name="ro2">
          <table:table-cell office:value-type="string" calcext:value-type="string">
            <text:p>http://data.open-opinion.org/socia/data/Goal/移動による子どもの転校の支援を行う</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25];[.$F$3];[.B325];[.$H$3])" office:value-type="string" office:string-value="INSERT DATA { http://data.open-opinion.org/socia/data/Goal/移動による子どもの転校の支援を行う socia:subGoalOf http://data.open-opinion.org/socia/data/Goal/移動先での被災者の生活支援を行う }" calcext:value-type="string">
            <text:p>INSERT DATA { http://data.open-opinion.org/socia/data/Goal/移動による子どもの転校の支援を行う socia:subGoalOf http://data.open-opinion.org/socia/data/Goal/移動先での被災者の生活支援を行う }</text:p>
          </table:table-cell>
        </table:table-row>
        <table:table-row table:style-name="ro2">
          <table:table-cell office:value-type="string" calcext:value-type="string">
            <text:p>http://data.open-opinion.org/socia/data/Goal/転校にかかわる手続きを簡略化する</text:p>
          </table:table-cell>
          <table:table-cell table:style-name="ce2" office:value-type="string" calcext:value-type="string">
            <text:p>http://data.open-opinion.org/socia/data/Goal/移動による子どもの転校の支援を行う</text:p>
          </table:table-cell>
          <table:table-cell table:number-columns-repeated="7"/>
          <table:table-cell table:formula="of:=CONCATENATE([.$D$3];[.A326];[.$F$3];[.B326];[.$H$3])" office:value-type="string" office:string-value="INSERT DATA { http://data.open-opinion.org/socia/data/Goal/転校にかかわる手続きを簡略化する socia:subGoalOf http://data.open-opinion.org/socia/data/Goal/移動による子どもの転校の支援を行う }" calcext:value-type="string">
            <text:p>INSERT DATA { http://data.open-opinion.org/socia/data/Goal/転校にかかわる手続きを簡略化する socia:subGoalOf http://data.open-opinion.org/socia/data/Goal/移動による子どもの転校の支援を行う }</text:p>
          </table:table-cell>
        </table:table-row>
        <table:table-row table:style-name="ro2">
          <table:table-cell office:value-type="string" calcext:value-type="string">
            <text:p>http://data.open-opinion.org/socia/data/Goal/転校による精神的な支援を行う</text:p>
          </table:table-cell>
          <table:table-cell table:style-name="ce2" office:value-type="string" calcext:value-type="string">
            <text:p>http://data.open-opinion.org/socia/data/Goal/移動による子どもの転校の支援を行う</text:p>
          </table:table-cell>
          <table:table-cell table:number-columns-repeated="7"/>
          <table:table-cell table:formula="of:=CONCATENATE([.$D$3];[.A327];[.$F$3];[.B327];[.$H$3])" office:value-type="string" office:string-value="INSERT DATA { http://data.open-opinion.org/socia/data/Goal/転校による精神的な支援を行う socia:subGoalOf http://data.open-opinion.org/socia/data/Goal/移動による子どもの転校の支援を行う }" calcext:value-type="string">
            <text:p>INSERT DATA { http://data.open-opinion.org/socia/data/Goal/転校による精神的な支援を行う socia:subGoalOf http://data.open-opinion.org/socia/data/Goal/移動による子どもの転校の支援を行う }</text:p>
          </table:table-cell>
        </table:table-row>
        <table:table-row table:style-name="ro2">
          <table:table-cell office:value-type="string" calcext:value-type="string">
            <text:p>http://data.open-opinion.org/socia/data/Goal/転校による学習面の支援を行う</text:p>
          </table:table-cell>
          <table:table-cell table:style-name="ce2" office:value-type="string" calcext:value-type="string">
            <text:p>http://data.open-opinion.org/socia/data/Goal/移動による子どもの転校の支援を行う</text:p>
          </table:table-cell>
          <table:table-cell table:number-columns-repeated="7"/>
          <table:table-cell table:formula="of:=CONCATENATE([.$D$3];[.A328];[.$F$3];[.B328];[.$H$3])" office:value-type="string" office:string-value="INSERT DATA { http://data.open-opinion.org/socia/data/Goal/転校による学習面の支援を行う socia:subGoalOf http://data.open-opinion.org/socia/data/Goal/移動による子どもの転校の支援を行う }" calcext:value-type="string">
            <text:p>INSERT DATA { http://data.open-opinion.org/socia/data/Goal/転校による学習面の支援を行う socia:subGoalOf http://data.open-opinion.org/socia/data/Goal/移動による子どもの転校の支援を行う }</text:p>
          </table:table-cell>
        </table:table-row>
        <table:table-row table:style-name="ro2">
          <table:table-cell office:value-type="string" calcext:value-type="string">
            <text:p>http://data.open-opinion.org/socia/data/Goal/転校によるいじめや差別が起きないようにする</text:p>
          </table:table-cell>
          <table:table-cell table:style-name="ce2" office:value-type="string" calcext:value-type="string">
            <text:p>http://data.open-opinion.org/socia/data/Goal/放射能に関する適切な知識を学校教育や地域への啓蒙・広報活動で行う</text:p>
          </table:table-cell>
          <table:table-cell table:number-columns-repeated="7"/>
          <table:table-cell table:formula="of:=CONCATENATE([.$D$3];[.A329];[.$F$3];[.B329];[.$H$3])" office:value-type="string" office:string-value="INSERT DATA { http://data.open-opinion.org/socia/data/Goal/転校によるいじめや差別が起きないようにする socia:subGoalOf http://data.open-opinion.org/socia/data/Goal/放射能に関する適切な知識を学校教育や地域への啓蒙・広報活動で行う }" calcext:value-type="string">
            <text:p>INSERT DATA { http://data.open-opinion.org/socia/data/Goal/転校によるいじめや差別が起きないようにする socia:subGoalOf http://data.open-opinion.org/socia/data/Goal/放射能に関する適切な知識を学校教育や地域への啓蒙・広報活動で行う }</text:p>
          </table:table-cell>
        </table:table-row>
        <table:table-row table:style-name="ro2">
          <table:table-cell office:value-type="string" calcext:value-type="string">
            <text:p>http://data.open-opinion.org/socia/data/Goal/保育所や学童保育の優先枠を設ける</text:p>
          </table:table-cell>
          <table:table-cell table:style-name="ce2" office:value-type="string" calcext:value-type="string">
            <text:p>http://data.open-opinion.org/socia/data/Goal/母子・父子で避難している被災者への支援を行う</text:p>
          </table:table-cell>
          <table:table-cell table:number-columns-repeated="7"/>
          <table:table-cell table:formula="of:=CONCATENATE([.$D$3];[.A330];[.$F$3];[.B330];[.$H$3])" office:value-type="string" office:string-value="INSERT DATA { http://data.open-opinion.org/socia/data/Goal/保育所や学童保育の優先枠を設ける socia:subGoalOf http://data.open-opinion.org/socia/data/Goal/母子・父子で避難している被災者への支援を行う }" calcext:value-type="string">
            <text:p>INSERT DATA { http://data.open-opinion.org/socia/data/Goal/保育所や学童保育の優先枠を設ける socia:subGoalOf http://data.open-opinion.org/socia/data/Goal/母子・父子で避難している被災者への支援を行う }</text:p>
          </table:table-cell>
        </table:table-row>
        <table:table-row table:style-name="ro2">
          <table:table-cell office:value-type="string" calcext:value-type="string">
            <text:p>http://data.open-opinion.org/socia/data/Goal/保育所や学童保育の利用料金の減免措置を行う</text:p>
          </table:table-cell>
          <table:table-cell table:style-name="ce2" office:value-type="string" calcext:value-type="string">
            <text:p>http://data.open-opinion.org/socia/data/Goal/母子・父子で避難している被災者への支援を行う</text:p>
          </table:table-cell>
          <table:table-cell table:number-columns-repeated="7"/>
          <table:table-cell table:formula="of:=CONCATENATE([.$D$3];[.A331];[.$F$3];[.B331];[.$H$3])" office:value-type="string" office:string-value="INSERT DATA { http://data.open-opinion.org/socia/data/Goal/保育所や学童保育の利用料金の減免措置を行う socia:subGoalOf http://data.open-opinion.org/socia/data/Goal/母子・父子で避難している被災者への支援を行う }" calcext:value-type="string">
            <text:p>INSERT DATA { http://data.open-opinion.org/socia/data/Goal/保育所や学童保育の利用料金の減免措置を行う socia:subGoalOf http://data.open-opinion.org/socia/data/Goal/母子・父子で避難している被災者への支援を行う }</text:p>
          </table:table-cell>
        </table:table-row>
        <table:table-row table:style-name="ro2">
          <table:table-cell office:value-type="string" calcext:value-type="string">
            <text:p>http://data.open-opinion.org/socia/data/Goal/自営業を営もうとするものに、債務負担の軽減措置を行う</text:p>
          </table:table-cell>
          <table:table-cell table:style-name="ce2" office:value-type="string" calcext:value-type="string">
            <text:p>http://data.open-opinion.org/socia/data/Goal/自営業を移動先で営もうとする者への支援を行う</text:p>
          </table:table-cell>
          <table:table-cell table:number-columns-repeated="7"/>
          <table:table-cell table:formula="of:=CONCATENATE([.$D$3];[.A332];[.$F$3];[.B332];[.$H$3])" office:value-type="string" office:string-value="INSERT DATA { http://data.open-opinion.org/socia/data/Goal/自営業を営もうとするものに、債務負担の軽減措置を行う socia:subGoalOf http://data.open-opinion.org/socia/data/Goal/自営業を移動先で営もうとする者への支援を行う }" calcext:value-type="string">
            <text:p>INSERT DATA { http://data.open-opinion.org/socia/data/Goal/自営業を営もうとするものに、債務負担の軽減措置を行う socia:subGoalOf http://data.open-opinion.org/socia/data/Goal/自営業を移動先で営もうとする者への支援を行う }</text:p>
          </table:table-cell>
        </table:table-row>
        <table:table-row table:style-name="ro2">
          <table:table-cell office:value-type="string" calcext:value-type="string">
            <text:p>http://data.open-opinion.org/socia/data/Goal/自営業を営もうとするものに、資金援助を行う</text:p>
          </table:table-cell>
          <table:table-cell table:style-name="ce2" office:value-type="string" calcext:value-type="string">
            <text:p>http://data.open-opinion.org/socia/data/Goal/自営業を移動先で営もうとする者への支援を行う</text:p>
          </table:table-cell>
          <table:table-cell table:number-columns-repeated="7"/>
          <table:table-cell table:formula="of:=CONCATENATE([.$D$3];[.A333];[.$F$3];[.B333];[.$H$3])" office:value-type="string" office:string-value="INSERT DATA { http://data.open-opinion.org/socia/data/Goal/自営業を営もうとするものに、資金援助を行う socia:subGoalOf http://data.open-opinion.org/socia/data/Goal/自営業を移動先で営もうとする者への支援を行う }" calcext:value-type="string">
            <text:p>INSERT DATA { http://data.open-opinion.org/socia/data/Goal/自営業を営もうとするものに、資金援助を行う socia:subGoalOf http://data.open-opinion.org/socia/data/Goal/自営業を移動先で営もうとする者への支援を行う }</text:p>
          </table:table-cell>
        </table:table-row>
        <table:table-row table:style-name="ro2">
          <table:table-cell office:value-type="string" calcext:value-type="string">
            <text:p>http://data.open-opinion.org/socia/data/Goal/住民票を移動していなくても移動先地域の行政サービスを受けられるようにする</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34];[.$F$3];[.B334];[.$H$3])" office:value-type="string" office:string-value="INSERT DATA { http://data.open-opinion.org/socia/data/Goal/住民票を移動していなくても移動先地域の行政サービスを受けられるようにする socia:subGoalOf http://data.open-opinion.org/socia/data/Goal/移動先での被災者の生活支援を行う }" calcext:value-type="string">
            <text:p>INSERT DATA { http://data.open-opinion.org/socia/data/Goal/住民票を移動していなくても移動先地域の行政サービスを受けられるようにする socia:subGoalOf http://data.open-opinion.org/socia/data/Goal/移動先での被災者の生活支援を行う }</text:p>
          </table:table-cell>
        </table:table-row>
        <table:table-row table:style-name="ro2">
          <table:table-cell office:value-type="string" calcext:value-type="string">
            <text:p>http://data.open-opinion.org/socia/data/Goal/移動先地域に、相談・支援を一本化したワンストップ窓口を設置する</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35];[.$F$3];[.B335];[.$H$3])" office:value-type="string" office:string-value="INSERT DATA { http://data.open-opinion.org/socia/data/Goal/移動先地域に、相談・支援を一本化したワンストップ窓口を設置する socia:subGoalOf http://data.open-opinion.org/socia/data/Goal/移動先での被災者の生活支援を行う }" calcext:value-type="string">
            <text:p>INSERT DATA { http://data.open-opinion.org/socia/data/Goal/移動先地域に、相談・支援を一本化したワンストップ窓口を設置する socia:subGoalOf http://data.open-opinion.org/socia/data/Goal/移動先での被災者の生活支援を行う }</text:p>
          </table:table-cell>
        </table:table-row>
        <table:table-row table:style-name="ro2">
          <table:table-cell office:value-type="string" calcext:value-type="string">
            <text:p>http://data.open-opinion.org/socia/data/Goal/移動先での地域の情報を提供する</text:p>
          </table:table-cell>
          <table:table-cell table:style-name="ce2" office:value-type="string" calcext:value-type="string">
            <text:p>http://data.open-opinion.org/socia/data/Goal/移動先地域に、相談・支援を一本化したワンストップ窓口を設置する</text:p>
          </table:table-cell>
          <table:table-cell table:number-columns-repeated="7"/>
          <table:table-cell table:formula="of:=CONCATENATE([.$D$3];[.A336];[.$F$3];[.B336];[.$H$3])" office:value-type="string" office:string-value="INSERT DATA { http://data.open-opinion.org/socia/data/Goal/移動先での地域の情報を提供する socia:subGoalOf http://data.open-opinion.org/socia/data/Goal/移動先地域に、相談・支援を一本化したワンストップ窓口を設置する }" calcext:value-type="string">
            <text:p>INSERT DATA { http://data.open-opinion.org/socia/data/Goal/移動先での地域の情報を提供する socia:subGoalOf http://data.open-opinion.org/socia/data/Goal/移動先地域に、相談・支援を一本化したワンストップ窓口を設置する }</text:p>
          </table:table-cell>
        </table:table-row>
        <table:table-row table:style-name="ro2">
          <table:table-cell office:value-type="string" calcext:value-type="string">
            <text:p>http://data.open-opinion.org/socia/data/Goal/移動元の地域の情報を提供する</text:p>
          </table:table-cell>
          <table:table-cell table:style-name="ce2" office:value-type="string" calcext:value-type="string">
            <text:p>http://data.open-opinion.org/socia/data/Goal/移動先地域に、相談・支援を一本化したワンストップ窓口を設置する</text:p>
          </table:table-cell>
          <table:table-cell table:number-columns-repeated="7"/>
          <table:table-cell table:formula="of:=CONCATENATE([.$D$3];[.A337];[.$F$3];[.B337];[.$H$3])" office:value-type="string" office:string-value="INSERT DATA { http://data.open-opinion.org/socia/data/Goal/移動元の地域の情報を提供する socia:subGoalOf http://data.open-opinion.org/socia/data/Goal/移動先地域に、相談・支援を一本化したワンストップ窓口を設置する }" calcext:value-type="string">
            <text:p>INSERT DATA { http://data.open-opinion.org/socia/data/Goal/移動元の地域の情報を提供する socia:subGoalOf http://data.open-opinion.org/socia/data/Goal/移動先地域に、相談・支援を一本化したワンストップ窓口を設置する }</text:p>
          </table:table-cell>
        </table:table-row>
        <table:table-row table:style-name="ro2">
          <table:table-cell office:value-type="string" calcext:value-type="string">
            <text:p>http://data.open-opinion.org/socia/data/Goal/移動先での被災者の公共交通料金無償化を行う</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38];[.$F$3];[.B338];[.$H$3])" office:value-type="string" office:string-value="INSERT DATA { http://data.open-opinion.org/socia/data/Goal/移動先での被災者の公共交通料金無償化を行う socia:subGoalOf http://data.open-opinion.org/socia/data/Goal/移動先での被災者の生活支援を行う }" calcext:value-type="string">
            <text:p>INSERT DATA { http://data.open-opinion.org/socia/data/Goal/移動先での被災者の公共交通料金無償化を行う socia:subGoalOf http://data.open-opinion.org/socia/data/Goal/移動先での被災者の生活支援を行う }</text:p>
          </table:table-cell>
        </table:table-row>
        <table:table-row table:style-name="ro2">
          <table:table-cell office:value-type="string" calcext:value-type="string">
            <text:p>http://data.open-opinion.org/socia/data/Goal/移動先での被災者の水光熱費の減免を行う</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39];[.$F$3];[.B339];[.$H$3])" office:value-type="string" office:string-value="INSERT DATA { http://data.open-opinion.org/socia/data/Goal/移動先での被災者の水光熱費の減免を行う socia:subGoalOf http://data.open-opinion.org/socia/data/Goal/移動先での被災者の生活支援を行う }" calcext:value-type="string">
            <text:p>INSERT DATA { http://data.open-opinion.org/socia/data/Goal/移動先での被災者の水光熱費の減免を行う socia:subGoalOf http://data.open-opinion.org/socia/data/Goal/移動先での被災者の生活支援を行う }</text:p>
          </table:table-cell>
        </table:table-row>
        <table:table-row table:style-name="ro2">
          <table:table-cell office:value-type="string" calcext:value-type="string">
            <text:p>http://data.open-opinion.org/socia/data/Goal/移動先地域の民間支援団体が支援できるようにする</text:p>
          </table:table-cell>
          <table:table-cell table:style-name="ce2" office:value-type="string" calcext:value-type="string">
            <text:p>http://data.open-opinion.org/socia/data/Goal/移動先での被災者の生活支援を行う</text:p>
          </table:table-cell>
          <table:table-cell table:number-columns-repeated="7"/>
          <table:table-cell table:formula="of:=CONCATENATE([.$D$3];[.A340];[.$F$3];[.B340];[.$H$3])" office:value-type="string" office:string-value="INSERT DATA { http://data.open-opinion.org/socia/data/Goal/移動先地域の民間支援団体が支援できるようにする socia:subGoalOf http://data.open-opinion.org/socia/data/Goal/移動先での被災者の生活支援を行う }" calcext:value-type="string">
            <text:p>INSERT DATA { http://data.open-opinion.org/socia/data/Goal/移動先地域の民間支援団体が支援できるようにする socia:subGoalOf http://data.open-opinion.org/socia/data/Goal/移動先での被災者の生活支援を行う }</text:p>
          </table:table-cell>
        </table:table-row>
        <table:table-row table:style-name="ro2">
          <table:table-cell office:value-type="string" calcext:value-type="string">
            <text:p>http://data.open-opinion.org/socia/data/Goal/家族と離れて避難している子どもの家庭に交通費の助成を行う</text:p>
          </table:table-cell>
          <table:table-cell table:style-name="ce2" office:value-type="string" calcext:value-type="string">
            <text:p>http://data.open-opinion.org/socia/data/Goal/家族と離れて避難している子どもの家庭を支援する</text:p>
          </table:table-cell>
          <table:table-cell table:number-columns-repeated="7"/>
          <table:table-cell table:formula="of:=CONCATENATE([.$D$3];[.A341];[.$F$3];[.B341];[.$H$3])" office:value-type="string" office:string-value="INSERT DATA { http://data.open-opinion.org/socia/data/Goal/家族と離れて避難している子どもの家庭に交通費の助成を行う socia:subGoalOf http://data.open-opinion.org/socia/data/Goal/家族と離れて避難している子どもの家庭を支援する }" calcext:value-type="string">
            <text:p>INSERT DATA { http://data.open-opinion.org/socia/data/Goal/家族と離れて避難している子どもの家庭に交通費の助成を行う socia:subGoalOf http://data.open-opinion.org/socia/data/Goal/家族と離れて避難している子どもの家庭を支援する }</text:p>
          </table:table-cell>
        </table:table-row>
        <table:table-row table:style-name="ro2">
          <table:table-cell office:value-type="string" calcext:value-type="string">
            <text:p>http://data.open-opinion.org/socia/data/Goal/家族と離れて避難している子どもの家庭に優先的に避難先での雇用をあっせんする</text:p>
          </table:table-cell>
          <table:table-cell table:style-name="ce2" office:value-type="string" calcext:value-type="string">
            <text:p>http://data.open-opinion.org/socia/data/Goal/家族と離れて避難している子どもの家庭を支援する</text:p>
          </table:table-cell>
          <table:table-cell table:number-columns-repeated="7"/>
          <table:table-cell table:formula="of:=CONCATENATE([.$D$3];[.A342];[.$F$3];[.B342];[.$H$3])" office:value-type="string" office:string-value="INSERT DATA { http://data.open-opinion.org/socia/data/Goal/家族と離れて避難している子どもの家庭に優先的に避難先での雇用をあっせんする socia:subGoalOf http://data.open-opinion.org/socia/data/Goal/家族と離れて避難している子どもの家庭を支援する }" calcext:value-type="string">
            <text:p>INSERT DATA { http://data.open-opinion.org/socia/data/Goal/家族と離れて避難している子どもの家庭に優先的に避難先での雇用をあっせんする socia:subGoalOf http://data.open-opinion.org/socia/data/Goal/家族と離れて避難している子どもの家庭を支援する }</text:p>
          </table:table-cell>
        </table:table-row>
        <table:table-row table:style-name="ro2">
          <table:table-cell office:value-type="string" calcext:value-type="string">
            <text:p>http://data.open-opinion.org/socia/data/Goal/家族と離れて避難している子どもの家庭に優先的に避難先での雇用をあっせんする</text:p>
          </table:table-cell>
          <table:table-cell table:style-name="ce2" office:value-type="string" calcext:value-type="string">
            <text:p>http://data.open-opinion.org/socia/data/Goal/j家族と離れて避難している家族の再統合・維持を促進する</text:p>
          </table:table-cell>
          <table:table-cell table:number-columns-repeated="7"/>
          <table:table-cell table:formula="of:=CONCATENATE([.$D$3];[.A343];[.$F$3];[.B343];[.$H$3])" office:value-type="string" office:string-value="INSERT DATA { http://data.open-opinion.org/socia/data/Goal/家族と離れて避難している子どもの家庭に優先的に避難先での雇用をあっせんする socia:subGoalOf http://data.open-opinion.org/socia/data/Goal/j家族と離れて避難している家族の再統合・維持を促進する }" calcext:value-type="string">
            <text:p>INSERT DATA { http://data.open-opinion.org/socia/data/Goal/家族と離れて避難している子どもの家庭に優先的に避難先での雇用をあっせんする socia:subGoalOf http://data.open-opinion.org/socia/data/Goal/j家族と離れて避難している家族の再統合・維持を促進する }</text:p>
          </table:table-cell>
        </table:table-row>
        <table:table-row table:style-name="ro2">
          <table:table-cell office:value-type="string" calcext:value-type="string">
            <text:p>http://data.open-opinion.org/socia/data/Goal/家族と離れて避難している子どもの家庭に子育て支援サービスの利用を無条件で可能とするようにする</text:p>
          </table:table-cell>
          <table:table-cell table:style-name="ce2" office:value-type="string" calcext:value-type="string">
            <text:p>http://data.open-opinion.org/socia/data/Goal/家族と離れて避難している子どもの家庭を支援する</text:p>
          </table:table-cell>
          <table:table-cell table:number-columns-repeated="7"/>
          <table:table-cell table:formula="of:=CONCATENATE([.$D$3];[.A344];[.$F$3];[.B344];[.$H$3])" office:value-type="string" office:string-value="INSERT DATA { http://data.open-opinion.org/socia/data/Goal/家族と離れて避難している子どもの家庭に子育て支援サービスの利用を無条件で可能とするようにする socia:subGoalOf http://data.open-opinion.org/socia/data/Goal/家族と離れて避難している子どもの家庭を支援する }" calcext:value-type="string">
            <text:p>INSERT DATA { http://data.open-opinion.org/socia/data/Goal/家族と離れて避難している子どもの家庭に子育て支援サービスの利用を無条件で可能とするようにする socia:subGoalOf http://data.open-opinion.org/socia/data/Goal/家族と離れて避難している子どもの家庭を支援する }</text:p>
          </table:table-cell>
        </table:table-row>
        <table:table-row table:style-name="ro2">
          <table:table-cell office:value-type="string" calcext:value-type="string">
            <text:p>http://data.open-opinion.org/socia/data/Goal/移動して避難する被災者に被災ローン減免制度を適応する指針を定める</text:p>
          </table:table-cell>
          <table:table-cell table:style-name="ce2" office:value-type="string" calcext:value-type="string">
            <text:p>http://data.open-opinion.org/socia/data/Goal/支援対象地域外に移動した被災者を支援する</text:p>
          </table:table-cell>
          <table:table-cell table:number-columns-repeated="7"/>
          <table:table-cell table:formula="of:=CONCATENATE([.$D$3];[.A345];[.$F$3];[.B345];[.$H$3])" office:value-type="string" office:string-value="INSERT DATA { http://data.open-opinion.org/socia/data/Goal/移動して避難する被災者に被災ローン減免制度を適応する指針を定める socia:subGoalOf http://data.open-opinion.org/socia/data/Goal/支援対象地域外に移動した被災者を支援する }" calcext:value-type="string">
            <text:p>INSERT DATA { http://data.open-opinion.org/socia/data/Goal/移動して避難する被災者に被災ローン減免制度を適応する指針を定める socia:subGoalOf http://data.open-opinion.org/socia/data/Goal/支援対象地域外に移動した被災者を支援する }</text:p>
          </table:table-cell>
        </table:table-row>
        <table:table-row table:style-name="ro2">
          <table:table-cell office:value-type="string" calcext:value-type="string">
            <text:p>http://data.open-opinion.org/socia/data/Goal/移動先でも支援地と同じ医療・検査が受けられるようにする</text:p>
          </table:table-cell>
          <table:table-cell table:style-name="ce2" office:value-type="string" calcext:value-type="string">
            <text:p>http://data.open-opinion.org/socia/data/Goal/支援対象地域外に移動した被災者を支援する</text:p>
          </table:table-cell>
          <table:table-cell table:number-columns-repeated="7"/>
          <table:table-cell table:formula="of:=CONCATENATE([.$D$3];[.A346];[.$F$3];[.B346];[.$H$3])" office:value-type="string" office:string-value="INSERT DATA { http://data.open-opinion.org/socia/data/Goal/移動先でも支援地と同じ医療・検査が受けられるようにする socia:subGoalOf http://data.open-opinion.org/socia/data/Goal/支援対象地域外に移動した被災者を支援する }" calcext:value-type="string">
            <text:p>INSERT DATA { http://data.open-opinion.org/socia/data/Goal/移動先でも支援地と同じ医療・検査が受けられるようにする socia:subGoalOf http://data.open-opinion.org/socia/data/Goal/支援対象地域外に移動した被災者を支援する }</text:p>
          </table:table-cell>
        </table:table-row>
        <table:table-row table:style-name="ro2">
          <table:table-cell office:value-type="string" calcext:value-type="string">
            <text:p>http://data.open-opinion.org/socia/data/Goal/移動先でも支援地と同じ医療・検査が受けられるようにする</text:p>
          </table:table-cell>
          <table:table-cell table:style-name="ce2" office:value-type="string" calcext:value-type="string">
            <text:p>http://data.open-opinion.org/socia/data/Goal/被災者の医療検査の記録を保存する方法を確立する</text:p>
          </table:table-cell>
          <table:table-cell table:number-columns-repeated="7"/>
          <table:table-cell table:formula="of:=CONCATENATE([.$D$3];[.A347];[.$F$3];[.B347];[.$H$3])" office:value-type="string" office:string-value="INSERT DATA { http://data.open-opinion.org/socia/data/Goal/移動先でも支援地と同じ医療・検査が受けられるようにする socia:subGoalOf http://data.open-opinion.org/socia/data/Goal/被災者の医療検査の記録を保存する方法を確立する }" calcext:value-type="string">
            <text:p>INSERT DATA { http://data.open-opinion.org/socia/data/Goal/移動先でも支援地と同じ医療・検査が受けられるようにする socia:subGoalOf http://data.open-opinion.org/socia/data/Goal/被災者の医療検査の記録を保存する方法を確立する }</text:p>
          </table:table-cell>
        </table:table-row>
        <table:table-row table:style-name="ro2">
          <table:table-cell office:value-type="string" calcext:value-type="string">
            <text:p>http://data.open-opinion.org/socia/data/Goal/移動先でも支援地と同じ心身の健康維持に関するサービスが受けられるようにする</text:p>
          </table:table-cell>
          <table:table-cell table:style-name="ce2" office:value-type="string" calcext:value-type="string">
            <text:p>http://data.open-opinion.org/socia/data/Goal/支援対象地域外に移動した被災者を支援する</text:p>
          </table:table-cell>
          <table:table-cell table:number-columns-repeated="7"/>
          <table:table-cell table:formula="of:=CONCATENATE([.$D$3];[.A348];[.$F$3];[.B348];[.$H$3])" office:value-type="string" office:string-value="INSERT DATA { http://data.open-opinion.org/socia/data/Goal/移動先でも支援地と同じ心身の健康維持に関するサービスが受けられるようにする socia:subGoalOf http://data.open-opinion.org/socia/data/Goal/支援対象地域外に移動した被災者を支援する }" calcext:value-type="string">
            <text:p>INSERT DATA { http://data.open-opinion.org/socia/data/Goal/移動先でも支援地と同じ心身の健康維持に関するサービスが受けられるようにする socia:subGoalOf http://data.open-opinion.org/socia/data/Goal/支援対象地域外に移動した被災者を支援する }</text:p>
          </table:table-cell>
        </table:table-row>
        <table:table-row table:style-name="ro2">
          <table:table-cell office:value-type="string" calcext:value-type="string">
            <text:p>http://data.open-opinion.org/socia/data/Goal/一定の基準を定めて被災者の情報を民間団体に開示する</text:p>
          </table:table-cell>
          <table:table-cell table:style-name="ce2" office:value-type="string" calcext:value-type="string">
            <text:p>http://data.open-opinion.org/socia/data/Goal/移動先地域の民間支援団体が支援できるようにする</text:p>
          </table:table-cell>
          <table:table-cell table:number-columns-repeated="7"/>
          <table:table-cell table:formula="of:=CONCATENATE([.$D$3];[.A349];[.$F$3];[.B349];[.$H$3])" office:value-type="string" office:string-value="INSERT DATA { http://data.open-opinion.org/socia/data/Goal/一定の基準を定めて被災者の情報を民間団体に開示する socia:subGoalOf http://data.open-opinion.org/socia/data/Goal/移動先地域の民間支援団体が支援できるようにする }" calcext:value-type="string">
            <text:p>INSERT DATA { http://data.open-opinion.org/socia/data/Goal/一定の基準を定めて被災者の情報を民間団体に開示する socia:subGoalOf http://data.open-opinion.org/socia/data/Goal/移動先地域の民間支援団体が支援できるようにする }</text:p>
          </table:table-cell>
        </table:table-row>
        <table:table-row table:style-name="ro2">
          <table:table-cell office:value-type="string" calcext:value-type="string">
            <text:p>http://data.open-opinion.org/socia/data/Goal/移動先から支援地への帰還費用を支給する</text:p>
          </table:table-cell>
          <table:table-cell table:style-name="ce2" office:value-type="string" calcext:value-type="string">
            <text:p>http://data.open-opinion.org/socia/data/Goal/移動先から支援地へ帰還する場合の保障を行う</text:p>
          </table:table-cell>
          <table:table-cell table:number-columns-repeated="7"/>
          <table:table-cell table:formula="of:=CONCATENATE([.$D$3];[.A350];[.$F$3];[.B350];[.$H$3])" office:value-type="string" office:string-value="INSERT DATA { http://data.open-opinion.org/socia/data/Goal/移動先から支援地への帰還費用を支給する socia:subGoalOf http://data.open-opinion.org/socia/data/Goal/移動先から支援地へ帰還する場合の保障を行う }" calcext:value-type="string">
            <text:p>INSERT DATA { http://data.open-opinion.org/socia/data/Goal/移動先から支援地への帰還費用を支給する socia:subGoalOf http://data.open-opinion.org/socia/data/Goal/移動先から支援地へ帰還する場合の保障を行う }</text:p>
          </table:table-cell>
        </table:table-row>
        <table:table-row table:style-name="ro2">
          <table:table-cell office:value-type="string" calcext:value-type="string">
            <text:p>http://data.open-opinion.org/socia/data/Goal/移動先から支援地へ帰還するための就労支援を行う</text:p>
          </table:table-cell>
          <table:table-cell table:style-name="ce2" office:value-type="string" calcext:value-type="string">
            <text:p>http://data.open-opinion.org/socia/data/Goal/移動先から支援地へ帰還する場合の保障を行う</text:p>
          </table:table-cell>
          <table:table-cell table:number-columns-repeated="7"/>
          <table:table-cell table:formula="of:=CONCATENATE([.$D$3];[.A351];[.$F$3];[.B351];[.$H$3])" office:value-type="string" office:string-value="INSERT DATA { http://data.open-opinion.org/socia/data/Goal/移動先から支援地へ帰還するための就労支援を行う socia:subGoalOf http://data.open-opinion.org/socia/data/Goal/移動先から支援地へ帰還する場合の保障を行う }" calcext:value-type="string">
            <text:p>INSERT DATA { http://data.open-opinion.org/socia/data/Goal/移動先から支援地へ帰還するための就労支援を行う socia:subGoalOf http://data.open-opinion.org/socia/data/Goal/移動先から支援地へ帰還する場合の保障を行う }</text:p>
          </table:table-cell>
        </table:table-row>
        <table:table-row table:style-name="ro2">
          <table:table-cell office:value-type="string" calcext:value-type="string">
            <text:p>http://data.open-opinion.org/socia/data/Goal/移動先から支援地へ帰還するための学習支援を行う</text:p>
          </table:table-cell>
          <table:table-cell table:style-name="ce2" office:value-type="string" calcext:value-type="string">
            <text:p>http://data.open-opinion.org/socia/data/Goal/移動先から支援地へ帰還する場合の保障を行う</text:p>
          </table:table-cell>
          <table:table-cell table:number-columns-repeated="7"/>
          <table:table-cell table:formula="of:=CONCATENATE([.$D$3];[.A352];[.$F$3];[.B352];[.$H$3])" office:value-type="string" office:string-value="INSERT DATA { http://data.open-opinion.org/socia/data/Goal/移動先から支援地へ帰還するための学習支援を行う socia:subGoalOf http://data.open-opinion.org/socia/data/Goal/移動先から支援地へ帰還する場合の保障を行う }" calcext:value-type="string">
            <text:p>INSERT DATA { http://data.open-opinion.org/socia/data/Goal/移動先から支援地へ帰還するための学習支援を行う socia:subGoalOf http://data.open-opinion.org/socia/data/Goal/移動先から支援地へ帰還する場合の保障を行う }</text:p>
          </table:table-cell>
        </table:table-row>
        <table:table-row table:style-name="ro2">
          <table:table-cell office:value-type="string" calcext:value-type="string">
            <text:p>http://data.open-opinion.org/socia/data/Goal/被災者支援情報を提供する</text:p>
          </table:table-cell>
          <table:table-cell table:style-name="ce2" office:value-type="string" calcext:value-type="string">
            <text:p>http://data.open-opinion.org/socia/data/Goal/近畿各県へ避難してきた被災者を支援する</text:p>
          </table:table-cell>
          <table:table-cell table:number-columns-repeated="7"/>
          <table:table-cell table:formula="of:=CONCATENATE([.$D$3];[.A353];[.$F$3];[.B353];[.$H$3])" office:value-type="string" office:string-value="INSERT DATA { http://data.open-opinion.org/socia/data/Goal/被災者支援情報を提供する socia:subGoalOf http://data.open-opinion.org/socia/data/Goal/近畿各県へ避難してきた被災者を支援する }" calcext:value-type="string">
            <text:p>INSERT DATA { http://data.open-opinion.org/socia/data/Goal/被災者支援情報を提供する socia:subGoalOf http://data.open-opinion.org/socia/data/Goal/近畿各県へ避難してきた被災者を支援する }</text:p>
          </table:table-cell>
        </table:table-row>
        <table:table-row table:style-name="ro2">
          <table:table-cell office:value-type="string" calcext:value-type="string">
            <text:p>http://data.open-opinion.org/socia/data/Goal/避難者への聞き取り調査を行う</text:p>
          </table:table-cell>
          <table:table-cell table:style-name="ce2" office:value-type="string" calcext:value-type="string">
            <text:p>http://data.open-opinion.org/socia/data/Goal/避難者の声を聴く</text:p>
          </table:table-cell>
          <table:table-cell table:number-columns-repeated="7"/>
          <table:table-cell table:formula="of:=CONCATENATE([.$D$3];[.A354];[.$F$3];[.B354];[.$H$3])" office:value-type="string" office:string-value="INSERT DATA { http://data.open-opinion.org/socia/data/Goal/避難者への聞き取り調査を行う socia:subGoalOf http://data.open-opinion.org/socia/data/Goal/避難者の声を聴く }" calcext:value-type="string">
            <text:p>INSERT DATA { http://data.open-opinion.org/socia/data/Goal/避難者への聞き取り調査を行う socia:subGoalOf http://data.open-opinion.org/socia/data/Goal/避難者の声を聴く }</text:p>
          </table:table-cell>
        </table:table-row>
        <table:table-row table:style-name="ro2">
          <table:table-cell office:value-type="string" calcext:value-type="string">
            <text:p>http://data.open-opinion.org/socia/data/Goal/復興庁を被災地に移転する</text:p>
          </table:table-cell>
          <table:table-cell table:style-name="ce2" office:value-type="string" calcext:value-type="string">
            <text:p>http://data.open-opinion.org/socia/data/Goal/各自治体の現状に合わせた支援態勢を取る</text:p>
          </table:table-cell>
          <table:table-cell table:number-columns-repeated="7"/>
          <table:table-cell table:formula="of:=CONCATENATE([.$D$3];[.A355];[.$F$3];[.B355];[.$H$3])" office:value-type="string" office:string-value="INSERT DATA { http://data.open-opinion.org/socia/data/Goal/復興庁を被災地に移転する socia:subGoalOf http://data.open-opinion.org/socia/data/Goal/各自治体の現状に合わせた支援態勢を取る }" calcext:value-type="string">
            <text:p>INSERT DATA { http://data.open-opinion.org/socia/data/Goal/復興庁を被災地に移転する socia:subGoalOf http://data.open-opinion.org/socia/data/Goal/各自治体の現状に合わせた支援態勢を取る }</text:p>
          </table:table-cell>
        </table:table-row>
        <table:table-row table:style-name="ro2">
          <table:table-cell office:value-type="string" calcext:value-type="string">
            <text:p>http://data.open-opinion.org/socia/data/Goal/適切な手法で除染しているかどうかを調査する</text:p>
          </table:table-cell>
          <table:table-cell table:style-name="ce2" office:value-type="string" calcext:value-type="string">
            <text:p>http://data.open-opinion.org/socia/data/Goal/手抜き除染の再発防止策をまとめる</text:p>
          </table:table-cell>
          <table:table-cell table:number-columns-repeated="7"/>
          <table:table-cell table:formula="of:=CONCATENATE([.$D$3];[.A356];[.$F$3];[.B356];[.$H$3])" office:value-type="string" office:string-value="INSERT DATA { http://data.open-opinion.org/socia/data/Goal/適切な手法で除染しているかどうかを調査する socia:subGoalOf http://data.open-opinion.org/socia/data/Goal/手抜き除染の再発防止策をまとめる }" calcext:value-type="string">
            <text:p>INSERT DATA { http://data.open-opinion.org/socia/data/Goal/適切な手法で除染しているかどうかを調査する socia:subGoalOf http://data.open-opinion.org/socia/data/Goal/手抜き除染の再発防止策をまとめる }</text:p>
          </table:table-cell>
        </table:table-row>
        <table:table-row table:style-name="ro2">
          <table:table-cell office:value-type="string" calcext:value-type="string">
            <text:p>http://data.open-opinion.org/socia/data/Goal/除染現場に環境省職員を配置し、監視を強化す</text:p>
          </table:table-cell>
          <table:table-cell table:style-name="ce2" office:value-type="string" calcext:value-type="string">
            <text:p>http://data.open-opinion.org/socia/data/Goal/適切な手法で除染しているかどうかを調査する</text:p>
          </table:table-cell>
          <table:table-cell table:number-columns-repeated="7"/>
          <table:table-cell table:formula="of:=CONCATENATE([.$D$3];[.A357];[.$F$3];[.B357];[.$H$3])" office:value-type="string" office:string-value="INSERT DATA { http://data.open-opinion.org/socia/data/Goal/除染現場に環境省職員を配置し、監視を強化す socia:subGoalOf http://data.open-opinion.org/socia/data/Goal/適切な手法で除染しているかどうかを調査する }" calcext:value-type="string">
            <text:p>INSERT DATA { http://data.open-opinion.org/socia/data/Goal/除染現場に環境省職員を配置し、監視を強化す socia:subGoalOf http://data.open-opinion.org/socia/data/Goal/適切な手法で除染しているかどうかを調査する }</text:p>
          </table:table-cell>
        </table:table-row>
        <table:table-row table:style-name="ro2">
          <table:table-cell office:value-type="string" calcext:value-type="string">
            <text:p>http://data.open-opinion.org/socia/data/Goal/除染に関する通報への省内対応について調査する</text:p>
          </table:table-cell>
          <table:table-cell table:style-name="ce2" office:value-type="string" calcext:value-type="string">
            <text:p>http://data.open-opinion.org/socia/data/Goal/適切な手法で除染しているかどうかを調査する</text:p>
          </table:table-cell>
          <table:table-cell table:number-columns-repeated="7"/>
          <table:table-cell table:formula="of:=CONCATENATE([.$D$3];[.A358];[.$F$3];[.B358];[.$H$3])" office:value-type="string" office:string-value="INSERT DATA { http://data.open-opinion.org/socia/data/Goal/除染に関する通報への省内対応について調査する socia:subGoalOf http://data.open-opinion.org/socia/data/Goal/適切な手法で除染しているかどうかを調査する }" calcext:value-type="string">
            <text:p>INSERT DATA { http://data.open-opinion.org/socia/data/Goal/除染に関する通報への省内対応について調査する socia:subGoalOf http://data.open-opinion.org/socia/data/Goal/適切な手法で除染しているかどうかを調査する }</text:p>
          </table:table-cell>
        </table:table-row>
        <table:table-row table:style-name="ro2">
          <table:table-cell office:value-type="string" calcext:value-type="string">
            <text:p>http://data.open-opinion.org/socia/data/Goal/現場責任者に聞き取り調査を行う</text:p>
          </table:table-cell>
          <table:table-cell table:style-name="ce2" office:value-type="string" calcext:value-type="string">
            <text:p>http://data.open-opinion.org/socia/data/Goal/適切な手法で除染しているかどうかを調査する</text:p>
          </table:table-cell>
          <table:table-cell table:number-columns-repeated="7"/>
          <table:table-cell table:formula="of:=CONCATENATE([.$D$3];[.A359];[.$F$3];[.B359];[.$H$3])" office:value-type="string" office:string-value="INSERT DATA { http://data.open-opinion.org/socia/data/Goal/現場責任者に聞き取り調査を行う socia:subGoalOf http://data.open-opinion.org/socia/data/Goal/適切な手法で除染しているかどうかを調査する }" calcext:value-type="string">
            <text:p>INSERT DATA { http://data.open-opinion.org/socia/data/Goal/現場責任者に聞き取り調査を行う socia:subGoalOf http://data.open-opinion.org/socia/data/Goal/適切な手法で除染しているかどうかを調査する }</text:p>
          </table:table-cell>
        </table:table-row>
        <table:table-row table:style-name="ro2">
          <table:table-cell office:value-type="string" calcext:value-type="string">
            <text:p>http://data.open-opinion.org/socia/data/Goal/毎月会合を行う</text:p>
          </table:table-cell>
          <table:table-cell table:style-name="ce2" office:value-type="string" calcext:value-type="string">
            <text:p>http://data.open-opinion.org/socia/data/Goal/双葉郡の人材育成ビジョンを2013年5月に策定</text:p>
          </table:table-cell>
          <table:table-cell table:number-columns-repeated="7"/>
          <table:table-cell table:formula="of:=CONCATENATE([.$D$3];[.A360];[.$F$3];[.B360];[.$H$3])" office:value-type="string" office:string-value="INSERT DATA { http://data.open-opinion.org/socia/data/Goal/毎月会合を行う socia:subGoalOf http://data.open-opinion.org/socia/data/Goal/双葉郡の人材育成ビジョンを2013年5月に策定 }" calcext:value-type="string">
            <text:p>INSERT DATA { http://data.open-opinion.org/socia/data/Goal/毎月会合を行う socia:subGoalOf http://data.open-opinion.org/socia/data/Goal/双葉郡の人材育成ビジョンを2013年5月に策定 }</text:p>
          </table:table-cell>
        </table:table-row>
        <table:table-row table:style-name="ro2">
          <table:table-cell office:value-type="string" calcext:value-type="string">
            <text:p>http://data.open-opinion.org/socia/data/Goal/緊急雇用事業を受ける</text:p>
          </table:table-cell>
          <table:table-cell table:style-name="ce2" office:value-type="string" calcext:value-type="string">
            <text:p>http://data.open-opinion.org/socia/data/Goal/山田町の雇用を確保する</text:p>
          </table:table-cell>
          <table:table-cell table:number-columns-repeated="7"/>
          <table:table-cell table:formula="of:=CONCATENATE([.$D$3];[.A361];[.$F$3];[.B361];[.$H$3])" office:value-type="string" office:string-value="INSERT DATA { http://data.open-opinion.org/socia/data/Goal/緊急雇用事業を受ける socia:subGoalOf http://data.open-opinion.org/socia/data/Goal/山田町の雇用を確保する }" calcext:value-type="string">
            <text:p>INSERT DATA { http://data.open-opinion.org/socia/data/Goal/緊急雇用事業を受ける socia:subGoalOf http://data.open-opinion.org/socia/data/Goal/山田町の雇用を確保する }</text:p>
          </table:table-cell>
        </table:table-row>
        <table:table-row table:style-name="ro2">
          <table:table-cell office:value-type="string" calcext:value-type="string">
            <text:p>http://data.open-opinion.org/socia/data/Goal/大雪りばぁねっと。全従事者の解雇</text:p>
          </table:table-cell>
          <table:table-cell table:style-name="ce2" office:value-type="string" calcext:value-type="string">
            <text:p>http://data.open-opinion.org/socia/data/Goal/大雪りばぁねっと。の活動を休止する</text:p>
          </table:table-cell>
          <table:table-cell table:number-columns-repeated="7"/>
          <table:table-cell table:formula="of:=CONCATENATE([.$D$3];[.A362];[.$F$3];[.B362];[.$H$3])" office:value-type="string" office:string-value="INSERT DATA { http://data.open-opinion.org/socia/data/Goal/大雪りばぁねっと。全従事者の解雇 socia:subGoalOf http://data.open-opinion.org/socia/data/Goal/大雪りばぁねっと。の活動を休止する }" calcext:value-type="string">
            <text:p>INSERT DATA { http://data.open-opinion.org/socia/data/Goal/大雪りばぁねっと。全従事者の解雇 socia:subGoalOf http://data.open-opinion.org/socia/data/Goal/大雪りばぁねっと。の活動を休止する }</text:p>
          </table:table-cell>
        </table:table-row>
        <table:table-row table:style-name="ro2">
          <table:table-cell office:value-type="string" calcext:value-type="string">
            <text:p>http://data.open-opinion.org/socia/data/Goal/和綿の有機栽培を行う</text:p>
          </table:table-cell>
          <table:table-cell table:style-name="ce2" office:value-type="string" calcext:value-type="string">
            <text:p>http://data.open-opinion.org/socia/data/Goal/オーガニックコットンプロジェクトに取り組む</text:p>
          </table:table-cell>
          <table:table-cell table:number-columns-repeated="7"/>
          <table:table-cell table:formula="of:=CONCATENATE([.$D$3];[.A363];[.$F$3];[.B363];[.$H$3])" office:value-type="string" office:string-value="INSERT DATA { http://data.open-opinion.org/socia/data/Goal/和綿の有機栽培を行う socia:subGoalOf http://data.open-opinion.org/socia/data/Goal/オーガニックコットンプロジェクトに取り組む }" calcext:value-type="string">
            <text:p>INSERT DATA { http://data.open-opinion.org/socia/data/Goal/和綿の有機栽培を行う socia:subGoalOf http://data.open-opinion.org/socia/data/Goal/オーガニックコットンプロジェクトに取り組む }</text:p>
          </table:table-cell>
        </table:table-row>
        <table:table-row table:style-name="ro2">
          <table:table-cell office:value-type="string" calcext:value-type="string">
            <text:p>http://data.open-opinion.org/socia/data/Goal/和綿から人形を作る</text:p>
          </table:table-cell>
          <table:table-cell table:style-name="ce2" office:value-type="string" calcext:value-type="string">
            <text:p>http://data.open-opinion.org/socia/data/Goal/オーガニックコットンプロジェクトに取り組む</text:p>
          </table:table-cell>
          <table:table-cell table:number-columns-repeated="7"/>
          <table:table-cell table:formula="of:=CONCATENATE([.$D$3];[.A364];[.$F$3];[.B364];[.$H$3])" office:value-type="string" office:string-value="INSERT DATA { http://data.open-opinion.org/socia/data/Goal/和綿から人形を作る socia:subGoalOf http://data.open-opinion.org/socia/data/Goal/オーガニックコットンプロジェクトに取り組む }" calcext:value-type="string">
            <text:p>INSERT DATA { http://data.open-opinion.org/socia/data/Goal/和綿から人形を作る socia:subGoalOf http://data.open-opinion.org/socia/data/Goal/オーガニックコットンプロジェクトに取り組む }</text:p>
          </table:table-cell>
        </table:table-row>
        <table:table-row table:style-name="ro2">
          <table:table-cell office:value-type="string" calcext:value-type="string">
            <text:p>http://data.open-opinion.org/socia/data/Goal/DNA鑑定だけでなく、似顔絵なども活用する</text:p>
          </table:table-cell>
          <table:table-cell table:style-name="ce2" office:value-type="string" calcext:value-type="string">
            <text:p>http://data.open-opinion.org/socia/data/Goal/震災・津波による全行方不明者の身元を確認し、遺族に渡す</text:p>
          </table:table-cell>
          <table:table-cell table:number-columns-repeated="7"/>
          <table:table-cell table:formula="of:=CONCATENATE([.$D$3];[.A365];[.$F$3];[.B365];[.$H$3])" office:value-type="string" office:string-value="INSERT DATA { http://data.open-opinion.org/socia/data/Goal/DNA鑑定だけでなく、似顔絵なども活用する socia:subGoalOf http://data.open-opinion.org/socia/data/Goal/震災・津波による全行方不明者の身元を確認し、遺族に渡す }" calcext:value-type="string">
            <text:p>INSERT DATA { http://data.open-opinion.org/socia/data/Goal/DNA鑑定だけでなく、似顔絵なども活用する socia:subGoalOf http://data.open-opinion.org/socia/data/Goal/震災・津波による全行方不明者の身元を確認し、遺族に渡す }</text:p>
          </table:table-cell>
        </table:table-row>
        <table:table-row table:style-name="ro2">
          <table:table-cell office:value-type="string" calcext:value-type="string">
            <text:p>http://data.open-opinion.org/socia/data/Goal/「東北の人たちへ送る哀歌」を作曲</text:p>
          </table:table-cell>
          <table:table-cell table:style-name="ce2" office:value-type="string" calcext:value-type="string">
            <text:p>http://data.open-opinion.org/socia/data/Goal/東京や新潟で「東北の人たちへ送る哀歌」を演奏する</text:p>
          </table:table-cell>
          <table:table-cell table:number-columns-repeated="7"/>
          <table:table-cell table:formula="of:=CONCATENATE([.$D$3];[.A366];[.$F$3];[.B366];[.$H$3])" office:value-type="string" office:string-value="INSERT DATA { http://data.open-opinion.org/socia/data/Goal/「東北の人たちへ送る哀歌」を作曲 socia:subGoalOf http://data.open-opinion.org/socia/data/Goal/東京や新潟で「東北の人たちへ送る哀歌」を演奏する }" calcext:value-type="string">
            <text:p>INSERT DATA { http://data.open-opinion.org/socia/data/Goal/「東北の人たちへ送る哀歌」を作曲 socia:subGoalOf http://data.open-opinion.org/socia/data/Goal/東京や新潟で「東北の人たちへ送る哀歌」を演奏する }</text:p>
          </table:table-cell>
        </table:table-row>
        <table:table-row table:style-name="ro2">
          <table:table-cell office:value-type="string" calcext:value-type="string">
            <text:p>http://data.open-opinion.org/socia/data/Goal/本店オフィスサービスセンターを福島県に移転する</text:p>
          </table:table-cell>
          <table:table-cell table:style-name="ce2" office:value-type="string" calcext:value-type="string">
            <text:p>http://data.open-opinion.org/socia/data/Goal/本店オフィスサービスセンター移転により雇用を創出する</text:p>
          </table:table-cell>
          <table:table-cell table:number-columns-repeated="7"/>
          <table:table-cell table:formula="of:=CONCATENATE([.$D$3];[.A367];[.$F$3];[.B367];[.$H$3])" office:value-type="string" office:string-value="INSERT DATA { http://data.open-opinion.org/socia/data/Goal/本店オフィスサービスセンターを福島県に移転する socia:subGoalOf http://data.open-opinion.org/socia/data/Goal/本店オフィスサービスセンター移転により雇用を創出する }" calcext:value-type="string">
            <text:p>INSERT DATA { http://data.open-opinion.org/socia/data/Goal/本店オフィスサービスセンターを福島県に移転する socia:subGoalOf http://data.open-opinion.org/socia/data/Goal/本店オフィスサービスセンター移転により雇用を創出する }</text:p>
          </table:table-cell>
        </table:table-row>
        <table:table-row table:style-name="ro2">
          <table:table-cell office:value-type="string" calcext:value-type="string">
            <text:p>http://data.open-opinion.org/socia/data/Goal/簡潔明瞭、スピード感を持って対応する</text:p>
          </table:table-cell>
          <table:table-cell table:style-name="ce2" office:value-type="string" calcext:value-type="string">
            <text:p>http://data.open-opinion.org/socia/data/Goal/賠償についての説明が分かりづらい、対応が遅いとの批判に応える</text:p>
          </table:table-cell>
          <table:table-cell table:number-columns-repeated="7"/>
          <table:table-cell table:formula="of:=CONCATENATE([.$D$3];[.A368];[.$F$3];[.B368];[.$H$3])" office:value-type="string" office:string-value="INSERT DATA { http://data.open-opinion.org/socia/data/Goal/簡潔明瞭、スピード感を持って対応する socia:subGoalOf http://data.open-opinion.org/socia/data/Goal/賠償についての説明が分かりづらい、対応が遅いとの批判に応える }" calcext:value-type="string">
            <text:p>INSERT DATA { http://data.open-opinion.org/socia/data/Goal/簡潔明瞭、スピード感を持って対応する socia:subGoalOf http://data.open-opinion.org/socia/data/Goal/賠償についての説明が分かりづらい、対応が遅いとの批判に応える }</text:p>
          </table:table-cell>
        </table:table-row>
        <table:table-row table:style-name="ro2">
          <table:table-cell office:value-type="string" calcext:value-type="string">
            <text:p>http://data.open-opinion.org/socia/data/Goal/賠償や除染業務を本店から福島復興本社に全面移管する</text:p>
          </table:table-cell>
          <table:table-cell table:style-name="ce2" office:value-type="string" calcext:value-type="string">
            <text:p>http://data.open-opinion.org/socia/data/Goal/福島第一原発事故の賠償責任を果たす</text:p>
          </table:table-cell>
          <table:table-cell table:number-columns-repeated="7"/>
          <table:table-cell table:formula="of:=CONCATENATE([.$D$3];[.A369];[.$F$3];[.B369];[.$H$3])" office:value-type="string" office:string-value="INSERT DATA { http://data.open-opinion.org/socia/data/Goal/賠償や除染業務を本店から福島復興本社に全面移管する socia:subGoalOf http://data.open-opinion.org/socia/data/Goal/福島第一原発事故の賠償責任を果たす }" calcext:value-type="string">
            <text:p>INSERT DATA { http://data.open-opinion.org/socia/data/Goal/賠償や除染業務を本店から福島復興本社に全面移管する socia:subGoalOf http://data.open-opinion.org/socia/data/Goal/福島第一原発事故の賠償責任を果たす }</text:p>
          </table:table-cell>
        </table:table-row>
        <table:table-row table:style-name="ro2">
          <table:table-cell office:value-type="string" calcext:value-type="string">
            <text:p>http://data.open-opinion.org/socia/data/Goal/賠償や除染業務を本店から福島復興本社に全面移管する</text:p>
          </table:table-cell>
          <table:table-cell table:style-name="ce2" office:value-type="string" calcext:value-type="string">
            <text:p>http://data.open-opinion.org/socia/data/Goal/福島第一原発事故による汚染について除染を行う</text:p>
          </table:table-cell>
          <table:table-cell table:number-columns-repeated="7"/>
          <table:table-cell table:formula="of:=CONCATENATE([.$D$3];[.A370];[.$F$3];[.B370];[.$H$3])" office:value-type="string" office:string-value="INSERT DATA { http://data.open-opinion.org/socia/data/Goal/賠償や除染業務を本店から福島復興本社に全面移管する socia:subGoalOf http://data.open-opinion.org/socia/data/Goal/福島第一原発事故による汚染について除染を行う }" calcext:value-type="string">
            <text:p>INSERT DATA { http://data.open-opinion.org/socia/data/Goal/賠償や除染業務を本店から福島復興本社に全面移管する socia:subGoalOf http://data.open-opinion.org/socia/data/Goal/福島第一原発事故による汚染について除染を行う }</text:p>
          </table:table-cell>
        </table:table-row>
        <table:table-row table:style-name="ro2">
          <table:table-cell office:value-type="string" calcext:value-type="string">
            <text:p>http://data.open-opinion.org/socia/data/Goal/説明会や相談会をひらき、事業再生プログラムについて説明する</text:p>
          </table:table-cell>
          <table:table-cell table:style-name="ce2" office:value-type="string" calcext:value-type="string">
            <text:p>http://data.open-opinion.org/socia/data/Goal/事業再生プログラムの認知度を上げる</text:p>
          </table:table-cell>
          <table:table-cell table:number-columns-repeated="7"/>
          <table:table-cell table:formula="of:=CONCATENATE([.$D$3];[.A371];[.$F$3];[.B371];[.$H$3])" office:value-type="string" office:string-value="INSERT DATA { http://data.open-opinion.org/socia/data/Goal/説明会や相談会をひらき、事業再生プログラムについて説明する socia:subGoalOf http://data.open-opinion.org/socia/data/Goal/事業再生プログラムの認知度を上げる }" calcext:value-type="string">
            <text:p>INSERT DATA { http://data.open-opinion.org/socia/data/Goal/説明会や相談会をひらき、事業再生プログラムについて説明する socia:subGoalOf http://data.open-opinion.org/socia/data/Goal/事業再生プログラムの認知度を上げる }</text:p>
          </table:table-cell>
        </table:table-row>
        <table:table-row table:style-name="ro2">
          <table:table-cell office:value-type="string" calcext:value-type="string">
            <text:p>http://data.open-opinion.org/socia/data/Goal/屋根部分をグループホームのために提供してもらう</text:p>
          </table:table-cell>
          <table:table-cell table:style-name="ce2" office:value-type="string" calcext:value-type="string">
            <text:p>http://data.open-opinion.org/socia/data/Goal/一軒一軒大工の手作りによる個性がある古い日本家屋で、計約４０部屋をつなぐ新しいグループホームを作る</text:p>
          </table:table-cell>
          <table:table-cell table:number-columns-repeated="7"/>
          <table:table-cell table:formula="of:=CONCATENATE([.$D$3];[.A372];[.$F$3];[.B372];[.$H$3])" office:value-type="string" office:string-value="INSERT DATA { http://data.open-opinion.org/socia/data/Goal/屋根部分をグループホームのために提供してもらう socia:subGoalOf http://data.open-opinion.org/socia/data/Goal/一軒一軒大工の手作りによる個性がある古い日本家屋で、計約４０部屋をつなぐ新しいグループホームを作る }" calcext:value-type="string">
            <text:p>INSERT DATA { http://data.open-opinion.org/socia/data/Goal/屋根部分をグループホームのために提供してもらう socia:subGoalOf http://data.open-opinion.org/socia/data/Goal/一軒一軒大工の手作りによる個性がある古い日本家屋で、計約４０部屋をつなぐ新しいグループホームを作る }</text:p>
          </table:table-cell>
        </table:table-row>
        <table:table-row table:style-name="ro2" table:number-rows-repeated="14">
          <table:table-cell table:number-columns-repeated="10"/>
        </table:table-row>
        <table:table-row table:style-name="ro1" table:number-rows-repeated="1048189">
          <table:table-cell table:number-columns-repeated="10"/>
        </table:table-row>
        <table:table-row table:style-name="ro1">
          <table:table-cell table:number-columns-repeated="10"/>
        </table:table-row>
      </table:table>
      <table:table table:name="Goal time" table:style-name="ta1">
        <table:table-column table:style-name="co3" table:default-cell-style-name="ce8"/>
        <table:table-column table:style-name="co3" table:default-cell-style-name="Default"/>
        <table:table-column table:style-name="co6" table:default-cell-style-name="Default"/>
        <table:table-column table:style-name="co3" table:default-cell-style-name="Default"/>
        <table:table-column table:style-name="co7" table:default-cell-style-name="Default"/>
        <table:table-column table:style-name="co3" table:number-columns-repeated="4" table:default-cell-style-name="Default"/>
        <table:table-row table:style-name="ro3">
          <table:table-cell table:style-name="ce5" office:value-type="string" calcext:value-type="string">
            <text:p>Data</text:p>
          </table:table-cell>
          <table:table-cell/>
          <table:table-cell table:style-name="ce9" office:value-type="string" calcext:value-type="string" table:number-columns-spanned="5" table:number-rows-spanned="1">
            <text:p>Query</text:p>
          </table:table-cell>
          <table:covered-table-cell table:number-columns-repeated="4"/>
          <table:table-cell/>
          <table:table-cell table:style-name="ce4" office:value-type="string" calcext:value-type="string">
            <text:p>Result</text:p>
          </table:table-cell>
        </table:table-row>
        <table:table-row table:style-name="ro2">
          <table:table-cell table:style-name="ce6" office:value-type="string" calcext:value-type="string">
            <text:p>goal</text:p>
          </table:table-cell>
          <table:table-cell/>
          <table:table-cell office:value-type="string" calcext:value-type="string">
            <text:p>Header</text:p>
          </table:table-cell>
          <table:table-cell office:value-type="string" calcext:value-type="string">
            <text:p>Goal</text:p>
          </table:table-cell>
          <table:table-cell office:value-type="string" calcext:value-type="string">
            <text:p>Type</text:p>
          </table:table-cell>
          <table:table-cell office:value-type="string" calcext:value-type="string">
            <text:p>Data</text:p>
          </table:table-cell>
          <table:table-cell office:value-type="string" calcext:value-type="string">
            <text:p>Footer</text:p>
          </table:table-cell>
          <table:table-cell table:number-columns-repeated="2"/>
        </table:table-row>
        <table:table-row table:style-name="ro2">
          <table:table-cell table:style-name="ce7" office:value-type="string" calcext:value-type="string">
            <text:p>http://data.open-opinion.org/socia/data/Goal/震災復興</text:p>
          </table:table-cell>
          <table:table-cell/>
          <table:table-cell office:value-type="string" calcext:value-type="string">
            <text:p>INSERT DATA { </text:p>
          </table:table-cell>
          <table:table-cell/>
          <table:table-cell table:style-name="ce10" office:value-type="string" calcext:value-type="string">
            <text:p><text:s/>dct:dateSubmitted </text:p>
          </table:table-cell>
          <table:table-cell table:style-name="ce2" office:value-type="string" calcext:value-type="string">
            <text:p><text:s/>“2013-09-30T14:00:00+09:00”^^xsd:dateTime</text:p>
          </table:table-cell>
          <table:table-cell office:value-type="string" calcext:value-type="string">
            <text:p><text:s/>}</text:p>
          </table:table-cell>
          <table:table-cell/>
          <table:table-cell table:formula="of:=CONCATENATE([.$C$3];&quot;&lt;&quot;;[.A3];&quot;&gt;&quot;;[.$E$3];[.F3];[.$G$3])" office:value-type="string" office:string-value="INSERT DATA { &lt;http://data.open-opinion.org/socia/data/Goal/震災復興&gt; dct:dateSubmitted  “2013-09-30T14:00:00+09:00”^^xsd:dateTime }" calcext:value-type="string">
            <text:p>INSERT DATA { &lt;http://data.open-opinion.org/socia/data/Goal/震災復興&gt; dct:dateSubmitted <text:s/>“2013-09-30T14:00:00+09:00”^^xsd:dateTime }</text:p>
          </table:table-cell>
        </table:table-row>
        <table:table-row table:style-name="ro2">
          <table:table-cell table:style-name="ce7" office:value-type="string" calcext:value-type="string">
            <text:p>http://data.open-opinion.org/socia/data/Goal/放射能除染</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quot;&gt;&quot;;[.$E$3];[.F4];[.$G$3])" office:value-type="string" office:string-value="INSERT DATA { &lt;http://data.open-opinion.org/socia/data/Goal/放射能除染&gt; dct:dateSubmitted  “2013-09-30T14:00:00+09:00”^^xsd:dateTime }" calcext:value-type="string">
            <text:p>INSERT DATA { &lt;http://data.open-opinion.org/socia/data/Goal/放射能除染&gt; dct:dateSubmitted <text:s/>“2013-09-30T14:00:00+09:00”^^xsd:dateTime }</text:p>
          </table:table-cell>
        </table:table-row>
        <table:table-row table:style-name="ro2">
          <table:table-cell table:style-name="ce7" office:value-type="string" calcext:value-type="string">
            <text:p>http://data.open-opinion.org/socia/data/Goal/住民の帰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quot;&gt;&quot;;[.$E$3];[.F5];[.$G$3])" office:value-type="string" office:string-value="INSERT DATA { &lt;http://data.open-opinion.org/socia/data/Goal/住民の帰還&gt; dct:dateSubmitted  “2013-09-30T14:00:00+09:00”^^xsd:dateTime }" calcext:value-type="string">
            <text:p>INSERT DATA { &lt;http://data.open-opinion.org/socia/data/Goal/住民の帰還&gt; dct:dateSubmitted <text:s/>“2013-09-30T14:00:00+09:00”^^xsd:dateTime }</text:p>
          </table:table-cell>
        </table:table-row>
        <table:table-row table:style-name="ro2">
          <table:table-cell table:style-name="ce7" office:value-type="string" calcext:value-type="string">
            <text:p>http://data.open-opinion.org/socia/data/Goal/生活の再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quot;&gt;&quot;;[.$E$3];[.F6];[.$G$3])" office:value-type="string" office:string-value="INSERT DATA { &lt;http://data.open-opinion.org/socia/data/Goal/生活の再建&gt; dct:dateSubmitted  “2013-09-30T14:00:00+09:00”^^xsd:dateTime }" calcext:value-type="string">
            <text:p>INSERT DATA { &lt;http://data.open-opinion.org/socia/data/Goal/生活の再建&gt; dct:dateSubmitted <text:s/>“2013-09-30T14:00:00+09:00”^^xsd:dateTime }</text:p>
          </table:table-cell>
        </table:table-row>
        <table:table-row table:style-name="ro2">
          <table:table-cell table:style-name="ce7" office:value-type="string" calcext:value-type="string">
            <text:p>http://data.open-opinion.org/socia/data/Goal/復興予算の大幅見直し</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quot;&gt;&quot;;[.$E$3];[.F7];[.$G$3])" office:value-type="string" office:string-value="INSERT DATA { &lt;http://data.open-opinion.org/socia/data/Goal/復興予算の大幅見直し&gt; dct:dateSubmitted  “2013-09-30T14:00:00+09:00”^^xsd:dateTime }" calcext:value-type="string">
            <text:p>INSERT DATA { &lt;http://data.open-opinion.org/socia/data/Goal/復興予算の大幅見直し&gt; dct:dateSubmitted <text:s/>“2013-09-30T14:00:00+09:00”^^xsd:dateTime }</text:p>
          </table:table-cell>
        </table:table-row>
        <table:table-row table:style-name="ro2">
          <table:table-cell table:style-name="ce7" office:value-type="string" calcext:value-type="string">
            <text:p>http://data.open-opinion.org/socia/data/Goal/福島県内に100万kW級の石炭ガス化複合発電（IGCC）の新設</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quot;&gt;&quot;;[.$E$3];[.F8];[.$G$3])" office:value-type="string" office:string-value="INSERT DATA { &lt;http://data.open-opinion.org/socia/data/Goal/福島県内に100万kW級の石炭ガス化複合発電（IGCC）の新設&gt; dct:dateSubmitted  “2013-09-30T14:00:00+09:00”^^xsd:dateTime }" calcext:value-type="string">
            <text:p>INSERT DATA { &lt;http://data.open-opinion.org/socia/data/Goal/福島県内に100万kW級の石炭ガス化複合発電（IGCC）の新設&gt; dct:dateSubmitted <text:s/>“2013-09-30T14:00:00+09:00”^^xsd:dateTime }</text:p>
          </table:table-cell>
        </table:table-row>
        <table:table-row table:style-name="ro2">
          <table:table-cell table:style-name="ce7" office:value-type="string" calcext:value-type="string">
            <text:p>http://data.open-opinion.org/socia/data/Goal/福島県内での1万kW級のメガソーラー発電所を複数箇所に展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quot;&gt;&quot;;[.$E$3];[.F9];[.$G$3])" office:value-type="string" office:string-value="INSERT DATA { &lt;http://data.open-opinion.org/socia/data/Goal/福島県内での1万kW級のメガソーラー発電所を複数箇所に展開&gt; dct:dateSubmitted  “2013-09-30T14:00:00+09:00”^^xsd:dateTime }" calcext:value-type="string">
            <text:p>INSERT DATA { &lt;http://data.open-opinion.org/socia/data/Goal/福島県内での1万kW級のメガソーラー発電所を複数箇所に展開&gt; dct:dateSubmitted <text:s/>“2013-09-30T14:00:00+09:00”^^xsd:dateTime }</text:p>
          </table:table-cell>
        </table:table-row>
        <table:table-row table:style-name="ro2">
          <table:table-cell table:style-name="ce7" office:value-type="string" calcext:value-type="string">
            <text:p>http://data.open-opinion.org/socia/data/Goal/福島県内で最大2000人規模の雇用創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quot;&gt;&quot;;[.$E$3];[.F10];[.$G$3])" office:value-type="string" office:string-value="INSERT DATA { &lt;http://data.open-opinion.org/socia/data/Goal/福島県内で最大2000人規模の雇用創出&gt; dct:dateSubmitted  “2013-09-30T14:00:00+09:00”^^xsd:dateTime }" calcext:value-type="string">
            <text:p>INSERT DATA { &lt;http://data.open-opinion.org/socia/data/Goal/福島県内で最大2000人規模の雇用創出&gt; dct:dateSubmitted <text:s/>“2013-09-30T14:00:00+09:00”^^xsd:dateTime }</text:p>
          </table:table-cell>
        </table:table-row>
        <table:table-row table:style-name="ro2">
          <table:table-cell table:style-name="ce7" office:value-type="string" calcext:value-type="string">
            <text:p>http://data.open-opinion.org/socia/data/Goal/福島原発から東京への送電線の利用</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quot;&gt;&quot;;[.$E$3];[.F11];[.$G$3])" office:value-type="string" office:string-value="INSERT DATA { &lt;http://data.open-opinion.org/socia/data/Goal/福島原発から東京への送電線の利用&gt; dct:dateSubmitted  “2013-09-30T14:00:00+09:00”^^xsd:dateTime }" calcext:value-type="string">
            <text:p>INSERT DATA { &lt;http://data.open-opinion.org/socia/data/Goal/福島原発から東京への送電線の利用&gt; dct:dateSubmitted <text:s/>“2013-09-30T14:00:00+09:00”^^xsd:dateTime }</text:p>
          </table:table-cell>
        </table:table-row>
        <table:table-row table:style-name="ro2">
          <table:table-cell table:style-name="ce7" office:value-type="string" calcext:value-type="string">
            <text:p>http://data.open-opinion.org/socia/data/Goal/震災復興財源確保</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quot;&gt;&quot;;[.$E$3];[.F12];[.$G$3])" office:value-type="string" office:string-value="INSERT DATA { &lt;http://data.open-opinion.org/socia/data/Goal/震災復興財源確保&gt; dct:dateSubmitted  “2013-09-30T14:00:00+09:00”^^xsd:dateTime }" calcext:value-type="string">
            <text:p>INSERT DATA { &lt;http://data.open-opinion.org/socia/data/Goal/震災復興財源確保&gt; dct:dateSubmitted <text:s/>“2013-09-30T14:00:00+09:00”^^xsd:dateTime }</text:p>
          </table:table-cell>
        </table:table-row>
        <table:table-row table:style-name="ro2">
          <table:table-cell table:style-name="ce7" office:value-type="string" calcext:value-type="string">
            <text:p>http://data.open-opinion.org/socia/data/Goal/震災がれき処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quot;&gt;&quot;;[.$E$3];[.F13];[.$G$3])" office:value-type="string" office:string-value="INSERT DATA { &lt;http://data.open-opinion.org/socia/data/Goal/震災がれき処理&gt; dct:dateSubmitted  “2013-09-30T14:00:00+09:00”^^xsd:dateTime }" calcext:value-type="string">
            <text:p>INSERT DATA { &lt;http://data.open-opinion.org/socia/data/Goal/震災がれき処理&gt; dct:dateSubmitted <text:s/>“2013-09-30T14:00:00+09:00”^^xsd:dateTime }</text:p>
          </table:table-cell>
        </table:table-row>
        <table:table-row table:style-name="ro2">
          <table:table-cell table:style-name="ce7" office:value-type="string" calcext:value-type="string">
            <text:p>http://data.open-opinion.org/socia/data/Goal/東日本大震災と東京電力福島第一原発事故からの再生と次代へつなぐ共同の実践</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quot;&gt;&quot;;[.$E$3];[.F14];[.$G$3])" office:value-type="string" office:string-value="INSERT DATA { &lt;http://data.open-opinion.org/socia/data/Goal/東日本大震災と東京電力福島第一原発事故からの再生と次代へつなぐ共同の実践&gt; dct:dateSubmitted  “2013-09-30T14:00:00+09:00”^^xsd:dateTime }" calcext:value-type="string">
            <text:p>INSERT DATA { &lt;http://data.open-opinion.org/socia/data/Goal/東日本大震災と東京電力福島第一原発事故からの再生と次代へつなぐ共同の実践&gt; dct:dateSubmitted <text:s/>“2013-09-30T14:00:00+09:00”^^xsd:dateTime }</text:p>
          </table:table-cell>
        </table:table-row>
        <table:table-row table:style-name="ro2">
          <table:table-cell table:style-name="ce7" office:value-type="string" calcext:value-type="string">
            <text:p>http://data.open-opinion.org/socia/data/Goal/福島県内ＪＡを合併再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quot;&gt;&quot;;[.$E$3];[.F15];[.$G$3])" office:value-type="string" office:string-value="INSERT DATA { &lt;http://data.open-opinion.org/socia/data/Goal/福島県内ＪＡを合併再編する&gt; dct:dateSubmitted  “2013-09-30T14:00:00+09:00”^^xsd:dateTime }" calcext:value-type="string">
            <text:p>INSERT DATA { &lt;http://data.open-opinion.org/socia/data/Goal/福島県内ＪＡを合併再編する&gt; dct:dateSubmitted <text:s/>“2013-09-30T14:00:00+09:00”^^xsd:dateTime }</text:p>
          </table:table-cell>
        </table:table-row>
        <table:table-row table:style-name="ro2">
          <table:table-cell table:style-name="ce7" office:value-type="string" calcext:value-type="string">
            <text:p>http://data.open-opinion.org/socia/data/Goal/衆議院選挙立候補予定者が復興への道筋を示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quot;&gt;&quot;;[.$E$3];[.F16];[.$G$3])" office:value-type="string" office:string-value="INSERT DATA { &lt;http://data.open-opinion.org/socia/data/Goal/衆議院選挙立候補予定者が復興への道筋を示す&gt; dct:dateSubmitted  “2013-09-30T14:00:00+09:00”^^xsd:dateTime }" calcext:value-type="string">
            <text:p>INSERT DATA { &lt;http://data.open-opinion.org/socia/data/Goal/衆議院選挙立候補予定者が復興への道筋を示す&gt; dct:dateSubmitted <text:s/>“2013-09-30T14:00:00+09:00”^^xsd:dateTime }</text:p>
          </table:table-cell>
        </table:table-row>
        <table:table-row table:style-name="ro2">
          <table:table-cell table:style-name="ce7" office:value-type="string" calcext:value-type="string">
            <text:p>http://data.open-opinion.org/socia/data/Goal/避難生活の基盤整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quot;&gt;&quot;;[.$E$3];[.F17];[.$G$3])" office:value-type="string" office:string-value="INSERT DATA { &lt;http://data.open-opinion.org/socia/data/Goal/避難生活の基盤整備&gt; dct:dateSubmitted  “2013-09-30T14:00:00+09:00”^^xsd:dateTime }" calcext:value-type="string">
            <text:p>INSERT DATA { &lt;http://data.open-opinion.org/socia/data/Goal/避難生活の基盤整備&gt; dct:dateSubmitted <text:s/>“2013-09-30T14:00:00+09:00”^^xsd:dateTime }</text:p>
          </table:table-cell>
        </table:table-row>
        <table:table-row table:style-name="ro2">
          <table:table-cell table:style-name="ce7" office:value-type="string" calcext:value-type="string">
            <text:p>http://data.open-opinion.org/socia/data/Goal/震災復興祈念八重桜植樹祭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quot;&gt;&quot;;[.$E$3];[.F18];[.$G$3])" office:value-type="string" office:string-value="INSERT DATA { &lt;http://data.open-opinion.org/socia/data/Goal/震災復興祈念八重桜植樹祭を行う&gt; dct:dateSubmitted  “2013-09-30T14:00:00+09:00”^^xsd:dateTime }" calcext:value-type="string">
            <text:p>INSERT DATA { &lt;http://data.open-opinion.org/socia/data/Goal/震災復興祈念八重桜植樹祭を行う&gt; dct:dateSubmitted <text:s/>“2013-09-30T14:00:00+09:00”^^xsd:dateTime }</text:p>
          </table:table-cell>
        </table:table-row>
        <table:table-row table:style-name="ro2">
          <table:table-cell table:style-name="ce7" office:value-type="string" calcext:value-type="string">
            <text:p>http://data.open-opinion.org/socia/data/Goal/東日本大震災の被災者のための集会所「みんなの家」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quot;&gt;&quot;;[.$E$3];[.F19];[.$G$3])" office:value-type="string" office:string-value="INSERT DATA { &lt;http://data.open-opinion.org/socia/data/Goal/東日本大震災の被災者のための集会所「みんなの家」を作る&gt; dct:dateSubmitted  “2013-09-30T14:00:00+09:00”^^xsd:dateTime }" calcext:value-type="string">
            <text:p>INSERT DATA { &lt;http://data.open-opinion.org/socia/data/Goal/東日本大震災の被災者のための集会所「みんなの家」を作る&gt; dct:dateSubmitted <text:s/>“2013-09-30T14:00:00+09:00”^^xsd:dateTime }</text:p>
          </table:table-cell>
        </table:table-row>
        <table:table-row table:style-name="ro2">
          <table:table-cell table:style-name="ce7" office:value-type="string" calcext:value-type="string">
            <text:p>http://data.open-opinion.org/socia/data/Goal/被災道路の整備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quot;&gt;&quot;;[.$E$3];[.F20];[.$G$3])" office:value-type="string" office:string-value="INSERT DATA { &lt;http://data.open-opinion.org/socia/data/Goal/被災道路の整備を行う&gt; dct:dateSubmitted  “2013-09-30T14:00:00+09:00”^^xsd:dateTime }" calcext:value-type="string">
            <text:p>INSERT DATA { &lt;http://data.open-opinion.org/socia/data/Goal/被災道路の整備を行う&gt; dct:dateSubmitted <text:s/>“2013-09-30T14:00:00+09:00”^^xsd:dateTime }</text:p>
          </table:table-cell>
        </table:table-row>
        <table:table-row table:style-name="ro2">
          <table:table-cell table:style-name="ce7" office:value-type="string" calcext:value-type="string">
            <text:p>http://data.open-opinion.org/socia/data/Goal/南三陸町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quot;&gt;&quot;;[.$E$3];[.F21];[.$G$3])" office:value-type="string" office:string-value="INSERT DATA { &lt;http://data.open-opinion.org/socia/data/Goal/南三陸町の復興&gt; dct:dateSubmitted  “2013-09-30T14:00:00+09:00”^^xsd:dateTime }" calcext:value-type="string">
            <text:p>INSERT DATA { &lt;http://data.open-opinion.org/socia/data/Goal/南三陸町の復興&gt; dct:dateSubmitted <text:s/>“2013-09-30T14:00:00+09:00”^^xsd:dateTime }</text:p>
          </table:table-cell>
        </table:table-row>
        <table:table-row table:style-name="ro2">
          <table:table-cell table:style-name="ce7" office:value-type="string" calcext:value-type="string">
            <text:p>http://data.open-opinion.org/socia/data/Goal/南相馬市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quot;&gt;&quot;;[.$E$3];[.F22];[.$G$3])" office:value-type="string" office:string-value="INSERT DATA { &lt;http://data.open-opinion.org/socia/data/Goal/南相馬市の復興&gt; dct:dateSubmitted  “2013-09-30T14:00:00+09:00”^^xsd:dateTime }" calcext:value-type="string">
            <text:p>INSERT DATA { &lt;http://data.open-opinion.org/socia/data/Goal/南相馬市の復興&gt; dct:dateSubmitted <text:s/>“2013-09-30T14:00:00+09:00”^^xsd:dateTime }</text:p>
          </table:table-cell>
        </table:table-row>
        <table:table-row table:style-name="ro2">
          <table:table-cell table:style-name="ce7" office:value-type="string" calcext:value-type="string">
            <text:p>http://data.open-opinion.org/socia/data/Goal/震災で激減した乗客を呼び戻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quot;&gt;&quot;;[.$E$3];[.F23];[.$G$3])" office:value-type="string" office:string-value="INSERT DATA { &lt;http://data.open-opinion.org/socia/data/Goal/震災で激減した乗客を呼び戻す&gt; dct:dateSubmitted  “2013-09-30T14:00:00+09:00”^^xsd:dateTime }" calcext:value-type="string">
            <text:p>INSERT DATA { &lt;http://data.open-opinion.org/socia/data/Goal/震災で激減した乗客を呼び戻す&gt; dct:dateSubmitted <text:s/>“2013-09-30T14:00:00+09:00”^^xsd:dateTime }</text:p>
          </table:table-cell>
        </table:table-row>
        <table:table-row table:style-name="ro2">
          <table:table-cell table:style-name="ce7" office:value-type="string" calcext:value-type="string">
            <text:p>http://data.open-opinion.org/socia/data/Goal/岩手県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quot;&gt;&quot;;[.$E$3];[.F24];[.$G$3])" office:value-type="string" office:string-value="INSERT DATA { &lt;http://data.open-opinion.org/socia/data/Goal/岩手県の復興&gt; dct:dateSubmitted  “2013-09-30T14:00:00+09:00”^^xsd:dateTime }" calcext:value-type="string">
            <text:p>INSERT DATA { &lt;http://data.open-opinion.org/socia/data/Goal/岩手県の復興&gt; dct:dateSubmitted <text:s/>“2013-09-30T14:00:00+09:00”^^xsd:dateTime }</text:p>
          </table:table-cell>
        </table:table-row>
        <table:table-row table:style-name="ro2">
          <table:table-cell table:style-name="ce7" office:value-type="string" calcext:value-type="string">
            <text:p>http://data.open-opinion.org/socia/data/Goal/陸前高田市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quot;&gt;&quot;;[.$E$3];[.F25];[.$G$3])" office:value-type="string" office:string-value="INSERT DATA { &lt;http://data.open-opinion.org/socia/data/Goal/陸前高田市の復興&gt; dct:dateSubmitted  “2013-09-30T14:00:00+09:00”^^xsd:dateTime }" calcext:value-type="string">
            <text:p>INSERT DATA { &lt;http://data.open-opinion.org/socia/data/Goal/陸前高田市の復興&gt; dct:dateSubmitted <text:s/>“2013-09-30T14:00:00+09:00”^^xsd:dateTime }</text:p>
          </table:table-cell>
        </table:table-row>
        <table:table-row table:style-name="ro2">
          <table:table-cell table:style-name="ce7" office:value-type="string" calcext:value-type="string">
            <text:p>http://data.open-opinion.org/socia/data/Goal/「不良建設業者」を排除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quot;&gt;&quot;;[.$E$3];[.F26];[.$G$3])" office:value-type="string" office:string-value="INSERT DATA { &lt;http://data.open-opinion.org/socia/data/Goal/「不良建設業者」を排除する&gt; dct:dateSubmitted  “2013-09-30T14:00:00+09:00”^^xsd:dateTime }" calcext:value-type="string">
            <text:p>INSERT DATA { &lt;http://data.open-opinion.org/socia/data/Goal/「不良建設業者」を排除する&gt; dct:dateSubmitted <text:s/>“2013-09-30T14:00:00+09:00”^^xsd:dateTime }</text:p>
          </table:table-cell>
        </table:table-row>
        <table:table-row table:style-name="ro2">
          <table:table-cell table:style-name="ce7" office:value-type="string" calcext:value-type="string">
            <text:p>http://data.open-opinion.org/socia/data/Goal/復興予算の配分を被災地を最優先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quot;&gt;&quot;;[.$E$3];[.F27];[.$G$3])" office:value-type="string" office:string-value="INSERT DATA { &lt;http://data.open-opinion.org/socia/data/Goal/復興予算の配分を被災地を最優先にする&gt; dct:dateSubmitted  “2013-09-30T14:00:00+09:00”^^xsd:dateTime }" calcext:value-type="string">
            <text:p>INSERT DATA { &lt;http://data.open-opinion.org/socia/data/Goal/復興予算の配分を被災地を最優先にする&gt; dct:dateSubmitted <text:s/>“2013-09-30T14:00:00+09:00”^^xsd:dateTime }</text:p>
          </table:table-cell>
        </table:table-row>
        <table:table-row table:style-name="ro2">
          <table:table-cell table:style-name="ce7" office:value-type="string" calcext:value-type="string">
            <text:p>http://data.open-opinion.org/socia/data/Goal/東日本大震災の復旧工事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quot;&gt;&quot;;[.$E$3];[.F28];[.$G$3])" office:value-type="string" office:string-value="INSERT DATA { &lt;http://data.open-opinion.org/socia/data/Goal/東日本大震災の復旧工事を行う&gt; dct:dateSubmitted  “2013-09-30T14:00:00+09:00”^^xsd:dateTime }" calcext:value-type="string">
            <text:p>INSERT DATA { &lt;http://data.open-opinion.org/socia/data/Goal/東日本大震災の復旧工事を行う&gt; dct:dateSubmitted <text:s/>“2013-09-30T14:00:00+09:00”^^xsd:dateTime }</text:p>
          </table:table-cell>
        </table:table-row>
        <table:table-row table:style-name="ro2">
          <table:table-cell table:style-name="ce7" office:value-type="string" calcext:value-type="string">
            <text:p>http://data.open-opinion.org/socia/data/Goal/福島第１原発事故の避難区域見直し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quot;&gt;&quot;;[.$E$3];[.F29];[.$G$3])" office:value-type="string" office:string-value="INSERT DATA { &lt;http://data.open-opinion.org/socia/data/Goal/福島第１原発事故の避難区域見直しを行う&gt; dct:dateSubmitted  “2013-09-30T14:00:00+09:00”^^xsd:dateTime }" calcext:value-type="string">
            <text:p>INSERT DATA { &lt;http://data.open-opinion.org/socia/data/Goal/福島第１原発事故の避難区域見直しを行う&gt; dct:dateSubmitted <text:s/>“2013-09-30T14:00:00+09:00”^^xsd:dateTime }</text:p>
          </table:table-cell>
        </table:table-row>
        <table:table-row table:style-name="ro2">
          <table:table-cell table:style-name="ce7" office:value-type="string" calcext:value-type="string">
            <text:p>http://data.open-opinion.org/socia/data/Goal/避難区域の解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quot;&gt;&quot;;[.$E$3];[.F30];[.$G$3])" office:value-type="string" office:string-value="INSERT DATA { &lt;http://data.open-opinion.org/socia/data/Goal/避難区域の解除&gt; dct:dateSubmitted  “2013-09-30T14:00:00+09:00”^^xsd:dateTime }" calcext:value-type="string">
            <text:p>INSERT DATA { &lt;http://data.open-opinion.org/socia/data/Goal/避難区域の解除&gt; dct:dateSubmitted <text:s/>“2013-09-30T14:00:00+09:00”^^xsd:dateTime }</text:p>
          </table:table-cell>
        </table:table-row>
        <table:table-row table:style-name="ro2">
          <table:table-cell table:style-name="ce7" office:value-type="string" calcext:value-type="string">
            <text:p>http://data.open-opinion.org/socia/data/Goal/東北に観光客を誘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quot;&gt;&quot;;[.$E$3];[.F31];[.$G$3])" office:value-type="string" office:string-value="INSERT DATA { &lt;http://data.open-opinion.org/socia/data/Goal/東北に観光客を誘致する&gt; dct:dateSubmitted  “2013-09-30T14:00:00+09:00”^^xsd:dateTime }" calcext:value-type="string">
            <text:p>INSERT DATA { &lt;http://data.open-opinion.org/socia/data/Goal/東北に観光客を誘致する&gt; dct:dateSubmitted <text:s/>“2013-09-30T14:00:00+09:00”^^xsd:dateTime }</text:p>
          </table:table-cell>
        </table:table-row>
        <table:table-row table:style-name="ro2">
          <table:table-cell table:style-name="ce7" office:value-type="string" calcext:value-type="string">
            <text:p>http://data.open-opinion.org/socia/data/Goal/福島の特産品のすばらしさをＰＲ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quot;&gt;&quot;;[.$E$3];[.F32];[.$G$3])" office:value-type="string" office:string-value="INSERT DATA { &lt;http://data.open-opinion.org/socia/data/Goal/福島の特産品のすばらしさをＰＲする&gt; dct:dateSubmitted  “2013-09-30T14:00:00+09:00”^^xsd:dateTime }" calcext:value-type="string">
            <text:p>INSERT DATA { &lt;http://data.open-opinion.org/socia/data/Goal/福島の特産品のすばらしさをＰＲする&gt; dct:dateSubmitted <text:s/>“2013-09-30T14:00:00+09:00”^^xsd:dateTime }</text:p>
          </table:table-cell>
        </table:table-row>
        <table:table-row table:style-name="ro2">
          <table:table-cell table:style-name="ce7" office:value-type="string" calcext:value-type="string">
            <text:p>http://data.open-opinion.org/socia/data/Goal/避難住民の帰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quot;&gt;&quot;;[.$E$3];[.F33];[.$G$3])" office:value-type="string" office:string-value="INSERT DATA { &lt;http://data.open-opinion.org/socia/data/Goal/避難住民の帰還&gt; dct:dateSubmitted  “2013-09-30T14:00:00+09:00”^^xsd:dateTime }" calcext:value-type="string">
            <text:p>INSERT DATA { &lt;http://data.open-opinion.org/socia/data/Goal/避難住民の帰還&gt; dct:dateSubmitted <text:s/>“2013-09-30T14:00:00+09:00”^^xsd:dateTime }</text:p>
          </table:table-cell>
        </table:table-row>
        <table:table-row table:style-name="ro2">
          <table:table-cell table:style-name="ce7" office:value-type="string" calcext:value-type="string">
            <text:p>http://data.open-opinion.org/socia/data/Goal/閖上の復興計画の遂行</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quot;&gt;&quot;;[.$E$3];[.F34];[.$G$3])" office:value-type="string" office:string-value="INSERT DATA { &lt;http://data.open-opinion.org/socia/data/Goal/閖上の復興計画の遂行&gt; dct:dateSubmitted  “2013-09-30T14:00:00+09:00”^^xsd:dateTime }" calcext:value-type="string">
            <text:p>INSERT DATA { &lt;http://data.open-opinion.org/socia/data/Goal/閖上の復興計画の遂行&gt; dct:dateSubmitted <text:s/>“2013-09-30T14:00:00+09:00”^^xsd:dateTime }</text:p>
          </table:table-cell>
        </table:table-row>
        <table:table-row table:style-name="ro2">
          <table:table-cell table:style-name="ce7" office:value-type="string" calcext:value-type="string">
            <text:p>http://data.open-opinion.org/socia/data/Goal/再生を目指す複数の中小企業を支援する「グループ補助金」の充実</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quot;&gt;&quot;;[.$E$3];[.F35];[.$G$3])" office:value-type="string" office:string-value="INSERT DATA { &lt;http://data.open-opinion.org/socia/data/Goal/再生を目指す複数の中小企業を支援する「グループ補助金」の充実&gt; dct:dateSubmitted  “2013-09-30T14:00:00+09:00”^^xsd:dateTime }" calcext:value-type="string">
            <text:p>INSERT DATA { &lt;http://data.open-opinion.org/socia/data/Goal/再生を目指す複数の中小企業を支援する「グループ補助金」の充実&gt; dct:dateSubmitted <text:s/>“2013-09-30T14:00:00+09:00”^^xsd:dateTime }</text:p>
          </table:table-cell>
        </table:table-row>
        <table:table-row table:style-name="ro2">
          <table:table-cell table:style-name="ce7" office:value-type="string" calcext:value-type="string">
            <text:p>http://data.open-opinion.org/socia/data/Goal/雇用のミスマッチの解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quot;&gt;&quot;;[.$E$3];[.F36];[.$G$3])" office:value-type="string" office:string-value="INSERT DATA { &lt;http://data.open-opinion.org/socia/data/Goal/雇用のミスマッチの解消&gt; dct:dateSubmitted  “2013-09-30T14:00:00+09:00”^^xsd:dateTime }" calcext:value-type="string">
            <text:p>INSERT DATA { &lt;http://data.open-opinion.org/socia/data/Goal/雇用のミスマッチの解消&gt; dct:dateSubmitted <text:s/>“2013-09-30T14:00:00+09:00”^^xsd:dateTime }</text:p>
          </table:table-cell>
        </table:table-row>
        <table:table-row table:style-name="ro2">
          <table:table-cell table:style-name="ce7" office:value-type="string" calcext:value-type="string">
            <text:p>http://data.open-opinion.org/socia/data/Goal/東京電力福島第1原発事故に対応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quot;&gt;&quot;;[.$E$3];[.F37];[.$G$3])" office:value-type="string" office:string-value="INSERT DATA { &lt;http://data.open-opinion.org/socia/data/Goal/東京電力福島第1原発事故に対応する&gt; dct:dateSubmitted  “2013-09-30T14:00:00+09:00”^^xsd:dateTime }" calcext:value-type="string">
            <text:p>INSERT DATA { &lt;http://data.open-opinion.org/socia/data/Goal/東京電力福島第1原発事故に対応する&gt; dct:dateSubmitted <text:s/>“2013-09-30T14:00:00+09:00”^^xsd:dateTime }</text:p>
          </table:table-cell>
        </table:table-row>
        <table:table-row table:style-name="ro2">
          <table:table-cell table:style-name="ce7" office:value-type="string" calcext:value-type="string">
            <text:p>http://data.open-opinion.org/socia/data/Goal/村民の帰村</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quot;&gt;&quot;;[.$E$3];[.F38];[.$G$3])" office:value-type="string" office:string-value="INSERT DATA { &lt;http://data.open-opinion.org/socia/data/Goal/村民の帰村&gt; dct:dateSubmitted  “2013-09-30T14:00:00+09:00”^^xsd:dateTime }" calcext:value-type="string">
            <text:p>INSERT DATA { &lt;http://data.open-opinion.org/socia/data/Goal/村民の帰村&gt; dct:dateSubmitted <text:s/>“2013-09-30T14:00:00+09:00”^^xsd:dateTime }</text:p>
          </table:table-cell>
        </table:table-row>
        <table:table-row table:style-name="ro2">
          <table:table-cell table:style-name="ce7" office:value-type="string" calcext:value-type="string">
            <text:p>http://data.open-opinion.org/socia/data/Goal/震災復興事業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quot;&gt;&quot;;[.$E$3];[.F39];[.$G$3])" office:value-type="string" office:string-value="INSERT DATA { &lt;http://data.open-opinion.org/socia/data/Goal/震災復興事業を行う&gt; dct:dateSubmitted  “2013-09-30T14:00:00+09:00”^^xsd:dateTime }" calcext:value-type="string">
            <text:p>INSERT DATA { &lt;http://data.open-opinion.org/socia/data/Goal/震災復興事業を行う&gt; dct:dateSubmitted <text:s/>“2013-09-30T14:00:00+09:00”^^xsd:dateTime }</text:p>
          </table:table-cell>
        </table:table-row>
        <table:table-row table:style-name="ro2">
          <table:table-cell table:style-name="ce7" office:value-type="string" calcext:value-type="string">
            <text:p>http://data.open-opinion.org/socia/data/Goal/仙台市の災害危険区域外の津波浸水地域住宅の再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quot;&gt;&quot;;[.$E$3];[.F40];[.$G$3])" office:value-type="string" office:string-value="INSERT DATA { &lt;http://data.open-opinion.org/socia/data/Goal/仙台市の災害危険区域外の津波浸水地域住宅の再建&gt; dct:dateSubmitted  “2013-09-30T14:00:00+09:00”^^xsd:dateTime }" calcext:value-type="string">
            <text:p>INSERT DATA { &lt;http://data.open-opinion.org/socia/data/Goal/仙台市の災害危険区域外の津波浸水地域住宅の再建&gt; dct:dateSubmitted <text:s/>“2013-09-30T14:00:00+09:00”^^xsd:dateTime }</text:p>
          </table:table-cell>
        </table:table-row>
        <table:table-row table:style-name="ro2">
          <table:table-cell table:style-name="ce7" office:value-type="string" calcext:value-type="string">
            <text:p>http://data.open-opinion.org/socia/data/Goal/東日本大震災の津波で浸水した災害危険区域外の被災者への住宅再建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quot;&gt;&quot;;[.$E$3];[.F41];[.$G$3])" office:value-type="string" office:string-value="INSERT DATA { &lt;http://data.open-opinion.org/socia/data/Goal/東日本大震災の津波で浸水した災害危険区域外の被災者への住宅再建支援を行う&gt; dct:dateSubmitted  “2013-09-30T14:00:00+09:00”^^xsd:dateTime }" calcext:value-type="string">
            <text:p>INSERT DATA { &lt;http://data.open-opinion.org/socia/data/Goal/東日本大震災の津波で浸水した災害危険区域外の被災者への住宅再建支援を行う&gt; dct:dateSubmitted <text:s/>“2013-09-30T14:00:00+09:00”^^xsd:dateTime }</text:p>
          </table:table-cell>
        </table:table-row>
        <table:table-row table:style-name="ro2">
          <table:table-cell table:style-name="ce7" office:value-type="string" calcext:value-type="string">
            <text:p>http://data.open-opinion.org/socia/data/Goal/特殊ビデオカメラを除染作業で利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quot;&gt;&quot;;[.$E$3];[.F42];[.$G$3])" office:value-type="string" office:string-value="INSERT DATA { &lt;http://data.open-opinion.org/socia/data/Goal/特殊ビデオカメラを除染作業で利用する&gt; dct:dateSubmitted  “2013-09-30T14:00:00+09:00”^^xsd:dateTime }" calcext:value-type="string">
            <text:p>INSERT DATA { &lt;http://data.open-opinion.org/socia/data/Goal/特殊ビデオカメラを除染作業で利用する&gt; dct:dateSubmitted <text:s/>“2013-09-30T14:00:00+09:00”^^xsd:dateTime }</text:p>
          </table:table-cell>
        </table:table-row>
        <table:table-row table:style-name="ro2">
          <table:table-cell table:style-name="ce7" office:value-type="string" calcext:value-type="string">
            <text:p>http://data.open-opinion.org/socia/data/Goal/「指定廃棄物」最終処分場を高萩市上君田の国有林に造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quot;&gt;&quot;;[.$E$3];[.F43];[.$G$3])" office:value-type="string" office:string-value="INSERT DATA { &lt;http://data.open-opinion.org/socia/data/Goal/「指定廃棄物」最終処分場を高萩市上君田の国有林に造る&gt; dct:dateSubmitted  “2013-09-30T14:00:00+09:00”^^xsd:dateTime }" calcext:value-type="string">
            <text:p>INSERT DATA { &lt;http://data.open-opinion.org/socia/data/Goal/「指定廃棄物」最終処分場を高萩市上君田の国有林に造る&gt; dct:dateSubmitted <text:s/>“2013-09-30T14:00:00+09:00”^^xsd:dateTime }</text:p>
          </table:table-cell>
        </table:table-row>
        <table:table-row table:style-name="ro2">
          <table:table-cell table:style-name="ce7" office:value-type="string" calcext:value-type="string">
            <text:p>http://data.open-opinion.org/socia/data/Goal/中間貯蔵施設を建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quot;&gt;&quot;;[.$E$3];[.F44];[.$G$3])" office:value-type="string" office:string-value="INSERT DATA { &lt;http://data.open-opinion.org/socia/data/Goal/中間貯蔵施設を建設する&gt; dct:dateSubmitted  “2013-09-30T14:00:00+09:00”^^xsd:dateTime }" calcext:value-type="string">
            <text:p>INSERT DATA { &lt;http://data.open-opinion.org/socia/data/Goal/中間貯蔵施設を建設する&gt; dct:dateSubmitted <text:s/>“2013-09-30T14:00:00+09:00”^^xsd:dateTime }</text:p>
          </table:table-cell>
        </table:table-row>
        <table:table-row table:style-name="ro2">
          <table:table-cell table:style-name="ce7" office:value-type="string" calcext:value-type="string">
            <text:p>http://data.open-opinion.org/socia/data/Goal/早期除染</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quot;&gt;&quot;;[.$E$3];[.F45];[.$G$3])" office:value-type="string" office:string-value="INSERT DATA { &lt;http://data.open-opinion.org/socia/data/Goal/早期除染&gt; dct:dateSubmitted  “2013-09-30T14:00:00+09:00”^^xsd:dateTime }" calcext:value-type="string">
            <text:p>INSERT DATA { &lt;http://data.open-opinion.org/socia/data/Goal/早期除染&gt; dct:dateSubmitted <text:s/>“2013-09-30T14:00:00+09:00”^^xsd:dateTime }</text:p>
          </table:table-cell>
        </table:table-row>
        <table:table-row table:style-name="ro2">
          <table:table-cell table:style-name="ce7" office:value-type="string" calcext:value-type="string">
            <text:p>http://data.open-opinion.org/socia/data/Goal/TPP参加</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quot;&gt;&quot;;[.$E$3];[.F46];[.$G$3])" office:value-type="string" office:string-value="INSERT DATA { &lt;http://data.open-opinion.org/socia/data/Goal/TPP参加&gt; dct:dateSubmitted  “2013-09-30T14:00:00+09:00”^^xsd:dateTime }" calcext:value-type="string">
            <text:p>INSERT DATA { &lt;http://data.open-opinion.org/socia/data/Goal/TPP参加&gt; dct:dateSubmitted <text:s/>“2013-09-30T14:00:00+09:00”^^xsd:dateTime }</text:p>
          </table:table-cell>
        </table:table-row>
        <table:table-row table:style-name="ro2">
          <table:table-cell table:style-name="ce7" office:value-type="string" calcext:value-type="string">
            <text:p>http://data.open-opinion.org/socia/data/Goal/衆院解散</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quot;&gt;&quot;;[.$E$3];[.F47];[.$G$3])" office:value-type="string" office:string-value="INSERT DATA { &lt;http://data.open-opinion.org/socia/data/Goal/衆院解散&gt; dct:dateSubmitted  “2013-09-30T14:00:00+09:00”^^xsd:dateTime }" calcext:value-type="string">
            <text:p>INSERT DATA { &lt;http://data.open-opinion.org/socia/data/Goal/衆院解散&gt; dct:dateSubmitted <text:s/>“2013-09-30T14:00:00+09:00”^^xsd:dateTime }</text:p>
          </table:table-cell>
        </table:table-row>
        <table:table-row table:style-name="ro2">
          <table:table-cell table:style-name="ce7" office:value-type="string" calcext:value-type="string">
            <text:p>http://data.open-opinion.org/socia/data/Goal/政権の維持</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quot;&gt;&quot;;[.$E$3];[.F48];[.$G$3])" office:value-type="string" office:string-value="INSERT DATA { &lt;http://data.open-opinion.org/socia/data/Goal/政権の維持&gt; dct:dateSubmitted  “2013-09-30T14:00:00+09:00”^^xsd:dateTime }" calcext:value-type="string">
            <text:p>INSERT DATA { &lt;http://data.open-opinion.org/socia/data/Goal/政権の維持&gt; dct:dateSubmitted <text:s/>“2013-09-30T14:00:00+09:00”^^xsd:dateTime }</text:p>
          </table:table-cell>
        </table:table-row>
        <table:table-row table:style-name="ro2">
          <table:table-cell table:style-name="ce7" office:value-type="string" calcext:value-type="string">
            <text:p>http://data.open-opinion.org/socia/data/Goal/大熊町に戻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quot;&gt;&quot;;[.$E$3];[.F49];[.$G$3])" office:value-type="string" office:string-value="INSERT DATA { &lt;http://data.open-opinion.org/socia/data/Goal/大熊町に戻る&gt; dct:dateSubmitted  “2013-09-30T14:00:00+09:00”^^xsd:dateTime }" calcext:value-type="string">
            <text:p>INSERT DATA { &lt;http://data.open-opinion.org/socia/data/Goal/大熊町に戻る&gt; dct:dateSubmitted <text:s/>“2013-09-30T14:00:00+09:00”^^xsd:dateTime }</text:p>
          </table:table-cell>
        </table:table-row>
        <table:table-row table:style-name="ro2">
          <table:table-cell table:style-name="ce7" office:value-type="string" calcext:value-type="string">
            <text:p>http://data.open-opinion.org/socia/data/Goal/住民帰還の作業拠点となる宿泊施設の設置</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quot;&gt;&quot;;[.$E$3];[.F50];[.$G$3])" office:value-type="string" office:string-value="INSERT DATA { &lt;http://data.open-opinion.org/socia/data/Goal/住民帰還の作業拠点となる宿泊施設の設置&gt; dct:dateSubmitted  “2013-09-30T14:00:00+09:00”^^xsd:dateTime }" calcext:value-type="string">
            <text:p>INSERT DATA { &lt;http://data.open-opinion.org/socia/data/Goal/住民帰還の作業拠点となる宿泊施設の設置&gt; dct:dateSubmitted <text:s/>“2013-09-30T14:00:00+09:00”^^xsd:dateTime }</text:p>
          </table:table-cell>
        </table:table-row>
        <table:table-row table:style-name="ro2">
          <table:table-cell table:style-name="ce7" office:value-type="string" calcext:value-type="string">
            <text:p>http://data.open-opinion.org/socia/data/Goal/町民の絆を保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quot;&gt;&quot;;[.$E$3];[.F51];[.$G$3])" office:value-type="string" office:string-value="INSERT DATA { &lt;http://data.open-opinion.org/socia/data/Goal/町民の絆を保つ&gt; dct:dateSubmitted  “2013-09-30T14:00:00+09:00”^^xsd:dateTime }" calcext:value-type="string">
            <text:p>INSERT DATA { &lt;http://data.open-opinion.org/socia/data/Goal/町民の絆を保つ&gt; dct:dateSubmitted <text:s/>“2013-09-30T14:00:00+09:00”^^xsd:dateTime }</text:p>
          </table:table-cell>
        </table:table-row>
        <table:table-row table:style-name="ro2">
          <table:table-cell table:style-name="ce7" office:value-type="string" calcext:value-type="string">
            <text:p>http://data.open-opinion.org/socia/data/Goal/帰還可能地域の住民に対する意識調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quot;&gt;&quot;;[.$E$3];[.F52];[.$G$3])" office:value-type="string" office:string-value="INSERT DATA { &lt;http://data.open-opinion.org/socia/data/Goal/帰還可能地域の住民に対する意識調査を行う&gt; dct:dateSubmitted  “2013-09-30T14:00:00+09:00”^^xsd:dateTime }" calcext:value-type="string">
            <text:p>INSERT DATA { &lt;http://data.open-opinion.org/socia/data/Goal/帰還可能地域の住民に対する意識調査を行う&gt; dct:dateSubmitted <text:s/>“2013-09-30T14:00:00+09:00”^^xsd:dateTime }</text:p>
          </table:table-cell>
        </table:table-row>
        <table:table-row table:style-name="ro2">
          <table:table-cell table:style-name="ce7" office:value-type="string" calcext:value-type="string">
            <text:p>http://data.open-opinion.org/socia/data/Goal/教育環境の整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quot;&gt;&quot;;[.$E$3];[.F53];[.$G$3])" office:value-type="string" office:string-value="INSERT DATA { &lt;http://data.open-opinion.org/socia/data/Goal/教育環境の整備&gt; dct:dateSubmitted  “2013-09-30T14:00:00+09:00”^^xsd:dateTime }" calcext:value-type="string">
            <text:p>INSERT DATA { &lt;http://data.open-opinion.org/socia/data/Goal/教育環境の整備&gt; dct:dateSubmitted <text:s/>“2013-09-30T14:00:00+09:00”^^xsd:dateTime }</text:p>
          </table:table-cell>
        </table:table-row>
        <table:table-row table:style-name="ro2">
          <table:table-cell table:style-name="ce7" office:value-type="string" calcext:value-type="string">
            <text:p>http://data.open-opinion.org/socia/data/Goal/被災地の学生向けにインターネット上で教育や就職など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quot;&gt;&quot;;[.$E$3];[.F54];[.$G$3])" office:value-type="string" office:string-value="INSERT DATA { &lt;http://data.open-opinion.org/socia/data/Goal/被災地の学生向けにインターネット上で教育や就職などの支援を行う&gt; dct:dateSubmitted  “2013-09-30T14:00:00+09:00”^^xsd:dateTime }" calcext:value-type="string">
            <text:p>INSERT DATA { &lt;http://data.open-opinion.org/socia/data/Goal/被災地の学生向けにインターネット上で教育や就職などの支援を行う&gt; dct:dateSubmitted <text:s/>“2013-09-30T14:00:00+09:00”^^xsd:dateTime }</text:p>
          </table:table-cell>
        </table:table-row>
        <table:table-row table:style-name="ro2">
          <table:table-cell table:style-name="ce7" office:value-type="string" calcext:value-type="string">
            <text:p>http://data.open-opinion.org/socia/data/Goal/農業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quot;&gt;&quot;;[.$E$3];[.F55];[.$G$3])" office:value-type="string" office:string-value="INSERT DATA { &lt;http://data.open-opinion.org/socia/data/Goal/農業の復興&gt; dct:dateSubmitted  “2013-09-30T14:00:00+09:00”^^xsd:dateTime }" calcext:value-type="string">
            <text:p>INSERT DATA { &lt;http://data.open-opinion.org/socia/data/Goal/農業の復興&gt; dct:dateSubmitted <text:s/>“2013-09-30T14:00:00+09:00”^^xsd:dateTime }</text:p>
          </table:table-cell>
        </table:table-row>
        <table:table-row table:style-name="ro2">
          <table:table-cell table:style-name="ce7" office:value-type="string" calcext:value-type="string">
            <text:p>http://data.open-opinion.org/socia/data/Goal/福島ブランドの信頼回復</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quot;&gt;&quot;;[.$E$3];[.F56];[.$G$3])" office:value-type="string" office:string-value="INSERT DATA { &lt;http://data.open-opinion.org/socia/data/Goal/福島ブランドの信頼回復&gt; dct:dateSubmitted  “2013-09-30T14:00:00+09:00”^^xsd:dateTime }" calcext:value-type="string">
            <text:p>INSERT DATA { &lt;http://data.open-opinion.org/socia/data/Goal/福島ブランドの信頼回復&gt; dct:dateSubmitted <text:s/>“2013-09-30T14:00:00+09:00”^^xsd:dateTime }</text:p>
          </table:table-cell>
        </table:table-row>
        <table:table-row table:style-name="ro2">
          <table:table-cell table:style-name="ce7" office:value-type="string" calcext:value-type="string">
            <text:p>http://data.open-opinion.org/socia/data/Goal/被災した農家支援</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quot;&gt;&quot;;[.$E$3];[.F57];[.$G$3])" office:value-type="string" office:string-value="INSERT DATA { &lt;http://data.open-opinion.org/socia/data/Goal/被災した農家支援&gt; dct:dateSubmitted  “2013-09-30T14:00:00+09:00”^^xsd:dateTime }" calcext:value-type="string">
            <text:p>INSERT DATA { &lt;http://data.open-opinion.org/socia/data/Goal/被災した農家支援&gt; dct:dateSubmitted <text:s/>“2013-09-30T14:00:00+09:00”^^xsd:dateTime }</text:p>
          </table:table-cell>
        </table:table-row>
        <table:table-row table:style-name="ro2">
          <table:table-cell table:style-name="ce7" office:value-type="string" calcext:value-type="string">
            <text:p>http://data.open-opinion.org/socia/data/Goal/野生動物による農業被害を阻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quot;&gt;&quot;;[.$E$3];[.F58];[.$G$3])" office:value-type="string" office:string-value="INSERT DATA { &lt;http://data.open-opinion.org/socia/data/Goal/野生動物による農業被害を阻止する&gt; dct:dateSubmitted  “2013-09-30T14:00:00+09:00”^^xsd:dateTime }" calcext:value-type="string">
            <text:p>INSERT DATA { &lt;http://data.open-opinion.org/socia/data/Goal/野生動物による農業被害を阻止する&gt; dct:dateSubmitted <text:s/>“2013-09-30T14:00:00+09:00”^^xsd:dateTime }</text:p>
          </table:table-cell>
        </table:table-row>
        <table:table-row table:style-name="ro2">
          <table:table-cell table:style-name="ce7" office:value-type="string" calcext:value-type="string">
            <text:p>http://data.open-opinion.org/socia/data/Goal/営農再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quot;&gt;&quot;;[.$E$3];[.F59];[.$G$3])" office:value-type="string" office:string-value="INSERT DATA { &lt;http://data.open-opinion.org/socia/data/Goal/営農再開&gt; dct:dateSubmitted  “2013-09-30T14:00:00+09:00”^^xsd:dateTime }" calcext:value-type="string">
            <text:p>INSERT DATA { &lt;http://data.open-opinion.org/socia/data/Goal/営農再開&gt; dct:dateSubmitted <text:s/>“2013-09-30T14:00:00+09:00”^^xsd:dateTime }</text:p>
          </table:table-cell>
        </table:table-row>
        <table:table-row table:style-name="ro2">
          <table:table-cell table:style-name="ce7" office:value-type="string" calcext:value-type="string">
            <text:p>http://data.open-opinion.org/socia/data/Goal/漁業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quot;&gt;&quot;;[.$E$3];[.F60];[.$G$3])" office:value-type="string" office:string-value="INSERT DATA { &lt;http://data.open-opinion.org/socia/data/Goal/漁業の復興&gt; dct:dateSubmitted  “2013-09-30T14:00:00+09:00”^^xsd:dateTime }" calcext:value-type="string">
            <text:p>INSERT DATA { &lt;http://data.open-opinion.org/socia/data/Goal/漁業の復興&gt; dct:dateSubmitted <text:s/>“2013-09-30T14:00:00+09:00”^^xsd:dateTime }</text:p>
          </table:table-cell>
        </table:table-row>
        <table:table-row table:style-name="ro2">
          <table:table-cell table:style-name="ce7" office:value-type="string" calcext:value-type="string">
            <text:p>http://data.open-opinion.org/socia/data/Goal/ノルウェー型の漁業・水産業の資源管理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quot;&gt;&quot;;[.$E$3];[.F61];[.$G$3])" office:value-type="string" office:string-value="INSERT DATA { &lt;http://data.open-opinion.org/socia/data/Goal/ノルウェー型の漁業・水産業の資源管理を行う&gt; dct:dateSubmitted  “2013-09-30T14:00:00+09:00”^^xsd:dateTime }" calcext:value-type="string">
            <text:p>INSERT DATA { &lt;http://data.open-opinion.org/socia/data/Goal/ノルウェー型の漁業・水産業の資源管理を行う&gt; dct:dateSubmitted <text:s/>“2013-09-30T14:00:00+09:00”^^xsd:dateTime }</text:p>
          </table:table-cell>
        </table:table-row>
        <table:table-row table:style-name="ro2">
          <table:table-cell table:style-name="ce7" office:value-type="string" calcext:value-type="string">
            <text:p>http://data.open-opinion.org/socia/data/Goal/底引き網漁の漁場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quot;&gt;&quot;;[.$E$3];[.F62];[.$G$3])" office:value-type="string" office:string-value="INSERT DATA { &lt;http://data.open-opinion.org/socia/data/Goal/底引き網漁の漁場を確保する&gt; dct:dateSubmitted  “2013-09-30T14:00:00+09:00”^^xsd:dateTime }" calcext:value-type="string">
            <text:p>INSERT DATA { &lt;http://data.open-opinion.org/socia/data/Goal/底引き網漁の漁場を確保する&gt; dct:dateSubmitted <text:s/>“2013-09-30T14:00:00+09:00”^^xsd:dateTime }</text:p>
          </table:table-cell>
        </table:table-row>
        <table:table-row table:style-name="ro2">
          <table:table-cell table:style-name="ce7" office:value-type="string" calcext:value-type="string">
            <text:p>http://data.open-opinion.org/socia/data/Goal/本格操業</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quot;&gt;&quot;;[.$E$3];[.F63];[.$G$3])" office:value-type="string" office:string-value="INSERT DATA { &lt;http://data.open-opinion.org/socia/data/Goal/本格操業&gt; dct:dateSubmitted  “2013-09-30T14:00:00+09:00”^^xsd:dateTime }" calcext:value-type="string">
            <text:p>INSERT DATA { &lt;http://data.open-opinion.org/socia/data/Goal/本格操業&gt; dct:dateSubmitted <text:s/>“2013-09-30T14:00:00+09:00”^^xsd:dateTime }</text:p>
          </table:table-cell>
        </table:table-row>
        <table:table-row table:style-name="ro2">
          <table:table-cell table:style-name="ce7" office:value-type="string" calcext:value-type="string">
            <text:p>http://data.open-opinion.org/socia/data/Goal/コウナゴ漁の本格操業</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quot;&gt;&quot;;[.$E$3];[.F64];[.$G$3])" office:value-type="string" office:string-value="INSERT DATA { &lt;http://data.open-opinion.org/socia/data/Goal/コウナゴ漁の本格操業&gt; dct:dateSubmitted  “2013-09-30T14:00:00+09:00”^^xsd:dateTime }" calcext:value-type="string">
            <text:p>INSERT DATA { &lt;http://data.open-opinion.org/socia/data/Goal/コウナゴ漁の本格操業&gt; dct:dateSubmitted <text:s/>“2013-09-30T14:00:00+09:00”^^xsd:dateTime }</text:p>
          </table:table-cell>
        </table:table-row>
        <table:table-row table:style-name="ro2">
          <table:table-cell table:style-name="ce7" office:value-type="string" calcext:value-type="string">
            <text:p>http://data.open-opinion.org/socia/data/Goal/雇用の確保</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quot;&gt;&quot;;[.$E$3];[.F65];[.$G$3])" office:value-type="string" office:string-value="INSERT DATA { &lt;http://data.open-opinion.org/socia/data/Goal/雇用の確保&gt; dct:dateSubmitted  “2013-09-30T14:00:00+09:00”^^xsd:dateTime }" calcext:value-type="string">
            <text:p>INSERT DATA { &lt;http://data.open-opinion.org/socia/data/Goal/雇用の確保&gt; dct:dateSubmitted <text:s/>“2013-09-30T14:00:00+09:00”^^xsd:dateTime }</text:p>
          </table:table-cell>
        </table:table-row>
        <table:table-row table:style-name="ro2">
          <table:table-cell table:style-name="ce7" office:value-type="string" calcext:value-type="string">
            <text:p>http://data.open-opinion.org/socia/data/Goal/NPO法人大雪りばぁねっと。活動停止に対する対策を講じ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6];&quot;&gt;&quot;;[.$E$3];[.F66];[.$G$3])" office:value-type="string" office:string-value="INSERT DATA { &lt;http://data.open-opinion.org/socia/data/Goal/NPO法人大雪りばぁねっと。活動停止に対する対策を講じる&gt; dct:dateSubmitted  “2013-09-30T14:00:00+09:00”^^xsd:dateTime }" calcext:value-type="string">
            <text:p>INSERT DATA { &lt;http://data.open-opinion.org/socia/data/Goal/NPO法人大雪りばぁねっと。活動停止に対する対策を講じる&gt; dct:dateSubmitted <text:s/>“2013-09-30T14:00:00+09:00”^^xsd:dateTime }</text:p>
          </table:table-cell>
        </table:table-row>
        <table:table-row table:style-name="ro2">
          <table:table-cell table:style-name="ce7" office:value-type="string" calcext:value-type="string">
            <text:p>http://data.open-opinion.org/socia/data/Goal/広野工場の求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7];&quot;&gt;&quot;;[.$E$3];[.F67];[.$G$3])" office:value-type="string" office:string-value="INSERT DATA { &lt;http://data.open-opinion.org/socia/data/Goal/広野工場の求人&gt; dct:dateSubmitted  “2013-09-30T14:00:00+09:00”^^xsd:dateTime }" calcext:value-type="string">
            <text:p>INSERT DATA { &lt;http://data.open-opinion.org/socia/data/Goal/広野工場の求人&gt; dct:dateSubmitted <text:s/>“2013-09-30T14:00:00+09:00”^^xsd:dateTime }</text:p>
          </table:table-cell>
        </table:table-row>
        <table:table-row table:style-name="ro2">
          <table:table-cell table:style-name="ce7" office:value-type="string" calcext:value-type="string">
            <text:p>http://data.open-opinion.org/socia/data/Goal/本店オフィスサービスセンター移転により雇用を創出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8];&quot;&gt;&quot;;[.$E$3];[.F68];[.$G$3])" office:value-type="string" office:string-value="INSERT DATA { &lt;http://data.open-opinion.org/socia/data/Goal/本店オフィスサービスセンター移転により雇用を創出する&gt; dct:dateSubmitted  “2013-09-30T14:00:00+09:00”^^xsd:dateTime }" calcext:value-type="string">
            <text:p>INSERT DATA { &lt;http://data.open-opinion.org/socia/data/Goal/本店オフィスサービスセンター移転により雇用を創出する&gt; dct:dateSubmitted <text:s/>“2013-09-30T14:00:00+09:00”^^xsd:dateTime }</text:p>
          </table:table-cell>
        </table:table-row>
        <table:table-row table:style-name="ro2">
          <table:table-cell table:style-name="ce7" office:value-type="string" calcext:value-type="string">
            <text:p>http://data.open-opinion.org/socia/data/Goal/収入の確保</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9];&quot;&gt;&quot;;[.$E$3];[.F69];[.$G$3])" office:value-type="string" office:string-value="INSERT DATA { &lt;http://data.open-opinion.org/socia/data/Goal/収入の確保&gt; dct:dateSubmitted  “2013-09-30T14:00:00+09:00”^^xsd:dateTime }" calcext:value-type="string">
            <text:p>INSERT DATA { &lt;http://data.open-opinion.org/socia/data/Goal/収入の確保&gt; dct:dateSubmitted <text:s/>“2013-09-30T14:00:00+09:00”^^xsd:dateTime }</text:p>
          </table:table-cell>
        </table:table-row>
        <table:table-row table:style-name="ro2">
          <table:table-cell table:style-name="ce7" office:value-type="string" calcext:value-type="string">
            <text:p>http://data.open-opinion.org/socia/data/Goal/消費税増税前に再建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0];&quot;&gt;&quot;;[.$E$3];[.F70];[.$G$3])" office:value-type="string" office:string-value="INSERT DATA { &lt;http://data.open-opinion.org/socia/data/Goal/消費税増税前に再建する&gt; dct:dateSubmitted  “2013-09-30T14:00:00+09:00”^^xsd:dateTime }" calcext:value-type="string">
            <text:p>INSERT DATA { &lt;http://data.open-opinion.org/socia/data/Goal/消費税増税前に再建する&gt; dct:dateSubmitted <text:s/>“2013-09-30T14:00:00+09:00”^^xsd:dateTime }</text:p>
          </table:table-cell>
        </table:table-row>
        <table:table-row table:style-name="ro2">
          <table:table-cell table:style-name="ce7" office:value-type="string" calcext:value-type="string">
            <text:p>http://data.open-opinion.org/socia/data/Goal/被災者の就労支援</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1];&quot;&gt;&quot;;[.$E$3];[.F71];[.$G$3])" office:value-type="string" office:string-value="INSERT DATA { &lt;http://data.open-opinion.org/socia/data/Goal/被災者の就労支援&gt; dct:dateSubmitted  “2013-09-30T14:00:00+09:00”^^xsd:dateTime }" calcext:value-type="string">
            <text:p>INSERT DATA { &lt;http://data.open-opinion.org/socia/data/Goal/被災者の就労支援&gt; dct:dateSubmitted <text:s/>“2013-09-30T14:00:00+09:00”^^xsd:dateTime }</text:p>
          </table:table-cell>
        </table:table-row>
        <table:table-row table:style-name="ro2">
          <table:table-cell table:style-name="ce7" office:value-type="string" calcext:value-type="string">
            <text:p>http://data.open-opinion.org/socia/data/Goal/防災集団移転先の宅地を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2];&quot;&gt;&quot;;[.$E$3];[.F72];[.$G$3])" office:value-type="string" office:string-value="INSERT DATA { &lt;http://data.open-opinion.org/socia/data/Goal/防災集団移転先の宅地を決める&gt; dct:dateSubmitted  “2013-09-30T14:00:00+09:00”^^xsd:dateTime }" calcext:value-type="string">
            <text:p>INSERT DATA { &lt;http://data.open-opinion.org/socia/data/Goal/防災集団移転先の宅地を決める&gt; dct:dateSubmitted <text:s/>“2013-09-30T14:00:00+09:00”^^xsd:dateTime }</text:p>
          </table:table-cell>
        </table:table-row>
        <table:table-row table:style-name="ro2">
          <table:table-cell table:style-name="ce7" office:value-type="string" calcext:value-type="string">
            <text:p>http://data.open-opinion.org/socia/data/Goal/生活の早期再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3];&quot;&gt;&quot;;[.$E$3];[.F73];[.$G$3])" office:value-type="string" office:string-value="INSERT DATA { &lt;http://data.open-opinion.org/socia/data/Goal/生活の早期再建&gt; dct:dateSubmitted  “2013-09-30T14:00:00+09:00”^^xsd:dateTime }" calcext:value-type="string">
            <text:p>INSERT DATA { &lt;http://data.open-opinion.org/socia/data/Goal/生活の早期再建&gt; dct:dateSubmitted <text:s/>“2013-09-30T14:00:00+09:00”^^xsd:dateTime }</text:p>
          </table:table-cell>
        </table:table-row>
        <table:table-row table:style-name="ro2">
          <table:table-cell table:style-name="ce7" office:value-type="string" calcext:value-type="string">
            <text:p>http://data.open-opinion.org/socia/data/Goal/自営業者へ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4];&quot;&gt;&quot;;[.$E$3];[.F74];[.$G$3])" office:value-type="string" office:string-value="INSERT DATA { &lt;http://data.open-opinion.org/socia/data/Goal/自営業者への支援を行う&gt; dct:dateSubmitted  “2013-09-30T14:00:00+09:00”^^xsd:dateTime }" calcext:value-type="string">
            <text:p>INSERT DATA { &lt;http://data.open-opinion.org/socia/data/Goal/自営業者への支援を行う&gt; dct:dateSubmitted <text:s/>“2013-09-30T14:00:00+09:00”^^xsd:dateTime }</text:p>
          </table:table-cell>
        </table:table-row>
        <table:table-row table:style-name="ro2">
          <table:table-cell table:style-name="ce7" office:value-type="string" calcext:value-type="string">
            <text:p>http://data.open-opinion.org/socia/data/Goal/被災した零細事業者の二重ローン問題を解消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5];&quot;&gt;&quot;;[.$E$3];[.F75];[.$G$3])" office:value-type="string" office:string-value="INSERT DATA { &lt;http://data.open-opinion.org/socia/data/Goal/被災した零細事業者の二重ローン問題を解消する&gt; dct:dateSubmitted  “2013-09-30T14:00:00+09:00”^^xsd:dateTime }" calcext:value-type="string">
            <text:p>INSERT DATA { &lt;http://data.open-opinion.org/socia/data/Goal/被災した零細事業者の二重ローン問題を解消する&gt; dct:dateSubmitted <text:s/>“2013-09-30T14:00:00+09:00”^^xsd:dateTime }</text:p>
          </table:table-cell>
        </table:table-row>
        <table:table-row table:style-name="ro2">
          <table:table-cell table:style-name="ce7" office:value-type="string" calcext:value-type="string">
            <text:p>http://data.open-opinion.org/socia/data/Goal/２０１１、１２年度予算のうち、１１府省の３５事業１６８億円分の執行を停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6];&quot;&gt;&quot;;[.$E$3];[.F76];[.$G$3])" office:value-type="string" office:string-value="INSERT DATA { &lt;http://data.open-opinion.org/socia/data/Goal/２０１１、１２年度予算のうち、１１府省の３５事業１６８億円分の執行を停止する&gt; dct:dateSubmitted  “2013-09-30T14:00:00+09:00”^^xsd:dateTime }" calcext:value-type="string">
            <text:p>INSERT DATA { &lt;http://data.open-opinion.org/socia/data/Goal/２０１１、１２年度予算のうち、１１府省の３５事業１６８億円分の執行を停止する&gt; dct:dateSubmitted <text:s/>“2013-09-30T14:00:00+09:00”^^xsd:dateTime }</text:p>
          </table:table-cell>
        </table:table-row>
        <table:table-row table:style-name="ro2">
          <table:table-cell table:style-name="ce7" office:value-type="string" calcext:value-type="string">
            <text:p>http://data.open-opinion.org/socia/data/Goal/１３年度以降は被災地の復興と被災者の生活再建のために限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7];&quot;&gt;&quot;;[.$E$3];[.F77];[.$G$3])" office:value-type="string" office:string-value="INSERT DATA { &lt;http://data.open-opinion.org/socia/data/Goal/１３年度以降は被災地の復興と被災者の生活再建のために限る&gt; dct:dateSubmitted  “2013-09-30T14:00:00+09:00”^^xsd:dateTime }" calcext:value-type="string">
            <text:p>INSERT DATA { &lt;http://data.open-opinion.org/socia/data/Goal/１３年度以降は被災地の復興と被災者の生活再建のために限る&gt; dct:dateSubmitted <text:s/>“2013-09-30T14:00:00+09:00”^^xsd:dateTime }</text:p>
          </table:table-cell>
        </table:table-row>
        <table:table-row table:style-name="ro2">
          <table:table-cell table:style-name="ce7" office:value-type="string" calcext:value-type="string">
            <text:p>http://data.open-opinion.org/socia/data/Goal/平成２５年度復興予算編成</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8];&quot;&gt;&quot;;[.$E$3];[.F78];[.$G$3])" office:value-type="string" office:string-value="INSERT DATA { &lt;http://data.open-opinion.org/socia/data/Goal/平成２５年度復興予算編成&gt; dct:dateSubmitted  “2013-09-30T14:00:00+09:00”^^xsd:dateTime }" calcext:value-type="string">
            <text:p>INSERT DATA { &lt;http://data.open-opinion.org/socia/data/Goal/平成２５年度復興予算編成&gt; dct:dateSubmitted <text:s/>“2013-09-30T14:00:00+09:00”^^xsd:dateTime }</text:p>
          </table:table-cell>
        </table:table-row>
        <table:table-row table:style-name="ro2">
          <table:table-cell table:style-name="ce7" office:value-type="string" calcext:value-type="string">
            <text:p>http://data.open-opinion.org/socia/data/Goal/福島原発事故責任追及と補償</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79];&quot;&gt;&quot;;[.$E$3];[.F79];[.$G$3])" office:value-type="string" office:string-value="INSERT DATA { &lt;http://data.open-opinion.org/socia/data/Goal/福島原発事故責任追及と補償&gt; dct:dateSubmitted  “2013-09-30T14:00:00+09:00”^^xsd:dateTime }" calcext:value-type="string">
            <text:p>INSERT DATA { &lt;http://data.open-opinion.org/socia/data/Goal/福島原発事故責任追及と補償&gt; dct:dateSubmitted <text:s/>“2013-09-30T14:00:00+09:00”^^xsd:dateTime }</text:p>
          </table:table-cell>
        </table:table-row>
        <table:table-row table:style-name="ro2">
          <table:table-cell table:style-name="ce7" office:value-type="string" calcext:value-type="string">
            <text:p>http://data.open-opinion.org/socia/data/Goal/福島原発事故第２次集団告訴の立件</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0];&quot;&gt;&quot;;[.$E$3];[.F80];[.$G$3])" office:value-type="string" office:string-value="INSERT DATA { &lt;http://data.open-opinion.org/socia/data/Goal/福島原発事故第２次集団告訴の立件&gt; dct:dateSubmitted  “2013-09-30T14:00:00+09:00”^^xsd:dateTime }" calcext:value-type="string">
            <text:p>INSERT DATA { &lt;http://data.open-opinion.org/socia/data/Goal/福島原発事故第２次集団告訴の立件&gt; dct:dateSubmitted <text:s/>“2013-09-30T14:00:00+09:00”^^xsd:dateTime }</text:p>
          </table:table-cell>
        </table:table-row>
        <table:table-row table:style-name="ro2">
          <table:table-cell table:style-name="ce7" office:value-type="string" calcext:value-type="string">
            <text:p>http://data.open-opinion.org/socia/data/Goal/公害犯罪処罰法違反の適用</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1];&quot;&gt;&quot;;[.$E$3];[.F81];[.$G$3])" office:value-type="string" office:string-value="INSERT DATA { &lt;http://data.open-opinion.org/socia/data/Goal/公害犯罪処罰法違反の適用&gt; dct:dateSubmitted  “2013-09-30T14:00:00+09:00”^^xsd:dateTime }" calcext:value-type="string">
            <text:p>INSERT DATA { &lt;http://data.open-opinion.org/socia/data/Goal/公害犯罪処罰法違反の適用&gt; dct:dateSubmitted <text:s/>“2013-09-30T14:00:00+09:00”^^xsd:dateTime }</text:p>
          </table:table-cell>
        </table:table-row>
        <table:table-row table:style-name="ro2">
          <table:table-cell table:style-name="ce7" office:value-type="string" calcext:value-type="string">
            <text:p>http://data.open-opinion.org/socia/data/Goal/水素爆発で原子炉建屋を損壊させた業務上過失激発物破裂の適用</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2];&quot;&gt;&quot;;[.$E$3];[.F82];[.$G$3])" office:value-type="string" office:string-value="INSERT DATA { &lt;http://data.open-opinion.org/socia/data/Goal/水素爆発で原子炉建屋を損壊させた業務上過失激発物破裂の適用&gt; dct:dateSubmitted  “2013-09-30T14:00:00+09:00”^^xsd:dateTime }" calcext:value-type="string">
            <text:p>INSERT DATA { &lt;http://data.open-opinion.org/socia/data/Goal/水素爆発で原子炉建屋を損壊させた業務上過失激発物破裂の適用&gt; dct:dateSubmitted <text:s/>“2013-09-30T14:00:00+09:00”^^xsd:dateTime }</text:p>
          </table:table-cell>
        </table:table-row>
        <table:table-row table:style-name="ro2">
          <table:table-cell table:style-name="ce7" office:value-type="string" calcext:value-type="string">
            <text:p>http://data.open-opinion.org/socia/data/Goal/「津波や過酷事故の対策を怠り事故を招き、放射性物質を排出させた」などとする業務上過失致死傷の適用</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3];&quot;&gt;&quot;;[.$E$3];[.F83];[.$G$3])" office:value-type="string" office:string-value="INSERT DATA { &lt;http://data.open-opinion.org/socia/data/Goal/「津波や過酷事故の対策を怠り事故を招き、放射性物質を排出させた」などとする業務上過失致死傷の適用&gt; dct:dateSubmitted  “2013-09-30T14:00:00+09:00”^^xsd:dateTime }" calcext:value-type="string">
            <text:p>INSERT DATA { &lt;http://data.open-opinion.org/socia/data/Goal/「津波や過酷事故の対策を怠り事故を招き、放射性物質を排出させた」などとする業務上過失致死傷の適用&gt; dct:dateSubmitted <text:s/>“2013-09-30T14:00:00+09:00”^^xsd:dateTime }</text:p>
          </table:table-cell>
        </table:table-row>
        <table:table-row table:style-name="ro2">
          <table:table-cell table:style-name="ce7" office:value-type="string" calcext:value-type="string">
            <text:p>http://data.open-opinion.org/socia/data/Goal/受刑者の就労支援への復興支援予算の支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4];&quot;&gt;&quot;;[.$E$3];[.F84];[.$G$3])" office:value-type="string" office:string-value="INSERT DATA { &lt;http://data.open-opinion.org/socia/data/Goal/受刑者の就労支援への復興支援予算の支出&gt; dct:dateSubmitted  “2013-09-30T14:00:00+09:00”^^xsd:dateTime }" calcext:value-type="string">
            <text:p>INSERT DATA { &lt;http://data.open-opinion.org/socia/data/Goal/受刑者の就労支援への復興支援予算の支出&gt; dct:dateSubmitted <text:s/>“2013-09-30T14:00:00+09:00”^^xsd:dateTime }</text:p>
          </table:table-cell>
        </table:table-row>
        <table:table-row table:style-name="ro2">
          <table:table-cell table:style-name="ce7" office:value-type="string" calcext:value-type="string">
            <text:p>http://data.open-opinion.org/socia/data/Goal/減災に向けた広報・啓発への復興支援予算の支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5];&quot;&gt;&quot;;[.$E$3];[.F85];[.$G$3])" office:value-type="string" office:string-value="INSERT DATA { &lt;http://data.open-opinion.org/socia/data/Goal/減災に向けた広報・啓発への復興支援予算の支出&gt; dct:dateSubmitted  “2013-09-30T14:00:00+09:00”^^xsd:dateTime }" calcext:value-type="string">
            <text:p>INSERT DATA { &lt;http://data.open-opinion.org/socia/data/Goal/減災に向けた広報・啓発への復興支援予算の支出&gt; dct:dateSubmitted <text:s/>“2013-09-30T14:00:00+09:00”^^xsd:dateTime }</text:p>
          </table:table-cell>
        </table:table-row>
        <table:table-row table:style-name="ro2">
          <table:table-cell table:style-name="ce7" office:value-type="string" calcext:value-type="string">
            <text:p>http://data.open-opinion.org/socia/data/Goal/事業仕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6];&quot;&gt;&quot;;[.$E$3];[.F86];[.$G$3])" office:value-type="string" office:string-value="INSERT DATA { &lt;http://data.open-opinion.org/socia/data/Goal/事業仕分&gt; dct:dateSubmitted  “2013-09-30T14:00:00+09:00”^^xsd:dateTime }" calcext:value-type="string">
            <text:p>INSERT DATA { &lt;http://data.open-opinion.org/socia/data/Goal/事業仕分&gt; dct:dateSubmitted <text:s/>“2013-09-30T14:00:00+09:00”^^xsd:dateTime }</text:p>
          </table:table-cell>
        </table:table-row>
        <table:table-row table:style-name="ro2">
          <table:table-cell table:style-name="ce7" office:value-type="string" calcext:value-type="string">
            <text:p>http://data.open-opinion.org/socia/data/Goal/JT株を2012年度内までに売却</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7];&quot;&gt;&quot;;[.$E$3];[.F87];[.$G$3])" office:value-type="string" office:string-value="INSERT DATA { &lt;http://data.open-opinion.org/socia/data/Goal/JT株を2012年度内までに売却&gt; dct:dateSubmitted  “2013-09-30T14:00:00+09:00”^^xsd:dateTime }" calcext:value-type="string">
            <text:p>INSERT DATA { &lt;http://data.open-opinion.org/socia/data/Goal/JT株を2012年度内までに売却&gt; dct:dateSubmitted <text:s/>“2013-09-30T14:00:00+09:00”^^xsd:dateTime }</text:p>
          </table:table-cell>
        </table:table-row>
        <table:table-row table:style-name="ro2">
          <table:table-cell table:style-name="ce7" office:value-type="string" calcext:value-type="string">
            <text:p>http://data.open-opinion.org/socia/data/Goal/全国の国家公務員宿舎の使用料（賃料）を平均5割引き上げ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8];&quot;&gt;&quot;;[.$E$3];[.F88];[.$G$3])" office:value-type="string" office:string-value="INSERT DATA { &lt;http://data.open-opinion.org/socia/data/Goal/全国の国家公務員宿舎の使用料（賃料）を平均5割引き上げる&gt; dct:dateSubmitted  “2013-09-30T14:00:00+09:00”^^xsd:dateTime }" calcext:value-type="string">
            <text:p>INSERT DATA { &lt;http://data.open-opinion.org/socia/data/Goal/全国の国家公務員宿舎の使用料（賃料）を平均5割引き上げる&gt; dct:dateSubmitted <text:s/>“2013-09-30T14:00:00+09:00”^^xsd:dateTime }</text:p>
          </table:table-cell>
        </table:table-row>
        <table:table-row table:style-name="ro2">
          <table:table-cell table:style-name="ce7" office:value-type="string" calcext:value-type="string">
            <text:p>http://data.open-opinion.org/socia/data/Goal/売却益を東日本大震災の復興財源に充て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89];&quot;&gt;&quot;;[.$E$3];[.F89];[.$G$3])" office:value-type="string" office:string-value="INSERT DATA { &lt;http://data.open-opinion.org/socia/data/Goal/売却益を東日本大震災の復興財源に充てる&gt; dct:dateSubmitted  “2013-09-30T14:00:00+09:00”^^xsd:dateTime }" calcext:value-type="string">
            <text:p>INSERT DATA { &lt;http://data.open-opinion.org/socia/data/Goal/売却益を東日本大震災の復興財源に充てる&gt; dct:dateSubmitted <text:s/>“2013-09-30T14:00:00+09:00”^^xsd:dateTime }</text:p>
          </table:table-cell>
        </table:table-row>
        <table:table-row table:style-name="ro2">
          <table:table-cell table:style-name="ce7" office:value-type="string" calcext:value-type="string">
            <text:p>http://data.open-opinion.org/socia/data/Goal/2012年3月までに震災がれきの53％を処理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0];&quot;&gt;&quot;;[.$E$3];[.F90];[.$G$3])" office:value-type="string" office:string-value="INSERT DATA { &lt;http://data.open-opinion.org/socia/data/Goal/2012年3月までに震災がれきの53％を処理する&gt; dct:dateSubmitted  “2013-09-30T14:00:00+09:00”^^xsd:dateTime }" calcext:value-type="string">
            <text:p>INSERT DATA { &lt;http://data.open-opinion.org/socia/data/Goal/2012年3月までに震災がれきの53％を処理する&gt; dct:dateSubmitted <text:s/>“2013-09-30T14:00:00+09:00”^^xsd:dateTime }</text:p>
          </table:table-cell>
        </table:table-row>
        <table:table-row table:style-name="ro2">
          <table:table-cell table:style-name="ce7" office:value-type="string" calcext:value-type="string">
            <text:p>http://data.open-opinion.org/socia/data/Goal/Ｍｉｎｄ－１日本プロジェクトの継続</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1];&quot;&gt;&quot;;[.$E$3];[.F91];[.$G$3])" office:value-type="string" office:string-value="INSERT DATA { &lt;http://data.open-opinion.org/socia/data/Goal/Ｍｉｎｄ－１日本プロジェクトの継続&gt; dct:dateSubmitted  “2013-09-30T14:00:00+09:00”^^xsd:dateTime }" calcext:value-type="string">
            <text:p>INSERT DATA { &lt;http://data.open-opinion.org/socia/data/Goal/Ｍｉｎｄ－１日本プロジェクトの継続&gt; dct:dateSubmitted <text:s/>“2013-09-30T14:00:00+09:00”^^xsd:dateTime }</text:p>
          </table:table-cell>
        </table:table-row>
        <table:table-row table:style-name="ro2">
          <table:table-cell table:style-name="ce7" office:value-type="string" calcext:value-type="string">
            <text:p>http://data.open-opinion.org/socia/data/Goal/岩手県陸前高田市へと所属選手、クラブスタッフを派遣し現地でサッカー教室を開催</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2];&quot;&gt;&quot;;[.$E$3];[.F92];[.$G$3])" office:value-type="string" office:string-value="INSERT DATA { &lt;http://data.open-opinion.org/socia/data/Goal/岩手県陸前高田市へと所属選手、クラブスタッフを派遣し現地でサッカー教室を開催&gt; dct:dateSubmitted  “2013-09-30T14:00:00+09:00”^^xsd:dateTime }" calcext:value-type="string">
            <text:p>INSERT DATA { &lt;http://data.open-opinion.org/socia/data/Goal/岩手県陸前高田市へと所属選手、クラブスタッフを派遣し現地でサッカー教室を開催&gt; dct:dateSubmitted <text:s/>“2013-09-30T14:00:00+09:00”^^xsd:dateTime }</text:p>
          </table:table-cell>
        </table:table-row>
        <table:table-row table:style-name="ro2">
          <table:table-cell table:style-name="ce7" office:value-type="string" calcext:value-type="string">
            <text:p>http://data.open-opinion.org/socia/data/Goal/陸前高田市から被災児童やその保護者などを招待した川崎修学旅行の実行</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3];&quot;&gt;&quot;;[.$E$3];[.F93];[.$G$3])" office:value-type="string" office:string-value="INSERT DATA { &lt;http://data.open-opinion.org/socia/data/Goal/陸前高田市から被災児童やその保護者などを招待した川崎修学旅行の実行&gt; dct:dateSubmitted  “2013-09-30T14:00:00+09:00”^^xsd:dateTime }" calcext:value-type="string">
            <text:p>INSERT DATA { &lt;http://data.open-opinion.org/socia/data/Goal/陸前高田市から被災児童やその保護者などを招待した川崎修学旅行の実行&gt; dct:dateSubmitted <text:s/>“2013-09-30T14:00:00+09:00”^^xsd:dateTime }</text:p>
          </table:table-cell>
        </table:table-row>
        <table:table-row table:style-name="ro2">
          <table:table-cell table:style-name="ce7" office:value-type="string" calcext:value-type="string">
            <text:p>http://data.open-opinion.org/socia/data/Goal/Ｍｉｎｄ－１ニッポンプロジェクトの街頭募金活動</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4];&quot;&gt;&quot;;[.$E$3];[.F94];[.$G$3])" office:value-type="string" office:string-value="INSERT DATA { &lt;http://data.open-opinion.org/socia/data/Goal/Ｍｉｎｄ－１ニッポンプロジェクトの街頭募金活動&gt; dct:dateSubmitted  “2013-09-30T14:00:00+09:00”^^xsd:dateTime }" calcext:value-type="string">
            <text:p>INSERT DATA { &lt;http://data.open-opinion.org/socia/data/Goal/Ｍｉｎｄ－１ニッポンプロジェクトの街頭募金活動&gt; dct:dateSubmitted <text:s/>“2013-09-30T14:00:00+09:00”^^xsd:dateTime }</text:p>
          </table:table-cell>
        </table:table-row>
        <table:table-row table:style-name="ro2">
          <table:table-cell table:style-name="ce7" office:value-type="string" calcext:value-type="string">
            <text:p>http://data.open-opinion.org/socia/data/Goal/ぎんなんを販売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5];&quot;&gt;&quot;;[.$E$3];[.F95];[.$G$3])" office:value-type="string" office:string-value="INSERT DATA { &lt;http://data.open-opinion.org/socia/data/Goal/ぎんなんを販売する&gt; dct:dateSubmitted  “2013-09-30T14:00:00+09:00”^^xsd:dateTime }" calcext:value-type="string">
            <text:p>INSERT DATA { &lt;http://data.open-opinion.org/socia/data/Goal/ぎんなんを販売する&gt; dct:dateSubmitted <text:s/>“2013-09-30T14:00:00+09:00”^^xsd:dateTime }</text:p>
          </table:table-cell>
        </table:table-row>
        <table:table-row table:style-name="ro2">
          <table:table-cell table:style-name="ce7" office:value-type="string" calcext:value-type="string">
            <text:p>http://data.open-opinion.org/socia/data/Goal/震災復興支援金を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6];&quot;&gt;&quot;;[.$E$3];[.F96];[.$G$3])" office:value-type="string" office:string-value="INSERT DATA { &lt;http://data.open-opinion.org/socia/data/Goal/震災復興支援金を送る&gt; dct:dateSubmitted  “2013-09-30T14:00:00+09:00”^^xsd:dateTime }" calcext:value-type="string">
            <text:p>INSERT DATA { &lt;http://data.open-opinion.org/socia/data/Goal/震災復興支援金を送る&gt; dct:dateSubmitted <text:s/>“2013-09-30T14:00:00+09:00”^^xsd:dateTime }</text:p>
          </table:table-cell>
        </table:table-row>
        <table:table-row table:style-name="ro2">
          <table:table-cell table:style-name="ce7" office:value-type="string" calcext:value-type="string">
            <text:p>http://data.open-opinion.org/socia/data/Goal/生活再建支援金を被災者に支給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7];&quot;&gt;&quot;;[.$E$3];[.F97];[.$G$3])" office:value-type="string" office:string-value="INSERT DATA { &lt;http://data.open-opinion.org/socia/data/Goal/生活再建支援金を被災者に支給する&gt; dct:dateSubmitted  “2013-09-30T14:00:00+09:00”^^xsd:dateTime }" calcext:value-type="string">
            <text:p>INSERT DATA { &lt;http://data.open-opinion.org/socia/data/Goal/生活再建支援金を被災者に支給する&gt; dct:dateSubmitted <text:s/>“2013-09-30T14:00:00+09:00”^^xsd:dateTime }</text:p>
          </table:table-cell>
        </table:table-row>
        <table:table-row table:style-name="ro2">
          <table:table-cell table:style-name="ce7" office:value-type="string" calcext:value-type="string">
            <text:p>http://data.open-opinion.org/socia/data/Goal/除染対策</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8];&quot;&gt;&quot;;[.$E$3];[.F98];[.$G$3])" office:value-type="string" office:string-value="INSERT DATA { &lt;http://data.open-opinion.org/socia/data/Goal/除染対策&gt; dct:dateSubmitted  “2013-09-30T14:00:00+09:00”^^xsd:dateTime }" calcext:value-type="string">
            <text:p>INSERT DATA { &lt;http://data.open-opinion.org/socia/data/Goal/除染対策&gt; dct:dateSubmitted <text:s/>“2013-09-30T14:00:00+09:00”^^xsd:dateTime }</text:p>
          </table:table-cell>
        </table:table-row>
        <table:table-row table:style-name="ro2">
          <table:table-cell table:style-name="ce7" office:value-type="string" calcext:value-type="string">
            <text:p>http://data.open-opinion.org/socia/data/Goal/再生可能エネルギーの利活用</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99];&quot;&gt;&quot;;[.$E$3];[.F99];[.$G$3])" office:value-type="string" office:string-value="INSERT DATA { &lt;http://data.open-opinion.org/socia/data/Goal/再生可能エネルギーの利活用&gt; dct:dateSubmitted  “2013-09-30T14:00:00+09:00”^^xsd:dateTime }" calcext:value-type="string">
            <text:p>INSERT DATA { &lt;http://data.open-opinion.org/socia/data/Goal/再生可能エネルギーの利活用&gt; dct:dateSubmitted <text:s/>“2013-09-30T14:00:00+09:00”^^xsd:dateTime }</text:p>
          </table:table-cell>
        </table:table-row>
        <table:table-row table:style-name="ro2">
          <table:table-cell table:style-name="ce7" office:value-type="string" calcext:value-type="string">
            <text:p>http://data.open-opinion.org/socia/data/Goal/きめ細かい放射性物質検査の実施</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0];&quot;&gt;&quot;;[.$E$3];[.F100];[.$G$3])" office:value-type="string" office:string-value="INSERT DATA { &lt;http://data.open-opinion.org/socia/data/Goal/きめ細かい放射性物質検査の実施&gt; dct:dateSubmitted  “2013-09-30T14:00:00+09:00”^^xsd:dateTime }" calcext:value-type="string">
            <text:p>INSERT DATA { &lt;http://data.open-opinion.org/socia/data/Goal/きめ細かい放射性物質検査の実施&gt; dct:dateSubmitted <text:s/>“2013-09-30T14:00:00+09:00”^^xsd:dateTime }</text:p>
          </table:table-cell>
        </table:table-row>
        <table:table-row table:style-name="ro2">
          <table:table-cell table:style-name="ce7" office:value-type="string" calcext:value-type="string">
            <text:p>http://data.open-opinion.org/socia/data/Goal/浮体式洋上風力発電所を建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1];&quot;&gt;&quot;;[.$E$3];[.F101];[.$G$3])" office:value-type="string" office:string-value="INSERT DATA { &lt;http://data.open-opinion.org/socia/data/Goal/浮体式洋上風力発電所を建設する&gt; dct:dateSubmitted  “2013-09-30T14:00:00+09:00”^^xsd:dateTime }" calcext:value-type="string">
            <text:p>INSERT DATA { &lt;http://data.open-opinion.org/socia/data/Goal/浮体式洋上風力発電所を建設する&gt; dct:dateSubmitted <text:s/>“2013-09-30T14:00:00+09:00”^^xsd:dateTime }</text:p>
          </table:table-cell>
        </table:table-row>
        <table:table-row table:style-name="ro2">
          <table:table-cell table:style-name="ce7" office:value-type="string" calcext:value-type="string">
            <text:p>http://data.open-opinion.org/socia/data/Goal/環太平洋連携協定（ＴＰＰ）交渉参加反対</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2];&quot;&gt;&quot;;[.$E$3];[.F102];[.$G$3])" office:value-type="string" office:string-value="INSERT DATA { &lt;http://data.open-opinion.org/socia/data/Goal/環太平洋連携協定（ＴＰＰ）交渉参加反対&gt; dct:dateSubmitted  “2013-09-30T14:00:00+09:00”^^xsd:dateTime }" calcext:value-type="string">
            <text:p>INSERT DATA { &lt;http://data.open-opinion.org/socia/data/Goal/環太平洋連携協定（ＴＰＰ）交渉参加反対&gt; dct:dateSubmitted <text:s/>“2013-09-30T14:00:00+09:00”^^xsd:dateTime }</text:p>
          </table:table-cell>
        </table:table-row>
        <table:table-row table:style-name="ro2">
          <table:table-cell table:style-name="ce7" office:value-type="string" calcext:value-type="string">
            <text:p>http://data.open-opinion.org/socia/data/Goal/避難先との交流を深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3];&quot;&gt;&quot;;[.$E$3];[.F103];[.$G$3])" office:value-type="string" office:string-value="INSERT DATA { &lt;http://data.open-opinion.org/socia/data/Goal/避難先との交流を深める&gt; dct:dateSubmitted  “2013-09-30T14:00:00+09:00”^^xsd:dateTime }" calcext:value-type="string">
            <text:p>INSERT DATA { &lt;http://data.open-opinion.org/socia/data/Goal/避難先との交流を深める&gt; dct:dateSubmitted <text:s/>“2013-09-30T14:00:00+09:00”^^xsd:dateTime }</text:p>
          </table:table-cell>
        </table:table-row>
        <table:table-row table:style-name="ro2">
          <table:table-cell table:style-name="ce7" office:value-type="string" calcext:value-type="string">
            <text:p>http://data.open-opinion.org/socia/data/Goal/住民主導で人ありきの復興住宅を考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4];&quot;&gt;&quot;;[.$E$3];[.F104];[.$G$3])" office:value-type="string" office:string-value="INSERT DATA { &lt;http://data.open-opinion.org/socia/data/Goal/住民主導で人ありきの復興住宅を考える&gt; dct:dateSubmitted  “2013-09-30T14:00:00+09:00”^^xsd:dateTime }" calcext:value-type="string">
            <text:p>INSERT DATA { &lt;http://data.open-opinion.org/socia/data/Goal/住民主導で人ありきの復興住宅を考える&gt; dct:dateSubmitted <text:s/>“2013-09-30T14:00:00+09:00”^^xsd:dateTime }</text:p>
          </table:table-cell>
        </table:table-row>
        <table:table-row table:style-name="ro2">
          <table:table-cell table:style-name="ce7" office:value-type="string" calcext:value-type="string">
            <text:p>http://data.open-opinion.org/socia/data/Goal/生活環境の基盤整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5];&quot;&gt;&quot;;[.$E$3];[.F105];[.$G$3])" office:value-type="string" office:string-value="INSERT DATA { &lt;http://data.open-opinion.org/socia/data/Goal/生活環境の基盤整備&gt; dct:dateSubmitted  “2013-09-30T14:00:00+09:00”^^xsd:dateTime }" calcext:value-type="string">
            <text:p>INSERT DATA { &lt;http://data.open-opinion.org/socia/data/Goal/生活環境の基盤整備&gt; dct:dateSubmitted <text:s/>“2013-09-30T14:00:00+09:00”^^xsd:dateTime }</text:p>
          </table:table-cell>
        </table:table-row>
        <table:table-row table:style-name="ro2">
          <table:table-cell table:style-name="ce7" office:value-type="string" calcext:value-type="string">
            <text:p>http://data.open-opinion.org/socia/data/Goal/支援金を受け取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6];&quot;&gt;&quot;;[.$E$3];[.F106];[.$G$3])" office:value-type="string" office:string-value="INSERT DATA { &lt;http://data.open-opinion.org/socia/data/Goal/支援金を受け取る&gt; dct:dateSubmitted  “2013-09-30T14:00:00+09:00”^^xsd:dateTime }" calcext:value-type="string">
            <text:p>INSERT DATA { &lt;http://data.open-opinion.org/socia/data/Goal/支援金を受け取る&gt; dct:dateSubmitted <text:s/>“2013-09-30T14:00:00+09:00”^^xsd:dateTime }</text:p>
          </table:table-cell>
        </table:table-row>
        <table:table-row table:style-name="ro2">
          <table:table-cell table:style-name="ce7" office:value-type="string" calcext:value-type="string">
            <text:p>http://data.open-opinion.org/socia/data/Goal/放射性物質の分布状況を簡単に観測、動画撮影できる特殊ビデオカメラを開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7];&quot;&gt;&quot;;[.$E$3];[.F107];[.$G$3])" office:value-type="string" office:string-value="INSERT DATA { &lt;http://data.open-opinion.org/socia/data/Goal/放射性物質の分布状況を簡単に観測、動画撮影できる特殊ビデオカメラを開発&gt; dct:dateSubmitted  “2013-09-30T14:00:00+09:00”^^xsd:dateTime }" calcext:value-type="string">
            <text:p>INSERT DATA { &lt;http://data.open-opinion.org/socia/data/Goal/放射性物質の分布状況を簡単に観測、動画撮影できる特殊ビデオカメラを開発&gt; dct:dateSubmitted <text:s/>“2013-09-30T14:00:00+09:00”^^xsd:dateTime }</text:p>
          </table:table-cell>
        </table:table-row>
        <table:table-row table:style-name="ro2">
          <table:table-cell table:style-name="ce7" office:value-type="string" calcext:value-type="string">
            <text:p>http://data.open-opinion.org/socia/data/Goal/除染作業の速度を上げ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8];&quot;&gt;&quot;;[.$E$3];[.F108];[.$G$3])" office:value-type="string" office:string-value="INSERT DATA { &lt;http://data.open-opinion.org/socia/data/Goal/除染作業の速度を上げる&gt; dct:dateSubmitted  “2013-09-30T14:00:00+09:00”^^xsd:dateTime }" calcext:value-type="string">
            <text:p>INSERT DATA { &lt;http://data.open-opinion.org/socia/data/Goal/除染作業の速度を上げる&gt; dct:dateSubmitted <text:s/>“2013-09-30T14:00:00+09:00”^^xsd:dateTime }</text:p>
          </table:table-cell>
        </table:table-row>
        <table:table-row table:style-name="ro2">
          <table:table-cell table:style-name="ce7" office:value-type="string" calcext:value-type="string">
            <text:p>http://data.open-opinion.org/socia/data/Goal/汚染土壌を保管する中間貯蔵施設建設候補地の見直し</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09];&quot;&gt;&quot;;[.$E$3];[.F109];[.$G$3])" office:value-type="string" office:string-value="INSERT DATA { &lt;http://data.open-opinion.org/socia/data/Goal/汚染土壌を保管する中間貯蔵施設建設候補地の見直し&gt; dct:dateSubmitted  “2013-09-30T14:00:00+09:00”^^xsd:dateTime }" calcext:value-type="string">
            <text:p>INSERT DATA { &lt;http://data.open-opinion.org/socia/data/Goal/汚染土壌を保管する中間貯蔵施設建設候補地の見直し&gt; dct:dateSubmitted <text:s/>“2013-09-30T14:00:00+09:00”^^xsd:dateTime }</text:p>
          </table:table-cell>
        </table:table-row>
        <table:table-row table:style-name="ro2">
          <table:table-cell table:style-name="ce7" office:value-type="string" calcext:value-type="string">
            <text:p>http://data.open-opinion.org/socia/data/Goal/候補地選定の受け入れ</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0];&quot;&gt;&quot;;[.$E$3];[.F110];[.$G$3])" office:value-type="string" office:string-value="INSERT DATA { &lt;http://data.open-opinion.org/socia/data/Goal/候補地選定の受け入れ&gt; dct:dateSubmitted  “2013-09-30T14:00:00+09:00”^^xsd:dateTime }" calcext:value-type="string">
            <text:p>INSERT DATA { &lt;http://data.open-opinion.org/socia/data/Goal/候補地選定の受け入れ&gt; dct:dateSubmitted <text:s/>“2013-09-30T14:00:00+09:00”^^xsd:dateTime }</text:p>
          </table:table-cell>
        </table:table-row>
        <table:table-row table:style-name="ro2">
          <table:table-cell table:style-name="ce7" office:value-type="string" calcext:value-type="string">
            <text:p>http://data.open-opinion.org/socia/data/Goal/東京電力福島第１原発事故に伴う損害賠償として東京電力が２６８５万円を払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1];&quot;&gt;&quot;;[.$E$3];[.F111];[.$G$3])" office:value-type="string" office:string-value="INSERT DATA { &lt;http://data.open-opinion.org/socia/data/Goal/東京電力福島第１原発事故に伴う損害賠償として東京電力が２６８５万円を払う&gt; dct:dateSubmitted  “2013-09-30T14:00:00+09:00”^^xsd:dateTime }" calcext:value-type="string">
            <text:p>INSERT DATA { &lt;http://data.open-opinion.org/socia/data/Goal/東京電力福島第１原発事故に伴う損害賠償として東京電力が２６８５万円を払う&gt; dct:dateSubmitted <text:s/>“2013-09-30T14:00:00+09:00”^^xsd:dateTime }</text:p>
          </table:table-cell>
        </table:table-row>
        <table:table-row table:style-name="ro2">
          <table:table-cell table:style-name="ce7" office:value-type="string" calcext:value-type="string">
            <text:p>http://data.open-opinion.org/socia/data/Goal/東京電力が福島第一事故の責任を取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2];&quot;&gt;&quot;;[.$E$3];[.F112];[.$G$3])" office:value-type="string" office:string-value="INSERT DATA { &lt;http://data.open-opinion.org/socia/data/Goal/東京電力が福島第一事故の責任を取る&gt; dct:dateSubmitted  “2013-09-30T14:00:00+09:00”^^xsd:dateTime }" calcext:value-type="string">
            <text:p>INSERT DATA { &lt;http://data.open-opinion.org/socia/data/Goal/東京電力が福島第一事故の責任を取る&gt; dct:dateSubmitted <text:s/>“2013-09-30T14:00:00+09:00”^^xsd:dateTime }</text:p>
          </table:table-cell>
        </table:table-row>
        <table:table-row table:style-name="ro2">
          <table:table-cell table:style-name="ce7" office:value-type="string" calcext:value-type="string">
            <text:p>http://data.open-opinion.org/socia/data/Goal/東京電力が避難者に対して補償を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3];&quot;&gt;&quot;;[.$E$3];[.F113];[.$G$3])" office:value-type="string" office:string-value="INSERT DATA { &lt;http://data.open-opinion.org/socia/data/Goal/東京電力が避難者に対して補償をする&gt; dct:dateSubmitted  “2013-09-30T14:00:00+09:00”^^xsd:dateTime }" calcext:value-type="string">
            <text:p>INSERT DATA { &lt;http://data.open-opinion.org/socia/data/Goal/東京電力が避難者に対して補償をする&gt; dct:dateSubmitted <text:s/>“2013-09-30T14:00:00+09:00”^^xsd:dateTime }</text:p>
          </table:table-cell>
        </table:table-row>
        <table:table-row table:style-name="ro2">
          <table:table-cell table:style-name="ce7" office:value-type="string" calcext:value-type="string">
            <text:p>http://data.open-opinion.org/socia/data/Goal/原発事故による賠償請求の相談に乗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4];&quot;&gt;&quot;;[.$E$3];[.F114];[.$G$3])" office:value-type="string" office:string-value="INSERT DATA { &lt;http://data.open-opinion.org/socia/data/Goal/原発事故による賠償請求の相談に乗る&gt; dct:dateSubmitted  “2013-09-30T14:00:00+09:00”^^xsd:dateTime }" calcext:value-type="string">
            <text:p>INSERT DATA { &lt;http://data.open-opinion.org/socia/data/Goal/原発事故による賠償請求の相談に乗る&gt; dct:dateSubmitted <text:s/>“2013-09-30T14:00:00+09:00”^^xsd:dateTime }</text:p>
          </table:table-cell>
        </table:table-row>
        <table:table-row table:style-name="ro2">
          <table:table-cell table:style-name="ce7" office:value-type="string" calcext:value-type="string">
            <text:p>http://data.open-opinion.org/socia/data/Goal/原発事故損害賠償の説明会・相談会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5];&quot;&gt;&quot;;[.$E$3];[.F115];[.$G$3])" office:value-type="string" office:string-value="INSERT DATA { &lt;http://data.open-opinion.org/socia/data/Goal/原発事故損害賠償の説明会・相談会を行う&gt; dct:dateSubmitted  “2013-09-30T14:00:00+09:00”^^xsd:dateTime }" calcext:value-type="string">
            <text:p>INSERT DATA { &lt;http://data.open-opinion.org/socia/data/Goal/原発事故損害賠償の説明会・相談会を行う&gt; dct:dateSubmitted <text:s/>“2013-09-30T14:00:00+09:00”^^xsd:dateTime }</text:p>
          </table:table-cell>
        </table:table-row>
        <table:table-row table:style-name="ro2">
          <table:table-cell table:style-name="ce7" office:value-type="string" calcext:value-type="string">
            <text:p>http://data.open-opinion.org/socia/data/Goal/住民が除染に参加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6];&quot;&gt;&quot;;[.$E$3];[.F116];[.$G$3])" office:value-type="string" office:string-value="INSERT DATA { &lt;http://data.open-opinion.org/socia/data/Goal/住民が除染に参加する&gt; dct:dateSubmitted  “2013-09-30T14:00:00+09:00”^^xsd:dateTime }" calcext:value-type="string">
            <text:p>INSERT DATA { &lt;http://data.open-opinion.org/socia/data/Goal/住民が除染に参加する&gt; dct:dateSubmitted <text:s/>“2013-09-30T14:00:00+09:00”^^xsd:dateTime }</text:p>
          </table:table-cell>
        </table:table-row>
        <table:table-row table:style-name="ro2">
          <table:table-cell table:style-name="ce7" office:value-type="string" calcext:value-type="string">
            <text:p>http://data.open-opinion.org/socia/data/Goal/公費負担によるマンション敷地の除染</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7];&quot;&gt;&quot;;[.$E$3];[.F117];[.$G$3])" office:value-type="string" office:string-value="INSERT DATA { &lt;http://data.open-opinion.org/socia/data/Goal/公費負担によるマンション敷地の除染&gt; dct:dateSubmitted  “2013-09-30T14:00:00+09:00”^^xsd:dateTime }" calcext:value-type="string">
            <text:p>INSERT DATA { &lt;http://data.open-opinion.org/socia/data/Goal/公費負担によるマンション敷地の除染&gt; dct:dateSubmitted <text:s/>“2013-09-30T14:00:00+09:00”^^xsd:dateTime }</text:p>
          </table:table-cell>
        </table:table-row>
        <table:table-row table:style-name="ro2">
          <table:table-cell table:style-name="ce7" office:value-type="string" calcext:value-type="string">
            <text:p>http://data.open-opinion.org/socia/data/Goal/除染業者を認定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8];&quot;&gt;&quot;;[.$E$3];[.F118];[.$G$3])" office:value-type="string" office:string-value="INSERT DATA { &lt;http://data.open-opinion.org/socia/data/Goal/除染業者を認定する&gt; dct:dateSubmitted  “2013-09-30T14:00:00+09:00”^^xsd:dateTime }" calcext:value-type="string">
            <text:p>INSERT DATA { &lt;http://data.open-opinion.org/socia/data/Goal/除染業者を認定する&gt; dct:dateSubmitted <text:s/>“2013-09-30T14:00:00+09:00”^^xsd:dateTime }</text:p>
          </table:table-cell>
        </table:table-row>
        <table:table-row table:style-name="ro2">
          <table:table-cell table:style-name="ce7" office:value-type="string" calcext:value-type="string">
            <text:p>http://data.open-opinion.org/socia/data/Goal/復興を目指す福島県の声を発信</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19];&quot;&gt;&quot;;[.$E$3];[.F119];[.$G$3])" office:value-type="string" office:string-value="INSERT DATA { &lt;http://data.open-opinion.org/socia/data/Goal/復興を目指す福島県の声を発信&gt; dct:dateSubmitted  “2013-09-30T14:00:00+09:00”^^xsd:dateTime }" calcext:value-type="string">
            <text:p>INSERT DATA { &lt;http://data.open-opinion.org/socia/data/Goal/復興を目指す福島県の声を発信&gt; dct:dateSubmitted <text:s/>“2013-09-30T14:00:00+09:00”^^xsd:dateTime }</text:p>
          </table:table-cell>
        </table:table-row>
        <table:table-row table:style-name="ro2">
          <table:table-cell table:style-name="ce7" office:value-type="string" calcext:value-type="string">
            <text:p>http://data.open-opinion.org/socia/data/Goal/南三陸町の窮状を発信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0];&quot;&gt;&quot;;[.$E$3];[.F120];[.$G$3])" office:value-type="string" office:string-value="INSERT DATA { &lt;http://data.open-opinion.org/socia/data/Goal/南三陸町の窮状を発信する&gt; dct:dateSubmitted  “2013-09-30T14:00:00+09:00”^^xsd:dateTime }" calcext:value-type="string">
            <text:p>INSERT DATA { &lt;http://data.open-opinion.org/socia/data/Goal/南三陸町の窮状を発信する&gt; dct:dateSubmitted <text:s/>“2013-09-30T14:00:00+09:00”^^xsd:dateTime }</text:p>
          </table:table-cell>
        </table:table-row>
        <table:table-row table:style-name="ro2">
          <table:table-cell table:style-name="ce7" office:value-type="string" calcext:value-type="string">
            <text:p>http://data.open-opinion.org/socia/data/Goal/次代を担う２０～３０代が復興に向けた考えを語り合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1];&quot;&gt;&quot;;[.$E$3];[.F121];[.$G$3])" office:value-type="string" office:string-value="INSERT DATA { &lt;http://data.open-opinion.org/socia/data/Goal/次代を担う２０～３０代が復興に向けた考えを語り合う&gt; dct:dateSubmitted  “2013-09-30T14:00:00+09:00”^^xsd:dateTime }" calcext:value-type="string">
            <text:p>INSERT DATA { &lt;http://data.open-opinion.org/socia/data/Goal/次代を担う２０～３０代が復興に向けた考えを語り合う&gt; dct:dateSubmitted <text:s/>“2013-09-30T14:00:00+09:00”^^xsd:dateTime }</text:p>
          </table:table-cell>
        </table:table-row>
        <table:table-row table:style-name="ro2">
          <table:table-cell table:style-name="ce7" office:value-type="string" calcext:value-type="string">
            <text:p>http://data.open-opinion.org/socia/data/Goal/2012年11月下旬に取りまとめを発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2];&quot;&gt;&quot;;[.$E$3];[.F122];[.$G$3])" office:value-type="string" office:string-value="INSERT DATA { &lt;http://data.open-opinion.org/socia/data/Goal/2012年11月下旬に取りまとめを発表する&gt; dct:dateSubmitted  “2013-09-30T14:00:00+09:00”^^xsd:dateTime }" calcext:value-type="string">
            <text:p>INSERT DATA { &lt;http://data.open-opinion.org/socia/data/Goal/2012年11月下旬に取りまとめを発表する&gt; dct:dateSubmitted <text:s/>“2013-09-30T14:00:00+09:00”^^xsd:dateTime }</text:p>
          </table:table-cell>
        </table:table-row>
        <table:table-row table:style-name="ro2">
          <table:table-cell table:style-name="ce7" office:value-type="string" calcext:value-type="string">
            <text:p>http://data.open-opinion.org/socia/data/Goal/震災のことをわすれ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3];&quot;&gt;&quot;;[.$E$3];[.F123];[.$G$3])" office:value-type="string" office:string-value="INSERT DATA { &lt;http://data.open-opinion.org/socia/data/Goal/震災のことをわすれない&gt; dct:dateSubmitted  “2013-09-30T14:00:00+09:00”^^xsd:dateTime }" calcext:value-type="string">
            <text:p>INSERT DATA { &lt;http://data.open-opinion.org/socia/data/Goal/震災のことをわすれない&gt; dct:dateSubmitted <text:s/>“2013-09-30T14:00:00+09:00”^^xsd:dateTime }</text:p>
          </table:table-cell>
        </table:table-row>
        <table:table-row table:style-name="ro2">
          <table:table-cell table:style-name="ce7" office:value-type="string" calcext:value-type="string">
            <text:p>http://data.open-opinion.org/socia/data/Goal/震災の記憶を保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4];&quot;&gt;&quot;;[.$E$3];[.F124];[.$G$3])" office:value-type="string" office:string-value="INSERT DATA { &lt;http://data.open-opinion.org/socia/data/Goal/震災の記憶を保つ&gt; dct:dateSubmitted  “2013-09-30T14:00:00+09:00”^^xsd:dateTime }" calcext:value-type="string">
            <text:p>INSERT DATA { &lt;http://data.open-opinion.org/socia/data/Goal/震災の記憶を保つ&gt; dct:dateSubmitted <text:s/>“2013-09-30T14:00:00+09:00”^^xsd:dateTime }</text:p>
          </table:table-cell>
        </table:table-row>
        <table:table-row table:style-name="ro2">
          <table:table-cell table:style-name="ce7" office:value-type="string" calcext:value-type="string">
            <text:p>http://data.open-opinion.org/socia/data/Goal/支援金を適正に支給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5];&quot;&gt;&quot;;[.$E$3];[.F125];[.$G$3])" office:value-type="string" office:string-value="INSERT DATA { &lt;http://data.open-opinion.org/socia/data/Goal/支援金を適正に支給する&gt; dct:dateSubmitted  “2013-09-30T14:00:00+09:00”^^xsd:dateTime }" calcext:value-type="string">
            <text:p>INSERT DATA { &lt;http://data.open-opinion.org/socia/data/Goal/支援金を適正に支給する&gt; dct:dateSubmitted <text:s/>“2013-09-30T14:00:00+09:00”^^xsd:dateTime }</text:p>
          </table:table-cell>
        </table:table-row>
        <table:table-row table:style-name="ro2">
          <table:table-cell table:style-name="ce7" office:value-type="string" calcext:value-type="string">
            <text:p>http://data.open-opinion.org/socia/data/Goal/震災による損壊規模を判定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6];&quot;&gt;&quot;;[.$E$3];[.F126];[.$G$3])" office:value-type="string" office:string-value="INSERT DATA { &lt;http://data.open-opinion.org/socia/data/Goal/震災による損壊規模を判定する&gt; dct:dateSubmitted  “2013-09-30T14:00:00+09:00”^^xsd:dateTime }" calcext:value-type="string">
            <text:p>INSERT DATA { &lt;http://data.open-opinion.org/socia/data/Goal/震災による損壊規模を判定する&gt; dct:dateSubmitted <text:s/>“2013-09-30T14:00:00+09:00”^^xsd:dateTime }</text:p>
          </table:table-cell>
        </table:table-row>
        <table:table-row table:style-name="ro2">
          <table:table-cell table:style-name="ce7" office:value-type="string" calcext:value-type="string">
            <text:p>http://data.open-opinion.org/socia/data/Goal/生活再建支援金を公平に支給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7];&quot;&gt;&quot;;[.$E$3];[.F127];[.$G$3])" office:value-type="string" office:string-value="INSERT DATA { &lt;http://data.open-opinion.org/socia/data/Goal/生活再建支援金を公平に支給する&gt; dct:dateSubmitted  “2013-09-30T14:00:00+09:00”^^xsd:dateTime }" calcext:value-type="string">
            <text:p>INSERT DATA { &lt;http://data.open-opinion.org/socia/data/Goal/生活再建支援金を公平に支給する&gt; dct:dateSubmitted <text:s/>“2013-09-30T14:00:00+09:00”^^xsd:dateTime }</text:p>
          </table:table-cell>
        </table:table-row>
        <table:table-row table:style-name="ro2">
          <table:table-cell table:style-name="ce7" office:value-type="string" calcext:value-type="string">
            <text:p>http://data.open-opinion.org/socia/data/Goal/支給済み支援金の返済を求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8];&quot;&gt;&quot;;[.$E$3];[.F128];[.$G$3])" office:value-type="string" office:string-value="INSERT DATA { &lt;http://data.open-opinion.org/socia/data/Goal/支給済み支援金の返済を求める&gt; dct:dateSubmitted  “2013-09-30T14:00:00+09:00”^^xsd:dateTime }" calcext:value-type="string">
            <text:p>INSERT DATA { &lt;http://data.open-opinion.org/socia/data/Goal/支給済み支援金の返済を求める&gt; dct:dateSubmitted <text:s/>“2013-09-30T14:00:00+09:00”^^xsd:dateTime }</text:p>
          </table:table-cell>
        </table:table-row>
        <table:table-row table:style-name="ro2">
          <table:table-cell table:style-name="ce7" office:value-type="string" calcext:value-type="string">
            <text:p>http://data.open-opinion.org/socia/data/Goal/支給済み支援金を返済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29];&quot;&gt;&quot;;[.$E$3];[.F129];[.$G$3])" office:value-type="string" office:string-value="INSERT DATA { &lt;http://data.open-opinion.org/socia/data/Goal/支給済み支援金を返済しない&gt; dct:dateSubmitted  “2013-09-30T14:00:00+09:00”^^xsd:dateTime }" calcext:value-type="string">
            <text:p>INSERT DATA { &lt;http://data.open-opinion.org/socia/data/Goal/支給済み支援金を返済しない&gt; dct:dateSubmitted <text:s/>“2013-09-30T14:00:00+09:00”^^xsd:dateTime }</text:p>
          </table:table-cell>
        </table:table-row>
        <table:table-row table:style-name="ro2">
          <table:table-cell table:style-name="ce7" office:value-type="string" calcext:value-type="string">
            <text:p>http://data.open-opinion.org/socia/data/Goal/事故後４カ月間の個人の行動記録に基づいて調べ、外部被曝を推計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0];&quot;&gt;&quot;;[.$E$3];[.F130];[.$G$3])" office:value-type="string" office:string-value="INSERT DATA { &lt;http://data.open-opinion.org/socia/data/Goal/事故後４カ月間の個人の行動記録に基づいて調べ、外部被曝を推計する&gt; dct:dateSubmitted  “2013-09-30T14:00:00+09:00”^^xsd:dateTime }" calcext:value-type="string">
            <text:p>INSERT DATA { &lt;http://data.open-opinion.org/socia/data/Goal/事故後４カ月間の個人の行動記録に基づいて調べ、外部被曝を推計する&gt; dct:dateSubmitted <text:s/>“2013-09-30T14:00:00+09:00”^^xsd:dateTime }</text:p>
          </table:table-cell>
        </table:table-row>
        <table:table-row table:style-name="ro2">
          <table:table-cell table:style-name="ce7" office:value-type="string" calcext:value-type="string">
            <text:p>http://data.open-opinion.org/socia/data/Goal/福島第一原発事故による放射能汚染の実態を調査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1];&quot;&gt;&quot;;[.$E$3];[.F131];[.$G$3])" office:value-type="string" office:string-value="INSERT DATA { &lt;http://data.open-opinion.org/socia/data/Goal/福島第一原発事故による放射能汚染の実態を調査する&gt; dct:dateSubmitted  “2013-09-30T14:00:00+09:00”^^xsd:dateTime }" calcext:value-type="string">
            <text:p>INSERT DATA { &lt;http://data.open-opinion.org/socia/data/Goal/福島第一原発事故による放射能汚染の実態を調査する&gt; dct:dateSubmitted <text:s/>“2013-09-30T14:00:00+09:00”^^xsd:dateTime }</text:p>
          </table:table-cell>
        </table:table-row>
        <table:table-row table:style-name="ro2">
          <table:table-cell table:style-name="ce7" office:value-type="string" calcext:value-type="string">
            <text:p>http://data.open-opinion.org/socia/data/Goal/被爆による健康被害に対応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2];&quot;&gt;&quot;;[.$E$3];[.F132];[.$G$3])" office:value-type="string" office:string-value="INSERT DATA { &lt;http://data.open-opinion.org/socia/data/Goal/被爆による健康被害に対応する&gt; dct:dateSubmitted  “2013-09-30T14:00:00+09:00”^^xsd:dateTime }" calcext:value-type="string">
            <text:p>INSERT DATA { &lt;http://data.open-opinion.org/socia/data/Goal/被爆による健康被害に対応する&gt; dct:dateSubmitted <text:s/>“2013-09-30T14:00:00+09:00”^^xsd:dateTime }</text:p>
          </table:table-cell>
        </table:table-row>
        <table:table-row table:style-name="ro2">
          <table:table-cell table:style-name="ce7" office:value-type="string" calcext:value-type="string">
            <text:p>http://data.open-opinion.org/socia/data/Goal/被ばく医療</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3];&quot;&gt;&quot;;[.$E$3];[.F133];[.$G$3])" office:value-type="string" office:string-value="INSERT DATA { &lt;http://data.open-opinion.org/socia/data/Goal/被ばく医療&gt; dct:dateSubmitted  “2013-09-30T14:00:00+09:00”^^xsd:dateTime }" calcext:value-type="string">
            <text:p>INSERT DATA { &lt;http://data.open-opinion.org/socia/data/Goal/被ばく医療&gt; dct:dateSubmitted <text:s/>“2013-09-30T14:00:00+09:00”^^xsd:dateTime }</text:p>
          </table:table-cell>
        </table:table-row>
        <table:table-row table:style-name="ro2">
          <table:table-cell table:style-name="ce7" office:value-type="string" calcext:value-type="string">
            <text:p>http://data.open-opinion.org/socia/data/Goal/福島の住人の被ばく医療や健康管理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4];&quot;&gt;&quot;;[.$E$3];[.F134];[.$G$3])" office:value-type="string" office:string-value="INSERT DATA { &lt;http://data.open-opinion.org/socia/data/Goal/福島の住人の被ばく医療や健康管理を行う&gt; dct:dateSubmitted  “2013-09-30T14:00:00+09:00”^^xsd:dateTime }" calcext:value-type="string">
            <text:p>INSERT DATA { &lt;http://data.open-opinion.org/socia/data/Goal/福島の住人の被ばく医療や健康管理を行う&gt; dct:dateSubmitted <text:s/>“2013-09-30T14:00:00+09:00”^^xsd:dateTime }</text:p>
          </table:table-cell>
        </table:table-row>
        <table:table-row table:style-name="ro2">
          <table:table-cell table:style-name="ce7" office:value-type="string" calcext:value-type="string">
            <text:p>http://data.open-opinion.org/socia/data/Goal/東京電力福島第１原発事故による放射線の影響を調べ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5];&quot;&gt;&quot;;[.$E$3];[.F135];[.$G$3])" office:value-type="string" office:string-value="INSERT DATA { &lt;http://data.open-opinion.org/socia/data/Goal/東京電力福島第１原発事故による放射線の影響を調べる&gt; dct:dateSubmitted  “2013-09-30T14:00:00+09:00”^^xsd:dateTime }" calcext:value-type="string">
            <text:p>INSERT DATA { &lt;http://data.open-opinion.org/socia/data/Goal/東京電力福島第１原発事故による放射線の影響を調べる&gt; dct:dateSubmitted <text:s/>“2013-09-30T14:00:00+09:00”^^xsd:dateTime }</text:p>
          </table:table-cell>
        </table:table-row>
        <table:table-row table:style-name="ro2">
          <table:table-cell table:style-name="ce7" office:value-type="string" calcext:value-type="string">
            <text:p>http://data.open-opinion.org/socia/data/Goal/再生していく故郷を望める場所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6];&quot;&gt;&quot;;[.$E$3];[.F136];[.$G$3])" office:value-type="string" office:string-value="INSERT DATA { &lt;http://data.open-opinion.org/socia/data/Goal/再生していく故郷を望める場所を作る&gt; dct:dateSubmitted  “2013-09-30T14:00:00+09:00”^^xsd:dateTime }" calcext:value-type="string">
            <text:p>INSERT DATA { &lt;http://data.open-opinion.org/socia/data/Goal/再生していく故郷を望める場所を作る&gt; dct:dateSubmitted <text:s/>“2013-09-30T14:00:00+09:00”^^xsd:dateTime }</text:p>
          </table:table-cell>
        </table:table-row>
        <table:table-row table:style-name="ro2">
          <table:table-cell table:style-name="ce7" office:value-type="string" calcext:value-type="string">
            <text:p>http://data.open-opinion.org/socia/data/Goal/被災したコミュニティの絆を保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7];&quot;&gt;&quot;;[.$E$3];[.F137];[.$G$3])" office:value-type="string" office:string-value="INSERT DATA { &lt;http://data.open-opinion.org/socia/data/Goal/被災したコミュニティの絆を保つ&gt; dct:dateSubmitted  “2013-09-30T14:00:00+09:00”^^xsd:dateTime }" calcext:value-type="string">
            <text:p>INSERT DATA { &lt;http://data.open-opinion.org/socia/data/Goal/被災したコミュニティの絆を保つ&gt; dct:dateSubmitted <text:s/>“2013-09-30T14:00:00+09:00”^^xsd:dateTime }</text:p>
          </table:table-cell>
        </table:table-row>
        <table:table-row table:style-name="ro2">
          <table:table-cell table:style-name="ce7" office:value-type="string" calcext:value-type="string">
            <text:p>http://data.open-opinion.org/socia/data/Goal/移動先に置いて、移動元のコミュニティーが維持・継続でき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8];&quot;&gt;&quot;;[.$E$3];[.F138];[.$G$3])" office:value-type="string" office:string-value="INSERT DATA { &lt;http://data.open-opinion.org/socia/data/Goal/移動先に置いて、移動元のコミュニティーが維持・継続できるようにする&gt; dct:dateSubmitted  “2013-09-30T14:00:00+09:00”^^xsd:dateTime }" calcext:value-type="string">
            <text:p>INSERT DATA { &lt;http://data.open-opinion.org/socia/data/Goal/移動先に置いて、移動元のコミュニティーが維持・継続できるようにする&gt; dct:dateSubmitted <text:s/>“2013-09-30T14:00:00+09:00”^^xsd:dateTime }</text:p>
          </table:table-cell>
        </table:table-row>
        <table:table-row table:style-name="ro2">
          <table:table-cell table:style-name="ce7" office:value-type="string" calcext:value-type="string">
            <text:p>http://data.open-opinion.org/socia/data/Goal/町としてのコミュニティーを維持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39];&quot;&gt;&quot;;[.$E$3];[.F139];[.$G$3])" office:value-type="string" office:string-value="INSERT DATA { &lt;http://data.open-opinion.org/socia/data/Goal/町としてのコミュニティーを維持する&gt; dct:dateSubmitted  “2013-09-30T14:00:00+09:00”^^xsd:dateTime }" calcext:value-type="string">
            <text:p>INSERT DATA { &lt;http://data.open-opinion.org/socia/data/Goal/町としてのコミュニティーを維持する&gt; dct:dateSubmitted <text:s/>“2013-09-30T14:00:00+09:00”^^xsd:dateTime }</text:p>
          </table:table-cell>
        </table:table-row>
        <table:table-row table:style-name="ro2">
          <table:table-cell table:style-name="ce7" office:value-type="string" calcext:value-type="string">
            <text:p>http://data.open-opinion.org/socia/data/Goal/津波の塩害で廃材となるはずだったスギの丸太１９本を柱に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0];&quot;&gt;&quot;;[.$E$3];[.F140];[.$G$3])" office:value-type="string" office:string-value="INSERT DATA { &lt;http://data.open-opinion.org/socia/data/Goal/津波の塩害で廃材となるはずだったスギの丸太１９本を柱に使う&gt; dct:dateSubmitted  “2013-09-30T14:00:00+09:00”^^xsd:dateTime }" calcext:value-type="string">
            <text:p>INSERT DATA { &lt;http://data.open-opinion.org/socia/data/Goal/津波の塩害で廃材となるはずだったスギの丸太１９本を柱に使う&gt; dct:dateSubmitted <text:s/>“2013-09-30T14:00:00+09:00”^^xsd:dateTime }</text:p>
          </table:table-cell>
        </table:table-row>
        <table:table-row table:style-name="ro2">
          <table:table-cell table:style-name="ce7" office:value-type="string" calcext:value-type="string">
            <text:p>http://data.open-opinion.org/socia/data/Goal/船ごとに漁獲枠を設定し、監視のため通信衛星漁船管理システム（ＶＭＳ）の搭載を義務付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1];&quot;&gt;&quot;;[.$E$3];[.F141];[.$G$3])" office:value-type="string" office:string-value="INSERT DATA { &lt;http://data.open-opinion.org/socia/data/Goal/船ごとに漁獲枠を設定し、監視のため通信衛星漁船管理システム（ＶＭＳ）の搭載を義務付ける&gt; dct:dateSubmitted  “2013-09-30T14:00:00+09:00”^^xsd:dateTime }" calcext:value-type="string">
            <text:p>INSERT DATA { &lt;http://data.open-opinion.org/socia/data/Goal/船ごとに漁獲枠を設定し、監視のため通信衛星漁船管理システム（ＶＭＳ）の搭載を義務付ける&gt; dct:dateSubmitted <text:s/>“2013-09-30T14:00:00+09:00”^^xsd:dateTime }</text:p>
          </table:table-cell>
        </table:table-row>
        <table:table-row table:style-name="ro2">
          <table:table-cell table:style-name="ce7" office:value-type="string" calcext:value-type="string">
            <text:p>http://data.open-opinion.org/socia/data/Goal/魚種ごとに漁獲量を定める日本の「ＴＡＣ制度」をや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2];&quot;&gt;&quot;;[.$E$3];[.F142];[.$G$3])" office:value-type="string" office:string-value="INSERT DATA { &lt;http://data.open-opinion.org/socia/data/Goal/魚種ごとに漁獲量を定める日本の「ＴＡＣ制度」をやめる&gt; dct:dateSubmitted  “2013-09-30T14:00:00+09:00”^^xsd:dateTime }" calcext:value-type="string">
            <text:p>INSERT DATA { &lt;http://data.open-opinion.org/socia/data/Goal/魚種ごとに漁獲量を定める日本の「ＴＡＣ制度」をやめる&gt; dct:dateSubmitted <text:s/>“2013-09-30T14:00:00+09:00”^^xsd:dateTime }</text:p>
          </table:table-cell>
        </table:table-row>
        <table:table-row table:style-name="ro2">
          <table:table-cell table:style-name="ce7" office:value-type="string" calcext:value-type="string">
            <text:p>http://data.open-opinion.org/socia/data/Goal/三陸沿岸道を整備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3];&quot;&gt;&quot;;[.$E$3];[.F143];[.$G$3])" office:value-type="string" office:string-value="INSERT DATA { &lt;http://data.open-opinion.org/socia/data/Goal/三陸沿岸道を整備する&gt; dct:dateSubmitted  “2013-09-30T14:00:00+09:00”^^xsd:dateTime }" calcext:value-type="string">
            <text:p>INSERT DATA { &lt;http://data.open-opinion.org/socia/data/Goal/三陸沿岸道を整備する&gt; dct:dateSubmitted <text:s/>“2013-09-30T14:00:00+09:00”^^xsd:dateTime }</text:p>
          </table:table-cell>
        </table:table-row>
        <table:table-row table:style-name="ro2">
          <table:table-cell table:style-name="ce7" office:value-type="string" calcext:value-type="string">
            <text:p>http://data.open-opinion.org/socia/data/Goal/三陸沿岸道の内、宮古中央－田老北間を整備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4];&quot;&gt;&quot;;[.$E$3];[.F144];[.$G$3])" office:value-type="string" office:string-value="INSERT DATA { &lt;http://data.open-opinion.org/socia/data/Goal/三陸沿岸道の内、宮古中央－田老北間を整備する&gt; dct:dateSubmitted  “2013-09-30T14:00:00+09:00”^^xsd:dateTime }" calcext:value-type="string">
            <text:p>INSERT DATA { &lt;http://data.open-opinion.org/socia/data/Goal/三陸沿岸道の内、宮古中央－田老北間を整備する&gt; dct:dateSubmitted <text:s/>“2013-09-30T14:00:00+09:00”^^xsd:dateTime }</text:p>
          </table:table-cell>
        </table:table-row>
        <table:table-row table:style-name="ro2">
          <table:table-cell table:style-name="ce7" office:value-type="string" calcext:value-type="string">
            <text:p>http://data.open-opinion.org/socia/data/Goal/宮古市内で目に見える復興を進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5];&quot;&gt;&quot;;[.$E$3];[.F145];[.$G$3])" office:value-type="string" office:string-value="INSERT DATA { &lt;http://data.open-opinion.org/socia/data/Goal/宮古市内で目に見える復興を進める&gt; dct:dateSubmitted  “2013-09-30T14:00:00+09:00”^^xsd:dateTime }" calcext:value-type="string">
            <text:p>INSERT DATA { &lt;http://data.open-opinion.org/socia/data/Goal/宮古市内で目に見える復興を進める&gt; dct:dateSubmitted <text:s/>“2013-09-30T14:00:00+09:00”^^xsd:dateTime }</text:p>
          </table:table-cell>
        </table:table-row>
        <table:table-row table:style-name="ro2">
          <table:table-cell table:style-name="ce7" office:value-type="string" calcext:value-type="string">
            <text:p>http://data.open-opinion.org/socia/data/Goal/道路整備事業を短期間で着工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6];&quot;&gt;&quot;;[.$E$3];[.F146];[.$G$3])" office:value-type="string" office:string-value="INSERT DATA { &lt;http://data.open-opinion.org/socia/data/Goal/道路整備事業を短期間で着工する&gt; dct:dateSubmitted  “2013-09-30T14:00:00+09:00”^^xsd:dateTime }" calcext:value-type="string">
            <text:p>INSERT DATA { &lt;http://data.open-opinion.org/socia/data/Goal/道路整備事業を短期間で着工する&gt; dct:dateSubmitted <text:s/>“2013-09-30T14:00:00+09:00”^^xsd:dateTime }</text:p>
          </table:table-cell>
        </table:table-row>
        <table:table-row table:style-name="ro2">
          <table:table-cell table:style-name="ce7" office:value-type="string" calcext:value-type="string">
            <text:p>http://data.open-opinion.org/socia/data/Goal/復旧・復興事業に携わる職員の長期派遣要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7];&quot;&gt;&quot;;[.$E$3];[.F147];[.$G$3])" office:value-type="string" office:string-value="INSERT DATA { &lt;http://data.open-opinion.org/socia/data/Goal/復旧・復興事業に携わる職員の長期派遣要請&gt; dct:dateSubmitted  “2013-09-30T14:00:00+09:00”^^xsd:dateTime }" calcext:value-type="string">
            <text:p>INSERT DATA { &lt;http://data.open-opinion.org/socia/data/Goal/復旧・復興事業に携わる職員の長期派遣要請&gt; dct:dateSubmitted <text:s/>“2013-09-30T14:00:00+09:00”^^xsd:dateTime }</text:p>
          </table:table-cell>
        </table:table-row>
        <table:table-row table:style-name="ro2">
          <table:table-cell table:style-name="ce7" office:value-type="string" calcext:value-type="string">
            <text:p>http://data.open-opinion.org/socia/data/Goal/公共工事関連の技術職員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8];&quot;&gt;&quot;;[.$E$3];[.F148];[.$G$3])" office:value-type="string" office:string-value="INSERT DATA { &lt;http://data.open-opinion.org/socia/data/Goal/公共工事関連の技術職員を確保する&gt; dct:dateSubmitted  “2013-09-30T14:00:00+09:00”^^xsd:dateTime }" calcext:value-type="string">
            <text:p>INSERT DATA { &lt;http://data.open-opinion.org/socia/data/Goal/公共工事関連の技術職員を確保する&gt; dct:dateSubmitted <text:s/>“2013-09-30T14:00:00+09:00”^^xsd:dateTime }</text:p>
          </table:table-cell>
        </table:table-row>
        <table:table-row table:style-name="ro2">
          <table:table-cell table:style-name="ce7" office:value-type="string" calcext:value-type="string">
            <text:p>http://data.open-opinion.org/socia/data/Goal/南三陸町に世間の注目を集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49];&quot;&gt;&quot;;[.$E$3];[.F149];[.$G$3])" office:value-type="string" office:string-value="INSERT DATA { &lt;http://data.open-opinion.org/socia/data/Goal/南三陸町に世間の注目を集める&gt; dct:dateSubmitted  “2013-09-30T14:00:00+09:00”^^xsd:dateTime }" calcext:value-type="string">
            <text:p>INSERT DATA { &lt;http://data.open-opinion.org/socia/data/Goal/南三陸町に世間の注目を集める&gt; dct:dateSubmitted <text:s/>“2013-09-30T14:00:00+09:00”^^xsd:dateTime }</text:p>
          </table:table-cell>
        </table:table-row>
        <table:table-row table:style-name="ro2">
          <table:table-cell table:style-name="ce7" office:value-type="string" calcext:value-type="string">
            <text:p>http://data.open-opinion.org/socia/data/Goal/南三陸町に支援や義援金を集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0];&quot;&gt;&quot;;[.$E$3];[.F150];[.$G$3])" office:value-type="string" office:string-value="INSERT DATA { &lt;http://data.open-opinion.org/socia/data/Goal/南三陸町に支援や義援金を集める&gt; dct:dateSubmitted  “2013-09-30T14:00:00+09:00”^^xsd:dateTime }" calcext:value-type="string">
            <text:p>INSERT DATA { &lt;http://data.open-opinion.org/socia/data/Goal/南三陸町に支援や義援金を集める&gt; dct:dateSubmitted <text:s/>“2013-09-30T14:00:00+09:00”^^xsd:dateTime }</text:p>
          </table:table-cell>
        </table:table-row>
        <table:table-row table:style-name="ro2">
          <table:table-cell table:style-name="ce7" office:value-type="string" calcext:value-type="string">
            <text:p>http://data.open-opinion.org/socia/data/Goal/定期的に南三陸町町長会見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1];&quot;&gt;&quot;;[.$E$3];[.F151];[.$G$3])" office:value-type="string" office:string-value="INSERT DATA { &lt;http://data.open-opinion.org/socia/data/Goal/定期的に南三陸町町長会見を行う&gt; dct:dateSubmitted  “2013-09-30T14:00:00+09:00”^^xsd:dateTime }" calcext:value-type="string">
            <text:p>INSERT DATA { &lt;http://data.open-opinion.org/socia/data/Goal/定期的に南三陸町町長会見を行う&gt; dct:dateSubmitted <text:s/>“2013-09-30T14:00:00+09:00”^^xsd:dateTime }</text:p>
          </table:table-cell>
        </table:table-row>
        <table:table-row table:style-name="ro2">
          <table:table-cell table:style-name="ce7" office:value-type="string" calcext:value-type="string">
            <text:p>http://data.open-opinion.org/socia/data/Goal/南三陸町防災庁舎を解体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2];&quot;&gt;&quot;;[.$E$3];[.F152];[.$G$3])" office:value-type="string" office:string-value="INSERT DATA { &lt;http://data.open-opinion.org/socia/data/Goal/南三陸町防災庁舎を解体する&gt; dct:dateSubmitted  “2013-09-30T14:00:00+09:00”^^xsd:dateTime }" calcext:value-type="string">
            <text:p>INSERT DATA { &lt;http://data.open-opinion.org/socia/data/Goal/南三陸町防災庁舎を解体する&gt; dct:dateSubmitted <text:s/>“2013-09-30T14:00:00+09:00”^^xsd:dateTime }</text:p>
          </table:table-cell>
        </table:table-row>
        <table:table-row table:style-name="ro2">
          <table:table-cell table:style-name="ce7" office:value-type="string" calcext:value-type="string">
            <text:p>http://data.open-opinion.org/socia/data/Goal/１０月末に南三陸町防災庁舎を解体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3];&quot;&gt;&quot;;[.$E$3];[.F153];[.$G$3])" office:value-type="string" office:string-value="INSERT DATA { &lt;http://data.open-opinion.org/socia/data/Goal/１０月末に南三陸町防災庁舎を解体する&gt; dct:dateSubmitted  “2013-09-30T14:00:00+09:00”^^xsd:dateTime }" calcext:value-type="string">
            <text:p>INSERT DATA { &lt;http://data.open-opinion.org/socia/data/Goal/１０月末に南三陸町防災庁舎を解体する&gt; dct:dateSubmitted <text:s/>“2013-09-30T14:00:00+09:00”^^xsd:dateTime }</text:p>
          </table:table-cell>
        </table:table-row>
        <table:table-row table:style-name="ro2">
          <table:table-cell table:style-name="ce7" office:value-type="string" calcext:value-type="string">
            <text:p>http://data.open-opinion.org/socia/data/Goal/南三陸町防災庁舎解体時期を延期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4];&quot;&gt;&quot;;[.$E$3];[.F154];[.$G$3])" office:value-type="string" office:string-value="INSERT DATA { &lt;http://data.open-opinion.org/socia/data/Goal/南三陸町防災庁舎解体時期を延期する&gt; dct:dateSubmitted  “2013-09-30T14:00:00+09:00”^^xsd:dateTime }" calcext:value-type="string">
            <text:p>INSERT DATA { &lt;http://data.open-opinion.org/socia/data/Goal/南三陸町防災庁舎解体時期を延期する&gt; dct:dateSubmitted <text:s/>“2013-09-30T14:00:00+09:00”^^xsd:dateTime }</text:p>
          </table:table-cell>
        </table:table-row>
        <table:table-row table:style-name="ro2">
          <table:table-cell table:style-name="ce7" office:value-type="string" calcext:value-type="string">
            <text:p>http://data.open-opinion.org/socia/data/Goal/新米を買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5];&quot;&gt;&quot;;[.$E$3];[.F155];[.$G$3])" office:value-type="string" office:string-value="INSERT DATA { &lt;http://data.open-opinion.org/socia/data/Goal/新米を買う&gt; dct:dateSubmitted  “2013-09-30T14:00:00+09:00”^^xsd:dateTime }" calcext:value-type="string">
            <text:p>INSERT DATA { &lt;http://data.open-opinion.org/socia/data/Goal/新米を買う&gt; dct:dateSubmitted <text:s/>“2013-09-30T14:00:00+09:00”^^xsd:dateTime }</text:p>
          </table:table-cell>
        </table:table-row>
        <table:table-row table:style-name="ro2">
          <table:table-cell table:style-name="ce7" office:value-type="string" calcext:value-type="string">
            <text:p>http://data.open-opinion.org/socia/data/Goal/新米を小池長沼仮設住宅で配布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6];&quot;&gt;&quot;;[.$E$3];[.F156];[.$G$3])" office:value-type="string" office:string-value="INSERT DATA { &lt;http://data.open-opinion.org/socia/data/Goal/新米を小池長沼仮設住宅で配布する&gt; dct:dateSubmitted  “2013-09-30T14:00:00+09:00”^^xsd:dateTime }" calcext:value-type="string">
            <text:p>INSERT DATA { &lt;http://data.open-opinion.org/socia/data/Goal/新米を小池長沼仮設住宅で配布する&gt; dct:dateSubmitted <text:s/>“2013-09-30T14:00:00+09:00”^^xsd:dateTime }</text:p>
          </table:table-cell>
        </table:table-row>
        <table:table-row table:style-name="ro2">
          <table:table-cell table:style-name="ce7" office:value-type="string" calcext:value-type="string">
            <text:p>http://data.open-opinion.org/socia/data/Goal/山古志小の児童が寄せた応援メッセージを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7];&quot;&gt;&quot;;[.$E$3];[.F157];[.$G$3])" office:value-type="string" office:string-value="INSERT DATA { &lt;http://data.open-opinion.org/socia/data/Goal/山古志小の児童が寄せた応援メッセージを贈る&gt; dct:dateSubmitted  “2013-09-30T14:00:00+09:00”^^xsd:dateTime }" calcext:value-type="string">
            <text:p>INSERT DATA { &lt;http://data.open-opinion.org/socia/data/Goal/山古志小の児童が寄せた応援メッセージを贈る&gt; dct:dateSubmitted <text:s/>“2013-09-30T14:00:00+09:00”^^xsd:dateTime }</text:p>
          </table:table-cell>
        </table:table-row>
        <table:table-row table:style-name="ro2">
          <table:table-cell table:style-name="ce7" office:value-type="string" calcext:value-type="string">
            <text:p>http://data.open-opinion.org/socia/data/Goal/旧山古志村で闘牛場で開設準備を手伝った南相馬市の避難者と交流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8];&quot;&gt;&quot;;[.$E$3];[.F158];[.$G$3])" office:value-type="string" office:string-value="INSERT DATA { &lt;http://data.open-opinion.org/socia/data/Goal/旧山古志村で闘牛場で開設準備を手伝った南相馬市の避難者と交流する&gt; dct:dateSubmitted  “2013-09-30T14:00:00+09:00”^^xsd:dateTime }" calcext:value-type="string">
            <text:p>INSERT DATA { &lt;http://data.open-opinion.org/socia/data/Goal/旧山古志村で闘牛場で開設準備を手伝った南相馬市の避難者と交流する&gt; dct:dateSubmitted <text:s/>“2013-09-30T14:00:00+09:00”^^xsd:dateTime }</text:p>
          </table:table-cell>
        </table:table-row>
        <table:table-row table:style-name="ro2">
          <table:table-cell table:style-name="ce7" office:value-type="string" calcext:value-type="string">
            <text:p>http://data.open-opinion.org/socia/data/Goal/被災者を元気づ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59];&quot;&gt;&quot;;[.$E$3];[.F159];[.$G$3])" office:value-type="string" office:string-value="INSERT DATA { &lt;http://data.open-opinion.org/socia/data/Goal/被災者を元気づける&gt; dct:dateSubmitted  “2013-09-30T14:00:00+09:00”^^xsd:dateTime }" calcext:value-type="string">
            <text:p>INSERT DATA { &lt;http://data.open-opinion.org/socia/data/Goal/被災者を元気づける&gt; dct:dateSubmitted <text:s/>“2013-09-30T14:00:00+09:00”^^xsd:dateTime }</text:p>
          </table:table-cell>
        </table:table-row>
        <table:table-row table:style-name="ro2">
          <table:table-cell table:style-name="ce7" office:value-type="string" calcext:value-type="string">
            <text:p>http://data.open-opinion.org/socia/data/Goal/「相馬野馬追太鼓」の演奏会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0];&quot;&gt;&quot;;[.$E$3];[.F160];[.$G$3])" office:value-type="string" office:string-value="INSERT DATA { &lt;http://data.open-opinion.org/socia/data/Goal/「相馬野馬追太鼓」の演奏会を行う&gt; dct:dateSubmitted  “2013-09-30T14:00:00+09:00”^^xsd:dateTime }" calcext:value-type="string">
            <text:p>INSERT DATA { &lt;http://data.open-opinion.org/socia/data/Goal/「相馬野馬追太鼓」の演奏会を行う&gt; dct:dateSubmitted <text:s/>“2013-09-30T14:00:00+09:00”^^xsd:dateTime }</text:p>
          </table:table-cell>
        </table:table-row>
        <table:table-row table:style-name="ro2">
          <table:table-cell table:style-name="ce7" office:value-type="string" calcext:value-type="string">
            <text:p>http://data.open-opinion.org/socia/data/Goal/自分たちの復興を見せることで、被災者に勇気を与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1];&quot;&gt;&quot;;[.$E$3];[.F161];[.$G$3])" office:value-type="string" office:string-value="INSERT DATA { &lt;http://data.open-opinion.org/socia/data/Goal/自分たちの復興を見せることで、被災者に勇気を与える&gt; dct:dateSubmitted  “2013-09-30T14:00:00+09:00”^^xsd:dateTime }" calcext:value-type="string">
            <text:p>INSERT DATA { &lt;http://data.open-opinion.org/socia/data/Goal/自分たちの復興を見せることで、被災者に勇気を与える&gt; dct:dateSubmitted <text:s/>“2013-09-30T14:00:00+09:00”^^xsd:dateTime }</text:p>
          </table:table-cell>
        </table:table-row>
        <table:table-row table:style-name="ro2">
          <table:table-cell table:style-name="ce7" office:value-type="string" calcext:value-type="string">
            <text:p>http://data.open-opinion.org/socia/data/Goal/移動先での被災者と地域住民との交流の場を設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2];&quot;&gt;&quot;;[.$E$3];[.F162];[.$G$3])" office:value-type="string" office:string-value="INSERT DATA { &lt;http://data.open-opinion.org/socia/data/Goal/移動先での被災者と地域住民との交流の場を設ける&gt; dct:dateSubmitted  “2013-09-30T14:00:00+09:00”^^xsd:dateTime }" calcext:value-type="string">
            <text:p>INSERT DATA { &lt;http://data.open-opinion.org/socia/data/Goal/移動先での被災者と地域住民との交流の場を設ける&gt; dct:dateSubmitted <text:s/>“2013-09-30T14:00:00+09:00”^^xsd:dateTime }</text:p>
          </table:table-cell>
        </table:table-row>
        <table:table-row table:style-name="ro2">
          <table:table-cell table:style-name="ce7" office:value-type="string" calcext:value-type="string">
            <text:p>http://data.open-opinion.org/socia/data/Goal/震災前に行っていた「相馬野馬追太鼓」の活動を再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3];&quot;&gt;&quot;;[.$E$3];[.F163];[.$G$3])" office:value-type="string" office:string-value="INSERT DATA { &lt;http://data.open-opinion.org/socia/data/Goal/震災前に行っていた「相馬野馬追太鼓」の活動を再開する&gt; dct:dateSubmitted  “2013-09-30T14:00:00+09:00”^^xsd:dateTime }" calcext:value-type="string">
            <text:p>INSERT DATA { &lt;http://data.open-opinion.org/socia/data/Goal/震災前に行っていた「相馬野馬追太鼓」の活動を再開する&gt; dct:dateSubmitted <text:s/>“2013-09-30T14:00:00+09:00”^^xsd:dateTime }</text:p>
          </table:table-cell>
        </table:table-row>
        <table:table-row table:style-name="ro2">
          <table:table-cell table:style-name="ce7" office:value-type="string" calcext:value-type="string">
            <text:p>http://data.open-opinion.org/socia/data/Goal/震災前の伝統を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4];&quot;&gt;&quot;;[.$E$3];[.F164];[.$G$3])" office:value-type="string" office:string-value="INSERT DATA { &lt;http://data.open-opinion.org/socia/data/Goal/震災前の伝統を守る&gt; dct:dateSubmitted  “2013-09-30T14:00:00+09:00”^^xsd:dateTime }" calcext:value-type="string">
            <text:p>INSERT DATA { &lt;http://data.open-opinion.org/socia/data/Goal/震災前の伝統を守る&gt; dct:dateSubmitted <text:s/>“2013-09-30T14:00:00+09:00”^^xsd:dateTime }</text:p>
          </table:table-cell>
        </table:table-row>
        <table:table-row table:style-name="ro2">
          <table:table-cell table:style-name="ce7" office:value-type="string" calcext:value-type="string">
            <text:p>http://data.open-opinion.org/socia/data/Goal/塩作り釜を復活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5];&quot;&gt;&quot;;[.$E$3];[.F165];[.$G$3])" office:value-type="string" office:string-value="INSERT DATA { &lt;http://data.open-opinion.org/socia/data/Goal/塩作り釜を復活させる&gt; dct:dateSubmitted  “2013-09-30T14:00:00+09:00”^^xsd:dateTime }" calcext:value-type="string">
            <text:p>INSERT DATA { &lt;http://data.open-opinion.org/socia/data/Goal/塩作り釜を復活させる&gt; dct:dateSubmitted <text:s/>“2013-09-30T14:00:00+09:00”^^xsd:dateTime }</text:p>
          </table:table-cell>
        </table:table-row>
        <table:table-row table:style-name="ro2">
          <table:table-cell table:style-name="ce7" office:value-type="string" calcext:value-type="string">
            <text:p>http://data.open-opinion.org/socia/data/Goal/イノシシを捕獲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6];&quot;&gt;&quot;;[.$E$3];[.F166];[.$G$3])" office:value-type="string" office:string-value="INSERT DATA { &lt;http://data.open-opinion.org/socia/data/Goal/イノシシを捕獲する&gt; dct:dateSubmitted  “2013-09-30T14:00:00+09:00”^^xsd:dateTime }" calcext:value-type="string">
            <text:p>INSERT DATA { &lt;http://data.open-opinion.org/socia/data/Goal/イノシシを捕獲する&gt; dct:dateSubmitted <text:s/>“2013-09-30T14:00:00+09:00”^^xsd:dateTime }</text:p>
          </table:table-cell>
        </table:table-row>
        <table:table-row table:style-name="ro2">
          <table:table-cell table:style-name="ce7" office:value-type="string" calcext:value-type="string">
            <text:p>http://data.open-opinion.org/socia/data/Goal/捕獲したイノシシを食用として出荷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7];&quot;&gt;&quot;;[.$E$3];[.F167];[.$G$3])" office:value-type="string" office:string-value="INSERT DATA { &lt;http://data.open-opinion.org/socia/data/Goal/捕獲したイノシシを食用として出荷する&gt; dct:dateSubmitted  “2013-09-30T14:00:00+09:00”^^xsd:dateTime }" calcext:value-type="string">
            <text:p>INSERT DATA { &lt;http://data.open-opinion.org/socia/data/Goal/捕獲したイノシシを食用として出荷する&gt; dct:dateSubmitted <text:s/>“2013-09-30T14:00:00+09:00”^^xsd:dateTime }</text:p>
          </table:table-cell>
        </table:table-row>
        <table:table-row table:style-name="ro2">
          <table:table-cell table:style-name="ce7" office:value-type="string" calcext:value-type="string">
            <text:p>http://data.open-opinion.org/socia/data/Goal/イノシシの個体数調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8];&quot;&gt;&quot;;[.$E$3];[.F168];[.$G$3])" office:value-type="string" office:string-value="INSERT DATA { &lt;http://data.open-opinion.org/socia/data/Goal/イノシシの個体数調整を行う&gt; dct:dateSubmitted  “2013-09-30T14:00:00+09:00”^^xsd:dateTime }" calcext:value-type="string">
            <text:p>INSERT DATA { &lt;http://data.open-opinion.org/socia/data/Goal/イノシシの個体数調整を行う&gt; dct:dateSubmitted <text:s/>“2013-09-30T14:00:00+09:00”^^xsd:dateTime }</text:p>
          </table:table-cell>
        </table:table-row>
        <table:table-row table:style-name="ro2">
          <table:table-cell table:style-name="ce7" office:value-type="string" calcext:value-type="string">
            <text:p>http://data.open-opinion.org/socia/data/Goal/仮説住宅でも猟銃を保管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69];&quot;&gt;&quot;;[.$E$3];[.F169];[.$G$3])" office:value-type="string" office:string-value="INSERT DATA { &lt;http://data.open-opinion.org/socia/data/Goal/仮説住宅でも猟銃を保管する&gt; dct:dateSubmitted  “2013-09-30T14:00:00+09:00”^^xsd:dateTime }" calcext:value-type="string">
            <text:p>INSERT DATA { &lt;http://data.open-opinion.org/socia/data/Goal/仮説住宅でも猟銃を保管する&gt; dct:dateSubmitted <text:s/>“2013-09-30T14:00:00+09:00”^^xsd:dateTime }</text:p>
          </table:table-cell>
        </table:table-row>
        <table:table-row table:style-name="ro2">
          <table:table-cell table:style-name="ce7" office:value-type="string" calcext:value-type="string">
            <text:p>http://data.open-opinion.org/socia/data/Goal/出荷可能なセシウムの暫定基準値を1キロ100ベクレル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0];&quot;&gt;&quot;;[.$E$3];[.F170];[.$G$3])" office:value-type="string" office:string-value="INSERT DATA { &lt;http://data.open-opinion.org/socia/data/Goal/出荷可能なセシウムの暫定基準値を1キロ100ベクレルとする&gt; dct:dateSubmitted  “2013-09-30T14:00:00+09:00”^^xsd:dateTime }" calcext:value-type="string">
            <text:p>INSERT DATA { &lt;http://data.open-opinion.org/socia/data/Goal/出荷可能なセシウムの暫定基準値を1キロ100ベクレルとする&gt; dct:dateSubmitted <text:s/>“2013-09-30T14:00:00+09:00”^^xsd:dateTime }</text:p>
          </table:table-cell>
        </table:table-row>
        <table:table-row table:style-name="ro2">
          <table:table-cell table:style-name="ce7" office:value-type="string" calcext:value-type="string">
            <text:p>http://data.open-opinion.org/socia/data/Goal/イノシシ1匹につき5000円の補助金を出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1];&quot;&gt;&quot;;[.$E$3];[.F171];[.$G$3])" office:value-type="string" office:string-value="INSERT DATA { &lt;http://data.open-opinion.org/socia/data/Goal/イノシシ1匹につき5000円の補助金を出す&gt; dct:dateSubmitted  “2013-09-30T14:00:00+09:00”^^xsd:dateTime }" calcext:value-type="string">
            <text:p>INSERT DATA { &lt;http://data.open-opinion.org/socia/data/Goal/イノシシ1匹につき5000円の補助金を出す&gt; dct:dateSubmitted <text:s/>“2013-09-30T14:00:00+09:00”^^xsd:dateTime }</text:p>
          </table:table-cell>
        </table:table-row>
        <table:table-row table:style-name="ro2">
          <table:table-cell table:style-name="ce7" office:value-type="string" calcext:value-type="string">
            <text:p>http://data.open-opinion.org/socia/data/Goal/狩猟登録者数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2];&quot;&gt;&quot;;[.$E$3];[.F172];[.$G$3])" office:value-type="string" office:string-value="INSERT DATA { &lt;http://data.open-opinion.org/socia/data/Goal/狩猟登録者数を確保する&gt; dct:dateSubmitted  “2013-09-30T14:00:00+09:00”^^xsd:dateTime }" calcext:value-type="string">
            <text:p>INSERT DATA { &lt;http://data.open-opinion.org/socia/data/Goal/狩猟登録者数を確保する&gt; dct:dateSubmitted <text:s/>“2013-09-30T14:00:00+09:00”^^xsd:dateTime }</text:p>
          </table:table-cell>
        </table:table-row>
        <table:table-row table:style-name="ro2">
          <table:table-cell table:style-name="ce7" office:value-type="string" calcext:value-type="string">
            <text:p>http://data.open-opinion.org/socia/data/Goal/震災から2年以内にイノシシの個体数調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3];&quot;&gt;&quot;;[.$E$3];[.F173];[.$G$3])" office:value-type="string" office:string-value="INSERT DATA { &lt;http://data.open-opinion.org/socia/data/Goal/震災から2年以内にイノシシの個体数調整を行う&gt; dct:dateSubmitted  “2013-09-30T14:00:00+09:00”^^xsd:dateTime }" calcext:value-type="string">
            <text:p>INSERT DATA { &lt;http://data.open-opinion.org/socia/data/Goal/震災から2年以内にイノシシの個体数調整を行う&gt; dct:dateSubmitted <text:s/>“2013-09-30T14:00:00+09:00”^^xsd:dateTime }</text:p>
          </table:table-cell>
        </table:table-row>
        <table:table-row table:style-name="ro2">
          <table:table-cell table:style-name="ce7" office:value-type="string" calcext:value-type="string">
            <text:p>http://data.open-opinion.org/socia/data/Goal/「津波避難誘導マニュアル」を作成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4];&quot;&gt;&quot;;[.$E$3];[.F174];[.$G$3])" office:value-type="string" office:string-value="INSERT DATA { &lt;http://data.open-opinion.org/socia/data/Goal/「津波避難誘導マニュアル」を作成する&gt; dct:dateSubmitted  “2013-09-30T14:00:00+09:00”^^xsd:dateTime }" calcext:value-type="string">
            <text:p>INSERT DATA { &lt;http://data.open-opinion.org/socia/data/Goal/「津波避難誘導マニュアル」を作成する&gt; dct:dateSubmitted <text:s/>“2013-09-30T14:00:00+09:00”^^xsd:dateTime }</text:p>
          </table:table-cell>
        </table:table-row>
        <table:table-row table:style-name="ro2">
          <table:table-cell table:style-name="ce7" office:value-type="string" calcext:value-type="string">
            <text:p>http://data.open-opinion.org/socia/data/Goal/「津波避難誘導マニュアル」に基づいた訓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5];&quot;&gt;&quot;;[.$E$3];[.F175];[.$G$3])" office:value-type="string" office:string-value="INSERT DATA { &lt;http://data.open-opinion.org/socia/data/Goal/「津波避難誘導マニュアル」に基づいた訓練を行う&gt; dct:dateSubmitted  “2013-09-30T14:00:00+09:00”^^xsd:dateTime }" calcext:value-type="string">
            <text:p>INSERT DATA { &lt;http://data.open-opinion.org/socia/data/Goal/「津波避難誘導マニュアル」に基づいた訓練を行う&gt; dct:dateSubmitted <text:s/>“2013-09-30T14:00:00+09:00”^^xsd:dateTime }</text:p>
          </table:table-cell>
        </table:table-row>
        <table:table-row table:style-name="ro2">
          <table:table-cell table:style-name="ce7" office:value-type="string" calcext:value-type="string">
            <text:p>http://data.open-opinion.org/socia/data/Goal/訓練で問題点が見つかればマニュアルを見直し、実践的なもの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6];&quot;&gt;&quot;;[.$E$3];[.F176];[.$G$3])" office:value-type="string" office:string-value="INSERT DATA { &lt;http://data.open-opinion.org/socia/data/Goal/訓練で問題点が見つかればマニュアルを見直し、実践的なものにする&gt; dct:dateSubmitted  “2013-09-30T14:00:00+09:00”^^xsd:dateTime }" calcext:value-type="string">
            <text:p>INSERT DATA { &lt;http://data.open-opinion.org/socia/data/Goal/訓練で問題点が見つかればマニュアルを見直し、実践的なものにする&gt; dct:dateSubmitted <text:s/>“2013-09-30T14:00:00+09:00”^^xsd:dateTime }</text:p>
          </table:table-cell>
        </table:table-row>
        <table:table-row table:style-name="ro2">
          <table:table-cell table:style-name="ce7" office:value-type="string" calcext:value-type="string">
            <text:p>http://data.open-opinion.org/socia/data/Goal/東日本大震災に伴う津波の教訓を生か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7];&quot;&gt;&quot;;[.$E$3];[.F177];[.$G$3])" office:value-type="string" office:string-value="INSERT DATA { &lt;http://data.open-opinion.org/socia/data/Goal/東日本大震災に伴う津波の教訓を生かす&gt; dct:dateSubmitted  “2013-09-30T14:00:00+09:00”^^xsd:dateTime }" calcext:value-type="string">
            <text:p>INSERT DATA { &lt;http://data.open-opinion.org/socia/data/Goal/東日本大震災に伴う津波の教訓を生かす&gt; dct:dateSubmitted <text:s/>“2013-09-30T14:00:00+09:00”^^xsd:dateTime }</text:p>
          </table:table-cell>
        </table:table-row>
        <table:table-row table:style-name="ro2">
          <table:table-cell table:style-name="ce7" office:value-type="string" calcext:value-type="string">
            <text:p>http://data.open-opinion.org/socia/data/Goal/災害対策を整備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8];&quot;&gt;&quot;;[.$E$3];[.F178];[.$G$3])" office:value-type="string" office:string-value="INSERT DATA { &lt;http://data.open-opinion.org/socia/data/Goal/災害対策を整備する&gt; dct:dateSubmitted  “2013-09-30T14:00:00+09:00”^^xsd:dateTime }" calcext:value-type="string">
            <text:p>INSERT DATA { &lt;http://data.open-opinion.org/socia/data/Goal/災害対策を整備する&gt; dct:dateSubmitted <text:s/>“2013-09-30T14:00:00+09:00”^^xsd:dateTime }</text:p>
          </table:table-cell>
        </table:table-row>
        <table:table-row table:style-name="ro2">
          <table:table-cell table:style-name="ce7" office:value-type="string" calcext:value-type="string">
            <text:p>http://data.open-opinion.org/socia/data/Goal/銚子海洋研究所の事務所を移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79];&quot;&gt;&quot;;[.$E$3];[.F179];[.$G$3])" office:value-type="string" office:string-value="INSERT DATA { &lt;http://data.open-opinion.org/socia/data/Goal/銚子海洋研究所の事務所を移転する&gt; dct:dateSubmitted  “2013-09-30T14:00:00+09:00”^^xsd:dateTime }" calcext:value-type="string">
            <text:p>INSERT DATA { &lt;http://data.open-opinion.org/socia/data/Goal/銚子海洋研究所の事務所を移転する&gt; dct:dateSubmitted <text:s/>“2013-09-30T14:00:00+09:00”^^xsd:dateTime }</text:p>
          </table:table-cell>
        </table:table-row>
        <table:table-row table:style-name="ro2">
          <table:table-cell table:style-name="ce7" office:value-type="string" calcext:value-type="string">
            <text:p>http://data.open-opinion.org/socia/data/Goal/乗客の受け付けや案内をしやすく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0];&quot;&gt;&quot;;[.$E$3];[.F180];[.$G$3])" office:value-type="string" office:string-value="INSERT DATA { &lt;http://data.open-opinion.org/socia/data/Goal/乗客の受け付けや案内をしやすくする&gt; dct:dateSubmitted  “2013-09-30T14:00:00+09:00”^^xsd:dateTime }" calcext:value-type="string">
            <text:p>INSERT DATA { &lt;http://data.open-opinion.org/socia/data/Goal/乗客の受け付けや案内をしやすくする&gt; dct:dateSubmitted <text:s/>“2013-09-30T14:00:00+09:00”^^xsd:dateTime }</text:p>
          </table:table-cell>
        </table:table-row>
        <table:table-row table:style-name="ro2">
          <table:table-cell table:style-name="ce7" office:value-type="string" calcext:value-type="string">
            <text:p>http://data.open-opinion.org/socia/data/Goal/政府系金融機関の震災対応融資を受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1];&quot;&gt;&quot;;[.$E$3];[.F181];[.$G$3])" office:value-type="string" office:string-value="INSERT DATA { &lt;http://data.open-opinion.org/socia/data/Goal/政府系金融機関の震災対応融資を受ける&gt; dct:dateSubmitted  “2013-09-30T14:00:00+09:00”^^xsd:dateTime }" calcext:value-type="string">
            <text:p>INSERT DATA { &lt;http://data.open-opinion.org/socia/data/Goal/政府系金融機関の震災対応融資を受ける&gt; dct:dateSubmitted <text:s/>“2013-09-30T14:00:00+09:00”^^xsd:dateTime }</text:p>
          </table:table-cell>
        </table:table-row>
        <table:table-row table:style-name="ro2">
          <table:table-cell table:style-name="ce7" office:value-type="string" calcext:value-type="string">
            <text:p>http://data.open-opinion.org/socia/data/Goal/復興住宅（災害公営住宅）のあり方を考えるシンポジウムを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2];&quot;&gt;&quot;;[.$E$3];[.F182];[.$G$3])" office:value-type="string" office:string-value="INSERT DATA { &lt;http://data.open-opinion.org/socia/data/Goal/復興住宅（災害公営住宅）のあり方を考えるシンポジウムを開催する&gt; dct:dateSubmitted  “2013-09-30T14:00:00+09:00”^^xsd:dateTime }" calcext:value-type="string">
            <text:p>INSERT DATA { &lt;http://data.open-opinion.org/socia/data/Goal/復興住宅（災害公営住宅）のあり方を考えるシンポジウムを開催する&gt; dct:dateSubmitted <text:s/>“2013-09-30T14:00:00+09:00”^^xsd:dateTime }</text:p>
          </table:table-cell>
        </table:table-row>
        <table:table-row table:style-name="ro2">
          <table:table-cell table:style-name="ce7" office:value-type="string" calcext:value-type="string">
            <text:p>http://data.open-opinion.org/socia/data/Goal/復興住宅への移転後も仮設住宅で醸成されたコミュニティーを維持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3];&quot;&gt;&quot;;[.$E$3];[.F183];[.$G$3])" office:value-type="string" office:string-value="INSERT DATA { &lt;http://data.open-opinion.org/socia/data/Goal/復興住宅への移転後も仮設住宅で醸成されたコミュニティーを維持する&gt; dct:dateSubmitted  “2013-09-30T14:00:00+09:00”^^xsd:dateTime }" calcext:value-type="string">
            <text:p>INSERT DATA { &lt;http://data.open-opinion.org/socia/data/Goal/復興住宅への移転後も仮設住宅で醸成されたコミュニティーを維持する&gt; dct:dateSubmitted <text:s/>“2013-09-30T14:00:00+09:00”^^xsd:dateTime }</text:p>
          </table:table-cell>
        </table:table-row>
        <table:table-row table:style-name="ro2">
          <table:table-cell table:style-name="ce7" office:value-type="string" calcext:value-type="string">
            <text:p>http://data.open-opinion.org/socia/data/Goal/住民発のアイデアを行政につないでいく仕組み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4];&quot;&gt;&quot;;[.$E$3];[.F184];[.$G$3])" office:value-type="string" office:string-value="INSERT DATA { &lt;http://data.open-opinion.org/socia/data/Goal/住民発のアイデアを行政につないでいく仕組みを作る&gt; dct:dateSubmitted  “2013-09-30T14:00:00+09:00”^^xsd:dateTime }" calcext:value-type="string">
            <text:p>INSERT DATA { &lt;http://data.open-opinion.org/socia/data/Goal/住民発のアイデアを行政につないでいく仕組みを作る&gt; dct:dateSubmitted <text:s/>“2013-09-30T14:00:00+09:00”^^xsd:dateTime }</text:p>
          </table:table-cell>
        </table:table-row>
        <table:table-row table:style-name="ro2">
          <table:table-cell table:style-name="ce7" office:value-type="string" calcext:value-type="string">
            <text:p>http://data.open-opinion.org/socia/data/Goal/大槌町で岩手県と大槌町の合同の追悼式を開く</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5];&quot;&gt;&quot;;[.$E$3];[.F185];[.$G$3])" office:value-type="string" office:string-value="INSERT DATA { &lt;http://data.open-opinion.org/socia/data/Goal/大槌町で岩手県と大槌町の合同の追悼式を開く&gt; dct:dateSubmitted  “2013-09-30T14:00:00+09:00”^^xsd:dateTime }" calcext:value-type="string">
            <text:p>INSERT DATA { &lt;http://data.open-opinion.org/socia/data/Goal/大槌町で岩手県と大槌町の合同の追悼式を開く&gt; dct:dateSubmitted <text:s/>“2013-09-30T14:00:00+09:00”^^xsd:dateTime }</text:p>
          </table:table-cell>
        </table:table-row>
        <table:table-row table:style-name="ro2">
          <table:table-cell table:style-name="ce7" office:value-type="string" calcext:value-type="string">
            <text:p>http://data.open-opinion.org/socia/data/Goal/岩手県民全体で思いを共有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6];&quot;&gt;&quot;;[.$E$3];[.F186];[.$G$3])" office:value-type="string" office:string-value="INSERT DATA { &lt;http://data.open-opinion.org/socia/data/Goal/岩手県民全体で思いを共有する&gt; dct:dateSubmitted  “2013-09-30T14:00:00+09:00”^^xsd:dateTime }" calcext:value-type="string">
            <text:p>INSERT DATA { &lt;http://data.open-opinion.org/socia/data/Goal/岩手県民全体で思いを共有する&gt; dct:dateSubmitted <text:s/>“2013-09-30T14:00:00+09:00”^^xsd:dateTime }</text:p>
          </table:table-cell>
        </table:table-row>
        <table:table-row table:style-name="ro2">
          <table:table-cell table:style-name="ce7" office:value-type="string" calcext:value-type="string">
            <text:p>http://data.open-opinion.org/socia/data/Goal/岩手県の復旧・復興の歩みをさらに力強く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7];&quot;&gt;&quot;;[.$E$3];[.F187];[.$G$3])" office:value-type="string" office:string-value="INSERT DATA { &lt;http://data.open-opinion.org/socia/data/Goal/岩手県の復旧・復興の歩みをさらに力強くする&gt; dct:dateSubmitted  “2013-09-30T14:00:00+09:00”^^xsd:dateTime }" calcext:value-type="string">
            <text:p>INSERT DATA { &lt;http://data.open-opinion.org/socia/data/Goal/岩手県の復旧・復興の歩みをさらに力強くする&gt; dct:dateSubmitted <text:s/>“2013-09-30T14:00:00+09:00”^^xsd:dateTime }</text:p>
          </table:table-cell>
        </table:table-row>
        <table:table-row table:style-name="ro2">
          <table:table-cell table:style-name="ce7" office:value-type="string" calcext:value-type="string">
            <text:p>http://data.open-opinion.org/socia/data/Goal/合同の追悼式の場所や規模を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8];&quot;&gt;&quot;;[.$E$3];[.F188];[.$G$3])" office:value-type="string" office:string-value="INSERT DATA { &lt;http://data.open-opinion.org/socia/data/Goal/合同の追悼式の場所や規模を決める&gt; dct:dateSubmitted  “2013-09-30T14:00:00+09:00”^^xsd:dateTime }" calcext:value-type="string">
            <text:p>INSERT DATA { &lt;http://data.open-opinion.org/socia/data/Goal/合同の追悼式の場所や規模を決める&gt; dct:dateSubmitted <text:s/>“2013-09-30T14:00:00+09:00”^^xsd:dateTime }</text:p>
          </table:table-cell>
        </table:table-row>
        <table:table-row table:style-name="ro2">
          <table:table-cell table:style-name="ce7" office:value-type="string" calcext:value-type="string">
            <text:p>http://data.open-opinion.org/socia/data/Goal/車椅子の人でもお年寄りでもみんなが使いやすい街を目指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89];&quot;&gt;&quot;;[.$E$3];[.F189];[.$G$3])" office:value-type="string" office:string-value="INSERT DATA { &lt;http://data.open-opinion.org/socia/data/Goal/車椅子の人でもお年寄りでもみんなが使いやすい街を目指す&gt; dct:dateSubmitted  “2013-09-30T14:00:00+09:00”^^xsd:dateTime }" calcext:value-type="string">
            <text:p>INSERT DATA { &lt;http://data.open-opinion.org/socia/data/Goal/車椅子の人でもお年寄りでもみんなが使いやすい街を目指す&gt; dct:dateSubmitted <text:s/>“2013-09-30T14:00:00+09:00”^^xsd:dateTime }</text:p>
          </table:table-cell>
        </table:table-row>
        <table:table-row table:style-name="ro2">
          <table:table-cell table:style-name="ce7" office:value-type="string" calcext:value-type="string">
            <text:p>http://data.open-opinion.org/socia/data/Goal/親を亡くした子供たちが夢を追いかけられる環境を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0];&quot;&gt;&quot;;[.$E$3];[.F190];[.$G$3])" office:value-type="string" office:string-value="INSERT DATA { &lt;http://data.open-opinion.org/socia/data/Goal/親を亡くした子供たちが夢を追いかけられる環境を守る&gt; dct:dateSubmitted  “2013-09-30T14:00:00+09:00”^^xsd:dateTime }" calcext:value-type="string">
            <text:p>INSERT DATA { &lt;http://data.open-opinion.org/socia/data/Goal/親を亡くした子供たちが夢を追いかけられる環境を守る&gt; dct:dateSubmitted <text:s/>“2013-09-30T14:00:00+09:00”^^xsd:dateTime }</text:p>
          </table:table-cell>
        </table:table-row>
        <table:table-row table:style-name="ro2">
          <table:table-cell table:style-name="ce7" office:value-type="string" calcext:value-type="string">
            <text:p>http://data.open-opinion.org/socia/data/Goal/陸前高田市を応援してもら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1];&quot;&gt;&quot;;[.$E$3];[.F191];[.$G$3])" office:value-type="string" office:string-value="INSERT DATA { &lt;http://data.open-opinion.org/socia/data/Goal/陸前高田市を応援してもらう&gt; dct:dateSubmitted  “2013-09-30T14:00:00+09:00”^^xsd:dateTime }" calcext:value-type="string">
            <text:p>INSERT DATA { &lt;http://data.open-opinion.org/socia/data/Goal/陸前高田市を応援してもらう&gt; dct:dateSubmitted <text:s/>“2013-09-30T14:00:00+09:00”^^xsd:dateTime }</text:p>
          </table:table-cell>
        </table:table-row>
        <table:table-row table:style-name="ro2">
          <table:table-cell table:style-name="ce7" office:value-type="string" calcext:value-type="string">
            <text:p>http://data.open-opinion.org/socia/data/Goal/被災地を応援してもら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2];&quot;&gt;&quot;;[.$E$3];[.F192];[.$G$3])" office:value-type="string" office:string-value="INSERT DATA { &lt;http://data.open-opinion.org/socia/data/Goal/被災地を応援してもらう&gt; dct:dateSubmitted  “2013-09-30T14:00:00+09:00”^^xsd:dateTime }" calcext:value-type="string">
            <text:p>INSERT DATA { &lt;http://data.open-opinion.org/socia/data/Goal/被災地を応援してもらう&gt; dct:dateSubmitted <text:s/>“2013-09-30T14:00:00+09:00”^^xsd:dateTime }</text:p>
          </table:table-cell>
        </table:table-row>
        <table:table-row table:style-name="ro2">
          <table:table-cell table:style-name="ce7" office:value-type="string" calcext:value-type="string">
            <text:p>http://data.open-opinion.org/socia/data/Goal/岩手、宮城、福島の３県に新設された建設業者の営業所を中心に立ち入り検査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3];&quot;&gt;&quot;;[.$E$3];[.F193];[.$G$3])" office:value-type="string" office:string-value="INSERT DATA { &lt;http://data.open-opinion.org/socia/data/Goal/岩手、宮城、福島の３県に新設された建設業者の営業所を中心に立ち入り検査する&gt; dct:dateSubmitted  “2013-09-30T14:00:00+09:00”^^xsd:dateTime }" calcext:value-type="string">
            <text:p>INSERT DATA { &lt;http://data.open-opinion.org/socia/data/Goal/岩手、宮城、福島の３県に新設された建設業者の営業所を中心に立ち入り検査する&gt; dct:dateSubmitted <text:s/>“2013-09-30T14:00:00+09:00”^^xsd:dateTime }</text:p>
          </table:table-cell>
        </table:table-row>
        <table:table-row table:style-name="ro2">
          <table:table-cell table:style-name="ce7" office:value-type="string" calcext:value-type="string">
            <text:p>http://data.open-opinion.org/socia/data/Goal/下請け業者への代金支払いを調べ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4];&quot;&gt;&quot;;[.$E$3];[.F194];[.$G$3])" office:value-type="string" office:string-value="INSERT DATA { &lt;http://data.open-opinion.org/socia/data/Goal/下請け業者への代金支払いを調べる&gt; dct:dateSubmitted  “2013-09-30T14:00:00+09:00”^^xsd:dateTime }" calcext:value-type="string">
            <text:p>INSERT DATA { &lt;http://data.open-opinion.org/socia/data/Goal/下請け業者への代金支払いを調べる&gt; dct:dateSubmitted <text:s/>“2013-09-30T14:00:00+09:00”^^xsd:dateTime }</text:p>
          </table:table-cell>
        </table:table-row>
        <table:table-row table:style-name="ro2">
          <table:table-cell table:style-name="ce7" office:value-type="string" calcext:value-type="string">
            <text:p>http://data.open-opinion.org/socia/data/Goal/「一括下請け（丸投げ）」の有無を調べ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5];&quot;&gt;&quot;;[.$E$3];[.F195];[.$G$3])" office:value-type="string" office:string-value="INSERT DATA { &lt;http://data.open-opinion.org/socia/data/Goal/「一括下請け（丸投げ）」の有無を調べる&gt; dct:dateSubmitted  “2013-09-30T14:00:00+09:00”^^xsd:dateTime }" calcext:value-type="string">
            <text:p>INSERT DATA { &lt;http://data.open-opinion.org/socia/data/Goal/「一括下請け（丸投げ）」の有無を調べる&gt; dct:dateSubmitted <text:s/>“2013-09-30T14:00:00+09:00”^^xsd:dateTime }</text:p>
          </table:table-cell>
        </table:table-row>
        <table:table-row table:style-name="ro2">
          <table:table-cell table:style-name="ce7" office:value-type="string" calcext:value-type="string">
            <text:p>http://data.open-opinion.org/socia/data/Goal/技術者を適正に配置しているかを調べ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6];&quot;&gt;&quot;;[.$E$3];[.F196];[.$G$3])" office:value-type="string" office:string-value="INSERT DATA { &lt;http://data.open-opinion.org/socia/data/Goal/技術者を適正に配置しているかを調べる&gt; dct:dateSubmitted  “2013-09-30T14:00:00+09:00”^^xsd:dateTime }" calcext:value-type="string">
            <text:p>INSERT DATA { &lt;http://data.open-opinion.org/socia/data/Goal/技術者を適正に配置しているかを調べる&gt; dct:dateSubmitted <text:s/>“2013-09-30T14:00:00+09:00”^^xsd:dateTime }</text:p>
          </table:table-cell>
        </table:table-row>
        <table:table-row table:style-name="ro2">
          <table:table-cell table:style-name="ce7" office:value-type="string" calcext:value-type="string">
            <text:p>http://data.open-opinion.org/socia/data/Goal/法令違反のあった業者には指導や勧告、営業停止などの処分を検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7];&quot;&gt;&quot;;[.$E$3];[.F197];[.$G$3])" office:value-type="string" office:string-value="INSERT DATA { &lt;http://data.open-opinion.org/socia/data/Goal/法令違反のあった業者には指導や勧告、営業停止などの処分を検討する&gt; dct:dateSubmitted  “2013-09-30T14:00:00+09:00”^^xsd:dateTime }" calcext:value-type="string">
            <text:p>INSERT DATA { &lt;http://data.open-opinion.org/socia/data/Goal/法令違反のあった業者には指導や勧告、営業停止などの処分を検討する&gt; dct:dateSubmitted <text:s/>“2013-09-30T14:00:00+09:00”^^xsd:dateTime }</text:p>
          </table:table-cell>
        </table:table-row>
        <table:table-row table:style-name="ro2">
          <table:table-cell table:style-name="ce7" office:value-type="string" calcext:value-type="string">
            <text:p>http://data.open-opinion.org/socia/data/Goal/震災復興予算を適正に使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8];&quot;&gt;&quot;;[.$E$3];[.F198];[.$G$3])" office:value-type="string" office:string-value="INSERT DATA { &lt;http://data.open-opinion.org/socia/data/Goal/震災復興予算を適正に使用する&gt; dct:dateSubmitted  “2013-09-30T14:00:00+09:00”^^xsd:dateTime }" calcext:value-type="string">
            <text:p>INSERT DATA { &lt;http://data.open-opinion.org/socia/data/Goal/震災復興予算を適正に使用する&gt; dct:dateSubmitted <text:s/>“2013-09-30T14:00:00+09:00”^^xsd:dateTime }</text:p>
          </table:table-cell>
        </table:table-row>
        <table:table-row table:style-name="ro2">
          <table:table-cell table:style-name="ce7" office:value-type="string" calcext:value-type="string">
            <text:p>http://data.open-opinion.org/socia/data/Goal/東京電力福島第1、第2原発に対する核燃料税を廃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199];&quot;&gt;&quot;;[.$E$3];[.F199];[.$G$3])" office:value-type="string" office:string-value="INSERT DATA { &lt;http://data.open-opinion.org/socia/data/Goal/東京電力福島第1、第2原発に対する核燃料税を廃止する&gt; dct:dateSubmitted  “2013-09-30T14:00:00+09:00”^^xsd:dateTime }" calcext:value-type="string">
            <text:p>INSERT DATA { &lt;http://data.open-opinion.org/socia/data/Goal/東京電力福島第1、第2原発に対する核燃料税を廃止する&gt; dct:dateSubmitted <text:s/>“2013-09-30T14:00:00+09:00”^^xsd:dateTime }</text:p>
          </table:table-cell>
        </table:table-row>
        <table:table-row table:style-name="ro2">
          <table:table-cell table:style-name="ce7" office:value-type="string" calcext:value-type="string">
            <text:p>http://data.open-opinion.org/socia/data/Goal/福島県内原発の全基廃炉</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0];&quot;&gt;&quot;;[.$E$3];[.F200];[.$G$3])" office:value-type="string" office:string-value="INSERT DATA { &lt;http://data.open-opinion.org/socia/data/Goal/福島県内原発の全基廃炉&gt; dct:dateSubmitted  “2013-09-30T14:00:00+09:00”^^xsd:dateTime }" calcext:value-type="string">
            <text:p>INSERT DATA { &lt;http://data.open-opinion.org/socia/data/Goal/福島県内原発の全基廃炉&gt; dct:dateSubmitted <text:s/>“2013-09-30T14:00:00+09:00”^^xsd:dateTime }</text:p>
          </table:table-cell>
        </table:table-row>
        <table:table-row table:style-name="ro2">
          <table:table-cell table:style-name="ce7" office:value-type="string" calcext:value-type="string">
            <text:p>http://data.open-opinion.org/socia/data/Goal/復興予算の計上に関する新しい基準を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1];&quot;&gt;&quot;;[.$E$3];[.F201];[.$G$3])" office:value-type="string" office:string-value="INSERT DATA { &lt;http://data.open-opinion.org/socia/data/Goal/復興予算の計上に関する新しい基準を決める&gt; dct:dateSubmitted  “2013-09-30T14:00:00+09:00”^^xsd:dateTime }" calcext:value-type="string">
            <text:p>INSERT DATA { &lt;http://data.open-opinion.org/socia/data/Goal/復興予算の計上に関する新しい基準を決める&gt; dct:dateSubmitted <text:s/>“2013-09-30T14:00:00+09:00”^^xsd:dateTime }</text:p>
          </table:table-cell>
        </table:table-row>
        <table:table-row table:style-name="ro2">
          <table:table-cell table:style-name="ce7" office:value-type="string" calcext:value-type="string">
            <text:p>http://data.open-opinion.org/socia/data/Goal/復興予算の計上に関する新しい基準を今月末に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2];&quot;&gt;&quot;;[.$E$3];[.F202];[.$G$3])" office:value-type="string" office:string-value="INSERT DATA { &lt;http://data.open-opinion.org/socia/data/Goal/復興予算の計上に関する新しい基準を今月末に決める&gt; dct:dateSubmitted  “2013-09-30T14:00:00+09:00”^^xsd:dateTime }" calcext:value-type="string">
            <text:p>INSERT DATA { &lt;http://data.open-opinion.org/socia/data/Goal/復興予算の計上に関する新しい基準を今月末に決める&gt; dct:dateSubmitted <text:s/>“2013-09-30T14:00:00+09:00”^^xsd:dateTime }</text:p>
          </table:table-cell>
        </table:table-row>
        <table:table-row table:style-name="ro2">
          <table:table-cell table:style-name="ce7" office:value-type="string" calcext:value-type="string">
            <text:p>http://data.open-opinion.org/socia/data/Goal/全国防災対策の対象事業を絞り込む</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3];&quot;&gt;&quot;;[.$E$3];[.F203];[.$G$3])" office:value-type="string" office:string-value="INSERT DATA { &lt;http://data.open-opinion.org/socia/data/Goal/全国防災対策の対象事業を絞り込む&gt; dct:dateSubmitted  “2013-09-30T14:00:00+09:00”^^xsd:dateTime }" calcext:value-type="string">
            <text:p>INSERT DATA { &lt;http://data.open-opinion.org/socia/data/Goal/全国防災対策の対象事業を絞り込む&gt; dct:dateSubmitted <text:s/>“2013-09-30T14:00:00+09:00”^^xsd:dateTime }</text:p>
          </table:table-cell>
        </table:table-row>
        <table:table-row table:style-name="ro2">
          <table:table-cell table:style-name="ce7" office:value-type="string" calcext:value-type="string">
            <text:p>http://data.open-opinion.org/socia/data/Goal/対象事業を復興支援予算の対象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4];&quot;&gt;&quot;;[.$E$3];[.F204];[.$G$3])" office:value-type="string" office:string-value="INSERT DATA { &lt;http://data.open-opinion.org/socia/data/Goal/対象事業を復興支援予算の対象とする&gt; dct:dateSubmitted  “2013-09-30T14:00:00+09:00”^^xsd:dateTime }" calcext:value-type="string">
            <text:p>INSERT DATA { &lt;http://data.open-opinion.org/socia/data/Goal/対象事業を復興支援予算の対象とする&gt; dct:dateSubmitted <text:s/>“2013-09-30T14:00:00+09:00”^^xsd:dateTime }</text:p>
          </table:table-cell>
        </table:table-row>
        <table:table-row table:style-name="ro2">
          <table:table-cell table:style-name="ce7" office:value-type="string" calcext:value-type="string">
            <text:p>http://data.open-opinion.org/socia/data/Goal/対象事業を復興支援予算の対象と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5];&quot;&gt;&quot;;[.$E$3];[.F205];[.$G$3])" office:value-type="string" office:string-value="INSERT DATA { &lt;http://data.open-opinion.org/socia/data/Goal/対象事業を復興支援予算の対象としない&gt; dct:dateSubmitted  “2013-09-30T14:00:00+09:00”^^xsd:dateTime }" calcext:value-type="string">
            <text:p>INSERT DATA { &lt;http://data.open-opinion.org/socia/data/Goal/対象事業を復興支援予算の対象としない&gt; dct:dateSubmitted <text:s/>“2013-09-30T14:00:00+09:00”^^xsd:dateTime }</text:p>
          </table:table-cell>
        </table:table-row>
        <table:table-row table:style-name="ro2">
          <table:table-cell table:style-name="ce7" office:value-type="string" calcext:value-type="string">
            <text:p>http://data.open-opinion.org/socia/data/Goal/全国の津波対策の強化に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6];&quot;&gt;&quot;;[.$E$3];[.F206];[.$G$3])" office:value-type="string" office:string-value="INSERT DATA { &lt;http://data.open-opinion.org/socia/data/Goal/全国の津波対策の強化に復興予算を使う&gt; dct:dateSubmitted  “2013-09-30T14:00:00+09:00”^^xsd:dateTime }" calcext:value-type="string">
            <text:p>INSERT DATA { &lt;http://data.open-opinion.org/socia/data/Goal/全国の津波対策の強化に復興予算を使う&gt; dct:dateSubmitted <text:s/>“2013-09-30T14:00:00+09:00”^^xsd:dateTime }</text:p>
          </table:table-cell>
        </table:table-row>
        <table:table-row table:style-name="ro2">
          <table:table-cell table:style-name="ce7" office:value-type="string" calcext:value-type="string">
            <text:p>http://data.open-opinion.org/socia/data/Goal/全国の耐震性の低い学校の耐震化に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7];&quot;&gt;&quot;;[.$E$3];[.F207];[.$G$3])" office:value-type="string" office:string-value="INSERT DATA { &lt;http://data.open-opinion.org/socia/data/Goal/全国の耐震性の低い学校の耐震化に復興予算を使う&gt; dct:dateSubmitted  “2013-09-30T14:00:00+09:00”^^xsd:dateTime }" calcext:value-type="string">
            <text:p>INSERT DATA { &lt;http://data.open-opinion.org/socia/data/Goal/全国の耐震性の低い学校の耐震化に復興予算を使う&gt; dct:dateSubmitted <text:s/>“2013-09-30T14:00:00+09:00”^^xsd:dateTime }</text:p>
          </table:table-cell>
        </table:table-row>
        <table:table-row table:style-name="ro2">
          <table:table-cell table:style-name="ce7" office:value-type="string" calcext:value-type="string">
            <text:p>http://data.open-opinion.org/socia/data/Goal/道路などの防災対策に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8];&quot;&gt;&quot;;[.$E$3];[.F208];[.$G$3])" office:value-type="string" office:string-value="INSERT DATA { &lt;http://data.open-opinion.org/socia/data/Goal/道路などの防災対策に復興予算を使う&gt; dct:dateSubmitted  “2013-09-30T14:00:00+09:00”^^xsd:dateTime }" calcext:value-type="string">
            <text:p>INSERT DATA { &lt;http://data.open-opinion.org/socia/data/Goal/道路などの防災対策に復興予算を使う&gt; dct:dateSubmitted <text:s/>“2013-09-30T14:00:00+09:00”^^xsd:dateTime }</text:p>
          </table:table-cell>
        </table:table-row>
        <table:table-row table:style-name="ro2">
          <table:table-cell table:style-name="ce7" office:value-type="string" calcext:value-type="string">
            <text:p>http://data.open-opinion.org/socia/data/Goal/国の庁舎の耐震化に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09];&quot;&gt;&quot;;[.$E$3];[.F209];[.$G$3])" office:value-type="string" office:string-value="INSERT DATA { &lt;http://data.open-opinion.org/socia/data/Goal/国の庁舎の耐震化に復興予算を使う&gt; dct:dateSubmitted  “2013-09-30T14:00:00+09:00”^^xsd:dateTime }" calcext:value-type="string">
            <text:p>INSERT DATA { &lt;http://data.open-opinion.org/socia/data/Goal/国の庁舎の耐震化に復興予算を使う&gt; dct:dateSubmitted <text:s/>“2013-09-30T14:00:00+09:00”^^xsd:dateTime }</text:p>
          </table:table-cell>
        </table:table-row>
        <table:table-row table:style-name="ro2">
          <table:table-cell table:style-name="ce7" office:value-type="string" calcext:value-type="string">
            <text:p>http://data.open-opinion.org/socia/data/Goal/広報啓発活動費に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0];&quot;&gt;&quot;;[.$E$3];[.F210];[.$G$3])" office:value-type="string" office:string-value="INSERT DATA { &lt;http://data.open-opinion.org/socia/data/Goal/広報啓発活動費に復興予算を使う&gt; dct:dateSubmitted  “2013-09-30T14:00:00+09:00”^^xsd:dateTime }" calcext:value-type="string">
            <text:p>INSERT DATA { &lt;http://data.open-opinion.org/socia/data/Goal/広報啓発活動費に復興予算を使う&gt; dct:dateSubmitted <text:s/>“2013-09-30T14:00:00+09:00”^^xsd:dateTime }</text:p>
          </table:table-cell>
        </table:table-row>
        <table:table-row table:style-name="ro2">
          <table:table-cell table:style-name="ce7" office:value-type="string" calcext:value-type="string">
            <text:p>http://data.open-opinion.org/socia/data/Goal/ふくしま国際医療科学センターを設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1];&quot;&gt;&quot;;[.$E$3];[.F211];[.$G$3])" office:value-type="string" office:string-value="INSERT DATA { &lt;http://data.open-opinion.org/socia/data/Goal/ふくしま国際医療科学センターを設立する&gt; dct:dateSubmitted  “2013-09-30T14:00:00+09:00”^^xsd:dateTime }" calcext:value-type="string">
            <text:p>INSERT DATA { &lt;http://data.open-opinion.org/socia/data/Goal/ふくしま国際医療科学センターを設立する&gt; dct:dateSubmitted <text:s/>“2013-09-30T14:00:00+09:00”^^xsd:dateTime }</text:p>
          </table:table-cell>
        </table:table-row>
        <table:table-row table:style-name="ro2">
          <table:table-cell table:style-name="ce7" office:value-type="string" calcext:value-type="string">
            <text:p>http://data.open-opinion.org/socia/data/Goal/災害・地域医療の人材育成機関を設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2];&quot;&gt;&quot;;[.$E$3];[.F212];[.$G$3])" office:value-type="string" office:string-value="INSERT DATA { &lt;http://data.open-opinion.org/socia/data/Goal/災害・地域医療の人材育成機関を設立する&gt; dct:dateSubmitted  “2013-09-30T14:00:00+09:00”^^xsd:dateTime }" calcext:value-type="string">
            <text:p>INSERT DATA { &lt;http://data.open-opinion.org/socia/data/Goal/災害・地域医療の人材育成機関を設立する&gt; dct:dateSubmitted <text:s/>“2013-09-30T14:00:00+09:00”^^xsd:dateTime }</text:p>
          </table:table-cell>
        </table:table-row>
        <table:table-row table:style-name="ro2">
          <table:table-cell table:style-name="ce7" office:value-type="string" calcext:value-type="string">
            <text:p>http://data.open-opinion.org/socia/data/Goal/先端臨床研究センターを設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3];&quot;&gt;&quot;;[.$E$3];[.F213];[.$G$3])" office:value-type="string" office:string-value="INSERT DATA { &lt;http://data.open-opinion.org/socia/data/Goal/先端臨床研究センターを設立する&gt; dct:dateSubmitted  “2013-09-30T14:00:00+09:00”^^xsd:dateTime }" calcext:value-type="string">
            <text:p>INSERT DATA { &lt;http://data.open-opinion.org/socia/data/Goal/先端臨床研究センターを設立する&gt; dct:dateSubmitted <text:s/>“2013-09-30T14:00:00+09:00”^^xsd:dateTime }</text:p>
          </table:table-cell>
        </table:table-row>
        <table:table-row table:style-name="ro2">
          <table:table-cell table:style-name="ce7" office:value-type="string" calcext:value-type="string">
            <text:p>http://data.open-opinion.org/socia/data/Goal/被ばく線量を減らす方法などを調査研究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4];&quot;&gt;&quot;;[.$E$3];[.F214];[.$G$3])" office:value-type="string" office:string-value="INSERT DATA { &lt;http://data.open-opinion.org/socia/data/Goal/被ばく線量を減らす方法などを調査研究する&gt; dct:dateSubmitted  “2013-09-30T14:00:00+09:00”^^xsd:dateTime }" calcext:value-type="string">
            <text:p>INSERT DATA { &lt;http://data.open-opinion.org/socia/data/Goal/被ばく線量を減らす方法などを調査研究する&gt; dct:dateSubmitted <text:s/>“2013-09-30T14:00:00+09:00”^^xsd:dateTime }</text:p>
          </table:table-cell>
        </table:table-row>
        <table:table-row table:style-name="ro2">
          <table:table-cell table:style-name="ce7" office:value-type="string" calcext:value-type="string">
            <text:p>http://data.open-opinion.org/socia/data/Goal/高度ながんの画像診断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5];&quot;&gt;&quot;;[.$E$3];[.F215];[.$G$3])" office:value-type="string" office:string-value="INSERT DATA { &lt;http://data.open-opinion.org/socia/data/Goal/高度ながんの画像診断を行う&gt; dct:dateSubmitted  “2013-09-30T14:00:00+09:00”^^xsd:dateTime }" calcext:value-type="string">
            <text:p>INSERT DATA { &lt;http://data.open-opinion.org/socia/data/Goal/高度ながんの画像診断を行う&gt; dct:dateSubmitted <text:s/>“2013-09-30T14:00:00+09:00”^^xsd:dateTime }</text:p>
          </table:table-cell>
        </table:table-row>
        <table:table-row table:style-name="ro2">
          <table:table-cell table:style-name="ce7" office:value-type="string" calcext:value-type="string">
            <text:p>http://data.open-opinion.org/socia/data/Goal/平成１４～１６年度に人材育成機関、先端臨床研究センターや新病棟など計４棟を建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6];&quot;&gt;&quot;;[.$E$3];[.F216];[.$G$3])" office:value-type="string" office:string-value="INSERT DATA { &lt;http://data.open-opinion.org/socia/data/Goal/平成１４～１６年度に人材育成機関、先端臨床研究センターや新病棟など計４棟を建設する&gt; dct:dateSubmitted  “2013-09-30T14:00:00+09:00”^^xsd:dateTime }" calcext:value-type="string">
            <text:p>INSERT DATA { &lt;http://data.open-opinion.org/socia/data/Goal/平成１４～１６年度に人材育成機関、先端臨床研究センターや新病棟など計４棟を建設する&gt; dct:dateSubmitted <text:s/>“2013-09-30T14:00:00+09:00”^^xsd:dateTime }</text:p>
          </table:table-cell>
        </table:table-row>
        <table:table-row table:style-name="ro2">
          <table:table-cell table:style-name="ce7" office:value-type="string" calcext:value-type="string">
            <text:p>http://data.open-opinion.org/socia/data/Goal/ＰＥＴ－ＭＲＩを導入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7];&quot;&gt;&quot;;[.$E$3];[.F217];[.$G$3])" office:value-type="string" office:string-value="INSERT DATA { &lt;http://data.open-opinion.org/socia/data/Goal/ＰＥＴ－ＭＲＩを導入する&gt; dct:dateSubmitted  “2013-09-30T14:00:00+09:00”^^xsd:dateTime }" calcext:value-type="string">
            <text:p>INSERT DATA { &lt;http://data.open-opinion.org/socia/data/Goal/ＰＥＴ－ＭＲＩを導入する&gt; dct:dateSubmitted <text:s/>“2013-09-30T14:00:00+09:00”^^xsd:dateTime }</text:p>
          </table:table-cell>
        </table:table-row>
        <table:table-row table:style-name="ro2">
          <table:table-cell table:style-name="ce7" office:value-type="string" calcext:value-type="string">
            <text:p>http://data.open-opinion.org/socia/data/Goal/健康不安を解消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8];&quot;&gt;&quot;;[.$E$3];[.F218];[.$G$3])" office:value-type="string" office:string-value="INSERT DATA { &lt;http://data.open-opinion.org/socia/data/Goal/健康不安を解消する&gt; dct:dateSubmitted  “2013-09-30T14:00:00+09:00”^^xsd:dateTime }" calcext:value-type="string">
            <text:p>INSERT DATA { &lt;http://data.open-opinion.org/socia/data/Goal/健康不安を解消する&gt; dct:dateSubmitted <text:s/>“2013-09-30T14:00:00+09:00”^^xsd:dateTime }</text:p>
          </table:table-cell>
        </table:table-row>
        <table:table-row table:style-name="ro2">
          <table:table-cell table:style-name="ce7" office:value-type="string" calcext:value-type="string">
            <text:p>http://data.open-opinion.org/socia/data/Goal/健康への不安が少なくなるよう、丁寧に説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19];&quot;&gt;&quot;;[.$E$3];[.F219];[.$G$3])" office:value-type="string" office:string-value="INSERT DATA { &lt;http://data.open-opinion.org/socia/data/Goal/健康への不安が少なくなるよう、丁寧に説明する&gt; dct:dateSubmitted  “2013-09-30T14:00:00+09:00”^^xsd:dateTime }" calcext:value-type="string">
            <text:p>INSERT DATA { &lt;http://data.open-opinion.org/socia/data/Goal/健康への不安が少なくなるよう、丁寧に説明する&gt; dct:dateSubmitted <text:s/>“2013-09-30T14:00:00+09:00”^^xsd:dateTime }</text:p>
          </table:table-cell>
        </table:table-row>
        <table:table-row table:style-name="ro2">
          <table:table-cell table:style-name="ce7" office:value-type="string" calcext:value-type="string">
            <text:p>http://data.open-opinion.org/socia/data/Goal/２０１１年の医療施設調査・病院報告を発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0];&quot;&gt;&quot;;[.$E$3];[.F220];[.$G$3])" office:value-type="string" office:string-value="INSERT DATA { &lt;http://data.open-opinion.org/socia/data/Goal/２０１１年の医療施設調査・病院報告を発表する&gt; dct:dateSubmitted  “2013-09-30T14:00:00+09:00”^^xsd:dateTime }" calcext:value-type="string">
            <text:p>INSERT DATA { &lt;http://data.open-opinion.org/socia/data/Goal/２０１１年の医療施設調査・病院報告を発表する&gt; dct:dateSubmitted <text:s/>“2013-09-30T14:00:00+09:00”^^xsd:dateTime }</text:p>
          </table:table-cell>
        </table:table-row>
        <table:table-row table:style-name="ro2">
          <table:table-cell table:style-name="ce7" office:value-type="string" calcext:value-type="string">
            <text:p>http://data.open-opinion.org/socia/data/Goal/津波や原発事故の影響を発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1];&quot;&gt;&quot;;[.$E$3];[.F221];[.$G$3])" office:value-type="string" office:string-value="INSERT DATA { &lt;http://data.open-opinion.org/socia/data/Goal/津波や原発事故の影響を発表する&gt; dct:dateSubmitted  “2013-09-30T14:00:00+09:00”^^xsd:dateTime }" calcext:value-type="string">
            <text:p>INSERT DATA { &lt;http://data.open-opinion.org/socia/data/Goal/津波や原発事故の影響を発表する&gt; dct:dateSubmitted <text:s/>“2013-09-30T14:00:00+09:00”^^xsd:dateTime }</text:p>
          </table:table-cell>
        </table:table-row>
        <table:table-row table:style-name="ro2">
          <table:table-cell table:style-name="ce7" office:value-type="string" calcext:value-type="string">
            <text:p>http://data.open-opinion.org/socia/data/Goal/任期付き都道府県・政令市ＯＢを募集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2];&quot;&gt;&quot;;[.$E$3];[.F222];[.$G$3])" office:value-type="string" office:string-value="INSERT DATA { &lt;http://data.open-opinion.org/socia/data/Goal/任期付き都道府県・政令市ＯＢを募集する&gt; dct:dateSubmitted  “2013-09-30T14:00:00+09:00”^^xsd:dateTime }" calcext:value-type="string">
            <text:p>INSERT DATA { &lt;http://data.open-opinion.org/socia/data/Goal/任期付き都道府県・政令市ＯＢを募集する&gt; dct:dateSubmitted <text:s/>“2013-09-30T14:00:00+09:00”^^xsd:dateTime }</text:p>
          </table:table-cell>
        </table:table-row>
        <table:table-row table:style-name="ro2">
          <table:table-cell table:style-name="ce7" office:value-type="string" calcext:value-type="string">
            <text:p>http://data.open-opinion.org/socia/data/Goal/任期付き都道府県・政令市ＯＢ応募結果を発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3];&quot;&gt;&quot;;[.$E$3];[.F223];[.$G$3])" office:value-type="string" office:string-value="INSERT DATA { &lt;http://data.open-opinion.org/socia/data/Goal/任期付き都道府県・政令市ＯＢ応募結果を発表する&gt; dct:dateSubmitted  “2013-09-30T14:00:00+09:00”^^xsd:dateTime }" calcext:value-type="string">
            <text:p>INSERT DATA { &lt;http://data.open-opinion.org/socia/data/Goal/任期付き都道府県・政令市ＯＢ応募結果を発表する&gt; dct:dateSubmitted <text:s/>“2013-09-30T14:00:00+09:00”^^xsd:dateTime }</text:p>
          </table:table-cell>
        </table:table-row>
        <table:table-row table:style-name="ro2">
          <table:table-cell table:style-name="ce7" office:value-type="string" calcext:value-type="string">
            <text:p>http://data.open-opinion.org/socia/data/Goal/福島第１原発事故の避難区域再編案を2012年内に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4];&quot;&gt;&quot;;[.$E$3];[.F224];[.$G$3])" office:value-type="string" office:string-value="INSERT DATA { &lt;http://data.open-opinion.org/socia/data/Goal/福島第１原発事故の避難区域再編案を2012年内に決める&gt; dct:dateSubmitted  “2013-09-30T14:00:00+09:00”^^xsd:dateTime }" calcext:value-type="string">
            <text:p>INSERT DATA { &lt;http://data.open-opinion.org/socia/data/Goal/福島第１原発事故の避難区域再編案を2012年内に決める&gt; dct:dateSubmitted <text:s/>“2013-09-30T14:00:00+09:00”^^xsd:dateTime }</text:p>
          </table:table-cell>
        </table:table-row>
        <table:table-row table:style-name="ro2">
          <table:table-cell table:style-name="ce7" office:value-type="string" calcext:value-type="string">
            <text:p>http://data.open-opinion.org/socia/data/Goal/浪江町住人の意見を聞く</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5];&quot;&gt;&quot;;[.$E$3];[.F225];[.$G$3])" office:value-type="string" office:string-value="INSERT DATA { &lt;http://data.open-opinion.org/socia/data/Goal/浪江町住人の意見を聞く&gt; dct:dateSubmitted  “2013-09-30T14:00:00+09:00”^^xsd:dateTime }" calcext:value-type="string">
            <text:p>INSERT DATA { &lt;http://data.open-opinion.org/socia/data/Goal/浪江町住人の意見を聞く&gt; dct:dateSubmitted <text:s/>“2013-09-30T14:00:00+09:00”^^xsd:dateTime }</text:p>
          </table:table-cell>
        </table:table-row>
        <table:table-row table:style-name="ro2">
          <table:table-cell table:style-name="ce7" office:value-type="string" calcext:value-type="string">
            <text:p>http://data.open-opinion.org/socia/data/Goal/福島第１原発事故の避難区域再編を2013年3月から実施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6];&quot;&gt;&quot;;[.$E$3];[.F226];[.$G$3])" office:value-type="string" office:string-value="INSERT DATA { &lt;http://data.open-opinion.org/socia/data/Goal/福島第１原発事故の避難区域再編を2013年3月から実施する&gt; dct:dateSubmitted  “2013-09-30T14:00:00+09:00”^^xsd:dateTime }" calcext:value-type="string">
            <text:p>INSERT DATA { &lt;http://data.open-opinion.org/socia/data/Goal/福島第１原発事故の避難区域再編を2013年3月から実施する&gt; dct:dateSubmitted <text:s/>“2013-09-30T14:00:00+09:00”^^xsd:dateTime }</text:p>
          </table:table-cell>
        </table:table-row>
        <table:table-row table:style-name="ro2">
          <table:table-cell table:style-name="ce7" office:value-type="string" calcext:value-type="string">
            <text:p>http://data.open-opinion.org/socia/data/Goal/福島第一原発の現状を発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7];&quot;&gt;&quot;;[.$E$3];[.F227];[.$G$3])" office:value-type="string" office:string-value="INSERT DATA { &lt;http://data.open-opinion.org/socia/data/Goal/福島第一原発の現状を発表する&gt; dct:dateSubmitted  “2013-09-30T14:00:00+09:00”^^xsd:dateTime }" calcext:value-type="string">
            <text:p>INSERT DATA { &lt;http://data.open-opinion.org/socia/data/Goal/福島第一原発の現状を発表する&gt; dct:dateSubmitted <text:s/>“2013-09-30T14:00:00+09:00”^^xsd:dateTime }</text:p>
          </table:table-cell>
        </table:table-row>
        <table:table-row table:style-name="ro2">
          <table:table-cell table:style-name="ce7" office:value-type="string" calcext:value-type="string">
            <text:p>http://data.open-opinion.org/socia/data/Goal/福島第1原発の地下にたまった放射能汚染水を浄化処理する第2セシウム吸着装置の建屋から、176リットルの汚染水が建屋外壁に隣接するコンクリート敷地上に漏れた原因を調査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8];&quot;&gt;&quot;;[.$E$3];[.F228];[.$G$3])" office:value-type="string" office:string-value="INSERT DATA { &lt;http://data.open-opinion.org/socia/data/Goal/福島第1原発の地下にたまった放射能汚染水を浄化処理する第2セシウム吸着装置の建屋から、176リットルの汚染水が建屋外壁に隣接するコンクリート敷地上に漏れた原因を調査する&gt; dct:dateSubmitted  “2013-09-30T14:00:00+09:00”^^xsd:dateTime }" calcext:value-type="string">
            <text:p>INSERT DATA { &lt;http://data.open-opinion.org/socia/data/Goal/福島第1原発の地下にたまった放射能汚染水を浄化処理する第2セシウム吸着装置の建屋から、176リットルの汚染水が建屋外壁に隣接するコンクリート敷地上に漏れた原因を調査する&gt; dct:dateSubmitted <text:s/>“2013-09-30T14:00:00+09:00”^^xsd:dateTime }</text:p>
          </table:table-cell>
        </table:table-row>
        <table:table-row table:style-name="ro2">
          <table:table-cell table:style-name="ce7" office:value-type="string" calcext:value-type="string">
            <text:p>http://data.open-opinion.org/socia/data/Goal/福島第一原発の現状を知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29];&quot;&gt;&quot;;[.$E$3];[.F229];[.$G$3])" office:value-type="string" office:string-value="INSERT DATA { &lt;http://data.open-opinion.org/socia/data/Goal/福島第一原発の現状を知る&gt; dct:dateSubmitted  “2013-09-30T14:00:00+09:00”^^xsd:dateTime }" calcext:value-type="string">
            <text:p>INSERT DATA { &lt;http://data.open-opinion.org/socia/data/Goal/福島第一原発の現状を知る&gt; dct:dateSubmitted <text:s/>“2013-09-30T14:00:00+09:00”^^xsd:dateTime }</text:p>
          </table:table-cell>
        </table:table-row>
        <table:table-row table:style-name="ro2">
          <table:table-cell table:style-name="ce7" office:value-type="string" calcext:value-type="string">
            <text:p>http://data.open-opinion.org/socia/data/Goal/福島第一原発事故に対する対応を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0];&quot;&gt;&quot;;[.$E$3];[.F230];[.$G$3])" office:value-type="string" office:string-value="INSERT DATA { &lt;http://data.open-opinion.org/socia/data/Goal/福島第一原発事故に対する対応を決める&gt; dct:dateSubmitted  “2013-09-30T14:00:00+09:00”^^xsd:dateTime }" calcext:value-type="string">
            <text:p>INSERT DATA { &lt;http://data.open-opinion.org/socia/data/Goal/福島第一原発事故に対する対応を決める&gt; dct:dateSubmitted <text:s/>“2013-09-30T14:00:00+09:00”^^xsd:dateTime }</text:p>
          </table:table-cell>
        </table:table-row>
        <table:table-row table:style-name="ro2">
          <table:table-cell table:style-name="ce7" office:value-type="string" calcext:value-type="string">
            <text:p>http://data.open-opinion.org/socia/data/Goal/１８歳以下の約３６万人を対象に甲状腺検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1];&quot;&gt;&quot;;[.$E$3];[.F231];[.$G$3])" office:value-type="string" office:string-value="INSERT DATA { &lt;http://data.open-opinion.org/socia/data/Goal/１８歳以下の約３６万人を対象に甲状腺検査を行う&gt; dct:dateSubmitted  “2013-09-30T14:00:00+09:00”^^xsd:dateTime }" calcext:value-type="string">
            <text:p>INSERT DATA { &lt;http://data.open-opinion.org/socia/data/Goal/１８歳以下の約３６万人を対象に甲状腺検査を行う&gt; dct:dateSubmitted <text:s/>“2013-09-30T14:00:00+09:00”^^xsd:dateTime }</text:p>
          </table:table-cell>
        </table:table-row>
        <table:table-row table:style-name="ro2">
          <table:table-cell table:style-name="ce7" office:value-type="string" calcext:value-type="string">
            <text:p>http://data.open-opinion.org/socia/data/Goal/放射線とがんの関係を調べ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2];&quot;&gt;&quot;;[.$E$3];[.F232];[.$G$3])" office:value-type="string" office:string-value="INSERT DATA { &lt;http://data.open-opinion.org/socia/data/Goal/放射線とがんの関係を調べる&gt; dct:dateSubmitted  “2013-09-30T14:00:00+09:00”^^xsd:dateTime }" calcext:value-type="string">
            <text:p>INSERT DATA { &lt;http://data.open-opinion.org/socia/data/Goal/放射線とがんの関係を調べる&gt; dct:dateSubmitted <text:s/>“2013-09-30T14:00:00+09:00”^^xsd:dateTime }</text:p>
          </table:table-cell>
        </table:table-row>
        <table:table-row table:style-name="ro2">
          <table:table-cell table:style-name="ce7" office:value-type="string" calcext:value-type="string">
            <text:p>http://data.open-opinion.org/socia/data/Goal/放射線と甲状腺がんの関係を丁寧に調べていく</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3];&quot;&gt;&quot;;[.$E$3];[.F233];[.$G$3])" office:value-type="string" office:string-value="INSERT DATA { &lt;http://data.open-opinion.org/socia/data/Goal/放射線と甲状腺がんの関係を丁寧に調べていく&gt; dct:dateSubmitted  “2013-09-30T14:00:00+09:00”^^xsd:dateTime }" calcext:value-type="string">
            <text:p>INSERT DATA { &lt;http://data.open-opinion.org/socia/data/Goal/放射線と甲状腺がんの関係を丁寧に調べていく&gt; dct:dateSubmitted <text:s/>“2013-09-30T14:00:00+09:00”^^xsd:dateTime }</text:p>
          </table:table-cell>
        </table:table-row>
        <table:table-row table:style-name="ro2">
          <table:table-cell table:style-name="ce7" office:value-type="string" calcext:value-type="string">
            <text:p>http://data.open-opinion.org/socia/data/Goal/国家公務員宿舎5046カ所（約5．6万戸）を廃止し、跡地の売却で約1700億円を捻出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4];&quot;&gt;&quot;;[.$E$3];[.F234];[.$G$3])" office:value-type="string" office:string-value="INSERT DATA { &lt;http://data.open-opinion.org/socia/data/Goal/国家公務員宿舎5046カ所（約5．6万戸）を廃止し、跡地の売却で約1700億円を捻出する&gt; dct:dateSubmitted  “2013-09-30T14:00:00+09:00”^^xsd:dateTime }" calcext:value-type="string">
            <text:p>INSERT DATA { &lt;http://data.open-opinion.org/socia/data/Goal/国家公務員宿舎5046カ所（約5．6万戸）を廃止し、跡地の売却で約1700億円を捻出する&gt; dct:dateSubmitted <text:s/>“2013-09-30T14:00:00+09:00”^^xsd:dateTime }</text:p>
          </table:table-cell>
        </table:table-row>
        <table:table-row table:style-name="ro2">
          <table:table-cell table:style-name="ce7" office:value-type="string" calcext:value-type="string">
            <text:p>http://data.open-opinion.org/socia/data/Goal/2016年度末までに宿舎を取り壊し、跡地を売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5];&quot;&gt;&quot;;[.$E$3];[.F235];[.$G$3])" office:value-type="string" office:string-value="INSERT DATA { &lt;http://data.open-opinion.org/socia/data/Goal/2016年度末までに宿舎を取り壊し、跡地を売却する&gt; dct:dateSubmitted  “2013-09-30T14:00:00+09:00”^^xsd:dateTime }" calcext:value-type="string">
            <text:p>INSERT DATA { &lt;http://data.open-opinion.org/socia/data/Goal/2016年度末までに宿舎を取り壊し、跡地を売却する&gt; dct:dateSubmitted <text:s/>“2013-09-30T14:00:00+09:00”^^xsd:dateTime }</text:p>
          </table:table-cell>
        </table:table-row>
        <table:table-row table:style-name="ro2">
          <table:table-cell table:style-name="ce7" office:value-type="string" calcext:value-type="string">
            <text:p>http://data.open-opinion.org/socia/data/Goal/宿舎の大幅減で維持管理費などの経費を将来にわたり圧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6];&quot;&gt;&quot;;[.$E$3];[.F236];[.$G$3])" office:value-type="string" office:string-value="INSERT DATA { &lt;http://data.open-opinion.org/socia/data/Goal/宿舎の大幅減で維持管理費などの経費を将来にわたり圧縮する&gt; dct:dateSubmitted  “2013-09-30T14:00:00+09:00”^^xsd:dateTime }" calcext:value-type="string">
            <text:p>INSERT DATA { &lt;http://data.open-opinion.org/socia/data/Goal/宿舎の大幅減で維持管理費などの経費を将来にわたり圧縮する&gt; dct:dateSubmitted <text:s/>“2013-09-30T14:00:00+09:00”^^xsd:dateTime }</text:p>
          </table:table-cell>
        </table:table-row>
        <table:table-row table:style-name="ro2">
          <table:table-cell table:style-name="ce7" office:value-type="string" calcext:value-type="string">
            <text:p>http://data.open-opinion.org/socia/data/Goal/復興支援プロジェクト「行こうよ！東北」を実施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7];&quot;&gt;&quot;;[.$E$3];[.F237];[.$G$3])" office:value-type="string" office:string-value="INSERT DATA { &lt;http://data.open-opinion.org/socia/data/Goal/復興支援プロジェクト「行こうよ！東北」を実施する&gt; dct:dateSubmitted  “2013-09-30T14:00:00+09:00”^^xsd:dateTime }" calcext:value-type="string">
            <text:p>INSERT DATA { &lt;http://data.open-opinion.org/socia/data/Goal/復興支援プロジェクト「行こうよ！東北」を実施する&gt; dct:dateSubmitted <text:s/>“2013-09-30T14:00:00+09:00”^^xsd:dateTime }</text:p>
          </table:table-cell>
        </table:table-row>
        <table:table-row table:style-name="ro2">
          <table:table-cell table:style-name="ce7" office:value-type="string" calcext:value-type="string">
            <text:p>http://data.open-opinion.org/socia/data/Goal/新たな旅行商品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8];&quot;&gt;&quot;;[.$E$3];[.F238];[.$G$3])" office:value-type="string" office:string-value="INSERT DATA { &lt;http://data.open-opinion.org/socia/data/Goal/新たな旅行商品を作る&gt; dct:dateSubmitted  “2013-09-30T14:00:00+09:00”^^xsd:dateTime }" calcext:value-type="string">
            <text:p>INSERT DATA { &lt;http://data.open-opinion.org/socia/data/Goal/新たな旅行商品を作る&gt; dct:dateSubmitted <text:s/>“2013-09-30T14:00:00+09:00”^^xsd:dateTime }</text:p>
          </table:table-cell>
        </table:table-row>
        <table:table-row table:style-name="ro2">
          <table:table-cell table:style-name="ce7" office:value-type="string" calcext:value-type="string">
            <text:p>http://data.open-opinion.org/socia/data/Goal/大規模な研修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39];&quot;&gt;&quot;;[.$E$3];[.F239];[.$G$3])" office:value-type="string" office:string-value="INSERT DATA { &lt;http://data.open-opinion.org/socia/data/Goal/大規模な研修を行う&gt; dct:dateSubmitted  “2013-09-30T14:00:00+09:00”^^xsd:dateTime }" calcext:value-type="string">
            <text:p>INSERT DATA { &lt;http://data.open-opinion.org/socia/data/Goal/大規模な研修を行う&gt; dct:dateSubmitted <text:s/>“2013-09-30T14:00:00+09:00”^^xsd:dateTime }</text:p>
          </table:table-cell>
        </table:table-row>
        <table:table-row table:style-name="ro2">
          <table:table-cell table:style-name="ce7" office:value-type="string" calcext:value-type="string">
            <text:p>http://data.open-opinion.org/socia/data/Goal/参加各社は視察後、１２月末までに東北旅行の企画案をまと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0];&quot;&gt;&quot;;[.$E$3];[.F240];[.$G$3])" office:value-type="string" office:string-value="INSERT DATA { &lt;http://data.open-opinion.org/socia/data/Goal/参加各社は視察後、１２月末までに東北旅行の企画案をまとめる&gt; dct:dateSubmitted  “2013-09-30T14:00:00+09:00”^^xsd:dateTime }" calcext:value-type="string">
            <text:p>INSERT DATA { &lt;http://data.open-opinion.org/socia/data/Goal/参加各社は視察後、１２月末までに東北旅行の企画案をまとめる&gt; dct:dateSubmitted <text:s/>“2013-09-30T14:00:00+09:00”^^xsd:dateTime }</text:p>
          </table:table-cell>
        </table:table-row>
        <table:table-row table:style-name="ro2">
          <table:table-cell table:style-name="ce7" office:value-type="string" calcext:value-type="string">
            <text:p>http://data.open-opinion.org/socia/data/Goal/被災地のボランティア活動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1];&quot;&gt;&quot;;[.$E$3];[.F241];[.$G$3])" office:value-type="string" office:string-value="INSERT DATA { &lt;http://data.open-opinion.org/socia/data/Goal/被災地のボランティア活動を行う&gt; dct:dateSubmitted  “2013-09-30T14:00:00+09:00”^^xsd:dateTime }" calcext:value-type="string">
            <text:p>INSERT DATA { &lt;http://data.open-opinion.org/socia/data/Goal/被災地のボランティア活動を行う&gt; dct:dateSubmitted <text:s/>“2013-09-30T14:00:00+09:00”^^xsd:dateTime }</text:p>
          </table:table-cell>
        </table:table-row>
        <table:table-row table:style-name="ro2">
          <table:table-cell table:style-name="ce7" office:value-type="string" calcext:value-type="string">
            <text:p>http://data.open-opinion.org/socia/data/Goal/東北の観光関係者との交流会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2];&quot;&gt;&quot;;[.$E$3];[.F242];[.$G$3])" office:value-type="string" office:string-value="INSERT DATA { &lt;http://data.open-opinion.org/socia/data/Goal/東北の観光関係者との交流会を行う&gt; dct:dateSubmitted  “2013-09-30T14:00:00+09:00”^^xsd:dateTime }" calcext:value-type="string">
            <text:p>INSERT DATA { &lt;http://data.open-opinion.org/socia/data/Goal/東北の観光関係者との交流会を行う&gt; dct:dateSubmitted <text:s/>“2013-09-30T14:00:00+09:00”^^xsd:dateTime }</text:p>
          </table:table-cell>
        </table:table-row>
        <table:table-row table:style-name="ro2">
          <table:table-cell table:style-name="ce7" office:value-type="string" calcext:value-type="string">
            <text:p>http://data.open-opinion.org/socia/data/Goal/東北各県が誘客に力を入れる計２８コースを巡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3];&quot;&gt;&quot;;[.$E$3];[.F243];[.$G$3])" office:value-type="string" office:string-value="INSERT DATA { &lt;http://data.open-opinion.org/socia/data/Goal/東北各県が誘客に力を入れる計２８コースを巡る&gt; dct:dateSubmitted  “2013-09-30T14:00:00+09:00”^^xsd:dateTime }" calcext:value-type="string">
            <text:p>INSERT DATA { &lt;http://data.open-opinion.org/socia/data/Goal/東北各県が誘客に力を入れる計２８コースを巡る&gt; dct:dateSubmitted <text:s/>“2013-09-30T14:00:00+09:00”^^xsd:dateTime }</text:p>
          </table:table-cell>
        </table:table-row>
        <table:table-row table:style-name="ro2">
          <table:table-cell table:style-name="ce7" office:value-type="string" calcext:value-type="string">
            <text:p>http://data.open-opinion.org/socia/data/Goal/来年１月にコンテストを実施し、優秀な企画案の商品化を検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4];&quot;&gt;&quot;;[.$E$3];[.F244];[.$G$3])" office:value-type="string" office:string-value="INSERT DATA { &lt;http://data.open-opinion.org/socia/data/Goal/来年１月にコンテストを実施し、優秀な企画案の商品化を検討する&gt; dct:dateSubmitted  “2013-09-30T14:00:00+09:00”^^xsd:dateTime }" calcext:value-type="string">
            <text:p>INSERT DATA { &lt;http://data.open-opinion.org/socia/data/Goal/来年１月にコンテストを実施し、優秀な企画案の商品化を検討する&gt; dct:dateSubmitted <text:s/>“2013-09-30T14:00:00+09:00”^^xsd:dateTime }</text:p>
          </table:table-cell>
        </table:table-row>
        <table:table-row table:style-name="ro2">
          <table:table-cell table:style-name="ce7" office:value-type="string" calcext:value-type="string">
            <text:p>http://data.open-opinion.org/socia/data/Goal/東北の観光復興を業界全体で支援する意識を共有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5];&quot;&gt;&quot;;[.$E$3];[.F245];[.$G$3])" office:value-type="string" office:string-value="INSERT DATA { &lt;http://data.open-opinion.org/socia/data/Goal/東北の観光復興を業界全体で支援する意識を共有する&gt; dct:dateSubmitted  “2013-09-30T14:00:00+09:00”^^xsd:dateTime }" calcext:value-type="string">
            <text:p>INSERT DATA { &lt;http://data.open-opinion.org/socia/data/Goal/東北の観光復興を業界全体で支援する意識を共有する&gt; dct:dateSubmitted <text:s/>“2013-09-30T14:00:00+09:00”^^xsd:dateTime }</text:p>
          </table:table-cell>
        </table:table-row>
        <table:table-row table:style-name="ro2">
          <table:table-cell table:style-name="ce7" office:value-type="string" calcext:value-type="string">
            <text:p>http://data.open-opinion.org/socia/data/Goal/研修参加を通じて東北がどんな思いで復興に取り組んでいるか、各担当者が肌で感じ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6];&quot;&gt;&quot;;[.$E$3];[.F246];[.$G$3])" office:value-type="string" office:string-value="INSERT DATA { &lt;http://data.open-opinion.org/socia/data/Goal/研修参加を通じて東北がどんな思いで復興に取り組んでいるか、各担当者が肌で感じる&gt; dct:dateSubmitted  “2013-09-30T14:00:00+09:00”^^xsd:dateTime }" calcext:value-type="string">
            <text:p>INSERT DATA { &lt;http://data.open-opinion.org/socia/data/Goal/研修参加を通じて東北がどんな思いで復興に取り組んでいるか、各担当者が肌で感じる&gt; dct:dateSubmitted <text:s/>“2013-09-30T14:00:00+09:00”^^xsd:dateTime }</text:p>
          </table:table-cell>
        </table:table-row>
        <table:table-row table:style-name="ro2">
          <table:table-cell table:style-name="ce7" office:value-type="string" calcext:value-type="string">
            <text:p>http://data.open-opinion.org/socia/data/Goal/復興支援イベント「心の絆応援プロジェクト」を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7];&quot;&gt;&quot;;[.$E$3];[.F247];[.$G$3])" office:value-type="string" office:string-value="INSERT DATA { &lt;http://data.open-opinion.org/socia/data/Goal/復興支援イベント「心の絆応援プロジェクト」を開催する&gt; dct:dateSubmitted  “2013-09-30T14:00:00+09:00”^^xsd:dateTime }" calcext:value-type="string">
            <text:p>INSERT DATA { &lt;http://data.open-opinion.org/socia/data/Goal/復興支援イベント「心の絆応援プロジェクト」を開催する&gt; dct:dateSubmitted <text:s/>“2013-09-30T14:00:00+09:00”^^xsd:dateTime }</text:p>
          </table:table-cell>
        </table:table-row>
        <table:table-row table:style-name="ro2">
          <table:table-cell table:style-name="ce7" office:value-type="string" calcext:value-type="string">
            <text:p>http://data.open-opinion.org/socia/data/Goal/被災地の子どもたちと船橋の子どもたちの間に絆が生まれ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8];&quot;&gt;&quot;;[.$E$3];[.F248];[.$G$3])" office:value-type="string" office:string-value="INSERT DATA { &lt;http://data.open-opinion.org/socia/data/Goal/被災地の子どもたちと船橋の子どもたちの間に絆が生まれる&gt; dct:dateSubmitted  “2013-09-30T14:00:00+09:00”^^xsd:dateTime }" calcext:value-type="string">
            <text:p>INSERT DATA { &lt;http://data.open-opinion.org/socia/data/Goal/被災地の子どもたちと船橋の子どもたちの間に絆が生まれる&gt; dct:dateSubmitted <text:s/>“2013-09-30T14:00:00+09:00”^^xsd:dateTime }</text:p>
          </table:table-cell>
        </table:table-row>
        <table:table-row table:style-name="ro2">
          <table:table-cell table:style-name="ce7" office:value-type="string" calcext:value-type="string">
            <text:p>http://data.open-opinion.org/socia/data/Goal/子どもたちの助け合う心、優しい心を育む</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49];&quot;&gt;&quot;;[.$E$3];[.F249];[.$G$3])" office:value-type="string" office:string-value="INSERT DATA { &lt;http://data.open-opinion.org/socia/data/Goal/子どもたちの助け合う心、優しい心を育む&gt; dct:dateSubmitted  “2013-09-30T14:00:00+09:00”^^xsd:dateTime }" calcext:value-type="string">
            <text:p>INSERT DATA { &lt;http://data.open-opinion.org/socia/data/Goal/子どもたちの助け合う心、優しい心を育む&gt; dct:dateSubmitted <text:s/>“2013-09-30T14:00:00+09:00”^^xsd:dateTime }</text:p>
          </table:table-cell>
        </table:table-row>
        <table:table-row table:style-name="ro2">
          <table:table-cell table:style-name="ce7" office:value-type="string" calcext:value-type="string">
            <text:p>http://data.open-opinion.org/socia/data/Goal/東北3県の物産販売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0];&quot;&gt;&quot;;[.$E$3];[.F250];[.$G$3])" office:value-type="string" office:string-value="INSERT DATA { &lt;http://data.open-opinion.org/socia/data/Goal/東北3県の物産販売を行う&gt; dct:dateSubmitted  “2013-09-30T14:00:00+09:00”^^xsd:dateTime }" calcext:value-type="string">
            <text:p>INSERT DATA { &lt;http://data.open-opinion.org/socia/data/Goal/東北3県の物産販売を行う&gt; dct:dateSubmitted <text:s/>“2013-09-30T14:00:00+09:00”^^xsd:dateTime }</text:p>
          </table:table-cell>
        </table:table-row>
        <table:table-row table:style-name="ro2">
          <table:table-cell table:style-name="ce7" office:value-type="string" calcext:value-type="string">
            <text:p>http://data.open-opinion.org/socia/data/Goal/被災地居住の子どもたちの支援</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1];&quot;&gt;&quot;;[.$E$3];[.F251];[.$G$3])" office:value-type="string" office:string-value="INSERT DATA { &lt;http://data.open-opinion.org/socia/data/Goal/被災地居住の子どもたちの支援&gt; dct:dateSubmitted  “2013-09-30T14:00:00+09:00”^^xsd:dateTime }" calcext:value-type="string">
            <text:p>INSERT DATA { &lt;http://data.open-opinion.org/socia/data/Goal/被災地居住の子どもたちの支援&gt; dct:dateSubmitted <text:s/>“2013-09-30T14:00:00+09:00”^^xsd:dateTime }</text:p>
          </table:table-cell>
        </table:table-row>
        <table:table-row table:style-name="ro2">
          <table:table-cell table:style-name="ce7" office:value-type="string" calcext:value-type="string">
            <text:p>http://data.open-opinion.org/socia/data/Goal/沖縄県内全６地区の小中学校と県立高校、特別支援学校の計１４カ所で給食の放射性物質検査を実施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2];&quot;&gt;&quot;;[.$E$3];[.F252];[.$G$3])" office:value-type="string" office:string-value="INSERT DATA { &lt;http://data.open-opinion.org/socia/data/Goal/沖縄県内全６地区の小中学校と県立高校、特別支援学校の計１４カ所で給食の放射性物質検査を実施する&gt; dct:dateSubmitted  “2013-09-30T14:00:00+09:00”^^xsd:dateTime }" calcext:value-type="string">
            <text:p>INSERT DATA { &lt;http://data.open-opinion.org/socia/data/Goal/沖縄県内全６地区の小中学校と県立高校、特別支援学校の計１４カ所で給食の放射性物質検査を実施する&gt; dct:dateSubmitted <text:s/>“2013-09-30T14:00:00+09:00”^^xsd:dateTime }</text:p>
          </table:table-cell>
        </table:table-row>
        <table:table-row table:style-name="ro2">
          <table:table-cell table:style-name="ce7" office:value-type="string" calcext:value-type="string">
            <text:p>http://data.open-opinion.org/socia/data/Goal/沖縄県内の学校の保護者の安心を得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3];&quot;&gt;&quot;;[.$E$3];[.F253];[.$G$3])" office:value-type="string" office:string-value="INSERT DATA { &lt;http://data.open-opinion.org/socia/data/Goal/沖縄県内の学校の保護者の安心を得る&gt; dct:dateSubmitted  “2013-09-30T14:00:00+09:00”^^xsd:dateTime }" calcext:value-type="string">
            <text:p>INSERT DATA { &lt;http://data.open-opinion.org/socia/data/Goal/沖縄県内の学校の保護者の安心を得る&gt; dct:dateSubmitted <text:s/>“2013-09-30T14:00:00+09:00”^^xsd:dateTime }</text:p>
          </table:table-cell>
        </table:table-row>
        <table:table-row table:style-name="ro2">
          <table:table-cell table:style-name="ce7" office:value-type="string" calcext:value-type="string">
            <text:p>http://data.open-opinion.org/socia/data/Goal/福島第一原発廃炉</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4];&quot;&gt;&quot;;[.$E$3];[.F254];[.$G$3])" office:value-type="string" office:string-value="INSERT DATA { &lt;http://data.open-opinion.org/socia/data/Goal/福島第一原発廃炉&gt; dct:dateSubmitted  “2013-09-30T14:00:00+09:00”^^xsd:dateTime }" calcext:value-type="string">
            <text:p>INSERT DATA { &lt;http://data.open-opinion.org/socia/data/Goal/福島第一原発廃炉&gt; dct:dateSubmitted <text:s/>“2013-09-30T14:00:00+09:00”^^xsd:dateTime }</text:p>
          </table:table-cell>
        </table:table-row>
        <table:table-row table:style-name="ro2">
          <table:table-cell table:style-name="ce7" office:value-type="string" calcext:value-type="string">
            <text:p>http://data.open-opinion.org/socia/data/Goal/福島第１原発３号機から使用済み燃料を取り出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5];&quot;&gt;&quot;;[.$E$3];[.F255];[.$G$3])" office:value-type="string" office:string-value="INSERT DATA { &lt;http://data.open-opinion.org/socia/data/Goal/福島第１原発３号機から使用済み燃料を取り出す&gt; dct:dateSubmitted  “2013-09-30T14:00:00+09:00”^^xsd:dateTime }" calcext:value-type="string">
            <text:p>INSERT DATA { &lt;http://data.open-opinion.org/socia/data/Goal/福島第１原発３号機から使用済み燃料を取り出す&gt; dct:dateSubmitted <text:s/>“2013-09-30T14:00:00+09:00”^^xsd:dateTime }</text:p>
          </table:table-cell>
        </table:table-row>
        <table:table-row table:style-name="ro2">
          <table:table-cell table:style-name="ce7" office:value-type="string" calcext:value-type="string">
            <text:p>http://data.open-opinion.org/socia/data/Goal/放射性物質の拡散を防ぐため、原子炉建屋に１５００トンの鉄骨カバーを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6];&quot;&gt;&quot;;[.$E$3];[.F256];[.$G$3])" office:value-type="string" office:string-value="INSERT DATA { &lt;http://data.open-opinion.org/socia/data/Goal/放射性物質の拡散を防ぐため、原子炉建屋に１５００トンの鉄骨カバーを設置する&gt; dct:dateSubmitted  “2013-09-30T14:00:00+09:00”^^xsd:dateTime }" calcext:value-type="string">
            <text:p>INSERT DATA { &lt;http://data.open-opinion.org/socia/data/Goal/放射性物質の拡散を防ぐため、原子炉建屋に１５００トンの鉄骨カバーを設置する&gt; dct:dateSubmitted <text:s/>“2013-09-30T14:00:00+09:00”^^xsd:dateTime }</text:p>
          </table:table-cell>
        </table:table-row>
        <table:table-row table:style-name="ro2">
          <table:table-cell table:style-name="ce7" office:value-type="string" calcext:value-type="string">
            <text:p>http://data.open-opinion.org/socia/data/Goal/取り出し後の使用済み燃料の移送先を決定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7];&quot;&gt;&quot;;[.$E$3];[.F257];[.$G$3])" office:value-type="string" office:string-value="INSERT DATA { &lt;http://data.open-opinion.org/socia/data/Goal/取り出し後の使用済み燃料の移送先を決定する&gt; dct:dateSubmitted  “2013-09-30T14:00:00+09:00”^^xsd:dateTime }" calcext:value-type="string">
            <text:p>INSERT DATA { &lt;http://data.open-opinion.org/socia/data/Goal/取り出し後の使用済み燃料の移送先を決定する&gt; dct:dateSubmitted <text:s/>“2013-09-30T14:00:00+09:00”^^xsd:dateTime }</text:p>
          </table:table-cell>
        </table:table-row>
        <table:table-row table:style-name="ro2">
          <table:table-cell table:style-name="ce7" office:value-type="string" calcext:value-type="string">
            <text:p>http://data.open-opinion.org/socia/data/Goal/使用済み燃料の最終処理の方法を決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8];&quot;&gt;&quot;;[.$E$3];[.F258];[.$G$3])" office:value-type="string" office:string-value="INSERT DATA { &lt;http://data.open-opinion.org/socia/data/Goal/使用済み燃料の最終処理の方法を決める&gt; dct:dateSubmitted  “2013-09-30T14:00:00+09:00”^^xsd:dateTime }" calcext:value-type="string">
            <text:p>INSERT DATA { &lt;http://data.open-opinion.org/socia/data/Goal/使用済み燃料の最終処理の方法を決める&gt; dct:dateSubmitted <text:s/>“2013-09-30T14:00:00+09:00”^^xsd:dateTime }</text:p>
          </table:table-cell>
        </table:table-row>
        <table:table-row table:style-name="ro2">
          <table:table-cell table:style-name="ce7" office:value-type="string" calcext:value-type="string">
            <text:p>http://data.open-opinion.org/socia/data/Goal/福島第一原発廃炉に向けた計画を立て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59];&quot;&gt;&quot;;[.$E$3];[.F259];[.$G$3])" office:value-type="string" office:string-value="INSERT DATA { &lt;http://data.open-opinion.org/socia/data/Goal/福島第一原発廃炉に向けた計画を立てる&gt; dct:dateSubmitted  “2013-09-30T14:00:00+09:00”^^xsd:dateTime }" calcext:value-type="string">
            <text:p>INSERT DATA { &lt;http://data.open-opinion.org/socia/data/Goal/福島第一原発廃炉に向けた計画を立てる&gt; dct:dateSubmitted <text:s/>“2013-09-30T14:00:00+09:00”^^xsd:dateTime }</text:p>
          </table:table-cell>
        </table:table-row>
        <table:table-row table:style-name="ro2">
          <table:table-cell table:style-name="ce7" office:value-type="string" calcext:value-type="string">
            <text:p>http://data.open-opinion.org/socia/data/Goal/福島第一原発の廃炉処理を安全に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0];&quot;&gt;&quot;;[.$E$3];[.F260];[.$G$3])" office:value-type="string" office:string-value="INSERT DATA { &lt;http://data.open-opinion.org/socia/data/Goal/福島第一原発の廃炉処理を安全に行う&gt; dct:dateSubmitted  “2013-09-30T14:00:00+09:00”^^xsd:dateTime }" calcext:value-type="string">
            <text:p>INSERT DATA { &lt;http://data.open-opinion.org/socia/data/Goal/福島第一原発の廃炉処理を安全に行う&gt; dct:dateSubmitted <text:s/>“2013-09-30T14:00:00+09:00”^^xsd:dateTime }</text:p>
          </table:table-cell>
        </table:table-row>
        <table:table-row table:style-name="ro2">
          <table:table-cell table:style-name="ce7" office:value-type="string" calcext:value-type="string">
            <text:p>http://data.open-opinion.org/socia/data/Goal/使用済み燃料を早く降ろして、乾式キャスク（金属製の容器）に移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1];&quot;&gt;&quot;;[.$E$3];[.F261];[.$G$3])" office:value-type="string" office:string-value="INSERT DATA { &lt;http://data.open-opinion.org/socia/data/Goal/使用済み燃料を早く降ろして、乾式キャスク（金属製の容器）に移す&gt; dct:dateSubmitted  “2013-09-30T14:00:00+09:00”^^xsd:dateTime }" calcext:value-type="string">
            <text:p>INSERT DATA { &lt;http://data.open-opinion.org/socia/data/Goal/使用済み燃料を早く降ろして、乾式キャスク（金属製の容器）に移す&gt; dct:dateSubmitted <text:s/>“2013-09-30T14:00:00+09:00”^^xsd:dateTime }</text:p>
          </table:table-cell>
        </table:table-row>
        <table:table-row table:style-name="ro2">
          <table:table-cell table:style-name="ce7" office:value-type="string" calcext:value-type="string">
            <text:p>http://data.open-opinion.org/socia/data/Goal/プールの冷却水を喪失した場合を踏まえ、不測の事態に備えて作業を行うことを東電に要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2];&quot;&gt;&quot;;[.$E$3];[.F262];[.$G$3])" office:value-type="string" office:string-value="INSERT DATA { &lt;http://data.open-opinion.org/socia/data/Goal/プールの冷却水を喪失した場合を踏まえ、不測の事態に備えて作業を行うことを東電に要請する&gt; dct:dateSubmitted  “2013-09-30T14:00:00+09:00”^^xsd:dateTime }" calcext:value-type="string">
            <text:p>INSERT DATA { &lt;http://data.open-opinion.org/socia/data/Goal/プールの冷却水を喪失した場合を踏まえ、不測の事態に備えて作業を行うことを東電に要請する&gt; dct:dateSubmitted <text:s/>“2013-09-30T14:00:00+09:00”^^xsd:dateTime }</text:p>
          </table:table-cell>
        </table:table-row>
        <table:table-row table:style-name="ro2">
          <table:table-cell table:style-name="ce7" office:value-type="string" calcext:value-type="string">
            <text:p>http://data.open-opinion.org/socia/data/Goal/福島第一原発廃炉に向けた準備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3];&quot;&gt;&quot;;[.$E$3];[.F263];[.$G$3])" office:value-type="string" office:string-value="INSERT DATA { &lt;http://data.open-opinion.org/socia/data/Goal/福島第一原発廃炉に向けた準備を行う&gt; dct:dateSubmitted  “2013-09-30T14:00:00+09:00”^^xsd:dateTime }" calcext:value-type="string">
            <text:p>INSERT DATA { &lt;http://data.open-opinion.org/socia/data/Goal/福島第一原発廃炉に向けた準備を行う&gt; dct:dateSubmitted <text:s/>“2013-09-30T14:00:00+09:00”^^xsd:dateTime }</text:p>
          </table:table-cell>
        </table:table-row>
        <table:table-row table:style-name="ro2">
          <table:table-cell table:style-name="ce7" office:value-type="string" calcext:value-type="string">
            <text:p>http://data.open-opinion.org/socia/data/Goal/遠隔操作によるクレーン作業訓練を2012年11月中に開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4];&quot;&gt;&quot;;[.$E$3];[.F264];[.$G$3])" office:value-type="string" office:string-value="INSERT DATA { &lt;http://data.open-opinion.org/socia/data/Goal/遠隔操作によるクレーン作業訓練を2012年11月中に開始する&gt; dct:dateSubmitted  “2013-09-30T14:00:00+09:00”^^xsd:dateTime }" calcext:value-type="string">
            <text:p>INSERT DATA { &lt;http://data.open-opinion.org/socia/data/Goal/遠隔操作によるクレーン作業訓練を2012年11月中に開始する&gt; dct:dateSubmitted <text:s/>“2013-09-30T14:00:00+09:00”^^xsd:dateTime }</text:p>
          </table:table-cell>
        </table:table-row>
        <table:table-row table:style-name="ro2">
          <table:table-cell table:style-name="ce7" office:value-type="string" calcext:value-type="string">
            <text:p>http://data.open-opinion.org/socia/data/Goal/「福島いわき復興物産展」を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5];&quot;&gt;&quot;;[.$E$3];[.F265];[.$G$3])" office:value-type="string" office:string-value="INSERT DATA { &lt;http://data.open-opinion.org/socia/data/Goal/「福島いわき復興物産展」を開催する&gt; dct:dateSubmitted  “2013-09-30T14:00:00+09:00”^^xsd:dateTime }" calcext:value-type="string">
            <text:p>INSERT DATA { &lt;http://data.open-opinion.org/socia/data/Goal/「福島いわき復興物産展」を開催する&gt; dct:dateSubmitted <text:s/>“2013-09-30T14:00:00+09:00”^^xsd:dateTime }</text:p>
          </table:table-cell>
        </table:table-row>
        <table:table-row table:style-name="ro2">
          <table:table-cell table:style-name="ce7" office:value-type="string" calcext:value-type="string">
            <text:p>http://data.open-opinion.org/socia/data/Goal/放射能汚染の風評被害を払しょく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6];&quot;&gt;&quot;;[.$E$3];[.F266];[.$G$3])" office:value-type="string" office:string-value="INSERT DATA { &lt;http://data.open-opinion.org/socia/data/Goal/放射能汚染の風評被害を払しょくする&gt; dct:dateSubmitted  “2013-09-30T14:00:00+09:00”^^xsd:dateTime }" calcext:value-type="string">
            <text:p>INSERT DATA { &lt;http://data.open-opinion.org/socia/data/Goal/放射能汚染の風評被害を払しょくする&gt; dct:dateSubmitted <text:s/>“2013-09-30T14:00:00+09:00”^^xsd:dateTime }</text:p>
          </table:table-cell>
        </table:table-row>
        <table:table-row table:style-name="ro2">
          <table:table-cell table:style-name="ce7" office:value-type="string" calcext:value-type="string">
            <text:p>http://data.open-opinion.org/socia/data/Goal/清泉女学院岩手県大槌町復興支援プロジェクト活動報告会を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7];&quot;&gt;&quot;;[.$E$3];[.F267];[.$G$3])" office:value-type="string" office:string-value="INSERT DATA { &lt;http://data.open-opinion.org/socia/data/Goal/清泉女学院岩手県大槌町復興支援プロジェクト活動報告会を開催する&gt; dct:dateSubmitted  “2013-09-30T14:00:00+09:00”^^xsd:dateTime }" calcext:value-type="string">
            <text:p>INSERT DATA { &lt;http://data.open-opinion.org/socia/data/Goal/清泉女学院岩手県大槌町復興支援プロジェクト活動報告会を開催する&gt; dct:dateSubmitted <text:s/>“2013-09-30T14:00:00+09:00”^^xsd:dateTime }</text:p>
          </table:table-cell>
        </table:table-row>
        <table:table-row table:style-name="ro2">
          <table:table-cell table:style-name="ce7" office:value-type="string" calcext:value-type="string">
            <text:p>http://data.open-opinion.org/socia/data/Goal/大槌町社会福祉協議会の菊池政志氏の講演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8];&quot;&gt;&quot;;[.$E$3];[.F268];[.$G$3])" office:value-type="string" office:string-value="INSERT DATA { &lt;http://data.open-opinion.org/socia/data/Goal/大槌町社会福祉協議会の菊池政志氏の講演を行う&gt; dct:dateSubmitted  “2013-09-30T14:00:00+09:00”^^xsd:dateTime }" calcext:value-type="string">
            <text:p>INSERT DATA { &lt;http://data.open-opinion.org/socia/data/Goal/大槌町社会福祉協議会の菊池政志氏の講演を行う&gt; dct:dateSubmitted <text:s/>“2013-09-30T14:00:00+09:00”^^xsd:dateTime }</text:p>
          </table:table-cell>
        </table:table-row>
        <table:table-row table:style-name="ro2">
          <table:table-cell table:style-name="ce7" office:value-type="string" calcext:value-type="string">
            <text:p>http://data.open-opinion.org/socia/data/Goal/大学の活動を広報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69];&quot;&gt;&quot;;[.$E$3];[.F269];[.$G$3])" office:value-type="string" office:string-value="INSERT DATA { &lt;http://data.open-opinion.org/socia/data/Goal/大学の活動を広報する&gt; dct:dateSubmitted  “2013-09-30T14:00:00+09:00”^^xsd:dateTime }" calcext:value-type="string">
            <text:p>INSERT DATA { &lt;http://data.open-opinion.org/socia/data/Goal/大学の活動を広報する&gt; dct:dateSubmitted <text:s/>“2013-09-30T14:00:00+09:00”^^xsd:dateTime }</text:p>
          </table:table-cell>
        </table:table-row>
        <table:table-row table:style-name="ro2">
          <table:table-cell table:style-name="ce7" office:value-type="string" calcext:value-type="string">
            <text:p>http://data.open-opinion.org/socia/data/Goal/被災地の情報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0];&quot;&gt;&quot;;[.$E$3];[.F270];[.$G$3])" office:value-type="string" office:string-value="INSERT DATA { &lt;http://data.open-opinion.org/socia/data/Goal/被災地の情報を伝える&gt; dct:dateSubmitted  “2013-09-30T14:00:00+09:00”^^xsd:dateTime }" calcext:value-type="string">
            <text:p>INSERT DATA { &lt;http://data.open-opinion.org/socia/data/Goal/被災地の情報を伝える&gt; dct:dateSubmitted <text:s/>“2013-09-30T14:00:00+09:00”^^xsd:dateTime }</text:p>
          </table:table-cell>
        </table:table-row>
        <table:table-row table:style-name="ro2">
          <table:table-cell table:style-name="ce7" office:value-type="string" calcext:value-type="string">
            <text:p>http://data.open-opinion.org/socia/data/Goal/衆議院選挙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1];&quot;&gt;&quot;;[.$E$3];[.F271];[.$G$3])" office:value-type="string" office:string-value="INSERT DATA { &lt;http://data.open-opinion.org/socia/data/Goal/衆議院選挙を行う&gt; dct:dateSubmitted  “2013-09-30T14:00:00+09:00”^^xsd:dateTime }" calcext:value-type="string">
            <text:p>INSERT DATA { &lt;http://data.open-opinion.org/socia/data/Goal/衆議院選挙を行う&gt; dct:dateSubmitted <text:s/>“2013-09-30T14:00:00+09:00”^^xsd:dateTime }</text:p>
          </table:table-cell>
        </table:table-row>
        <table:table-row table:style-name="ro2">
          <table:table-cell table:style-name="ce7" office:value-type="string" calcext:value-type="string">
            <text:p>http://data.open-opinion.org/socia/data/Goal/選挙にかかわる人員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2];&quot;&gt;&quot;;[.$E$3];[.F272];[.$G$3])" office:value-type="string" office:string-value="INSERT DATA { &lt;http://data.open-opinion.org/socia/data/Goal/選挙にかかわる人員を確保する&gt; dct:dateSubmitted  “2013-09-30T14:00:00+09:00”^^xsd:dateTime }" calcext:value-type="string">
            <text:p>INSERT DATA { &lt;http://data.open-opinion.org/socia/data/Goal/選挙にかかわる人員を確保する&gt; dct:dateSubmitted <text:s/>“2013-09-30T14:00:00+09:00”^^xsd:dateTime }</text:p>
          </table:table-cell>
        </table:table-row>
        <table:table-row table:style-name="ro2">
          <table:table-cell table:style-name="ce7" office:value-type="string" calcext:value-type="string">
            <text:p>http://data.open-opinion.org/socia/data/Goal/ポスター掲示板の設置作業を行う業者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3];&quot;&gt;&quot;;[.$E$3];[.F273];[.$G$3])" office:value-type="string" office:string-value="INSERT DATA { &lt;http://data.open-opinion.org/socia/data/Goal/ポスター掲示板の設置作業を行う業者を確保する&gt; dct:dateSubmitted  “2013-09-30T14:00:00+09:00”^^xsd:dateTime }" calcext:value-type="string">
            <text:p>INSERT DATA { &lt;http://data.open-opinion.org/socia/data/Goal/ポスター掲示板の設置作業を行う業者を確保する&gt; dct:dateSubmitted <text:s/>“2013-09-30T14:00:00+09:00”^^xsd:dateTime }</text:p>
          </table:table-cell>
        </table:table-row>
        <table:table-row table:style-name="ro2">
          <table:table-cell table:style-name="ce7" office:value-type="string" calcext:value-type="string">
            <text:p>http://data.open-opinion.org/socia/data/Goal/投票箱を購入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4];&quot;&gt;&quot;;[.$E$3];[.F274];[.$G$3])" office:value-type="string" office:string-value="INSERT DATA { &lt;http://data.open-opinion.org/socia/data/Goal/投票箱を購入する&gt; dct:dateSubmitted  “2013-09-30T14:00:00+09:00”^^xsd:dateTime }" calcext:value-type="string">
            <text:p>INSERT DATA { &lt;http://data.open-opinion.org/socia/data/Goal/投票箱を購入する&gt; dct:dateSubmitted <text:s/>“2013-09-30T14:00:00+09:00”^^xsd:dateTime }</text:p>
          </table:table-cell>
        </table:table-row>
        <table:table-row table:style-name="ro2">
          <table:table-cell table:style-name="ce7" office:value-type="string" calcext:value-type="string">
            <text:p>http://data.open-opinion.org/socia/data/Goal/衆院解散後に予算の裏付けを取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5];&quot;&gt;&quot;;[.$E$3];[.F275];[.$G$3])" office:value-type="string" office:string-value="INSERT DATA { &lt;http://data.open-opinion.org/socia/data/Goal/衆院解散後に予算の裏付けを取る&gt; dct:dateSubmitted  “2013-09-30T14:00:00+09:00”^^xsd:dateTime }" calcext:value-type="string">
            <text:p>INSERT DATA { &lt;http://data.open-opinion.org/socia/data/Goal/衆院解散後に予算の裏付けを取る&gt; dct:dateSubmitted <text:s/>“2013-09-30T14:00:00+09:00”^^xsd:dateTime }</text:p>
          </table:table-cell>
        </table:table-row>
        <table:table-row table:style-name="ro2">
          <table:table-cell table:style-name="ce7" office:value-type="string" calcext:value-type="string">
            <text:p>http://data.open-opinion.org/socia/data/Goal/復興工事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6];&quot;&gt;&quot;;[.$E$3];[.F276];[.$G$3])" office:value-type="string" office:string-value="INSERT DATA { &lt;http://data.open-opinion.org/socia/data/Goal/復興工事を行う&gt; dct:dateSubmitted  “2013-09-30T14:00:00+09:00”^^xsd:dateTime }" calcext:value-type="string">
            <text:p>INSERT DATA { &lt;http://data.open-opinion.org/socia/data/Goal/復興工事を行う&gt; dct:dateSubmitted <text:s/>“2013-09-30T14:00:00+09:00”^^xsd:dateTime }</text:p>
          </table:table-cell>
        </table:table-row>
        <table:table-row table:style-name="ro2">
          <table:table-cell table:style-name="ce7" office:value-type="string" calcext:value-type="string">
            <text:p>http://data.open-opinion.org/socia/data/Goal/ツアー客に塩作りを体験してもら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7];&quot;&gt;&quot;;[.$E$3];[.F277];[.$G$3])" office:value-type="string" office:string-value="INSERT DATA { &lt;http://data.open-opinion.org/socia/data/Goal/ツアー客に塩作りを体験してもらう&gt; dct:dateSubmitted  “2013-09-30T14:00:00+09:00”^^xsd:dateTime }" calcext:value-type="string">
            <text:p>INSERT DATA { &lt;http://data.open-opinion.org/socia/data/Goal/ツアー客に塩作りを体験してもらう&gt; dct:dateSubmitted <text:s/>“2013-09-30T14:00:00+09:00”^^xsd:dateTime }</text:p>
          </table:table-cell>
        </table:table-row>
        <table:table-row table:style-name="ro2">
          <table:table-cell table:style-name="ce7" office:value-type="string" calcext:value-type="string">
            <text:p>http://data.open-opinion.org/socia/data/Goal/塩作りを産業として復活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8];&quot;&gt;&quot;;[.$E$3];[.F278];[.$G$3])" office:value-type="string" office:string-value="INSERT DATA { &lt;http://data.open-opinion.org/socia/data/Goal/塩作りを産業として復活させる&gt; dct:dateSubmitted  “2013-09-30T14:00:00+09:00”^^xsd:dateTime }" calcext:value-type="string">
            <text:p>INSERT DATA { &lt;http://data.open-opinion.org/socia/data/Goal/塩作りを産業として復活させる&gt; dct:dateSubmitted <text:s/>“2013-09-30T14:00:00+09:00”^^xsd:dateTime }</text:p>
          </table:table-cell>
        </table:table-row>
        <table:table-row table:style-name="ro2">
          <table:table-cell table:style-name="ce7" office:value-type="string" calcext:value-type="string">
            <text:p>http://data.open-opinion.org/socia/data/Goal/旅行客を呼び込む</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79];&quot;&gt;&quot;;[.$E$3];[.F279];[.$G$3])" office:value-type="string" office:string-value="INSERT DATA { &lt;http://data.open-opinion.org/socia/data/Goal/旅行客を呼び込む&gt; dct:dateSubmitted  “2013-09-30T14:00:00+09:00”^^xsd:dateTime }" calcext:value-type="string">
            <text:p>INSERT DATA { &lt;http://data.open-opinion.org/socia/data/Goal/旅行客を呼び込む&gt; dct:dateSubmitted <text:s/>“2013-09-30T14:00:00+09:00”^^xsd:dateTime }</text:p>
          </table:table-cell>
        </table:table-row>
        <table:table-row table:style-name="ro2">
          <table:table-cell table:style-name="ce7" office:value-type="string" calcext:value-type="string">
            <text:p>http://data.open-opinion.org/socia/data/Goal/被災住宅の解体・撤去を本年度内に完了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0];&quot;&gt;&quot;;[.$E$3];[.F280];[.$G$3])" office:value-type="string" office:string-value="INSERT DATA { &lt;http://data.open-opinion.org/socia/data/Goal/被災住宅の解体・撤去を本年度内に完了する&gt; dct:dateSubmitted  “2013-09-30T14:00:00+09:00”^^xsd:dateTime }" calcext:value-type="string">
            <text:p>INSERT DATA { &lt;http://data.open-opinion.org/socia/data/Goal/被災住宅の解体・撤去を本年度内に完了する&gt; dct:dateSubmitted <text:s/>“2013-09-30T14:00:00+09:00”^^xsd:dateTime }</text:p>
          </table:table-cell>
        </table:table-row>
        <table:table-row table:style-name="ro2">
          <table:table-cell table:style-name="ce7" office:value-type="string" calcext:value-type="string">
            <text:p>http://data.open-opinion.org/socia/data/Goal/東日本大震災で被災した住宅を公費で解体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1];&quot;&gt;&quot;;[.$E$3];[.F281];[.$G$3])" office:value-type="string" office:string-value="INSERT DATA { &lt;http://data.open-opinion.org/socia/data/Goal/東日本大震災で被災した住宅を公費で解体する&gt; dct:dateSubmitted  “2013-09-30T14:00:00+09:00”^^xsd:dateTime }" calcext:value-type="string">
            <text:p>INSERT DATA { &lt;http://data.open-opinion.org/socia/data/Goal/東日本大震災で被災した住宅を公費で解体する&gt; dct:dateSubmitted <text:s/>“2013-09-30T14:00:00+09:00”^^xsd:dateTime }</text:p>
          </table:table-cell>
        </table:table-row>
        <table:table-row table:style-name="ro2">
          <table:table-cell table:style-name="ce7" office:value-type="string" calcext:value-type="string">
            <text:p>http://data.open-opinion.org/socia/data/Goal/浸水地域の堤防を仮復旧させた上で水を抜く</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2];&quot;&gt;&quot;;[.$E$3];[.F282];[.$G$3])" office:value-type="string" office:string-value="INSERT DATA { &lt;http://data.open-opinion.org/socia/data/Goal/浸水地域の堤防を仮復旧させた上で水を抜く&gt; dct:dateSubmitted  “2013-09-30T14:00:00+09:00”^^xsd:dateTime }" calcext:value-type="string">
            <text:p>INSERT DATA { &lt;http://data.open-opinion.org/socia/data/Goal/浸水地域の堤防を仮復旧させた上で水を抜く&gt; dct:dateSubmitted <text:s/>“2013-09-30T14:00:00+09:00”^^xsd:dateTime }</text:p>
          </table:table-cell>
        </table:table-row>
        <table:table-row table:style-name="ro2">
          <table:table-cell table:style-name="ce7" office:value-type="string" calcext:value-type="string">
            <text:p>http://data.open-opinion.org/socia/data/Goal/解体を希望する被災住宅などの所有者に早期の申請を呼び掛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3];&quot;&gt;&quot;;[.$E$3];[.F283];[.$G$3])" office:value-type="string" office:string-value="INSERT DATA { &lt;http://data.open-opinion.org/socia/data/Goal/解体を希望する被災住宅などの所有者に早期の申請を呼び掛ける&gt; dct:dateSubmitted  “2013-09-30T14:00:00+09:00”^^xsd:dateTime }" calcext:value-type="string">
            <text:p>INSERT DATA { &lt;http://data.open-opinion.org/socia/data/Goal/解体を希望する被災住宅などの所有者に早期の申請を呼び掛ける&gt; dct:dateSubmitted <text:s/>“2013-09-30T14:00:00+09:00”^^xsd:dateTime }</text:p>
          </table:table-cell>
        </table:table-row>
        <table:table-row table:style-name="ro2">
          <table:table-cell table:style-name="ce7" office:value-type="string" calcext:value-type="string">
            <text:p>http://data.open-opinion.org/socia/data/Goal/公費解体の期限の延長を求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4];&quot;&gt;&quot;;[.$E$3];[.F284];[.$G$3])" office:value-type="string" office:string-value="INSERT DATA { &lt;http://data.open-opinion.org/socia/data/Goal/公費解体の期限の延長を求める&gt; dct:dateSubmitted  “2013-09-30T14:00:00+09:00”^^xsd:dateTime }" calcext:value-type="string">
            <text:p>INSERT DATA { &lt;http://data.open-opinion.org/socia/data/Goal/公費解体の期限の延長を求める&gt; dct:dateSubmitted <text:s/>“2013-09-30T14:00:00+09:00”^^xsd:dateTime }</text:p>
          </table:table-cell>
        </table:table-row>
        <table:table-row table:style-name="ro2">
          <table:table-cell table:style-name="ce7" office:value-type="string" calcext:value-type="string">
            <text:p>http://data.open-opinion.org/socia/data/Goal/南相馬市小高、原町両区の旧警戒区域にある県、市所有の７つの農業用排水機場を直轄事業で復旧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5];&quot;&gt;&quot;;[.$E$3];[.F285];[.$G$3])" office:value-type="string" office:string-value="INSERT DATA { &lt;http://data.open-opinion.org/socia/data/Goal/南相馬市小高、原町両区の旧警戒区域にある県、市所有の７つの農業用排水機場を直轄事業で復旧させる&gt; dct:dateSubmitted  “2013-09-30T14:00:00+09:00”^^xsd:dateTime }" calcext:value-type="string">
            <text:p>INSERT DATA { &lt;http://data.open-opinion.org/socia/data/Goal/南相馬市小高、原町両区の旧警戒区域にある県、市所有の７つの農業用排水機場を直轄事業で復旧させる&gt; dct:dateSubmitted <text:s/>“2013-09-30T14:00:00+09:00”^^xsd:dateTime }</text:p>
          </table:table-cell>
        </table:table-row>
        <table:table-row table:style-name="ro2">
          <table:table-cell table:style-name="ce7" office:value-type="string" calcext:value-type="string">
            <text:p>http://data.open-opinion.org/socia/data/Goal/農業用排水機場の早期復旧</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6];&quot;&gt;&quot;;[.$E$3];[.F286];[.$G$3])" office:value-type="string" office:string-value="INSERT DATA { &lt;http://data.open-opinion.org/socia/data/Goal/農業用排水機場の早期復旧&gt; dct:dateSubmitted  “2013-09-30T14:00:00+09:00”^^xsd:dateTime }" calcext:value-type="string">
            <text:p>INSERT DATA { &lt;http://data.open-opinion.org/socia/data/Goal/農業用排水機場の早期復旧&gt; dct:dateSubmitted <text:s/>“2013-09-30T14:00:00+09:00”^^xsd:dateTime }</text:p>
          </table:table-cell>
        </table:table-row>
        <table:table-row table:style-name="ro2">
          <table:table-cell table:style-name="ce7" office:value-type="string" calcext:value-type="string">
            <text:p>http://data.open-opinion.org/socia/data/Goal/福島県への観光客を増や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7];&quot;&gt;&quot;;[.$E$3];[.F287];[.$G$3])" office:value-type="string" office:string-value="INSERT DATA { &lt;http://data.open-opinion.org/socia/data/Goal/福島県への観光客を増やす&gt; dct:dateSubmitted  “2013-09-30T14:00:00+09:00”^^xsd:dateTime }" calcext:value-type="string">
            <text:p>INSERT DATA { &lt;http://data.open-opinion.org/socia/data/Goal/福島県への観光客を増やす&gt; dct:dateSubmitted <text:s/>“2013-09-30T14:00:00+09:00”^^xsd:dateTime }</text:p>
          </table:table-cell>
        </table:table-row>
        <table:table-row table:style-name="ro2">
          <table:table-cell table:style-name="ce7" office:value-type="string" calcext:value-type="string">
            <text:p>http://data.open-opinion.org/socia/data/Goal/会津を観光視察</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8];&quot;&gt;&quot;;[.$E$3];[.F288];[.$G$3])" office:value-type="string" office:string-value="INSERT DATA { &lt;http://data.open-opinion.org/socia/data/Goal/会津を観光視察&gt; dct:dateSubmitted  “2013-09-30T14:00:00+09:00”^^xsd:dateTime }" calcext:value-type="string">
            <text:p>INSERT DATA { &lt;http://data.open-opinion.org/socia/data/Goal/会津を観光視察&gt; dct:dateSubmitted <text:s/>“2013-09-30T14:00:00+09:00”^^xsd:dateTime }</text:p>
          </table:table-cell>
        </table:table-row>
        <table:table-row table:style-name="ro2">
          <table:table-cell table:style-name="ce7" office:value-type="string" calcext:value-type="string">
            <text:p>http://data.open-opinion.org/socia/data/Goal/会津若松への観光客を増や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89];&quot;&gt;&quot;;[.$E$3];[.F289];[.$G$3])" office:value-type="string" office:string-value="INSERT DATA { &lt;http://data.open-opinion.org/socia/data/Goal/会津若松への観光客を増やす&gt; dct:dateSubmitted  “2013-09-30T14:00:00+09:00”^^xsd:dateTime }" calcext:value-type="string">
            <text:p>INSERT DATA { &lt;http://data.open-opinion.org/socia/data/Goal/会津若松への観光客を増やす&gt; dct:dateSubmitted <text:s/>“2013-09-30T14:00:00+09:00”^^xsd:dateTime }</text:p>
          </table:table-cell>
        </table:table-row>
        <table:table-row table:style-name="ro2">
          <table:table-cell table:style-name="ce7" office:value-type="string" calcext:value-type="string">
            <text:p>http://data.open-opinion.org/socia/data/Goal/外国人観光客の落ち込みを食い止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0];&quot;&gt;&quot;;[.$E$3];[.F290];[.$G$3])" office:value-type="string" office:string-value="INSERT DATA { &lt;http://data.open-opinion.org/socia/data/Goal/外国人観光客の落ち込みを食い止める&gt; dct:dateSubmitted  “2013-09-30T14:00:00+09:00”^^xsd:dateTime }" calcext:value-type="string">
            <text:p>INSERT DATA { &lt;http://data.open-opinion.org/socia/data/Goal/外国人観光客の落ち込みを食い止める&gt; dct:dateSubmitted <text:s/>“2013-09-30T14:00:00+09:00”^^xsd:dateTime }</text:p>
          </table:table-cell>
        </table:table-row>
        <table:table-row table:style-name="ro2">
          <table:table-cell table:style-name="ce7" office:value-type="string" calcext:value-type="string">
            <text:p>http://data.open-opinion.org/socia/data/Goal/会津の魅力を国民に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1];&quot;&gt;&quot;;[.$E$3];[.F291];[.$G$3])" office:value-type="string" office:string-value="INSERT DATA { &lt;http://data.open-opinion.org/socia/data/Goal/会津の魅力を国民に伝える&gt; dct:dateSubmitted  “2013-09-30T14:00:00+09:00”^^xsd:dateTime }" calcext:value-type="string">
            <text:p>INSERT DATA { &lt;http://data.open-opinion.org/socia/data/Goal/会津の魅力を国民に伝える&gt; dct:dateSubmitted <text:s/>“2013-09-30T14:00:00+09:00”^^xsd:dateTime }</text:p>
          </table:table-cell>
        </table:table-row>
        <table:table-row table:style-name="ro2">
          <table:table-cell table:style-name="ce7" office:value-type="string" calcext:value-type="string">
            <text:p>http://data.open-opinion.org/socia/data/Goal/会津や県職員が台湾を訪れ直接ＰＲ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2];&quot;&gt;&quot;;[.$E$3];[.F292];[.$G$3])" office:value-type="string" office:string-value="INSERT DATA { &lt;http://data.open-opinion.org/socia/data/Goal/会津や県職員が台湾を訪れ直接ＰＲする&gt; dct:dateSubmitted  “2013-09-30T14:00:00+09:00”^^xsd:dateTime }" calcext:value-type="string">
            <text:p>INSERT DATA { &lt;http://data.open-opinion.org/socia/data/Goal/会津や県職員が台湾を訪れ直接ＰＲする&gt; dct:dateSubmitted <text:s/>“2013-09-30T14:00:00+09:00”^^xsd:dateTime }</text:p>
          </table:table-cell>
        </table:table-row>
        <table:table-row table:style-name="ro2">
          <table:table-cell table:style-name="ce7" office:value-type="string" calcext:value-type="string">
            <text:p>http://data.open-opinion.org/socia/data/Goal/「東日本大震災・ふくしま復興祈念特別演奏会」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3];&quot;&gt;&quot;;[.$E$3];[.F293];[.$G$3])" office:value-type="string" office:string-value="INSERT DATA { &lt;http://data.open-opinion.org/socia/data/Goal/「東日本大震災・ふくしま復興祈念特別演奏会」を行う&gt; dct:dateSubmitted  “2013-09-30T14:00:00+09:00”^^xsd:dateTime }" calcext:value-type="string">
            <text:p>INSERT DATA { &lt;http://data.open-opinion.org/socia/data/Goal/「東日本大震災・ふくしま復興祈念特別演奏会」を行う&gt; dct:dateSubmitted <text:s/>“2013-09-30T14:00:00+09:00”^^xsd:dateTime }</text:p>
          </table:table-cell>
        </table:table-row>
        <table:table-row table:style-name="ro2">
          <table:table-cell table:style-name="ce7" office:value-type="string" calcext:value-type="string">
            <text:p>http://data.open-opinion.org/socia/data/Goal/入場料を震災復興の義援金に充て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4];&quot;&gt;&quot;;[.$E$3];[.F294];[.$G$3])" office:value-type="string" office:string-value="INSERT DATA { &lt;http://data.open-opinion.org/socia/data/Goal/入場料を震災復興の義援金に充てる&gt; dct:dateSubmitted  “2013-09-30T14:00:00+09:00”^^xsd:dateTime }" calcext:value-type="string">
            <text:p>INSERT DATA { &lt;http://data.open-opinion.org/socia/data/Goal/入場料を震災復興の義援金に充てる&gt; dct:dateSubmitted <text:s/>“2013-09-30T14:00:00+09:00”^^xsd:dateTime }</text:p>
          </table:table-cell>
        </table:table-row>
        <table:table-row table:style-name="ro2">
          <table:table-cell table:style-name="ce7" office:value-type="string" calcext:value-type="string">
            <text:p>http://data.open-opinion.org/socia/data/Goal/音楽で福島県を元気づ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5];&quot;&gt;&quot;;[.$E$3];[.F295];[.$G$3])" office:value-type="string" office:string-value="INSERT DATA { &lt;http://data.open-opinion.org/socia/data/Goal/音楽で福島県を元気づける&gt; dct:dateSubmitted  “2013-09-30T14:00:00+09:00”^^xsd:dateTime }" calcext:value-type="string">
            <text:p>INSERT DATA { &lt;http://data.open-opinion.org/socia/data/Goal/音楽で福島県を元気づける&gt; dct:dateSubmitted <text:s/>“2013-09-30T14:00:00+09:00”^^xsd:dateTime }</text:p>
          </table:table-cell>
        </table:table-row>
        <table:table-row table:style-name="ro2">
          <table:table-cell table:style-name="ce7" office:value-type="string" calcext:value-type="string">
            <text:p>http://data.open-opinion.org/socia/data/Goal/遠隔操作が可能な四足歩行ロボットを開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6];&quot;&gt;&quot;;[.$E$3];[.F296];[.$G$3])" office:value-type="string" office:string-value="INSERT DATA { &lt;http://data.open-opinion.org/socia/data/Goal/遠隔操作が可能な四足歩行ロボットを開発&gt; dct:dateSubmitted  “2013-09-30T14:00:00+09:00”^^xsd:dateTime }" calcext:value-type="string">
            <text:p>INSERT DATA { &lt;http://data.open-opinion.org/socia/data/Goal/遠隔操作が可能な四足歩行ロボットを開発&gt; dct:dateSubmitted <text:s/>“2013-09-30T14:00:00+09:00”^^xsd:dateTime }</text:p>
          </table:table-cell>
        </table:table-row>
        <table:table-row table:style-name="ro2">
          <table:table-cell table:style-name="ce7" office:value-type="string" calcext:value-type="string">
            <text:p>http://data.open-opinion.org/socia/data/Goal/福島第１原発内に東芝のオペレーターを配置して作業を進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7];&quot;&gt;&quot;;[.$E$3];[.F297];[.$G$3])" office:value-type="string" office:string-value="INSERT DATA { &lt;http://data.open-opinion.org/socia/data/Goal/福島第１原発内に東芝のオペレーターを配置して作業を進める&gt; dct:dateSubmitted  “2013-09-30T14:00:00+09:00”^^xsd:dateTime }" calcext:value-type="string">
            <text:p>INSERT DATA { &lt;http://data.open-opinion.org/socia/data/Goal/福島第１原発内に東芝のオペレーターを配置して作業を進める&gt; dct:dateSubmitted <text:s/>“2013-09-30T14:00:00+09:00”^^xsd:dateTime }</text:p>
          </table:table-cell>
        </table:table-row>
        <table:table-row table:style-name="ro2">
          <table:table-cell table:style-name="ce7" office:value-type="string" calcext:value-type="string">
            <text:p>http://data.open-opinion.org/socia/data/Goal/東京電力福島第１原発内で作業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8];&quot;&gt;&quot;;[.$E$3];[.F298];[.$G$3])" office:value-type="string" office:string-value="INSERT DATA { &lt;http://data.open-opinion.org/socia/data/Goal/東京電力福島第１原発内で作業を行う&gt; dct:dateSubmitted  “2013-09-30T14:00:00+09:00”^^xsd:dateTime }" calcext:value-type="string">
            <text:p>INSERT DATA { &lt;http://data.open-opinion.org/socia/data/Goal/東京電力福島第１原発内で作業を行う&gt; dct:dateSubmitted <text:s/>“2013-09-30T14:00:00+09:00”^^xsd:dateTime }</text:p>
          </table:table-cell>
        </table:table-row>
        <table:table-row table:style-name="ro2">
          <table:table-cell table:style-name="ce7" office:value-type="string" calcext:value-type="string">
            <text:p>http://data.open-opinion.org/socia/data/Goal/閖上地区の区画整理事業の計画人口について、当初の５５００人から３０００人に下方修正</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299];&quot;&gt;&quot;;[.$E$3];[.F299];[.$G$3])" office:value-type="string" office:string-value="INSERT DATA { &lt;http://data.open-opinion.org/socia/data/Goal/閖上地区の区画整理事業の計画人口について、当初の５５００人から３０００人に下方修正&gt; dct:dateSubmitted  “2013-09-30T14:00:00+09:00”^^xsd:dateTime }" calcext:value-type="string">
            <text:p>INSERT DATA { &lt;http://data.open-opinion.org/socia/data/Goal/閖上地区の区画整理事業の計画人口について、当初の５５００人から３０００人に下方修正&gt; dct:dateSubmitted <text:s/>“2013-09-30T14:00:00+09:00”^^xsd:dateTime }</text:p>
          </table:table-cell>
        </table:table-row>
        <table:table-row table:style-name="ro2">
          <table:table-cell table:style-name="ce7" office:value-type="string" calcext:value-type="string">
            <text:p>http://data.open-opinion.org/socia/data/Goal/（１）計画人口５５００人の根拠（２）事業規模と土地利用計画（３）非居住区域となる公園用地の規模－などについて詳細な説明を求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0];&quot;&gt;&quot;;[.$E$3];[.F300];[.$G$3])" office:value-type="string" office:string-value="INSERT DATA { &lt;http://data.open-opinion.org/socia/data/Goal/（１）計画人口５５００人の根拠（２）事業規模と土地利用計画（３）非居住区域となる公園用地の規模－などについて詳細な説明を求める&gt; dct:dateSubmitted  “2013-09-30T14:00:00+09:00”^^xsd:dateTime }" calcext:value-type="string">
            <text:p>INSERT DATA { &lt;http://data.open-opinion.org/socia/data/Goal/（１）計画人口５５００人の根拠（２）事業規模と土地利用計画（３）非居住区域となる公園用地の規模－などについて詳細な説明を求める&gt; dct:dateSubmitted <text:s/>“2013-09-30T14:00:00+09:00”^^xsd:dateTime }</text:p>
          </table:table-cell>
        </table:table-row>
        <table:table-row table:style-name="ro2">
          <table:table-cell table:style-name="ce7" office:value-type="string" calcext:value-type="string">
            <text:p>http://data.open-opinion.org/socia/data/Goal/閖上地区復興事業地内に居住したく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1];&quot;&gt;&quot;;[.$E$3];[.F301];[.$G$3])" office:value-type="string" office:string-value="INSERT DATA { &lt;http://data.open-opinion.org/socia/data/Goal/閖上地区復興事業地内に居住したくない&gt; dct:dateSubmitted  “2013-09-30T14:00:00+09:00”^^xsd:dateTime }" calcext:value-type="string">
            <text:p>INSERT DATA { &lt;http://data.open-opinion.org/socia/data/Goal/閖上地区復興事業地内に居住したくない&gt; dct:dateSubmitted <text:s/>“2013-09-30T14:00:00+09:00”^^xsd:dateTime }</text:p>
          </table:table-cell>
        </table:table-row>
        <table:table-row table:style-name="ro2">
          <table:table-cell table:style-name="ce7" office:value-type="string" calcext:value-type="string">
            <text:p>http://data.open-opinion.org/socia/data/Goal/震災前居住者と同じ5500人を確保し小中学校や医療機関、商業施設などの維持ができ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2];&quot;&gt;&quot;;[.$E$3];[.F302];[.$G$3])" office:value-type="string" office:string-value="INSERT DATA { &lt;http://data.open-opinion.org/socia/data/Goal/震災前居住者と同じ5500人を確保し小中学校や医療機関、商業施設などの維持ができるようにする&gt; dct:dateSubmitted  “2013-09-30T14:00:00+09:00”^^xsd:dateTime }" calcext:value-type="string">
            <text:p>INSERT DATA { &lt;http://data.open-opinion.org/socia/data/Goal/震災前居住者と同じ5500人を確保し小中学校や医療機関、商業施設などの維持ができるようにする&gt; dct:dateSubmitted <text:s/>“2013-09-30T14:00:00+09:00”^^xsd:dateTime }</text:p>
          </table:table-cell>
        </table:table-row>
        <table:table-row table:style-name="ro2">
          <table:table-cell table:style-name="ce7" office:value-type="string" calcext:value-type="string">
            <text:p>http://data.open-opinion.org/socia/data/Goal/自地域に復興支援予算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3];&quot;&gt;&quot;;[.$E$3];[.F303];[.$G$3])" office:value-type="string" office:string-value="INSERT DATA { &lt;http://data.open-opinion.org/socia/data/Goal/自地域に復興支援予算を確保する&gt; dct:dateSubmitted  “2013-09-30T14:00:00+09:00”^^xsd:dateTime }" calcext:value-type="string">
            <text:p>INSERT DATA { &lt;http://data.open-opinion.org/socia/data/Goal/自地域に復興支援予算を確保する&gt; dct:dateSubmitted <text:s/>“2013-09-30T14:00:00+09:00”^^xsd:dateTime }</text:p>
          </table:table-cell>
        </table:table-row>
        <table:table-row table:style-name="ro2">
          <table:table-cell table:style-name="ce7" office:value-type="string" calcext:value-type="string">
            <text:p>http://data.open-opinion.org/socia/data/Goal/公平に復興事業を遂行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4];&quot;&gt;&quot;;[.$E$3];[.F304];[.$G$3])" office:value-type="string" office:string-value="INSERT DATA { &lt;http://data.open-opinion.org/socia/data/Goal/公平に復興事業を遂行する&gt; dct:dateSubmitted  “2013-09-30T14:00:00+09:00”^^xsd:dateTime }" calcext:value-type="string">
            <text:p>INSERT DATA { &lt;http://data.open-opinion.org/socia/data/Goal/公平に復興事業を遂行する&gt; dct:dateSubmitted <text:s/>“2013-09-30T14:00:00+09:00”^^xsd:dateTime }</text:p>
          </table:table-cell>
        </table:table-row>
        <table:table-row table:style-name="ro2">
          <table:table-cell table:style-name="ce7" office:value-type="string" calcext:value-type="string">
            <text:p>http://data.open-opinion.org/socia/data/Goal/国土交通省のガイドラインをクリアできる3000人の人口を目指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5];&quot;&gt;&quot;;[.$E$3];[.F305];[.$G$3])" office:value-type="string" office:string-value="INSERT DATA { &lt;http://data.open-opinion.org/socia/data/Goal/国土交通省のガイドラインをクリアできる3000人の人口を目指す&gt; dct:dateSubmitted  “2013-09-30T14:00:00+09:00”^^xsd:dateTime }" calcext:value-type="string">
            <text:p>INSERT DATA { &lt;http://data.open-opinion.org/socia/data/Goal/国土交通省のガイドラインをクリアできる3000人の人口を目指す&gt; dct:dateSubmitted <text:s/>“2013-09-30T14:00:00+09:00”^^xsd:dateTime }</text:p>
          </table:table-cell>
        </table:table-row>
        <table:table-row table:style-name="ro2">
          <table:table-cell table:style-name="ce7" office:value-type="string" calcext:value-type="string">
            <text:p>http://data.open-opinion.org/socia/data/Goal/選挙で議席を伸ばし、政権を担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6];&quot;&gt;&quot;;[.$E$3];[.F306];[.$G$3])" office:value-type="string" office:string-value="INSERT DATA { &lt;http://data.open-opinion.org/socia/data/Goal/選挙で議席を伸ばし、政権を担う&gt; dct:dateSubmitted  “2013-09-30T14:00:00+09:00”^^xsd:dateTime }" calcext:value-type="string">
            <text:p>INSERT DATA { &lt;http://data.open-opinion.org/socia/data/Goal/選挙で議席を伸ばし、政権を担う&gt; dct:dateSubmitted <text:s/>“2013-09-30T14:00:00+09:00”^^xsd:dateTime }</text:p>
          </table:table-cell>
        </table:table-row>
        <table:table-row table:style-name="ro2">
          <table:table-cell table:style-name="ce7" office:value-type="string" calcext:value-type="string">
            <text:p>http://data.open-opinion.org/socia/data/Goal/脱原発の第３極勢力の結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7];&quot;&gt;&quot;;[.$E$3];[.F307];[.$G$3])" office:value-type="string" office:string-value="INSERT DATA { &lt;http://data.open-opinion.org/socia/data/Goal/脱原発の第３極勢力の結集&gt; dct:dateSubmitted  “2013-09-30T14:00:00+09:00”^^xsd:dateTime }" calcext:value-type="string">
            <text:p>INSERT DATA { &lt;http://data.open-opinion.org/socia/data/Goal/脱原発の第３極勢力の結集&gt; dct:dateSubmitted <text:s/>“2013-09-30T14:00:00+09:00”^^xsd:dateTime }</text:p>
          </table:table-cell>
        </table:table-row>
        <table:table-row table:style-name="ro2">
          <table:table-cell table:style-name="ce7" office:value-type="string" calcext:value-type="string">
            <text:p>http://data.open-opinion.org/socia/data/Goal/「第三極」として選挙協力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8];&quot;&gt;&quot;;[.$E$3];[.F308];[.$G$3])" office:value-type="string" office:string-value="INSERT DATA { &lt;http://data.open-opinion.org/socia/data/Goal/「第三極」として選挙協力を行う&gt; dct:dateSubmitted  “2013-09-30T14:00:00+09:00”^^xsd:dateTime }" calcext:value-type="string">
            <text:p>INSERT DATA { &lt;http://data.open-opinion.org/socia/data/Goal/「第三極」として選挙協力を行う&gt; dct:dateSubmitted <text:s/>“2013-09-30T14:00:00+09:00”^^xsd:dateTime }</text:p>
          </table:table-cell>
        </table:table-row>
        <table:table-row table:style-name="ro2">
          <table:table-cell table:style-name="ce7" office:value-type="string" calcext:value-type="string">
            <text:p>http://data.open-opinion.org/socia/data/Goal/「脱原発」を旗印とする新党の結成</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09];&quot;&gt;&quot;;[.$E$3];[.F309];[.$G$3])" office:value-type="string" office:string-value="INSERT DATA { &lt;http://data.open-opinion.org/socia/data/Goal/「脱原発」を旗印とする新党の結成&gt; dct:dateSubmitted  “2013-09-30T14:00:00+09:00”^^xsd:dateTime }" calcext:value-type="string">
            <text:p>INSERT DATA { &lt;http://data.open-opinion.org/socia/data/Goal/「脱原発」を旗印とする新党の結成&gt; dct:dateSubmitted <text:s/>“2013-09-30T14:00:00+09:00”^^xsd:dateTime }</text:p>
          </table:table-cell>
        </table:table-row>
        <table:table-row table:style-name="ro2">
          <table:table-cell table:style-name="ce7" office:value-type="string" calcext:value-type="string">
            <text:p>http://data.open-opinion.org/socia/data/Goal/脱原発を掲げる政党を含む政治勢力の受け皿とな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0];&quot;&gt;&quot;;[.$E$3];[.F310];[.$G$3])" office:value-type="string" office:string-value="INSERT DATA { &lt;http://data.open-opinion.org/socia/data/Goal/脱原発を掲げる政党を含む政治勢力の受け皿となる&gt; dct:dateSubmitted  “2013-09-30T14:00:00+09:00”^^xsd:dateTime }" calcext:value-type="string">
            <text:p>INSERT DATA { &lt;http://data.open-opinion.org/socia/data/Goal/脱原発を掲げる政党を含む政治勢力の受け皿となる&gt; dct:dateSubmitted <text:s/>“2013-09-30T14:00:00+09:00”^^xsd:dateTime }</text:p>
          </table:table-cell>
        </table:table-row>
        <table:table-row table:style-name="ro2">
          <table:table-cell table:style-name="ce7" office:value-type="string" calcext:value-type="string">
            <text:p>http://data.open-opinion.org/socia/data/Goal/新党結成</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1];&quot;&gt;&quot;;[.$E$3];[.F311];[.$G$3])" office:value-type="string" office:string-value="INSERT DATA { &lt;http://data.open-opinion.org/socia/data/Goal/新党結成&gt; dct:dateSubmitted  “2013-09-30T14:00:00+09:00”^^xsd:dateTime }" calcext:value-type="string">
            <text:p>INSERT DATA { &lt;http://data.open-opinion.org/socia/data/Goal/新党結成&gt; dct:dateSubmitted <text:s/>“2013-09-30T14:00:00+09:00”^^xsd:dateTime }</text:p>
          </table:table-cell>
        </table:table-row>
        <table:table-row table:style-name="ro2">
          <table:table-cell table:style-name="ce7" office:value-type="string" calcext:value-type="string">
            <text:p>http://data.open-opinion.org/socia/data/Goal/みどりの風の新党参画</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2];&quot;&gt;&quot;;[.$E$3];[.F312];[.$G$3])" office:value-type="string" office:string-value="INSERT DATA { &lt;http://data.open-opinion.org/socia/data/Goal/みどりの風の新党参画&gt; dct:dateSubmitted  “2013-09-30T14:00:00+09:00”^^xsd:dateTime }" calcext:value-type="string">
            <text:p>INSERT DATA { &lt;http://data.open-opinion.org/socia/data/Goal/みどりの風の新党参画&gt; dct:dateSubmitted <text:s/>“2013-09-30T14:00:00+09:00”^^xsd:dateTime }</text:p>
          </table:table-cell>
        </table:table-row>
        <table:table-row table:style-name="ro2">
          <table:table-cell table:style-name="ce7" office:value-type="string" calcext:value-type="string">
            <text:p>http://data.open-opinion.org/socia/data/Goal/脱原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3];&quot;&gt;&quot;;[.$E$3];[.F313];[.$G$3])" office:value-type="string" office:string-value="INSERT DATA { &lt;http://data.open-opinion.org/socia/data/Goal/脱原発&gt; dct:dateSubmitted  “2013-09-30T14:00:00+09:00”^^xsd:dateTime }" calcext:value-type="string">
            <text:p>INSERT DATA { &lt;http://data.open-opinion.org/socia/data/Goal/脱原発&gt; dct:dateSubmitted <text:s/>“2013-09-30T14:00:00+09:00”^^xsd:dateTime }</text:p>
          </table:table-cell>
        </table:table-row>
        <table:table-row table:style-name="ro2">
          <table:table-cell table:style-name="ce7" office:value-type="string" calcext:value-type="string">
            <text:p>http://data.open-opinion.org/socia/data/Goal/環太平洋経済連携協定（ＴＰＰ）参加反対</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4];&quot;&gt;&quot;;[.$E$3];[.F314];[.$G$3])" office:value-type="string" office:string-value="INSERT DATA { &lt;http://data.open-opinion.org/socia/data/Goal/環太平洋経済連携協定（ＴＰＰ）参加反対&gt; dct:dateSubmitted  “2013-09-30T14:00:00+09:00”^^xsd:dateTime }" calcext:value-type="string">
            <text:p>INSERT DATA { &lt;http://data.open-opinion.org/socia/data/Goal/環太平洋経済連携協定（ＴＰＰ）参加反対&gt; dct:dateSubmitted <text:s/>“2013-09-30T14:00:00+09:00”^^xsd:dateTime }</text:p>
          </table:table-cell>
        </table:table-row>
        <table:table-row table:style-name="ro2">
          <table:table-cell table:style-name="ce7" office:value-type="string" calcext:value-type="string">
            <text:p>http://data.open-opinion.org/socia/data/Goal/消費増税反対</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5];&quot;&gt;&quot;;[.$E$3];[.F315];[.$G$3])" office:value-type="string" office:string-value="INSERT DATA { &lt;http://data.open-opinion.org/socia/data/Goal/消費増税反対&gt; dct:dateSubmitted  “2013-09-30T14:00:00+09:00”^^xsd:dateTime }" calcext:value-type="string">
            <text:p>INSERT DATA { &lt;http://data.open-opinion.org/socia/data/Goal/消費増税反対&gt; dct:dateSubmitted <text:s/>“2013-09-30T14:00:00+09:00”^^xsd:dateTime }</text:p>
          </table:table-cell>
        </table:table-row>
        <table:table-row table:style-name="ro2">
          <table:table-cell table:style-name="ce7" office:value-type="string" calcext:value-type="string">
            <text:p>http://data.open-opinion.org/socia/data/Goal/無所属の新党参画</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6];&quot;&gt;&quot;;[.$E$3];[.F316];[.$G$3])" office:value-type="string" office:string-value="INSERT DATA { &lt;http://data.open-opinion.org/socia/data/Goal/無所属の新党参画&gt; dct:dateSubmitted  “2013-09-30T14:00:00+09:00”^^xsd:dateTime }" calcext:value-type="string">
            <text:p>INSERT DATA { &lt;http://data.open-opinion.org/socia/data/Goal/無所属の新党参画&gt; dct:dateSubmitted <text:s/>“2013-09-30T14:00:00+09:00”^^xsd:dateTime }</text:p>
          </table:table-cell>
        </table:table-row>
        <table:table-row table:style-name="ro2">
          <table:table-cell table:style-name="ce7" office:value-type="string" calcext:value-type="string">
            <text:p>http://data.open-opinion.org/socia/data/Goal/嘉田由紀子滋賀県知事を新党党首に</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7];&quot;&gt;&quot;;[.$E$3];[.F317];[.$G$3])" office:value-type="string" office:string-value="INSERT DATA { &lt;http://data.open-opinion.org/socia/data/Goal/嘉田由紀子滋賀県知事を新党党首に&gt; dct:dateSubmitted  “2013-09-30T14:00:00+09:00”^^xsd:dateTime }" calcext:value-type="string">
            <text:p>INSERT DATA { &lt;http://data.open-opinion.org/socia/data/Goal/嘉田由紀子滋賀県知事を新党党首に&gt; dct:dateSubmitted <text:s/>“2013-09-30T14:00:00+09:00”^^xsd:dateTime }</text:p>
          </table:table-cell>
        </table:table-row>
        <table:table-row table:style-name="ro2">
          <table:table-cell table:style-name="ce7" office:value-type="string" calcext:value-type="string">
            <text:p>http://data.open-opinion.org/socia/data/Goal/選挙区調整はじゃんけんで決めてもい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8];&quot;&gt;&quot;;[.$E$3];[.F318];[.$G$3])" office:value-type="string" office:string-value="INSERT DATA { &lt;http://data.open-opinion.org/socia/data/Goal/選挙区調整はじゃんけんで決めてもいい&gt; dct:dateSubmitted  “2013-09-30T14:00:00+09:00”^^xsd:dateTime }" calcext:value-type="string">
            <text:p>INSERT DATA { &lt;http://data.open-opinion.org/socia/data/Goal/選挙区調整はじゃんけんで決めてもいい&gt; dct:dateSubmitted <text:s/>“2013-09-30T14:00:00+09:00”^^xsd:dateTime }</text:p>
          </table:table-cell>
        </table:table-row>
        <table:table-row table:style-name="ro2">
          <table:table-cell table:style-name="ce7" office:value-type="string" calcext:value-type="string">
            <text:p>http://data.open-opinion.org/socia/data/Goal/選挙区調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19];&quot;&gt;&quot;;[.$E$3];[.F319];[.$G$3])" office:value-type="string" office:string-value="INSERT DATA { &lt;http://data.open-opinion.org/socia/data/Goal/選挙区調整を行う&gt; dct:dateSubmitted  “2013-09-30T14:00:00+09:00”^^xsd:dateTime }" calcext:value-type="string">
            <text:p>INSERT DATA { &lt;http://data.open-opinion.org/socia/data/Goal/選挙区調整を行う&gt; dct:dateSubmitted <text:s/>“2013-09-30T14:00:00+09:00”^^xsd:dateTime }</text:p>
          </table:table-cell>
        </table:table-row>
        <table:table-row table:style-name="ro2">
          <table:table-cell table:style-name="ce7" office:value-type="string" calcext:value-type="string">
            <text:p>http://data.open-opinion.org/socia/data/Goal/じゃんけん発言に不快感</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0];&quot;&gt;&quot;;[.$E$3];[.F320];[.$G$3])" office:value-type="string" office:string-value="INSERT DATA { &lt;http://data.open-opinion.org/socia/data/Goal/じゃんけん発言に不快感&gt; dct:dateSubmitted  “2013-09-30T14:00:00+09:00”^^xsd:dateTime }" calcext:value-type="string">
            <text:p>INSERT DATA { &lt;http://data.open-opinion.org/socia/data/Goal/じゃんけん発言に不快感&gt; dct:dateSubmitted <text:s/>“2013-09-30T14:00:00+09:00”^^xsd:dateTime }</text:p>
          </table:table-cell>
        </table:table-row>
        <table:table-row table:style-name="ro2">
          <table:table-cell table:style-name="ce7" office:value-type="string" calcext:value-type="string">
            <text:p>http://data.open-opinion.org/socia/data/Goal/無理な選挙区調整は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1];&quot;&gt;&quot;;[.$E$3];[.F321];[.$G$3])" office:value-type="string" office:string-value="INSERT DATA { &lt;http://data.open-opinion.org/socia/data/Goal/無理な選挙区調整はしない&gt; dct:dateSubmitted  “2013-09-30T14:00:00+09:00”^^xsd:dateTime }" calcext:value-type="string">
            <text:p>INSERT DATA { &lt;http://data.open-opinion.org/socia/data/Goal/無理な選挙区調整はしない&gt; dct:dateSubmitted <text:s/>“2013-09-30T14:00:00+09:00”^^xsd:dateTime }</text:p>
          </table:table-cell>
        </table:table-row>
        <table:table-row table:style-name="ro2">
          <table:table-cell table:style-name="ce7" office:value-type="string" calcext:value-type="string">
            <text:p>http://data.open-opinion.org/socia/data/Goal/日本維新の会の候補に出馬を譲ら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2];&quot;&gt;&quot;;[.$E$3];[.F322];[.$G$3])" office:value-type="string" office:string-value="INSERT DATA { &lt;http://data.open-opinion.org/socia/data/Goal/日本維新の会の候補に出馬を譲らない&gt; dct:dateSubmitted  “2013-09-30T14:00:00+09:00”^^xsd:dateTime }" calcext:value-type="string">
            <text:p>INSERT DATA { &lt;http://data.open-opinion.org/socia/data/Goal/日本維新の会の候補に出馬を譲らない&gt; dct:dateSubmitted <text:s/>“2013-09-30T14:00:00+09:00”^^xsd:dateTime }</text:p>
          </table:table-cell>
        </table:table-row>
        <table:table-row table:style-name="ro2">
          <table:table-cell table:style-name="ce7" office:value-type="string" calcext:value-type="string">
            <text:p>http://data.open-opinion.org/socia/data/Goal/みんなの党の政策を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3];&quot;&gt;&quot;;[.$E$3];[.F323];[.$G$3])" office:value-type="string" office:string-value="INSERT DATA { &lt;http://data.open-opinion.org/socia/data/Goal/みんなの党の政策を守る&gt; dct:dateSubmitted  “2013-09-30T14:00:00+09:00”^^xsd:dateTime }" calcext:value-type="string">
            <text:p>INSERT DATA { &lt;http://data.open-opinion.org/socia/data/Goal/みんなの党の政策を守る&gt; dct:dateSubmitted <text:s/>“2013-09-30T14:00:00+09:00”^^xsd:dateTime }</text:p>
          </table:table-cell>
        </table:table-row>
        <table:table-row table:style-name="ro2">
          <table:table-cell table:style-name="ce7" office:value-type="string" calcext:value-type="string">
            <text:p>http://data.open-opinion.org/socia/data/Goal/今後の調整を見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4];&quot;&gt;&quot;;[.$E$3];[.F324];[.$G$3])" office:value-type="string" office:string-value="INSERT DATA { &lt;http://data.open-opinion.org/socia/data/Goal/今後の調整を見守る&gt; dct:dateSubmitted  “2013-09-30T14:00:00+09:00”^^xsd:dateTime }" calcext:value-type="string">
            <text:p>INSERT DATA { &lt;http://data.open-opinion.org/socia/data/Goal/今後の調整を見守る&gt; dct:dateSubmitted <text:s/>“2013-09-30T14:00:00+09:00”^^xsd:dateTime }</text:p>
          </table:table-cell>
        </table:table-row>
        <table:table-row table:style-name="ro2">
          <table:table-cell table:style-name="ce7" office:value-type="string" calcext:value-type="string">
            <text:p>http://data.open-opinion.org/socia/data/Goal/合流しない方がい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5];&quot;&gt;&quot;;[.$E$3];[.F325];[.$G$3])" office:value-type="string" office:string-value="INSERT DATA { &lt;http://data.open-opinion.org/socia/data/Goal/合流しない方がいい&gt; dct:dateSubmitted  “2013-09-30T14:00:00+09:00”^^xsd:dateTime }" calcext:value-type="string">
            <text:p>INSERT DATA { &lt;http://data.open-opinion.org/socia/data/Goal/合流しない方がいい&gt; dct:dateSubmitted <text:s/>“2013-09-30T14:00:00+09:00”^^xsd:dateTime }</text:p>
          </table:table-cell>
        </table:table-row>
        <table:table-row table:style-name="ro2">
          <table:table-cell table:style-name="ce7" office:value-type="string" calcext:value-type="string">
            <text:p>http://data.open-opinion.org/socia/data/Goal/もっと政策を国民に理解してもらう姿勢を見せてほし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6];&quot;&gt;&quot;;[.$E$3];[.F326];[.$G$3])" office:value-type="string" office:string-value="INSERT DATA { &lt;http://data.open-opinion.org/socia/data/Goal/もっと政策を国民に理解してもらう姿勢を見せてほしい&gt; dct:dateSubmitted  “2013-09-30T14:00:00+09:00”^^xsd:dateTime }" calcext:value-type="string">
            <text:p>INSERT DATA { &lt;http://data.open-opinion.org/socia/data/Goal/もっと政策を国民に理解してもらう姿勢を見せてほしい&gt; dct:dateSubmitted <text:s/>“2013-09-30T14:00:00+09:00”^^xsd:dateTime }</text:p>
          </table:table-cell>
        </table:table-row>
        <table:table-row table:style-name="ro2">
          <table:table-cell table:style-name="ce7" office:value-type="string" calcext:value-type="string">
            <text:p>http://data.open-opinion.org/socia/data/Goal/合流・合流反対の茶番は見たく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7];&quot;&gt;&quot;;[.$E$3];[.F327];[.$G$3])" office:value-type="string" office:string-value="INSERT DATA { &lt;http://data.open-opinion.org/socia/data/Goal/合流・合流反対の茶番は見たくない&gt; dct:dateSubmitted  “2013-09-30T14:00:00+09:00”^^xsd:dateTime }" calcext:value-type="string">
            <text:p>INSERT DATA { &lt;http://data.open-opinion.org/socia/data/Goal/合流・合流反対の茶番は見たくない&gt; dct:dateSubmitted <text:s/>“2013-09-30T14:00:00+09:00”^^xsd:dateTime }</text:p>
          </table:table-cell>
        </table:table-row>
        <table:table-row table:style-name="ro2">
          <table:table-cell table:style-name="ce7" office:value-type="string" calcext:value-type="string">
            <text:p>http://data.open-opinion.org/socia/data/Goal/みどりの風との連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8];&quot;&gt;&quot;;[.$E$3];[.F328];[.$G$3])" office:value-type="string" office:string-value="INSERT DATA { &lt;http://data.open-opinion.org/socia/data/Goal/みどりの風との連携&gt; dct:dateSubmitted  “2013-09-30T14:00:00+09:00”^^xsd:dateTime }" calcext:value-type="string">
            <text:p>INSERT DATA { &lt;http://data.open-opinion.org/socia/data/Goal/みどりの風との連携&gt; dct:dateSubmitted <text:s/>“2013-09-30T14:00:00+09:00”^^xsd:dateTime }</text:p>
          </table:table-cell>
        </table:table-row>
        <table:table-row table:style-name="ro2">
          <table:table-cell table:style-name="ce7" office:value-type="string" calcext:value-type="string">
            <text:p>http://data.open-opinion.org/socia/data/Goal/脱原発を掲げる政党幹部と連携の模索</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29];&quot;&gt;&quot;;[.$E$3];[.F329];[.$G$3])" office:value-type="string" office:string-value="INSERT DATA { &lt;http://data.open-opinion.org/socia/data/Goal/脱原発を掲げる政党幹部と連携の模索&gt; dct:dateSubmitted  “2013-09-30T14:00:00+09:00”^^xsd:dateTime }" calcext:value-type="string">
            <text:p>INSERT DATA { &lt;http://data.open-opinion.org/socia/data/Goal/脱原発を掲げる政党幹部と連携の模索&gt; dct:dateSubmitted <text:s/>“2013-09-30T14:00:00+09:00”^^xsd:dateTime }</text:p>
          </table:table-cell>
        </table:table-row>
        <table:table-row table:style-name="ro2">
          <table:table-cell table:style-name="ce7" office:value-type="string" calcext:value-type="string">
            <text:p>http://data.open-opinion.org/socia/data/Goal/国民の生活が第一の小沢一郎代表との連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0];&quot;&gt;&quot;;[.$E$3];[.F330];[.$G$3])" office:value-type="string" office:string-value="INSERT DATA { &lt;http://data.open-opinion.org/socia/data/Goal/国民の生活が第一の小沢一郎代表との連携&gt; dct:dateSubmitted  “2013-09-30T14:00:00+09:00”^^xsd:dateTime }" calcext:value-type="string">
            <text:p>INSERT DATA { &lt;http://data.open-opinion.org/socia/data/Goal/国民の生活が第一の小沢一郎代表との連携&gt; dct:dateSubmitted <text:s/>“2013-09-30T14:00:00+09:00”^^xsd:dateTime }</text:p>
          </table:table-cell>
        </table:table-row>
        <table:table-row table:style-name="ro2">
          <table:table-cell table:style-name="ce7" office:value-type="string" calcext:value-type="string">
            <text:p>http://data.open-opinion.org/socia/data/Goal/新党名にも「未来」を入れ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1];&quot;&gt;&quot;;[.$E$3];[.F331];[.$G$3])" office:value-type="string" office:string-value="INSERT DATA { &lt;http://data.open-opinion.org/socia/data/Goal/新党名にも「未来」を入れる&gt; dct:dateSubmitted  “2013-09-30T14:00:00+09:00”^^xsd:dateTime }" calcext:value-type="string">
            <text:p>INSERT DATA { &lt;http://data.open-opinion.org/socia/data/Goal/新党名にも「未来」を入れる&gt; dct:dateSubmitted <text:s/>“2013-09-30T14:00:00+09:00”^^xsd:dateTime }</text:p>
          </table:table-cell>
        </table:table-row>
        <table:table-row table:style-name="ro2">
          <table:table-cell table:style-name="ce7" office:value-type="string" calcext:value-type="string">
            <text:p>http://data.open-opinion.org/socia/data/Goal/対談を報道陣公開の下で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2];&quot;&gt;&quot;;[.$E$3];[.F332];[.$G$3])" office:value-type="string" office:string-value="INSERT DATA { &lt;http://data.open-opinion.org/socia/data/Goal/対談を報道陣公開の下で行う&gt; dct:dateSubmitted  “2013-09-30T14:00:00+09:00”^^xsd:dateTime }" calcext:value-type="string">
            <text:p>INSERT DATA { &lt;http://data.open-opinion.org/socia/data/Goal/対談を報道陣公開の下で行う&gt; dct:dateSubmitted <text:s/>“2013-09-30T14:00:00+09:00”^^xsd:dateTime }</text:p>
          </table:table-cell>
        </table:table-row>
        <table:table-row table:style-name="ro2">
          <table:table-cell table:style-name="ce7" office:value-type="string" calcext:value-type="string">
            <text:p>http://data.open-opinion.org/socia/data/Goal/新党結成の経過を語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3];&quot;&gt;&quot;;[.$E$3];[.F333];[.$G$3])" office:value-type="string" office:string-value="INSERT DATA { &lt;http://data.open-opinion.org/socia/data/Goal/新党結成の経過を語る&gt; dct:dateSubmitted  “2013-09-30T14:00:00+09:00”^^xsd:dateTime }" calcext:value-type="string">
            <text:p>INSERT DATA { &lt;http://data.open-opinion.org/socia/data/Goal/新党結成の経過を語る&gt; dct:dateSubmitted <text:s/>“2013-09-30T14:00:00+09:00”^^xsd:dateTime }</text:p>
          </table:table-cell>
        </table:table-row>
        <table:table-row table:style-name="ro2">
          <table:table-cell table:style-name="ce7" office:value-type="string" calcext:value-type="string">
            <text:p>http://data.open-opinion.org/socia/data/Goal/嘉田由紀子が小沢一郎と対談を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4];&quot;&gt;&quot;;[.$E$3];[.F334];[.$G$3])" office:value-type="string" office:string-value="INSERT DATA { &lt;http://data.open-opinion.org/socia/data/Goal/嘉田由紀子が小沢一郎と対談をする&gt; dct:dateSubmitted  “2013-09-30T14:00:00+09:00”^^xsd:dateTime }" calcext:value-type="string">
            <text:p>INSERT DATA { &lt;http://data.open-opinion.org/socia/data/Goal/嘉田由紀子が小沢一郎と対談をする&gt; dct:dateSubmitted <text:s/>“2013-09-30T14:00:00+09:00”^^xsd:dateTime }</text:p>
          </table:table-cell>
        </table:table-row>
        <table:table-row table:style-name="ro2">
          <table:table-cell table:style-name="ce7" office:value-type="string" calcext:value-type="string">
            <text:p>http://data.open-opinion.org/socia/data/Goal/嘉田由紀子が新党を結成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5];&quot;&gt;&quot;;[.$E$3];[.F335];[.$G$3])" office:value-type="string" office:string-value="INSERT DATA { &lt;http://data.open-opinion.org/socia/data/Goal/嘉田由紀子が新党を結成する&gt; dct:dateSubmitted  “2013-09-30T14:00:00+09:00”^^xsd:dateTime }" calcext:value-type="string">
            <text:p>INSERT DATA { &lt;http://data.open-opinion.org/socia/data/Goal/嘉田由紀子が新党を結成する&gt; dct:dateSubmitted <text:s/>“2013-09-30T14:00:00+09:00”^^xsd:dateTime }</text:p>
          </table:table-cell>
        </table:table-row>
        <table:table-row table:style-name="ro2">
          <table:table-cell table:style-name="ce7" office:value-type="string" calcext:value-type="string">
            <text:p>http://data.open-opinion.org/socia/data/Goal/注目を集め、票につなげ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6];&quot;&gt;&quot;;[.$E$3];[.F336];[.$G$3])" office:value-type="string" office:string-value="INSERT DATA { &lt;http://data.open-opinion.org/socia/data/Goal/注目を集め、票につなげる&gt; dct:dateSubmitted  “2013-09-30T14:00:00+09:00”^^xsd:dateTime }" calcext:value-type="string">
            <text:p>INSERT DATA { &lt;http://data.open-opinion.org/socia/data/Goal/注目を集め、票につなげる&gt; dct:dateSubmitted <text:s/>“2013-09-30T14:00:00+09:00”^^xsd:dateTime }</text:p>
          </table:table-cell>
        </table:table-row>
        <table:table-row table:style-name="ro2">
          <table:table-cell table:style-name="ce7" office:value-type="string" calcext:value-type="string">
            <text:p>http://data.open-opinion.org/socia/data/Goal/「全国経済同友会代表幹事円卓会議」を被災地で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7];&quot;&gt;&quot;;[.$E$3];[.F337];[.$G$3])" office:value-type="string" office:string-value="INSERT DATA { &lt;http://data.open-opinion.org/socia/data/Goal/「全国経済同友会代表幹事円卓会議」を被災地で開催する&gt; dct:dateSubmitted  “2013-09-30T14:00:00+09:00”^^xsd:dateTime }" calcext:value-type="string">
            <text:p>INSERT DATA { &lt;http://data.open-opinion.org/socia/data/Goal/「全国経済同友会代表幹事円卓会議」を被災地で開催する&gt; dct:dateSubmitted <text:s/>“2013-09-30T14:00:00+09:00”^^xsd:dateTime }</text:p>
          </table:table-cell>
        </table:table-row>
        <table:table-row table:style-name="ro2">
          <table:table-cell table:style-name="ce7" office:value-type="string" calcext:value-type="string">
            <text:p>http://data.open-opinion.org/socia/data/Goal/「全国経済同友会代表幹事円卓会議」を福島市で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8];&quot;&gt;&quot;;[.$E$3];[.F338];[.$G$3])" office:value-type="string" office:string-value="INSERT DATA { &lt;http://data.open-opinion.org/socia/data/Goal/「全国経済同友会代表幹事円卓会議」を福島市で開催する&gt; dct:dateSubmitted  “2013-09-30T14:00:00+09:00”^^xsd:dateTime }" calcext:value-type="string">
            <text:p>INSERT DATA { &lt;http://data.open-opinion.org/socia/data/Goal/「全国経済同友会代表幹事円卓会議」を福島市で開催する&gt; dct:dateSubmitted <text:s/>“2013-09-30T14:00:00+09:00”^^xsd:dateTime }</text:p>
          </table:table-cell>
        </table:table-row>
        <table:table-row table:style-name="ro2">
          <table:table-cell table:style-name="ce7" office:value-type="string" calcext:value-type="string">
            <text:p>http://data.open-opinion.org/socia/data/Goal/東日本大震災、東京電力福島第1原発事故を風化させ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39];&quot;&gt;&quot;;[.$E$3];[.F339];[.$G$3])" office:value-type="string" office:string-value="INSERT DATA { &lt;http://data.open-opinion.org/socia/data/Goal/東日本大震災、東京電力福島第1原発事故を風化させない&gt; dct:dateSubmitted  “2013-09-30T14:00:00+09:00”^^xsd:dateTime }" calcext:value-type="string">
            <text:p>INSERT DATA { &lt;http://data.open-opinion.org/socia/data/Goal/東日本大震災、東京電力福島第1原発事故を風化させない&gt; dct:dateSubmitted <text:s/>“2013-09-30T14:00:00+09:00”^^xsd:dateTime }</text:p>
          </table:table-cell>
        </table:table-row>
        <table:table-row table:style-name="ro2">
          <table:table-cell table:style-name="ce7" office:value-type="string" calcext:value-type="string">
            <text:p>http://data.open-opinion.org/socia/data/Goal/福島第一事故の風化を防ぐ</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0];&quot;&gt;&quot;;[.$E$3];[.F340];[.$G$3])" office:value-type="string" office:string-value="INSERT DATA { &lt;http://data.open-opinion.org/socia/data/Goal/福島第一事故の風化を防ぐ&gt; dct:dateSubmitted  “2013-09-30T14:00:00+09:00”^^xsd:dateTime }" calcext:value-type="string">
            <text:p>INSERT DATA { &lt;http://data.open-opinion.org/socia/data/Goal/福島第一事故の風化を防ぐ&gt; dct:dateSubmitted <text:s/>“2013-09-30T14:00:00+09:00”^^xsd:dateTime }</text:p>
          </table:table-cell>
        </table:table-row>
        <table:table-row table:style-name="ro2">
          <table:table-cell table:style-name="ce7" office:value-type="string" calcext:value-type="string">
            <text:p>http://data.open-opinion.org/socia/data/Goal/除染や廃炉へ向けた作業について説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1];&quot;&gt;&quot;;[.$E$3];[.F341];[.$G$3])" office:value-type="string" office:string-value="INSERT DATA { &lt;http://data.open-opinion.org/socia/data/Goal/除染や廃炉へ向けた作業について説明する&gt; dct:dateSubmitted  “2013-09-30T14:00:00+09:00”^^xsd:dateTime }" calcext:value-type="string">
            <text:p>INSERT DATA { &lt;http://data.open-opinion.org/socia/data/Goal/除染や廃炉へ向けた作業について説明する&gt; dct:dateSubmitted <text:s/>“2013-09-30T14:00:00+09:00”^^xsd:dateTime }</text:p>
          </table:table-cell>
        </table:table-row>
        <table:table-row table:style-name="ro2">
          <table:table-cell table:style-name="ce7" office:value-type="string" calcext:value-type="string">
            <text:p>http://data.open-opinion.org/socia/data/Goal/「福島復興本社」の新設</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2];&quot;&gt;&quot;;[.$E$3];[.F342];[.$G$3])" office:value-type="string" office:string-value="INSERT DATA { &lt;http://data.open-opinion.org/socia/data/Goal/「福島復興本社」の新設&gt; dct:dateSubmitted  “2013-09-30T14:00:00+09:00”^^xsd:dateTime }" calcext:value-type="string">
            <text:p>INSERT DATA { &lt;http://data.open-opinion.org/socia/data/Goal/「福島復興本社」の新設&gt; dct:dateSubmitted <text:s/>“2013-09-30T14:00:00+09:00”^^xsd:dateTime }</text:p>
          </table:table-cell>
        </table:table-row>
        <table:table-row table:style-name="ro2">
          <table:table-cell table:style-name="ce7" office:value-type="string" calcext:value-type="string">
            <text:p>http://data.open-opinion.org/socia/data/Goal/原発の安全対策について説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3];&quot;&gt;&quot;;[.$E$3];[.F343];[.$G$3])" office:value-type="string" office:string-value="INSERT DATA { &lt;http://data.open-opinion.org/socia/data/Goal/原発の安全対策について説明する&gt; dct:dateSubmitted  “2013-09-30T14:00:00+09:00”^^xsd:dateTime }" calcext:value-type="string">
            <text:p>INSERT DATA { &lt;http://data.open-opinion.org/socia/data/Goal/原発の安全対策について説明する&gt; dct:dateSubmitted <text:s/>“2013-09-30T14:00:00+09:00”^^xsd:dateTime }</text:p>
          </table:table-cell>
        </table:table-row>
        <table:table-row table:style-name="ro2">
          <table:table-cell table:style-name="ce7" office:value-type="string" calcext:value-type="string">
            <text:p>http://data.open-opinion.org/socia/data/Goal/廃炉処理の現状を説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4];&quot;&gt;&quot;;[.$E$3];[.F344];[.$G$3])" office:value-type="string" office:string-value="INSERT DATA { &lt;http://data.open-opinion.org/socia/data/Goal/廃炉処理の現状を説明する&gt; dct:dateSubmitted  “2013-09-30T14:00:00+09:00”^^xsd:dateTime }" calcext:value-type="string">
            <text:p>INSERT DATA { &lt;http://data.open-opinion.org/socia/data/Goal/廃炉処理の現状を説明する&gt; dct:dateSubmitted <text:s/>“2013-09-30T14:00:00+09:00”^^xsd:dateTime }</text:p>
          </table:table-cell>
        </table:table-row>
        <table:table-row table:style-name="ro2">
          <table:table-cell table:style-name="ce7" office:value-type="string" calcext:value-type="string">
            <text:p>http://data.open-opinion.org/socia/data/Goal/福島第一原発の安全性を知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5];&quot;&gt;&quot;;[.$E$3];[.F345];[.$G$3])" office:value-type="string" office:string-value="INSERT DATA { &lt;http://data.open-opinion.org/socia/data/Goal/福島第一原発の安全性を知る&gt; dct:dateSubmitted  “2013-09-30T14:00:00+09:00”^^xsd:dateTime }" calcext:value-type="string">
            <text:p>INSERT DATA { &lt;http://data.open-opinion.org/socia/data/Goal/福島第一原発の安全性を知る&gt; dct:dateSubmitted <text:s/>“2013-09-30T14:00:00+09:00”^^xsd:dateTime }</text:p>
          </table:table-cell>
        </table:table-row>
        <table:table-row table:style-name="ro2">
          <table:table-cell table:style-name="ce7" office:value-type="string" calcext:value-type="string">
            <text:p>http://data.open-opinion.org/socia/data/Goal/福島第一原発の廃炉処理への不安を払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6];&quot;&gt;&quot;;[.$E$3];[.F346];[.$G$3])" office:value-type="string" office:string-value="INSERT DATA { &lt;http://data.open-opinion.org/socia/data/Goal/福島第一原発の廃炉処理への不安を払拭する&gt; dct:dateSubmitted  “2013-09-30T14:00:00+09:00”^^xsd:dateTime }" calcext:value-type="string">
            <text:p>INSERT DATA { &lt;http://data.open-opinion.org/socia/data/Goal/福島第一原発の廃炉処理への不安を払拭する&gt; dct:dateSubmitted <text:s/>“2013-09-30T14:00:00+09:00”^^xsd:dateTime }</text:p>
          </table:table-cell>
        </table:table-row>
        <table:table-row table:style-name="ro2">
          <table:table-cell table:style-name="ce7" office:value-type="string" calcext:value-type="string">
            <text:p>http://data.open-opinion.org/socia/data/Goal/福島県川内村で工場の操業を始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7];&quot;&gt;&quot;;[.$E$3];[.F347];[.$G$3])" office:value-type="string" office:string-value="INSERT DATA { &lt;http://data.open-opinion.org/socia/data/Goal/福島県川内村で工場の操業を始める&gt; dct:dateSubmitted  “2013-09-30T14:00:00+09:00”^^xsd:dateTime }" calcext:value-type="string">
            <text:p>INSERT DATA { &lt;http://data.open-opinion.org/socia/data/Goal/福島県川内村で工場の操業を始める&gt; dct:dateSubmitted <text:s/>“2013-09-30T14:00:00+09:00”^^xsd:dateTime }</text:p>
          </table:table-cell>
        </table:table-row>
        <table:table-row table:style-name="ro2">
          <table:table-cell table:style-name="ce7" office:value-type="string" calcext:value-type="string">
            <text:p>http://data.open-opinion.org/socia/data/Goal/福島県川内村の村民を50人雇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8];&quot;&gt;&quot;;[.$E$3];[.F348];[.$G$3])" office:value-type="string" office:string-value="INSERT DATA { &lt;http://data.open-opinion.org/socia/data/Goal/福島県川内村の村民を50人雇う&gt; dct:dateSubmitted  “2013-09-30T14:00:00+09:00”^^xsd:dateTime }" calcext:value-type="string">
            <text:p>INSERT DATA { &lt;http://data.open-opinion.org/socia/data/Goal/福島県川内村の村民を50人雇う&gt; dct:dateSubmitted <text:s/>“2013-09-30T14:00:00+09:00”^^xsd:dateTime }</text:p>
          </table:table-cell>
        </table:table-row>
        <table:table-row table:style-name="ro2">
          <table:table-cell table:style-name="ce7" office:value-type="string" calcext:value-type="string">
            <text:p>http://data.open-opinion.org/socia/data/Goal/当面は３０人規模で操業</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49];&quot;&gt;&quot;;[.$E$3];[.F349];[.$G$3])" office:value-type="string" office:string-value="INSERT DATA { &lt;http://data.open-opinion.org/socia/data/Goal/当面は３０人規模で操業&gt; dct:dateSubmitted  “2013-09-30T14:00:00+09:00”^^xsd:dateTime }" calcext:value-type="string">
            <text:p>INSERT DATA { &lt;http://data.open-opinion.org/socia/data/Goal/当面は３０人規模で操業&gt; dct:dateSubmitted <text:s/>“2013-09-30T14:00:00+09:00”^^xsd:dateTime }</text:p>
          </table:table-cell>
        </table:table-row>
        <table:table-row table:style-name="ro2">
          <table:table-cell table:style-name="ce7" office:value-type="string" calcext:value-type="string">
            <text:p>http://data.open-opinion.org/socia/data/Goal/求人に応募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0];&quot;&gt;&quot;;[.$E$3];[.F350];[.$G$3])" office:value-type="string" office:string-value="INSERT DATA { &lt;http://data.open-opinion.org/socia/data/Goal/求人に応募しない&gt; dct:dateSubmitted  “2013-09-30T14:00:00+09:00”^^xsd:dateTime }" calcext:value-type="string">
            <text:p>INSERT DATA { &lt;http://data.open-opinion.org/socia/data/Goal/求人に応募しない&gt; dct:dateSubmitted <text:s/>“2013-09-30T14:00:00+09:00”^^xsd:dateTime }</text:p>
          </table:table-cell>
        </table:table-row>
        <table:table-row table:style-name="ro2">
          <table:table-cell table:style-name="ce7" office:value-type="string" calcext:value-type="string">
            <text:p>http://data.open-opinion.org/socia/data/Goal/就労よりも賠償金をあて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1];&quot;&gt;&quot;;[.$E$3];[.F351];[.$G$3])" office:value-type="string" office:string-value="INSERT DATA { &lt;http://data.open-opinion.org/socia/data/Goal/就労よりも賠償金をあてにする&gt; dct:dateSubmitted  “2013-09-30T14:00:00+09:00”^^xsd:dateTime }" calcext:value-type="string">
            <text:p>INSERT DATA { &lt;http://data.open-opinion.org/socia/data/Goal/就労よりも賠償金をあてにする&gt; dct:dateSubmitted <text:s/>“2013-09-30T14:00:00+09:00”^^xsd:dateTime }</text:p>
          </table:table-cell>
        </table:table-row>
        <table:table-row table:style-name="ro2">
          <table:table-cell table:style-name="ce7" office:value-type="string" calcext:value-type="string">
            <text:p>http://data.open-opinion.org/socia/data/Goal/求人充足率の向上</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2];&quot;&gt;&quot;;[.$E$3];[.F352];[.$G$3])" office:value-type="string" office:string-value="INSERT DATA { &lt;http://data.open-opinion.org/socia/data/Goal/求人充足率の向上&gt; dct:dateSubmitted  “2013-09-30T14:00:00+09:00”^^xsd:dateTime }" calcext:value-type="string">
            <text:p>INSERT DATA { &lt;http://data.open-opinion.org/socia/data/Goal/求人充足率の向上&gt; dct:dateSubmitted <text:s/>“2013-09-30T14:00:00+09:00”^^xsd:dateTime }</text:p>
          </table:table-cell>
        </table:table-row>
        <table:table-row table:style-name="ro2">
          <table:table-cell table:style-name="ce7" office:value-type="string" calcext:value-type="string">
            <text:p>http://data.open-opinion.org/socia/data/Goal/他電力４社から緊急の応援融通</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3];&quot;&gt;&quot;;[.$E$3];[.F353];[.$G$3])" office:value-type="string" office:string-value="INSERT DATA { &lt;http://data.open-opinion.org/socia/data/Goal/他電力４社から緊急の応援融通&gt; dct:dateSubmitted  “2013-09-30T14:00:00+09:00”^^xsd:dateTime }" calcext:value-type="string">
            <text:p>INSERT DATA { &lt;http://data.open-opinion.org/socia/data/Goal/他電力４社から緊急の応援融通&gt; dct:dateSubmitted <text:s/>“2013-09-30T14:00:00+09:00”^^xsd:dateTime }</text:p>
          </table:table-cell>
        </table:table-row>
        <table:table-row table:style-name="ro2">
          <table:table-cell table:style-name="ce7" office:value-type="string" calcext:value-type="string">
            <text:p>http://data.open-opinion.org/socia/data/Goal/１２月の需要期に向け、発電設備の定期検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4];&quot;&gt;&quot;;[.$E$3];[.F354];[.$G$3])" office:value-type="string" office:string-value="INSERT DATA { &lt;http://data.open-opinion.org/socia/data/Goal/１２月の需要期に向け、発電設備の定期検査を行う&gt; dct:dateSubmitted  “2013-09-30T14:00:00+09:00”^^xsd:dateTime }" calcext:value-type="string">
            <text:p>INSERT DATA { &lt;http://data.open-opinion.org/socia/data/Goal/１２月の需要期に向け、発電設備の定期検査を行う&gt; dct:dateSubmitted <text:s/>“2013-09-30T14:00:00+09:00”^^xsd:dateTime }</text:p>
          </table:table-cell>
        </table:table-row>
        <table:table-row table:style-name="ro2">
          <table:table-cell table:style-name="ce7" office:value-type="string" calcext:value-type="string">
            <text:p>http://data.open-opinion.org/socia/data/Goal/気象庁の予報から暖房需要の消費電力を推算</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5];&quot;&gt;&quot;;[.$E$3];[.F355];[.$G$3])" office:value-type="string" office:string-value="INSERT DATA { &lt;http://data.open-opinion.org/socia/data/Goal/気象庁の予報から暖房需要の消費電力を推算&gt; dct:dateSubmitted  “2013-09-30T14:00:00+09:00”^^xsd:dateTime }" calcext:value-type="string">
            <text:p>INSERT DATA { &lt;http://data.open-opinion.org/socia/data/Goal/気象庁の予報から暖房需要の消費電力を推算&gt; dct:dateSubmitted <text:s/>“2013-09-30T14:00:00+09:00”^^xsd:dateTime }</text:p>
          </table:table-cell>
        </table:table-row>
        <table:table-row table:style-name="ro2">
          <table:table-cell table:style-name="ce7" office:value-type="string" calcext:value-type="string">
            <text:p>http://data.open-opinion.org/socia/data/Goal/寒いので暖房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6];&quot;&gt;&quot;;[.$E$3];[.F356];[.$G$3])" office:value-type="string" office:string-value="INSERT DATA { &lt;http://data.open-opinion.org/socia/data/Goal/寒いので暖房を使う&gt; dct:dateSubmitted  “2013-09-30T14:00:00+09:00”^^xsd:dateTime }" calcext:value-type="string">
            <text:p>INSERT DATA { &lt;http://data.open-opinion.org/socia/data/Goal/寒いので暖房を使う&gt; dct:dateSubmitted <text:s/>“2013-09-30T14:00:00+09:00”^^xsd:dateTime }</text:p>
          </table:table-cell>
        </table:table-row>
        <table:table-row table:style-name="ro2">
          <table:table-cell table:style-name="ce7" office:value-type="string" calcext:value-type="string">
            <text:p>http://data.open-opinion.org/socia/data/Goal/福島第１原発事故で発生した「指定廃棄物」の最終処分場を造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7];&quot;&gt;&quot;;[.$E$3];[.F357];[.$G$3])" office:value-type="string" office:string-value="INSERT DATA { &lt;http://data.open-opinion.org/socia/data/Goal/福島第１原発事故で発生した「指定廃棄物」の最終処分場を造る&gt; dct:dateSubmitted  “2013-09-30T14:00:00+09:00”^^xsd:dateTime }" calcext:value-type="string">
            <text:p>INSERT DATA { &lt;http://data.open-opinion.org/socia/data/Goal/福島第１原発事故で発生した「指定廃棄物」の最終処分場を造る&gt; dct:dateSubmitted <text:s/>“2013-09-30T14:00:00+09:00”^^xsd:dateTime }</text:p>
          </table:table-cell>
        </table:table-row>
        <table:table-row table:style-name="ro2">
          <table:table-cell table:style-name="ce7" office:value-type="string" calcext:value-type="string">
            <text:p>http://data.open-opinion.org/socia/data/Goal/決起集会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8];&quot;&gt;&quot;;[.$E$3];[.F358];[.$G$3])" office:value-type="string" office:string-value="INSERT DATA { &lt;http://data.open-opinion.org/socia/data/Goal/決起集会を行う&gt; dct:dateSubmitted  “2013-09-30T14:00:00+09:00”^^xsd:dateTime }" calcext:value-type="string">
            <text:p>INSERT DATA { &lt;http://data.open-opinion.org/socia/data/Goal/決起集会を行う&gt; dct:dateSubmitted <text:s/>“2013-09-30T14:00:00+09:00”^^xsd:dateTime }</text:p>
          </table:table-cell>
        </table:table-row>
        <table:table-row table:style-name="ro2">
          <table:table-cell table:style-name="ce7" office:value-type="string" calcext:value-type="string">
            <text:p>http://data.open-opinion.org/socia/data/Goal/選定の白紙撤回に向けた市民の士気の向上</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59];&quot;&gt;&quot;;[.$E$3];[.F359];[.$G$3])" office:value-type="string" office:string-value="INSERT DATA { &lt;http://data.open-opinion.org/socia/data/Goal/選定の白紙撤回に向けた市民の士気の向上&gt; dct:dateSubmitted  “2013-09-30T14:00:00+09:00”^^xsd:dateTime }" calcext:value-type="string">
            <text:p>INSERT DATA { &lt;http://data.open-opinion.org/socia/data/Goal/選定の白紙撤回に向けた市民の士気の向上&gt; dct:dateSubmitted <text:s/>“2013-09-30T14:00:00+09:00”^^xsd:dateTime }</text:p>
          </table:table-cell>
        </table:table-row>
        <table:table-row table:style-name="ro2">
          <table:table-cell table:style-name="ce7" office:value-type="string" calcext:value-type="string">
            <text:p>http://data.open-opinion.org/socia/data/Goal/東京電力福島第１原発２０キロ圏内に置き去りにされた動物たちの現状を伝える写真展</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0];&quot;&gt;&quot;;[.$E$3];[.F360];[.$G$3])" office:value-type="string" office:string-value="INSERT DATA { &lt;http://data.open-opinion.org/socia/data/Goal/東京電力福島第１原発２０キロ圏内に置き去りにされた動物たちの現状を伝える写真展&gt; dct:dateSubmitted  “2013-09-30T14:00:00+09:00”^^xsd:dateTime }" calcext:value-type="string">
            <text:p>INSERT DATA { &lt;http://data.open-opinion.org/socia/data/Goal/東京電力福島第１原発２０キロ圏内に置き去りにされた動物たちの現状を伝える写真展&gt; dct:dateSubmitted <text:s/>“2013-09-30T14:00:00+09:00”^^xsd:dateTime }</text:p>
          </table:table-cell>
        </table:table-row>
        <table:table-row table:style-name="ro2">
          <table:table-cell table:style-name="ce7" office:value-type="string" calcext:value-type="string">
            <text:p>http://data.open-opinion.org/socia/data/Goal/被災地で動物の救護活動</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1];&quot;&gt;&quot;;[.$E$3];[.F361];[.$G$3])" office:value-type="string" office:string-value="INSERT DATA { &lt;http://data.open-opinion.org/socia/data/Goal/被災地で動物の救護活動&gt; dct:dateSubmitted  “2013-09-30T14:00:00+09:00”^^xsd:dateTime }" calcext:value-type="string">
            <text:p>INSERT DATA { &lt;http://data.open-opinion.org/socia/data/Goal/被災地で動物の救護活動&gt; dct:dateSubmitted <text:s/>“2013-09-30T14:00:00+09:00”^^xsd:dateTime }</text:p>
          </table:table-cell>
        </table:table-row>
        <table:table-row table:style-name="ro2">
          <table:table-cell table:style-name="ce7" office:value-type="string" calcext:value-type="string">
            <text:p>http://data.open-opinion.org/socia/data/Goal/現地の動物は数が減っている上、保護しにくくなっている現状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2];&quot;&gt;&quot;;[.$E$3];[.F362];[.$G$3])" office:value-type="string" office:string-value="INSERT DATA { &lt;http://data.open-opinion.org/socia/data/Goal/現地の動物は数が減っている上、保護しにくくなっている現状を伝える&gt; dct:dateSubmitted  “2013-09-30T14:00:00+09:00”^^xsd:dateTime }" calcext:value-type="string">
            <text:p>INSERT DATA { &lt;http://data.open-opinion.org/socia/data/Goal/現地の動物は数が減っている上、保護しにくくなっている現状を伝える&gt; dct:dateSubmitted <text:s/>“2013-09-30T14:00:00+09:00”^^xsd:dateTime }</text:p>
          </table:table-cell>
        </table:table-row>
        <table:table-row table:style-name="ro2">
          <table:table-cell table:style-name="ce7" office:value-type="string" calcext:value-type="string">
            <text:p>http://data.open-opinion.org/socia/data/Goal/無料のがん検診を受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3];&quot;&gt;&quot;;[.$E$3];[.F363];[.$G$3])" office:value-type="string" office:string-value="INSERT DATA { &lt;http://data.open-opinion.org/socia/data/Goal/無料のがん検診を受ける&gt; dct:dateSubmitted  “2013-09-30T14:00:00+09:00”^^xsd:dateTime }" calcext:value-type="string">
            <text:p>INSERT DATA { &lt;http://data.open-opinion.org/socia/data/Goal/無料のがん検診を受ける&gt; dct:dateSubmitted <text:s/>“2013-09-30T14:00:00+09:00”^^xsd:dateTime }</text:p>
          </table:table-cell>
        </table:table-row>
        <table:table-row table:style-name="ro2">
          <table:table-cell table:style-name="ce7" office:value-type="string" calcext:value-type="string">
            <text:p>http://data.open-opinion.org/socia/data/Goal/2011年12月の事故収束宣言以降の作業者には無料のがん検診を提供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4];&quot;&gt;&quot;;[.$E$3];[.F364];[.$G$3])" office:value-type="string" office:string-value="INSERT DATA { &lt;http://data.open-opinion.org/socia/data/Goal/2011年12月の事故収束宣言以降の作業者には無料のがん検診を提供しない&gt; dct:dateSubmitted  “2013-09-30T14:00:00+09:00”^^xsd:dateTime }" calcext:value-type="string">
            <text:p>INSERT DATA { &lt;http://data.open-opinion.org/socia/data/Goal/2011年12月の事故収束宣言以降の作業者には無料のがん検診を提供しない&gt; dct:dateSubmitted <text:s/>“2013-09-30T14:00:00+09:00”^^xsd:dateTime }</text:p>
          </table:table-cell>
        </table:table-row>
        <table:table-row table:style-name="ro2">
          <table:table-cell table:style-name="ce7" office:value-type="string" calcext:value-type="string">
            <text:p>http://data.open-opinion.org/socia/data/Goal/福島第一原発事故収束宣言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5];&quot;&gt;&quot;;[.$E$3];[.F365];[.$G$3])" office:value-type="string" office:string-value="INSERT DATA { &lt;http://data.open-opinion.org/socia/data/Goal/福島第一原発事故収束宣言を行う&gt; dct:dateSubmitted  “2013-09-30T14:00:00+09:00”^^xsd:dateTime }" calcext:value-type="string">
            <text:p>INSERT DATA { &lt;http://data.open-opinion.org/socia/data/Goal/福島第一原発事故収束宣言を行う&gt; dct:dateSubmitted <text:s/>“2013-09-30T14:00:00+09:00”^^xsd:dateTime }</text:p>
          </table:table-cell>
        </table:table-row>
        <table:table-row table:style-name="ro2">
          <table:table-cell table:style-name="ce7" office:value-type="string" calcext:value-type="string">
            <text:p>http://data.open-opinion.org/socia/data/Goal/福島第一原発で原発事故後の作業者に無料のがん検診を提供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6];&quot;&gt;&quot;;[.$E$3];[.F366];[.$G$3])" office:value-type="string" office:string-value="INSERT DATA { &lt;http://data.open-opinion.org/socia/data/Goal/福島第一原発で原発事故後の作業者に無料のがん検診を提供する&gt; dct:dateSubmitted  “2013-09-30T14:00:00+09:00”^^xsd:dateTime }" calcext:value-type="string">
            <text:p>INSERT DATA { &lt;http://data.open-opinion.org/socia/data/Goal/福島第一原発で原発事故後の作業者に無料のがん検診を提供する&gt; dct:dateSubmitted <text:s/>“2013-09-30T14:00:00+09:00”^^xsd:dateTime }</text:p>
          </table:table-cell>
        </table:table-row>
        <table:table-row table:style-name="ro2">
          <table:table-cell table:style-name="ce7" office:value-type="string" calcext:value-type="string">
            <text:p>http://data.open-opinion.org/socia/data/Goal/１００ミリシーベルトを超える放射線を浴びた人は、生涯にわたり年１回、無料でがん検診を受けられる制度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7];&quot;&gt;&quot;;[.$E$3];[.F367];[.$G$3])" office:value-type="string" office:string-value="INSERT DATA { &lt;http://data.open-opinion.org/socia/data/Goal/１００ミリシーベルトを超える放射線を浴びた人は、生涯にわたり年１回、無料でがん検診を受けられる制度を作る&gt; dct:dateSubmitted  “2013-09-30T14:00:00+09:00”^^xsd:dateTime }" calcext:value-type="string">
            <text:p>INSERT DATA { &lt;http://data.open-opinion.org/socia/data/Goal/１００ミリシーベルトを超える放射線を浴びた人は、生涯にわたり年１回、無料でがん検診を受けられる制度を作る&gt; dct:dateSubmitted <text:s/>“2013-09-30T14:00:00+09:00”^^xsd:dateTime }</text:p>
          </table:table-cell>
        </table:table-row>
        <table:table-row table:style-name="ro2">
          <table:table-cell table:style-name="ce7" office:value-type="string" calcext:value-type="string">
            <text:p>http://data.open-opinion.org/socia/data/Goal/不安を感じる人の相談に乗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8];&quot;&gt;&quot;;[.$E$3];[.F368];[.$G$3])" office:value-type="string" office:string-value="INSERT DATA { &lt;http://data.open-opinion.org/socia/data/Goal/不安を感じる人の相談に乗る&gt; dct:dateSubmitted  “2013-09-30T14:00:00+09:00”^^xsd:dateTime }" calcext:value-type="string">
            <text:p>INSERT DATA { &lt;http://data.open-opinion.org/socia/data/Goal/不安を感じる人の相談に乗る&gt; dct:dateSubmitted <text:s/>“2013-09-30T14:00:00+09:00”^^xsd:dateTime }</text:p>
          </table:table-cell>
        </table:table-row>
        <table:table-row table:style-name="ro2">
          <table:table-cell table:style-name="ce7" office:value-type="string" calcext:value-type="string">
            <text:p>http://data.open-opinion.org/socia/data/Goal/福島第一原発事故後の作業者２万４１１８人のうち、無料がん検診対象者は3.7％であること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69];&quot;&gt;&quot;;[.$E$3];[.F369];[.$G$3])" office:value-type="string" office:string-value="INSERT DATA { &lt;http://data.open-opinion.org/socia/data/Goal/福島第一原発事故後の作業者２万４１１８人のうち、無料がん検診対象者は3.7％であることを伝える&gt; dct:dateSubmitted  “2013-09-30T14:00:00+09:00”^^xsd:dateTime }" calcext:value-type="string">
            <text:p>INSERT DATA { &lt;http://data.open-opinion.org/socia/data/Goal/福島第一原発事故後の作業者２万４１１８人のうち、無料がん検診対象者は3.7％であることを伝える&gt; dct:dateSubmitted <text:s/>“2013-09-30T14:00:00+09:00”^^xsd:dateTime }</text:p>
          </table:table-cell>
        </table:table-row>
        <table:table-row table:style-name="ro2">
          <table:table-cell table:style-name="ce7" office:value-type="string" calcext:value-type="string">
            <text:p>http://data.open-opinion.org/socia/data/Goal/福島第一原発事故収束をアピー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0];&quot;&gt;&quot;;[.$E$3];[.F370];[.$G$3])" office:value-type="string" office:string-value="INSERT DATA { &lt;http://data.open-opinion.org/socia/data/Goal/福島第一原発事故収束をアピールする&gt; dct:dateSubmitted  “2013-09-30T14:00:00+09:00”^^xsd:dateTime }" calcext:value-type="string">
            <text:p>INSERT DATA { &lt;http://data.open-opinion.org/socia/data/Goal/福島第一原発事故収束をアピールする&gt; dct:dateSubmitted <text:s/>“2013-09-30T14:00:00+09:00”^^xsd:dateTime }</text:p>
          </table:table-cell>
        </table:table-row>
        <table:table-row table:style-name="ro2">
          <table:table-cell table:style-name="ce7" office:value-type="string" calcext:value-type="string">
            <text:p>http://data.open-opinion.org/socia/data/Goal/復興住宅を整備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1];&quot;&gt;&quot;;[.$E$3];[.F371];[.$G$3])" office:value-type="string" office:string-value="INSERT DATA { &lt;http://data.open-opinion.org/socia/data/Goal/復興住宅を整備する&gt; dct:dateSubmitted  “2013-09-30T14:00:00+09:00”^^xsd:dateTime }" calcext:value-type="string">
            <text:p>INSERT DATA { &lt;http://data.open-opinion.org/socia/data/Goal/復興住宅を整備する&gt; dct:dateSubmitted <text:s/>“2013-09-30T14:00:00+09:00”^^xsd:dateTime }</text:p>
          </table:table-cell>
        </table:table-row>
        <table:table-row table:style-name="ro2">
          <table:table-cell table:style-name="ce7" office:value-type="string" calcext:value-type="string">
            <text:p>http://data.open-opinion.org/socia/data/Goal/町外コミュニティー入居のアンケートを取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2];&quot;&gt;&quot;;[.$E$3];[.F372];[.$G$3])" office:value-type="string" office:string-value="INSERT DATA { &lt;http://data.open-opinion.org/socia/data/Goal/町外コミュニティー入居のアンケートを取る&gt; dct:dateSubmitted  “2013-09-30T14:00:00+09:00”^^xsd:dateTime }" calcext:value-type="string">
            <text:p>INSERT DATA { &lt;http://data.open-opinion.org/socia/data/Goal/町外コミュニティー入居のアンケートを取る&gt; dct:dateSubmitted <text:s/>“2013-09-30T14:00:00+09:00”^^xsd:dateTime }</text:p>
          </table:table-cell>
        </table:table-row>
        <table:table-row table:style-name="ro2">
          <table:table-cell table:style-name="ce7" office:value-type="string" calcext:value-type="string">
            <text:p>http://data.open-opinion.org/socia/data/Goal/移動先から支援地へ帰還するための住宅確保へ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3];&quot;&gt;&quot;;[.$E$3];[.F373];[.$G$3])" office:value-type="string" office:string-value="INSERT DATA { &lt;http://data.open-opinion.org/socia/data/Goal/移動先から支援地へ帰還するための住宅確保への支援を行う&gt; dct:dateSubmitted  “2013-09-30T14:00:00+09:00”^^xsd:dateTime }" calcext:value-type="string">
            <text:p>INSERT DATA { &lt;http://data.open-opinion.org/socia/data/Goal/移動先から支援地へ帰還するための住宅確保への支援を行う&gt; dct:dateSubmitted <text:s/>“2013-09-30T14:00:00+09:00”^^xsd:dateTime }</text:p>
          </table:table-cell>
        </table:table-row>
        <table:table-row table:style-name="ro2">
          <table:table-cell table:style-name="ce7" office:value-type="string" calcext:value-type="string">
            <text:p>http://data.open-opinion.org/socia/data/Goal/原発ゼロ</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4];&quot;&gt;&quot;;[.$E$3];[.F374];[.$G$3])" office:value-type="string" office:string-value="INSERT DATA { &lt;http://data.open-opinion.org/socia/data/Goal/原発ゼロ&gt; dct:dateSubmitted  “2013-09-30T14:00:00+09:00”^^xsd:dateTime }" calcext:value-type="string">
            <text:p>INSERT DATA { &lt;http://data.open-opinion.org/socia/data/Goal/原発ゼロ&gt; dct:dateSubmitted <text:s/>“2013-09-30T14:00:00+09:00”^^xsd:dateTime }</text:p>
          </table:table-cell>
        </table:table-row>
        <table:table-row table:style-name="ro2">
          <table:table-cell table:style-name="ce7" office:value-type="string" calcext:value-type="string">
            <text:p>http://data.open-opinion.org/socia/data/Goal/大阪府市エネルギー戦略会議が原発ゼロへのシナリオ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5];&quot;&gt;&quot;;[.$E$3];[.F375];[.$G$3])" office:value-type="string" office:string-value="INSERT DATA { &lt;http://data.open-opinion.org/socia/data/Goal/大阪府市エネルギー戦略会議が原発ゼロへのシナリオを作る&gt; dct:dateSubmitted  “2013-09-30T14:00:00+09:00”^^xsd:dateTime }" calcext:value-type="string">
            <text:p>INSERT DATA { &lt;http://data.open-opinion.org/socia/data/Goal/大阪府市エネルギー戦略会議が原発ゼロへのシナリオを作る&gt; dct:dateSubmitted <text:s/>“2013-09-30T14:00:00+09:00”^^xsd:dateTime }</text:p>
          </table:table-cell>
        </table:table-row>
        <table:table-row table:style-name="ro2">
          <table:table-cell table:style-name="ce7" office:value-type="string" calcext:value-type="string">
            <text:p>http://data.open-opinion.org/socia/data/Goal/維新の会に抗議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6];&quot;&gt;&quot;;[.$E$3];[.F376];[.$G$3])" office:value-type="string" office:string-value="INSERT DATA { &lt;http://data.open-opinion.org/socia/data/Goal/維新の会に抗議する&gt; dct:dateSubmitted  “2013-09-30T14:00:00+09:00”^^xsd:dateTime }" calcext:value-type="string">
            <text:p>INSERT DATA { &lt;http://data.open-opinion.org/socia/data/Goal/維新の会に抗議する&gt; dct:dateSubmitted <text:s/>“2013-09-30T14:00:00+09:00”^^xsd:dateTime }</text:p>
          </table:table-cell>
        </table:table-row>
        <table:table-row table:style-name="ro2">
          <table:table-cell table:style-name="ce7" office:value-type="string" calcext:value-type="string">
            <text:p>http://data.open-opinion.org/socia/data/Goal/東京都専修学校各種学校協会の震災復興予算不正使用金の全額返納と事業受託の辞退</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7];&quot;&gt;&quot;;[.$E$3];[.F377];[.$G$3])" office:value-type="string" office:string-value="INSERT DATA { &lt;http://data.open-opinion.org/socia/data/Goal/東京都専修学校各種学校協会の震災復興予算不正使用金の全額返納と事業受託の辞退&gt; dct:dateSubmitted  “2013-09-30T14:00:00+09:00”^^xsd:dateTime }" calcext:value-type="string">
            <text:p>INSERT DATA { &lt;http://data.open-opinion.org/socia/data/Goal/東京都専修学校各種学校協会の震災復興予算不正使用金の全額返納と事業受託の辞退&gt; dct:dateSubmitted <text:s/>“2013-09-30T14:00:00+09:00”^^xsd:dateTime }</text:p>
          </table:table-cell>
        </table:table-row>
        <table:table-row table:style-name="ro2">
          <table:table-cell table:style-name="ce7" office:value-type="string" calcext:value-type="string">
            <text:p>http://data.open-opinion.org/socia/data/Goal/インターネット上で教育や就職などの支援を行う活動に震災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8];&quot;&gt;&quot;;[.$E$3];[.F378];[.$G$3])" office:value-type="string" office:string-value="INSERT DATA { &lt;http://data.open-opinion.org/socia/data/Goal/インターネット上で教育や就職などの支援を行う活動に震災復興予算を使う&gt; dct:dateSubmitted  “2013-09-30T14:00:00+09:00”^^xsd:dateTime }" calcext:value-type="string">
            <text:p>INSERT DATA { &lt;http://data.open-opinion.org/socia/data/Goal/インターネット上で教育や就職などの支援を行う活動に震災復興予算を使う&gt; dct:dateSubmitted <text:s/>“2013-09-30T14:00:00+09:00”^^xsd:dateTime }</text:p>
          </table:table-cell>
        </table:table-row>
        <table:table-row table:style-name="ro2">
          <table:table-cell table:style-name="ce7" office:value-type="string" calcext:value-type="string">
            <text:p>http://data.open-opinion.org/socia/data/Goal/東日本大震災に対応した雇用創出基金事業を延長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79];&quot;&gt;&quot;;[.$E$3];[.F379];[.$G$3])" office:value-type="string" office:string-value="INSERT DATA { &lt;http://data.open-opinion.org/socia/data/Goal/東日本大震災に対応した雇用創出基金事業を延長する&gt; dct:dateSubmitted  “2013-09-30T14:00:00+09:00”^^xsd:dateTime }" calcext:value-type="string">
            <text:p>INSERT DATA { &lt;http://data.open-opinion.org/socia/data/Goal/東日本大震災に対応した雇用創出基金事業を延長する&gt; dct:dateSubmitted <text:s/>“2013-09-30T14:00:00+09:00”^^xsd:dateTime }</text:p>
          </table:table-cell>
        </table:table-row>
        <table:table-row table:style-name="ro2">
          <table:table-cell table:style-name="ce7" office:value-type="string" calcext:value-type="string">
            <text:p>http://data.open-opinion.org/socia/data/Goal/被災者へのジョブトレーニング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0];&quot;&gt;&quot;;[.$E$3];[.F380];[.$G$3])" office:value-type="string" office:string-value="INSERT DATA { &lt;http://data.open-opinion.org/socia/data/Goal/被災者へのジョブトレーニング支援を行う&gt; dct:dateSubmitted  “2013-09-30T14:00:00+09:00”^^xsd:dateTime }" calcext:value-type="string">
            <text:p>INSERT DATA { &lt;http://data.open-opinion.org/socia/data/Goal/被災者へのジョブトレーニング支援を行う&gt; dct:dateSubmitted <text:s/>“2013-09-30T14:00:00+09:00”^^xsd:dateTime }</text:p>
          </table:table-cell>
        </table:table-row>
        <table:table-row table:style-name="ro2">
          <table:table-cell table:style-name="ce7" office:value-type="string" calcext:value-type="string">
            <text:p>http://data.open-opinion.org/socia/data/Goal/被災者を雇用した企業へ助成金・補助金を出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1];&quot;&gt;&quot;;[.$E$3];[.F381];[.$G$3])" office:value-type="string" office:string-value="INSERT DATA { &lt;http://data.open-opinion.org/socia/data/Goal/被災者を雇用した企業へ助成金・補助金を出す&gt; dct:dateSubmitted  “2013-09-30T14:00:00+09:00”^^xsd:dateTime }" calcext:value-type="string">
            <text:p>INSERT DATA { &lt;http://data.open-opinion.org/socia/data/Goal/被災者を雇用した企業へ助成金・補助金を出す&gt; dct:dateSubmitted <text:s/>“2013-09-30T14:00:00+09:00”^^xsd:dateTime }</text:p>
          </table:table-cell>
        </table:table-row>
        <table:table-row table:style-name="ro2">
          <table:table-cell table:style-name="ce7" office:value-type="string" calcext:value-type="string">
            <text:p>http://data.open-opinion.org/socia/data/Goal/護岸工事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2];&quot;&gt;&quot;;[.$E$3];[.F382];[.$G$3])" office:value-type="string" office:string-value="INSERT DATA { &lt;http://data.open-opinion.org/socia/data/Goal/護岸工事を行う&gt; dct:dateSubmitted  “2013-09-30T14:00:00+09:00”^^xsd:dateTime }" calcext:value-type="string">
            <text:p>INSERT DATA { &lt;http://data.open-opinion.org/socia/data/Goal/護岸工事を行う&gt; dct:dateSubmitted <text:s/>“2013-09-30T14:00:00+09:00”^^xsd:dateTime }</text:p>
          </table:table-cell>
        </table:table-row>
        <table:table-row table:style-name="ro2">
          <table:table-cell table:style-name="ce7" office:value-type="string" calcext:value-type="string">
            <text:p>http://data.open-opinion.org/socia/data/Goal/東通原発断層の再調査</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3];&quot;&gt;&quot;;[.$E$3];[.F383];[.$G$3])" office:value-type="string" office:string-value="INSERT DATA { &lt;http://data.open-opinion.org/socia/data/Goal/東通原発断層の再調査&gt; dct:dateSubmitted  “2013-09-30T14:00:00+09:00”^^xsd:dateTime }" calcext:value-type="string">
            <text:p>INSERT DATA { &lt;http://data.open-opinion.org/socia/data/Goal/東通原発断層の再調査&gt; dct:dateSubmitted <text:s/>“2013-09-30T14:00:00+09:00”^^xsd:dateTime }</text:p>
          </table:table-cell>
        </table:table-row>
        <table:table-row table:style-name="ro2">
          <table:table-cell table:style-name="ce7" office:value-type="string" calcext:value-type="string">
            <text:p>http://data.open-opinion.org/socia/data/Goal/原発の安全性を確認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4];&quot;&gt;&quot;;[.$E$3];[.F384];[.$G$3])" office:value-type="string" office:string-value="INSERT DATA { &lt;http://data.open-opinion.org/socia/data/Goal/原発の安全性を確認する&gt; dct:dateSubmitted  “2013-09-30T14:00:00+09:00”^^xsd:dateTime }" calcext:value-type="string">
            <text:p>INSERT DATA { &lt;http://data.open-opinion.org/socia/data/Goal/原発の安全性を確認する&gt; dct:dateSubmitted <text:s/>“2013-09-30T14:00:00+09:00”^^xsd:dateTime }</text:p>
          </table:table-cell>
        </table:table-row>
        <table:table-row table:style-name="ro2">
          <table:table-cell table:style-name="ce7" office:value-type="string" calcext:value-type="string">
            <text:p>http://data.open-opinion.org/socia/data/Goal/東通原発の再稼働</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5];&quot;&gt;&quot;;[.$E$3];[.F385];[.$G$3])" office:value-type="string" office:string-value="INSERT DATA { &lt;http://data.open-opinion.org/socia/data/Goal/東通原発の再稼働&gt; dct:dateSubmitted  “2013-09-30T14:00:00+09:00”^^xsd:dateTime }" calcext:value-type="string">
            <text:p>INSERT DATA { &lt;http://data.open-opinion.org/socia/data/Goal/東通原発の再稼働&gt; dct:dateSubmitted <text:s/>“2013-09-30T14:00:00+09:00”^^xsd:dateTime }</text:p>
          </table:table-cell>
        </table:table-row>
        <table:table-row table:style-name="ro2">
          <table:table-cell table:style-name="ce7" office:value-type="string" calcext:value-type="string">
            <text:p>http://data.open-opinion.org/socia/data/Goal/養殖魚を活用して被災地を応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6];&quot;&gt;&quot;;[.$E$3];[.F386];[.$G$3])" office:value-type="string" office:string-value="INSERT DATA { &lt;http://data.open-opinion.org/socia/data/Goal/養殖魚を活用して被災地を応援する&gt; dct:dateSubmitted  “2013-09-30T14:00:00+09:00”^^xsd:dateTime }" calcext:value-type="string">
            <text:p>INSERT DATA { &lt;http://data.open-opinion.org/socia/data/Goal/養殖魚を活用して被災地を応援する&gt; dct:dateSubmitted <text:s/>“2013-09-30T14:00:00+09:00”^^xsd:dateTime }</text:p>
          </table:table-cell>
        </table:table-row>
        <table:table-row table:style-name="ro2">
          <table:table-cell table:style-name="ce7" office:value-type="string" calcext:value-type="string">
            <text:p>http://data.open-opinion.org/socia/data/Goal/魚介類の全量放射能検査できる機械の開発</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7];&quot;&gt;&quot;;[.$E$3];[.F387];[.$G$3])" office:value-type="string" office:string-value="INSERT DATA { &lt;http://data.open-opinion.org/socia/data/Goal/魚介類の全量放射能検査できる機械の開発&gt; dct:dateSubmitted  “2013-09-30T14:00:00+09:00”^^xsd:dateTime }" calcext:value-type="string">
            <text:p>INSERT DATA { &lt;http://data.open-opinion.org/socia/data/Goal/魚介類の全量放射能検査できる機械の開発&gt; dct:dateSubmitted <text:s/>“2013-09-30T14:00:00+09:00”^^xsd:dateTime }</text:p>
          </table:table-cell>
        </table:table-row>
        <table:table-row table:style-name="ro2">
          <table:table-cell table:style-name="ce7" office:value-type="string" calcext:value-type="string">
            <text:p>http://data.open-opinion.org/socia/data/Goal/相馬のノリ養殖の復活</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8];&quot;&gt;&quot;;[.$E$3];[.F388];[.$G$3])" office:value-type="string" office:string-value="INSERT DATA { &lt;http://data.open-opinion.org/socia/data/Goal/相馬のノリ養殖の復活&gt; dct:dateSubmitted  “2013-09-30T14:00:00+09:00”^^xsd:dateTime }" calcext:value-type="string">
            <text:p>INSERT DATA { &lt;http://data.open-opinion.org/socia/data/Goal/相馬のノリ養殖の復活&gt; dct:dateSubmitted <text:s/>“2013-09-30T14:00:00+09:00”^^xsd:dateTime }</text:p>
          </table:table-cell>
        </table:table-row>
        <table:table-row table:style-name="ro2">
          <table:table-cell table:style-name="ce7" office:value-type="string" calcext:value-type="string">
            <text:p>http://data.open-opinion.org/socia/data/Goal/放射性物質の自主検査に要した費用を東京電力に損害賠償請求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89];&quot;&gt;&quot;;[.$E$3];[.F389];[.$G$3])" office:value-type="string" office:string-value="INSERT DATA { &lt;http://data.open-opinion.org/socia/data/Goal/放射性物質の自主検査に要した費用を東京電力に損害賠償請求する&gt; dct:dateSubmitted  “2013-09-30T14:00:00+09:00”^^xsd:dateTime }" calcext:value-type="string">
            <text:p>INSERT DATA { &lt;http://data.open-opinion.org/socia/data/Goal/放射性物質の自主検査に要した費用を東京電力に損害賠償請求する&gt; dct:dateSubmitted <text:s/>“2013-09-30T14:00:00+09:00”^^xsd:dateTime }</text:p>
          </table:table-cell>
        </table:table-row>
        <table:table-row table:style-name="ro2">
          <table:table-cell table:style-name="ce7" office:value-type="string" calcext:value-type="string">
            <text:p>http://data.open-opinion.org/socia/data/Goal/安全な水産資源を消費者に届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0];&quot;&gt;&quot;;[.$E$3];[.F390];[.$G$3])" office:value-type="string" office:string-value="INSERT DATA { &lt;http://data.open-opinion.org/socia/data/Goal/安全な水産資源を消費者に届ける&gt; dct:dateSubmitted  “2013-09-30T14:00:00+09:00”^^xsd:dateTime }" calcext:value-type="string">
            <text:p>INSERT DATA { &lt;http://data.open-opinion.org/socia/data/Goal/安全な水産資源を消費者に届ける&gt; dct:dateSubmitted <text:s/>“2013-09-30T14:00:00+09:00”^^xsd:dateTime }</text:p>
          </table:table-cell>
        </table:table-row>
        <table:table-row table:style-name="ro2">
          <table:table-cell table:style-name="ce7" office:value-type="string" calcext:value-type="string">
            <text:p>http://data.open-opinion.org/socia/data/Goal/漁業再興のために番小屋を建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1];&quot;&gt;&quot;;[.$E$3];[.F391];[.$G$3])" office:value-type="string" office:string-value="INSERT DATA { &lt;http://data.open-opinion.org/socia/data/Goal/漁業再興のために番小屋を建設する&gt; dct:dateSubmitted  “2013-09-30T14:00:00+09:00”^^xsd:dateTime }" calcext:value-type="string">
            <text:p>INSERT DATA { &lt;http://data.open-opinion.org/socia/data/Goal/漁業再興のために番小屋を建設する&gt; dct:dateSubmitted <text:s/>“2013-09-30T14:00:00+09:00”^^xsd:dateTime }</text:p>
          </table:table-cell>
        </table:table-row>
        <table:table-row table:style-name="ro2">
          <table:table-cell table:style-name="ce7" office:value-type="string" calcext:value-type="string">
            <text:p>http://data.open-opinion.org/socia/data/Goal/漁業者の復興がかなうまで支援を続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2];&quot;&gt;&quot;;[.$E$3];[.F392];[.$G$3])" office:value-type="string" office:string-value="INSERT DATA { &lt;http://data.open-opinion.org/socia/data/Goal/漁業者の復興がかなうまで支援を続ける&gt; dct:dateSubmitted  “2013-09-30T14:00:00+09:00”^^xsd:dateTime }" calcext:value-type="string">
            <text:p>INSERT DATA { &lt;http://data.open-opinion.org/socia/data/Goal/漁業者の復興がかなうまで支援を続ける&gt; dct:dateSubmitted <text:s/>“2013-09-30T14:00:00+09:00”^^xsd:dateTime }</text:p>
          </table:table-cell>
        </table:table-row>
        <table:table-row table:style-name="ro2">
          <table:table-cell table:style-name="ce7" office:value-type="string" calcext:value-type="string">
            <text:p>http://data.open-opinion.org/socia/data/Goal/福島に廃炉の国際拠点</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3];&quot;&gt;&quot;;[.$E$3];[.F393];[.$G$3])" office:value-type="string" office:string-value="INSERT DATA { &lt;http://data.open-opinion.org/socia/data/Goal/福島に廃炉の国際拠点&gt; dct:dateSubmitted  “2013-09-30T14:00:00+09:00”^^xsd:dateTime }" calcext:value-type="string">
            <text:p>INSERT DATA { &lt;http://data.open-opinion.org/socia/data/Goal/福島に廃炉の国際拠点&gt; dct:dateSubmitted <text:s/>“2013-09-30T14:00:00+09:00”^^xsd:dateTime }</text:p>
          </table:table-cell>
        </table:table-row>
        <table:table-row table:style-name="ro2">
          <table:table-cell table:style-name="ce7" office:value-type="string" calcext:value-type="string">
            <text:p>http://data.open-opinion.org/socia/data/Goal/「ＩＡＥＡ緊急時対応能力研修センター」を福島県内に設置</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4];&quot;&gt;&quot;;[.$E$3];[.F394];[.$G$3])" office:value-type="string" office:string-value="INSERT DATA { &lt;http://data.open-opinion.org/socia/data/Goal/「ＩＡＥＡ緊急時対応能力研修センター」を福島県内に設置&gt; dct:dateSubmitted  “2013-09-30T14:00:00+09:00”^^xsd:dateTime }" calcext:value-type="string">
            <text:p>INSERT DATA { &lt;http://data.open-opinion.org/socia/data/Goal/「ＩＡＥＡ緊急時対応能力研修センター」を福島県内に設置&gt; dct:dateSubmitted <text:s/>“2013-09-30T14:00:00+09:00”^^xsd:dateTime }</text:p>
          </table:table-cell>
        </table:table-row>
        <table:table-row table:style-name="ro2">
          <table:table-cell table:style-name="ce7" office:value-type="string" calcext:value-type="string">
            <text:p>http://data.open-opinion.org/socia/data/Goal/住民の健康管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5];&quot;&gt;&quot;;[.$E$3];[.F395];[.$G$3])" office:value-type="string" office:string-value="INSERT DATA { &lt;http://data.open-opinion.org/socia/data/Goal/住民の健康管理&gt; dct:dateSubmitted  “2013-09-30T14:00:00+09:00”^^xsd:dateTime }" calcext:value-type="string">
            <text:p>INSERT DATA { &lt;http://data.open-opinion.org/socia/data/Goal/住民の健康管理&gt; dct:dateSubmitted <text:s/>“2013-09-30T14:00:00+09:00”^^xsd:dateTime }</text:p>
          </table:table-cell>
        </table:table-row>
        <table:table-row table:style-name="ro2">
          <table:table-cell table:style-name="ce7" office:value-type="string" calcext:value-type="string">
            <text:p>http://data.open-opinion.org/socia/data/Goal/放射線災害医療の作業グループを設置</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6];&quot;&gt;&quot;;[.$E$3];[.F396];[.$G$3])" office:value-type="string" office:string-value="INSERT DATA { &lt;http://data.open-opinion.org/socia/data/Goal/放射線災害医療の作業グループを設置&gt; dct:dateSubmitted  “2013-09-30T14:00:00+09:00”^^xsd:dateTime }" calcext:value-type="string">
            <text:p>INSERT DATA { &lt;http://data.open-opinion.org/socia/data/Goal/放射線災害医療の作業グループを設置&gt; dct:dateSubmitted <text:s/>“2013-09-30T14:00:00+09:00”^^xsd:dateTime }</text:p>
          </table:table-cell>
        </table:table-row>
        <table:table-row table:style-name="ro2">
          <table:table-cell table:style-name="ce7" office:value-type="string" calcext:value-type="string">
            <text:p>http://data.open-opinion.org/socia/data/Goal/原子力対策で日本が主導的役割を果た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7];&quot;&gt;&quot;;[.$E$3];[.F397];[.$G$3])" office:value-type="string" office:string-value="INSERT DATA { &lt;http://data.open-opinion.org/socia/data/Goal/原子力対策で日本が主導的役割を果たす&gt; dct:dateSubmitted  “2013-09-30T14:00:00+09:00”^^xsd:dateTime }" calcext:value-type="string">
            <text:p>INSERT DATA { &lt;http://data.open-opinion.org/socia/data/Goal/原子力対策で日本が主導的役割を果たす&gt; dct:dateSubmitted <text:s/>“2013-09-30T14:00:00+09:00”^^xsd:dateTime }</text:p>
          </table:table-cell>
        </table:table-row>
        <table:table-row table:style-name="ro2">
          <table:table-cell table:style-name="ce7" office:value-type="string" calcext:value-type="string">
            <text:p>http://data.open-opinion.org/socia/data/Goal/IAEAの知識を福島に生か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8];&quot;&gt;&quot;;[.$E$3];[.F398];[.$G$3])" office:value-type="string" office:string-value="INSERT DATA { &lt;http://data.open-opinion.org/socia/data/Goal/IAEAの知識を福島に生かす&gt; dct:dateSubmitted  “2013-09-30T14:00:00+09:00”^^xsd:dateTime }" calcext:value-type="string">
            <text:p>INSERT DATA { &lt;http://data.open-opinion.org/socia/data/Goal/IAEAの知識を福島に生かす&gt; dct:dateSubmitted <text:s/>“2013-09-30T14:00:00+09:00”^^xsd:dateTime }</text:p>
          </table:table-cell>
        </table:table-row>
        <table:table-row table:style-name="ro2">
          <table:table-cell table:style-name="ce7" office:value-type="string" calcext:value-type="string">
            <text:p>http://data.open-opinion.org/socia/data/Goal/原発をめぐる情報の透明性強化</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399];&quot;&gt;&quot;;[.$E$3];[.F399];[.$G$3])" office:value-type="string" office:string-value="INSERT DATA { &lt;http://data.open-opinion.org/socia/data/Goal/原発をめぐる情報の透明性強化&gt; dct:dateSubmitted  “2013-09-30T14:00:00+09:00”^^xsd:dateTime }" calcext:value-type="string">
            <text:p>INSERT DATA { &lt;http://data.open-opinion.org/socia/data/Goal/原発をめぐる情報の透明性強化&gt; dct:dateSubmitted <text:s/>“2013-09-30T14:00:00+09:00”^^xsd:dateTime }</text:p>
          </table:table-cell>
        </table:table-row>
        <table:table-row table:style-name="ro2">
          <table:table-cell table:style-name="ce7" office:value-type="string" calcext:value-type="string">
            <text:p>http://data.open-opinion.org/socia/data/Goal/原発の新規導入国の安全性確保</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0];&quot;&gt;&quot;;[.$E$3];[.F400];[.$G$3])" office:value-type="string" office:string-value="INSERT DATA { &lt;http://data.open-opinion.org/socia/data/Goal/原発の新規導入国の安全性確保&gt; dct:dateSubmitted  “2013-09-30T14:00:00+09:00”^^xsd:dateTime }" calcext:value-type="string">
            <text:p>INSERT DATA { &lt;http://data.open-opinion.org/socia/data/Goal/原発の新規導入国の安全性確保&gt; dct:dateSubmitted <text:s/>“2013-09-30T14:00:00+09:00”^^xsd:dateTime }</text:p>
          </table:table-cell>
        </table:table-row>
        <table:table-row table:style-name="ro2">
          <table:table-cell table:style-name="ce7" office:value-type="string" calcext:value-type="string">
            <text:p>http://data.open-opinion.org/socia/data/Goal/アジア太平洋地域での原子力事故に備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1];&quot;&gt;&quot;;[.$E$3];[.F401];[.$G$3])" office:value-type="string" office:string-value="INSERT DATA { &lt;http://data.open-opinion.org/socia/data/Goal/アジア太平洋地域での原子力事故に備える&gt; dct:dateSubmitted  “2013-09-30T14:00:00+09:00”^^xsd:dateTime }" calcext:value-type="string">
            <text:p>INSERT DATA { &lt;http://data.open-opinion.org/socia/data/Goal/アジア太平洋地域での原子力事故に備える&gt; dct:dateSubmitted <text:s/>“2013-09-30T14:00:00+09:00”^^xsd:dateTime }</text:p>
          </table:table-cell>
        </table:table-row>
        <table:table-row table:style-name="ro2">
          <table:table-cell table:style-name="ce7" office:value-type="string" calcext:value-type="string">
            <text:p>http://data.open-opinion.org/socia/data/Goal/会津若松市に仮園舎を置く大熊幼稚園に絵本１５０冊寄贈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2];&quot;&gt;&quot;;[.$E$3];[.F402];[.$G$3])" office:value-type="string" office:string-value="INSERT DATA { &lt;http://data.open-opinion.org/socia/data/Goal/会津若松市に仮園舎を置く大熊幼稚園に絵本１５０冊寄贈する&gt; dct:dateSubmitted  “2013-09-30T14:00:00+09:00”^^xsd:dateTime }" calcext:value-type="string">
            <text:p>INSERT DATA { &lt;http://data.open-opinion.org/socia/data/Goal/会津若松市に仮園舎を置く大熊幼稚園に絵本１５０冊寄贈する&gt; dct:dateSubmitted <text:s/>“2013-09-30T14:00:00+09:00”^^xsd:dateTime }</text:p>
          </table:table-cell>
        </table:table-row>
        <table:table-row table:style-name="ro2">
          <table:table-cell table:style-name="ce7" office:value-type="string" calcext:value-type="string">
            <text:p>http://data.open-opinion.org/socia/data/Goal/読み聞かせに力を入れ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3];&quot;&gt;&quot;;[.$E$3];[.F403];[.$G$3])" office:value-type="string" office:string-value="INSERT DATA { &lt;http://data.open-opinion.org/socia/data/Goal/読み聞かせに力を入れる&gt; dct:dateSubmitted  “2013-09-30T14:00:00+09:00”^^xsd:dateTime }" calcext:value-type="string">
            <text:p>INSERT DATA { &lt;http://data.open-opinion.org/socia/data/Goal/読み聞かせに力を入れる&gt; dct:dateSubmitted <text:s/>“2013-09-30T14:00:00+09:00”^^xsd:dateTime }</text:p>
          </table:table-cell>
        </table:table-row>
        <table:table-row table:style-name="ro2">
          <table:table-cell table:style-name="ce7" office:value-type="string" calcext:value-type="string">
            <text:p>http://data.open-opinion.org/socia/data/Goal/被災地を支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4];&quot;&gt;&quot;;[.$E$3];[.F404];[.$G$3])" office:value-type="string" office:string-value="INSERT DATA { &lt;http://data.open-opinion.org/socia/data/Goal/被災地を支援する&gt; dct:dateSubmitted  “2013-09-30T14:00:00+09:00”^^xsd:dateTime }" calcext:value-type="string">
            <text:p>INSERT DATA { &lt;http://data.open-opinion.org/socia/data/Goal/被災地を支援する&gt; dct:dateSubmitted <text:s/>“2013-09-30T14:00:00+09:00”^^xsd:dateTime }</text:p>
          </table:table-cell>
        </table:table-row>
        <table:table-row table:style-name="ro2">
          <table:table-cell table:style-name="ce7" office:value-type="string" calcext:value-type="string">
            <text:p>http://data.open-opinion.org/socia/data/Goal/「復興なみえ町十日市祭」を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5];&quot;&gt;&quot;;[.$E$3];[.F405];[.$G$3])" office:value-type="string" office:string-value="INSERT DATA { &lt;http://data.open-opinion.org/socia/data/Goal/「復興なみえ町十日市祭」を開催する&gt; dct:dateSubmitted  “2013-09-30T14:00:00+09:00”^^xsd:dateTime }" calcext:value-type="string">
            <text:p>INSERT DATA { &lt;http://data.open-opinion.org/socia/data/Goal/「復興なみえ町十日市祭」を開催する&gt; dct:dateSubmitted <text:s/>“2013-09-30T14:00:00+09:00”^^xsd:dateTime }</text:p>
          </table:table-cell>
        </table:table-row>
        <table:table-row table:style-name="ro2">
          <table:table-cell table:style-name="ce7" office:value-type="string" calcext:value-type="string">
            <text:p>http://data.open-opinion.org/socia/data/Goal/浪江町の風物詩を再現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6];&quot;&gt;&quot;;[.$E$3];[.F406];[.$G$3])" office:value-type="string" office:string-value="INSERT DATA { &lt;http://data.open-opinion.org/socia/data/Goal/浪江町の風物詩を再現する&gt; dct:dateSubmitted  “2013-09-30T14:00:00+09:00”^^xsd:dateTime }" calcext:value-type="string">
            <text:p>INSERT DATA { &lt;http://data.open-opinion.org/socia/data/Goal/浪江町の風物詩を再現する&gt; dct:dateSubmitted <text:s/>“2013-09-30T14:00:00+09:00”^^xsd:dateTime }</text:p>
          </table:table-cell>
        </table:table-row>
        <table:table-row table:style-name="ro2">
          <table:table-cell table:style-name="ce7" office:value-type="string" calcext:value-type="string">
            <text:p>http://data.open-opinion.org/socia/data/Goal/浪江町内各地の神楽や田植踊りなどの伝統を維持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7];&quot;&gt;&quot;;[.$E$3];[.F407];[.$G$3])" office:value-type="string" office:string-value="INSERT DATA { &lt;http://data.open-opinion.org/socia/data/Goal/浪江町内各地の神楽や田植踊りなどの伝統を維持する&gt; dct:dateSubmitted  “2013-09-30T14:00:00+09:00”^^xsd:dateTime }" calcext:value-type="string">
            <text:p>INSERT DATA { &lt;http://data.open-opinion.org/socia/data/Goal/浪江町内各地の神楽や田植踊りなどの伝統を維持する&gt; dct:dateSubmitted <text:s/>“2013-09-30T14:00:00+09:00”^^xsd:dateTime }</text:p>
          </table:table-cell>
        </table:table-row>
        <table:table-row table:style-name="ro2">
          <table:table-cell table:style-name="ce7" office:value-type="string" calcext:value-type="string">
            <text:p>http://data.open-opinion.org/socia/data/Goal/相馬焼の伝統を保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8];&quot;&gt;&quot;;[.$E$3];[.F408];[.$G$3])" office:value-type="string" office:string-value="INSERT DATA { &lt;http://data.open-opinion.org/socia/data/Goal/相馬焼の伝統を保つ&gt; dct:dateSubmitted  “2013-09-30T14:00:00+09:00”^^xsd:dateTime }" calcext:value-type="string">
            <text:p>INSERT DATA { &lt;http://data.open-opinion.org/socia/data/Goal/相馬焼の伝統を保つ&gt; dct:dateSubmitted <text:s/>“2013-09-30T14:00:00+09:00”^^xsd:dateTime }</text:p>
          </table:table-cell>
        </table:table-row>
        <table:table-row table:style-name="ro2">
          <table:table-cell table:style-name="ce7" office:value-type="string" calcext:value-type="string">
            <text:p>http://data.open-opinion.org/socia/data/Goal/全国に避難した浪江町の小学生が祭りに参加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09];&quot;&gt;&quot;;[.$E$3];[.F409];[.$G$3])" office:value-type="string" office:string-value="INSERT DATA { &lt;http://data.open-opinion.org/socia/data/Goal/全国に避難した浪江町の小学生が祭りに参加する&gt; dct:dateSubmitted  “2013-09-30T14:00:00+09:00”^^xsd:dateTime }" calcext:value-type="string">
            <text:p>INSERT DATA { &lt;http://data.open-opinion.org/socia/data/Goal/全国に避難した浪江町の小学生が祭りに参加する&gt; dct:dateSubmitted <text:s/>“2013-09-30T14:00:00+09:00”^^xsd:dateTime }</text:p>
          </table:table-cell>
        </table:table-row>
        <table:table-row table:style-name="ro2">
          <table:table-cell table:style-name="ce7" office:value-type="string" calcext:value-type="string">
            <text:p>http://data.open-opinion.org/socia/data/Goal/会場から同市小沢工業団地に開設された大堀相馬焼の工房行きのバスを運行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0];&quot;&gt;&quot;;[.$E$3];[.F410];[.$G$3])" office:value-type="string" office:string-value="INSERT DATA { &lt;http://data.open-opinion.org/socia/data/Goal/会場から同市小沢工業団地に開設された大堀相馬焼の工房行きのバスを運行する&gt; dct:dateSubmitted  “2013-09-30T14:00:00+09:00”^^xsd:dateTime }" calcext:value-type="string">
            <text:p>INSERT DATA { &lt;http://data.open-opinion.org/socia/data/Goal/会場から同市小沢工業団地に開設された大堀相馬焼の工房行きのバスを運行する&gt; dct:dateSubmitted <text:s/>“2013-09-30T14:00:00+09:00”^^xsd:dateTime }</text:p>
          </table:table-cell>
        </table:table-row>
        <table:table-row table:style-name="ro2">
          <table:table-cell table:style-name="ce7" office:value-type="string" calcext:value-type="string">
            <text:p>http://data.open-opinion.org/socia/data/Goal/法テラスふたばを広野町に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1];&quot;&gt;&quot;;[.$E$3];[.F411];[.$G$3])" office:value-type="string" office:string-value="INSERT DATA { &lt;http://data.open-opinion.org/socia/data/Goal/法テラスふたばを広野町に設置する&gt; dct:dateSubmitted  “2013-09-30T14:00:00+09:00”^^xsd:dateTime }" calcext:value-type="string">
            <text:p>INSERT DATA { &lt;http://data.open-opinion.org/socia/data/Goal/法テラスふたばを広野町に設置する&gt; dct:dateSubmitted <text:s/>“2013-09-30T14:00:00+09:00”^^xsd:dateTime }</text:p>
          </table:table-cell>
        </table:table-row>
        <table:table-row table:style-name="ro2">
          <table:table-cell table:style-name="ce7" office:value-type="string" calcext:value-type="string">
            <text:p>http://data.open-opinion.org/socia/data/Goal/いわき市などに避難する被災者が利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2];&quot;&gt;&quot;;[.$E$3];[.F412];[.$G$3])" office:value-type="string" office:string-value="INSERT DATA { &lt;http://data.open-opinion.org/socia/data/Goal/いわき市などに避難する被災者が利用する&gt; dct:dateSubmitted  “2013-09-30T14:00:00+09:00”^^xsd:dateTime }" calcext:value-type="string">
            <text:p>INSERT DATA { &lt;http://data.open-opinion.org/socia/data/Goal/いわき市などに避難する被災者が利用する&gt; dct:dateSubmitted <text:s/>“2013-09-30T14:00:00+09:00”^^xsd:dateTime }</text:p>
          </table:table-cell>
        </table:table-row>
        <table:table-row table:style-name="ro2">
          <table:table-cell table:style-name="ce7" office:value-type="string" calcext:value-type="string">
            <text:p>http://data.open-opinion.org/socia/data/Goal/移動相談車を配備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3];&quot;&gt;&quot;;[.$E$3];[.F413];[.$G$3])" office:value-type="string" office:string-value="INSERT DATA { &lt;http://data.open-opinion.org/socia/data/Goal/移動相談車を配備する&gt; dct:dateSubmitted  “2013-09-30T14:00:00+09:00”^^xsd:dateTime }" calcext:value-type="string">
            <text:p>INSERT DATA { &lt;http://data.open-opinion.org/socia/data/Goal/移動相談車を配備する&gt; dct:dateSubmitted <text:s/>“2013-09-30T14:00:00+09:00”^^xsd:dateTime }</text:p>
          </table:table-cell>
        </table:table-row>
        <table:table-row table:style-name="ro2">
          <table:table-cell table:style-name="ce7" office:value-type="string" calcext:value-type="string">
            <text:p>http://data.open-opinion.org/socia/data/Goal/原子力損害賠償紛争解決センターへの申し立て依頼を受け付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4];&quot;&gt;&quot;;[.$E$3];[.F414];[.$G$3])" office:value-type="string" office:string-value="INSERT DATA { &lt;http://data.open-opinion.org/socia/data/Goal/原子力損害賠償紛争解決センターへの申し立て依頼を受け付ける&gt; dct:dateSubmitted  “2013-09-30T14:00:00+09:00”^^xsd:dateTime }" calcext:value-type="string">
            <text:p>INSERT DATA { &lt;http://data.open-opinion.org/socia/data/Goal/原子力損害賠償紛争解決センターへの申し立て依頼を受け付ける&gt; dct:dateSubmitted <text:s/>“2013-09-30T14:00:00+09:00”^^xsd:dateTime }</text:p>
          </table:table-cell>
        </table:table-row>
        <table:table-row table:style-name="ro2">
          <table:table-cell table:style-name="ce7" office:value-type="string" calcext:value-type="string">
            <text:p>http://data.open-opinion.org/socia/data/Goal/被災者に賠償についての知識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5];&quot;&gt;&quot;;[.$E$3];[.F415];[.$G$3])" office:value-type="string" office:string-value="INSERT DATA { &lt;http://data.open-opinion.org/socia/data/Goal/被災者に賠償についての知識を伝える&gt; dct:dateSubmitted  “2013-09-30T14:00:00+09:00”^^xsd:dateTime }" calcext:value-type="string">
            <text:p>INSERT DATA { &lt;http://data.open-opinion.org/socia/data/Goal/被災者に賠償についての知識を伝える&gt; dct:dateSubmitted <text:s/>“2013-09-30T14:00:00+09:00”^^xsd:dateTime }</text:p>
          </table:table-cell>
        </table:table-row>
        <table:table-row table:style-name="ro2">
          <table:table-cell table:style-name="ce7" office:value-type="string" calcext:value-type="string">
            <text:p>http://data.open-opinion.org/socia/data/Goal/刑事事件以外の法律相談を受け付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6];&quot;&gt;&quot;;[.$E$3];[.F416];[.$G$3])" office:value-type="string" office:string-value="INSERT DATA { &lt;http://data.open-opinion.org/socia/data/Goal/刑事事件以外の法律相談を受け付ける&gt; dct:dateSubmitted  “2013-09-30T14:00:00+09:00”^^xsd:dateTime }" calcext:value-type="string">
            <text:p>INSERT DATA { &lt;http://data.open-opinion.org/socia/data/Goal/刑事事件以外の法律相談を受け付ける&gt; dct:dateSubmitted <text:s/>“2013-09-30T14:00:00+09:00”^^xsd:dateTime }</text:p>
          </table:table-cell>
        </table:table-row>
        <table:table-row table:style-name="ro2">
          <table:table-cell table:style-name="ce7" office:value-type="string" calcext:value-type="string">
            <text:p>http://data.open-opinion.org/socia/data/Goal/支援法の具体的な施策を充実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7];&quot;&gt;&quot;;[.$E$3];[.F417];[.$G$3])" office:value-type="string" office:string-value="INSERT DATA { &lt;http://data.open-opinion.org/socia/data/Goal/支援法の具体的な施策を充実させる&gt; dct:dateSubmitted  “2013-09-30T14:00:00+09:00”^^xsd:dateTime }" calcext:value-type="string">
            <text:p>INSERT DATA { &lt;http://data.open-opinion.org/socia/data/Goal/支援法の具体的な施策を充実させる&gt; dct:dateSubmitted <text:s/>“2013-09-30T14:00:00+09:00”^^xsd:dateTime }</text:p>
          </table:table-cell>
        </table:table-row>
        <table:table-row table:style-name="ro2">
          <table:table-cell table:style-name="ce7" office:value-type="string" calcext:value-type="string">
            <text:p>http://data.open-opinion.org/socia/data/Goal/支援対象地域を福島県全域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8];&quot;&gt;&quot;;[.$E$3];[.F418];[.$G$3])" office:value-type="string" office:string-value="INSERT DATA { &lt;http://data.open-opinion.org/socia/data/Goal/支援対象地域を福島県全域にする&gt; dct:dateSubmitted  “2013-09-30T14:00:00+09:00”^^xsd:dateTime }" calcext:value-type="string">
            <text:p>INSERT DATA { &lt;http://data.open-opinion.org/socia/data/Goal/支援対象地域を福島県全域にする&gt; dct:dateSubmitted <text:s/>“2013-09-30T14:00:00+09:00”^^xsd:dateTime }</text:p>
          </table:table-cell>
        </table:table-row>
        <table:table-row table:style-name="ro2">
          <table:table-cell table:style-name="ce7" office:value-type="string" calcext:value-type="string">
            <text:p>http://data.open-opinion.org/socia/data/Goal/国が支援法について周知徹底を図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19];&quot;&gt;&quot;;[.$E$3];[.F419];[.$G$3])" office:value-type="string" office:string-value="INSERT DATA { &lt;http://data.open-opinion.org/socia/data/Goal/国が支援法について周知徹底を図る&gt; dct:dateSubmitted  “2013-09-30T14:00:00+09:00”^^xsd:dateTime }" calcext:value-type="string">
            <text:p>INSERT DATA { &lt;http://data.open-opinion.org/socia/data/Goal/国が支援法について周知徹底を図る&gt; dct:dateSubmitted <text:s/>“2013-09-30T14:00:00+09:00”^^xsd:dateTime }</text:p>
          </table:table-cell>
        </table:table-row>
        <table:table-row table:style-name="ro2">
          <table:table-cell table:style-name="ce7" office:value-type="string" calcext:value-type="string">
            <text:p>http://data.open-opinion.org/socia/data/Goal/国が支援法について対象住民に対する意識調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0];&quot;&gt;&quot;;[.$E$3];[.F420];[.$G$3])" office:value-type="string" office:string-value="INSERT DATA { &lt;http://data.open-opinion.org/socia/data/Goal/国が支援法について対象住民に対する意識調査を行う&gt; dct:dateSubmitted  “2013-09-30T14:00:00+09:00”^^xsd:dateTime }" calcext:value-type="string">
            <text:p>INSERT DATA { &lt;http://data.open-opinion.org/socia/data/Goal/国が支援法について対象住民に対する意識調査を行う&gt; dct:dateSubmitted <text:s/>“2013-09-30T14:00:00+09:00”^^xsd:dateTime }</text:p>
          </table:table-cell>
        </table:table-row>
        <table:table-row table:style-name="ro2">
          <table:table-cell table:style-name="ce7" office:value-type="string" calcext:value-type="string">
            <text:p>http://data.open-opinion.org/socia/data/Goal/国が子ども・被災者支援法専門窓口を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1];&quot;&gt;&quot;;[.$E$3];[.F421];[.$G$3])" office:value-type="string" office:string-value="INSERT DATA { &lt;http://data.open-opinion.org/socia/data/Goal/国が子ども・被災者支援法専門窓口を設置する&gt; dct:dateSubmitted  “2013-09-30T14:00:00+09:00”^^xsd:dateTime }" calcext:value-type="string">
            <text:p>INSERT DATA { &lt;http://data.open-opinion.org/socia/data/Goal/国が子ども・被災者支援法専門窓口を設置する&gt; dct:dateSubmitted <text:s/>“2013-09-30T14:00:00+09:00”^^xsd:dateTime }</text:p>
          </table:table-cell>
        </table:table-row>
        <table:table-row table:style-name="ro2">
          <table:table-cell table:style-name="ce7" office:value-type="string" calcext:value-type="string">
            <text:p>http://data.open-opinion.org/socia/data/Goal/支援対象住民が移動しても支援を受けられ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2];&quot;&gt;&quot;;[.$E$3];[.F422];[.$G$3])" office:value-type="string" office:string-value="INSERT DATA { &lt;http://data.open-opinion.org/socia/data/Goal/支援対象住民が移動しても支援を受けられるようにする&gt; dct:dateSubmitted  “2013-09-30T14:00:00+09:00”^^xsd:dateTime }" calcext:value-type="string">
            <text:p>INSERT DATA { &lt;http://data.open-opinion.org/socia/data/Goal/支援対象住民が移動しても支援を受けられるようにする&gt; dct:dateSubmitted <text:s/>“2013-09-30T14:00:00+09:00”^^xsd:dateTime }</text:p>
          </table:table-cell>
        </table:table-row>
        <table:table-row table:style-name="ro2">
          <table:table-cell table:style-name="ce7" office:value-type="string" calcext:value-type="string">
            <text:p>http://data.open-opinion.org/socia/data/Goal/子どもを連れて県外に避難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3];&quot;&gt;&quot;;[.$E$3];[.F423];[.$G$3])" office:value-type="string" office:string-value="INSERT DATA { &lt;http://data.open-opinion.org/socia/data/Goal/子どもを連れて県外に避難する&gt; dct:dateSubmitted  “2013-09-30T14:00:00+09:00”^^xsd:dateTime }" calcext:value-type="string">
            <text:p>INSERT DATA { &lt;http://data.open-opinion.org/socia/data/Goal/子どもを連れて県外に避難する&gt; dct:dateSubmitted <text:s/>“2013-09-30T14:00:00+09:00”^^xsd:dateTime }</text:p>
          </table:table-cell>
        </table:table-row>
        <table:table-row table:style-name="ro2">
          <table:table-cell table:style-name="ce7" office:value-type="string" calcext:value-type="string">
            <text:p>http://data.open-opinion.org/socia/data/Goal/母子・父子で避難している被災者へ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4];&quot;&gt;&quot;;[.$E$3];[.F424];[.$G$3])" office:value-type="string" office:string-value="INSERT DATA { &lt;http://data.open-opinion.org/socia/data/Goal/母子・父子で避難している被災者への支援を行う&gt; dct:dateSubmitted  “2013-09-30T14:00:00+09:00”^^xsd:dateTime }" calcext:value-type="string">
            <text:p>INSERT DATA { &lt;http://data.open-opinion.org/socia/data/Goal/母子・父子で避難している被災者への支援を行う&gt; dct:dateSubmitted <text:s/>“2013-09-30T14:00:00+09:00”^^xsd:dateTime }</text:p>
          </table:table-cell>
        </table:table-row>
        <table:table-row table:style-name="ro2">
          <table:table-cell table:style-name="ce7" office:value-type="string" calcext:value-type="string">
            <text:p>http://data.open-opinion.org/socia/data/Goal/子どもを被爆から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5];&quot;&gt;&quot;;[.$E$3];[.F425];[.$G$3])" office:value-type="string" office:string-value="INSERT DATA { &lt;http://data.open-opinion.org/socia/data/Goal/子どもを被爆から守る&gt; dct:dateSubmitted  “2013-09-30T14:00:00+09:00”^^xsd:dateTime }" calcext:value-type="string">
            <text:p>INSERT DATA { &lt;http://data.open-opinion.org/socia/data/Goal/子どもを被爆から守る&gt; dct:dateSubmitted <text:s/>“2013-09-30T14:00:00+09:00”^^xsd:dateTime }</text:p>
          </table:table-cell>
        </table:table-row>
        <table:table-row table:style-name="ro2">
          <table:table-cell table:style-name="ce7" office:value-type="string" calcext:value-type="string">
            <text:p>http://data.open-opinion.org/socia/data/Goal/福島県民を分断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6];&quot;&gt;&quot;;[.$E$3];[.F426];[.$G$3])" office:value-type="string" office:string-value="INSERT DATA { &lt;http://data.open-opinion.org/socia/data/Goal/福島県民を分断しない&gt; dct:dateSubmitted  “2013-09-30T14:00:00+09:00”^^xsd:dateTime }" calcext:value-type="string">
            <text:p>INSERT DATA { &lt;http://data.open-opinion.org/socia/data/Goal/福島県民を分断しない&gt; dct:dateSubmitted <text:s/>“2013-09-30T14:00:00+09:00”^^xsd:dateTime }</text:p>
          </table:table-cell>
        </table:table-row>
        <table:table-row table:style-name="ro2">
          <table:table-cell table:style-name="ce7" office:value-type="string" calcext:value-type="string">
            <text:p>http://data.open-opinion.org/socia/data/Goal/安定した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7];&quot;&gt;&quot;;[.$E$3];[.F427];[.$G$3])" office:value-type="string" office:string-value="INSERT DATA { &lt;http://data.open-opinion.org/socia/data/Goal/安定した支援を行う&gt; dct:dateSubmitted  “2013-09-30T14:00:00+09:00”^^xsd:dateTime }" calcext:value-type="string">
            <text:p>INSERT DATA { &lt;http://data.open-opinion.org/socia/data/Goal/安定した支援を行う&gt; dct:dateSubmitted <text:s/>“2013-09-30T14:00:00+09:00”^^xsd:dateTime }</text:p>
          </table:table-cell>
        </table:table-row>
        <table:table-row table:style-name="ro2">
          <table:table-cell table:style-name="ce7" office:value-type="string" calcext:value-type="string">
            <text:p>http://data.open-opinion.org/socia/data/Goal/風評被害から県民を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8];&quot;&gt;&quot;;[.$E$3];[.F428];[.$G$3])" office:value-type="string" office:string-value="INSERT DATA { &lt;http://data.open-opinion.org/socia/data/Goal/風評被害から県民を守る&gt; dct:dateSubmitted  “2013-09-30T14:00:00+09:00”^^xsd:dateTime }" calcext:value-type="string">
            <text:p>INSERT DATA { &lt;http://data.open-opinion.org/socia/data/Goal/風評被害から県民を守る&gt; dct:dateSubmitted <text:s/>“2013-09-30T14:00:00+09:00”^^xsd:dateTime }</text:p>
          </table:table-cell>
        </table:table-row>
        <table:table-row table:style-name="ro2">
          <table:table-cell table:style-name="ce7" office:value-type="string" calcext:value-type="string">
            <text:p>http://data.open-opinion.org/socia/data/Goal/福島への転入者を保護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29];&quot;&gt;&quot;;[.$E$3];[.F429];[.$G$3])" office:value-type="string" office:string-value="INSERT DATA { &lt;http://data.open-opinion.org/socia/data/Goal/福島への転入者を保護する&gt; dct:dateSubmitted  “2013-09-30T14:00:00+09:00”^^xsd:dateTime }" calcext:value-type="string">
            <text:p>INSERT DATA { &lt;http://data.open-opinion.org/socia/data/Goal/福島への転入者を保護する&gt; dct:dateSubmitted <text:s/>“2013-09-30T14:00:00+09:00”^^xsd:dateTime }</text:p>
          </table:table-cell>
        </table:table-row>
        <table:table-row table:style-name="ro2">
          <table:table-cell table:style-name="ce7" office:value-type="string" calcext:value-type="string">
            <text:p>http://data.open-opinion.org/socia/data/Goal/福島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0];&quot;&gt;&quot;;[.$E$3];[.F430];[.$G$3])" office:value-type="string" office:string-value="INSERT DATA { &lt;http://data.open-opinion.org/socia/data/Goal/福島の復興&gt; dct:dateSubmitted  “2013-09-30T14:00:00+09:00”^^xsd:dateTime }" calcext:value-type="string">
            <text:p>INSERT DATA { &lt;http://data.open-opinion.org/socia/data/Goal/福島の復興&gt; dct:dateSubmitted <text:s/>“2013-09-30T14:00:00+09:00”^^xsd:dateTime }</text:p>
          </table:table-cell>
        </table:table-row>
        <table:table-row table:style-name="ro2">
          <table:table-cell table:style-name="ce7" office:value-type="string" calcext:value-type="string">
            <text:p>http://data.open-opinion.org/socia/data/Goal/地域の生活と環境を回復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1];&quot;&gt;&quot;;[.$E$3];[.F431];[.$G$3])" office:value-type="string" office:string-value="INSERT DATA { &lt;http://data.open-opinion.org/socia/data/Goal/地域の生活と環境を回復する&gt; dct:dateSubmitted  “2013-09-30T14:00:00+09:00”^^xsd:dateTime }" calcext:value-type="string">
            <text:p>INSERT DATA { &lt;http://data.open-opinion.org/socia/data/Goal/地域の生活と環境を回復する&gt; dct:dateSubmitted <text:s/>“2013-09-30T14:00:00+09:00”^^xsd:dateTime }</text:p>
          </table:table-cell>
        </table:table-row>
        <table:table-row table:style-name="ro2">
          <table:table-cell table:style-name="ce7" office:value-type="string" calcext:value-type="string">
            <text:p>http://data.open-opinion.org/socia/data/Goal/これから生まれてくる被災者の子どもを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2];&quot;&gt;&quot;;[.$E$3];[.F432];[.$G$3])" office:value-type="string" office:string-value="INSERT DATA { &lt;http://data.open-opinion.org/socia/data/Goal/これから生まれてくる被災者の子どもを守る&gt; dct:dateSubmitted  “2013-09-30T14:00:00+09:00”^^xsd:dateTime }" calcext:value-type="string">
            <text:p>INSERT DATA { &lt;http://data.open-opinion.org/socia/data/Goal/これから生まれてくる被災者の子どもを守る&gt; dct:dateSubmitted <text:s/>“2013-09-30T14:00:00+09:00”^^xsd:dateTime }</text:p>
          </table:table-cell>
        </table:table-row>
        <table:table-row table:style-name="ro2">
          <table:table-cell table:style-name="ce7" office:value-type="string" calcext:value-type="string">
            <text:p>http://data.open-opinion.org/socia/data/Goal/法的に求償が困難あるいは不可能な損害に対する支援は具体的施策に盛り込ま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3];&quot;&gt;&quot;;[.$E$3];[.F433];[.$G$3])" office:value-type="string" office:string-value="INSERT DATA { &lt;http://data.open-opinion.org/socia/data/Goal/法的に求償が困難あるいは不可能な損害に対する支援は具体的施策に盛り込まない&gt; dct:dateSubmitted  “2013-09-30T14:00:00+09:00”^^xsd:dateTime }" calcext:value-type="string">
            <text:p>INSERT DATA { &lt;http://data.open-opinion.org/socia/data/Goal/法的に求償が困難あるいは不可能な損害に対する支援は具体的施策に盛り込まない&gt; dct:dateSubmitted <text:s/>“2013-09-30T14:00:00+09:00”^^xsd:dateTime }</text:p>
          </table:table-cell>
        </table:table-row>
        <table:table-row table:style-name="ro2">
          <table:table-cell table:style-name="ce7" office:value-type="string" calcext:value-type="string">
            <text:p>http://data.open-opinion.org/socia/data/Goal/除染に関する知識・技術に関する説明や研修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4];&quot;&gt;&quot;;[.$E$3];[.F434];[.$G$3])" office:value-type="string" office:string-value="INSERT DATA { &lt;http://data.open-opinion.org/socia/data/Goal/除染に関する知識・技術に関する説明や研修を行う&gt; dct:dateSubmitted  “2013-09-30T14:00:00+09:00”^^xsd:dateTime }" calcext:value-type="string">
            <text:p>INSERT DATA { &lt;http://data.open-opinion.org/socia/data/Goal/除染に関する知識・技術に関する説明や研修を行う&gt; dct:dateSubmitted <text:s/>“2013-09-30T14:00:00+09:00”^^xsd:dateTime }</text:p>
          </table:table-cell>
        </table:table-row>
        <table:table-row table:style-name="ro2">
          <table:table-cell table:style-name="ce7" office:value-type="string" calcext:value-type="string">
            <text:p>http://data.open-opinion.org/socia/data/Goal/「除染の日」制度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5];&quot;&gt;&quot;;[.$E$3];[.F435];[.$G$3])" office:value-type="string" office:string-value="INSERT DATA { &lt;http://data.open-opinion.org/socia/data/Goal/「除染の日」制度を作る&gt; dct:dateSubmitted  “2013-09-30T14:00:00+09:00”^^xsd:dateTime }" calcext:value-type="string">
            <text:p>INSERT DATA { &lt;http://data.open-opinion.org/socia/data/Goal/「除染の日」制度を作る&gt; dct:dateSubmitted <text:s/>“2013-09-30T14:00:00+09:00”^^xsd:dateTime }</text:p>
          </table:table-cell>
        </table:table-row>
        <table:table-row table:style-name="ro2">
          <table:table-cell table:style-name="ce7" office:value-type="string" calcext:value-type="string">
            <text:p>http://data.open-opinion.org/socia/data/Goal/全国的な支援を得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6];&quot;&gt;&quot;;[.$E$3];[.F436];[.$G$3])" office:value-type="string" office:string-value="INSERT DATA { &lt;http://data.open-opinion.org/socia/data/Goal/全国的な支援を得る&gt; dct:dateSubmitted  “2013-09-30T14:00:00+09:00”^^xsd:dateTime }" calcext:value-type="string">
            <text:p>INSERT DATA { &lt;http://data.open-opinion.org/socia/data/Goal/全国的な支援を得る&gt; dct:dateSubmitted <text:s/>“2013-09-30T14:00:00+09:00”^^xsd:dateTime }</text:p>
          </table:table-cell>
        </table:table-row>
        <table:table-row table:style-name="ro2">
          <table:table-cell table:style-name="ce7" office:value-type="string" calcext:value-type="string">
            <text:p>http://data.open-opinion.org/socia/data/Goal/放射能に対する正確な知識を国民に啓発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7];&quot;&gt;&quot;;[.$E$3];[.F437];[.$G$3])" office:value-type="string" office:string-value="INSERT DATA { &lt;http://data.open-opinion.org/socia/data/Goal/放射能に対する正確な知識を国民に啓発する&gt; dct:dateSubmitted  “2013-09-30T14:00:00+09:00”^^xsd:dateTime }" calcext:value-type="string">
            <text:p>INSERT DATA { &lt;http://data.open-opinion.org/socia/data/Goal/放射能に対する正確な知識を国民に啓発する&gt; dct:dateSubmitted <text:s/>“2013-09-30T14:00:00+09:00”^^xsd:dateTime }</text:p>
          </table:table-cell>
        </table:table-row>
        <table:table-row table:style-name="ro2">
          <table:table-cell table:style-name="ce7" office:value-type="string" calcext:value-type="string">
            <text:p>http://data.open-opinion.org/socia/data/Goal/医療や商店の整った地域に帰還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8];&quot;&gt;&quot;;[.$E$3];[.F438];[.$G$3])" office:value-type="string" office:string-value="INSERT DATA { &lt;http://data.open-opinion.org/socia/data/Goal/医療や商店の整った地域に帰還する&gt; dct:dateSubmitted  “2013-09-30T14:00:00+09:00”^^xsd:dateTime }" calcext:value-type="string">
            <text:p>INSERT DATA { &lt;http://data.open-opinion.org/socia/data/Goal/医療や商店の整った地域に帰還する&gt; dct:dateSubmitted <text:s/>“2013-09-30T14:00:00+09:00”^^xsd:dateTime }</text:p>
          </table:table-cell>
        </table:table-row>
        <table:table-row table:style-name="ro2">
          <table:table-cell table:style-name="ce7" office:value-type="string" calcext:value-type="string">
            <text:p>http://data.open-opinion.org/socia/data/Goal/住民が帰還した地域に出店・開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39];&quot;&gt;&quot;;[.$E$3];[.F439];[.$G$3])" office:value-type="string" office:string-value="INSERT DATA { &lt;http://data.open-opinion.org/socia/data/Goal/住民が帰還した地域に出店・開業する&gt; dct:dateSubmitted  “2013-09-30T14:00:00+09:00”^^xsd:dateTime }" calcext:value-type="string">
            <text:p>INSERT DATA { &lt;http://data.open-opinion.org/socia/data/Goal/住民が帰還した地域に出店・開業する&gt; dct:dateSubmitted <text:s/>“2013-09-30T14:00:00+09:00”^^xsd:dateTime }</text:p>
          </table:table-cell>
        </table:table-row>
        <table:table-row table:style-name="ro2">
          <table:table-cell table:style-name="ce7" office:value-type="string" calcext:value-type="string">
            <text:p>http://data.open-opinion.org/socia/data/Goal/帰還可能地域での事業再開や新規進出に対する資金援助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0];&quot;&gt;&quot;;[.$E$3];[.F440];[.$G$3])" office:value-type="string" office:string-value="INSERT DATA { &lt;http://data.open-opinion.org/socia/data/Goal/帰還可能地域での事業再開や新規進出に対する資金援助を行う&gt; dct:dateSubmitted  “2013-09-30T14:00:00+09:00”^^xsd:dateTime }" calcext:value-type="string">
            <text:p>INSERT DATA { &lt;http://data.open-opinion.org/socia/data/Goal/帰還可能地域での事業再開や新規進出に対する資金援助を行う&gt; dct:dateSubmitted <text:s/>“2013-09-30T14:00:00+09:00”^^xsd:dateTime }</text:p>
          </table:table-cell>
        </table:table-row>
        <table:table-row table:style-name="ro2">
          <table:table-cell table:style-name="ce7" office:value-type="string" calcext:value-type="string">
            <text:p>http://data.open-opinion.org/socia/data/Goal/放射線量が上昇した地域で生活を継続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1];&quot;&gt;&quot;;[.$E$3];[.F441];[.$G$3])" office:value-type="string" office:string-value="INSERT DATA { &lt;http://data.open-opinion.org/socia/data/Goal/放射線量が上昇した地域で生活を継続する&gt; dct:dateSubmitted  “2013-09-30T14:00:00+09:00”^^xsd:dateTime }" calcext:value-type="string">
            <text:p>INSERT DATA { &lt;http://data.open-opinion.org/socia/data/Goal/放射線量が上昇した地域で生活を継続する&gt; dct:dateSubmitted <text:s/>“2013-09-30T14:00:00+09:00”^^xsd:dateTime }</text:p>
          </table:table-cell>
        </table:table-row>
        <table:table-row table:style-name="ro2">
          <table:table-cell table:style-name="ce7" office:value-type="string" calcext:value-type="string">
            <text:p>http://data.open-opinion.org/socia/data/Goal/住民それぞれが適切な放射線防護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2];&quot;&gt;&quot;;[.$E$3];[.F442];[.$G$3])" office:value-type="string" office:string-value="INSERT DATA { &lt;http://data.open-opinion.org/socia/data/Goal/住民それぞれが適切な放射線防護を行う&gt; dct:dateSubmitted  “2013-09-30T14:00:00+09:00”^^xsd:dateTime }" calcext:value-type="string">
            <text:p>INSERT DATA { &lt;http://data.open-opinion.org/socia/data/Goal/住民それぞれが適切な放射線防護を行う&gt; dct:dateSubmitted <text:s/>“2013-09-30T14:00:00+09:00”^^xsd:dateTime }</text:p>
          </table:table-cell>
        </table:table-row>
        <table:table-row table:style-name="ro2">
          <table:table-cell table:style-name="ce7" office:value-type="string" calcext:value-type="string">
            <text:p>http://data.open-opinion.org/socia/data/Goal/空間線量等の情報公開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3];&quot;&gt;&quot;;[.$E$3];[.F443];[.$G$3])" office:value-type="string" office:string-value="INSERT DATA { &lt;http://data.open-opinion.org/socia/data/Goal/空間線量等の情報公開を行う&gt; dct:dateSubmitted  “2013-09-30T14:00:00+09:00”^^xsd:dateTime }" calcext:value-type="string">
            <text:p>INSERT DATA { &lt;http://data.open-opinion.org/socia/data/Goal/空間線量等の情報公開を行う&gt; dct:dateSubmitted <text:s/>“2013-09-30T14:00:00+09:00”^^xsd:dateTime }</text:p>
          </table:table-cell>
        </table:table-row>
        <table:table-row table:style-name="ro2">
          <table:table-cell table:style-name="ce7" office:value-type="string" calcext:value-type="string">
            <text:p>http://data.open-opinion.org/socia/data/Goal/精密な線量調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4];&quot;&gt;&quot;;[.$E$3];[.F444];[.$G$3])" office:value-type="string" office:string-value="INSERT DATA { &lt;http://data.open-opinion.org/socia/data/Goal/精密な線量調査を行う&gt; dct:dateSubmitted  “2013-09-30T14:00:00+09:00”^^xsd:dateTime }" calcext:value-type="string">
            <text:p>INSERT DATA { &lt;http://data.open-opinion.org/socia/data/Goal/精密な線量調査を行う&gt; dct:dateSubmitted <text:s/>“2013-09-30T14:00:00+09:00”^^xsd:dateTime }</text:p>
          </table:table-cell>
        </table:table-row>
        <table:table-row table:style-name="ro2">
          <table:table-cell table:style-name="ce7" office:value-type="string" calcext:value-type="string">
            <text:p>http://data.open-opinion.org/socia/data/Goal/内部被ばくを回避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5];&quot;&gt;&quot;;[.$E$3];[.F445];[.$G$3])" office:value-type="string" office:string-value="INSERT DATA { &lt;http://data.open-opinion.org/socia/data/Goal/内部被ばくを回避する&gt; dct:dateSubmitted  “2013-09-30T14:00:00+09:00”^^xsd:dateTime }" calcext:value-type="string">
            <text:p>INSERT DATA { &lt;http://data.open-opinion.org/socia/data/Goal/内部被ばくを回避する&gt; dct:dateSubmitted <text:s/>“2013-09-30T14:00:00+09:00”^^xsd:dateTime }</text:p>
          </table:table-cell>
        </table:table-row>
        <table:table-row table:style-name="ro2">
          <table:table-cell table:style-name="ce7" office:value-type="string" calcext:value-type="string">
            <text:p>http://data.open-opinion.org/socia/data/Goal/自己の外部被ばくの状況を正しく把握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6];&quot;&gt;&quot;;[.$E$3];[.F446];[.$G$3])" office:value-type="string" office:string-value="INSERT DATA { &lt;http://data.open-opinion.org/socia/data/Goal/自己の外部被ばくの状況を正しく把握する&gt; dct:dateSubmitted  “2013-09-30T14:00:00+09:00”^^xsd:dateTime }" calcext:value-type="string">
            <text:p>INSERT DATA { &lt;http://data.open-opinion.org/socia/data/Goal/自己の外部被ばくの状況を正しく把握する&gt; dct:dateSubmitted <text:s/>“2013-09-30T14:00:00+09:00”^^xsd:dateTime }</text:p>
          </table:table-cell>
        </table:table-row>
        <table:table-row table:style-name="ro2">
          <table:table-cell table:style-name="ce7" office:value-type="string" calcext:value-type="string">
            <text:p>http://data.open-opinion.org/socia/data/Goal/ガイガーカウンターやガラスバッジを配布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7];&quot;&gt;&quot;;[.$E$3];[.F447];[.$G$3])" office:value-type="string" office:string-value="INSERT DATA { &lt;http://data.open-opinion.org/socia/data/Goal/ガイガーカウンターやガラスバッジを配布する&gt; dct:dateSubmitted  “2013-09-30T14:00:00+09:00”^^xsd:dateTime }" calcext:value-type="string">
            <text:p>INSERT DATA { &lt;http://data.open-opinion.org/socia/data/Goal/ガイガーカウンターやガラスバッジを配布する&gt; dct:dateSubmitted <text:s/>“2013-09-30T14:00:00+09:00”^^xsd:dateTime }</text:p>
          </table:table-cell>
        </table:table-row>
        <table:table-row table:style-name="ro2">
          <table:table-cell table:style-name="ce7" office:value-type="string" calcext:value-type="string">
            <text:p>http://data.open-opinion.org/socia/data/Goal/ガイガーカウンターの無料校正機関を各地に広く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8];&quot;&gt;&quot;;[.$E$3];[.F448];[.$G$3])" office:value-type="string" office:string-value="INSERT DATA { &lt;http://data.open-opinion.org/socia/data/Goal/ガイガーカウンターの無料校正機関を各地に広く設置する&gt; dct:dateSubmitted  “2013-09-30T14:00:00+09:00”^^xsd:dateTime }" calcext:value-type="string">
            <text:p>INSERT DATA { &lt;http://data.open-opinion.org/socia/data/Goal/ガイガーカウンターの無料校正機関を各地に広く設置する&gt; dct:dateSubmitted <text:s/>“2013-09-30T14:00:00+09:00”^^xsd:dateTime }</text:p>
          </table:table-cell>
        </table:table-row>
        <table:table-row table:style-name="ro2">
          <table:table-cell table:style-name="ce7" office:value-type="string" calcext:value-type="string">
            <text:p>http://data.open-opinion.org/socia/data/Goal/ガラスバッジを改良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49];&quot;&gt;&quot;;[.$E$3];[.F449];[.$G$3])" office:value-type="string" office:string-value="INSERT DATA { &lt;http://data.open-opinion.org/socia/data/Goal/ガラスバッジを改良する&gt; dct:dateSubmitted  “2013-09-30T14:00:00+09:00”^^xsd:dateTime }" calcext:value-type="string">
            <text:p>INSERT DATA { &lt;http://data.open-opinion.org/socia/data/Goal/ガラスバッジを改良する&gt; dct:dateSubmitted <text:s/>“2013-09-30T14:00:00+09:00”^^xsd:dateTime }</text:p>
          </table:table-cell>
        </table:table-row>
        <table:table-row table:style-name="ro2">
          <table:table-cell table:style-name="ce7" office:value-type="string" calcext:value-type="string">
            <text:p>http://data.open-opinion.org/socia/data/Goal/飲食品の放射性物質含有量検査等の情報提供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0];&quot;&gt;&quot;;[.$E$3];[.F450];[.$G$3])" office:value-type="string" office:string-value="INSERT DATA { &lt;http://data.open-opinion.org/socia/data/Goal/飲食品の放射性物質含有量検査等の情報提供を行う&gt; dct:dateSubmitted  “2013-09-30T14:00:00+09:00”^^xsd:dateTime }" calcext:value-type="string">
            <text:p>INSERT DATA { &lt;http://data.open-opinion.org/socia/data/Goal/飲食品の放射性物質含有量検査等の情報提供を行う&gt; dct:dateSubmitted <text:s/>“2013-09-30T14:00:00+09:00”^^xsd:dateTime }</text:p>
          </table:table-cell>
        </table:table-row>
        <table:table-row table:style-name="ro2">
          <table:table-cell table:style-name="ce7" office:value-type="string" calcext:value-type="string">
            <text:p>http://data.open-opinion.org/socia/data/Goal/全国の産品の放射性物質含有量検査結果を誰でも検索でき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1];&quot;&gt;&quot;;[.$E$3];[.F451];[.$G$3])" office:value-type="string" office:string-value="INSERT DATA { &lt;http://data.open-opinion.org/socia/data/Goal/全国の産品の放射性物質含有量検査結果を誰でも検索できるようにする&gt; dct:dateSubmitted  “2013-09-30T14:00:00+09:00”^^xsd:dateTime }" calcext:value-type="string">
            <text:p>INSERT DATA { &lt;http://data.open-opinion.org/socia/data/Goal/全国の産品の放射性物質含有量検査結果を誰でも検索できるようにする&gt; dct:dateSubmitted <text:s/>“2013-09-30T14:00:00+09:00”^^xsd:dateTime }</text:p>
          </table:table-cell>
        </table:table-row>
        <table:table-row table:style-name="ro2">
          <table:table-cell table:style-name="ce7" office:value-type="string" calcext:value-type="string">
            <text:p>http://data.open-opinion.org/socia/data/Goal/福島県だけでなく、全国の産品の放射性物質含有量検査の全量・全袋検査を実施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2];&quot;&gt;&quot;;[.$E$3];[.F452];[.$G$3])" office:value-type="string" office:string-value="INSERT DATA { &lt;http://data.open-opinion.org/socia/data/Goal/福島県だけでなく、全国の産品の放射性物質含有量検査の全量・全袋検査を実施する&gt; dct:dateSubmitted  “2013-09-30T14:00:00+09:00”^^xsd:dateTime }" calcext:value-type="string">
            <text:p>INSERT DATA { &lt;http://data.open-opinion.org/socia/data/Goal/福島県だけでなく、全国の産品の放射性物質含有量検査の全量・全袋検査を実施する&gt; dct:dateSubmitted <text:s/>“2013-09-30T14:00:00+09:00”^^xsd:dateTime }</text:p>
          </table:table-cell>
        </table:table-row>
        <table:table-row table:style-name="ro2">
          <table:table-cell table:style-name="ce7" office:value-type="string" calcext:value-type="string">
            <text:p>http://data.open-opinion.org/socia/data/Goal/放射性物質含有量が、消費者が購入する場面で簡単に確認でき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3];&quot;&gt;&quot;;[.$E$3];[.F453];[.$G$3])" office:value-type="string" office:string-value="INSERT DATA { &lt;http://data.open-opinion.org/socia/data/Goal/放射性物質含有量が、消費者が購入する場面で簡単に確認できるようにする&gt; dct:dateSubmitted  “2013-09-30T14:00:00+09:00”^^xsd:dateTime }" calcext:value-type="string">
            <text:p>INSERT DATA { &lt;http://data.open-opinion.org/socia/data/Goal/放射性物質含有量が、消費者が購入する場面で簡単に確認できるようにする&gt; dct:dateSubmitted <text:s/>“2013-09-30T14:00:00+09:00”^^xsd:dateTime }</text:p>
          </table:table-cell>
        </table:table-row>
        <table:table-row table:style-name="ro2">
          <table:table-cell table:style-name="ce7" office:value-type="string" calcext:value-type="string">
            <text:p>http://data.open-opinion.org/socia/data/Goal/支援対象地域内に子どものための屋内施設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4];&quot;&gt;&quot;;[.$E$3];[.F454];[.$G$3])" office:value-type="string" office:string-value="INSERT DATA { &lt;http://data.open-opinion.org/socia/data/Goal/支援対象地域内に子どものための屋内施設を確保する&gt; dct:dateSubmitted  “2013-09-30T14:00:00+09:00”^^xsd:dateTime }" calcext:value-type="string">
            <text:p>INSERT DATA { &lt;http://data.open-opinion.org/socia/data/Goal/支援対象地域内に子どものための屋内施設を確保する&gt; dct:dateSubmitted <text:s/>“2013-09-30T14:00:00+09:00”^^xsd:dateTime }</text:p>
          </table:table-cell>
        </table:table-row>
        <table:table-row table:style-name="ro2">
          <table:table-cell table:style-name="ce7" office:value-type="string" calcext:value-type="string">
            <text:p>http://data.open-opinion.org/socia/data/Goal/子どもの発育権を保障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5];&quot;&gt;&quot;;[.$E$3];[.F455];[.$G$3])" office:value-type="string" office:string-value="INSERT DATA { &lt;http://data.open-opinion.org/socia/data/Goal/子どもの発育権を保障する&gt; dct:dateSubmitted  “2013-09-30T14:00:00+09:00”^^xsd:dateTime }" calcext:value-type="string">
            <text:p>INSERT DATA { &lt;http://data.open-opinion.org/socia/data/Goal/子どもの発育権を保障する&gt; dct:dateSubmitted <text:s/>“2013-09-30T14:00:00+09:00”^^xsd:dateTime }</text:p>
          </table:table-cell>
        </table:table-row>
        <table:table-row table:style-name="ro2">
          <table:table-cell table:style-name="ce7" office:value-type="string" calcext:value-type="string">
            <text:p>http://data.open-opinion.org/socia/data/Goal/総合子ども施設を新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6];&quot;&gt;&quot;;[.$E$3];[.F456];[.$G$3])" office:value-type="string" office:string-value="INSERT DATA { &lt;http://data.open-opinion.org/socia/data/Goal/総合子ども施設を新設する&gt; dct:dateSubmitted  “2013-09-30T14:00:00+09:00”^^xsd:dateTime }" calcext:value-type="string">
            <text:p>INSERT DATA { &lt;http://data.open-opinion.org/socia/data/Goal/総合子ども施設を新設する&gt; dct:dateSubmitted <text:s/>“2013-09-30T14:00:00+09:00”^^xsd:dateTime }</text:p>
          </table:table-cell>
        </table:table-row>
        <table:table-row table:style-name="ro2">
          <table:table-cell table:style-name="ce7" office:value-type="string" calcext:value-type="string">
            <text:p>http://data.open-opinion.org/socia/data/Goal/民間の体育館や遊園地を子ども・被災者支援施設として一般無料開放できるよう助成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7];&quot;&gt;&quot;;[.$E$3];[.F457];[.$G$3])" office:value-type="string" office:string-value="INSERT DATA { &lt;http://data.open-opinion.org/socia/data/Goal/民間の体育館や遊園地を子ども・被災者支援施設として一般無料開放できるよう助成する&gt; dct:dateSubmitted  “2013-09-30T14:00:00+09:00”^^xsd:dateTime }" calcext:value-type="string">
            <text:p>INSERT DATA { &lt;http://data.open-opinion.org/socia/data/Goal/民間の体育館や遊園地を子ども・被災者支援施設として一般無料開放できるよう助成する&gt; dct:dateSubmitted <text:s/>“2013-09-30T14:00:00+09:00”^^xsd:dateTime }</text:p>
          </table:table-cell>
        </table:table-row>
        <table:table-row table:style-name="ro2">
          <table:table-cell table:style-name="ce7" office:value-type="string" calcext:value-type="string">
            <text:p>http://data.open-opinion.org/socia/data/Goal/週末避難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8];&quot;&gt;&quot;;[.$E$3];[.F458];[.$G$3])" office:value-type="string" office:string-value="INSERT DATA { &lt;http://data.open-opinion.org/socia/data/Goal/週末避難の支援を行う&gt; dct:dateSubmitted  “2013-09-30T14:00:00+09:00”^^xsd:dateTime }" calcext:value-type="string">
            <text:p>INSERT DATA { &lt;http://data.open-opinion.org/socia/data/Goal/週末避難の支援を行う&gt; dct:dateSubmitted <text:s/>“2013-09-30T14:00:00+09:00”^^xsd:dateTime }</text:p>
          </table:table-cell>
        </table:table-row>
        <table:table-row table:style-name="ro2">
          <table:table-cell table:style-name="ce7" office:value-type="string" calcext:value-type="string">
            <text:p>http://data.open-opinion.org/socia/data/Goal/週末避難のための交通費の負担軽減</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59];&quot;&gt;&quot;;[.$E$3];[.F459];[.$G$3])" office:value-type="string" office:string-value="INSERT DATA { &lt;http://data.open-opinion.org/socia/data/Goal/週末避難のための交通費の負担軽減&gt; dct:dateSubmitted  “2013-09-30T14:00:00+09:00”^^xsd:dateTime }" calcext:value-type="string">
            <text:p>INSERT DATA { &lt;http://data.open-opinion.org/socia/data/Goal/週末避難のための交通費の負担軽減&gt; dct:dateSubmitted <text:s/>“2013-09-30T14:00:00+09:00”^^xsd:dateTime }</text:p>
          </table:table-cell>
        </table:table-row>
        <table:table-row table:style-name="ro2">
          <table:table-cell table:style-name="ce7" office:value-type="string" calcext:value-type="string">
            <text:p>http://data.open-opinion.org/socia/data/Goal/国営・公営施設の利用負担軽減</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0];&quot;&gt;&quot;;[.$E$3];[.F460];[.$G$3])" office:value-type="string" office:string-value="INSERT DATA { &lt;http://data.open-opinion.org/socia/data/Goal/国営・公営施設の利用負担軽減&gt; dct:dateSubmitted  “2013-09-30T14:00:00+09:00”^^xsd:dateTime }" calcext:value-type="string">
            <text:p>INSERT DATA { &lt;http://data.open-opinion.org/socia/data/Goal/国営・公営施設の利用負担軽減&gt; dct:dateSubmitted <text:s/>“2013-09-30T14:00:00+09:00”^^xsd:dateTime }</text:p>
          </table:table-cell>
        </table:table-row>
        <table:table-row table:style-name="ro2">
          <table:table-cell table:style-name="ce7" office:value-type="string" calcext:value-type="string">
            <text:p>http://data.open-opinion.org/socia/data/Goal/保養地に置いて外部被ばく検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1];&quot;&gt;&quot;;[.$E$3];[.F461];[.$G$3])" office:value-type="string" office:string-value="INSERT DATA { &lt;http://data.open-opinion.org/socia/data/Goal/保養地に置いて外部被ばく検査を行う&gt; dct:dateSubmitted  “2013-09-30T14:00:00+09:00”^^xsd:dateTime }" calcext:value-type="string">
            <text:p>INSERT DATA { &lt;http://data.open-opinion.org/socia/data/Goal/保養地に置いて外部被ばく検査を行う&gt; dct:dateSubmitted <text:s/>“2013-09-30T14:00:00+09:00”^^xsd:dateTime }</text:p>
          </table:table-cell>
        </table:table-row>
        <table:table-row table:style-name="ro2">
          <table:table-cell table:style-name="ce7" office:value-type="string" calcext:value-type="string">
            <text:p>http://data.open-opinion.org/socia/data/Goal/子どもの親に保養休暇制度を創設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2];&quot;&gt;&quot;;[.$E$3];[.F462];[.$G$3])" office:value-type="string" office:string-value="INSERT DATA { &lt;http://data.open-opinion.org/socia/data/Goal/子どもの親に保養休暇制度を創設する&gt; dct:dateSubmitted  “2013-09-30T14:00:00+09:00”^^xsd:dateTime }" calcext:value-type="string">
            <text:p>INSERT DATA { &lt;http://data.open-opinion.org/socia/data/Goal/子どもの親に保養休暇制度を創設する&gt; dct:dateSubmitted <text:s/>“2013-09-30T14:00:00+09:00”^^xsd:dateTime }</text:p>
          </table:table-cell>
        </table:table-row>
        <table:table-row table:style-name="ro2">
          <table:table-cell table:style-name="ce7" office:value-type="string" calcext:value-type="string">
            <text:p>http://data.open-opinion.org/socia/data/Goal/放射線量の低い地域での体験活動の充実</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3];&quot;&gt;&quot;;[.$E$3];[.F463];[.$G$3])" office:value-type="string" office:string-value="INSERT DATA { &lt;http://data.open-opinion.org/socia/data/Goal/放射線量の低い地域での体験活動の充実&gt; dct:dateSubmitted  “2013-09-30T14:00:00+09:00”^^xsd:dateTime }" calcext:value-type="string">
            <text:p>INSERT DATA { &lt;http://data.open-opinion.org/socia/data/Goal/放射線量の低い地域での体験活動の充実&gt; dct:dateSubmitted <text:s/>“2013-09-30T14:00:00+09:00”^^xsd:dateTime }</text:p>
          </table:table-cell>
        </table:table-row>
        <table:table-row table:style-name="ro2">
          <table:table-cell table:style-name="ce7" office:value-type="string" calcext:value-type="string">
            <text:p>http://data.open-opinion.org/socia/data/Goal/子どもに屋外での活動を体験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4];&quot;&gt;&quot;;[.$E$3];[.F464];[.$G$3])" office:value-type="string" office:string-value="INSERT DATA { &lt;http://data.open-opinion.org/socia/data/Goal/子どもに屋外での活動を体験させる&gt; dct:dateSubmitted  “2013-09-30T14:00:00+09:00”^^xsd:dateTime }" calcext:value-type="string">
            <text:p>INSERT DATA { &lt;http://data.open-opinion.org/socia/data/Goal/子どもに屋外での活動を体験させる&gt; dct:dateSubmitted <text:s/>“2013-09-30T14:00:00+09:00”^^xsd:dateTime }</text:p>
          </table:table-cell>
        </table:table-row>
        <table:table-row table:style-name="ro2">
          <table:table-cell table:style-name="ce7" office:value-type="string" calcext:value-type="string">
            <text:p>http://data.open-opinion.org/socia/data/Goal/部活動合宿などを放射線量の低い地域で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5];&quot;&gt;&quot;;[.$E$3];[.F465];[.$G$3])" office:value-type="string" office:string-value="INSERT DATA { &lt;http://data.open-opinion.org/socia/data/Goal/部活動合宿などを放射線量の低い地域で行う&gt; dct:dateSubmitted  “2013-09-30T14:00:00+09:00”^^xsd:dateTime }" calcext:value-type="string">
            <text:p>INSERT DATA { &lt;http://data.open-opinion.org/socia/data/Goal/部活動合宿などを放射線量の低い地域で行う&gt; dct:dateSubmitted <text:s/>“2013-09-30T14:00:00+09:00”^^xsd:dateTime }</text:p>
          </table:table-cell>
        </table:table-row>
        <table:table-row table:style-name="ro2">
          <table:table-cell table:style-name="ce7" office:value-type="string" calcext:value-type="string">
            <text:p>http://data.open-opinion.org/socia/data/Goal/子どもを安全な場所で遊ば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6];&quot;&gt;&quot;;[.$E$3];[.F466];[.$G$3])" office:value-type="string" office:string-value="INSERT DATA { &lt;http://data.open-opinion.org/socia/data/Goal/子どもを安全な場所で遊ばせる&gt; dct:dateSubmitted  “2013-09-30T14:00:00+09:00”^^xsd:dateTime }" calcext:value-type="string">
            <text:p>INSERT DATA { &lt;http://data.open-opinion.org/socia/data/Goal/子どもを安全な場所で遊ばせる&gt; dct:dateSubmitted <text:s/>“2013-09-30T14:00:00+09:00”^^xsd:dateTime }</text:p>
          </table:table-cell>
        </table:table-row>
        <table:table-row table:style-name="ro2">
          <table:table-cell table:style-name="ce7" office:value-type="string" calcext:value-type="string">
            <text:p>http://data.open-opinion.org/socia/data/Goal/週末だけでも放射線量の低い地域ですごした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7];&quot;&gt;&quot;;[.$E$3];[.F467];[.$G$3])" office:value-type="string" office:string-value="INSERT DATA { &lt;http://data.open-opinion.org/socia/data/Goal/週末だけでも放射線量の低い地域ですごしたい&gt; dct:dateSubmitted  “2013-09-30T14:00:00+09:00”^^xsd:dateTime }" calcext:value-type="string">
            <text:p>INSERT DATA { &lt;http://data.open-opinion.org/socia/data/Goal/週末だけでも放射線量の低い地域ですごしたい&gt; dct:dateSubmitted <text:s/>“2013-09-30T14:00:00+09:00”^^xsd:dateTime }</text:p>
          </table:table-cell>
        </table:table-row>
        <table:table-row table:style-name="ro2">
          <table:table-cell table:style-name="ce7" office:value-type="string" calcext:value-type="string">
            <text:p>http://data.open-opinion.org/socia/data/Goal/支援対象住民が移動する際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8];&quot;&gt;&quot;;[.$E$3];[.F468];[.$G$3])" office:value-type="string" office:string-value="INSERT DATA { &lt;http://data.open-opinion.org/socia/data/Goal/支援対象住民が移動する際の支援を行う&gt; dct:dateSubmitted  “2013-09-30T14:00:00+09:00”^^xsd:dateTime }" calcext:value-type="string">
            <text:p>INSERT DATA { &lt;http://data.open-opinion.org/socia/data/Goal/支援対象住民が移動する際の支援を行う&gt; dct:dateSubmitted <text:s/>“2013-09-30T14:00:00+09:00”^^xsd:dateTime }</text:p>
          </table:table-cell>
        </table:table-row>
        <table:table-row table:style-name="ro2">
          <table:table-cell table:style-name="ce7" office:value-type="string" calcext:value-type="string">
            <text:p>http://data.open-opinion.org/socia/data/Goal/被災者の雇用確保に復興予算を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69];&quot;&gt;&quot;;[.$E$3];[.F469];[.$G$3])" office:value-type="string" office:string-value="INSERT DATA { &lt;http://data.open-opinion.org/socia/data/Goal/被災者の雇用確保に復興予算を使う&gt; dct:dateSubmitted  “2013-09-30T14:00:00+09:00”^^xsd:dateTime }" calcext:value-type="string">
            <text:p>INSERT DATA { &lt;http://data.open-opinion.org/socia/data/Goal/被災者の雇用確保に復興予算を使う&gt; dct:dateSubmitted <text:s/>“2013-09-30T14:00:00+09:00”^^xsd:dateTime }</text:p>
          </table:table-cell>
        </table:table-row>
        <table:table-row table:style-name="ro2">
          <table:table-cell table:style-name="ce7" office:value-type="string" calcext:value-type="string">
            <text:p>http://data.open-opinion.org/socia/data/Goal/震災等緊急雇用対応事業に被災者以外も対象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0];&quot;&gt;&quot;;[.$E$3];[.F470];[.$G$3])" office:value-type="string" office:string-value="INSERT DATA { &lt;http://data.open-opinion.org/socia/data/Goal/震災等緊急雇用対応事業に被災者以外も対象とする&gt; dct:dateSubmitted  “2013-09-30T14:00:00+09:00”^^xsd:dateTime }" calcext:value-type="string">
            <text:p>INSERT DATA { &lt;http://data.open-opinion.org/socia/data/Goal/震災等緊急雇用対応事業に被災者以外も対象とする&gt; dct:dateSubmitted <text:s/>“2013-09-30T14:00:00+09:00”^^xsd:dateTime }</text:p>
          </table:table-cell>
        </table:table-row>
        <table:table-row table:style-name="ro2">
          <table:table-cell table:style-name="ce7" office:value-type="string" calcext:value-type="string">
            <text:p>http://data.open-opinion.org/socia/data/Goal/配分された予算を消費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1];&quot;&gt;&quot;;[.$E$3];[.F471];[.$G$3])" office:value-type="string" office:string-value="INSERT DATA { &lt;http://data.open-opinion.org/socia/data/Goal/配分された予算を消費する&gt; dct:dateSubmitted  “2013-09-30T14:00:00+09:00”^^xsd:dateTime }" calcext:value-type="string">
            <text:p>INSERT DATA { &lt;http://data.open-opinion.org/socia/data/Goal/配分された予算を消費する&gt; dct:dateSubmitted <text:s/>“2013-09-30T14:00:00+09:00”^^xsd:dateTime }</text:p>
          </table:table-cell>
        </table:table-row>
        <table:table-row table:style-name="ro2">
          <table:table-cell table:style-name="ce7" office:value-type="string" calcext:value-type="string">
            <text:p>http://data.open-opinion.org/socia/data/Goal/各県に震災等緊急雇用対策事業の予算を配分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2];&quot;&gt;&quot;;[.$E$3];[.F472];[.$G$3])" office:value-type="string" office:string-value="INSERT DATA { &lt;http://data.open-opinion.org/socia/data/Goal/各県に震災等緊急雇用対策事業の予算を配分する&gt; dct:dateSubmitted  “2013-09-30T14:00:00+09:00”^^xsd:dateTime }" calcext:value-type="string">
            <text:p>INSERT DATA { &lt;http://data.open-opinion.org/socia/data/Goal/各県に震災等緊急雇用対策事業の予算を配分する&gt; dct:dateSubmitted <text:s/>“2013-09-30T14:00:00+09:00”^^xsd:dateTime }</text:p>
          </table:table-cell>
        </table:table-row>
        <table:table-row table:style-name="ro2">
          <table:table-cell table:style-name="ce7" office:value-type="string" calcext:value-type="string">
            <text:p>http://data.open-opinion.org/socia/data/Goal/香川県内で就職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3];&quot;&gt;&quot;;[.$E$3];[.F473];[.$G$3])" office:value-type="string" office:string-value="INSERT DATA { &lt;http://data.open-opinion.org/socia/data/Goal/香川県内で就職する&gt; dct:dateSubmitted  “2013-09-30T14:00:00+09:00”^^xsd:dateTime }" calcext:value-type="string">
            <text:p>INSERT DATA { &lt;http://data.open-opinion.org/socia/data/Goal/香川県内で就職する&gt; dct:dateSubmitted <text:s/>“2013-09-30T14:00:00+09:00”^^xsd:dateTime }</text:p>
          </table:table-cell>
        </table:table-row>
        <table:table-row table:style-name="ro2">
          <table:table-cell table:style-name="ce7" office:value-type="string" calcext:value-type="string">
            <text:p>http://data.open-opinion.org/socia/data/Goal/支援対象者の移動・帰還の選択の自由を保障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4];&quot;&gt;&quot;;[.$E$3];[.F474];[.$G$3])" office:value-type="string" office:string-value="INSERT DATA { &lt;http://data.open-opinion.org/socia/data/Goal/支援対象者の移動・帰還の選択の自由を保障する&gt; dct:dateSubmitted  “2013-09-30T14:00:00+09:00”^^xsd:dateTime }" calcext:value-type="string">
            <text:p>INSERT DATA { &lt;http://data.open-opinion.org/socia/data/Goal/支援対象者の移動・帰還の選択の自由を保障する&gt; dct:dateSubmitted <text:s/>“2013-09-30T14:00:00+09:00”^^xsd:dateTime }</text:p>
          </table:table-cell>
        </table:table-row>
        <table:table-row table:style-name="ro2">
          <table:table-cell table:style-name="ce7" office:value-type="string" calcext:value-type="string">
            <text:p>http://data.open-opinion.org/socia/data/Goal/避難先の地方公共団体による支援を統一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5];&quot;&gt;&quot;;[.$E$3];[.F475];[.$G$3])" office:value-type="string" office:string-value="INSERT DATA { &lt;http://data.open-opinion.org/socia/data/Goal/避難先の地方公共団体による支援を統一する&gt; dct:dateSubmitted  “2013-09-30T14:00:00+09:00”^^xsd:dateTime }" calcext:value-type="string">
            <text:p>INSERT DATA { &lt;http://data.open-opinion.org/socia/data/Goal/避難先の地方公共団体による支援を統一する&gt; dct:dateSubmitted <text:s/>“2013-09-30T14:00:00+09:00”^^xsd:dateTime }</text:p>
          </table:table-cell>
        </table:table-row>
        <table:table-row table:style-name="ro2">
          <table:table-cell table:style-name="ce7" office:value-type="string" calcext:value-type="string">
            <text:p>http://data.open-opinion.org/socia/data/Goal/支援法具体化の委員会を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6];&quot;&gt;&quot;;[.$E$3];[.F476];[.$G$3])" office:value-type="string" office:string-value="INSERT DATA { &lt;http://data.open-opinion.org/socia/data/Goal/支援法具体化の委員会を設置する&gt; dct:dateSubmitted  “2013-09-30T14:00:00+09:00”^^xsd:dateTime }" calcext:value-type="string">
            <text:p>INSERT DATA { &lt;http://data.open-opinion.org/socia/data/Goal/支援法具体化の委員会を設置する&gt; dct:dateSubmitted <text:s/>“2013-09-30T14:00:00+09:00”^^xsd:dateTime }</text:p>
          </table:table-cell>
        </table:table-row>
        <table:table-row table:style-name="ro2">
          <table:table-cell table:style-name="ce7" office:value-type="string" calcext:value-type="string">
            <text:p>http://data.open-opinion.org/socia/data/Goal/支援法具体化委員に全国の被災者を加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7];&quot;&gt;&quot;;[.$E$3];[.F477];[.$G$3])" office:value-type="string" office:string-value="INSERT DATA { &lt;http://data.open-opinion.org/socia/data/Goal/支援法具体化委員に全国の被災者を加える&gt; dct:dateSubmitted  “2013-09-30T14:00:00+09:00”^^xsd:dateTime }" calcext:value-type="string">
            <text:p>INSERT DATA { &lt;http://data.open-opinion.org/socia/data/Goal/支援法具体化委員に全国の被災者を加える&gt; dct:dateSubmitted <text:s/>“2013-09-30T14:00:00+09:00”^^xsd:dateTime }</text:p>
          </table:table-cell>
        </table:table-row>
        <table:table-row table:style-name="ro2">
          <table:table-cell table:style-name="ce7" office:value-type="string" calcext:value-type="string">
            <text:p>http://data.open-opinion.org/socia/data/Goal/避難者の声を聴く</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8];&quot;&gt;&quot;;[.$E$3];[.F478];[.$G$3])" office:value-type="string" office:string-value="INSERT DATA { &lt;http://data.open-opinion.org/socia/data/Goal/避難者の声を聴く&gt; dct:dateSubmitted  “2013-09-30T14:00:00+09:00”^^xsd:dateTime }" calcext:value-type="string">
            <text:p>INSERT DATA { &lt;http://data.open-opinion.org/socia/data/Goal/避難者の声を聴く&gt; dct:dateSubmitted <text:s/>“2013-09-30T14:00:00+09:00”^^xsd:dateTime }</text:p>
          </table:table-cell>
        </table:table-row>
        <table:table-row table:style-name="ro2">
          <table:table-cell table:style-name="ce7" office:value-type="string" calcext:value-type="string">
            <text:p>http://data.open-opinion.org/socia/data/Goal/支援法具体化委員会が全国の被災者と意見交換の場をも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79];&quot;&gt;&quot;;[.$E$3];[.F479];[.$G$3])" office:value-type="string" office:string-value="INSERT DATA { &lt;http://data.open-opinion.org/socia/data/Goal/支援法具体化委員会が全国の被災者と意見交換の場をもつ&gt; dct:dateSubmitted  “2013-09-30T14:00:00+09:00”^^xsd:dateTime }" calcext:value-type="string">
            <text:p>INSERT DATA { &lt;http://data.open-opinion.org/socia/data/Goal/支援法具体化委員会が全国の被災者と意見交換の場をもつ&gt; dct:dateSubmitted <text:s/>“2013-09-30T14:00:00+09:00”^^xsd:dateTime }</text:p>
          </table:table-cell>
        </table:table-row>
        <table:table-row table:style-name="ro2">
          <table:table-cell table:style-name="ce7" office:value-type="string" calcext:value-type="string">
            <text:p>http://data.open-opinion.org/socia/data/Goal/支援対象地域を年間放射線量1ミリシーベルト以上の地域に定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0];&quot;&gt;&quot;;[.$E$3];[.F480];[.$G$3])" office:value-type="string" office:string-value="INSERT DATA { &lt;http://data.open-opinion.org/socia/data/Goal/支援対象地域を年間放射線量1ミリシーベルト以上の地域に定める&gt; dct:dateSubmitted  “2013-09-30T14:00:00+09:00”^^xsd:dateTime }" calcext:value-type="string">
            <text:p>INSERT DATA { &lt;http://data.open-opinion.org/socia/data/Goal/支援対象地域を年間放射線量1ミリシーベルト以上の地域に定める&gt; dct:dateSubmitted <text:s/>“2013-09-30T14:00:00+09:00”^^xsd:dateTime }</text:p>
          </table:table-cell>
        </table:table-row>
        <table:table-row table:style-name="ro2">
          <table:table-cell table:style-name="ce7" office:value-type="string" calcext:value-type="string">
            <text:p>http://data.open-opinion.org/socia/data/Goal/公共住宅入居の被災者に無償利用期間を延長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1];&quot;&gt;&quot;;[.$E$3];[.F481];[.$G$3])" office:value-type="string" office:string-value="INSERT DATA { &lt;http://data.open-opinion.org/socia/data/Goal/公共住宅入居の被災者に無償利用期間を延長する&gt; dct:dateSubmitted  “2013-09-30T14:00:00+09:00”^^xsd:dateTime }" calcext:value-type="string">
            <text:p>INSERT DATA { &lt;http://data.open-opinion.org/socia/data/Goal/公共住宅入居の被災者に無償利用期間を延長する&gt; dct:dateSubmitted <text:s/>“2013-09-30T14:00:00+09:00”^^xsd:dateTime }</text:p>
          </table:table-cell>
        </table:table-row>
        <table:table-row table:style-name="ro2">
          <table:table-cell table:style-name="ce7" office:value-type="string" calcext:value-type="string">
            <text:p>http://data.open-opinion.org/socia/data/Goal/民間住宅の借り上げ・家賃補助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2];&quot;&gt;&quot;;[.$E$3];[.F482];[.$G$3])" office:value-type="string" office:string-value="INSERT DATA { &lt;http://data.open-opinion.org/socia/data/Goal/民間住宅の借り上げ・家賃補助を行う&gt; dct:dateSubmitted  “2013-09-30T14:00:00+09:00”^^xsd:dateTime }" calcext:value-type="string">
            <text:p>INSERT DATA { &lt;http://data.open-opinion.org/socia/data/Goal/民間住宅の借り上げ・家賃補助を行う&gt; dct:dateSubmitted <text:s/>“2013-09-30T14:00:00+09:00”^^xsd:dateTime }</text:p>
          </table:table-cell>
        </table:table-row>
        <table:table-row table:style-name="ro2">
          <table:table-cell table:style-name="ce7" office:value-type="string" calcext:value-type="string">
            <text:p>http://data.open-opinion.org/socia/data/Goal/被災地と支援地域の移動費用の補助</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3];&quot;&gt;&quot;;[.$E$3];[.F483];[.$G$3])" office:value-type="string" office:string-value="INSERT DATA { &lt;http://data.open-opinion.org/socia/data/Goal/被災地と支援地域の移動費用の補助&gt; dct:dateSubmitted  “2013-09-30T14:00:00+09:00”^^xsd:dateTime }" calcext:value-type="string">
            <text:p>INSERT DATA { &lt;http://data.open-opinion.org/socia/data/Goal/被災地と支援地域の移動費用の補助&gt; dct:dateSubmitted <text:s/>“2013-09-30T14:00:00+09:00”^^xsd:dateTime }</text:p>
          </table:table-cell>
        </table:table-row>
        <table:table-row table:style-name="ro2">
          <table:table-cell table:style-name="ce7" office:value-type="string" calcext:value-type="string">
            <text:p>http://data.open-opinion.org/socia/data/Goal/避難している被災者の孤立感・疎外感を軽減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4];&quot;&gt;&quot;;[.$E$3];[.F484];[.$G$3])" office:value-type="string" office:string-value="INSERT DATA { &lt;http://data.open-opinion.org/socia/data/Goal/避難している被災者の孤立感・疎外感を軽減する&gt; dct:dateSubmitted  “2013-09-30T14:00:00+09:00”^^xsd:dateTime }" calcext:value-type="string">
            <text:p>INSERT DATA { &lt;http://data.open-opinion.org/socia/data/Goal/避難している被災者の孤立感・疎外感を軽減する&gt; dct:dateSubmitted <text:s/>“2013-09-30T14:00:00+09:00”^^xsd:dateTime }</text:p>
          </table:table-cell>
        </table:table-row>
        <table:table-row table:style-name="ro2">
          <table:table-cell table:style-name="ce7" office:value-type="string" calcext:value-type="string">
            <text:p>http://data.open-opinion.org/socia/data/Goal/移動先での被災者の生活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5];&quot;&gt;&quot;;[.$E$3];[.F485];[.$G$3])" office:value-type="string" office:string-value="INSERT DATA { &lt;http://data.open-opinion.org/socia/data/Goal/移動先での被災者の生活支援を行う&gt; dct:dateSubmitted  “2013-09-30T14:00:00+09:00”^^xsd:dateTime }" calcext:value-type="string">
            <text:p>INSERT DATA { &lt;http://data.open-opinion.org/socia/data/Goal/移動先での被災者の生活支援を行う&gt; dct:dateSubmitted <text:s/>“2013-09-30T14:00:00+09:00”^^xsd:dateTime }</text:p>
          </table:table-cell>
        </table:table-row>
        <table:table-row table:style-name="ro2">
          <table:table-cell table:style-name="ce7" office:value-type="string" calcext:value-type="string">
            <text:p>http://data.open-opinion.org/socia/data/Goal/移動先に置いて、同じ地域の被災者を同じ地域の住宅に入居でき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6];&quot;&gt;&quot;;[.$E$3];[.F486];[.$G$3])" office:value-type="string" office:string-value="INSERT DATA { &lt;http://data.open-opinion.org/socia/data/Goal/移動先に置いて、同じ地域の被災者を同じ地域の住宅に入居できるようにする&gt; dct:dateSubmitted  “2013-09-30T14:00:00+09:00”^^xsd:dateTime }" calcext:value-type="string">
            <text:p>INSERT DATA { &lt;http://data.open-opinion.org/socia/data/Goal/移動先に置いて、同じ地域の被災者を同じ地域の住宅に入居できるようにする&gt; dct:dateSubmitted <text:s/>“2013-09-30T14:00:00+09:00”^^xsd:dateTime }</text:p>
          </table:table-cell>
        </table:table-row>
        <table:table-row table:style-name="ro2">
          <table:table-cell table:style-name="ce7" office:value-type="string" calcext:value-type="string">
            <text:p>http://data.open-opinion.org/socia/data/Goal/移動による子どもの転校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7];&quot;&gt;&quot;;[.$E$3];[.F487];[.$G$3])" office:value-type="string" office:string-value="INSERT DATA { &lt;http://data.open-opinion.org/socia/data/Goal/移動による子どもの転校の支援を行う&gt; dct:dateSubmitted  “2013-09-30T14:00:00+09:00”^^xsd:dateTime }" calcext:value-type="string">
            <text:p>INSERT DATA { &lt;http://data.open-opinion.org/socia/data/Goal/移動による子どもの転校の支援を行う&gt; dct:dateSubmitted <text:s/>“2013-09-30T14:00:00+09:00”^^xsd:dateTime }</text:p>
          </table:table-cell>
        </table:table-row>
        <table:table-row table:style-name="ro2">
          <table:table-cell table:style-name="ce7" office:value-type="string" calcext:value-type="string">
            <text:p>http://data.open-opinion.org/socia/data/Goal/転校にかかわる手続きを簡略化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8];&quot;&gt;&quot;;[.$E$3];[.F488];[.$G$3])" office:value-type="string" office:string-value="INSERT DATA { &lt;http://data.open-opinion.org/socia/data/Goal/転校にかかわる手続きを簡略化する&gt; dct:dateSubmitted  “2013-09-30T14:00:00+09:00”^^xsd:dateTime }" calcext:value-type="string">
            <text:p>INSERT DATA { &lt;http://data.open-opinion.org/socia/data/Goal/転校にかかわる手続きを簡略化する&gt; dct:dateSubmitted <text:s/>“2013-09-30T14:00:00+09:00”^^xsd:dateTime }</text:p>
          </table:table-cell>
        </table:table-row>
        <table:table-row table:style-name="ro2">
          <table:table-cell table:style-name="ce7" office:value-type="string" calcext:value-type="string">
            <text:p>http://data.open-opinion.org/socia/data/Goal/転校による精神的な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89];&quot;&gt;&quot;;[.$E$3];[.F489];[.$G$3])" office:value-type="string" office:string-value="INSERT DATA { &lt;http://data.open-opinion.org/socia/data/Goal/転校による精神的な支援を行う&gt; dct:dateSubmitted  “2013-09-30T14:00:00+09:00”^^xsd:dateTime }" calcext:value-type="string">
            <text:p>INSERT DATA { &lt;http://data.open-opinion.org/socia/data/Goal/転校による精神的な支援を行う&gt; dct:dateSubmitted <text:s/>“2013-09-30T14:00:00+09:00”^^xsd:dateTime }</text:p>
          </table:table-cell>
        </table:table-row>
        <table:table-row table:style-name="ro2">
          <table:table-cell table:style-name="ce7" office:value-type="string" calcext:value-type="string">
            <text:p>http://data.open-opinion.org/socia/data/Goal/転校による学習面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0];&quot;&gt;&quot;;[.$E$3];[.F490];[.$G$3])" office:value-type="string" office:string-value="INSERT DATA { &lt;http://data.open-opinion.org/socia/data/Goal/転校による学習面の支援を行う&gt; dct:dateSubmitted  “2013-09-30T14:00:00+09:00”^^xsd:dateTime }" calcext:value-type="string">
            <text:p>INSERT DATA { &lt;http://data.open-opinion.org/socia/data/Goal/転校による学習面の支援を行う&gt; dct:dateSubmitted <text:s/>“2013-09-30T14:00:00+09:00”^^xsd:dateTime }</text:p>
          </table:table-cell>
        </table:table-row>
        <table:table-row table:style-name="ro2">
          <table:table-cell table:style-name="ce7" office:value-type="string" calcext:value-type="string">
            <text:p>http://data.open-opinion.org/socia/data/Goal/カウンセリングを実施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1];&quot;&gt;&quot;;[.$E$3];[.F491];[.$G$3])" office:value-type="string" office:string-value="INSERT DATA { &lt;http://data.open-opinion.org/socia/data/Goal/カウンセリングを実施する&gt; dct:dateSubmitted  “2013-09-30T14:00:00+09:00”^^xsd:dateTime }" calcext:value-type="string">
            <text:p>INSERT DATA { &lt;http://data.open-opinion.org/socia/data/Goal/カウンセリングを実施する&gt; dct:dateSubmitted <text:s/>“2013-09-30T14:00:00+09:00”^^xsd:dateTime }</text:p>
          </table:table-cell>
        </table:table-row>
        <table:table-row table:style-name="ro2">
          <table:table-cell table:style-name="ce7" office:value-type="string" calcext:value-type="string">
            <text:p>http://data.open-opinion.org/socia/data/Goal/補習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2];&quot;&gt;&quot;;[.$E$3];[.F492];[.$G$3])" office:value-type="string" office:string-value="INSERT DATA { &lt;http://data.open-opinion.org/socia/data/Goal/補習を行う&gt; dct:dateSubmitted  “2013-09-30T14:00:00+09:00”^^xsd:dateTime }" calcext:value-type="string">
            <text:p>INSERT DATA { &lt;http://data.open-opinion.org/socia/data/Goal/補習を行う&gt; dct:dateSubmitted <text:s/>“2013-09-30T14:00:00+09:00”^^xsd:dateTime }</text:p>
          </table:table-cell>
        </table:table-row>
        <table:table-row table:style-name="ro2">
          <table:table-cell table:style-name="ce7" office:value-type="string" calcext:value-type="string">
            <text:p>http://data.open-opinion.org/socia/data/Goal/転校によるいじめや差別が起きない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3];&quot;&gt;&quot;;[.$E$3];[.F493];[.$G$3])" office:value-type="string" office:string-value="INSERT DATA { &lt;http://data.open-opinion.org/socia/data/Goal/転校によるいじめや差別が起きないようにする&gt; dct:dateSubmitted  “2013-09-30T14:00:00+09:00”^^xsd:dateTime }" calcext:value-type="string">
            <text:p>INSERT DATA { &lt;http://data.open-opinion.org/socia/data/Goal/転校によるいじめや差別が起きないようにする&gt; dct:dateSubmitted <text:s/>“2013-09-30T14:00:00+09:00”^^xsd:dateTime }</text:p>
          </table:table-cell>
        </table:table-row>
        <table:table-row table:style-name="ro2">
          <table:table-cell table:style-name="ce7" office:value-type="string" calcext:value-type="string">
            <text:p>http://data.open-opinion.org/socia/data/Goal/放射能に関する適切な知識を学校教育や地域への啓蒙・広報活動で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4];&quot;&gt;&quot;;[.$E$3];[.F494];[.$G$3])" office:value-type="string" office:string-value="INSERT DATA { &lt;http://data.open-opinion.org/socia/data/Goal/放射能に関する適切な知識を学校教育や地域への啓蒙・広報活動で行う&gt; dct:dateSubmitted  “2013-09-30T14:00:00+09:00”^^xsd:dateTime }" calcext:value-type="string">
            <text:p>INSERT DATA { &lt;http://data.open-opinion.org/socia/data/Goal/放射能に関する適切な知識を学校教育や地域への啓蒙・広報活動で行う&gt; dct:dateSubmitted <text:s/>“2013-09-30T14:00:00+09:00”^^xsd:dateTime }</text:p>
          </table:table-cell>
        </table:table-row>
        <table:table-row table:style-name="ro2">
          <table:table-cell table:style-name="ce7" office:value-type="string" calcext:value-type="string">
            <text:p>http://data.open-opinion.org/socia/data/Goal/保育所や学童保育の優先枠を設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5];&quot;&gt;&quot;;[.$E$3];[.F495];[.$G$3])" office:value-type="string" office:string-value="INSERT DATA { &lt;http://data.open-opinion.org/socia/data/Goal/保育所や学童保育の優先枠を設ける&gt; dct:dateSubmitted  “2013-09-30T14:00:00+09:00”^^xsd:dateTime }" calcext:value-type="string">
            <text:p>INSERT DATA { &lt;http://data.open-opinion.org/socia/data/Goal/保育所や学童保育の優先枠を設ける&gt; dct:dateSubmitted <text:s/>“2013-09-30T14:00:00+09:00”^^xsd:dateTime }</text:p>
          </table:table-cell>
        </table:table-row>
        <table:table-row table:style-name="ro2">
          <table:table-cell table:style-name="ce7" office:value-type="string" calcext:value-type="string">
            <text:p>http://data.open-opinion.org/socia/data/Goal/保育所や学童保育の利用料金の減免措置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6];&quot;&gt;&quot;;[.$E$3];[.F496];[.$G$3])" office:value-type="string" office:string-value="INSERT DATA { &lt;http://data.open-opinion.org/socia/data/Goal/保育所や学童保育の利用料金の減免措置を行う&gt; dct:dateSubmitted  “2013-09-30T14:00:00+09:00”^^xsd:dateTime }" calcext:value-type="string">
            <text:p>INSERT DATA { &lt;http://data.open-opinion.org/socia/data/Goal/保育所や学童保育の利用料金の減免措置を行う&gt; dct:dateSubmitted <text:s/>“2013-09-30T14:00:00+09:00”^^xsd:dateTime }</text:p>
          </table:table-cell>
        </table:table-row>
        <table:table-row table:style-name="ro2">
          <table:table-cell table:style-name="ce7" office:value-type="string" calcext:value-type="string">
            <text:p>http://data.open-opinion.org/socia/data/Goal/自営業を移動先で営もうとする者へ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7];&quot;&gt;&quot;;[.$E$3];[.F497];[.$G$3])" office:value-type="string" office:string-value="INSERT DATA { &lt;http://data.open-opinion.org/socia/data/Goal/自営業を移動先で営もうとする者への支援を行う&gt; dct:dateSubmitted  “2013-09-30T14:00:00+09:00”^^xsd:dateTime }" calcext:value-type="string">
            <text:p>INSERT DATA { &lt;http://data.open-opinion.org/socia/data/Goal/自営業を移動先で営もうとする者への支援を行う&gt; dct:dateSubmitted <text:s/>“2013-09-30T14:00:00+09:00”^^xsd:dateTime }</text:p>
          </table:table-cell>
        </table:table-row>
        <table:table-row table:style-name="ro2">
          <table:table-cell table:style-name="ce7" office:value-type="string" calcext:value-type="string">
            <text:p>http://data.open-opinion.org/socia/data/Goal/自営業を営もうとするものに、債務負担の軽減措置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8];&quot;&gt;&quot;;[.$E$3];[.F498];[.$G$3])" office:value-type="string" office:string-value="INSERT DATA { &lt;http://data.open-opinion.org/socia/data/Goal/自営業を営もうとするものに、債務負担の軽減措置を行う&gt; dct:dateSubmitted  “2013-09-30T14:00:00+09:00”^^xsd:dateTime }" calcext:value-type="string">
            <text:p>INSERT DATA { &lt;http://data.open-opinion.org/socia/data/Goal/自営業を営もうとするものに、債務負担の軽減措置を行う&gt; dct:dateSubmitted <text:s/>“2013-09-30T14:00:00+09:00”^^xsd:dateTime }</text:p>
          </table:table-cell>
        </table:table-row>
        <table:table-row table:style-name="ro2">
          <table:table-cell table:style-name="ce7" office:value-type="string" calcext:value-type="string">
            <text:p>http://data.open-opinion.org/socia/data/Goal/自営業を営もうとするものに、資金援助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499];&quot;&gt;&quot;;[.$E$3];[.F499];[.$G$3])" office:value-type="string" office:string-value="INSERT DATA { &lt;http://data.open-opinion.org/socia/data/Goal/自営業を営もうとするものに、資金援助を行う&gt; dct:dateSubmitted  “2013-09-30T14:00:00+09:00”^^xsd:dateTime }" calcext:value-type="string">
            <text:p>INSERT DATA { &lt;http://data.open-opinion.org/socia/data/Goal/自営業を営もうとするものに、資金援助を行う&gt; dct:dateSubmitted <text:s/>“2013-09-30T14:00:00+09:00”^^xsd:dateTime }</text:p>
          </table:table-cell>
        </table:table-row>
        <table:table-row table:style-name="ro2">
          <table:table-cell table:style-name="ce7" office:value-type="string" calcext:value-type="string">
            <text:p>http://data.open-opinion.org/socia/data/Goal/住民票を移動していなくても移動先地域の行政サービスを受けられ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0];&quot;&gt;&quot;;[.$E$3];[.F500];[.$G$3])" office:value-type="string" office:string-value="INSERT DATA { &lt;http://data.open-opinion.org/socia/data/Goal/住民票を移動していなくても移動先地域の行政サービスを受けられるようにする&gt; dct:dateSubmitted  “2013-09-30T14:00:00+09:00”^^xsd:dateTime }" calcext:value-type="string">
            <text:p>INSERT DATA { &lt;http://data.open-opinion.org/socia/data/Goal/住民票を移動していなくても移動先地域の行政サービスを受けられるようにする&gt; dct:dateSubmitted <text:s/>“2013-09-30T14:00:00+09:00”^^xsd:dateTime }</text:p>
          </table:table-cell>
        </table:table-row>
        <table:table-row table:style-name="ro2">
          <table:table-cell table:style-name="ce7" office:value-type="string" calcext:value-type="string">
            <text:p>http://data.open-opinion.org/socia/data/Goal/移動先と移動元の地方公共団体が情報を共有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1];&quot;&gt;&quot;;[.$E$3];[.F501];[.$G$3])" office:value-type="string" office:string-value="INSERT DATA { &lt;http://data.open-opinion.org/socia/data/Goal/移動先と移動元の地方公共団体が情報を共有する&gt; dct:dateSubmitted  “2013-09-30T14:00:00+09:00”^^xsd:dateTime }" calcext:value-type="string">
            <text:p>INSERT DATA { &lt;http://data.open-opinion.org/socia/data/Goal/移動先と移動元の地方公共団体が情報を共有する&gt; dct:dateSubmitted <text:s/>“2013-09-30T14:00:00+09:00”^^xsd:dateTime }</text:p>
          </table:table-cell>
        </table:table-row>
        <table:table-row table:style-name="ro2">
          <table:table-cell table:style-name="ce7" office:value-type="string" calcext:value-type="string">
            <text:p>http://data.open-opinion.org/socia/data/Goal/移動先地域に、相談・支援を一本化したワンストップ窓口を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2];&quot;&gt;&quot;;[.$E$3];[.F502];[.$G$3])" office:value-type="string" office:string-value="INSERT DATA { &lt;http://data.open-opinion.org/socia/data/Goal/移動先地域に、相談・支援を一本化したワンストップ窓口を設置する&gt; dct:dateSubmitted  “2013-09-30T14:00:00+09:00”^^xsd:dateTime }" calcext:value-type="string">
            <text:p>INSERT DATA { &lt;http://data.open-opinion.org/socia/data/Goal/移動先地域に、相談・支援を一本化したワンストップ窓口を設置する&gt; dct:dateSubmitted <text:s/>“2013-09-30T14:00:00+09:00”^^xsd:dateTime }</text:p>
          </table:table-cell>
        </table:table-row>
        <table:table-row table:style-name="ro2">
          <table:table-cell table:style-name="ce7" office:value-type="string" calcext:value-type="string">
            <text:p>http://data.open-opinion.org/socia/data/Goal/移動先での地域の情報を提供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3];&quot;&gt;&quot;;[.$E$3];[.F503];[.$G$3])" office:value-type="string" office:string-value="INSERT DATA { &lt;http://data.open-opinion.org/socia/data/Goal/移動先での地域の情報を提供する&gt; dct:dateSubmitted  “2013-09-30T14:00:00+09:00”^^xsd:dateTime }" calcext:value-type="string">
            <text:p>INSERT DATA { &lt;http://data.open-opinion.org/socia/data/Goal/移動先での地域の情報を提供する&gt; dct:dateSubmitted <text:s/>“2013-09-30T14:00:00+09:00”^^xsd:dateTime }</text:p>
          </table:table-cell>
        </table:table-row>
        <table:table-row table:style-name="ro2">
          <table:table-cell table:style-name="ce7" office:value-type="string" calcext:value-type="string">
            <text:p>http://data.open-opinion.org/socia/data/Goal/移動元の地域の情報を提供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4];&quot;&gt;&quot;;[.$E$3];[.F504];[.$G$3])" office:value-type="string" office:string-value="INSERT DATA { &lt;http://data.open-opinion.org/socia/data/Goal/移動元の地域の情報を提供する&gt; dct:dateSubmitted  “2013-09-30T14:00:00+09:00”^^xsd:dateTime }" calcext:value-type="string">
            <text:p>INSERT DATA { &lt;http://data.open-opinion.org/socia/data/Goal/移動元の地域の情報を提供する&gt; dct:dateSubmitted <text:s/>“2013-09-30T14:00:00+09:00”^^xsd:dateTime }</text:p>
          </table:table-cell>
        </table:table-row>
        <table:table-row table:style-name="ro2">
          <table:table-cell table:style-name="ce7" office:value-type="string" calcext:value-type="string">
            <text:p>http://data.open-opinion.org/socia/data/Goal/移動先での被災者の公共交通料金無償化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5];&quot;&gt;&quot;;[.$E$3];[.F505];[.$G$3])" office:value-type="string" office:string-value="INSERT DATA { &lt;http://data.open-opinion.org/socia/data/Goal/移動先での被災者の公共交通料金無償化を行う&gt; dct:dateSubmitted  “2013-09-30T14:00:00+09:00”^^xsd:dateTime }" calcext:value-type="string">
            <text:p>INSERT DATA { &lt;http://data.open-opinion.org/socia/data/Goal/移動先での被災者の公共交通料金無償化を行う&gt; dct:dateSubmitted <text:s/>“2013-09-30T14:00:00+09:00”^^xsd:dateTime }</text:p>
          </table:table-cell>
        </table:table-row>
        <table:table-row table:style-name="ro2">
          <table:table-cell table:style-name="ce7" office:value-type="string" calcext:value-type="string">
            <text:p>http://data.open-opinion.org/socia/data/Goal/移動先での被災者の水光熱費の減免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6];&quot;&gt;&quot;;[.$E$3];[.F506];[.$G$3])" office:value-type="string" office:string-value="INSERT DATA { &lt;http://data.open-opinion.org/socia/data/Goal/移動先での被災者の水光熱費の減免を行う&gt; dct:dateSubmitted  “2013-09-30T14:00:00+09:00”^^xsd:dateTime }" calcext:value-type="string">
            <text:p>INSERT DATA { &lt;http://data.open-opinion.org/socia/data/Goal/移動先での被災者の水光熱費の減免を行う&gt; dct:dateSubmitted <text:s/>“2013-09-30T14:00:00+09:00”^^xsd:dateTime }</text:p>
          </table:table-cell>
        </table:table-row>
        <table:table-row table:style-name="ro2">
          <table:table-cell table:style-name="ce7" office:value-type="string" calcext:value-type="string">
            <text:p>http://data.open-opinion.org/socia/data/Goal/移動先地域の民間支援団体が支援でき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7];&quot;&gt;&quot;;[.$E$3];[.F507];[.$G$3])" office:value-type="string" office:string-value="INSERT DATA { &lt;http://data.open-opinion.org/socia/data/Goal/移動先地域の民間支援団体が支援できるようにする&gt; dct:dateSubmitted  “2013-09-30T14:00:00+09:00”^^xsd:dateTime }" calcext:value-type="string">
            <text:p>INSERT DATA { &lt;http://data.open-opinion.org/socia/data/Goal/移動先地域の民間支援団体が支援できるようにする&gt; dct:dateSubmitted <text:s/>“2013-09-30T14:00:00+09:00”^^xsd:dateTime }</text:p>
          </table:table-cell>
        </table:table-row>
        <table:table-row table:style-name="ro2">
          <table:table-cell table:style-name="ce7" office:value-type="string" calcext:value-type="string">
            <text:p>http://data.open-opinion.org/socia/data/Goal/住民票を移動しても移動元の地域の行政サービスを受けられ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8];&quot;&gt;&quot;;[.$E$3];[.F508];[.$G$3])" office:value-type="string" office:string-value="INSERT DATA { &lt;http://data.open-opinion.org/socia/data/Goal/住民票を移動しても移動元の地域の行政サービスを受けられるようにする&gt; dct:dateSubmitted  “2013-09-30T14:00:00+09:00”^^xsd:dateTime }" calcext:value-type="string">
            <text:p>INSERT DATA { &lt;http://data.open-opinion.org/socia/data/Goal/住民票を移動しても移動元の地域の行政サービスを受けられるようにする&gt; dct:dateSubmitted <text:s/>“2013-09-30T14:00:00+09:00”^^xsd:dateTime }</text:p>
          </table:table-cell>
        </table:table-row>
        <table:table-row table:style-name="ro2">
          <table:table-cell table:style-name="ce7" office:value-type="string" calcext:value-type="string">
            <text:p>http://data.open-opinion.org/socia/data/Goal/家族と離れて避難している子どもの家庭を支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09];&quot;&gt;&quot;;[.$E$3];[.F509];[.$G$3])" office:value-type="string" office:string-value="INSERT DATA { &lt;http://data.open-opinion.org/socia/data/Goal/家族と離れて避難している子どもの家庭を支援する&gt; dct:dateSubmitted  “2013-09-30T14:00:00+09:00”^^xsd:dateTime }" calcext:value-type="string">
            <text:p>INSERT DATA { &lt;http://data.open-opinion.org/socia/data/Goal/家族と離れて避難している子どもの家庭を支援する&gt; dct:dateSubmitted <text:s/>“2013-09-30T14:00:00+09:00”^^xsd:dateTime }</text:p>
          </table:table-cell>
        </table:table-row>
        <table:table-row table:style-name="ro2">
          <table:table-cell table:style-name="ce7" office:value-type="string" calcext:value-type="string">
            <text:p>http://data.open-opinion.org/socia/data/Goal/j家族と離れて避難している家族の再統合・維持を促進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0];&quot;&gt;&quot;;[.$E$3];[.F510];[.$G$3])" office:value-type="string" office:string-value="INSERT DATA { &lt;http://data.open-opinion.org/socia/data/Goal/j家族と離れて避難している家族の再統合・維持を促進する&gt; dct:dateSubmitted  “2013-09-30T14:00:00+09:00”^^xsd:dateTime }" calcext:value-type="string">
            <text:p>INSERT DATA { &lt;http://data.open-opinion.org/socia/data/Goal/j家族と離れて避難している家族の再統合・維持を促進する&gt; dct:dateSubmitted <text:s/>“2013-09-30T14:00:00+09:00”^^xsd:dateTime }</text:p>
          </table:table-cell>
        </table:table-row>
        <table:table-row table:style-name="ro2">
          <table:table-cell table:style-name="ce7" office:value-type="string" calcext:value-type="string">
            <text:p>http://data.open-opinion.org/socia/data/Goal/家族と離れて避難している子どもの家庭に交通費の助成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1];&quot;&gt;&quot;;[.$E$3];[.F511];[.$G$3])" office:value-type="string" office:string-value="INSERT DATA { &lt;http://data.open-opinion.org/socia/data/Goal/家族と離れて避難している子どもの家庭に交通費の助成を行う&gt; dct:dateSubmitted  “2013-09-30T14:00:00+09:00”^^xsd:dateTime }" calcext:value-type="string">
            <text:p>INSERT DATA { &lt;http://data.open-opinion.org/socia/data/Goal/家族と離れて避難している子どもの家庭に交通費の助成を行う&gt; dct:dateSubmitted <text:s/>“2013-09-30T14:00:00+09:00”^^xsd:dateTime }</text:p>
          </table:table-cell>
        </table:table-row>
        <table:table-row table:style-name="ro2">
          <table:table-cell table:style-name="ce7" office:value-type="string" calcext:value-type="string">
            <text:p>http://data.open-opinion.org/socia/data/Goal/家族と離れて避難している子どもの家庭に優先的に避難先での雇用をあっせん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2];&quot;&gt;&quot;;[.$E$3];[.F512];[.$G$3])" office:value-type="string" office:string-value="INSERT DATA { &lt;http://data.open-opinion.org/socia/data/Goal/家族と離れて避難している子どもの家庭に優先的に避難先での雇用をあっせんする&gt; dct:dateSubmitted  “2013-09-30T14:00:00+09:00”^^xsd:dateTime }" calcext:value-type="string">
            <text:p>INSERT DATA { &lt;http://data.open-opinion.org/socia/data/Goal/家族と離れて避難している子どもの家庭に優先的に避難先での雇用をあっせんする&gt; dct:dateSubmitted <text:s/>“2013-09-30T14:00:00+09:00”^^xsd:dateTime }</text:p>
          </table:table-cell>
        </table:table-row>
        <table:table-row table:style-name="ro2">
          <table:table-cell table:style-name="ce7" office:value-type="string" calcext:value-type="string">
            <text:p>http://data.open-opinion.org/socia/data/Goal/家族と離れて避難している子どもの家庭に子育て支援サービスの利用を無条件で可能とす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3];&quot;&gt;&quot;;[.$E$3];[.F513];[.$G$3])" office:value-type="string" office:string-value="INSERT DATA { &lt;http://data.open-opinion.org/socia/data/Goal/家族と離れて避難している子どもの家庭に子育て支援サービスの利用を無条件で可能とするようにする&gt; dct:dateSubmitted  “2013-09-30T14:00:00+09:00”^^xsd:dateTime }" calcext:value-type="string">
            <text:p>INSERT DATA { &lt;http://data.open-opinion.org/socia/data/Goal/家族と離れて避難している子どもの家庭に子育て支援サービスの利用を無条件で可能とするようにする&gt; dct:dateSubmitted <text:s/>“2013-09-30T14:00:00+09:00”^^xsd:dateTime }</text:p>
          </table:table-cell>
        </table:table-row>
        <table:table-row table:style-name="ro2">
          <table:table-cell table:style-name="ce7" office:value-type="string" calcext:value-type="string">
            <text:p>http://data.open-opinion.org/socia/data/Goal/支援対象地域外に移動した被災者を支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4];&quot;&gt;&quot;;[.$E$3];[.F514];[.$G$3])" office:value-type="string" office:string-value="INSERT DATA { &lt;http://data.open-opinion.org/socia/data/Goal/支援対象地域外に移動した被災者を支援する&gt; dct:dateSubmitted  “2013-09-30T14:00:00+09:00”^^xsd:dateTime }" calcext:value-type="string">
            <text:p>INSERT DATA { &lt;http://data.open-opinion.org/socia/data/Goal/支援対象地域外に移動した被災者を支援する&gt; dct:dateSubmitted <text:s/>“2013-09-30T14:00:00+09:00”^^xsd:dateTime }</text:p>
          </table:table-cell>
        </table:table-row>
        <table:table-row table:style-name="ro2">
          <table:table-cell table:style-name="ce7" office:value-type="string" calcext:value-type="string">
            <text:p>http://data.open-opinion.org/socia/data/Goal/移動して避難する被災者に被災ローン減免制度を適応する指針を定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5];&quot;&gt;&quot;;[.$E$3];[.F515];[.$G$3])" office:value-type="string" office:string-value="INSERT DATA { &lt;http://data.open-opinion.org/socia/data/Goal/移動して避難する被災者に被災ローン減免制度を適応する指針を定める&gt; dct:dateSubmitted  “2013-09-30T14:00:00+09:00”^^xsd:dateTime }" calcext:value-type="string">
            <text:p>INSERT DATA { &lt;http://data.open-opinion.org/socia/data/Goal/移動して避難する被災者に被災ローン減免制度を適応する指針を定める&gt; dct:dateSubmitted <text:s/>“2013-09-30T14:00:00+09:00”^^xsd:dateTime }</text:p>
          </table:table-cell>
        </table:table-row>
        <table:table-row table:style-name="ro2">
          <table:table-cell table:style-name="ce7" office:value-type="string" calcext:value-type="string">
            <text:p>http://data.open-opinion.org/socia/data/Goal/移動先でも支援地と同じ医療・検査が受けられ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6];&quot;&gt;&quot;;[.$E$3];[.F516];[.$G$3])" office:value-type="string" office:string-value="INSERT DATA { &lt;http://data.open-opinion.org/socia/data/Goal/移動先でも支援地と同じ医療・検査が受けられるようにする&gt; dct:dateSubmitted  “2013-09-30T14:00:00+09:00”^^xsd:dateTime }" calcext:value-type="string">
            <text:p>INSERT DATA { &lt;http://data.open-opinion.org/socia/data/Goal/移動先でも支援地と同じ医療・検査が受けられるようにする&gt; dct:dateSubmitted <text:s/>“2013-09-30T14:00:00+09:00”^^xsd:dateTime }</text:p>
          </table:table-cell>
        </table:table-row>
        <table:table-row table:style-name="ro2">
          <table:table-cell table:style-name="ce7" office:value-type="string" calcext:value-type="string">
            <text:p>http://data.open-opinion.org/socia/data/Goal/移動先でも支援地と同じ心身の健康維持に関するサービスが受けられるよう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7];&quot;&gt;&quot;;[.$E$3];[.F517];[.$G$3])" office:value-type="string" office:string-value="INSERT DATA { &lt;http://data.open-opinion.org/socia/data/Goal/移動先でも支援地と同じ心身の健康維持に関するサービスが受けられるようにする&gt; dct:dateSubmitted  “2013-09-30T14:00:00+09:00”^^xsd:dateTime }" calcext:value-type="string">
            <text:p>INSERT DATA { &lt;http://data.open-opinion.org/socia/data/Goal/移動先でも支援地と同じ心身の健康維持に関するサービスが受けられるようにする&gt; dct:dateSubmitted <text:s/>“2013-09-30T14:00:00+09:00”^^xsd:dateTime }</text:p>
          </table:table-cell>
        </table:table-row>
        <table:table-row table:style-name="ro2">
          <table:table-cell table:style-name="ce7" office:value-type="string" calcext:value-type="string">
            <text:p>http://data.open-opinion.org/socia/data/Goal/一定の基準を定めて被災者の情報を民間団体に開示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8];&quot;&gt;&quot;;[.$E$3];[.F518];[.$G$3])" office:value-type="string" office:string-value="INSERT DATA { &lt;http://data.open-opinion.org/socia/data/Goal/一定の基準を定めて被災者の情報を民間団体に開示する&gt; dct:dateSubmitted  “2013-09-30T14:00:00+09:00”^^xsd:dateTime }" calcext:value-type="string">
            <text:p>INSERT DATA { &lt;http://data.open-opinion.org/socia/data/Goal/一定の基準を定めて被災者の情報を民間団体に開示する&gt; dct:dateSubmitted <text:s/>“2013-09-30T14:00:00+09:00”^^xsd:dateTime }</text:p>
          </table:table-cell>
        </table:table-row>
        <table:table-row table:style-name="ro2">
          <table:table-cell table:style-name="ce7" office:value-type="string" calcext:value-type="string">
            <text:p>http://data.open-opinion.org/socia/data/Goal/被災者の医療検査の記録を保存する方法を確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19];&quot;&gt;&quot;;[.$E$3];[.F519];[.$G$3])" office:value-type="string" office:string-value="INSERT DATA { &lt;http://data.open-opinion.org/socia/data/Goal/被災者の医療検査の記録を保存する方法を確立する&gt; dct:dateSubmitted  “2013-09-30T14:00:00+09:00”^^xsd:dateTime }" calcext:value-type="string">
            <text:p>INSERT DATA { &lt;http://data.open-opinion.org/socia/data/Goal/被災者の医療検査の記録を保存する方法を確立する&gt; dct:dateSubmitted <text:s/>“2013-09-30T14:00:00+09:00”^^xsd:dateTime }</text:p>
          </table:table-cell>
        </table:table-row>
        <table:table-row table:style-name="ro2">
          <table:table-cell table:style-name="ce7" office:value-type="string" calcext:value-type="string">
            <text:p>http://data.open-opinion.org/socia/data/Goal/移動先から支援地へ帰還する場合の保障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0];&quot;&gt;&quot;;[.$E$3];[.F520];[.$G$3])" office:value-type="string" office:string-value="INSERT DATA { &lt;http://data.open-opinion.org/socia/data/Goal/移動先から支援地へ帰還する場合の保障を行う&gt; dct:dateSubmitted  “2013-09-30T14:00:00+09:00”^^xsd:dateTime }" calcext:value-type="string">
            <text:p>INSERT DATA { &lt;http://data.open-opinion.org/socia/data/Goal/移動先から支援地へ帰還する場合の保障を行う&gt; dct:dateSubmitted <text:s/>“2013-09-30T14:00:00+09:00”^^xsd:dateTime }</text:p>
          </table:table-cell>
        </table:table-row>
        <table:table-row table:style-name="ro2">
          <table:table-cell table:style-name="ce7" office:value-type="string" calcext:value-type="string">
            <text:p>http://data.open-opinion.org/socia/data/Goal/移動先から支援地への帰還費用を支給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1];&quot;&gt;&quot;;[.$E$3];[.F521];[.$G$3])" office:value-type="string" office:string-value="INSERT DATA { &lt;http://data.open-opinion.org/socia/data/Goal/移動先から支援地への帰還費用を支給する&gt; dct:dateSubmitted  “2013-09-30T14:00:00+09:00”^^xsd:dateTime }" calcext:value-type="string">
            <text:p>INSERT DATA { &lt;http://data.open-opinion.org/socia/data/Goal/移動先から支援地への帰還費用を支給する&gt; dct:dateSubmitted <text:s/>“2013-09-30T14:00:00+09:00”^^xsd:dateTime }</text:p>
          </table:table-cell>
        </table:table-row>
        <table:table-row table:style-name="ro2">
          <table:table-cell table:style-name="ce7" office:value-type="string" calcext:value-type="string">
            <text:p>http://data.open-opinion.org/socia/data/Goal/移動先から支援地へ帰還するための就労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2];&quot;&gt;&quot;;[.$E$3];[.F522];[.$G$3])" office:value-type="string" office:string-value="INSERT DATA { &lt;http://data.open-opinion.org/socia/data/Goal/移動先から支援地へ帰還するための就労支援を行う&gt; dct:dateSubmitted  “2013-09-30T14:00:00+09:00”^^xsd:dateTime }" calcext:value-type="string">
            <text:p>INSERT DATA { &lt;http://data.open-opinion.org/socia/data/Goal/移動先から支援地へ帰還するための就労支援を行う&gt; dct:dateSubmitted <text:s/>“2013-09-30T14:00:00+09:00”^^xsd:dateTime }</text:p>
          </table:table-cell>
        </table:table-row>
        <table:table-row table:style-name="ro2">
          <table:table-cell table:style-name="ce7" office:value-type="string" calcext:value-type="string">
            <text:p>http://data.open-opinion.org/socia/data/Goal/移動先から支援地へ帰還するための学習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3];&quot;&gt;&quot;;[.$E$3];[.F523];[.$G$3])" office:value-type="string" office:string-value="INSERT DATA { &lt;http://data.open-opinion.org/socia/data/Goal/移動先から支援地へ帰還するための学習支援を行う&gt; dct:dateSubmitted  “2013-09-30T14:00:00+09:00”^^xsd:dateTime }" calcext:value-type="string">
            <text:p>INSERT DATA { &lt;http://data.open-opinion.org/socia/data/Goal/移動先から支援地へ帰還するための学習支援を行う&gt; dct:dateSubmitted <text:s/>“2013-09-30T14:00:00+09:00”^^xsd:dateTime }</text:p>
          </table:table-cell>
        </table:table-row>
        <table:table-row table:style-name="ro2">
          <table:table-cell table:style-name="ce7" office:value-type="string" calcext:value-type="string">
            <text:p>http://data.open-opinion.org/socia/data/Goal/近畿各県へ避難してきた被災者を支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4];&quot;&gt;&quot;;[.$E$3];[.F524];[.$G$3])" office:value-type="string" office:string-value="INSERT DATA { &lt;http://data.open-opinion.org/socia/data/Goal/近畿各県へ避難してきた被災者を支援する&gt; dct:dateSubmitted  “2013-09-30T14:00:00+09:00”^^xsd:dateTime }" calcext:value-type="string">
            <text:p>INSERT DATA { &lt;http://data.open-opinion.org/socia/data/Goal/近畿各県へ避難してきた被災者を支援する&gt; dct:dateSubmitted <text:s/>“2013-09-30T14:00:00+09:00”^^xsd:dateTime }</text:p>
          </table:table-cell>
        </table:table-row>
        <table:table-row table:style-name="ro2">
          <table:table-cell table:style-name="ce7" office:value-type="string" calcext:value-type="string">
            <text:p>http://data.open-opinion.org/socia/data/Goal/被災者支援情報を提供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5];&quot;&gt;&quot;;[.$E$3];[.F525];[.$G$3])" office:value-type="string" office:string-value="INSERT DATA { &lt;http://data.open-opinion.org/socia/data/Goal/被災者支援情報を提供する&gt; dct:dateSubmitted  “2013-09-30T14:00:00+09:00”^^xsd:dateTime }" calcext:value-type="string">
            <text:p>INSERT DATA { &lt;http://data.open-opinion.org/socia/data/Goal/被災者支援情報を提供する&gt; dct:dateSubmitted <text:s/>“2013-09-30T14:00:00+09:00”^^xsd:dateTime }</text:p>
          </table:table-cell>
        </table:table-row>
        <table:table-row table:style-name="ro2">
          <table:table-cell table:style-name="ce7" office:value-type="string" calcext:value-type="string">
            <text:p>http://data.open-opinion.org/socia/data/Goal/電話や面談による法律相談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6];&quot;&gt;&quot;;[.$E$3];[.F526];[.$G$3])" office:value-type="string" office:string-value="INSERT DATA { &lt;http://data.open-opinion.org/socia/data/Goal/電話や面談による法律相談を行う&gt; dct:dateSubmitted  “2013-09-30T14:00:00+09:00”^^xsd:dateTime }" calcext:value-type="string">
            <text:p>INSERT DATA { &lt;http://data.open-opinion.org/socia/data/Goal/電話や面談による法律相談を行う&gt; dct:dateSubmitted <text:s/>“2013-09-30T14:00:00+09:00”^^xsd:dateTime }</text:p>
          </table:table-cell>
        </table:table-row>
        <table:table-row table:style-name="ro2">
          <table:table-cell table:style-name="ce7" office:value-type="string" calcext:value-type="string">
            <text:p>http://data.open-opinion.org/socia/data/Goal/避難者への聞き取り調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7];&quot;&gt;&quot;;[.$E$3];[.F527];[.$G$3])" office:value-type="string" office:string-value="INSERT DATA { &lt;http://data.open-opinion.org/socia/data/Goal/避難者への聞き取り調査を行う&gt; dct:dateSubmitted  “2013-09-30T14:00:00+09:00”^^xsd:dateTime }" calcext:value-type="string">
            <text:p>INSERT DATA { &lt;http://data.open-opinion.org/socia/data/Goal/避難者への聞き取り調査を行う&gt; dct:dateSubmitted <text:s/>“2013-09-30T14:00:00+09:00”^^xsd:dateTime }</text:p>
          </table:table-cell>
        </table:table-row>
        <table:table-row table:style-name="ro2">
          <table:table-cell table:style-name="ce7" office:value-type="string" calcext:value-type="string">
            <text:p>http://data.open-opinion.org/socia/data/Goal/被災者を継続的に支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8];&quot;&gt;&quot;;[.$E$3];[.F528];[.$G$3])" office:value-type="string" office:string-value="INSERT DATA { &lt;http://data.open-opinion.org/socia/data/Goal/被災者を継続的に支援する&gt; dct:dateSubmitted  “2013-09-30T14:00:00+09:00”^^xsd:dateTime }" calcext:value-type="string">
            <text:p>INSERT DATA { &lt;http://data.open-opinion.org/socia/data/Goal/被災者を継続的に支援する&gt; dct:dateSubmitted <text:s/>“2013-09-30T14:00:00+09:00”^^xsd:dateTime }</text:p>
          </table:table-cell>
        </table:table-row>
        <table:table-row table:style-name="ro2">
          <table:table-cell table:style-name="ce7" office:value-type="string" calcext:value-type="string">
            <text:p>http://data.open-opinion.org/socia/data/Goal/母子家庭と同じサービスを受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29];&quot;&gt;&quot;;[.$E$3];[.F529];[.$G$3])" office:value-type="string" office:string-value="INSERT DATA { &lt;http://data.open-opinion.org/socia/data/Goal/母子家庭と同じサービスを受ける&gt; dct:dateSubmitted  “2013-09-30T14:00:00+09:00”^^xsd:dateTime }" calcext:value-type="string">
            <text:p>INSERT DATA { &lt;http://data.open-opinion.org/socia/data/Goal/母子家庭と同じサービスを受ける&gt; dct:dateSubmitted <text:s/>“2013-09-30T14:00:00+09:00”^^xsd:dateTime }</text:p>
          </table:table-cell>
        </table:table-row>
        <table:table-row table:style-name="ro2">
          <table:table-cell table:style-name="ce7" office:value-type="string" calcext:value-type="string">
            <text:p>http://data.open-opinion.org/socia/data/Goal/子育て中の母親を雇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0];&quot;&gt;&quot;;[.$E$3];[.F530];[.$G$3])" office:value-type="string" office:string-value="INSERT DATA { &lt;http://data.open-opinion.org/socia/data/Goal/子育て中の母親を雇用する&gt; dct:dateSubmitted  “2013-09-30T14:00:00+09:00”^^xsd:dateTime }" calcext:value-type="string">
            <text:p>INSERT DATA { &lt;http://data.open-opinion.org/socia/data/Goal/子育て中の母親を雇用する&gt; dct:dateSubmitted <text:s/>“2013-09-30T14:00:00+09:00”^^xsd:dateTime }</text:p>
          </table:table-cell>
        </table:table-row>
        <table:table-row table:style-name="ro2">
          <table:table-cell table:style-name="ce7" office:value-type="string" calcext:value-type="string">
            <text:p>http://data.open-opinion.org/socia/data/Goal/子どもたちの将来の土台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1];&quot;&gt;&quot;;[.$E$3];[.F531];[.$G$3])" office:value-type="string" office:string-value="INSERT DATA { &lt;http://data.open-opinion.org/socia/data/Goal/子どもたちの将来の土台を作る&gt; dct:dateSubmitted  “2013-09-30T14:00:00+09:00”^^xsd:dateTime }" calcext:value-type="string">
            <text:p>INSERT DATA { &lt;http://data.open-opinion.org/socia/data/Goal/子どもたちの将来の土台を作る&gt; dct:dateSubmitted <text:s/>“2013-09-30T14:00:00+09:00”^^xsd:dateTime }</text:p>
          </table:table-cell>
        </table:table-row>
        <table:table-row table:style-name="ro2">
          <table:table-cell table:style-name="ce7" office:value-type="string" calcext:value-type="string">
            <text:p>http://data.open-opinion.org/socia/data/Goal/気仙沼に工房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2];&quot;&gt;&quot;;[.$E$3];[.F532];[.$G$3])" office:value-type="string" office:string-value="INSERT DATA { &lt;http://data.open-opinion.org/socia/data/Goal/気仙沼に工房を作る&gt; dct:dateSubmitted  “2013-09-30T14:00:00+09:00”^^xsd:dateTime }" calcext:value-type="string">
            <text:p>INSERT DATA { &lt;http://data.open-opinion.org/socia/data/Goal/気仙沼に工房を作る&gt; dct:dateSubmitted <text:s/>“2013-09-30T14:00:00+09:00”^^xsd:dateTime }</text:p>
          </table:table-cell>
        </table:table-row>
        <table:table-row table:style-name="ro2">
          <table:table-cell table:style-name="ce7" office:value-type="string" calcext:value-type="string">
            <text:p>http://data.open-opinion.org/socia/data/Goal/30人の雇用を生み出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3];&quot;&gt;&quot;;[.$E$3];[.F533];[.$G$3])" office:value-type="string" office:string-value="INSERT DATA { &lt;http://data.open-opinion.org/socia/data/Goal/30人の雇用を生み出す&gt; dct:dateSubmitted  “2013-09-30T14:00:00+09:00”^^xsd:dateTime }" calcext:value-type="string">
            <text:p>INSERT DATA { &lt;http://data.open-opinion.org/socia/data/Goal/30人の雇用を生み出す&gt; dct:dateSubmitted <text:s/>“2013-09-30T14:00:00+09:00”^^xsd:dateTime }</text:p>
          </table:table-cell>
        </table:table-row>
        <table:table-row table:style-name="ro2">
          <table:table-cell table:style-name="ce7" office:value-type="string" calcext:value-type="string">
            <text:p>http://data.open-opinion.org/socia/data/Goal/第５回インターナショナル・マイクロファイナンス賞をピースジャムの佐藤賢さんに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4];&quot;&gt;&quot;;[.$E$3];[.F534];[.$G$3])" office:value-type="string" office:string-value="INSERT DATA { &lt;http://data.open-opinion.org/socia/data/Goal/第５回インターナショナル・マイクロファイナンス賞をピースジャムの佐藤賢さんに送る&gt; dct:dateSubmitted  “2013-09-30T14:00:00+09:00”^^xsd:dateTime }" calcext:value-type="string">
            <text:p>INSERT DATA { &lt;http://data.open-opinion.org/socia/data/Goal/第５回インターナショナル・マイクロファイナンス賞をピースジャムの佐藤賢さんに送る&gt; dct:dateSubmitted <text:s/>“2013-09-30T14:00:00+09:00”^^xsd:dateTime }</text:p>
          </table:table-cell>
        </table:table-row>
        <table:table-row table:style-name="ro2">
          <table:table-cell table:style-name="ce7" office:value-type="string" calcext:value-type="string">
            <text:p>http://data.open-opinion.org/socia/data/Goal/三陸復興トモダチ基金の助成を受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5];&quot;&gt;&quot;;[.$E$3];[.F535];[.$G$3])" office:value-type="string" office:string-value="INSERT DATA { &lt;http://data.open-opinion.org/socia/data/Goal/三陸復興トモダチ基金の助成を受ける&gt; dct:dateSubmitted  “2013-09-30T14:00:00+09:00”^^xsd:dateTime }" calcext:value-type="string">
            <text:p>INSERT DATA { &lt;http://data.open-opinion.org/socia/data/Goal/三陸復興トモダチ基金の助成を受ける&gt; dct:dateSubmitted <text:s/>“2013-09-30T14:00:00+09:00”^^xsd:dateTime }</text:p>
          </table:table-cell>
        </table:table-row>
        <table:table-row table:style-name="ro2">
          <table:table-cell table:style-name="ce7" office:value-type="string" calcext:value-type="string">
            <text:p>http://data.open-opinion.org/socia/data/Goal/東京電力が損害賠償として１３億１５００万円富岡町に払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6];&quot;&gt;&quot;;[.$E$3];[.F536];[.$G$3])" office:value-type="string" office:string-value="INSERT DATA { &lt;http://data.open-opinion.org/socia/data/Goal/東京電力が損害賠償として１３億１５００万円富岡町に払う&gt; dct:dateSubmitted  “2013-09-30T14:00:00+09:00”^^xsd:dateTime }" calcext:value-type="string">
            <text:p>INSERT DATA { &lt;http://data.open-opinion.org/socia/data/Goal/東京電力が損害賠償として１３億１５００万円富岡町に払う&gt; dct:dateSubmitted <text:s/>“2013-09-30T14:00:00+09:00”^^xsd:dateTime }</text:p>
          </table:table-cell>
        </table:table-row>
        <table:table-row table:style-name="ro2">
          <table:table-cell table:style-name="ce7" office:value-type="string" calcext:value-type="string">
            <text:p>http://data.open-opinion.org/socia/data/Goal/本来ならば得られるはずだった水道使用料やたばこ税などの減収分を東電が補償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7];&quot;&gt;&quot;;[.$E$3];[.F537];[.$G$3])" office:value-type="string" office:string-value="INSERT DATA { &lt;http://data.open-opinion.org/socia/data/Goal/本来ならば得られるはずだった水道使用料やたばこ税などの減収分を東電が補償する&gt; dct:dateSubmitted  “2013-09-30T14:00:00+09:00”^^xsd:dateTime }" calcext:value-type="string">
            <text:p>INSERT DATA { &lt;http://data.open-opinion.org/socia/data/Goal/本来ならば得られるはずだった水道使用料やたばこ税などの減収分を東電が補償する&gt; dct:dateSubmitted <text:s/>“2013-09-30T14:00:00+09:00”^^xsd:dateTime }</text:p>
          </table:table-cell>
        </table:table-row>
        <table:table-row table:style-name="ro2">
          <table:table-cell table:style-name="ce7" office:value-type="string" calcext:value-type="string">
            <text:p>http://data.open-opinion.org/socia/data/Goal/避難先での学校・仮庁舎の建設費を東電が補償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8];&quot;&gt;&quot;;[.$E$3];[.F538];[.$G$3])" office:value-type="string" office:string-value="INSERT DATA { &lt;http://data.open-opinion.org/socia/data/Goal/避難先での学校・仮庁舎の建設費を東電が補償する&gt; dct:dateSubmitted  “2013-09-30T14:00:00+09:00”^^xsd:dateTime }" calcext:value-type="string">
            <text:p>INSERT DATA { &lt;http://data.open-opinion.org/socia/data/Goal/避難先での学校・仮庁舎の建設費を東電が補償する&gt; dct:dateSubmitted <text:s/>“2013-09-30T14:00:00+09:00”^^xsd:dateTime }</text:p>
          </table:table-cell>
        </table:table-row>
        <table:table-row table:style-name="ro2">
          <table:table-cell table:style-name="ce7" office:value-type="string" calcext:value-type="string">
            <text:p>http://data.open-opinion.org/socia/data/Goal/東日本大震災津波で被害に遭った文化財の救援活動報告の展示会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39];&quot;&gt;&quot;;[.$E$3];[.F539];[.$G$3])" office:value-type="string" office:string-value="INSERT DATA { &lt;http://data.open-opinion.org/socia/data/Goal/東日本大震災津波で被害に遭った文化財の救援活動報告の展示会を行う&gt; dct:dateSubmitted  “2013-09-30T14:00:00+09:00”^^xsd:dateTime }" calcext:value-type="string">
            <text:p>INSERT DATA { &lt;http://data.open-opinion.org/socia/data/Goal/東日本大震災津波で被害に遭った文化財の救援活動報告の展示会を行う&gt; dct:dateSubmitted <text:s/>“2013-09-30T14:00:00+09:00”^^xsd:dateTime }</text:p>
          </table:table-cell>
        </table:table-row>
        <table:table-row table:style-name="ro2">
          <table:table-cell table:style-name="ce7" office:value-type="string" calcext:value-type="string">
            <text:p>http://data.open-opinion.org/socia/data/Goal/被災資料の現状報告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0];&quot;&gt;&quot;;[.$E$3];[.F540];[.$G$3])" office:value-type="string" office:string-value="INSERT DATA { &lt;http://data.open-opinion.org/socia/data/Goal/被災資料の現状報告を行う&gt; dct:dateSubmitted  “2013-09-30T14:00:00+09:00”^^xsd:dateTime }" calcext:value-type="string">
            <text:p>INSERT DATA { &lt;http://data.open-opinion.org/socia/data/Goal/被災資料の現状報告を行う&gt; dct:dateSubmitted <text:s/>“2013-09-30T14:00:00+09:00”^^xsd:dateTime }</text:p>
          </table:table-cell>
        </table:table-row>
        <table:table-row table:style-name="ro2">
          <table:table-cell table:style-name="ce7" office:value-type="string" calcext:value-type="string">
            <text:p>http://data.open-opinion.org/socia/data/Goal/これまでの文化財救助活動への全国の支援に感謝を表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1];&quot;&gt;&quot;;[.$E$3];[.F541];[.$G$3])" office:value-type="string" office:string-value="INSERT DATA { &lt;http://data.open-opinion.org/socia/data/Goal/これまでの文化財救助活動への全国の支援に感謝を表明する&gt; dct:dateSubmitted  “2013-09-30T14:00:00+09:00”^^xsd:dateTime }" calcext:value-type="string">
            <text:p>INSERT DATA { &lt;http://data.open-opinion.org/socia/data/Goal/これまでの文化財救助活動への全国の支援に感謝を表明する&gt; dct:dateSubmitted <text:s/>“2013-09-30T14:00:00+09:00”^^xsd:dateTime }</text:p>
          </table:table-cell>
        </table:table-row>
        <table:table-row table:style-name="ro2">
          <table:table-cell table:style-name="ce7" office:value-type="string" calcext:value-type="string">
            <text:p>http://data.open-opinion.org/socia/data/Goal/これからの文化財救援活動への支援を呼びか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2];&quot;&gt;&quot;;[.$E$3];[.F542];[.$G$3])" office:value-type="string" office:string-value="INSERT DATA { &lt;http://data.open-opinion.org/socia/data/Goal/これからの文化財救援活動への支援を呼びかける&gt; dct:dateSubmitted  “2013-09-30T14:00:00+09:00”^^xsd:dateTime }" calcext:value-type="string">
            <text:p>INSERT DATA { &lt;http://data.open-opinion.org/socia/data/Goal/これからの文化財救援活動への支援を呼びかける&gt; dct:dateSubmitted <text:s/>“2013-09-30T14:00:00+09:00”^^xsd:dateTime }</text:p>
          </table:table-cell>
        </table:table-row>
        <table:table-row table:style-name="ro2">
          <table:table-cell table:style-name="ce7" office:value-type="string" calcext:value-type="string">
            <text:p>http://data.open-opinion.org/socia/data/Goal/津波のため塩に浸かった文化財の修復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3];&quot;&gt;&quot;;[.$E$3];[.F543];[.$G$3])" office:value-type="string" office:string-value="INSERT DATA { &lt;http://data.open-opinion.org/socia/data/Goal/津波のため塩に浸かった文化財の修復を行う&gt; dct:dateSubmitted  “2013-09-30T14:00:00+09:00”^^xsd:dateTime }" calcext:value-type="string">
            <text:p>INSERT DATA { &lt;http://data.open-opinion.org/socia/data/Goal/津波のため塩に浸かった文化財の修復を行う&gt; dct:dateSubmitted <text:s/>“2013-09-30T14:00:00+09:00”^^xsd:dateTime }</text:p>
          </table:table-cell>
        </table:table-row>
        <table:table-row table:style-name="ro2">
          <table:table-cell table:style-name="ce7" office:value-type="string" calcext:value-type="string">
            <text:p>http://data.open-opinion.org/socia/data/Goal/災害研究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4];&quot;&gt;&quot;;[.$E$3];[.F544];[.$G$3])" office:value-type="string" office:string-value="INSERT DATA { &lt;http://data.open-opinion.org/socia/data/Goal/災害研究を行う&gt; dct:dateSubmitted  “2013-09-30T14:00:00+09:00”^^xsd:dateTime }" calcext:value-type="string">
            <text:p>INSERT DATA { &lt;http://data.open-opinion.org/socia/data/Goal/災害研究を行う&gt; dct:dateSubmitted <text:s/>“2013-09-30T14:00:00+09:00”^^xsd:dateTime }</text:p>
          </table:table-cell>
        </table:table-row>
        <table:table-row table:style-name="ro2">
          <table:table-cell table:style-name="ce7" office:value-type="string" calcext:value-type="string">
            <text:p>http://data.open-opinion.org/socia/data/Goal/阪神大震災被災の経験を活か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5];&quot;&gt;&quot;;[.$E$3];[.F545];[.$G$3])" office:value-type="string" office:string-value="INSERT DATA { &lt;http://data.open-opinion.org/socia/data/Goal/阪神大震災被災の経験を活かす&gt; dct:dateSubmitted  “2013-09-30T14:00:00+09:00”^^xsd:dateTime }" calcext:value-type="string">
            <text:p>INSERT DATA { &lt;http://data.open-opinion.org/socia/data/Goal/阪神大震災被災の経験を活かす&gt; dct:dateSubmitted <text:s/>“2013-09-30T14:00:00+09:00”^^xsd:dateTime }</text:p>
          </table:table-cell>
        </table:table-row>
        <table:table-row table:style-name="ro2">
          <table:table-cell table:style-name="ce7" office:value-type="string" calcext:value-type="string">
            <text:p>http://data.open-opinion.org/socia/data/Goal/被災者が他地域に移り住んだ時に地域社会に起こる変化について研究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6];&quot;&gt;&quot;;[.$E$3];[.F546];[.$G$3])" office:value-type="string" office:string-value="INSERT DATA { &lt;http://data.open-opinion.org/socia/data/Goal/被災者が他地域に移り住んだ時に地域社会に起こる変化について研究する&gt; dct:dateSubmitted  “2013-09-30T14:00:00+09:00”^^xsd:dateTime }" calcext:value-type="string">
            <text:p>INSERT DATA { &lt;http://data.open-opinion.org/socia/data/Goal/被災者が他地域に移り住んだ時に地域社会に起こる変化について研究する&gt; dct:dateSubmitted <text:s/>“2013-09-30T14:00:00+09:00”^^xsd:dateTime }</text:p>
          </table:table-cell>
        </table:table-row>
        <table:table-row table:style-name="ro2">
          <table:table-cell table:style-name="ce7" office:value-type="string" calcext:value-type="string">
            <text:p>http://data.open-opinion.org/socia/data/Goal/復興庁を被災地に移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7];&quot;&gt;&quot;;[.$E$3];[.F547];[.$G$3])" office:value-type="string" office:string-value="INSERT DATA { &lt;http://data.open-opinion.org/socia/data/Goal/復興庁を被災地に移転する&gt; dct:dateSubmitted  “2013-09-30T14:00:00+09:00”^^xsd:dateTime }" calcext:value-type="string">
            <text:p>INSERT DATA { &lt;http://data.open-opinion.org/socia/data/Goal/復興庁を被災地に移転する&gt; dct:dateSubmitted <text:s/>“2013-09-30T14:00:00+09:00”^^xsd:dateTime }</text:p>
          </table:table-cell>
        </table:table-row>
        <table:table-row table:style-name="ro2">
          <table:table-cell table:style-name="ce7" office:value-type="string" calcext:value-type="string">
            <text:p>http://data.open-opinion.org/socia/data/Goal/各自治体の現状に合わせた支援態勢を取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8];&quot;&gt;&quot;;[.$E$3];[.F548];[.$G$3])" office:value-type="string" office:string-value="INSERT DATA { &lt;http://data.open-opinion.org/socia/data/Goal/各自治体の現状に合わせた支援態勢を取る&gt; dct:dateSubmitted  “2013-09-30T14:00:00+09:00”^^xsd:dateTime }" calcext:value-type="string">
            <text:p>INSERT DATA { &lt;http://data.open-opinion.org/socia/data/Goal/各自治体の現状に合わせた支援態勢を取る&gt; dct:dateSubmitted <text:s/>“2013-09-30T14:00:00+09:00”^^xsd:dateTime }</text:p>
          </table:table-cell>
        </table:table-row>
        <table:table-row table:style-name="ro2">
          <table:table-cell table:style-name="ce7" office:value-type="string" calcext:value-type="string">
            <text:p>http://data.open-opinion.org/socia/data/Goal/他省庁との調整機能を重視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49];&quot;&gt;&quot;;[.$E$3];[.F549];[.$G$3])" office:value-type="string" office:string-value="INSERT DATA { &lt;http://data.open-opinion.org/socia/data/Goal/他省庁との調整機能を重視する&gt; dct:dateSubmitted  “2013-09-30T14:00:00+09:00”^^xsd:dateTime }" calcext:value-type="string">
            <text:p>INSERT DATA { &lt;http://data.open-opinion.org/socia/data/Goal/他省庁との調整機能を重視する&gt; dct:dateSubmitted <text:s/>“2013-09-30T14:00:00+09:00”^^xsd:dateTime }</text:p>
          </table:table-cell>
        </table:table-row>
        <table:table-row table:style-name="ro2">
          <table:table-cell table:style-name="ce7" office:value-type="string" calcext:value-type="string">
            <text:p>http://data.open-opinion.org/socia/data/Goal/移転の議論で復興を妨げ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0];&quot;&gt;&quot;;[.$E$3];[.F550];[.$G$3])" office:value-type="string" office:string-value="INSERT DATA { &lt;http://data.open-opinion.org/socia/data/Goal/移転の議論で復興を妨げない&gt; dct:dateSubmitted  “2013-09-30T14:00:00+09:00”^^xsd:dateTime }" calcext:value-type="string">
            <text:p>INSERT DATA { &lt;http://data.open-opinion.org/socia/data/Goal/移転の議論で復興を妨げない&gt; dct:dateSubmitted <text:s/>“2013-09-30T14:00:00+09:00”^^xsd:dateTime }</text:p>
          </table:table-cell>
        </table:table-row>
        <table:table-row table:style-name="ro2">
          <table:table-cell table:style-name="ce7" office:value-type="string" calcext:value-type="string">
            <text:p>http://data.open-opinion.org/socia/data/Goal/適切な手法で除染しているかどうかを調査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1];&quot;&gt;&quot;;[.$E$3];[.F551];[.$G$3])" office:value-type="string" office:string-value="INSERT DATA { &lt;http://data.open-opinion.org/socia/data/Goal/適切な手法で除染しているかどうかを調査する&gt; dct:dateSubmitted  “2013-09-30T14:00:00+09:00”^^xsd:dateTime }" calcext:value-type="string">
            <text:p>INSERT DATA { &lt;http://data.open-opinion.org/socia/data/Goal/適切な手法で除染しているかどうかを調査する&gt; dct:dateSubmitted <text:s/>“2013-09-30T14:00:00+09:00”^^xsd:dateTime }</text:p>
          </table:table-cell>
        </table:table-row>
        <table:table-row table:style-name="ro2">
          <table:table-cell table:style-name="ce7" office:value-type="string" calcext:value-type="string">
            <text:p>http://data.open-opinion.org/socia/data/Goal/除染現場に環境省職員を配置し、監視を強化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2];&quot;&gt;&quot;;[.$E$3];[.F552];[.$G$3])" office:value-type="string" office:string-value="INSERT DATA { &lt;http://data.open-opinion.org/socia/data/Goal/除染現場に環境省職員を配置し、監視を強化す&gt; dct:dateSubmitted  “2013-09-30T14:00:00+09:00”^^xsd:dateTime }" calcext:value-type="string">
            <text:p>INSERT DATA { &lt;http://data.open-opinion.org/socia/data/Goal/除染現場に環境省職員を配置し、監視を強化す&gt; dct:dateSubmitted <text:s/>“2013-09-30T14:00:00+09:00”^^xsd:dateTime }</text:p>
          </table:table-cell>
        </table:table-row>
        <table:table-row table:style-name="ro2">
          <table:table-cell table:style-name="ce7" office:value-type="string" calcext:value-type="string">
            <text:p>http://data.open-opinion.org/socia/data/Goal/除染に関する通報への省内対応について調査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3];&quot;&gt;&quot;;[.$E$3];[.F553];[.$G$3])" office:value-type="string" office:string-value="INSERT DATA { &lt;http://data.open-opinion.org/socia/data/Goal/除染に関する通報への省内対応について調査する&gt; dct:dateSubmitted  “2013-09-30T14:00:00+09:00”^^xsd:dateTime }" calcext:value-type="string">
            <text:p>INSERT DATA { &lt;http://data.open-opinion.org/socia/data/Goal/除染に関する通報への省内対応について調査する&gt; dct:dateSubmitted <text:s/>“2013-09-30T14:00:00+09:00”^^xsd:dateTime }</text:p>
          </table:table-cell>
        </table:table-row>
        <table:table-row table:style-name="ro2">
          <table:table-cell table:style-name="ce7" office:value-type="string" calcext:value-type="string">
            <text:p>http://data.open-opinion.org/socia/data/Goal/現場責任者に聞き取り調査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4];&quot;&gt;&quot;;[.$E$3];[.F554];[.$G$3])" office:value-type="string" office:string-value="INSERT DATA { &lt;http://data.open-opinion.org/socia/data/Goal/現場責任者に聞き取り調査を行う&gt; dct:dateSubmitted  “2013-09-30T14:00:00+09:00”^^xsd:dateTime }" calcext:value-type="string">
            <text:p>INSERT DATA { &lt;http://data.open-opinion.org/socia/data/Goal/現場責任者に聞き取り調査を行う&gt; dct:dateSubmitted <text:s/>“2013-09-30T14:00:00+09:00”^^xsd:dateTime }</text:p>
          </table:table-cell>
        </table:table-row>
        <table:table-row table:style-name="ro2">
          <table:table-cell table:style-name="ce7" office:value-type="string" calcext:value-type="string">
            <text:p>http://data.open-opinion.org/socia/data/Goal/手抜き除染の再発防止策をまと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5];&quot;&gt;&quot;;[.$E$3];[.F555];[.$G$3])" office:value-type="string" office:string-value="INSERT DATA { &lt;http://data.open-opinion.org/socia/data/Goal/手抜き除染の再発防止策をまとめる&gt; dct:dateSubmitted  “2013-09-30T14:00:00+09:00”^^xsd:dateTime }" calcext:value-type="string">
            <text:p>INSERT DATA { &lt;http://data.open-opinion.org/socia/data/Goal/手抜き除染の再発防止策をまとめる&gt; dct:dateSubmitted <text:s/>“2013-09-30T14:00:00+09:00”^^xsd:dateTime }</text:p>
          </table:table-cell>
        </table:table-row>
        <table:table-row table:style-name="ro2">
          <table:table-cell table:style-name="ce7" office:value-type="string" calcext:value-type="string">
            <text:p>http://data.open-opinion.org/socia/data/Goal/スピード感を持って手抜き除染再発防止に対応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6];&quot;&gt;&quot;;[.$E$3];[.F556];[.$G$3])" office:value-type="string" office:string-value="INSERT DATA { &lt;http://data.open-opinion.org/socia/data/Goal/スピード感を持って手抜き除染再発防止に対応する&gt; dct:dateSubmitted  “2013-09-30T14:00:00+09:00”^^xsd:dateTime }" calcext:value-type="string">
            <text:p>INSERT DATA { &lt;http://data.open-opinion.org/socia/data/Goal/スピード感を持って手抜き除染再発防止に対応する&gt; dct:dateSubmitted <text:s/>“2013-09-30T14:00:00+09:00”^^xsd:dateTime }</text:p>
          </table:table-cell>
        </table:table-row>
        <table:table-row table:style-name="ro2">
          <table:table-cell table:style-name="ce7" office:value-type="string" calcext:value-type="string">
            <text:p>http://data.open-opinion.org/socia/data/Goal/手抜き除染による汚染に対する国民の不安をなく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7];&quot;&gt;&quot;;[.$E$3];[.F557];[.$G$3])" office:value-type="string" office:string-value="INSERT DATA { &lt;http://data.open-opinion.org/socia/data/Goal/手抜き除染による汚染に対する国民の不安をなくす&gt; dct:dateSubmitted  “2013-09-30T14:00:00+09:00”^^xsd:dateTime }" calcext:value-type="string">
            <text:p>INSERT DATA { &lt;http://data.open-opinion.org/socia/data/Goal/手抜き除染による汚染に対する国民の不安をなくす&gt; dct:dateSubmitted <text:s/>“2013-09-30T14:00:00+09:00”^^xsd:dateTime }</text:p>
          </table:table-cell>
        </table:table-row>
        <table:table-row table:style-name="ro2">
          <table:table-cell table:style-name="ce7" office:value-type="string" calcext:value-type="string">
            <text:p>http://data.open-opinion.org/socia/data/Goal/双葉郡全体の復興</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8];&quot;&gt;&quot;;[.$E$3];[.F558];[.$G$3])" office:value-type="string" office:string-value="INSERT DATA { &lt;http://data.open-opinion.org/socia/data/Goal/双葉郡全体の復興&gt; dct:dateSubmitted  “2013-09-30T14:00:00+09:00”^^xsd:dateTime }" calcext:value-type="string">
            <text:p>INSERT DATA { &lt;http://data.open-opinion.org/socia/data/Goal/双葉郡全体の復興&gt; dct:dateSubmitted <text:s/>“2013-09-30T14:00:00+09:00”^^xsd:dateTime }</text:p>
          </table:table-cell>
        </table:table-row>
        <table:table-row table:style-name="ro2">
          <table:table-cell table:style-name="ce7" office:value-type="string" calcext:value-type="string">
            <text:p>http://data.open-opinion.org/socia/data/Goal/双葉郡の人材育成ビジョンを2013年5月に策定</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59];&quot;&gt;&quot;;[.$E$3];[.F559];[.$G$3])" office:value-type="string" office:string-value="INSERT DATA { &lt;http://data.open-opinion.org/socia/data/Goal/双葉郡の人材育成ビジョンを2013年5月に策定&gt; dct:dateSubmitted  “2013-09-30T14:00:00+09:00”^^xsd:dateTime }" calcext:value-type="string">
            <text:p>INSERT DATA { &lt;http://data.open-opinion.org/socia/data/Goal/双葉郡の人材育成ビジョンを2013年5月に策定&gt; dct:dateSubmitted <text:s/>“2013-09-30T14:00:00+09:00”^^xsd:dateTime }</text:p>
          </table:table-cell>
        </table:table-row>
        <table:table-row table:style-name="ro2">
          <table:table-cell table:style-name="ce7" office:value-type="string" calcext:value-type="string">
            <text:p>http://data.open-opinion.org/socia/data/Goal/復興に向けた育むべき人材像検討</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0];&quot;&gt;&quot;;[.$E$3];[.F560];[.$G$3])" office:value-type="string" office:string-value="INSERT DATA { &lt;http://data.open-opinion.org/socia/data/Goal/復興に向けた育むべき人材像検討&gt; dct:dateSubmitted  “2013-09-30T14:00:00+09:00”^^xsd:dateTime }" calcext:value-type="string">
            <text:p>INSERT DATA { &lt;http://data.open-opinion.org/socia/data/Goal/復興に向けた育むべき人材像検討&gt; dct:dateSubmitted <text:s/>“2013-09-30T14:00:00+09:00”^^xsd:dateTime }</text:p>
          </table:table-cell>
        </table:table-row>
        <table:table-row table:style-name="ro2">
          <table:table-cell table:style-name="ce7" office:value-type="string" calcext:value-type="string">
            <text:p>http://data.open-opinion.org/socia/data/Goal/復興教育検討</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1];&quot;&gt;&quot;;[.$E$3];[.F561];[.$G$3])" office:value-type="string" office:string-value="INSERT DATA { &lt;http://data.open-opinion.org/socia/data/Goal/復興教育検討&gt; dct:dateSubmitted  “2013-09-30T14:00:00+09:00”^^xsd:dateTime }" calcext:value-type="string">
            <text:p>INSERT DATA { &lt;http://data.open-opinion.org/socia/data/Goal/復興教育検討&gt; dct:dateSubmitted <text:s/>“2013-09-30T14:00:00+09:00”^^xsd:dateTime }</text:p>
          </table:table-cell>
        </table:table-row>
        <table:table-row table:style-name="ro2">
          <table:table-cell table:style-name="ce7" office:value-type="string" calcext:value-type="string">
            <text:p>http://data.open-opinion.org/socia/data/Goal/人材育成のロードマップ検討</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2];&quot;&gt;&quot;;[.$E$3];[.F562];[.$G$3])" office:value-type="string" office:string-value="INSERT DATA { &lt;http://data.open-opinion.org/socia/data/Goal/人材育成のロードマップ検討&gt; dct:dateSubmitted  “2013-09-30T14:00:00+09:00”^^xsd:dateTime }" calcext:value-type="string">
            <text:p>INSERT DATA { &lt;http://data.open-opinion.org/socia/data/Goal/人材育成のロードマップ検討&gt; dct:dateSubmitted <text:s/>“2013-09-30T14:00:00+09:00”^^xsd:dateTime }</text:p>
          </table:table-cell>
        </table:table-row>
        <table:table-row table:style-name="ro2">
          <table:table-cell table:style-name="ce7" office:value-type="string" calcext:value-type="string">
            <text:p>http://data.open-opinion.org/socia/data/Goal/毎月会合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3];&quot;&gt;&quot;;[.$E$3];[.F563];[.$G$3])" office:value-type="string" office:string-value="INSERT DATA { &lt;http://data.open-opinion.org/socia/data/Goal/毎月会合を行う&gt; dct:dateSubmitted  “2013-09-30T14:00:00+09:00”^^xsd:dateTime }" calcext:value-type="string">
            <text:p>INSERT DATA { &lt;http://data.open-opinion.org/socia/data/Goal/毎月会合を行う&gt; dct:dateSubmitted <text:s/>“2013-09-30T14:00:00+09:00”^^xsd:dateTime }</text:p>
          </table:table-cell>
        </table:table-row>
        <table:table-row table:style-name="ro2">
          <table:table-cell table:style-name="ce7" office:value-type="string" calcext:value-type="string">
            <text:p>http://data.open-opinion.org/socia/data/Goal/コウナゴ漁の試験操業を実施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4];&quot;&gt;&quot;;[.$E$3];[.F564];[.$G$3])" office:value-type="string" office:string-value="INSERT DATA { &lt;http://data.open-opinion.org/socia/data/Goal/コウナゴ漁の試験操業を実施する&gt; dct:dateSubmitted  “2013-09-30T14:00:00+09:00”^^xsd:dateTime }" calcext:value-type="string">
            <text:p>INSERT DATA { &lt;http://data.open-opinion.org/socia/data/Goal/コウナゴ漁の試験操業を実施する&gt; dct:dateSubmitted <text:s/>“2013-09-30T14:00:00+09:00”^^xsd:dateTime }</text:p>
          </table:table-cell>
        </table:table-row>
        <table:table-row table:style-name="ro2">
          <table:table-cell table:style-name="ce7" office:value-type="string" calcext:value-type="string">
            <text:p>http://data.open-opinion.org/socia/data/Goal/緊急雇用事業を受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5];&quot;&gt;&quot;;[.$E$3];[.F565];[.$G$3])" office:value-type="string" office:string-value="INSERT DATA { &lt;http://data.open-opinion.org/socia/data/Goal/緊急雇用事業を受ける&gt; dct:dateSubmitted  “2013-09-30T14:00:00+09:00”^^xsd:dateTime }" calcext:value-type="string">
            <text:p>INSERT DATA { &lt;http://data.open-opinion.org/socia/data/Goal/緊急雇用事業を受ける&gt; dct:dateSubmitted <text:s/>“2013-09-30T14:00:00+09:00”^^xsd:dateTime }</text:p>
          </table:table-cell>
        </table:table-row>
        <table:table-row table:style-name="ro2">
          <table:table-cell table:style-name="ce7" office:value-type="string" calcext:value-type="string">
            <text:p>http://data.open-opinion.org/socia/data/Goal/大雪りばぁねっと。の活動を休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6];&quot;&gt;&quot;;[.$E$3];[.F566];[.$G$3])" office:value-type="string" office:string-value="INSERT DATA { &lt;http://data.open-opinion.org/socia/data/Goal/大雪りばぁねっと。の活動を休止する&gt; dct:dateSubmitted  “2013-09-30T14:00:00+09:00”^^xsd:dateTime }" calcext:value-type="string">
            <text:p>INSERT DATA { &lt;http://data.open-opinion.org/socia/data/Goal/大雪りばぁねっと。の活動を休止する&gt; dct:dateSubmitted <text:s/>“2013-09-30T14:00:00+09:00”^^xsd:dateTime }</text:p>
          </table:table-cell>
        </table:table-row>
        <table:table-row table:style-name="ro2">
          <table:table-cell table:style-name="ce7" office:value-type="string" calcext:value-type="string">
            <text:p>http://data.open-opinion.org/socia/data/Goal/大雪りばぁねっと。全従事者の解雇</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7];&quot;&gt;&quot;;[.$E$3];[.F567];[.$G$3])" office:value-type="string" office:string-value="INSERT DATA { &lt;http://data.open-opinion.org/socia/data/Goal/大雪りばぁねっと。全従事者の解雇&gt; dct:dateSubmitted  “2013-09-30T14:00:00+09:00”^^xsd:dateTime }" calcext:value-type="string">
            <text:p>INSERT DATA { &lt;http://data.open-opinion.org/socia/data/Goal/大雪りばぁねっと。全従事者の解雇&gt; dct:dateSubmitted <text:s/>“2013-09-30T14:00:00+09:00”^^xsd:dateTime }</text:p>
          </table:table-cell>
        </table:table-row>
        <table:table-row table:style-name="ro2">
          <table:table-cell table:style-name="ce7" office:value-type="string" calcext:value-type="string">
            <text:p>http://data.open-opinion.org/socia/data/Goal/山田町の雇用を確保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8];&quot;&gt;&quot;;[.$E$3];[.F568];[.$G$3])" office:value-type="string" office:string-value="INSERT DATA { &lt;http://data.open-opinion.org/socia/data/Goal/山田町の雇用を確保する&gt; dct:dateSubmitted  “2013-09-30T14:00:00+09:00”^^xsd:dateTime }" calcext:value-type="string">
            <text:p>INSERT DATA { &lt;http://data.open-opinion.org/socia/data/Goal/山田町の雇用を確保する&gt; dct:dateSubmitted <text:s/>“2013-09-30T14:00:00+09:00”^^xsd:dateTime }</text:p>
          </table:table-cell>
        </table:table-row>
        <table:table-row table:style-name="ro2">
          <table:table-cell table:style-name="ce7" office:value-type="string" calcext:value-type="string">
            <text:p>http://data.open-opinion.org/socia/data/Goal/大雪りばぁねっと。解雇者に雇用保険を給付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69];&quot;&gt;&quot;;[.$E$3];[.F569];[.$G$3])" office:value-type="string" office:string-value="INSERT DATA { &lt;http://data.open-opinion.org/socia/data/Goal/大雪りばぁねっと。解雇者に雇用保険を給付する&gt; dct:dateSubmitted  “2013-09-30T14:00:00+09:00”^^xsd:dateTime }" calcext:value-type="string">
            <text:p>INSERT DATA { &lt;http://data.open-opinion.org/socia/data/Goal/大雪りばぁねっと。解雇者に雇用保険を給付する&gt; dct:dateSubmitted <text:s/>“2013-09-30T14:00:00+09:00”^^xsd:dateTime }</text:p>
          </table:table-cell>
        </table:table-row>
        <table:table-row table:style-name="ro2">
          <table:table-cell table:style-name="ce7" office:value-type="string" calcext:value-type="string">
            <text:p>http://data.open-opinion.org/socia/data/Goal/町に大雪りばぁねっと。停止に関する相談窓口を設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0];&quot;&gt;&quot;;[.$E$3];[.F570];[.$G$3])" office:value-type="string" office:string-value="INSERT DATA { &lt;http://data.open-opinion.org/socia/data/Goal/町に大雪りばぁねっと。停止に関する相談窓口を設ける&gt; dct:dateSubmitted  “2013-09-30T14:00:00+09:00”^^xsd:dateTime }" calcext:value-type="string">
            <text:p>INSERT DATA { &lt;http://data.open-opinion.org/socia/data/Goal/町に大雪りばぁねっと。停止に関する相談窓口を設ける&gt; dct:dateSubmitted <text:s/>“2013-09-30T14:00:00+09:00”^^xsd:dateTime }</text:p>
          </table:table-cell>
        </table:table-row>
        <table:table-row table:style-name="ro2">
          <table:table-cell table:style-name="ce7" office:value-type="string" calcext:value-type="string">
            <text:p>http://data.open-opinion.org/socia/data/Goal/大雪りばぁねっと。解雇者に再就職へ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1];&quot;&gt;&quot;;[.$E$3];[.F571];[.$G$3])" office:value-type="string" office:string-value="INSERT DATA { &lt;http://data.open-opinion.org/socia/data/Goal/大雪りばぁねっと。解雇者に再就職への支援を行う&gt; dct:dateSubmitted  “2013-09-30T14:00:00+09:00”^^xsd:dateTime }" calcext:value-type="string">
            <text:p>INSERT DATA { &lt;http://data.open-opinion.org/socia/data/Goal/大雪りばぁねっと。解雇者に再就職への支援を行う&gt; dct:dateSubmitted <text:s/>“2013-09-30T14:00:00+09:00”^^xsd:dateTime }</text:p>
          </table:table-cell>
        </table:table-row>
        <table:table-row table:style-name="ro2">
          <table:table-cell table:style-name="ce7" office:value-type="string" calcext:value-type="string">
            <text:p>http://data.open-opinion.org/socia/data/Goal/復興支援予算を受けて事業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2];&quot;&gt;&quot;;[.$E$3];[.F572];[.$G$3])" office:value-type="string" office:string-value="INSERT DATA { &lt;http://data.open-opinion.org/socia/data/Goal/復興支援予算を受けて事業を行う&gt; dct:dateSubmitted  “2013-09-30T14:00:00+09:00”^^xsd:dateTime }" calcext:value-type="string">
            <text:p>INSERT DATA { &lt;http://data.open-opinion.org/socia/data/Goal/復興支援予算を受けて事業を行う&gt; dct:dateSubmitted <text:s/>“2013-09-30T14:00:00+09:00”^^xsd:dateTime }</text:p>
          </table:table-cell>
        </table:table-row>
        <table:table-row table:style-name="ro2">
          <table:table-cell table:style-name="ce7" office:value-type="string" calcext:value-type="string">
            <text:p>http://data.open-opinion.org/socia/data/Goal/いわき・ときわ路夢街道キャンペーン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3];&quot;&gt;&quot;;[.$E$3];[.F573];[.$G$3])" office:value-type="string" office:string-value="INSERT DATA { &lt;http://data.open-opinion.org/socia/data/Goal/いわき・ときわ路夢街道キャンペーンを行う&gt; dct:dateSubmitted  “2013-09-30T14:00:00+09:00”^^xsd:dateTime }" calcext:value-type="string">
            <text:p>INSERT DATA { &lt;http://data.open-opinion.org/socia/data/Goal/いわき・ときわ路夢街道キャンペーンを行う&gt; dct:dateSubmitted <text:s/>“2013-09-30T14:00:00+09:00”^^xsd:dateTime }</text:p>
          </table:table-cell>
        </table:table-row>
        <table:table-row table:style-name="ro2">
          <table:table-cell table:style-name="ce7" office:value-type="string" calcext:value-type="string">
            <text:p>http://data.open-opinion.org/socia/data/Goal/茨城県への観光客を増や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4];&quot;&gt;&quot;;[.$E$3];[.F574];[.$G$3])" office:value-type="string" office:string-value="INSERT DATA { &lt;http://data.open-opinion.org/socia/data/Goal/茨城県への観光客を増やす&gt; dct:dateSubmitted  “2013-09-30T14:00:00+09:00”^^xsd:dateTime }" calcext:value-type="string">
            <text:p>INSERT DATA { &lt;http://data.open-opinion.org/socia/data/Goal/茨城県への観光客を増やす&gt; dct:dateSubmitted <text:s/>“2013-09-30T14:00:00+09:00”^^xsd:dateTime }</text:p>
          </table:table-cell>
        </table:table-row>
        <table:table-row table:style-name="ro2">
          <table:table-cell table:style-name="ce7" office:value-type="string" calcext:value-type="string">
            <text:p>http://data.open-opinion.org/socia/data/Goal/茨城、福島両県の観光を盛り上げ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5];&quot;&gt;&quot;;[.$E$3];[.F575];[.$G$3])" office:value-type="string" office:string-value="INSERT DATA { &lt;http://data.open-opinion.org/socia/data/Goal/茨城、福島両県の観光を盛り上げる&gt; dct:dateSubmitted  “2013-09-30T14:00:00+09:00”^^xsd:dateTime }" calcext:value-type="string">
            <text:p>INSERT DATA { &lt;http://data.open-opinion.org/socia/data/Goal/茨城、福島両県の観光を盛り上げる&gt; dct:dateSubmitted <text:s/>“2013-09-30T14:00:00+09:00”^^xsd:dateTime }</text:p>
          </table:table-cell>
        </table:table-row>
        <table:table-row table:style-name="ro2">
          <table:table-cell table:style-name="ce7" office:value-type="string" calcext:value-type="string">
            <text:p>http://data.open-opinion.org/socia/data/Goal/JR東日本利用客を増や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6];&quot;&gt;&quot;;[.$E$3];[.F576];[.$G$3])" office:value-type="string" office:string-value="INSERT DATA { &lt;http://data.open-opinion.org/socia/data/Goal/JR東日本利用客を増やす&gt; dct:dateSubmitted  “2013-09-30T14:00:00+09:00”^^xsd:dateTime }" calcext:value-type="string">
            <text:p>INSERT DATA { &lt;http://data.open-opinion.org/socia/data/Goal/JR東日本利用客を増やす&gt; dct:dateSubmitted <text:s/>“2013-09-30T14:00:00+09:00”^^xsd:dateTime }</text:p>
          </table:table-cell>
        </table:table-row>
        <table:table-row table:style-name="ro2">
          <table:table-cell table:style-name="ce7" office:value-type="string" calcext:value-type="string">
            <text:p>http://data.open-opinion.org/socia/data/Goal/地域の活性化</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7];&quot;&gt;&quot;;[.$E$3];[.F577];[.$G$3])" office:value-type="string" office:string-value="INSERT DATA { &lt;http://data.open-opinion.org/socia/data/Goal/地域の活性化&gt; dct:dateSubmitted  “2013-09-30T14:00:00+09:00”^^xsd:dateTime }" calcext:value-type="string">
            <text:p>INSERT DATA { &lt;http://data.open-opinion.org/socia/data/Goal/地域の活性化&gt; dct:dateSubmitted <text:s/>“2013-09-30T14:00:00+09:00”^^xsd:dateTime }</text:p>
          </table:table-cell>
        </table:table-row>
        <table:table-row table:style-name="ro2">
          <table:table-cell table:style-name="ce7" office:value-type="string" calcext:value-type="string">
            <text:p>http://data.open-opinion.org/socia/data/Goal/フクシマオーガニックコットンベイブを販売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8];&quot;&gt;&quot;;[.$E$3];[.F578];[.$G$3])" office:value-type="string" office:string-value="INSERT DATA { &lt;http://data.open-opinion.org/socia/data/Goal/フクシマオーガニックコットンベイブを販売する&gt; dct:dateSubmitted  “2013-09-30T14:00:00+09:00”^^xsd:dateTime }" calcext:value-type="string">
            <text:p>INSERT DATA { &lt;http://data.open-opinion.org/socia/data/Goal/フクシマオーガニックコットンベイブを販売する&gt; dct:dateSubmitted <text:s/>“2013-09-30T14:00:00+09:00”^^xsd:dateTime }</text:p>
          </table:table-cell>
        </table:table-row>
        <table:table-row table:style-name="ro2">
          <table:table-cell table:style-name="ce7" office:value-type="string" calcext:value-type="string">
            <text:p>http://data.open-opinion.org/socia/data/Goal/オーガニックコットンプロジェクトに取り組む</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79];&quot;&gt;&quot;;[.$E$3];[.F579];[.$G$3])" office:value-type="string" office:string-value="INSERT DATA { &lt;http://data.open-opinion.org/socia/data/Goal/オーガニックコットンプロジェクトに取り組む&gt; dct:dateSubmitted  “2013-09-30T14:00:00+09:00”^^xsd:dateTime }" calcext:value-type="string">
            <text:p>INSERT DATA { &lt;http://data.open-opinion.org/socia/data/Goal/オーガニックコットンプロジェクトに取り組む&gt; dct:dateSubmitted <text:s/>“2013-09-30T14:00:00+09:00”^^xsd:dateTime }</text:p>
          </table:table-cell>
        </table:table-row>
        <table:table-row table:style-name="ro2">
          <table:table-cell table:style-name="ce7" office:value-type="string" calcext:value-type="string">
            <text:p>http://data.open-opinion.org/socia/data/Goal/福島から安全なものを届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0];&quot;&gt;&quot;;[.$E$3];[.F580];[.$G$3])" office:value-type="string" office:string-value="INSERT DATA { &lt;http://data.open-opinion.org/socia/data/Goal/福島から安全なものを届ける&gt; dct:dateSubmitted  “2013-09-30T14:00:00+09:00”^^xsd:dateTime }" calcext:value-type="string">
            <text:p>INSERT DATA { &lt;http://data.open-opinion.org/socia/data/Goal/福島から安全なものを届ける&gt; dct:dateSubmitted <text:s/>“2013-09-30T14:00:00+09:00”^^xsd:dateTime }</text:p>
          </table:table-cell>
        </table:table-row>
        <table:table-row table:style-name="ro2">
          <table:table-cell table:style-name="ce7" office:value-type="string" calcext:value-type="string">
            <text:p>http://data.open-opinion.org/socia/data/Goal/和綿の有機栽培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1];&quot;&gt;&quot;;[.$E$3];[.F581];[.$G$3])" office:value-type="string" office:string-value="INSERT DATA { &lt;http://data.open-opinion.org/socia/data/Goal/和綿の有機栽培を行う&gt; dct:dateSubmitted  “2013-09-30T14:00:00+09:00”^^xsd:dateTime }" calcext:value-type="string">
            <text:p>INSERT DATA { &lt;http://data.open-opinion.org/socia/data/Goal/和綿の有機栽培を行う&gt; dct:dateSubmitted <text:s/>“2013-09-30T14:00:00+09:00”^^xsd:dateTime }</text:p>
          </table:table-cell>
        </table:table-row>
        <table:table-row table:style-name="ro2">
          <table:table-cell table:style-name="ce7" office:value-type="string" calcext:value-type="string">
            <text:p>http://data.open-opinion.org/socia/data/Goal/和綿から人形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2];&quot;&gt;&quot;;[.$E$3];[.F582];[.$G$3])" office:value-type="string" office:string-value="INSERT DATA { &lt;http://data.open-opinion.org/socia/data/Goal/和綿から人形を作る&gt; dct:dateSubmitted  “2013-09-30T14:00:00+09:00”^^xsd:dateTime }" calcext:value-type="string">
            <text:p>INSERT DATA { &lt;http://data.open-opinion.org/socia/data/Goal/和綿から人形を作る&gt; dct:dateSubmitted <text:s/>“2013-09-30T14:00:00+09:00”^^xsd:dateTime }</text:p>
          </table:table-cell>
        </table:table-row>
        <table:table-row table:style-name="ro2">
          <table:table-cell table:style-name="ce7" office:value-type="string" calcext:value-type="string">
            <text:p>http://data.open-opinion.org/socia/data/Goal/フクシマオーガニックコットンベイブを買った人がタネを育てて綿をいわき市に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3];&quot;&gt;&quot;;[.$E$3];[.F583];[.$G$3])" office:value-type="string" office:string-value="INSERT DATA { &lt;http://data.open-opinion.org/socia/data/Goal/フクシマオーガニックコットンベイブを買った人がタネを育てて綿をいわき市に送る&gt; dct:dateSubmitted  “2013-09-30T14:00:00+09:00”^^xsd:dateTime }" calcext:value-type="string">
            <text:p>INSERT DATA { &lt;http://data.open-opinion.org/socia/data/Goal/フクシマオーガニックコットンベイブを買った人がタネを育てて綿をいわき市に送る&gt; dct:dateSubmitted <text:s/>“2013-09-30T14:00:00+09:00”^^xsd:dateTime }</text:p>
          </table:table-cell>
        </table:table-row>
        <table:table-row table:style-name="ro2">
          <table:table-cell table:style-name="ce7" office:value-type="string" calcext:value-type="string">
            <text:p>http://data.open-opinion.org/socia/data/Goal/遠隔地の消費者が福島のことを考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4];&quot;&gt;&quot;;[.$E$3];[.F584];[.$G$3])" office:value-type="string" office:string-value="INSERT DATA { &lt;http://data.open-opinion.org/socia/data/Goal/遠隔地の消費者が福島のことを考える&gt; dct:dateSubmitted  “2013-09-30T14:00:00+09:00”^^xsd:dateTime }" calcext:value-type="string">
            <text:p>INSERT DATA { &lt;http://data.open-opinion.org/socia/data/Goal/遠隔地の消費者が福島のことを考える&gt; dct:dateSubmitted <text:s/>“2013-09-30T14:00:00+09:00”^^xsd:dateTime }</text:p>
          </table:table-cell>
        </table:table-row>
        <table:table-row table:style-name="ro2">
          <table:table-cell table:style-name="ce7" office:value-type="string" calcext:value-type="string">
            <text:p>http://data.open-opinion.org/socia/data/Goal/ブックボーイを再興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5];&quot;&gt;&quot;;[.$E$3];[.F585];[.$G$3])" office:value-type="string" office:string-value="INSERT DATA { &lt;http://data.open-opinion.org/socia/data/Goal/ブックボーイを再興する&gt; dct:dateSubmitted  “2013-09-30T14:00:00+09:00”^^xsd:dateTime }" calcext:value-type="string">
            <text:p>INSERT DATA { &lt;http://data.open-opinion.org/socia/data/Goal/ブックボーイを再興する&gt; dct:dateSubmitted <text:s/>“2013-09-30T14:00:00+09:00”^^xsd:dateTime }</text:p>
          </table:table-cell>
        </table:table-row>
        <table:table-row table:style-name="ro2">
          <table:table-cell table:style-name="ce7" office:value-type="string" calcext:value-type="string">
            <text:p>http://data.open-opinion.org/socia/data/Goal/ブックボーイ駅前本店を再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6];&quot;&gt;&quot;;[.$E$3];[.F586];[.$G$3])" office:value-type="string" office:string-value="INSERT DATA { &lt;http://data.open-opinion.org/socia/data/Goal/ブックボーイ駅前本店を再開する&gt; dct:dateSubmitted  “2013-09-30T14:00:00+09:00”^^xsd:dateTime }" calcext:value-type="string">
            <text:p>INSERT DATA { &lt;http://data.open-opinion.org/socia/data/Goal/ブックボーイ駅前本店を再開する&gt; dct:dateSubmitted <text:s/>“2013-09-30T14:00:00+09:00”^^xsd:dateTime }</text:p>
          </table:table-cell>
        </table:table-row>
        <table:table-row table:style-name="ro2">
          <table:table-cell table:style-name="ce7" office:value-type="string" calcext:value-type="string">
            <text:p>http://data.open-opinion.org/socia/data/Goal/再建を迷っている人たちに希望を与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7];&quot;&gt;&quot;;[.$E$3];[.F587];[.$G$3])" office:value-type="string" office:string-value="INSERT DATA { &lt;http://data.open-opinion.org/socia/data/Goal/再建を迷っている人たちに希望を与える&gt; dct:dateSubmitted  “2013-09-30T14:00:00+09:00”^^xsd:dateTime }" calcext:value-type="string">
            <text:p>INSERT DATA { &lt;http://data.open-opinion.org/socia/data/Goal/再建を迷っている人たちに希望を与える&gt; dct:dateSubmitted <text:s/>“2013-09-30T14:00:00+09:00”^^xsd:dateTime }</text:p>
          </table:table-cell>
        </table:table-row>
        <table:table-row table:style-name="ro2">
          <table:table-cell table:style-name="ce7" office:value-type="string" calcext:value-type="string">
            <text:p>http://data.open-opinion.org/socia/data/Goal/子どもに被災の映像を見せ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8];&quot;&gt;&quot;;[.$E$3];[.F588];[.$G$3])" office:value-type="string" office:string-value="INSERT DATA { &lt;http://data.open-opinion.org/socia/data/Goal/子どもに被災の映像を見せない&gt; dct:dateSubmitted  “2013-09-30T14:00:00+09:00”^^xsd:dateTime }" calcext:value-type="string">
            <text:p>INSERT DATA { &lt;http://data.open-opinion.org/socia/data/Goal/子どもに被災の映像を見せない&gt; dct:dateSubmitted <text:s/>“2013-09-30T14:00:00+09:00”^^xsd:dateTime }</text:p>
          </table:table-cell>
        </table:table-row>
        <table:table-row table:style-name="ro2">
          <table:table-cell table:style-name="ce7" office:value-type="string" calcext:value-type="string">
            <text:p>http://data.open-opinion.org/socia/data/Goal/子どもに本を買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89];&quot;&gt;&quot;;[.$E$3];[.F589];[.$G$3])" office:value-type="string" office:string-value="INSERT DATA { &lt;http://data.open-opinion.org/socia/data/Goal/子どもに本を買う&gt; dct:dateSubmitted  “2013-09-30T14:00:00+09:00”^^xsd:dateTime }" calcext:value-type="string">
            <text:p>INSERT DATA { &lt;http://data.open-opinion.org/socia/data/Goal/子どもに本を買う&gt; dct:dateSubmitted <text:s/>“2013-09-30T14:00:00+09:00”^^xsd:dateTime }</text:p>
          </table:table-cell>
        </table:table-row>
        <table:table-row table:style-name="ro2">
          <table:table-cell table:style-name="ce7" office:value-type="string" calcext:value-type="string">
            <text:p>http://data.open-opinion.org/socia/data/Goal/受験用の参考書を買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0];&quot;&gt;&quot;;[.$E$3];[.F590];[.$G$3])" office:value-type="string" office:string-value="INSERT DATA { &lt;http://data.open-opinion.org/socia/data/Goal/受験用の参考書を買う&gt; dct:dateSubmitted  “2013-09-30T14:00:00+09:00”^^xsd:dateTime }" calcext:value-type="string">
            <text:p>INSERT DATA { &lt;http://data.open-opinion.org/socia/data/Goal/受験用の参考書を買う&gt; dct:dateSubmitted <text:s/>“2013-09-30T14:00:00+09:00”^^xsd:dateTime }</text:p>
          </table:table-cell>
        </table:table-row>
        <table:table-row table:style-name="ro2">
          <table:table-cell table:style-name="ce7" office:value-type="string" calcext:value-type="string">
            <text:p>http://data.open-opinion.org/socia/data/Goal/本が売れないなら店を再興し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1];&quot;&gt;&quot;;[.$E$3];[.F591];[.$G$3])" office:value-type="string" office:string-value="INSERT DATA { &lt;http://data.open-opinion.org/socia/data/Goal/本が売れないなら店を再興しない&gt; dct:dateSubmitted  “2013-09-30T14:00:00+09:00”^^xsd:dateTime }" calcext:value-type="string">
            <text:p>INSERT DATA { &lt;http://data.open-opinion.org/socia/data/Goal/本が売れないなら店を再興しない&gt; dct:dateSubmitted <text:s/>“2013-09-30T14:00:00+09:00”^^xsd:dateTime }</text:p>
          </table:table-cell>
        </table:table-row>
        <table:table-row table:style-name="ro2">
          <table:table-cell table:style-name="ce7" office:value-type="string" calcext:value-type="string">
            <text:p>http://data.open-opinion.org/socia/data/Goal/生活圏に本屋が再開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2];&quot;&gt;&quot;;[.$E$3];[.F592];[.$G$3])" office:value-type="string" office:string-value="INSERT DATA { &lt;http://data.open-opinion.org/socia/data/Goal/生活圏に本屋が再開する&gt; dct:dateSubmitted  “2013-09-30T14:00:00+09:00”^^xsd:dateTime }" calcext:value-type="string">
            <text:p>INSERT DATA { &lt;http://data.open-opinion.org/socia/data/Goal/生活圏に本屋が再開する&gt; dct:dateSubmitted <text:s/>“2013-09-30T14:00:00+09:00”^^xsd:dateTime }</text:p>
          </table:table-cell>
        </table:table-row>
        <table:table-row table:style-name="ro2">
          <table:table-cell table:style-name="ce7" office:value-type="string" calcext:value-type="string">
            <text:p>http://data.open-opinion.org/socia/data/Goal/震災・津波による行方不明者を捜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3];&quot;&gt;&quot;;[.$E$3];[.F593];[.$G$3])" office:value-type="string" office:string-value="INSERT DATA { &lt;http://data.open-opinion.org/socia/data/Goal/震災・津波による行方不明者を捜索する&gt; dct:dateSubmitted  “2013-09-30T14:00:00+09:00”^^xsd:dateTime }" calcext:value-type="string">
            <text:p>INSERT DATA { &lt;http://data.open-opinion.org/socia/data/Goal/震災・津波による行方不明者を捜索する&gt; dct:dateSubmitted <text:s/>“2013-09-30T14:00:00+09:00”^^xsd:dateTime }</text:p>
          </table:table-cell>
        </table:table-row>
        <table:table-row table:style-name="ro2">
          <table:table-cell table:style-name="ce7" office:value-type="string" calcext:value-type="string">
            <text:p>http://data.open-opinion.org/socia/data/Goal/震災・津波による全行方不明者の身元を確認し、遺族に渡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4];&quot;&gt;&quot;;[.$E$3];[.F594];[.$G$3])" office:value-type="string" office:string-value="INSERT DATA { &lt;http://data.open-opinion.org/socia/data/Goal/震災・津波による全行方不明者の身元を確認し、遺族に渡す&gt; dct:dateSubmitted  “2013-09-30T14:00:00+09:00”^^xsd:dateTime }" calcext:value-type="string">
            <text:p>INSERT DATA { &lt;http://data.open-opinion.org/socia/data/Goal/震災・津波による全行方不明者の身元を確認し、遺族に渡す&gt; dct:dateSubmitted <text:s/>“2013-09-30T14:00:00+09:00”^^xsd:dateTime }</text:p>
          </table:table-cell>
        </table:table-row>
        <table:table-row table:style-name="ro2">
          <table:table-cell table:style-name="ce7" office:value-type="string" calcext:value-type="string">
            <text:p>http://data.open-opinion.org/socia/data/Goal/行方不明の家族の行方を知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5];&quot;&gt;&quot;;[.$E$3];[.F595];[.$G$3])" office:value-type="string" office:string-value="INSERT DATA { &lt;http://data.open-opinion.org/socia/data/Goal/行方不明の家族の行方を知る&gt; dct:dateSubmitted  “2013-09-30T14:00:00+09:00”^^xsd:dateTime }" calcext:value-type="string">
            <text:p>INSERT DATA { &lt;http://data.open-opinion.org/socia/data/Goal/行方不明の家族の行方を知る&gt; dct:dateSubmitted <text:s/>“2013-09-30T14:00:00+09:00”^^xsd:dateTime }</text:p>
          </table:table-cell>
        </table:table-row>
        <table:table-row table:style-name="ro2">
          <table:table-cell table:style-name="ce7" office:value-type="string" calcext:value-type="string">
            <text:p>http://data.open-opinion.org/socia/data/Goal/DNA鑑定だけでなく、似顔絵なども活用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6];&quot;&gt;&quot;;[.$E$3];[.F596];[.$G$3])" office:value-type="string" office:string-value="INSERT DATA { &lt;http://data.open-opinion.org/socia/data/Goal/DNA鑑定だけでなく、似顔絵なども活用する&gt; dct:dateSubmitted  “2013-09-30T14:00:00+09:00”^^xsd:dateTime }" calcext:value-type="string">
            <text:p>INSERT DATA { &lt;http://data.open-opinion.org/socia/data/Goal/DNA鑑定だけでなく、似顔絵なども活用する&gt; dct:dateSubmitted <text:s/>“2013-09-30T14:00:00+09:00”^^xsd:dateTime }</text:p>
          </table:table-cell>
        </table:table-row>
        <table:table-row table:style-name="ro2">
          <table:table-cell table:style-name="ce7" office:value-type="string" calcext:value-type="string">
            <text:p>http://data.open-opinion.org/socia/data/Goal/パトロール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7];&quot;&gt;&quot;;[.$E$3];[.F597];[.$G$3])" office:value-type="string" office:string-value="INSERT DATA { &lt;http://data.open-opinion.org/socia/data/Goal/パトロールを行う&gt; dct:dateSubmitted  “2013-09-30T14:00:00+09:00”^^xsd:dateTime }" calcext:value-type="string">
            <text:p>INSERT DATA { &lt;http://data.open-opinion.org/socia/data/Goal/パトロールを行う&gt; dct:dateSubmitted <text:s/>“2013-09-30T14:00:00+09:00”^^xsd:dateTime }</text:p>
          </table:table-cell>
        </table:table-row>
        <table:table-row table:style-name="ro2">
          <table:table-cell table:style-name="ce7" office:value-type="string" calcext:value-type="string">
            <text:p>http://data.open-opinion.org/socia/data/Goal/被災者に寄り添った活動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8];&quot;&gt;&quot;;[.$E$3];[.F598];[.$G$3])" office:value-type="string" office:string-value="INSERT DATA { &lt;http://data.open-opinion.org/socia/data/Goal/被災者に寄り添った活動を行う&gt; dct:dateSubmitted  “2013-09-30T14:00:00+09:00”^^xsd:dateTime }" calcext:value-type="string">
            <text:p>INSERT DATA { &lt;http://data.open-opinion.org/socia/data/Goal/被災者に寄り添った活動を行う&gt; dct:dateSubmitted <text:s/>“2013-09-30T14:00:00+09:00”^^xsd:dateTime }</text:p>
          </table:table-cell>
        </table:table-row>
        <table:table-row table:style-name="ro2">
          <table:table-cell table:style-name="ce7" office:value-type="string" calcext:value-type="string">
            <text:p>http://data.open-opinion.org/socia/data/Goal/復興への希望を音楽に託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599];&quot;&gt;&quot;;[.$E$3];[.F599];[.$G$3])" office:value-type="string" office:string-value="INSERT DATA { &lt;http://data.open-opinion.org/socia/data/Goal/復興への希望を音楽に託す&gt; dct:dateSubmitted  “2013-09-30T14:00:00+09:00”^^xsd:dateTime }" calcext:value-type="string">
            <text:p>INSERT DATA { &lt;http://data.open-opinion.org/socia/data/Goal/復興への希望を音楽に託す&gt; dct:dateSubmitted <text:s/>“2013-09-30T14:00:00+09:00”^^xsd:dateTime }</text:p>
          </table:table-cell>
        </table:table-row>
        <table:table-row table:style-name="ro2">
          <table:table-cell table:style-name="ce7" office:value-type="string" calcext:value-type="string">
            <text:p>http://data.open-opinion.org/socia/data/Goal/若山牧水の「みなかみ紀行」をオペラ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0];&quot;&gt;&quot;;[.$E$3];[.F600];[.$G$3])" office:value-type="string" office:string-value="INSERT DATA { &lt;http://data.open-opinion.org/socia/data/Goal/若山牧水の「みなかみ紀行」をオペラにする&gt; dct:dateSubmitted  “2013-09-30T14:00:00+09:00”^^xsd:dateTime }" calcext:value-type="string">
            <text:p>INSERT DATA { &lt;http://data.open-opinion.org/socia/data/Goal/若山牧水の「みなかみ紀行」をオペラにする&gt; dct:dateSubmitted <text:s/>“2013-09-30T14:00:00+09:00”^^xsd:dateTime }</text:p>
          </table:table-cell>
        </table:table-row>
        <table:table-row table:style-name="ro2">
          <table:table-cell table:style-name="ce7" office:value-type="string" calcext:value-type="string">
            <text:p>http://data.open-opinion.org/socia/data/Goal/東北を訪ね歩いた際の体験や、触れ合った被災者の思い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1];&quot;&gt;&quot;;[.$E$3];[.F601];[.$G$3])" office:value-type="string" office:string-value="INSERT DATA { &lt;http://data.open-opinion.org/socia/data/Goal/東北を訪ね歩いた際の体験や、触れ合った被災者の思いを伝える&gt; dct:dateSubmitted  “2013-09-30T14:00:00+09:00”^^xsd:dateTime }" calcext:value-type="string">
            <text:p>INSERT DATA { &lt;http://data.open-opinion.org/socia/data/Goal/東北を訪ね歩いた際の体験や、触れ合った被災者の思いを伝える&gt; dct:dateSubmitted <text:s/>“2013-09-30T14:00:00+09:00”^^xsd:dateTime }</text:p>
          </table:table-cell>
        </table:table-row>
        <table:table-row table:style-name="ro2">
          <table:table-cell table:style-name="ce7" office:value-type="string" calcext:value-type="string">
            <text:p>http://data.open-opinion.org/socia/data/Goal/東北の自然を大切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2];&quot;&gt;&quot;;[.$E$3];[.F602];[.$G$3])" office:value-type="string" office:string-value="INSERT DATA { &lt;http://data.open-opinion.org/socia/data/Goal/東北の自然を大切にする&gt; dct:dateSubmitted  “2013-09-30T14:00:00+09:00”^^xsd:dateTime }" calcext:value-type="string">
            <text:p>INSERT DATA { &lt;http://data.open-opinion.org/socia/data/Goal/東北の自然を大切にする&gt; dct:dateSubmitted <text:s/>“2013-09-30T14:00:00+09:00”^^xsd:dateTime }</text:p>
          </table:table-cell>
        </table:table-row>
        <table:table-row table:style-name="ro2">
          <table:table-cell table:style-name="ce7" office:value-type="string" calcext:value-type="string">
            <text:p>http://data.open-opinion.org/socia/data/Goal/東北の伝統を大切に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3];&quot;&gt;&quot;;[.$E$3];[.F603];[.$G$3])" office:value-type="string" office:string-value="INSERT DATA { &lt;http://data.open-opinion.org/socia/data/Goal/東北の伝統を大切にする&gt; dct:dateSubmitted  “2013-09-30T14:00:00+09:00”^^xsd:dateTime }" calcext:value-type="string">
            <text:p>INSERT DATA { &lt;http://data.open-opinion.org/socia/data/Goal/東北の伝統を大切にする&gt; dct:dateSubmitted <text:s/>“2013-09-30T14:00:00+09:00”^^xsd:dateTime }</text:p>
          </table:table-cell>
        </table:table-row>
        <table:table-row table:style-name="ro2">
          <table:table-cell table:style-name="ce7" office:value-type="string" calcext:value-type="string">
            <text:p>http://data.open-opinion.org/socia/data/Goal/「東北の人たちへ送る哀歌」を作曲</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4];&quot;&gt;&quot;;[.$E$3];[.F604];[.$G$3])" office:value-type="string" office:string-value="INSERT DATA { &lt;http://data.open-opinion.org/socia/data/Goal/「東北の人たちへ送る哀歌」を作曲&gt; dct:dateSubmitted  “2013-09-30T14:00:00+09:00”^^xsd:dateTime }" calcext:value-type="string">
            <text:p>INSERT DATA { &lt;http://data.open-opinion.org/socia/data/Goal/「東北の人たちへ送る哀歌」を作曲&gt; dct:dateSubmitted <text:s/>“2013-09-30T14:00:00+09:00”^^xsd:dateTime }</text:p>
          </table:table-cell>
        </table:table-row>
        <table:table-row table:style-name="ro2">
          <table:table-cell table:style-name="ce7" office:value-type="string" calcext:value-type="string">
            <text:p>http://data.open-opinion.org/socia/data/Goal/東京や新潟で「東北の人たちへ送る哀歌」を演奏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5];&quot;&gt;&quot;;[.$E$3];[.F605];[.$G$3])" office:value-type="string" office:string-value="INSERT DATA { &lt;http://data.open-opinion.org/socia/data/Goal/東京や新潟で「東北の人たちへ送る哀歌」を演奏する&gt; dct:dateSubmitted  “2013-09-30T14:00:00+09:00”^^xsd:dateTime }" calcext:value-type="string">
            <text:p>INSERT DATA { &lt;http://data.open-opinion.org/socia/data/Goal/東京や新潟で「東北の人たちへ送る哀歌」を演奏する&gt; dct:dateSubmitted <text:s/>“2013-09-30T14:00:00+09:00”^^xsd:dateTime }</text:p>
          </table:table-cell>
        </table:table-row>
        <table:table-row table:style-name="ro2">
          <table:table-cell table:style-name="ce7" office:value-type="string" calcext:value-type="string">
            <text:p>http://data.open-opinion.org/socia/data/Goal/牧水の歌に曲を付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6];&quot;&gt;&quot;;[.$E$3];[.F606];[.$G$3])" office:value-type="string" office:string-value="INSERT DATA { &lt;http://data.open-opinion.org/socia/data/Goal/牧水の歌に曲を付ける&gt; dct:dateSubmitted  “2013-09-30T14:00:00+09:00”^^xsd:dateTime }" calcext:value-type="string">
            <text:p>INSERT DATA { &lt;http://data.open-opinion.org/socia/data/Goal/牧水の歌に曲を付ける&gt; dct:dateSubmitted <text:s/>“2013-09-30T14:00:00+09:00”^^xsd:dateTime }</text:p>
          </table:table-cell>
        </table:table-row>
        <table:table-row table:style-name="ro2">
          <table:table-cell table:style-name="ce7" office:value-type="string" calcext:value-type="string">
            <text:p>http://data.open-opinion.org/socia/data/Goal/本店オフィスサービスセンターを福島県に移転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7];&quot;&gt;&quot;;[.$E$3];[.F607];[.$G$3])" office:value-type="string" office:string-value="INSERT DATA { &lt;http://data.open-opinion.org/socia/data/Goal/本店オフィスサービスセンターを福島県に移転する&gt; dct:dateSubmitted  “2013-09-30T14:00:00+09:00”^^xsd:dateTime }" calcext:value-type="string">
            <text:p>INSERT DATA { &lt;http://data.open-opinion.org/socia/data/Goal/本店オフィスサービスセンターを福島県に移転する&gt; dct:dateSubmitted <text:s/>“2013-09-30T14:00:00+09:00”^^xsd:dateTime }</text:p>
          </table:table-cell>
        </table:table-row>
        <table:table-row table:style-name="ro2">
          <table:table-cell table:style-name="ce7" office:value-type="string" calcext:value-type="string">
            <text:p>http://data.open-opinion.org/socia/data/Goal/原発廃炉に向けた技術開発を行う国際チームを東京に設置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8];&quot;&gt;&quot;;[.$E$3];[.F608];[.$G$3])" office:value-type="string" office:string-value="INSERT DATA { &lt;http://data.open-opinion.org/socia/data/Goal/原発廃炉に向けた技術開発を行う国際チームを東京に設置する&gt; dct:dateSubmitted  “2013-09-30T14:00:00+09:00”^^xsd:dateTime }" calcext:value-type="string">
            <text:p>INSERT DATA { &lt;http://data.open-opinion.org/socia/data/Goal/原発廃炉に向けた技術開発を行う国際チームを東京に設置する&gt; dct:dateSubmitted <text:s/>“2013-09-30T14:00:00+09:00”^^xsd:dateTime }</text:p>
          </table:table-cell>
        </table:table-row>
        <table:table-row table:style-name="ro2">
          <table:table-cell table:style-name="ce7" office:value-type="string" calcext:value-type="string">
            <text:p>http://data.open-opinion.org/socia/data/Goal/賠償についての説明が分かりづらい、対応が遅いとの批判に応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09];&quot;&gt;&quot;;[.$E$3];[.F609];[.$G$3])" office:value-type="string" office:string-value="INSERT DATA { &lt;http://data.open-opinion.org/socia/data/Goal/賠償についての説明が分かりづらい、対応が遅いとの批判に応える&gt; dct:dateSubmitted  “2013-09-30T14:00:00+09:00”^^xsd:dateTime }" calcext:value-type="string">
            <text:p>INSERT DATA { &lt;http://data.open-opinion.org/socia/data/Goal/賠償についての説明が分かりづらい、対応が遅いとの批判に応える&gt; dct:dateSubmitted <text:s/>“2013-09-30T14:00:00+09:00”^^xsd:dateTime }</text:p>
          </table:table-cell>
        </table:table-row>
        <table:table-row table:style-name="ro2">
          <table:table-cell table:style-name="ce7" office:value-type="string" calcext:value-type="string">
            <text:p>http://data.open-opinion.org/socia/data/Goal/福島第一原発事故で失った消費者の信頼を回復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0];&quot;&gt;&quot;;[.$E$3];[.F610];[.$G$3])" office:value-type="string" office:string-value="INSERT DATA { &lt;http://data.open-opinion.org/socia/data/Goal/福島第一原発事故で失った消費者の信頼を回復する&gt; dct:dateSubmitted  “2013-09-30T14:00:00+09:00”^^xsd:dateTime }" calcext:value-type="string">
            <text:p>INSERT DATA { &lt;http://data.open-opinion.org/socia/data/Goal/福島第一原発事故で失った消費者の信頼を回復する&gt; dct:dateSubmitted <text:s/>“2013-09-30T14:00:00+09:00”^^xsd:dateTime }</text:p>
          </table:table-cell>
        </table:table-row>
        <table:table-row table:style-name="ro2">
          <table:table-cell table:style-name="ce7" office:value-type="string" calcext:value-type="string">
            <text:p>http://data.open-opinion.org/socia/data/Goal/簡潔明瞭、スピード感を持って対応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1];&quot;&gt;&quot;;[.$E$3];[.F611];[.$G$3])" office:value-type="string" office:string-value="INSERT DATA { &lt;http://data.open-opinion.org/socia/data/Goal/簡潔明瞭、スピード感を持って対応する&gt; dct:dateSubmitted  “2013-09-30T14:00:00+09:00”^^xsd:dateTime }" calcext:value-type="string">
            <text:p>INSERT DATA { &lt;http://data.open-opinion.org/socia/data/Goal/簡潔明瞭、スピード感を持って対応する&gt; dct:dateSubmitted <text:s/>“2013-09-30T14:00:00+09:00”^^xsd:dateTime }</text:p>
          </table:table-cell>
        </table:table-row>
        <table:table-row table:style-name="ro2">
          <table:table-cell table:style-name="ce7" office:value-type="string" calcext:value-type="string">
            <text:p>http://data.open-opinion.org/socia/data/Goal/自治会レベルの除染に放射線の知識がある東電社員延べ１０万人を参加させ、協力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2];&quot;&gt;&quot;;[.$E$3];[.F612];[.$G$3])" office:value-type="string" office:string-value="INSERT DATA { &lt;http://data.open-opinion.org/socia/data/Goal/自治会レベルの除染に放射線の知識がある東電社員延べ１０万人を参加させ、協力させる&gt; dct:dateSubmitted  “2013-09-30T14:00:00+09:00”^^xsd:dateTime }" calcext:value-type="string">
            <text:p>INSERT DATA { &lt;http://data.open-opinion.org/socia/data/Goal/自治会レベルの除染に放射線の知識がある東電社員延べ１０万人を参加させ、協力させる&gt; dct:dateSubmitted <text:s/>“2013-09-30T14:00:00+09:00”^^xsd:dateTime }</text:p>
          </table:table-cell>
        </table:table-row>
        <table:table-row table:style-name="ro2">
          <table:table-cell table:style-name="ce7" office:value-type="string" calcext:value-type="string">
            <text:p>http://data.open-opinion.org/socia/data/Goal/賠償や除染業務を本店から福島復興本社に全面移管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3];&quot;&gt;&quot;;[.$E$3];[.F613];[.$G$3])" office:value-type="string" office:string-value="INSERT DATA { &lt;http://data.open-opinion.org/socia/data/Goal/賠償や除染業務を本店から福島復興本社に全面移管する&gt; dct:dateSubmitted  “2013-09-30T14:00:00+09:00”^^xsd:dateTime }" calcext:value-type="string">
            <text:p>INSERT DATA { &lt;http://data.open-opinion.org/socia/data/Goal/賠償や除染業務を本店から福島復興本社に全面移管する&gt; dct:dateSubmitted <text:s/>“2013-09-30T14:00:00+09:00”^^xsd:dateTime }</text:p>
          </table:table-cell>
        </table:table-row>
        <table:table-row table:style-name="ro2">
          <table:table-cell table:style-name="ce7" office:value-type="string" calcext:value-type="string">
            <text:p>http://data.open-opinion.org/socia/data/Goal/福島第一原発事故の賠償責任を果た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4];&quot;&gt;&quot;;[.$E$3];[.F614];[.$G$3])" office:value-type="string" office:string-value="INSERT DATA { &lt;http://data.open-opinion.org/socia/data/Goal/福島第一原発事故の賠償責任を果たす&gt; dct:dateSubmitted  “2013-09-30T14:00:00+09:00”^^xsd:dateTime }" calcext:value-type="string">
            <text:p>INSERT DATA { &lt;http://data.open-opinion.org/socia/data/Goal/福島第一原発事故の賠償責任を果たす&gt; dct:dateSubmitted <text:s/>“2013-09-30T14:00:00+09:00”^^xsd:dateTime }</text:p>
          </table:table-cell>
        </table:table-row>
        <table:table-row table:style-name="ro2">
          <table:table-cell table:style-name="ce7" office:value-type="string" calcext:value-type="string">
            <text:p>http://data.open-opinion.org/socia/data/Goal/福島第一原発事故による汚染について除染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5];&quot;&gt;&quot;;[.$E$3];[.F615];[.$G$3])" office:value-type="string" office:string-value="INSERT DATA { &lt;http://data.open-opinion.org/socia/data/Goal/福島第一原発事故による汚染について除染を行う&gt; dct:dateSubmitted  “2013-09-30T14:00:00+09:00”^^xsd:dateTime }" calcext:value-type="string">
            <text:p>INSERT DATA { &lt;http://data.open-opinion.org/socia/data/Goal/福島第一原発事故による汚染について除染を行う&gt; dct:dateSubmitted <text:s/>“2013-09-30T14:00:00+09:00”^^xsd:dateTime }</text:p>
          </table:table-cell>
        </table:table-row>
        <table:table-row table:style-name="ro2">
          <table:table-cell table:style-name="ce7" office:value-type="string" calcext:value-type="string">
            <text:p>http://data.open-opinion.org/socia/data/Goal/漂着した船を喜界島で使ってほし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6];&quot;&gt;&quot;;[.$E$3];[.F616];[.$G$3])" office:value-type="string" office:string-value="INSERT DATA { &lt;http://data.open-opinion.org/socia/data/Goal/漂着した船を喜界島で使ってほしい&gt; dct:dateSubmitted  “2013-09-30T14:00:00+09:00”^^xsd:dateTime }" calcext:value-type="string">
            <text:p>INSERT DATA { &lt;http://data.open-opinion.org/socia/data/Goal/漂着した船を喜界島で使ってほしい&gt; dct:dateSubmitted <text:s/>“2013-09-30T14:00:00+09:00”^^xsd:dateTime }</text:p>
          </table:table-cell>
        </table:table-row>
        <table:table-row table:style-name="ro2">
          <table:table-cell table:style-name="ce7" office:value-type="string" calcext:value-type="string">
            <text:p>http://data.open-opinion.org/socia/data/Goal/漂着した船を修理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7];&quot;&gt;&quot;;[.$E$3];[.F617];[.$G$3])" office:value-type="string" office:string-value="INSERT DATA { &lt;http://data.open-opinion.org/socia/data/Goal/漂着した船を修理する&gt; dct:dateSubmitted  “2013-09-30T14:00:00+09:00”^^xsd:dateTime }" calcext:value-type="string">
            <text:p>INSERT DATA { &lt;http://data.open-opinion.org/socia/data/Goal/漂着した船を修理する&gt; dct:dateSubmitted <text:s/>“2013-09-30T14:00:00+09:00”^^xsd:dateTime }</text:p>
          </table:table-cell>
        </table:table-row>
        <table:table-row table:style-name="ro2">
          <table:table-cell table:style-name="ce7" office:value-type="string" calcext:value-type="string">
            <text:p>http://data.open-opinion.org/socia/data/Goal/モニュメントとして漂着した船を保存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8];&quot;&gt;&quot;;[.$E$3];[.F618];[.$G$3])" office:value-type="string" office:string-value="INSERT DATA { &lt;http://data.open-opinion.org/socia/data/Goal/モニュメントとして漂着した船を保存する&gt; dct:dateSubmitted  “2013-09-30T14:00:00+09:00”^^xsd:dateTime }" calcext:value-type="string">
            <text:p>INSERT DATA { &lt;http://data.open-opinion.org/socia/data/Goal/モニュメントとして漂着した船を保存する&gt; dct:dateSubmitted <text:s/>“2013-09-30T14:00:00+09:00”^^xsd:dateTime }</text:p>
          </table:table-cell>
        </table:table-row>
        <table:table-row table:style-name="ro2">
          <table:table-cell table:style-name="ce7" office:value-type="string" calcext:value-type="string">
            <text:p>http://data.open-opinion.org/socia/data/Goal/震災の悲惨さ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19];&quot;&gt;&quot;;[.$E$3];[.F619];[.$G$3])" office:value-type="string" office:string-value="INSERT DATA { &lt;http://data.open-opinion.org/socia/data/Goal/震災の悲惨さを伝える&gt; dct:dateSubmitted  “2013-09-30T14:00:00+09:00”^^xsd:dateTime }" calcext:value-type="string">
            <text:p>INSERT DATA { &lt;http://data.open-opinion.org/socia/data/Goal/震災の悲惨さを伝える&gt; dct:dateSubmitted <text:s/>“2013-09-30T14:00:00+09:00”^^xsd:dateTime }</text:p>
          </table:table-cell>
        </table:table-row>
        <table:table-row table:style-name="ro2">
          <table:table-cell table:style-name="ce7" office:value-type="string" calcext:value-type="string">
            <text:p>http://data.open-opinion.org/socia/data/Goal/喜界島島民の防災意識を高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0];&quot;&gt;&quot;;[.$E$3];[.F620];[.$G$3])" office:value-type="string" office:string-value="INSERT DATA { &lt;http://data.open-opinion.org/socia/data/Goal/喜界島島民の防災意識を高める&gt; dct:dateSubmitted  “2013-09-30T14:00:00+09:00”^^xsd:dateTime }" calcext:value-type="string">
            <text:p>INSERT DATA { &lt;http://data.open-opinion.org/socia/data/Goal/喜界島島民の防災意識を高める&gt; dct:dateSubmitted <text:s/>“2013-09-30T14:00:00+09:00”^^xsd:dateTime }</text:p>
          </table:table-cell>
        </table:table-row>
        <table:table-row table:style-name="ro2">
          <table:table-cell table:style-name="ce7" office:value-type="string" calcext:value-type="string">
            <text:p>http://data.open-opinion.org/socia/data/Goal/漂着した船が島の人の役にたつ</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1];&quot;&gt;&quot;;[.$E$3];[.F621];[.$G$3])" office:value-type="string" office:string-value="INSERT DATA { &lt;http://data.open-opinion.org/socia/data/Goal/漂着した船が島の人の役にたつ&gt; dct:dateSubmitted  “2013-09-30T14:00:00+09:00”^^xsd:dateTime }" calcext:value-type="string">
            <text:p>INSERT DATA { &lt;http://data.open-opinion.org/socia/data/Goal/漂着した船が島の人の役にたつ&gt; dct:dateSubmitted <text:s/>“2013-09-30T14:00:00+09:00”^^xsd:dateTime }</text:p>
          </table:table-cell>
        </table:table-row>
        <table:table-row table:style-name="ro2">
          <table:table-cell table:style-name="ce7" office:value-type="string" calcext:value-type="string">
            <text:p>http://data.open-opinion.org/socia/data/Goal/「東日本大震災事業者再生支援機構」の事業再生プログラムの利用を増や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2];&quot;&gt;&quot;;[.$E$3];[.F622];[.$G$3])" office:value-type="string" office:string-value="INSERT DATA { &lt;http://data.open-opinion.org/socia/data/Goal/「東日本大震災事業者再生支援機構」の事業再生プログラムの利用を増やす&gt; dct:dateSubmitted  “2013-09-30T14:00:00+09:00”^^xsd:dateTime }" calcext:value-type="string">
            <text:p>INSERT DATA { &lt;http://data.open-opinion.org/socia/data/Goal/「東日本大震災事業者再生支援機構」の事業再生プログラムの利用を増やす&gt; dct:dateSubmitted <text:s/>“2013-09-30T14:00:00+09:00”^^xsd:dateTime }</text:p>
          </table:table-cell>
        </table:table-row>
        <table:table-row table:style-name="ro2">
          <table:table-cell table:style-name="ce7" office:value-type="string" calcext:value-type="string">
            <text:p>http://data.open-opinion.org/socia/data/Goal/事業再生プログラムの認知度を上げ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3];&quot;&gt;&quot;;[.$E$3];[.F623];[.$G$3])" office:value-type="string" office:string-value="INSERT DATA { &lt;http://data.open-opinion.org/socia/data/Goal/事業再生プログラムの認知度を上げる&gt; dct:dateSubmitted  “2013-09-30T14:00:00+09:00”^^xsd:dateTime }" calcext:value-type="string">
            <text:p>INSERT DATA { &lt;http://data.open-opinion.org/socia/data/Goal/事業再生プログラムの認知度を上げる&gt; dct:dateSubmitted <text:s/>“2013-09-30T14:00:00+09:00”^^xsd:dateTime }</text:p>
          </table:table-cell>
        </table:table-row>
        <table:table-row table:style-name="ro2">
          <table:table-cell table:style-name="ce7" office:value-type="string" calcext:value-type="string">
            <text:p>http://data.open-opinion.org/socia/data/Goal/事業者に電話をし、事業再生プログラムの利用を促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4];&quot;&gt;&quot;;[.$E$3];[.F624];[.$G$3])" office:value-type="string" office:string-value="INSERT DATA { &lt;http://data.open-opinion.org/socia/data/Goal/事業者に電話をし、事業再生プログラムの利用を促す&gt; dct:dateSubmitted  “2013-09-30T14:00:00+09:00”^^xsd:dateTime }" calcext:value-type="string">
            <text:p>INSERT DATA { &lt;http://data.open-opinion.org/socia/data/Goal/事業者に電話をし、事業再生プログラムの利用を促す&gt; dct:dateSubmitted <text:s/>“2013-09-30T14:00:00+09:00”^^xsd:dateTime }</text:p>
          </table:table-cell>
        </table:table-row>
        <table:table-row table:style-name="ro2">
          <table:table-cell table:style-name="ce7" office:value-type="string" calcext:value-type="string">
            <text:p>http://data.open-opinion.org/socia/data/Goal/借金をしたく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5];&quot;&gt;&quot;;[.$E$3];[.F625];[.$G$3])" office:value-type="string" office:string-value="INSERT DATA { &lt;http://data.open-opinion.org/socia/data/Goal/借金をしたくない&gt; dct:dateSubmitted  “2013-09-30T14:00:00+09:00”^^xsd:dateTime }" calcext:value-type="string">
            <text:p>INSERT DATA { &lt;http://data.open-opinion.org/socia/data/Goal/借金をしたくない&gt; dct:dateSubmitted <text:s/>“2013-09-30T14:00:00+09:00”^^xsd:dateTime }</text:p>
          </table:table-cell>
        </table:table-row>
        <table:table-row table:style-name="ro2">
          <table:table-cell table:style-name="ce7" office:value-type="string" calcext:value-type="string">
            <text:p>http://data.open-opinion.org/socia/data/Goal/説明会や相談会をひらき、事業再生プログラムについて説明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6];&quot;&gt;&quot;;[.$E$3];[.F626];[.$G$3])" office:value-type="string" office:string-value="INSERT DATA { &lt;http://data.open-opinion.org/socia/data/Goal/説明会や相談会をひらき、事業再生プログラムについて説明する&gt; dct:dateSubmitted  “2013-09-30T14:00:00+09:00”^^xsd:dateTime }" calcext:value-type="string">
            <text:p>INSERT DATA { &lt;http://data.open-opinion.org/socia/data/Goal/説明会や相談会をひらき、事業再生プログラムについて説明する&gt; dct:dateSubmitted <text:s/>“2013-09-30T14:00:00+09:00”^^xsd:dateTime }</text:p>
          </table:table-cell>
        </table:table-row>
        <table:table-row table:style-name="ro2">
          <table:table-cell table:style-name="ce7" office:value-type="string" calcext:value-type="string">
            <text:p>http://data.open-opinion.org/socia/data/Goal/借金の一部返済猶予などの支援を受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7];&quot;&gt;&quot;;[.$E$3];[.F627];[.$G$3])" office:value-type="string" office:string-value="INSERT DATA { &lt;http://data.open-opinion.org/socia/data/Goal/借金の一部返済猶予などの支援を受ける&gt; dct:dateSubmitted  “2013-09-30T14:00:00+09:00”^^xsd:dateTime }" calcext:value-type="string">
            <text:p>INSERT DATA { &lt;http://data.open-opinion.org/socia/data/Goal/借金の一部返済猶予などの支援を受ける&gt; dct:dateSubmitted <text:s/>“2013-09-30T14:00:00+09:00”^^xsd:dateTime }</text:p>
          </table:table-cell>
        </table:table-row>
        <table:table-row table:style-name="ro2">
          <table:table-cell table:style-name="ce7" office:value-type="string" calcext:value-type="string">
            <text:p>http://data.open-opinion.org/socia/data/Goal/工場を再開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8];&quot;&gt;&quot;;[.$E$3];[.F628];[.$G$3])" office:value-type="string" office:string-value="INSERT DATA { &lt;http://data.open-opinion.org/socia/data/Goal/工場を再開させる&gt; dct:dateSubmitted  “2013-09-30T14:00:00+09:00”^^xsd:dateTime }" calcext:value-type="string">
            <text:p>INSERT DATA { &lt;http://data.open-opinion.org/socia/data/Goal/工場を再開させる&gt; dct:dateSubmitted <text:s/>“2013-09-30T14:00:00+09:00”^^xsd:dateTime }</text:p>
          </table:table-cell>
        </table:table-row>
        <table:table-row table:style-name="ro2">
          <table:table-cell table:style-name="ce7" office:value-type="string" calcext:value-type="string">
            <text:p>http://data.open-opinion.org/socia/data/Goal/市の担当者が、事業主に直接アプローチ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29];&quot;&gt;&quot;;[.$E$3];[.F629];[.$G$3])" office:value-type="string" office:string-value="INSERT DATA { &lt;http://data.open-opinion.org/socia/data/Goal/市の担当者が、事業主に直接アプローチする&gt; dct:dateSubmitted  “2013-09-30T14:00:00+09:00”^^xsd:dateTime }" calcext:value-type="string">
            <text:p>INSERT DATA { &lt;http://data.open-opinion.org/socia/data/Goal/市の担当者が、事業主に直接アプローチする&gt; dct:dateSubmitted <text:s/>“2013-09-30T14:00:00+09:00”^^xsd:dateTime }</text:p>
          </table:table-cell>
        </table:table-row>
        <table:table-row table:style-name="ro2">
          <table:table-cell table:style-name="ce7" office:value-type="string" calcext:value-type="string">
            <text:p>http://data.open-opinion.org/socia/data/Goal/チリ地震の教訓を生か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0];&quot;&gt;&quot;;[.$E$3];[.F630];[.$G$3])" office:value-type="string" office:string-value="INSERT DATA { &lt;http://data.open-opinion.org/socia/data/Goal/チリ地震の教訓を生かす&gt; dct:dateSubmitted  “2013-09-30T14:00:00+09:00”^^xsd:dateTime }" calcext:value-type="string">
            <text:p>INSERT DATA { &lt;http://data.open-opinion.org/socia/data/Goal/チリ地震の教訓を生かす&gt; dct:dateSubmitted <text:s/>“2013-09-30T14:00:00+09:00”^^xsd:dateTime }</text:p>
          </table:table-cell>
        </table:table-row>
        <table:table-row table:style-name="ro2">
          <table:table-cell table:style-name="ce7" office:value-type="string" calcext:value-type="string">
            <text:p>http://data.open-opinion.org/socia/data/Goal/阪神淡路大震災や、その後の様々な自然災害から得た教訓を生かし、防災教育を推進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1];&quot;&gt;&quot;;[.$E$3];[.F631];[.$G$3])" office:value-type="string" office:string-value="INSERT DATA { &lt;http://data.open-opinion.org/socia/data/Goal/阪神淡路大震災や、その後の様々な自然災害から得た教訓を生かし、防災教育を推進する&gt; dct:dateSubmitted  “2013-09-30T14:00:00+09:00”^^xsd:dateTime }" calcext:value-type="string">
            <text:p>INSERT DATA { &lt;http://data.open-opinion.org/socia/data/Goal/阪神淡路大震災や、その後の様々な自然災害から得た教訓を生かし、防災教育を推進する&gt; dct:dateSubmitted <text:s/>“2013-09-30T14:00:00+09:00”^^xsd:dateTime }</text:p>
          </table:table-cell>
        </table:table-row>
        <table:table-row table:style-name="ro2">
          <table:table-cell table:style-name="ce7" office:value-type="string" calcext:value-type="string">
            <text:p>http://data.open-opinion.org/socia/data/Goal/模型を作り、津波の恐ろしさを伝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2];&quot;&gt;&quot;;[.$E$3];[.F632];[.$G$3])" office:value-type="string" office:string-value="INSERT DATA { &lt;http://data.open-opinion.org/socia/data/Goal/模型を作り、津波の恐ろしさを伝える&gt; dct:dateSubmitted  “2013-09-30T14:00:00+09:00”^^xsd:dateTime }" calcext:value-type="string">
            <text:p>INSERT DATA { &lt;http://data.open-opinion.org/socia/data/Goal/模型を作り、津波の恐ろしさを伝える&gt; dct:dateSubmitted <text:s/>“2013-09-30T14:00:00+09:00”^^xsd:dateTime }</text:p>
          </table:table-cell>
        </table:table-row>
        <table:table-row table:style-name="ro2">
          <table:table-cell table:style-name="ce7" office:value-type="string" calcext:value-type="string">
            <text:p>http://data.open-opinion.org/socia/data/Goal/宮古市内の小中学校の教員を招いて模型の津波実演をし、防災教育に役立て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3];&quot;&gt;&quot;;[.$E$3];[.F633];[.$G$3])" office:value-type="string" office:string-value="INSERT DATA { &lt;http://data.open-opinion.org/socia/data/Goal/宮古市内の小中学校の教員を招いて模型の津波実演をし、防災教育に役立てる&gt; dct:dateSubmitted  “2013-09-30T14:00:00+09:00”^^xsd:dateTime }" calcext:value-type="string">
            <text:p>INSERT DATA { &lt;http://data.open-opinion.org/socia/data/Goal/宮古市内の小中学校の教員を招いて模型の津波実演をし、防災教育に役立てる&gt; dct:dateSubmitted <text:s/>“2013-09-30T14:00:00+09:00”^^xsd:dateTime }</text:p>
          </table:table-cell>
        </table:table-row>
        <table:table-row table:style-name="ro2">
          <table:table-cell table:style-name="ce7" office:value-type="string" calcext:value-type="string">
            <text:p>http://data.open-opinion.org/socia/data/Goal/宮古市内の小中学校で出張防災授業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4];&quot;&gt;&quot;;[.$E$3];[.F634];[.$G$3])" office:value-type="string" office:string-value="INSERT DATA { &lt;http://data.open-opinion.org/socia/data/Goal/宮古市内の小中学校で出張防災授業を行う&gt; dct:dateSubmitted  “2013-09-30T14:00:00+09:00”^^xsd:dateTime }" calcext:value-type="string">
            <text:p>INSERT DATA { &lt;http://data.open-opinion.org/socia/data/Goal/宮古市内の小中学校で出張防災授業を行う&gt; dct:dateSubmitted <text:s/>“2013-09-30T14:00:00+09:00”^^xsd:dateTime }</text:p>
          </table:table-cell>
        </table:table-row>
        <table:table-row table:style-name="ro2">
          <table:table-cell table:style-name="ce7" office:value-type="string" calcext:value-type="string">
            <text:p>http://data.open-opinion.org/socia/data/Goal/東日本大震災の教訓を生かす</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5];&quot;&gt;&quot;;[.$E$3];[.F635];[.$G$3])" office:value-type="string" office:string-value="INSERT DATA { &lt;http://data.open-opinion.org/socia/data/Goal/東日本大震災の教訓を生かす&gt; dct:dateSubmitted  “2013-09-30T14:00:00+09:00”^^xsd:dateTime }" calcext:value-type="string">
            <text:p>INSERT DATA { &lt;http://data.open-opinion.org/socia/data/Goal/東日本大震災の教訓を生かす&gt; dct:dateSubmitted <text:s/>“2013-09-30T14:00:00+09:00”^^xsd:dateTime }</text:p>
          </table:table-cell>
        </table:table-row>
        <table:table-row table:style-name="ro2">
          <table:table-cell table:style-name="ce7" office:value-type="string" calcext:value-type="string">
            <text:p>http://data.open-opinion.org/socia/data/Goal/模型の作り方や実演方法を普及させ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6];&quot;&gt;&quot;;[.$E$3];[.F636];[.$G$3])" office:value-type="string" office:string-value="INSERT DATA { &lt;http://data.open-opinion.org/socia/data/Goal/模型の作り方や実演方法を普及させる&gt; dct:dateSubmitted  “2013-09-30T14:00:00+09:00”^^xsd:dateTime }" calcext:value-type="string">
            <text:p>INSERT DATA { &lt;http://data.open-opinion.org/socia/data/Goal/模型の作り方や実演方法を普及させる&gt; dct:dateSubmitted <text:s/>“2013-09-30T14:00:00+09:00”^^xsd:dateTime }</text:p>
          </table:table-cell>
        </table:table-row>
        <table:table-row table:style-name="ro2">
          <table:table-cell table:style-name="ce7" office:value-type="string" calcext:value-type="string">
            <text:p>http://data.open-opinion.org/socia/data/Goal/さらに多くの地域で実演を行い、防災教育に役立て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7];&quot;&gt;&quot;;[.$E$3];[.F637];[.$G$3])" office:value-type="string" office:string-value="INSERT DATA { &lt;http://data.open-opinion.org/socia/data/Goal/さらに多くの地域で実演を行い、防災教育に役立てる&gt; dct:dateSubmitted  “2013-09-30T14:00:00+09:00”^^xsd:dateTime }" calcext:value-type="string">
            <text:p>INSERT DATA { &lt;http://data.open-opinion.org/socia/data/Goal/さらに多くの地域で実演を行い、防災教育に役立てる&gt; dct:dateSubmitted <text:s/>“2013-09-30T14:00:00+09:00”^^xsd:dateTime }</text:p>
          </table:table-cell>
        </table:table-row>
        <table:table-row table:style-name="ro2">
          <table:table-cell table:style-name="ce7" office:value-type="string" calcext:value-type="string">
            <text:p>http://data.open-opinion.org/socia/data/Goal/ぼうさい甲子園に出場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8];&quot;&gt;&quot;;[.$E$3];[.F638];[.$G$3])" office:value-type="string" office:string-value="INSERT DATA { &lt;http://data.open-opinion.org/socia/data/Goal/ぼうさい甲子園に出場する&gt; dct:dateSubmitted  “2013-09-30T14:00:00+09:00”^^xsd:dateTime }" calcext:value-type="string">
            <text:p>INSERT DATA { &lt;http://data.open-opinion.org/socia/data/Goal/ぼうさい甲子園に出場する&gt; dct:dateSubmitted <text:s/>“2013-09-30T14:00:00+09:00”^^xsd:dateTime }</text:p>
          </table:table-cell>
        </table:table-row>
        <table:table-row table:style-name="ro2">
          <table:table-cell table:style-name="ce7" office:value-type="string" calcext:value-type="string">
            <text:p>http://data.open-opinion.org/socia/data/Goal/ぼうさい甲子園を開催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39];&quot;&gt;&quot;;[.$E$3];[.F639];[.$G$3])" office:value-type="string" office:string-value="INSERT DATA { &lt;http://data.open-opinion.org/socia/data/Goal/ぼうさい甲子園を開催する&gt; dct:dateSubmitted  “2013-09-30T14:00:00+09:00”^^xsd:dateTime }" calcext:value-type="string">
            <text:p>INSERT DATA { &lt;http://data.open-opinion.org/socia/data/Goal/ぼうさい甲子園を開催する&gt; dct:dateSubmitted <text:s/>“2013-09-30T14:00:00+09:00”^^xsd:dateTime }</text:p>
          </table:table-cell>
        </table:table-row>
        <table:table-row table:style-name="ro2">
          <table:table-cell table:style-name="ce7" office:value-type="string" calcext:value-type="string">
            <text:p>http://data.open-opinion.org/socia/data/Goal/鳥追いの行事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0];&quot;&gt;&quot;;[.$E$3];[.F640];[.$G$3])" office:value-type="string" office:string-value="INSERT DATA { &lt;http://data.open-opinion.org/socia/data/Goal/鳥追いの行事を行う&gt; dct:dateSubmitted  “2013-09-30T14:00:00+09:00”^^xsd:dateTime }" calcext:value-type="string">
            <text:p>INSERT DATA { &lt;http://data.open-opinion.org/socia/data/Goal/鳥追いの行事を行う&gt; dct:dateSubmitted <text:s/>“2013-09-30T14:00:00+09:00”^^xsd:dateTime }</text:p>
          </table:table-cell>
        </table:table-row>
        <table:table-row table:style-name="ro2">
          <table:table-cell table:style-name="ce7" office:value-type="string" calcext:value-type="string">
            <text:p>http://data.open-opinion.org/socia/data/Goal/えんずのわりの伝統を守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1];&quot;&gt;&quot;;[.$E$3];[.F641];[.$G$3])" office:value-type="string" office:string-value="INSERT DATA { &lt;http://data.open-opinion.org/socia/data/Goal/えんずのわりの伝統を守る&gt; dct:dateSubmitted  “2013-09-30T14:00:00+09:00”^^xsd:dateTime }" calcext:value-type="string">
            <text:p>INSERT DATA { &lt;http://data.open-opinion.org/socia/data/Goal/えんずのわりの伝統を守る&gt; dct:dateSubmitted <text:s/>“2013-09-30T14:00:00+09:00”^^xsd:dateTime }</text:p>
          </table:table-cell>
        </table:table-row>
        <table:table-row table:style-name="ro2">
          <table:table-cell table:style-name="ce7" office:value-type="string" calcext:value-type="string">
            <text:p>http://data.open-opinion.org/socia/data/Goal/えんずのわりの行事を祝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2];&quot;&gt;&quot;;[.$E$3];[.F642];[.$G$3])" office:value-type="string" office:string-value="INSERT DATA { &lt;http://data.open-opinion.org/socia/data/Goal/えんずのわりの行事を祝う&gt; dct:dateSubmitted  “2013-09-30T14:00:00+09:00”^^xsd:dateTime }" calcext:value-type="string">
            <text:p>INSERT DATA { &lt;http://data.open-opinion.org/socia/data/Goal/えんずのわりの行事を祝う&gt; dct:dateSubmitted <text:s/>“2013-09-30T14:00:00+09:00”^^xsd:dateTime }</text:p>
          </table:table-cell>
        </table:table-row>
        <table:table-row table:style-name="ro2">
          <table:table-cell table:style-name="ce7" office:value-type="string" calcext:value-type="string">
            <text:p>http://data.open-opinion.org/socia/data/Goal/東松島市宮戸の月浜地区の被災者を元気づけ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3];&quot;&gt;&quot;;[.$E$3];[.F643];[.$G$3])" office:value-type="string" office:string-value="INSERT DATA { &lt;http://data.open-opinion.org/socia/data/Goal/東松島市宮戸の月浜地区の被災者を元気づける&gt; dct:dateSubmitted  “2013-09-30T14:00:00+09:00”^^xsd:dateTime }" calcext:value-type="string">
            <text:p>INSERT DATA { &lt;http://data.open-opinion.org/socia/data/Goal/東松島市宮戸の月浜地区の被災者を元気づける&gt; dct:dateSubmitted <text:s/>“2013-09-30T14:00:00+09:00”^^xsd:dateTime }</text:p>
          </table:table-cell>
        </table:table-row>
        <table:table-row table:style-name="ro2">
          <table:table-cell table:style-name="ce7" office:value-type="string" calcext:value-type="string">
            <text:p>http://data.open-opinion.org/socia/data/Goal/月浜の人たちが笑顔にな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4];&quot;&gt;&quot;;[.$E$3];[.F644];[.$G$3])" office:value-type="string" office:string-value="INSERT DATA { &lt;http://data.open-opinion.org/socia/data/Goal/月浜の人たちが笑顔になる&gt; dct:dateSubmitted  “2013-09-30T14:00:00+09:00”^^xsd:dateTime }" calcext:value-type="string">
            <text:p>INSERT DATA { &lt;http://data.open-opinion.org/socia/data/Goal/月浜の人たちが笑顔になる&gt; dct:dateSubmitted <text:s/>“2013-09-30T14:00:00+09:00”^^xsd:dateTime }</text:p>
          </table:table-cell>
        </table:table-row>
        <table:table-row table:style-name="ro2">
          <table:table-cell table:style-name="ce7" office:value-type="string" calcext:value-type="string">
            <text:p>http://data.open-opinion.org/socia/data/Goal/毎年鳥追いの子どもたちがやってく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5];&quot;&gt;&quot;;[.$E$3];[.F645];[.$G$3])" office:value-type="string" office:string-value="INSERT DATA { &lt;http://data.open-opinion.org/socia/data/Goal/毎年鳥追いの子どもたちがやってくる&gt; dct:dateSubmitted  “2013-09-30T14:00:00+09:00”^^xsd:dateTime }" calcext:value-type="string">
            <text:p>INSERT DATA { &lt;http://data.open-opinion.org/socia/data/Goal/毎年鳥追いの子どもたちがやってくる&gt; dct:dateSubmitted <text:s/>“2013-09-30T14:00:00+09:00”^^xsd:dateTime }</text:p>
          </table:table-cell>
        </table:table-row>
        <table:table-row table:style-name="ro2">
          <table:table-cell table:style-name="ce7" office:value-type="string" calcext:value-type="string">
            <text:p>http://data.open-opinion.org/socia/data/Goal/秋田市に認知症お年寄りのためののグループホーム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6];&quot;&gt;&quot;;[.$E$3];[.F646];[.$G$3])" office:value-type="string" office:string-value="INSERT DATA { &lt;http://data.open-opinion.org/socia/data/Goal/秋田市に認知症お年寄りのためののグループホームを作る&gt; dct:dateSubmitted  “2013-09-30T14:00:00+09:00”^^xsd:dateTime }" calcext:value-type="string">
            <text:p>INSERT DATA { &lt;http://data.open-opinion.org/socia/data/Goal/秋田市に認知症お年寄りのためののグループホームを作る&gt; dct:dateSubmitted <text:s/>“2013-09-30T14:00:00+09:00”^^xsd:dateTime }</text:p>
          </table:table-cell>
        </table:table-row>
        <table:table-row table:style-name="ro2">
          <table:table-cell table:style-name="ce7" office:value-type="string" calcext:value-type="string">
            <text:p>http://data.open-opinion.org/socia/data/Goal/日本家屋の良さを生かしたグループホーム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7];&quot;&gt;&quot;;[.$E$3];[.F647];[.$G$3])" office:value-type="string" office:string-value="INSERT DATA { &lt;http://data.open-opinion.org/socia/data/Goal/日本家屋の良さを生かしたグループホームを作る&gt; dct:dateSubmitted  “2013-09-30T14:00:00+09:00”^^xsd:dateTime }" calcext:value-type="string">
            <text:p>INSERT DATA { &lt;http://data.open-opinion.org/socia/data/Goal/日本家屋の良さを生かしたグループホームを作る&gt; dct:dateSubmitted <text:s/>“2013-09-30T14:00:00+09:00”^^xsd:dateTime }</text:p>
          </table:table-cell>
        </table:table-row>
        <table:table-row table:style-name="ro2">
          <table:table-cell table:style-name="ce7" office:value-type="string" calcext:value-type="string">
            <text:p>http://data.open-opinion.org/socia/data/Goal/一軒一軒大工の手作りによる個性がある古い日本家屋で、計約４０部屋をつなぐ新しいグループホームを作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8];&quot;&gt;&quot;;[.$E$3];[.F648];[.$G$3])" office:value-type="string" office:string-value="INSERT DATA { &lt;http://data.open-opinion.org/socia/data/Goal/一軒一軒大工の手作りによる個性がある古い日本家屋で、計約４０部屋をつなぐ新しいグループホームを作る&gt; dct:dateSubmitted  “2013-09-30T14:00:00+09:00”^^xsd:dateTime }" calcext:value-type="string">
            <text:p>INSERT DATA { &lt;http://data.open-opinion.org/socia/data/Goal/一軒一軒大工の手作りによる個性がある古い日本家屋で、計約４０部屋をつなぐ新しいグループホームを作る&gt; dct:dateSubmitted <text:s/>“2013-09-30T14:00:00+09:00”^^xsd:dateTime }</text:p>
          </table:table-cell>
        </table:table-row>
        <table:table-row table:style-name="ro2">
          <table:table-cell table:style-name="ce7" office:value-type="string" calcext:value-type="string">
            <text:p>http://data.open-opinion.org/socia/data/Goal/東日本大震災による液状化現象によって被災した家屋を移築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49];&quot;&gt;&quot;;[.$E$3];[.F649];[.$G$3])" office:value-type="string" office:string-value="INSERT DATA { &lt;http://data.open-opinion.org/socia/data/Goal/東日本大震災による液状化現象によって被災した家屋を移築する&gt; dct:dateSubmitted  “2013-09-30T14:00:00+09:00”^^xsd:dateTime }" calcext:value-type="string">
            <text:p>INSERT DATA { &lt;http://data.open-opinion.org/socia/data/Goal/東日本大震災による液状化現象によって被災した家屋を移築する&gt; dct:dateSubmitted <text:s/>“2013-09-30T14:00:00+09:00”^^xsd:dateTime }</text:p>
          </table:table-cell>
        </table:table-row>
        <table:table-row table:style-name="ro2">
          <table:table-cell table:style-name="ce7" office:value-type="string" calcext:value-type="string">
            <text:p>http://data.open-opinion.org/socia/data/Goal/屋根部分をグループホームのために提供してもら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0];&quot;&gt;&quot;;[.$E$3];[.F650];[.$G$3])" office:value-type="string" office:string-value="INSERT DATA { &lt;http://data.open-opinion.org/socia/data/Goal/屋根部分をグループホームのために提供してもらう&gt; dct:dateSubmitted  “2013-09-30T14:00:00+09:00”^^xsd:dateTime }" calcext:value-type="string">
            <text:p>INSERT DATA { &lt;http://data.open-opinion.org/socia/data/Goal/屋根部分をグループホームのために提供してもらう&gt; dct:dateSubmitted <text:s/>“2013-09-30T14:00:00+09:00”^^xsd:dateTime }</text:p>
          </table:table-cell>
        </table:table-row>
        <table:table-row table:style-name="ro2">
          <table:table-cell table:style-name="ce7" office:value-type="string" calcext:value-type="string">
            <text:p>http://data.open-opinion.org/socia/data/Goal/家部分もグループホームのために提供す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1];&quot;&gt;&quot;;[.$E$3];[.F651];[.$G$3])" office:value-type="string" office:string-value="INSERT DATA { &lt;http://data.open-opinion.org/socia/data/Goal/家部分もグループホームのために提供する&gt; dct:dateSubmitted  “2013-09-30T14:00:00+09:00”^^xsd:dateTime }" calcext:value-type="string">
            <text:p>INSERT DATA { &lt;http://data.open-opinion.org/socia/data/Goal/家部分もグループホームのために提供する&gt; dct:dateSubmitted <text:s/>“2013-09-30T14:00:00+09:00”^^xsd:dateTime }</text:p>
          </table:table-cell>
        </table:table-row>
        <table:table-row table:style-name="ro2">
          <table:table-cell table:style-name="ce7" office:value-type="string" calcext:value-type="string">
            <text:p>http://data.open-opinion.org/socia/data/Goal/液状化で被災した家を壊したくな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2];&quot;&gt;&quot;;[.$E$3];[.F652];[.$G$3])" office:value-type="string" office:string-value="INSERT DATA { &lt;http://data.open-opinion.org/socia/data/Goal/液状化で被災した家を壊したくない&gt; dct:dateSubmitted  “2013-09-30T14:00:00+09:00”^^xsd:dateTime }" calcext:value-type="string">
            <text:p>INSERT DATA { &lt;http://data.open-opinion.org/socia/data/Goal/液状化で被災した家を壊したくない&gt; dct:dateSubmitted <text:s/>“2013-09-30T14:00:00+09:00”^^xsd:dateTime }</text:p>
          </table:table-cell>
        </table:table-row>
        <table:table-row table:style-name="ro2">
          <table:table-cell table:style-name="ce7" office:value-type="string" calcext:value-type="string">
            <text:p>http://data.open-opinion.org/socia/data/Goal/愛着のある家を秋田で生かしてほしい</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3];&quot;&gt;&quot;;[.$E$3];[.F653];[.$G$3])" office:value-type="string" office:string-value="INSERT DATA { &lt;http://data.open-opinion.org/socia/data/Goal/愛着のある家を秋田で生かしてほしい&gt; dct:dateSubmitted  “2013-09-30T14:00:00+09:00”^^xsd:dateTime }" calcext:value-type="string">
            <text:p>INSERT DATA { &lt;http://data.open-opinion.org/socia/data/Goal/愛着のある家を秋田で生かしてほしい&gt; dct:dateSubmitted <text:s/>“2013-09-30T14:00:00+09:00”^^xsd:dateTime }</text:p>
          </table:table-cell>
        </table:table-row>
        <table:table-row table:style-name="ro2">
          <table:table-cell table:style-name="ce7" office:value-type="string" calcext:value-type="string">
            <text:p>http://data.open-opinion.org/socia/data/Goal/東京、千葉、岩手からグループホームのための家を集める</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4];&quot;&gt;&quot;;[.$E$3];[.F654];[.$G$3])" office:value-type="string" office:string-value="INSERT DATA { &lt;http://data.open-opinion.org/socia/data/Goal/東京、千葉、岩手からグループホームのための家を集める&gt; dct:dateSubmitted  “2013-09-30T14:00:00+09:00”^^xsd:dateTime }" calcext:value-type="string">
            <text:p>INSERT DATA { &lt;http://data.open-opinion.org/socia/data/Goal/東京、千葉、岩手からグループホームのための家を集める&gt; dct:dateSubmitted <text:s/>“2013-09-30T14:00:00+09:00”^^xsd:dateTime }</text:p>
          </table:table-cell>
        </table:table-row>
        <table:table-row table:style-name="ro2">
          <table:table-cell table:style-name="ce7" office:value-type="string" calcext:value-type="string">
            <text:p>http://data.open-opinion.org/socia/data/Goal/仙台市が東日本大震災の津波で浸水した災害危険区域外の被災者への住宅再建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5];&quot;&gt;&quot;;[.$E$3];[.F655];[.$G$3])" office:value-type="string" office:string-value="INSERT DATA { &lt;http://data.open-opinion.org/socia/data/Goal/仙台市が東日本大震災の津波で浸水した災害危険区域外の被災者への住宅再建支援を行う&gt; dct:dateSubmitted  “2013-09-30T14:00:00+09:00”^^xsd:dateTime }" calcext:value-type="string">
            <text:p>INSERT DATA { &lt;http://data.open-opinion.org/socia/data/Goal/仙台市が東日本大震災の津波で浸水した災害危険区域外の被災者への住宅再建支援を行う&gt; dct:dateSubmitted <text:s/>“2013-09-30T14:00:00+09:00”^^xsd:dateTime }</text:p>
          </table:table-cell>
        </table:table-row>
        <table:table-row table:style-name="ro2">
          <table:table-cell table:style-name="ce7" office:value-type="string" calcext:value-type="string">
            <text:p>http://data.open-opinion.org/socia/data/Goal/国が東日本大震災の津波で浸水した災害危険区域外の被災者への住宅再建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6];&quot;&gt;&quot;;[.$E$3];[.F656];[.$G$3])" office:value-type="string" office:string-value="INSERT DATA { &lt;http://data.open-opinion.org/socia/data/Goal/国が東日本大震災の津波で浸水した災害危険区域外の被災者への住宅再建支援を行う&gt; dct:dateSubmitted  “2013-09-30T14:00:00+09:00”^^xsd:dateTime }" calcext:value-type="string">
            <text:p>INSERT DATA { &lt;http://data.open-opinion.org/socia/data/Goal/国が東日本大震災の津波で浸水した災害危険区域外の被災者への住宅再建支援を行う&gt; dct:dateSubmitted <text:s/>“2013-09-30T14:00:00+09:00”^^xsd:dateTime }</text:p>
          </table:table-cell>
        </table:table-row>
        <table:table-row table:style-name="ro2">
          <table:table-cell table:style-name="ce7" office:value-type="string" calcext:value-type="string">
            <text:p>http://data.open-opinion.org/socia/data/Goal/仙台市の財源を仙台市全体のために有効に使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7];&quot;&gt;&quot;;[.$E$3];[.F657];[.$G$3])" office:value-type="string" office:string-value="INSERT DATA { &lt;http://data.open-opinion.org/socia/data/Goal/仙台市の財源を仙台市全体のために有効に使う&gt; dct:dateSubmitted  “2013-09-30T14:00:00+09:00”^^xsd:dateTime }" calcext:value-type="string">
            <text:p>INSERT DATA { &lt;http://data.open-opinion.org/socia/data/Goal/仙台市の財源を仙台市全体のために有効に使う&gt; dct:dateSubmitted <text:s/>“2013-09-30T14:00:00+09:00”^^xsd:dateTime }</text:p>
          </table:table-cell>
        </table:table-row>
        <table:table-row table:style-name="ro2">
          <table:table-cell table:style-name="ce7" office:value-type="string" calcext:value-type="string">
            <text:p>http://data.open-opinion.org/socia/data/Goal/仙台市が独自に災害危険区域外の被災者への住宅再建支援金の増額や対象者の拡大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8];&quot;&gt;&quot;;[.$E$3];[.F658];[.$G$3])" office:value-type="string" office:string-value="INSERT DATA { &lt;http://data.open-opinion.org/socia/data/Goal/仙台市が独自に災害危険区域外の被災者への住宅再建支援金の増額や対象者の拡大を行う&gt; dct:dateSubmitted  “2013-09-30T14:00:00+09:00”^^xsd:dateTime }" calcext:value-type="string">
            <text:p>INSERT DATA { &lt;http://data.open-opinion.org/socia/data/Goal/仙台市が独自に災害危険区域外の被災者への住宅再建支援金の増額や対象者の拡大を行う&gt; dct:dateSubmitted <text:s/>“2013-09-30T14:00:00+09:00”^^xsd:dateTime }</text:p>
          </table:table-cell>
        </table:table-row>
        <table:table-row table:style-name="ro2">
          <table:table-cell table:style-name="ce7" office:value-type="string" calcext:value-type="string">
            <text:p>http://data.open-opinion.org/socia/data/Goal/国がもっと早い段階で災害危険区域外の被災者への支援を行う</text:p>
          </table:table-cell>
          <table:table-cell table:number-columns-repeated="4"/>
          <table:table-cell table:style-name="ce2" office:value-type="string" calcext:value-type="string">
            <text:p><text:s/>“2013-09-30T14:00:00+09:00”^^xsd:dateTime</text:p>
          </table:table-cell>
          <table:table-cell table:number-columns-repeated="2"/>
          <table:table-cell table:formula="of:=CONCATENATE([.$C$3];&quot;&lt;&quot;;[.A659];&quot;&gt;&quot;;[.$E$3];[.F659];[.$G$3])" office:value-type="string" office:string-value="INSERT DATA { &lt;http://data.open-opinion.org/socia/data/Goal/国がもっと早い段階で災害危険区域外の被災者への支援を行う&gt; dct:dateSubmitted  “2013-09-30T14:00:00+09:00”^^xsd:dateTime }" calcext:value-type="string">
            <text:p>INSERT DATA { &lt;http://data.open-opinion.org/socia/data/Goal/国がもっと早い段階で災害危険区域外の被災者への支援を行う&gt; dct:dateSubmitted <text:s/>“2013-09-30T14:00:00+09:00”^^xsd:dateTime }</text:p>
          </table:table-cell>
        </table:table-row>
        <table:table-row table:style-name="ro2" table:number-rows-repeated="1047916">
          <table:table-cell table:number-columns-repeated="9"/>
        </table:table-row>
        <table:table-row table:style-name="ro2">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Tahoma" style:language-asian="zh" style:country-asian="CN" style:font-name-complex="Tahoma" style:language-complex="hi" style:country-complex="IN"/>
    </style:default-style>
    <number:number-style style:name="N0">
      <number:number number:min-integer-digits="1"/>
    </number:number-style>
    <number:currency-style style:name="N120P0" style:volatile="true">
      <number:currency-symbol>$</number:currency-symbol>
      <number:number number:decimal-places="2" number:min-integer-digits="1" number:grouping="true"/>
    </number:currency-style>
    <number:currency-style style:name="N120">
      <style:text-properties fo:color="#ff0000"/>
      <number:text>-</number:text>
      <number:currency-symbol>$</number:currency-symbol>
      <number:number number:decimal-places="2" number:min-integer-digits="1" number:grouping="true"/>
      <style:map style:condition="value()&gt;=0" style:apply-style-name="N120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11T16:47:51.378330000</dc:date>
    <meta:document-statistic meta:table-count="2" meta:cell-count="3106" meta:object-count="0"/>
    <meta:generator>LibreOffice/4.1.2.3$MacOSX_x86 LibreOffice_project/40b2d7fde7e8d2d7bc5a449dc65df4d08a7dd38</meta:generator>
    <meta:user-defined meta:name=""/>
  </office:meta>
</office:document-meta>
</file>